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7807in" svg:height="9.2035in" svg:x="4.4236in" svg:y="0.0445in">
            <draw:object draw:notify-on-update-of-ranges="Sheet1.D2:Sheet1.D1809 Sheet1.E2:Sheet1.E18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6780.00025" calcext:value-type="float">
            <text:p>1456446780.00025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6780.01451" calcext:value-type="float">
            <text:p>1456446780.01451</text:p>
          </table:table-cell>
          <table:table-cell office:value-type="float" office:value="1120" calcext:value-type="float">
            <text:p>1120</text:p>
          </table:table-cell>
          <table:table-cell table:formula="of:=[.B3]-[.B$2]" office:value-type="float" office:value="0.0142595767974854" calcext:value-type="float">
            <text:p>0.0142595768</text:p>
          </table:table-cell>
          <table:table-cell table:formula="of:=[.C3]/([.D3]-[.D2])" office:value-type="float" office:value="78543.7054623886" calcext:value-type="float">
            <text:p>78543.7054623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6780.02874" calcext:value-type="float">
            <text:p>1456446780.02874</text:p>
          </table:table-cell>
          <table:table-cell office:value-type="float" office:value="1120" calcext:value-type="float">
            <text:p>1120</text:p>
          </table:table-cell>
          <table:table-cell table:formula="of:=[.B4]-[.B$2]" office:value-type="float" office:value="0.0284910202026367" calcext:value-type="float">
            <text:p>0.0284910202</text:p>
          </table:table-cell>
          <table:table-cell table:formula="of:=[.C4]/([.D4]-[.D3])" office:value-type="float" office:value="78698.9743847481" calcext:value-type="float">
            <text:p>78698.9743847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6780.04291" calcext:value-type="float">
            <text:p>1456446780.04291</text:p>
          </table:table-cell>
          <table:table-cell office:value-type="float" office:value="1120" calcext:value-type="float">
            <text:p>1120</text:p>
          </table:table-cell>
          <table:table-cell table:formula="of:=[.B5]-[.B$2]" office:value-type="float" office:value="0.0426559448242188" calcext:value-type="float">
            <text:p>0.0426559448</text:p>
          </table:table-cell>
          <table:table-cell table:formula="of:=[.C5]/([.D5]-[.D4])" office:value-type="float" office:value="79068.5464215983" calcext:value-type="float">
            <text:p>79068.5464215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6780.05705" calcext:value-type="float">
            <text:p>1456446780.05705</text:p>
          </table:table-cell>
          <table:table-cell office:value-type="float" office:value="1120" calcext:value-type="float">
            <text:p>1120</text:p>
          </table:table-cell>
          <table:table-cell table:formula="of:=[.B6]-[.B$2]" office:value-type="float" office:value="0.0567967891693115" calcext:value-type="float">
            <text:p>0.0567967892</text:p>
          </table:table-cell>
          <table:table-cell table:formula="of:=[.C6]/([.D6]-[.D5])" office:value-type="float" office:value="79203.1913135843" calcext:value-type="float">
            <text:p>79203.1913135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6780.07119" calcext:value-type="float">
            <text:p>1456446780.07119</text:p>
          </table:table-cell>
          <table:table-cell office:value-type="float" office:value="1120" calcext:value-type="float">
            <text:p>1120</text:p>
          </table:table-cell>
          <table:table-cell table:formula="of:=[.B7]-[.B$2]" office:value-type="float" office:value="0.0709371566772461" calcext:value-type="float">
            <text:p>0.0709371567</text:p>
          </table:table-cell>
          <table:table-cell table:formula="of:=[.C7]/([.D7]-[.D6])" office:value-type="float" office:value="79205.8621794331" calcext:value-type="float">
            <text:p>79205.86217943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6780.08537" calcext:value-type="float">
            <text:p>1456446780.08537</text:p>
          </table:table-cell>
          <table:table-cell office:value-type="float" office:value="1120" calcext:value-type="float">
            <text:p>1120</text:p>
          </table:table-cell>
          <table:table-cell table:formula="of:=[.B8]-[.B$2]" office:value-type="float" office:value="0.0851209163665772" calcext:value-type="float">
            <text:p>0.0851209164</text:p>
          </table:table-cell>
          <table:table-cell table:formula="of:=[.C8]/([.D8]-[.D7])" office:value-type="float" office:value="78963.5487720832" calcext:value-type="float">
            <text:p>78963.5487720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6780.09952" calcext:value-type="float">
            <text:p>1456446780.09952</text:p>
          </table:table-cell>
          <table:table-cell office:value-type="float" office:value="1120" calcext:value-type="float">
            <text:p>1120</text:p>
          </table:table-cell>
          <table:table-cell table:formula="of:=[.B9]-[.B$2]" office:value-type="float" office:value="0.0992698669433594" calcext:value-type="float">
            <text:p>0.0992698669</text:p>
          </table:table-cell>
          <table:table-cell table:formula="of:=[.C9]/([.D9]-[.D8])" office:value-type="float" office:value="79157.8141376696" calcext:value-type="float">
            <text:p>79157.8141376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6780.11366" calcext:value-type="float">
            <text:p>1456446780.11366</text:p>
          </table:table-cell>
          <table:table-cell office:value-type="float" office:value="1120" calcext:value-type="float">
            <text:p>1120</text:p>
          </table:table-cell>
          <table:table-cell table:formula="of:=[.B10]-[.B$2]" office:value-type="float" office:value="0.113409042358398" calcext:value-type="float">
            <text:p>0.1134090424</text:p>
          </table:table-cell>
          <table:table-cell table:formula="of:=[.C10]/([.D10]-[.D9])" office:value-type="float" office:value="79212.5401322002" calcext:value-type="float">
            <text:p>79212.5401322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6780.1278" calcext:value-type="float">
            <text:p>1456446780.1278</text:p>
          </table:table-cell>
          <table:table-cell office:value-type="float" office:value="1120" calcext:value-type="float">
            <text:p>1120</text:p>
          </table:table-cell>
          <table:table-cell table:formula="of:=[.B11]-[.B$2]" office:value-type="float" office:value="0.127544403076172" calcext:value-type="float">
            <text:p>0.1275444031</text:p>
          </table:table-cell>
          <table:table-cell table:formula="of:=[.C11]/([.D11]-[.D10])" office:value-type="float" office:value="79233.9171501822" calcext:value-type="float">
            <text:p>79233.9171501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6780.14193" calcext:value-type="float">
            <text:p>1456446780.14193</text:p>
          </table:table-cell>
          <table:table-cell office:value-type="float" office:value="1120" calcext:value-type="float">
            <text:p>1120</text:p>
          </table:table-cell>
          <table:table-cell table:formula="of:=[.B12]-[.B$2]" office:value-type="float" office:value="0.141678094863892" calcext:value-type="float">
            <text:p>0.1416780949</text:p>
          </table:table-cell>
          <table:table-cell table:formula="of:=[.C12]/([.D12]-[.D11])" office:value-type="float" office:value="79243.2732241359" calcext:value-type="float">
            <text:p>79243.2732241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6780.15607" calcext:value-type="float">
            <text:p>1456446780.15607</text:p>
          </table:table-cell>
          <table:table-cell office:value-type="float" office:value="1120" calcext:value-type="float">
            <text:p>1120</text:p>
          </table:table-cell>
          <table:table-cell table:formula="of:=[.B13]-[.B$2]" office:value-type="float" office:value="0.155816793441772" calcext:value-type="float">
            <text:p>0.1558167934</text:p>
          </table:table-cell>
          <table:table-cell table:formula="of:=[.C13]/([.D13]-[.D12])" office:value-type="float" office:value="79215.2116286129" calcext:value-type="float">
            <text:p>79215.21162861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6780.1702" calcext:value-type="float">
            <text:p>1456446780.1702</text:p>
          </table:table-cell>
          <table:table-cell office:value-type="float" office:value="1120" calcext:value-type="float">
            <text:p>1120</text:p>
          </table:table-cell>
          <table:table-cell table:formula="of:=[.B14]-[.B$2]" office:value-type="float" office:value="0.169949293136597" calcext:value-type="float">
            <text:p>0.1699492931</text:p>
          </table:table-cell>
          <table:table-cell table:formula="of:=[.C14]/([.D14]-[.D13])" office:value-type="float" office:value="79249.9574870099" calcext:value-type="float">
            <text:p>79249.9574870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6780.18433" calcext:value-type="float">
            <text:p>1456446780.18433</text:p>
          </table:table-cell>
          <table:table-cell office:value-type="float" office:value="1120" calcext:value-type="float">
            <text:p>1120</text:p>
          </table:table-cell>
          <table:table-cell table:formula="of:=[.B15]-[.B$2]" office:value-type="float" office:value="0.184081315994263" calcext:value-type="float">
            <text:p>0.184081316</text:p>
          </table:table-cell>
          <table:table-cell table:formula="of:=[.C15]/([.D15]-[.D14])" office:value-type="float" office:value="79252.6315079124" calcext:value-type="float">
            <text:p>79252.6315079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6780.19846" calcext:value-type="float">
            <text:p>1456446780.19846</text:p>
          </table:table-cell>
          <table:table-cell office:value-type="float" office:value="1120" calcext:value-type="float">
            <text:p>1120</text:p>
          </table:table-cell>
          <table:table-cell table:formula="of:=[.B16]-[.B$2]" office:value-type="float" office:value="0.19821310043335" calcext:value-type="float">
            <text:p>0.1982131004</text:p>
          </table:table-cell>
          <table:table-cell table:formula="of:=[.C16]/([.D16]-[.D15])" office:value-type="float" office:value="79253.9685860341" calcext:value-type="float">
            <text:p>79253.9685860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6780.2126" calcext:value-type="float">
            <text:p>1456446780.2126</text:p>
          </table:table-cell>
          <table:table-cell office:value-type="float" office:value="1120" calcext:value-type="float">
            <text:p>1120</text:p>
          </table:table-cell>
          <table:table-cell table:formula="of:=[.B17]-[.B$2]" office:value-type="float" office:value="0.212344884872437" calcext:value-type="float">
            <text:p>0.2123448849</text:p>
          </table:table-cell>
          <table:table-cell table:formula="of:=[.C17]/([.D17]-[.D16])" office:value-type="float" office:value="79253.9685860341" calcext:value-type="float">
            <text:p>79253.96858603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6780.22673" calcext:value-type="float">
            <text:p>1456446780.22673</text:p>
          </table:table-cell>
          <table:table-cell office:value-type="float" office:value="1120" calcext:value-type="float">
            <text:p>1120</text:p>
          </table:table-cell>
          <table:table-cell table:formula="of:=[.B18]-[.B$2]" office:value-type="float" office:value="0.226476430892944" calcext:value-type="float">
            <text:p>0.2264764309</text:p>
          </table:table-cell>
          <table:table-cell table:formula="of:=[.C18]/([.D18]-[.D17])" office:value-type="float" office:value="79255.3057092725" calcext:value-type="float">
            <text:p>79255.30570927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6780.24089" calcext:value-type="float">
            <text:p>1456446780.24089</text:p>
          </table:table-cell>
          <table:table-cell office:value-type="float" office:value="1120" calcext:value-type="float">
            <text:p>1120</text:p>
          </table:table-cell>
          <table:table-cell table:formula="of:=[.B19]-[.B$2]" office:value-type="float" office:value="0.240642309188843" calcext:value-type="float">
            <text:p>0.2406423092</text:p>
          </table:table-cell>
          <table:table-cell table:formula="of:=[.C19]/([.D19]-[.D18])" office:value-type="float" office:value="79063.2233741753" calcext:value-type="float">
            <text:p>79063.22337417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6780.25504" calcext:value-type="float">
            <text:p>1456446780.25504</text:p>
          </table:table-cell>
          <table:table-cell office:value-type="float" office:value="1120" calcext:value-type="float">
            <text:p>1120</text:p>
          </table:table-cell>
          <table:table-cell table:formula="of:=[.B20]-[.B$2]" office:value-type="float" office:value="0.254786491394043" calcext:value-type="float">
            <text:p>0.2547864914</text:p>
          </table:table-cell>
          <table:table-cell table:formula="of:=[.C20]/([.D20]-[.D19])" office:value-type="float" office:value="79184.5002949853" calcext:value-type="float">
            <text:p>79184.50029498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6780.26917" calcext:value-type="float">
            <text:p>1456446780.26917</text:p>
          </table:table-cell>
          <table:table-cell office:value-type="float" office:value="1120" calcext:value-type="float">
            <text:p>1120</text:p>
          </table:table-cell>
          <table:table-cell table:formula="of:=[.B21]-[.B$2]" office:value-type="float" office:value="0.268923997879028" calcext:value-type="float">
            <text:p>0.2689239979</text:p>
          </table:table-cell>
          <table:table-cell table:formula="of:=[.C21]/([.D21]-[.D20])" office:value-type="float" office:value="79221.8911580687" calcext:value-type="float">
            <text:p>79221.8911580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6780.28331" calcext:value-type="float">
            <text:p>1456446780.28331</text:p>
          </table:table-cell>
          <table:table-cell office:value-type="float" office:value="1120" calcext:value-type="float">
            <text:p>1120</text:p>
          </table:table-cell>
          <table:table-cell table:formula="of:=[.B22]-[.B$2]" office:value-type="float" office:value="0.283064126968384" calcext:value-type="float">
            <text:p>0.283064127</text:p>
          </table:table-cell>
          <table:table-cell table:formula="of:=[.C22]/([.D22]-[.D21])" office:value-type="float" office:value="79207.1976799083" calcext:value-type="float">
            <text:p>79207.19767990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6780.29745" calcext:value-type="float">
            <text:p>1456446780.29745</text:p>
          </table:table-cell>
          <table:table-cell office:value-type="float" office:value="1120" calcext:value-type="float">
            <text:p>1120</text:p>
          </table:table-cell>
          <table:table-cell table:formula="of:=[.B23]-[.B$2]" office:value-type="float" office:value="0.297199010848999" calcext:value-type="float">
            <text:p>0.2971990108</text:p>
          </table:table-cell>
          <table:table-cell table:formula="of:=[.C23]/([.D23]-[.D22])" office:value-type="float" office:value="79236.5900887225" calcext:value-type="float">
            <text:p>79236.59008872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6780.31158" calcext:value-type="float">
            <text:p>1456446780.31158</text:p>
          </table:table-cell>
          <table:table-cell office:value-type="float" office:value="1120" calcext:value-type="float">
            <text:p>1120</text:p>
          </table:table-cell>
          <table:table-cell table:formula="of:=[.B24]-[.B$2]" office:value-type="float" office:value="0.311330795288086" calcext:value-type="float">
            <text:p>0.3113307953</text:p>
          </table:table-cell>
          <table:table-cell table:formula="of:=[.C24]/([.D24]-[.D23])" office:value-type="float" office:value="79253.9685860341" calcext:value-type="float">
            <text:p>79253.96858603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6780.32574" calcext:value-type="float">
            <text:p>1456446780.32574</text:p>
          </table:table-cell>
          <table:table-cell office:value-type="float" office:value="1120" calcext:value-type="float">
            <text:p>1120</text:p>
          </table:table-cell>
          <table:table-cell table:formula="of:=[.B25]-[.B$2]" office:value-type="float" office:value="0.325488805770874" calcext:value-type="float">
            <text:p>0.3254888058</text:p>
          </table:table-cell>
          <table:table-cell table:formula="of:=[.C25]/([.D25]-[.D24])" office:value-type="float" office:value="79107.1599616052" calcext:value-type="float">
            <text:p>79107.159961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6780.33985" calcext:value-type="float">
            <text:p>1456446780.33985</text:p>
          </table:table-cell>
          <table:table-cell office:value-type="float" office:value="1120" calcext:value-type="float">
            <text:p>1120</text:p>
          </table:table-cell>
          <table:table-cell table:formula="of:=[.B26]-[.B$2]" office:value-type="float" office:value="0.339603185653687" calcext:value-type="float">
            <text:p>0.3396031857</text:p>
          </table:table-cell>
          <table:table-cell table:formula="of:=[.C26]/([.D26]-[.D25])" office:value-type="float" office:value="79351.6972972973" calcext:value-type="float">
            <text:p>79351.69729729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6780.35399" calcext:value-type="float">
            <text:p>1456446780.35399</text:p>
          </table:table-cell>
          <table:table-cell office:value-type="float" office:value="1120" calcext:value-type="float">
            <text:p>1120</text:p>
          </table:table-cell>
          <table:table-cell table:formula="of:=[.B27]-[.B$2]" office:value-type="float" office:value="0.353739023208618" calcext:value-type="float">
            <text:p>0.3537390232</text:p>
          </table:table-cell>
          <table:table-cell table:formula="of:=[.C27]/([.D27]-[.D26])" office:value-type="float" office:value="79231.2443919717" calcext:value-type="float">
            <text:p>79231.24439197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6780.36814" calcext:value-type="float">
            <text:p>1456446780.36814</text:p>
          </table:table-cell>
          <table:table-cell office:value-type="float" office:value="1120" calcext:value-type="float">
            <text:p>1120</text:p>
          </table:table-cell>
          <table:table-cell table:formula="of:=[.B28]-[.B$2]" office:value-type="float" office:value="0.367892980575562" calcext:value-type="float">
            <text:p>0.3678929806</text:p>
          </table:table-cell>
          <table:table-cell table:formula="of:=[.C28]/([.D28]-[.D27])" office:value-type="float" office:value="79129.81302429" calcext:value-type="float">
            <text:p>79129.813024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6780.38229" calcext:value-type="float">
            <text:p>1456446780.38229</text:p>
          </table:table-cell>
          <table:table-cell office:value-type="float" office:value="1120" calcext:value-type="float">
            <text:p>1120</text:p>
          </table:table-cell>
          <table:table-cell table:formula="of:=[.B29]-[.B$2]" office:value-type="float" office:value="0.382034540176392" calcext:value-type="float">
            <text:p>0.3820345402</text:p>
          </table:table-cell>
          <table:table-cell table:formula="of:=[.C29]/([.D29]-[.D28])" office:value-type="float" office:value="79199.1853525306" calcext:value-type="float">
            <text:p>79199.18535253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6780.39642" calcext:value-type="float">
            <text:p>1456446780.39642</text:p>
          </table:table-cell>
          <table:table-cell office:value-type="float" office:value="1120" calcext:value-type="float">
            <text:p>1120</text:p>
          </table:table-cell>
          <table:table-cell table:formula="of:=[.B30]-[.B$2]" office:value-type="float" office:value="0.396165370941162" calcext:value-type="float">
            <text:p>0.3961653709</text:p>
          </table:table-cell>
          <table:table-cell table:formula="of:=[.C30]/([.D30]-[.D29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6780.41055" calcext:value-type="float">
            <text:p>1456446780.41055</text:p>
          </table:table-cell>
          <table:table-cell office:value-type="float" office:value="1120" calcext:value-type="float">
            <text:p>1120</text:p>
          </table:table-cell>
          <table:table-cell table:formula="of:=[.B31]-[.B$2]" office:value-type="float" office:value="0.410301923751831" calcext:value-type="float">
            <text:p>0.4103019238</text:p>
          </table:table-cell>
          <table:table-cell table:formula="of:=[.C31]/([.D31]-[.D30])" office:value-type="float" office:value="79227.2355927344" calcext:value-type="float">
            <text:p>79227.2355927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6780.42469" calcext:value-type="float">
            <text:p>1456446780.42469</text:p>
          </table:table-cell>
          <table:table-cell office:value-type="float" office:value="1120" calcext:value-type="float">
            <text:p>1120</text:p>
          </table:table-cell>
          <table:table-cell table:formula="of:=[.B32]-[.B$2]" office:value-type="float" office:value="0.424436092376709" calcext:value-type="float">
            <text:p>0.4244360924</text:p>
          </table:table-cell>
          <table:table-cell table:formula="of:=[.C32]/([.D32]-[.D31])" office:value-type="float" office:value="79240.5998346912" calcext:value-type="float">
            <text:p>79240.5998346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6780.43882" calcext:value-type="float">
            <text:p>1456446780.43882</text:p>
          </table:table-cell>
          <table:table-cell office:value-type="float" office:value="1120" calcext:value-type="float">
            <text:p>1120</text:p>
          </table:table-cell>
          <table:table-cell table:formula="of:=[.B33]-[.B$2]" office:value-type="float" office:value="0.438567638397217" calcext:value-type="float">
            <text:p>0.4385676384</text:p>
          </table:table-cell>
          <table:table-cell table:formula="of:=[.C33]/([.D33]-[.D32])" office:value-type="float" office:value="79255.3057092725" calcext:value-type="float">
            <text:p>79255.3057092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6780.45295" calcext:value-type="float">
            <text:p>1456446780.45295</text:p>
          </table:table-cell>
          <table:table-cell office:value-type="float" office:value="1120" calcext:value-type="float">
            <text:p>1120</text:p>
          </table:table-cell>
          <table:table-cell table:formula="of:=[.B34]-[.B$2]" office:value-type="float" office:value="0.45269775390625" calcext:value-type="float">
            <text:p>0.4526977539</text:p>
          </table:table-cell>
          <table:table-cell table:formula="of:=[.C34]/([.D34]-[.D33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6780.46708" calcext:value-type="float">
            <text:p>1456446780.46708</text:p>
          </table:table-cell>
          <table:table-cell office:value-type="float" office:value="1120" calcext:value-type="float">
            <text:p>1120</text:p>
          </table:table-cell>
          <table:table-cell table:formula="of:=[.B35]-[.B$2]" office:value-type="float" office:value="0.466832399368286" calcext:value-type="float">
            <text:p>0.4668323994</text:p>
          </table:table-cell>
          <table:table-cell table:formula="of:=[.C35]/([.D35]-[.D34])" office:value-type="float" office:value="79237.926625622" calcext:value-type="float">
            <text:p>79237.9266256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6780.48122" calcext:value-type="float">
            <text:p>1456446780.48122</text:p>
          </table:table-cell>
          <table:table-cell office:value-type="float" office:value="1120" calcext:value-type="float">
            <text:p>1120</text:p>
          </table:table-cell>
          <table:table-cell table:formula="of:=[.B36]-[.B$2]" office:value-type="float" office:value="0.480964660644531" calcext:value-type="float">
            <text:p>0.4809646606</text:p>
          </table:table-cell>
          <table:table-cell table:formula="of:=[.C36]/([.D36]-[.D35])" office:value-type="float" office:value="79251.2944749051" calcext:value-type="float">
            <text:p>79251.29447490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6780.49534" calcext:value-type="float">
            <text:p>1456446780.49534</text:p>
          </table:table-cell>
          <table:table-cell office:value-type="float" office:value="1120" calcext:value-type="float">
            <text:p>1120</text:p>
          </table:table-cell>
          <table:table-cell table:formula="of:=[.B37]-[.B$2]" office:value-type="float" office:value="0.495094299316406" calcext:value-type="float">
            <text:p>0.4950942993</text:p>
          </table:table-cell>
          <table:table-cell table:formula="of:=[.C37]/([.D37]-[.D36])" office:value-type="float" office:value="79266.0043196544" calcext:value-type="float">
            <text:p>79266.00431965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6780.50948" calcext:value-type="float">
            <text:p>1456446780.50948</text:p>
          </table:table-cell>
          <table:table-cell office:value-type="float" office:value="1120" calcext:value-type="float">
            <text:p>1120</text:p>
          </table:table-cell>
          <table:table-cell table:formula="of:=[.B38]-[.B$2]" office:value-type="float" office:value="0.509224891662598" calcext:value-type="float">
            <text:p>0.5092248917</text:p>
          </table:table-cell>
          <table:table-cell table:formula="of:=[.C38]/([.D38]-[.D37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6780.52361" calcext:value-type="float">
            <text:p>1456446780.52361</text:p>
          </table:table-cell>
          <table:table-cell office:value-type="float" office:value="1120" calcext:value-type="float">
            <text:p>1120</text:p>
          </table:table-cell>
          <table:table-cell table:formula="of:=[.B39]-[.B$2]" office:value-type="float" office:value="0.523354768753052" calcext:value-type="float">
            <text:p>0.5233547688</text:p>
          </table:table-cell>
          <table:table-cell table:formula="of:=[.C39]/([.D39]-[.D38])" office:value-type="float" office:value="79264.6668354003" calcext:value-type="float">
            <text:p>79264.66683540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6780.53774" calcext:value-type="float">
            <text:p>1456446780.53774</text:p>
          </table:table-cell>
          <table:table-cell office:value-type="float" office:value="1120" calcext:value-type="float">
            <text:p>1120</text:p>
          </table:table-cell>
          <table:table-cell table:formula="of:=[.B40]-[.B$2]" office:value-type="float" office:value="0.537491083145142" calcext:value-type="float">
            <text:p>0.5374910831</text:p>
          </table:table-cell>
          <table:table-cell table:formula="of:=[.C40]/([.D40]-[.D39])" office:value-type="float" office:value="79228.5718140727" calcext:value-type="float">
            <text:p>79228.57181407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6780.55188" calcext:value-type="float">
            <text:p>1456446780.55188</text:p>
          </table:table-cell>
          <table:table-cell office:value-type="float" office:value="1120" calcext:value-type="float">
            <text:p>1120</text:p>
          </table:table-cell>
          <table:table-cell table:formula="of:=[.B41]-[.B$2]" office:value-type="float" office:value="0.55162501335144" calcext:value-type="float">
            <text:p>0.5516250134</text:p>
          </table:table-cell>
          <table:table-cell table:formula="of:=[.C41]/([.D41]-[.D40])" office:value-type="float" office:value="79241.9365068655" calcext:value-type="float">
            <text:p>79241.93650686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6780.56601" calcext:value-type="float">
            <text:p>1456446780.56601</text:p>
          </table:table-cell>
          <table:table-cell office:value-type="float" office:value="1120" calcext:value-type="float">
            <text:p>1120</text:p>
          </table:table-cell>
          <table:table-cell table:formula="of:=[.B42]-[.B$2]" office:value-type="float" office:value="0.565755844116211" calcext:value-type="float">
            <text:p>0.5657558441</text:p>
          </table:table-cell>
          <table:table-cell table:formula="of:=[.C42]/([.D42]-[.D41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6780.58014" calcext:value-type="float">
            <text:p>1456446780.58014</text:p>
          </table:table-cell>
          <table:table-cell office:value-type="float" office:value="1120" calcext:value-type="float">
            <text:p>1120</text:p>
          </table:table-cell>
          <table:table-cell table:formula="of:=[.B43]-[.B$2]" office:value-type="float" office:value="0.579886198043823" calcext:value-type="float">
            <text:p>0.579886198</text:p>
          </table:table-cell>
          <table:table-cell table:formula="of:=[.C43]/([.D43]-[.D42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6780.59427" calcext:value-type="float">
            <text:p>1456446780.59427</text:p>
          </table:table-cell>
          <table:table-cell office:value-type="float" office:value="1120" calcext:value-type="float">
            <text:p>1120</text:p>
          </table:table-cell>
          <table:table-cell table:formula="of:=[.B44]-[.B$2]" office:value-type="float" office:value="0.594015121459961" calcext:value-type="float">
            <text:p>0.5940151215</text:p>
          </table:table-cell>
          <table:table-cell table:formula="of:=[.C44]/([.D44]-[.D43])" office:value-type="float" office:value="79270.0170432494" calcext:value-type="float">
            <text:p>79270.01704324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6780.60839" calcext:value-type="float">
            <text:p>1456446780.60839</text:p>
          </table:table-cell>
          <table:table-cell office:value-type="float" office:value="1120" calcext:value-type="float">
            <text:p>1120</text:p>
          </table:table-cell>
          <table:table-cell table:formula="of:=[.B45]-[.B$2]" office:value-type="float" office:value="0.60814356803894" calcext:value-type="float">
            <text:p>0.608143568</text:p>
          </table:table-cell>
          <table:table-cell table:formula="of:=[.C45]/([.D45]-[.D44])" office:value-type="float" office:value="79272.6924180293" calcext:value-type="float">
            <text:p>79272.69241802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6780.62252" calcext:value-type="float">
            <text:p>1456446780.62252</text:p>
          </table:table-cell>
          <table:table-cell office:value-type="float" office:value="1120" calcext:value-type="float">
            <text:p>1120</text:p>
          </table:table-cell>
          <table:table-cell table:formula="of:=[.B46]-[.B$2]" office:value-type="float" office:value="0.622272968292236" calcext:value-type="float">
            <text:p>0.6222729683</text:p>
          </table:table-cell>
          <table:table-cell table:formula="of:=[.C46]/([.D46]-[.D45])" office:value-type="float" office:value="79267.3418490458" calcext:value-type="float">
            <text:p>79267.34184904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6780.63665" calcext:value-type="float">
            <text:p>1456446780.63665</text:p>
          </table:table-cell>
          <table:table-cell office:value-type="float" office:value="1120" calcext:value-type="float">
            <text:p>1120</text:p>
          </table:table-cell>
          <table:table-cell table:formula="of:=[.B47]-[.B$2]" office:value-type="float" office:value="0.636403560638428" calcext:value-type="float">
            <text:p>0.6364035606</text:p>
          </table:table-cell>
          <table:table-cell table:formula="of:=[.C47]/([.D47]-[.D46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6780.65078" calcext:value-type="float">
            <text:p>1456446780.65078</text:p>
          </table:table-cell>
          <table:table-cell office:value-type="float" office:value="1120" calcext:value-type="float">
            <text:p>1120</text:p>
          </table:table-cell>
          <table:table-cell table:formula="of:=[.B48]-[.B$2]" office:value-type="float" office:value="0.650532245635986" calcext:value-type="float">
            <text:p>0.6505322456</text:p>
          </table:table-cell>
          <table:table-cell table:formula="of:=[.C48]/([.D48]-[.D47])" office:value-type="float" office:value="79271.3547080662" calcext:value-type="float">
            <text:p>79271.35470806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6780.66493" calcext:value-type="float">
            <text:p>1456446780.66493</text:p>
          </table:table-cell>
          <table:table-cell office:value-type="float" office:value="1120" calcext:value-type="float">
            <text:p>1120</text:p>
          </table:table-cell>
          <table:table-cell table:formula="of:=[.B49]-[.B$2]" office:value-type="float" office:value="0.664674520492554" calcext:value-type="float">
            <text:p>0.6646745205</text:p>
          </table:table-cell>
          <table:table-cell table:formula="of:=[.C49]/([.D49]-[.D48])" office:value-type="float" office:value="79195.1797966856" calcext:value-type="float">
            <text:p>79195.17979668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6780.67906" calcext:value-type="float">
            <text:p>1456446780.67906</text:p>
          </table:table-cell>
          <table:table-cell office:value-type="float" office:value="1120" calcext:value-type="float">
            <text:p>1120</text:p>
          </table:table-cell>
          <table:table-cell table:formula="of:=[.B50]-[.B$2]" office:value-type="float" office:value="0.67880916595459" calcext:value-type="float">
            <text:p>0.678809166</text:p>
          </table:table-cell>
          <table:table-cell table:formula="of:=[.C50]/([.D50]-[.D49])" office:value-type="float" office:value="79237.926625622" calcext:value-type="float">
            <text:p>79237.926625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6780.69319" calcext:value-type="float">
            <text:p>1456446780.69319</text:p>
          </table:table-cell>
          <table:table-cell office:value-type="float" office:value="1120" calcext:value-type="float">
            <text:p>1120</text:p>
          </table:table-cell>
          <table:table-cell table:formula="of:=[.B51]-[.B$2]" office:value-type="float" office:value="0.692942380905151" calcext:value-type="float">
            <text:p>0.6929423809</text:p>
          </table:table-cell>
          <table:table-cell table:formula="of:=[.C51]/([.D51]-[.D50])" office:value-type="float" office:value="79245.9467939743" calcext:value-type="float">
            <text:p>79245.94679397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6780.70733" calcext:value-type="float">
            <text:p>1456446780.70733</text:p>
          </table:table-cell>
          <table:table-cell office:value-type="float" office:value="1120" calcext:value-type="float">
            <text:p>1120</text:p>
          </table:table-cell>
          <table:table-cell table:formula="of:=[.B52]-[.B$2]" office:value-type="float" office:value="0.707077264785767" calcext:value-type="float">
            <text:p>0.7070772648</text:p>
          </table:table-cell>
          <table:table-cell table:formula="of:=[.C52]/([.D52]-[.D51])" office:value-type="float" office:value="79236.5900887225" calcext:value-type="float">
            <text:p>79236.59008872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6780.72146" calcext:value-type="float">
            <text:p>1456446780.72146</text:p>
          </table:table-cell>
          <table:table-cell office:value-type="float" office:value="1120" calcext:value-type="float">
            <text:p>1120</text:p>
          </table:table-cell>
          <table:table-cell table:formula="of:=[.B53]-[.B$2]" office:value-type="float" office:value="0.721210241317749" calcext:value-type="float">
            <text:p>0.7212102413</text:p>
          </table:table-cell>
          <table:table-cell table:formula="of:=[.C53]/([.D53]-[.D52])" office:value-type="float" office:value="79247.2836465468" calcext:value-type="float">
            <text:p>79247.28364654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6780.73559" calcext:value-type="float">
            <text:p>1456446780.73559</text:p>
          </table:table-cell>
          <table:table-cell office:value-type="float" office:value="1120" calcext:value-type="float">
            <text:p>1120</text:p>
          </table:table-cell>
          <table:table-cell table:formula="of:=[.B54]-[.B$2]" office:value-type="float" office:value="0.735342025756836" calcext:value-type="float">
            <text:p>0.7353420258</text:p>
          </table:table-cell>
          <table:table-cell table:formula="of:=[.C54]/([.D54]-[.D53])" office:value-type="float" office:value="79253.9685860341" calcext:value-type="float">
            <text:p>79253.96858603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6780.74975" calcext:value-type="float">
            <text:p>1456446780.74975</text:p>
          </table:table-cell>
          <table:table-cell office:value-type="float" office:value="1120" calcext:value-type="float">
            <text:p>1120</text:p>
          </table:table-cell>
          <table:table-cell table:formula="of:=[.B55]-[.B$2]" office:value-type="float" office:value="0.749498605728149" calcext:value-type="float">
            <text:p>0.7494986057</text:p>
          </table:table-cell>
          <table:table-cell table:formula="of:=[.C55]/([.D55]-[.D54])" office:value-type="float" office:value="79115.153679034" calcext:value-type="float">
            <text:p>79115.1536790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6780.76389" calcext:value-type="float">
            <text:p>1456446780.76389</text:p>
          </table:table-cell>
          <table:table-cell office:value-type="float" office:value="1120" calcext:value-type="float">
            <text:p>1120</text:p>
          </table:table-cell>
          <table:table-cell table:formula="of:=[.B56]-[.B$2]" office:value-type="float" office:value="0.76363468170166" calcext:value-type="float">
            <text:p>0.7636346817</text:p>
          </table:table-cell>
          <table:table-cell table:formula="of:=[.C56]/([.D56]-[.D55])" office:value-type="float" office:value="79229.9080804844" calcext:value-type="float">
            <text:p>79229.90808048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6780.77802" calcext:value-type="float">
            <text:p>1456446780.77802</text:p>
          </table:table-cell>
          <table:table-cell office:value-type="float" office:value="1120" calcext:value-type="float">
            <text:p>1120</text:p>
          </table:table-cell>
          <table:table-cell table:formula="of:=[.B57]-[.B$2]" office:value-type="float" office:value="0.777769088745117" calcext:value-type="float">
            <text:p>0.7777690887</text:p>
          </table:table-cell>
          <table:table-cell table:formula="of:=[.C57]/([.D57]-[.D56])" office:value-type="float" office:value="79239.2632076108" calcext:value-type="float">
            <text:p>79239.26320761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6780.79216" calcext:value-type="float">
            <text:p>1456446780.79216</text:p>
          </table:table-cell>
          <table:table-cell office:value-type="float" office:value="1120" calcext:value-type="float">
            <text:p>1120</text:p>
          </table:table-cell>
          <table:table-cell table:formula="of:=[.B58]-[.B$2]" office:value-type="float" office:value="0.791907548904419" calcext:value-type="float">
            <text:p>0.7919075489</text:p>
          </table:table-cell>
          <table:table-cell table:formula="of:=[.C58]/([.D58]-[.D57])" office:value-type="float" office:value="79216.5474443939" calcext:value-type="float">
            <text:p>79216.54744439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6780.80629" calcext:value-type="float">
            <text:p>1456446780.80629</text:p>
          </table:table-cell>
          <table:table-cell office:value-type="float" office:value="1120" calcext:value-type="float">
            <text:p>1120</text:p>
          </table:table-cell>
          <table:table-cell table:formula="of:=[.B59]-[.B$2]" office:value-type="float" office:value="0.806040048599243" calcext:value-type="float">
            <text:p>0.8060400486</text:p>
          </table:table-cell>
          <table:table-cell table:formula="of:=[.C59]/([.D59]-[.D58])" office:value-type="float" office:value="79249.9574870099" calcext:value-type="float">
            <text:p>79249.95748700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6780.82039" calcext:value-type="float">
            <text:p>1456446780.82039</text:p>
          </table:table-cell>
          <table:table-cell office:value-type="float" office:value="1120" calcext:value-type="float">
            <text:p>1120</text:p>
          </table:table-cell>
          <table:table-cell table:formula="of:=[.B60]-[.B$2]" office:value-type="float" office:value="0.820137977600098" calcext:value-type="float">
            <text:p>0.8201379776</text:p>
          </table:table-cell>
          <table:table-cell table:formula="of:=[.C60]/([.D60]-[.D59])" office:value-type="float" office:value="79444.2928413184" calcext:value-type="float">
            <text:p>79444.29284131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6780.83453" calcext:value-type="float">
            <text:p>1456446780.83453</text:p>
          </table:table-cell>
          <table:table-cell office:value-type="float" office:value="1120" calcext:value-type="float">
            <text:p>1120</text:p>
          </table:table-cell>
          <table:table-cell table:formula="of:=[.B61]-[.B$2]" office:value-type="float" office:value="0.834275007247925" calcext:value-type="float">
            <text:p>0.8342750072</text:p>
          </table:table-cell>
          <table:table-cell table:formula="of:=[.C61]/([.D61]-[.D60])" office:value-type="float" office:value="79224.5632852686" calcext:value-type="float">
            <text:p>79224.56328526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6780.84866" calcext:value-type="float">
            <text:p>1456446780.84866</text:p>
          </table:table-cell>
          <table:table-cell office:value-type="float" office:value="1120" calcext:value-type="float">
            <text:p>1120</text:p>
          </table:table-cell>
          <table:table-cell table:formula="of:=[.B62]-[.B$2]" office:value-type="float" office:value="0.848406076431274" calcext:value-type="float">
            <text:p>0.8484060764</text:p>
          </table:table-cell>
          <table:table-cell table:formula="of:=[.C62]/([.D62]-[.D61])" office:value-type="float" office:value="79257.9800911085" calcext:value-type="float">
            <text:p>79257.98009110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6780.86279" calcext:value-type="float">
            <text:p>1456446780.86279</text:p>
          </table:table-cell>
          <table:table-cell office:value-type="float" office:value="1120" calcext:value-type="float">
            <text:p>1120</text:p>
          </table:table-cell>
          <table:table-cell table:formula="of:=[.B63]-[.B$2]" office:value-type="float" office:value="0.862536430358887" calcext:value-type="float">
            <text:p>0.8625364304</text:p>
          </table:table-cell>
          <table:table-cell table:formula="of:=[.C63]/([.D63]-[.D62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6780.87692" calcext:value-type="float">
            <text:p>1456446780.87692</text:p>
          </table:table-cell>
          <table:table-cell office:value-type="float" office:value="1120" calcext:value-type="float">
            <text:p>1120</text:p>
          </table:table-cell>
          <table:table-cell table:formula="of:=[.B64]-[.B$2]" office:value-type="float" office:value="0.87666654586792" calcext:value-type="float">
            <text:p>0.8766665459</text:p>
          </table:table-cell>
          <table:table-cell table:formula="of:=[.C64]/([.D64]-[.D63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6780.89108" calcext:value-type="float">
            <text:p>1456446780.89108</text:p>
          </table:table-cell>
          <table:table-cell office:value-type="float" office:value="1120" calcext:value-type="float">
            <text:p>1120</text:p>
          </table:table-cell>
          <table:table-cell table:formula="of:=[.B65]-[.B$2]" office:value-type="float" office:value="0.890832185745239" calcext:value-type="float">
            <text:p>0.8908321857</text:p>
          </table:table-cell>
          <table:table-cell table:formula="of:=[.C65]/([.D65]-[.D64])" office:value-type="float" office:value="79064.5540688378" calcext:value-type="float">
            <text:p>79064.5540688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6780.90523" calcext:value-type="float">
            <text:p>1456446780.90523</text:p>
          </table:table-cell>
          <table:table-cell office:value-type="float" office:value="1120" calcext:value-type="float">
            <text:p>1120</text:p>
          </table:table-cell>
          <table:table-cell table:formula="of:=[.B66]-[.B$2]" office:value-type="float" office:value="0.904976844787598" calcext:value-type="float">
            <text:p>0.9049768448</text:p>
          </table:table-cell>
          <table:table-cell table:formula="of:=[.C66]/([.D66]-[.D65])" office:value-type="float" office:value="79181.8308695872" calcext:value-type="float">
            <text:p>79181.83086958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6780.91938" calcext:value-type="float">
            <text:p>1456446780.91938</text:p>
          </table:table-cell>
          <table:table-cell office:value-type="float" office:value="1120" calcext:value-type="float">
            <text:p>1120</text:p>
          </table:table-cell>
          <table:table-cell table:formula="of:=[.B67]-[.B$2]" office:value-type="float" office:value="0.919125318527222" calcext:value-type="float">
            <text:p>0.9191253185</text:p>
          </table:table-cell>
          <table:table-cell table:formula="of:=[.C67]/([.D67]-[.D66])" office:value-type="float" office:value="79160.481943953" calcext:value-type="float">
            <text:p>79160.4819439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6780.93352" calcext:value-type="float">
            <text:p>1456446780.93352</text:p>
          </table:table-cell>
          <table:table-cell office:value-type="float" office:value="1120" calcext:value-type="float">
            <text:p>1120</text:p>
          </table:table-cell>
          <table:table-cell table:formula="of:=[.B68]-[.B$2]" office:value-type="float" office:value="0.933265209197998" calcext:value-type="float">
            <text:p>0.9332652092</text:p>
          </table:table-cell>
          <table:table-cell table:formula="of:=[.C68]/([.D68]-[.D67])" office:value-type="float" office:value="79208.5332254203" calcext:value-type="float">
            <text:p>79208.53322542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6780.94765" calcext:value-type="float">
            <text:p>1456446780.94765</text:p>
          </table:table-cell>
          <table:table-cell office:value-type="float" office:value="1120" calcext:value-type="float">
            <text:p>1120</text:p>
          </table:table-cell>
          <table:table-cell table:formula="of:=[.B69]-[.B$2]" office:value-type="float" office:value="0.947398900985718" calcext:value-type="float">
            <text:p>0.947398901</text:p>
          </table:table-cell>
          <table:table-cell table:formula="of:=[.C69]/([.D69]-[.D68])" office:value-type="float" office:value="79243.2732241359" calcext:value-type="float">
            <text:p>79243.27322413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6780.96178" calcext:value-type="float">
            <text:p>1456446780.96178</text:p>
          </table:table-cell>
          <table:table-cell office:value-type="float" office:value="1120" calcext:value-type="float">
            <text:p>1120</text:p>
          </table:table-cell>
          <table:table-cell table:formula="of:=[.B70]-[.B$2]" office:value-type="float" office:value="0.961529016494751" calcext:value-type="float">
            <text:p>0.9615290165</text:p>
          </table:table-cell>
          <table:table-cell table:formula="of:=[.C70]/([.D70]-[.D69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6780.97591" calcext:value-type="float">
            <text:p>1456446780.97591</text:p>
          </table:table-cell>
          <table:table-cell office:value-type="float" office:value="1120" calcext:value-type="float">
            <text:p>1120</text:p>
          </table:table-cell>
          <table:table-cell table:formula="of:=[.B71]-[.B$2]" office:value-type="float" office:value="0.975658893585205" calcext:value-type="float">
            <text:p>0.9756588936</text:p>
          </table:table-cell>
          <table:table-cell table:formula="of:=[.C71]/([.D71]-[.D70])" office:value-type="float" office:value="79264.6668354003" calcext:value-type="float">
            <text:p>79264.66683540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6780.99001" calcext:value-type="float">
            <text:p>1456446780.99001</text:p>
          </table:table-cell>
          <table:table-cell office:value-type="float" office:value="1120" calcext:value-type="float">
            <text:p>1120</text:p>
          </table:table-cell>
          <table:table-cell table:formula="of:=[.B72]-[.B$2]" office:value-type="float" office:value="0.989762306213379" calcext:value-type="float">
            <text:p>0.9897623062</text:p>
          </table:table-cell>
          <table:table-cell table:formula="of:=[.C72]/([.D72]-[.D71])" office:value-type="float" office:value="79413.403658248" calcext:value-type="float">
            <text:p>79413.4036582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6781.00398" calcext:value-type="float">
            <text:p>1456446781.00398</text:p>
          </table:table-cell>
          <table:table-cell office:value-type="float" office:value="1120" calcext:value-type="float">
            <text:p>1120</text:p>
          </table:table-cell>
          <table:table-cell table:formula="of:=[.B73]-[.B$2]" office:value-type="float" office:value="1.00373363494873" calcext:value-type="float">
            <text:p>1.0037336349</text:p>
          </table:table-cell>
          <table:table-cell table:formula="of:=[.C73]/([.D73]-[.D72])" office:value-type="float" office:value="80164.1720136519" calcext:value-type="float">
            <text:p>80164.17201365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6781.01741" calcext:value-type="float">
            <text:p>1456446781.01741</text:p>
          </table:table-cell>
          <table:table-cell office:value-type="float" office:value="1120" calcext:value-type="float">
            <text:p>1120</text:p>
          </table:table-cell>
          <table:table-cell table:formula="of:=[.B74]-[.B$2]" office:value-type="float" office:value="1.01715517044067" calcext:value-type="float">
            <text:p>1.0171551704</text:p>
          </table:table-cell>
          <table:table-cell table:formula="of:=[.C74]/([.D74]-[.D73])" office:value-type="float" office:value="83447.9781148968" calcext:value-type="float">
            <text:p>83447.97811489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6781.03078" calcext:value-type="float">
            <text:p>1456446781.03078</text:p>
          </table:table-cell>
          <table:table-cell office:value-type="float" office:value="1120" calcext:value-type="float">
            <text:p>1120</text:p>
          </table:table-cell>
          <table:table-cell table:formula="of:=[.B75]-[.B$2]" office:value-type="float" office:value="1.03053164482117" calcext:value-type="float">
            <text:p>1.0305316448</text:p>
          </table:table-cell>
          <table:table-cell table:formula="of:=[.C75]/([.D75]-[.D74])" office:value-type="float" office:value="83729.0879600749" calcext:value-type="float">
            <text:p>83729.08796007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6781.04412" calcext:value-type="float">
            <text:p>1456446781.04412</text:p>
          </table:table-cell>
          <table:table-cell office:value-type="float" office:value="1120" calcext:value-type="float">
            <text:p>1120</text:p>
          </table:table-cell>
          <table:table-cell table:formula="of:=[.B76]-[.B$2]" office:value-type="float" office:value="1.0438666343689" calcext:value-type="float">
            <text:p>1.0438666344</text:p>
          </table:table-cell>
          <table:table-cell table:formula="of:=[.C76]/([.D76]-[.D75])" office:value-type="float" office:value="83989.5671452325" calcext:value-type="float">
            <text:p>83989.56714523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6781.05744" calcext:value-type="float">
            <text:p>1456446781.05744</text:p>
          </table:table-cell>
          <table:table-cell office:value-type="float" office:value="1120" calcext:value-type="float">
            <text:p>1120</text:p>
          </table:table-cell>
          <table:table-cell table:formula="of:=[.B77]-[.B$2]" office:value-type="float" office:value="1.05719304084778" calcext:value-type="float">
            <text:p>1.0571930408</text:p>
          </table:table-cell>
          <table:table-cell table:formula="of:=[.C77]/([.D77]-[.D76])" office:value-type="float" office:value="84043.6618659987" calcext:value-type="float">
            <text:p>84043.66186599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6781.07076" calcext:value-type="float">
            <text:p>1456446781.07076</text:p>
          </table:table-cell>
          <table:table-cell office:value-type="float" office:value="1120" calcext:value-type="float">
            <text:p>1120</text:p>
          </table:table-cell>
          <table:table-cell table:formula="of:=[.B78]-[.B$2]" office:value-type="float" office:value="1.07051062583923" calcext:value-type="float">
            <text:p>1.0705106258</text:p>
          </table:table-cell>
          <table:table-cell table:formula="of:=[.C78]/([.D78]-[.D77])" office:value-type="float" office:value="84099.3318772602" calcext:value-type="float">
            <text:p>84099.33187726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6781.08411" calcext:value-type="float">
            <text:p>1456446781.08411</text:p>
          </table:table-cell>
          <table:table-cell office:value-type="float" office:value="1120" calcext:value-type="float">
            <text:p>1120</text:p>
          </table:table-cell>
          <table:table-cell table:formula="of:=[.B79]-[.B$2]" office:value-type="float" office:value="1.08385443687439" calcext:value-type="float">
            <text:p>1.0838544369</text:p>
          </table:table-cell>
          <table:table-cell table:formula="of:=[.C79]/([.D79]-[.D78])" office:value-type="float" office:value="83934.0423098914" calcext:value-type="float">
            <text:p>83934.04230989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6781.09743" calcext:value-type="float">
            <text:p>1456446781.09743</text:p>
          </table:table-cell>
          <table:table-cell office:value-type="float" office:value="1120" calcext:value-type="float">
            <text:p>1120</text:p>
          </table:table-cell>
          <table:table-cell table:formula="of:=[.B80]-[.B$2]" office:value-type="float" office:value="1.09717631340027" calcext:value-type="float">
            <text:p>1.0971763134</text:p>
          </table:table-cell>
          <table:table-cell table:formula="of:=[.C80]/([.D80]-[.D79])" office:value-type="float" office:value="84072.2399599112" calcext:value-type="float">
            <text:p>84072.23995991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6781.11074" calcext:value-type="float">
            <text:p>1456446781.11074</text:p>
          </table:table-cell>
          <table:table-cell office:value-type="float" office:value="1120" calcext:value-type="float">
            <text:p>1120</text:p>
          </table:table-cell>
          <table:table-cell table:formula="of:=[.B81]-[.B$2]" office:value-type="float" office:value="1.11048936843872" calcext:value-type="float">
            <text:p>1.1104893684</text:p>
          </table:table-cell>
          <table:table-cell table:formula="of:=[.C81]/([.D81]-[.D80])" office:value-type="float" office:value="84127.947850069" calcext:value-type="float">
            <text:p>84127.9478500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6781.12405" calcext:value-type="float">
            <text:p>1456446781.12405</text:p>
          </table:table-cell>
          <table:table-cell office:value-type="float" office:value="1120" calcext:value-type="float">
            <text:p>1120</text:p>
          </table:table-cell>
          <table:table-cell table:formula="of:=[.B82]-[.B$2]" office:value-type="float" office:value="1.12380123138428" calcext:value-type="float">
            <text:p>1.1238012314</text:p>
          </table:table-cell>
          <table:table-cell table:formula="of:=[.C82]/([.D82]-[.D81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6781.13736" calcext:value-type="float">
            <text:p>1456446781.13736</text:p>
          </table:table-cell>
          <table:table-cell office:value-type="float" office:value="1120" calcext:value-type="float">
            <text:p>1120</text:p>
          </table:table-cell>
          <table:table-cell table:formula="of:=[.B83]-[.B$2]" office:value-type="float" office:value="1.13711071014404" calcext:value-type="float">
            <text:p>1.1371107101</text:p>
          </table:table-cell>
          <table:table-cell table:formula="of:=[.C83]/([.D83]-[.D82])" office:value-type="float" office:value="84150.5531670966" calcext:value-type="float">
            <text:p>84150.55316709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6781.15067" calcext:value-type="float">
            <text:p>1456446781.15067</text:p>
          </table:table-cell>
          <table:table-cell office:value-type="float" office:value="1120" calcext:value-type="float">
            <text:p>1120</text:p>
          </table:table-cell>
          <table:table-cell table:formula="of:=[.B84]-[.B$2]" office:value-type="float" office:value="1.15041756629944" calcext:value-type="float">
            <text:p>1.1504175663</text:p>
          </table:table-cell>
          <table:table-cell table:formula="of:=[.C84]/([.D84]-[.D83])" office:value-type="float" office:value="84167.1381219429" calcext:value-type="float">
            <text:p>84167.13812194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6781.16398" calcext:value-type="float">
            <text:p>1456446781.16398</text:p>
          </table:table-cell>
          <table:table-cell office:value-type="float" office:value="1120" calcext:value-type="float">
            <text:p>1120</text:p>
          </table:table-cell>
          <table:table-cell table:formula="of:=[.B85]-[.B$2]" office:value-type="float" office:value="1.16372561454773" calcext:value-type="float">
            <text:p>1.1637256145</text:p>
          </table:table-cell>
          <table:table-cell table:formula="of:=[.C85]/([.D85]-[.D84])" office:value-type="float" office:value="84159.5986957612" calcext:value-type="float">
            <text:p>84159.59869576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6781.17729" calcext:value-type="float">
            <text:p>1456446781.17729</text:p>
          </table:table-cell>
          <table:table-cell office:value-type="float" office:value="1120" calcext:value-type="float">
            <text:p>1120</text:p>
          </table:table-cell>
          <table:table-cell table:formula="of:=[.B86]-[.B$2]" office:value-type="float" office:value="1.17704296112061" calcext:value-type="float">
            <text:p>1.1770429611</text:p>
          </table:table-cell>
          <table:table-cell table:formula="of:=[.C86]/([.D86]-[.D85])" office:value-type="float" office:value="84100.8374957481" calcext:value-type="float">
            <text:p>84100.83749574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6781.1906" calcext:value-type="float">
            <text:p>1456446781.1906</text:p>
          </table:table-cell>
          <table:table-cell office:value-type="float" office:value="1120" calcext:value-type="float">
            <text:p>1120</text:p>
          </table:table-cell>
          <table:table-cell table:formula="of:=[.B87]-[.B$2]" office:value-type="float" office:value="1.19035315513611" calcext:value-type="float">
            <text:p>1.1903531551</text:p>
          </table:table-cell>
          <table:table-cell table:formula="of:=[.C87]/([.D87]-[.D86])" office:value-type="float" office:value="84146.0311318896" calcext:value-type="float">
            <text:p>84146.03113188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6781.20391" calcext:value-type="float">
            <text:p>1456446781.20391</text:p>
          </table:table-cell>
          <table:table-cell office:value-type="float" office:value="1120" calcext:value-type="float">
            <text:p>1120</text:p>
          </table:table-cell>
          <table:table-cell table:formula="of:=[.B88]-[.B$2]" office:value-type="float" office:value="1.20366263389587" calcext:value-type="float">
            <text:p>1.2036626339</text:p>
          </table:table-cell>
          <table:table-cell table:formula="of:=[.C88]/([.D88]-[.D87])" office:value-type="float" office:value="84150.5531670966" calcext:value-type="float">
            <text:p>84150.5531670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6781.21722" calcext:value-type="float">
            <text:p>1456446781.21722</text:p>
          </table:table-cell>
          <table:table-cell office:value-type="float" office:value="1120" calcext:value-type="float">
            <text:p>1120</text:p>
          </table:table-cell>
          <table:table-cell table:formula="of:=[.B89]-[.B$2]" office:value-type="float" office:value="1.21697330474854" calcext:value-type="float">
            <text:p>1.2169733047</text:p>
          </table:table-cell>
          <table:table-cell table:formula="of:=[.C89]/([.D89]-[.D88])" office:value-type="float" office:value="84143.0167117448" calcext:value-type="float">
            <text:p>84143.01671174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6781.23053" calcext:value-type="float">
            <text:p>1456446781.23053</text:p>
          </table:table-cell>
          <table:table-cell office:value-type="float" office:value="1120" calcext:value-type="float">
            <text:p>1120</text:p>
          </table:table-cell>
          <table:table-cell table:formula="of:=[.B90]-[.B$2]" office:value-type="float" office:value="1.23028087615967" calcext:value-type="float">
            <text:p>1.2302808762</text:p>
          </table:table-cell>
          <table:table-cell table:formula="of:=[.C90]/([.D90]-[.D89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6781.24384" calcext:value-type="float">
            <text:p>1456446781.24384</text:p>
          </table:table-cell>
          <table:table-cell office:value-type="float" office:value="1120" calcext:value-type="float">
            <text:p>1120</text:p>
          </table:table-cell>
          <table:table-cell table:formula="of:=[.B91]-[.B$2]" office:value-type="float" office:value="1.24358820915222" calcext:value-type="float">
            <text:p>1.2435882092</text:p>
          </table:table-cell>
          <table:table-cell table:formula="of:=[.C91]/([.D91]-[.D90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6781.25715" calcext:value-type="float">
            <text:p>1456446781.25715</text:p>
          </table:table-cell>
          <table:table-cell office:value-type="float" office:value="1120" calcext:value-type="float">
            <text:p>1120</text:p>
          </table:table-cell>
          <table:table-cell table:formula="of:=[.B92]-[.B$2]" office:value-type="float" office:value="1.2568953037262" calcext:value-type="float">
            <text:p>1.2568953037</text:p>
          </table:table-cell>
          <table:table-cell table:formula="of:=[.C92]/([.D92]-[.D91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6781.27045" calcext:value-type="float">
            <text:p>1456446781.27045</text:p>
          </table:table-cell>
          <table:table-cell office:value-type="float" office:value="1120" calcext:value-type="float">
            <text:p>1120</text:p>
          </table:table-cell>
          <table:table-cell table:formula="of:=[.B93]-[.B$2]" office:value-type="float" office:value="1.27020215988159" calcext:value-type="float">
            <text:p>1.2702021599</text:p>
          </table:table-cell>
          <table:table-cell table:formula="of:=[.C93]/([.D93]-[.D92])" office:value-type="float" office:value="84167.1381219429" calcext:value-type="float">
            <text:p>84167.13812194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6781.28376" calcext:value-type="float">
            <text:p>1456446781.28376</text:p>
          </table:table-cell>
          <table:table-cell office:value-type="float" office:value="1120" calcext:value-type="float">
            <text:p>1120</text:p>
          </table:table-cell>
          <table:table-cell table:formula="of:=[.B94]-[.B$2]" office:value-type="float" office:value="1.28350949287415" calcext:value-type="float">
            <text:p>1.2835094929</text:p>
          </table:table-cell>
          <table:table-cell table:formula="of:=[.C94]/([.D94]-[.D93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6781.29707" calcext:value-type="float">
            <text:p>1456446781.29707</text:p>
          </table:table-cell>
          <table:table-cell office:value-type="float" office:value="1120" calcext:value-type="float">
            <text:p>1120</text:p>
          </table:table-cell>
          <table:table-cell table:formula="of:=[.B95]-[.B$2]" office:value-type="float" office:value="1.29681801795959" calcext:value-type="float">
            <text:p>1.296818018</text:p>
          </table:table-cell>
          <table:table-cell table:formula="of:=[.C95]/([.D95]-[.D94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6781.31038" calcext:value-type="float">
            <text:p>1456446781.31038</text:p>
          </table:table-cell>
          <table:table-cell office:value-type="float" office:value="1120" calcext:value-type="float">
            <text:p>1120</text:p>
          </table:table-cell>
          <table:table-cell table:formula="of:=[.B96]-[.B$2]" office:value-type="float" office:value="1.3101282119751" calcext:value-type="float">
            <text:p>1.310128212</text:p>
          </table:table-cell>
          <table:table-cell table:formula="of:=[.C96]/([.D96]-[.D95])" office:value-type="float" office:value="84146.0311318896" calcext:value-type="float">
            <text:p>84146.03113188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6781.32369" calcext:value-type="float">
            <text:p>1456446781.32369</text:p>
          </table:table-cell>
          <table:table-cell office:value-type="float" office:value="1120" calcext:value-type="float">
            <text:p>1120</text:p>
          </table:table-cell>
          <table:table-cell table:formula="of:=[.B97]-[.B$2]" office:value-type="float" office:value="1.32343935966492" calcext:value-type="float">
            <text:p>1.3234393597</text:p>
          </table:table-cell>
          <table:table-cell table:formula="of:=[.C97]/([.D97]-[.D96])" office:value-type="float" office:value="84140.0025075675" calcext:value-type="float">
            <text:p>84140.00250756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6781.337" calcext:value-type="float">
            <text:p>1456446781.337</text:p>
          </table:table-cell>
          <table:table-cell office:value-type="float" office:value="1120" calcext:value-type="float">
            <text:p>1120</text:p>
          </table:table-cell>
          <table:table-cell table:formula="of:=[.B98]-[.B$2]" office:value-type="float" office:value="1.33674764633179" calcext:value-type="float">
            <text:p>1.3367476463</text:p>
          </table:table-cell>
          <table:table-cell table:formula="of:=[.C98]/([.D98]-[.D97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6781.35031" calcext:value-type="float">
            <text:p>1456446781.35031</text:p>
          </table:table-cell>
          <table:table-cell office:value-type="float" office:value="1120" calcext:value-type="float">
            <text:p>1120</text:p>
          </table:table-cell>
          <table:table-cell table:formula="of:=[.B99]-[.B$2]" office:value-type="float" office:value="1.35005950927734" calcext:value-type="float">
            <text:p>1.3500595093</text:p>
          </table:table-cell>
          <table:table-cell table:formula="of:=[.C99]/([.D99]-[.D98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6781.36364" calcext:value-type="float">
            <text:p>1456446781.36364</text:p>
          </table:table-cell>
          <table:table-cell office:value-type="float" office:value="1120" calcext:value-type="float">
            <text:p>1120</text:p>
          </table:table-cell>
          <table:table-cell table:formula="of:=[.B100]-[.B$2]" office:value-type="float" office:value="1.36338949203491" calcext:value-type="float">
            <text:p>1.363389492</text:p>
          </table:table-cell>
          <table:table-cell table:formula="of:=[.C100]/([.D100]-[.D99])" office:value-type="float" office:value="84021.1139331068" calcext:value-type="float">
            <text:p>84021.11393310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6781.37696" calcext:value-type="float">
            <text:p>1456446781.37696</text:p>
          </table:table-cell>
          <table:table-cell office:value-type="float" office:value="1120" calcext:value-type="float">
            <text:p>1120</text:p>
          </table:table-cell>
          <table:table-cell table:formula="of:=[.B101]-[.B$2]" office:value-type="float" office:value="1.37670516967773" calcext:value-type="float">
            <text:p>1.3767051697</text:p>
          </table:table-cell>
          <table:table-cell table:formula="of:=[.C101]/([.D101]-[.D100])" office:value-type="float" office:value="84111.3783348254" calcext:value-type="float">
            <text:p>84111.3783348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6781.39027" calcext:value-type="float">
            <text:p>1456446781.39027</text:p>
          </table:table-cell>
          <table:table-cell office:value-type="float" office:value="1120" calcext:value-type="float">
            <text:p>1120</text:p>
          </table:table-cell>
          <table:table-cell table:formula="of:=[.B102]-[.B$2]" office:value-type="float" office:value="1.39001488685608" calcext:value-type="float">
            <text:p>1.3900148869</text:p>
          </table:table-cell>
          <table:table-cell table:formula="of:=[.C102]/([.D102]-[.D101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6781.40357" calcext:value-type="float">
            <text:p>1456446781.40357</text:p>
          </table:table-cell>
          <table:table-cell office:value-type="float" office:value="1120" calcext:value-type="float">
            <text:p>1120</text:p>
          </table:table-cell>
          <table:table-cell table:formula="of:=[.B103]-[.B$2]" office:value-type="float" office:value="1.40332269668579" calcext:value-type="float">
            <text:p>1.4033226967</text:p>
          </table:table-cell>
          <table:table-cell table:formula="of:=[.C103]/([.D103]-[.D102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6781.41688" calcext:value-type="float">
            <text:p>1456446781.41688</text:p>
          </table:table-cell>
          <table:table-cell office:value-type="float" office:value="1120" calcext:value-type="float">
            <text:p>1120</text:p>
          </table:table-cell>
          <table:table-cell table:formula="of:=[.B104]-[.B$2]" office:value-type="float" office:value="1.41662955284119" calcext:value-type="float">
            <text:p>1.4166295528</text:p>
          </table:table-cell>
          <table:table-cell table:formula="of:=[.C104]/([.D104]-[.D103])" office:value-type="float" office:value="84167.1381219429" calcext:value-type="float">
            <text:p>84167.13812194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6781.43019" calcext:value-type="float">
            <text:p>1456446781.43019</text:p>
          </table:table-cell>
          <table:table-cell office:value-type="float" office:value="1120" calcext:value-type="float">
            <text:p>1120</text:p>
          </table:table-cell>
          <table:table-cell table:formula="of:=[.B105]-[.B$2]" office:value-type="float" office:value="1.42994213104248" calcext:value-type="float">
            <text:p>1.429942131</text:p>
          </table:table-cell>
          <table:table-cell table:formula="of:=[.C105]/([.D105]-[.D104])" office:value-type="float" office:value="84130.9611906084" calcext:value-type="float">
            <text:p>84130.96119060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6781.4435" calcext:value-type="float">
            <text:p>1456446781.4435</text:p>
          </table:table-cell>
          <table:table-cell office:value-type="float" office:value="1120" calcext:value-type="float">
            <text:p>1120</text:p>
          </table:table-cell>
          <table:table-cell table:formula="of:=[.B106]-[.B$2]" office:value-type="float" office:value="1.4432532787323" calcext:value-type="float">
            <text:p>1.4432532787</text:p>
          </table:table-cell>
          <table:table-cell table:formula="of:=[.C106]/([.D106]-[.D105])" office:value-type="float" office:value="84140.0025075675" calcext:value-type="float">
            <text:p>84140.00250756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6781.45681" calcext:value-type="float">
            <text:p>1456446781.45681</text:p>
          </table:table-cell>
          <table:table-cell office:value-type="float" office:value="1120" calcext:value-type="float">
            <text:p>1120</text:p>
          </table:table-cell>
          <table:table-cell table:formula="of:=[.B107]-[.B$2]" office:value-type="float" office:value="1.45656204223633" calcext:value-type="float">
            <text:p>1.4565620422</text:p>
          </table:table-cell>
          <table:table-cell table:formula="of:=[.C107]/([.D107]-[.D106])" office:value-type="float" office:value="84155.075688361" calcext:value-type="float">
            <text:p>84155.0756883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6781.47012" calcext:value-type="float">
            <text:p>1456446781.47012</text:p>
          </table:table-cell>
          <table:table-cell office:value-type="float" office:value="1120" calcext:value-type="float">
            <text:p>1120</text:p>
          </table:table-cell>
          <table:table-cell table:formula="of:=[.B108]-[.B$2]" office:value-type="float" office:value="1.46986937522888" calcext:value-type="float">
            <text:p>1.4698693752</text:p>
          </table:table-cell>
          <table:table-cell table:formula="of:=[.C108]/([.D108]-[.D107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6781.48343" calcext:value-type="float">
            <text:p>1456446781.48343</text:p>
          </table:table-cell>
          <table:table-cell office:value-type="float" office:value="1120" calcext:value-type="float">
            <text:p>1120</text:p>
          </table:table-cell>
          <table:table-cell table:formula="of:=[.B109]-[.B$2]" office:value-type="float" office:value="1.48317718505859" calcext:value-type="float">
            <text:p>1.4831771851</text:p>
          </table:table-cell>
          <table:table-cell table:formula="of:=[.C109]/([.D109]-[.D108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6781.49674" calcext:value-type="float">
            <text:p>1456446781.49674</text:p>
          </table:table-cell>
          <table:table-cell office:value-type="float" office:value="1120" calcext:value-type="float">
            <text:p>1120</text:p>
          </table:table-cell>
          <table:table-cell table:formula="of:=[.B110]-[.B$2]" office:value-type="float" office:value="1.49648475646973" calcext:value-type="float">
            <text:p>1.4964847565</text:p>
          </table:table-cell>
          <table:table-cell table:formula="of:=[.C110]/([.D110]-[.D109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6781.51" calcext:value-type="float">
            <text:p>1456446781.51</text:p>
          </table:table-cell>
          <table:table-cell office:value-type="float" office:value="1120" calcext:value-type="float">
            <text:p>1120</text:p>
          </table:table-cell>
          <table:table-cell table:formula="of:=[.B111]-[.B$2]" office:value-type="float" office:value="1.50975346565247" calcext:value-type="float">
            <text:p>1.5097534657</text:p>
          </table:table-cell>
          <table:table-cell table:formula="of:=[.C111]/([.D111]-[.D110])" office:value-type="float" office:value="84409.1150521984" calcext:value-type="float">
            <text:p>84409.11505219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6781.52331" calcext:value-type="float">
            <text:p>1456446781.52331</text:p>
          </table:table-cell>
          <table:table-cell office:value-type="float" office:value="1120" calcext:value-type="float">
            <text:p>1120</text:p>
          </table:table-cell>
          <table:table-cell table:formula="of:=[.B112]-[.B$2]" office:value-type="float" office:value="1.5230610370636" calcext:value-type="float">
            <text:p>1.5230610371</text:p>
          </table:table-cell>
          <table:table-cell table:formula="of:=[.C112]/([.D112]-[.D111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6781.53662" calcext:value-type="float">
            <text:p>1456446781.53662</text:p>
          </table:table-cell>
          <table:table-cell office:value-type="float" office:value="1120" calcext:value-type="float">
            <text:p>1120</text:p>
          </table:table-cell>
          <table:table-cell table:formula="of:=[.B113]-[.B$2]" office:value-type="float" office:value="1.53636717796326" calcext:value-type="float">
            <text:p>1.536367178</text:p>
          </table:table-cell>
          <table:table-cell table:formula="of:=[.C113]/([.D113]-[.D112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6781.54989" calcext:value-type="float">
            <text:p>1456446781.54989</text:p>
          </table:table-cell>
          <table:table-cell office:value-type="float" office:value="1120" calcext:value-type="float">
            <text:p>1120</text:p>
          </table:table-cell>
          <table:table-cell table:formula="of:=[.B114]-[.B$2]" office:value-type="float" office:value="1.5496346950531" calcext:value-type="float">
            <text:p>1.5496346951</text:p>
          </table:table-cell>
          <table:table-cell table:formula="of:=[.C114]/([.D114]-[.D113])" office:value-type="float" office:value="84416.6992524439" calcext:value-type="float">
            <text:p>84416.69925244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6781.5632" calcext:value-type="float">
            <text:p>1456446781.5632</text:p>
          </table:table-cell>
          <table:table-cell office:value-type="float" office:value="1120" calcext:value-type="float">
            <text:p>1120</text:p>
          </table:table-cell>
          <table:table-cell table:formula="of:=[.B115]-[.B$2]" office:value-type="float" office:value="1.56294584274292" calcext:value-type="float">
            <text:p>1.5629458427</text:p>
          </table:table-cell>
          <table:table-cell table:formula="of:=[.C115]/([.D115]-[.D114])" office:value-type="float" office:value="84140.0025075675" calcext:value-type="float">
            <text:p>84140.00250756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6781.57651" calcext:value-type="float">
            <text:p>1456446781.57651</text:p>
          </table:table-cell>
          <table:table-cell office:value-type="float" office:value="1120" calcext:value-type="float">
            <text:p>1120</text:p>
          </table:table-cell>
          <table:table-cell table:formula="of:=[.B116]-[.B$2]" office:value-type="float" office:value="1.57625484466553" calcext:value-type="float">
            <text:p>1.5762548447</text:p>
          </table:table-cell>
          <table:table-cell table:formula="of:=[.C116]/([.D116]-[.D115])" office:value-type="float" office:value="84153.5681272616" calcext:value-type="float">
            <text:p>84153.56812726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6781.58979" calcext:value-type="float">
            <text:p>1456446781.58979</text:p>
          </table:table-cell>
          <table:table-cell office:value-type="float" office:value="1120" calcext:value-type="float">
            <text:p>1120</text:p>
          </table:table-cell>
          <table:table-cell table:formula="of:=[.B117]-[.B$2]" office:value-type="float" office:value="1.58954238891602" calcext:value-type="float">
            <text:p>1.5895423889</text:p>
          </table:table-cell>
          <table:table-cell table:formula="of:=[.C117]/([.D117]-[.D116])" office:value-type="float" office:value="84289.4652982129" calcext:value-type="float">
            <text:p>84289.46529821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6781.6031" calcext:value-type="float">
            <text:p>1456446781.6031</text:p>
          </table:table-cell>
          <table:table-cell office:value-type="float" office:value="1120" calcext:value-type="float">
            <text:p>1120</text:p>
          </table:table-cell>
          <table:table-cell table:formula="of:=[.B118]-[.B$2]" office:value-type="float" office:value="1.60284996032715" calcext:value-type="float">
            <text:p>1.6028499603</text:p>
          </table:table-cell>
          <table:table-cell table:formula="of:=[.C118]/([.D118]-[.D117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6781.61641" calcext:value-type="float">
            <text:p>1456446781.61641</text:p>
          </table:table-cell>
          <table:table-cell office:value-type="float" office:value="1120" calcext:value-type="float">
            <text:p>1120</text:p>
          </table:table-cell>
          <table:table-cell table:formula="of:=[.B119]-[.B$2]" office:value-type="float" office:value="1.61615777015686" calcext:value-type="float">
            <text:p>1.6161577702</text:p>
          </table:table-cell>
          <table:table-cell table:formula="of:=[.C119]/([.D119]-[.D118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6781.62976" calcext:value-type="float">
            <text:p>1456446781.62976</text:p>
          </table:table-cell>
          <table:table-cell office:value-type="float" office:value="1120" calcext:value-type="float">
            <text:p>1120</text:p>
          </table:table-cell>
          <table:table-cell table:formula="of:=[.B120]-[.B$2]" office:value-type="float" office:value="1.62950897216797" calcext:value-type="float">
            <text:p>1.6295089722</text:p>
          </table:table-cell>
          <table:table-cell table:formula="of:=[.C120]/([.D120]-[.D119])" office:value-type="float" office:value="83887.5779924642" calcext:value-type="float">
            <text:p>83887.57799246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6781.64307" calcext:value-type="float">
            <text:p>1456446781.64307</text:p>
          </table:table-cell>
          <table:table-cell office:value-type="float" office:value="1120" calcext:value-type="float">
            <text:p>1120</text:p>
          </table:table-cell>
          <table:table-cell table:formula="of:=[.B121]-[.B$2]" office:value-type="float" office:value="1.64281606674194" calcext:value-type="float">
            <text:p>1.6428160667</text:p>
          </table:table-cell>
          <table:table-cell table:formula="of:=[.C121]/([.D121]-[.D120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6781.65637" calcext:value-type="float">
            <text:p>1456446781.65637</text:p>
          </table:table-cell>
          <table:table-cell office:value-type="float" office:value="1120" calcext:value-type="float">
            <text:p>1120</text:p>
          </table:table-cell>
          <table:table-cell table:formula="of:=[.B122]-[.B$2]" office:value-type="float" office:value="1.6561222076416" calcext:value-type="float">
            <text:p>1.6561222076</text:p>
          </table:table-cell>
          <table:table-cell table:formula="of:=[.C122]/([.D122]-[.D121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6781.66969" calcext:value-type="float">
            <text:p>1456446781.66969</text:p>
          </table:table-cell>
          <table:table-cell office:value-type="float" office:value="1120" calcext:value-type="float">
            <text:p>1120</text:p>
          </table:table-cell>
          <table:table-cell table:formula="of:=[.B123]-[.B$2]" office:value-type="float" office:value="1.66943979263306" calcext:value-type="float">
            <text:p>1.6694397926</text:p>
          </table:table-cell>
          <table:table-cell table:formula="of:=[.C123]/([.D123]-[.D122])" office:value-type="float" office:value="84099.3318772602" calcext:value-type="float">
            <text:p>84099.33187726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6781.683" calcext:value-type="float">
            <text:p>1456446781.683</text:p>
          </table:table-cell>
          <table:table-cell office:value-type="float" office:value="1120" calcext:value-type="float">
            <text:p>1120</text:p>
          </table:table-cell>
          <table:table-cell table:formula="of:=[.B124]-[.B$2]" office:value-type="float" office:value="1.68274831771851" calcext:value-type="float">
            <text:p>1.6827483177</text:p>
          </table:table-cell>
          <table:table-cell table:formula="of:=[.C124]/([.D124]-[.D123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6781.69631" calcext:value-type="float">
            <text:p>1456446781.69631</text:p>
          </table:table-cell>
          <table:table-cell office:value-type="float" office:value="1120" calcext:value-type="float">
            <text:p>1120</text:p>
          </table:table-cell>
          <table:table-cell table:formula="of:=[.B125]-[.B$2]" office:value-type="float" office:value="1.69606018066406" calcext:value-type="float">
            <text:p>1.6960601807</text:p>
          </table:table-cell>
          <table:table-cell table:formula="of:=[.C125]/([.D125]-[.D124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6781.70962" calcext:value-type="float">
            <text:p>1456446781.70962</text:p>
          </table:table-cell>
          <table:table-cell office:value-type="float" office:value="1120" calcext:value-type="float">
            <text:p>1120</text:p>
          </table:table-cell>
          <table:table-cell table:formula="of:=[.B126]-[.B$2]" office:value-type="float" office:value="1.70937156677246" calcext:value-type="float">
            <text:p>1.7093715668</text:p>
          </table:table-cell>
          <table:table-cell table:formula="of:=[.C126]/([.D126]-[.D125])" office:value-type="float" office:value="84138.4954864594" calcext:value-type="float">
            <text:p>84138.49548645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6781.72293" calcext:value-type="float">
            <text:p>1456446781.72293</text:p>
          </table:table-cell>
          <table:table-cell office:value-type="float" office:value="1120" calcext:value-type="float">
            <text:p>1120</text:p>
          </table:table-cell>
          <table:table-cell table:formula="of:=[.B127]-[.B$2]" office:value-type="float" office:value="1.72268152236938" calcext:value-type="float">
            <text:p>1.7226815224</text:p>
          </table:table-cell>
          <table:table-cell table:formula="of:=[.C127]/([.D127]-[.D126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6781.73624" calcext:value-type="float">
            <text:p>1456446781.73624</text:p>
          </table:table-cell>
          <table:table-cell office:value-type="float" office:value="1120" calcext:value-type="float">
            <text:p>1120</text:p>
          </table:table-cell>
          <table:table-cell table:formula="of:=[.B128]-[.B$2]" office:value-type="float" office:value="1.73598980903626" calcext:value-type="float">
            <text:p>1.735989809</text:p>
          </table:table-cell>
          <table:table-cell table:formula="of:=[.C128]/([.D128]-[.D127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6781.74955" calcext:value-type="float">
            <text:p>1456446781.74955</text:p>
          </table:table-cell>
          <table:table-cell office:value-type="float" office:value="1120" calcext:value-type="float">
            <text:p>1120</text:p>
          </table:table-cell>
          <table:table-cell table:formula="of:=[.B129]-[.B$2]" office:value-type="float" office:value="1.74929690361023" calcext:value-type="float">
            <text:p>1.7492969036</text:p>
          </table:table-cell>
          <table:table-cell table:formula="of:=[.C129]/([.D129]-[.D128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6781.76283" calcext:value-type="float">
            <text:p>1456446781.76283</text:p>
          </table:table-cell>
          <table:table-cell office:value-type="float" office:value="1120" calcext:value-type="float">
            <text:p>1120</text:p>
          </table:table-cell>
          <table:table-cell table:formula="of:=[.B130]-[.B$2]" office:value-type="float" office:value="1.76258063316345" calcext:value-type="float">
            <text:p>1.7625806332</text:p>
          </table:table-cell>
          <table:table-cell table:formula="of:=[.C130]/([.D130]-[.D129])" office:value-type="float" office:value="84313.6707588485" calcext:value-type="float">
            <text:p>84313.67075884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6781.77617" calcext:value-type="float">
            <text:p>1456446781.77617</text:p>
          </table:table-cell>
          <table:table-cell office:value-type="float" office:value="1120" calcext:value-type="float">
            <text:p>1120</text:p>
          </table:table-cell>
          <table:table-cell table:formula="of:=[.B131]-[.B$2]" office:value-type="float" office:value="1.77591729164124" calcext:value-type="float">
            <text:p>1.7759172916</text:p>
          </table:table-cell>
          <table:table-cell table:formula="of:=[.C131]/([.D131]-[.D130])" office:value-type="float" office:value="83979.0568129" calcext:value-type="float">
            <text:p>83979.0568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6781.78949" calcext:value-type="float">
            <text:p>1456446781.78949</text:p>
          </table:table-cell>
          <table:table-cell office:value-type="float" office:value="1120" calcext:value-type="float">
            <text:p>1120</text:p>
          </table:table-cell>
          <table:table-cell table:formula="of:=[.B132]-[.B$2]" office:value-type="float" office:value="1.78923511505127" calcext:value-type="float">
            <text:p>1.7892351151</text:p>
          </table:table-cell>
          <table:table-cell table:formula="of:=[.C132]/([.D132]-[.D131])" office:value-type="float" office:value="84097.8263126802" calcext:value-type="float">
            <text:p>84097.82631268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6781.8028" calcext:value-type="float">
            <text:p>1456446781.8028</text:p>
          </table:table-cell>
          <table:table-cell office:value-type="float" office:value="1120" calcext:value-type="float">
            <text:p>1120</text:p>
          </table:table-cell>
          <table:table-cell table:formula="of:=[.B133]-[.B$2]" office:value-type="float" office:value="1.80254459381104" calcext:value-type="float">
            <text:p>1.8025445938</text:p>
          </table:table-cell>
          <table:table-cell table:formula="of:=[.C133]/([.D133]-[.D132])" office:value-type="float" office:value="84150.5531670966" calcext:value-type="float">
            <text:p>84150.55316709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6781.81611" calcext:value-type="float">
            <text:p>1456446781.81611</text:p>
          </table:table-cell>
          <table:table-cell office:value-type="float" office:value="1120" calcext:value-type="float">
            <text:p>1120</text:p>
          </table:table-cell>
          <table:table-cell table:formula="of:=[.B134]-[.B$2]" office:value-type="float" office:value="1.81586217880249" calcext:value-type="float">
            <text:p>1.8158621788</text:p>
          </table:table-cell>
          <table:table-cell table:formula="of:=[.C134]/([.D134]-[.D133])" office:value-type="float" office:value="84099.3318772602" calcext:value-type="float">
            <text:p>84099.33187726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6781.82943" calcext:value-type="float">
            <text:p>1456446781.82943</text:p>
          </table:table-cell>
          <table:table-cell office:value-type="float" office:value="1120" calcext:value-type="float">
            <text:p>1120</text:p>
          </table:table-cell>
          <table:table-cell table:formula="of:=[.B135]-[.B$2]" office:value-type="float" office:value="1.829176902771" calcext:value-type="float">
            <text:p>1.8291769028</text:p>
          </table:table-cell>
          <table:table-cell table:formula="of:=[.C135]/([.D135]-[.D134])" office:value-type="float" office:value="84117.4028578591" calcext:value-type="float">
            <text:p>84117.40285785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6781.84279" calcext:value-type="float">
            <text:p>1456446781.84279</text:p>
          </table:table-cell>
          <table:table-cell office:value-type="float" office:value="1120" calcext:value-type="float">
            <text:p>1120</text:p>
          </table:table-cell>
          <table:table-cell table:formula="of:=[.B136]-[.B$2]" office:value-type="float" office:value="1.84253621101379" calcext:value-type="float">
            <text:p>1.842536211</text:p>
          </table:table-cell>
          <table:table-cell table:formula="of:=[.C136]/([.D136]-[.D135])" office:value-type="float" office:value="83836.676244356" calcext:value-type="float">
            <text:p>83836.6762443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6781.85611" calcext:value-type="float">
            <text:p>1456446781.85611</text:p>
          </table:table-cell>
          <table:table-cell office:value-type="float" office:value="1120" calcext:value-type="float">
            <text:p>1120</text:p>
          </table:table-cell>
          <table:table-cell table:formula="of:=[.B137]-[.B$2]" office:value-type="float" office:value="1.85586357116699" calcext:value-type="float">
            <text:p>1.8558635712</text:p>
          </table:table-cell>
          <table:table-cell table:formula="of:=[.C137]/([.D137]-[.D136])" office:value-type="float" office:value="84037.647900678" calcext:value-type="float">
            <text:p>84037.647900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6781.86943" calcext:value-type="float">
            <text:p>1456446781.86943</text:p>
          </table:table-cell>
          <table:table-cell office:value-type="float" office:value="1120" calcext:value-type="float">
            <text:p>1120</text:p>
          </table:table-cell>
          <table:table-cell table:formula="of:=[.B138]-[.B$2]" office:value-type="float" office:value="1.86917901039124" calcext:value-type="float">
            <text:p>1.8691790104</text:p>
          </table:table-cell>
          <table:table-cell table:formula="of:=[.C138]/([.D138]-[.D137])" office:value-type="float" office:value="84112.8843846801" calcext:value-type="float">
            <text:p>84112.88438468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6781.88274" calcext:value-type="float">
            <text:p>1456446781.88274</text:p>
          </table:table-cell>
          <table:table-cell office:value-type="float" office:value="1120" calcext:value-type="float">
            <text:p>1120</text:p>
          </table:table-cell>
          <table:table-cell table:formula="of:=[.B139]-[.B$2]" office:value-type="float" office:value="1.88249325752258" calcext:value-type="float">
            <text:p>1.8824932575</text:p>
          </table:table-cell>
          <table:table-cell table:formula="of:=[.C139]/([.D139]-[.D138])" office:value-type="float" office:value="84120.4154430198" calcext:value-type="float">
            <text:p>84120.41544301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6781.89605" calcext:value-type="float">
            <text:p>1456446781.89605</text:p>
          </table:table-cell>
          <table:table-cell office:value-type="float" office:value="1120" calcext:value-type="float">
            <text:p>1120</text:p>
          </table:table-cell>
          <table:table-cell table:formula="of:=[.B140]-[.B$2]" office:value-type="float" office:value="1.89580321311951" calcext:value-type="float">
            <text:p>1.8958032131</text:p>
          </table:table-cell>
          <table:table-cell table:formula="of:=[.C140]/([.D140]-[.D139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6781.90936" calcext:value-type="float">
            <text:p>1456446781.90936</text:p>
          </table:table-cell>
          <table:table-cell office:value-type="float" office:value="1120" calcext:value-type="float">
            <text:p>1120</text:p>
          </table:table-cell>
          <table:table-cell table:formula="of:=[.B141]-[.B$2]" office:value-type="float" office:value="1.9091112613678" calcext:value-type="float">
            <text:p>1.9091112614</text:p>
          </table:table-cell>
          <table:table-cell table:formula="of:=[.C141]/([.D141]-[.D140])" office:value-type="float" office:value="84159.5986957612" calcext:value-type="float">
            <text:p>84159.59869576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6781.92267" calcext:value-type="float">
            <text:p>1456446781.92267</text:p>
          </table:table-cell>
          <table:table-cell office:value-type="float" office:value="1120" calcext:value-type="float">
            <text:p>1120</text:p>
          </table:table-cell>
          <table:table-cell table:formula="of:=[.B142]-[.B$2]" office:value-type="float" office:value="1.92241954803467" calcext:value-type="float">
            <text:p>1.922419548</text:p>
          </table:table-cell>
          <table:table-cell table:formula="of:=[.C142]/([.D142]-[.D141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6781.93598" calcext:value-type="float">
            <text:p>1456446781.93598</text:p>
          </table:table-cell>
          <table:table-cell office:value-type="float" office:value="1120" calcext:value-type="float">
            <text:p>1120</text:p>
          </table:table-cell>
          <table:table-cell table:formula="of:=[.B143]-[.B$2]" office:value-type="float" office:value="1.93572759628296" calcext:value-type="float">
            <text:p>1.9357275963</text:p>
          </table:table-cell>
          <table:table-cell table:formula="of:=[.C143]/([.D143]-[.D142])" office:value-type="float" office:value="84159.5986957612" calcext:value-type="float">
            <text:p>84159.59869576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6781.94929" calcext:value-type="float">
            <text:p>1456446781.94929</text:p>
          </table:table-cell>
          <table:table-cell office:value-type="float" office:value="1120" calcext:value-type="float">
            <text:p>1120</text:p>
          </table:table-cell>
          <table:table-cell table:formula="of:=[.B144]-[.B$2]" office:value-type="float" office:value="1.94904184341431" calcext:value-type="float">
            <text:p>1.9490418434</text:p>
          </table:table-cell>
          <table:table-cell table:formula="of:=[.C144]/([.D144]-[.D143])" office:value-type="float" office:value="84120.4154430198" calcext:value-type="float">
            <text:p>84120.41544301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6781.9626" calcext:value-type="float">
            <text:p>1456446781.9626</text:p>
          </table:table-cell>
          <table:table-cell office:value-type="float" office:value="1120" calcext:value-type="float">
            <text:p>1120</text:p>
          </table:table-cell>
          <table:table-cell table:formula="of:=[.B145]-[.B$2]" office:value-type="float" office:value="1.96235203742981" calcext:value-type="float">
            <text:p>1.9623520374</text:p>
          </table:table-cell>
          <table:table-cell table:formula="of:=[.C145]/([.D145]-[.D144])" office:value-type="float" office:value="84146.0311318896" calcext:value-type="float">
            <text:p>84146.03113188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6781.97595" calcext:value-type="float">
            <text:p>1456446781.97595</text:p>
          </table:table-cell>
          <table:table-cell office:value-type="float" office:value="1120" calcext:value-type="float">
            <text:p>1120</text:p>
          </table:table-cell>
          <table:table-cell table:formula="of:=[.B146]-[.B$2]" office:value-type="float" office:value="1.97569942474365" calcext:value-type="float">
            <text:p>1.9756994247</text:p>
          </table:table-cell>
          <table:table-cell table:formula="of:=[.C146]/([.D146]-[.D145])" office:value-type="float" office:value="83911.5531500634" calcext:value-type="float">
            <text:p>83911.55315006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6781.98928" calcext:value-type="float">
            <text:p>1456446781.98928</text:p>
          </table:table-cell>
          <table:table-cell office:value-type="float" office:value="1120" calcext:value-type="float">
            <text:p>1120</text:p>
          </table:table-cell>
          <table:table-cell table:formula="of:=[.B147]-[.B$2]" office:value-type="float" office:value="1.98902440071106" calcext:value-type="float">
            <text:p>1.9890244007</text:p>
          </table:table-cell>
          <table:table-cell table:formula="of:=[.C147]/([.D147]-[.D146])" office:value-type="float" office:value="84052.6844280628" calcext:value-type="float">
            <text:p>84052.68442806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6782.00224" calcext:value-type="float">
            <text:p>1456446782.00224</text:p>
          </table:table-cell>
          <table:table-cell office:value-type="float" office:value="1120" calcext:value-type="float">
            <text:p>1120</text:p>
          </table:table-cell>
          <table:table-cell table:formula="of:=[.B148]-[.B$2]" office:value-type="float" office:value="2.00199007987976" calcext:value-type="float">
            <text:p>2.0019900799</text:p>
          </table:table-cell>
          <table:table-cell table:formula="of:=[.C148]/([.D148]-[.D147])" office:value-type="float" office:value="86381.8998933471" calcext:value-type="float">
            <text:p>86381.89989334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6782.01341" calcext:value-type="float">
            <text:p>1456446782.01341</text:p>
          </table:table-cell>
          <table:table-cell office:value-type="float" office:value="1120" calcext:value-type="float">
            <text:p>1120</text:p>
          </table:table-cell>
          <table:table-cell table:formula="of:=[.B149]-[.B$2]" office:value-type="float" office:value="2.01315975189209" calcext:value-type="float">
            <text:p>2.0131597519</text:p>
          </table:table-cell>
          <table:table-cell table:formula="of:=[.C149]/([.D149]-[.D148])" office:value-type="float" office:value="100271.520843561" calcext:value-type="float">
            <text:p>100271.5208435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6782.02458" calcext:value-type="float">
            <text:p>1456446782.02458</text:p>
          </table:table-cell>
          <table:table-cell office:value-type="float" office:value="1120" calcext:value-type="float">
            <text:p>1120</text:p>
          </table:table-cell>
          <table:table-cell table:formula="of:=[.B150]-[.B$2]" office:value-type="float" office:value="2.02432703971863" calcext:value-type="float">
            <text:p>2.0243270397</text:p>
          </table:table-cell>
          <table:table-cell table:formula="of:=[.C150]/([.D150]-[.D149])" office:value-type="float" office:value="100292.928542454" calcext:value-type="float">
            <text:p>100292.9285424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6782.03567" calcext:value-type="float">
            <text:p>1456446782.03567</text:p>
          </table:table-cell>
          <table:table-cell office:value-type="float" office:value="1120" calcext:value-type="float">
            <text:p>1120</text:p>
          </table:table-cell>
          <table:table-cell table:formula="of:=[.B151]-[.B$2]" office:value-type="float" office:value="2.03542399406433" calcext:value-type="float">
            <text:p>2.0354239941</text:p>
          </table:table-cell>
          <table:table-cell table:formula="of:=[.C151]/([.D151]-[.D150])" office:value-type="float" office:value="100928.594018563" calcext:value-type="float">
            <text:p>100928.594018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6782.04681" calcext:value-type="float">
            <text:p>1456446782.04681</text:p>
          </table:table-cell>
          <table:table-cell office:value-type="float" office:value="1120" calcext:value-type="float">
            <text:p>1120</text:p>
          </table:table-cell>
          <table:table-cell table:formula="of:=[.B152]-[.B$2]" office:value-type="float" office:value="2.04655838012695" calcext:value-type="float">
            <text:p>2.0465583801</text:p>
          </table:table-cell>
          <table:table-cell table:formula="of:=[.C152]/([.D152]-[.D151])" office:value-type="float" office:value="100589.291021606" calcext:value-type="float">
            <text:p>100589.2910216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6782.0579" calcext:value-type="float">
            <text:p>1456446782.0579</text:p>
          </table:table-cell>
          <table:table-cell office:value-type="float" office:value="1120" calcext:value-type="float">
            <text:p>1120</text:p>
          </table:table-cell>
          <table:table-cell table:formula="of:=[.B153]-[.B$2]" office:value-type="float" office:value="2.05764889717102" calcext:value-type="float">
            <text:p>2.0576488972</text:p>
          </table:table-cell>
          <table:table-cell table:formula="of:=[.C153]/([.D153]-[.D152])" office:value-type="float" office:value="100987.176301137" calcext:value-type="float">
            <text:p>100987.1763011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6782.06901" calcext:value-type="float">
            <text:p>1456446782.06901</text:p>
          </table:table-cell>
          <table:table-cell office:value-type="float" office:value="1120" calcext:value-type="float">
            <text:p>1120</text:p>
          </table:table-cell>
          <table:table-cell table:formula="of:=[.B154]-[.B$2]" office:value-type="float" office:value="2.06875824928284" calcext:value-type="float">
            <text:p>2.0687582493</text:p>
          </table:table-cell>
          <table:table-cell table:formula="of:=[.C154]/([.D154]-[.D153])" office:value-type="float" office:value="100815.960168255" calcext:value-type="float">
            <text:p>100815.9601682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6782.08007" calcext:value-type="float">
            <text:p>1456446782.08007</text:p>
          </table:table-cell>
          <table:table-cell office:value-type="float" office:value="1120" calcext:value-type="float">
            <text:p>1120</text:p>
          </table:table-cell>
          <table:table-cell table:formula="of:=[.B155]-[.B$2]" office:value-type="float" office:value="2.07982158660889" calcext:value-type="float">
            <text:p>2.0798215866</text:p>
          </table:table-cell>
          <table:table-cell table:formula="of:=[.C155]/([.D155]-[.D154])" office:value-type="float" office:value="101235.275305476" calcext:value-type="float">
            <text:p>101235.2753054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6782.09115" calcext:value-type="float">
            <text:p>1456446782.09115</text:p>
          </table:table-cell>
          <table:table-cell office:value-type="float" office:value="1120" calcext:value-type="float">
            <text:p>1120</text:p>
          </table:table-cell>
          <table:table-cell table:formula="of:=[.B156]-[.B$2]" office:value-type="float" office:value="2.09090209007263" calcext:value-type="float">
            <text:p>2.0909020901</text:p>
          </table:table-cell>
          <table:table-cell table:formula="of:=[.C156]/([.D156]-[.D155])" office:value-type="float" office:value="101078.439591178" calcext:value-type="float">
            <text:p>101078.4395911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6782.10223" calcext:value-type="float">
            <text:p>1456446782.10223</text:p>
          </table:table-cell>
          <table:table-cell office:value-type="float" office:value="1120" calcext:value-type="float">
            <text:p>1120</text:p>
          </table:table-cell>
          <table:table-cell table:formula="of:=[.B157]-[.B$2]" office:value-type="float" office:value="2.10197854042053" calcext:value-type="float">
            <text:p>2.1019785404</text:p>
          </table:table-cell>
          <table:table-cell table:formula="of:=[.C157]/([.D157]-[.D156])" office:value-type="float" office:value="101115.426406647" calcext:value-type="float">
            <text:p>101115.4264066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6782.1133" calcext:value-type="float">
            <text:p>1456446782.1133</text:p>
          </table:table-cell>
          <table:table-cell office:value-type="float" office:value="1120" calcext:value-type="float">
            <text:p>1120</text:p>
          </table:table-cell>
          <table:table-cell table:formula="of:=[.B158]-[.B$2]" office:value-type="float" office:value="2.11305165290833" calcext:value-type="float">
            <text:p>2.1130516529</text:p>
          </table:table-cell>
          <table:table-cell table:formula="of:=[.C158]/([.D158]-[.D157])" office:value-type="float" office:value="101145.906468004" calcext:value-type="float">
            <text:p>101145.9064680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6782.12484" calcext:value-type="float">
            <text:p>1456446782.12484</text:p>
          </table:table-cell>
          <table:table-cell office:value-type="float" office:value="1120" calcext:value-type="float">
            <text:p>1120</text:p>
          </table:table-cell>
          <table:table-cell table:formula="of:=[.B159]-[.B$2]" office:value-type="float" office:value="2.12458658218384" calcext:value-type="float">
            <text:p>2.1245865822</text:p>
          </table:table-cell>
          <table:table-cell table:formula="of:=[.C159]/([.D159]-[.D158])" office:value-type="float" office:value="97096.3907318989" calcext:value-type="float">
            <text:p>97096.39073189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6782.13592" calcext:value-type="float">
            <text:p>1456446782.13592</text:p>
          </table:table-cell>
          <table:table-cell office:value-type="float" office:value="1120" calcext:value-type="float">
            <text:p>1120</text:p>
          </table:table-cell>
          <table:table-cell table:formula="of:=[.B160]-[.B$2]" office:value-type="float" office:value="2.13567280769348" calcext:value-type="float">
            <text:p>2.1356728077</text:p>
          </table:table-cell>
          <table:table-cell table:formula="of:=[.C160]/([.D160]-[.D159])" office:value-type="float" office:value="101026.26895202" calcext:value-type="float">
            <text:p>101026.268952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6782.147" calcext:value-type="float">
            <text:p>1456446782.147</text:p>
          </table:table-cell>
          <table:table-cell office:value-type="float" office:value="1120" calcext:value-type="float">
            <text:p>1120</text:p>
          </table:table-cell>
          <table:table-cell table:formula="of:=[.B161]-[.B$2]" office:value-type="float" office:value="2.14674711227417" calcext:value-type="float">
            <text:p>2.1467471123</text:p>
          </table:table-cell>
          <table:table-cell table:formula="of:=[.C161]/([.D161]-[.D160])" office:value-type="float" office:value="101135.018622575" calcext:value-type="float">
            <text:p>101135.018622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6782.15807" calcext:value-type="float">
            <text:p>1456446782.15807</text:p>
          </table:table-cell>
          <table:table-cell office:value-type="float" office:value="1120" calcext:value-type="float">
            <text:p>1120</text:p>
          </table:table-cell>
          <table:table-cell table:formula="of:=[.B162]-[.B$2]" office:value-type="float" office:value="2.15781807899475" calcext:value-type="float">
            <text:p>2.157818079</text:p>
          </table:table-cell>
          <table:table-cell table:formula="of:=[.C162]/([.D162]-[.D161])" office:value-type="float" office:value="101165.510498546" calcext:value-type="float">
            <text:p>101165.5104985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6782.16914" calcext:value-type="float">
            <text:p>1456446782.16914</text:p>
          </table:table-cell>
          <table:table-cell office:value-type="float" office:value="1120" calcext:value-type="float">
            <text:p>1120</text:p>
          </table:table-cell>
          <table:table-cell table:formula="of:=[.B163]-[.B$2]" office:value-type="float" office:value="2.16888904571533" calcext:value-type="float">
            <text:p>2.1688890457</text:p>
          </table:table-cell>
          <table:table-cell table:formula="of:=[.C163]/([.D163]-[.D162])" office:value-type="float" office:value="101165.510498546" calcext:value-type="float">
            <text:p>101165.5104985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6782.18021" calcext:value-type="float">
            <text:p>1456446782.18021</text:p>
          </table:table-cell>
          <table:table-cell office:value-type="float" office:value="1120" calcext:value-type="float">
            <text:p>1120</text:p>
          </table:table-cell>
          <table:table-cell table:formula="of:=[.B164]-[.B$2]" office:value-type="float" office:value="2.17995762825012" calcext:value-type="float">
            <text:p>2.1799576283</text:p>
          </table:table-cell>
          <table:table-cell table:formula="of:=[.C164]/([.D164]-[.D163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6782.19128" calcext:value-type="float">
            <text:p>1456446782.19128</text:p>
          </table:table-cell>
          <table:table-cell office:value-type="float" office:value="1120" calcext:value-type="float">
            <text:p>1120</text:p>
          </table:table-cell>
          <table:table-cell table:formula="of:=[.B165]-[.B$2]" office:value-type="float" office:value="2.19102668762207" calcext:value-type="float">
            <text:p>2.1910266876</text:p>
          </table:table-cell>
          <table:table-cell table:formula="of:=[.C165]/([.D165]-[.D164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6782.20235" calcext:value-type="float">
            <text:p>1456446782.20235</text:p>
          </table:table-cell>
          <table:table-cell office:value-type="float" office:value="1120" calcext:value-type="float">
            <text:p>1120</text:p>
          </table:table-cell>
          <table:table-cell table:formula="of:=[.B166]-[.B$2]" office:value-type="float" office:value="2.20210218429565" calcext:value-type="float">
            <text:p>2.2021021843</text:p>
          </table:table-cell>
          <table:table-cell table:formula="of:=[.C166]/([.D166]-[.D165])" office:value-type="float" office:value="101124.133120937" calcext:value-type="float">
            <text:p>101124.1331209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6782.21342" calcext:value-type="float">
            <text:p>1456446782.21342</text:p>
          </table:table-cell>
          <table:table-cell office:value-type="float" office:value="1120" calcext:value-type="float">
            <text:p>1120</text:p>
          </table:table-cell>
          <table:table-cell table:formula="of:=[.B167]-[.B$2]" office:value-type="float" office:value="2.21317291259766" calcext:value-type="float">
            <text:p>2.2131729126</text:p>
          </table:table-cell>
          <table:table-cell table:formula="of:=[.C167]/([.D167]-[.D166])" office:value-type="float" office:value="101167.689193264" calcext:value-type="float">
            <text:p>101167.6891932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6782.22449" calcext:value-type="float">
            <text:p>1456446782.22449</text:p>
          </table:table-cell>
          <table:table-cell office:value-type="float" office:value="1120" calcext:value-type="float">
            <text:p>1120</text:p>
          </table:table-cell>
          <table:table-cell table:formula="of:=[.B168]-[.B$2]" office:value-type="float" office:value="2.22424173355103" calcext:value-type="float">
            <text:p>2.2242417336</text:p>
          </table:table-cell>
          <table:table-cell table:formula="of:=[.C168]/([.D168]-[.D167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6782.23556" calcext:value-type="float">
            <text:p>1456446782.23556</text:p>
          </table:table-cell>
          <table:table-cell office:value-type="float" office:value="1120" calcext:value-type="float">
            <text:p>1120</text:p>
          </table:table-cell>
          <table:table-cell table:formula="of:=[.B169]-[.B$2]" office:value-type="float" office:value="2.23530912399292" calcext:value-type="float">
            <text:p>2.235309124</text:p>
          </table:table-cell>
          <table:table-cell table:formula="of:=[.C169]/([.D169]-[.D168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6782.24663" calcext:value-type="float">
            <text:p>1456446782.24663</text:p>
          </table:table-cell>
          <table:table-cell office:value-type="float" office:value="1120" calcext:value-type="float">
            <text:p>1120</text:p>
          </table:table-cell>
          <table:table-cell table:formula="of:=[.B170]-[.B$2]" office:value-type="float" office:value="2.24637722969055" calcext:value-type="float">
            <text:p>2.2463772297</text:p>
          </table:table-cell>
          <table:table-cell table:formula="of:=[.C170]/([.D170]-[.D169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6782.2577" calcext:value-type="float">
            <text:p>1456446782.2577</text:p>
          </table:table-cell>
          <table:table-cell office:value-type="float" office:value="1120" calcext:value-type="float">
            <text:p>1120</text:p>
          </table:table-cell>
          <table:table-cell table:formula="of:=[.B171]-[.B$2]" office:value-type="float" office:value="2.25744605064392" calcext:value-type="float">
            <text:p>2.2574460506</text:p>
          </table:table-cell>
          <table:table-cell table:formula="of:=[.C171]/([.D171]-[.D170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6782.26876" calcext:value-type="float">
            <text:p>1456446782.26876</text:p>
          </table:table-cell>
          <table:table-cell office:value-type="float" office:value="1120" calcext:value-type="float">
            <text:p>1120</text:p>
          </table:table-cell>
          <table:table-cell table:formula="of:=[.B172]-[.B$2]" office:value-type="float" office:value="2.26851391792297" calcext:value-type="float">
            <text:p>2.2685139179</text:p>
          </table:table-cell>
          <table:table-cell table:formula="of:=[.C172]/([.D172]-[.D171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6782.2798" calcext:value-type="float">
            <text:p>1456446782.2798</text:p>
          </table:table-cell>
          <table:table-cell office:value-type="float" office:value="1120" calcext:value-type="float">
            <text:p>1120</text:p>
          </table:table-cell>
          <table:table-cell table:formula="of:=[.B173]-[.B$2]" office:value-type="float" office:value="2.27954649925232" calcext:value-type="float">
            <text:p>2.2795464993</text:p>
          </table:table-cell>
          <table:table-cell table:formula="of:=[.C173]/([.D173]-[.D172])" office:value-type="float" office:value="101517.493192722" calcext:value-type="float">
            <text:p>101517.4931927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6782.29087" calcext:value-type="float">
            <text:p>1456446782.29087</text:p>
          </table:table-cell>
          <table:table-cell office:value-type="float" office:value="1120" calcext:value-type="float">
            <text:p>1120</text:p>
          </table:table-cell>
          <table:table-cell table:formula="of:=[.B174]-[.B$2]" office:value-type="float" office:value="2.29061555862427" calcext:value-type="float">
            <text:p>2.2906155586</text:p>
          </table:table-cell>
          <table:table-cell table:formula="of:=[.C174]/([.D174]-[.D173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6782.30193" calcext:value-type="float">
            <text:p>1456446782.30193</text:p>
          </table:table-cell>
          <table:table-cell office:value-type="float" office:value="1120" calcext:value-type="float">
            <text:p>1120</text:p>
          </table:table-cell>
          <table:table-cell table:formula="of:=[.B175]-[.B$2]" office:value-type="float" office:value="2.30168223381042" calcext:value-type="float">
            <text:p>2.3016822338</text:p>
          </table:table-cell>
          <table:table-cell table:formula="of:=[.C175]/([.D175]-[.D174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6782.31303" calcext:value-type="float">
            <text:p>1456446782.31303</text:p>
          </table:table-cell>
          <table:table-cell office:value-type="float" office:value="1120" calcext:value-type="float">
            <text:p>1120</text:p>
          </table:table-cell>
          <table:table-cell table:formula="of:=[.B176]-[.B$2]" office:value-type="float" office:value="2.31277823448181" calcext:value-type="float">
            <text:p>2.3127782345</text:p>
          </table:table-cell>
          <table:table-cell table:formula="of:=[.C176]/([.D176]-[.D175])" office:value-type="float" office:value="100937.268586162" calcext:value-type="float">
            <text:p>100937.2685861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6782.32411" calcext:value-type="float">
            <text:p>1456446782.32411</text:p>
          </table:table-cell>
          <table:table-cell office:value-type="float" office:value="1120" calcext:value-type="float">
            <text:p>1120</text:p>
          </table:table-cell>
          <table:table-cell table:formula="of:=[.B177]-[.B$2]" office:value-type="float" office:value="2.32386088371277" calcext:value-type="float">
            <text:p>2.3238608837</text:p>
          </table:table-cell>
          <table:table-cell table:formula="of:=[.C177]/([.D177]-[.D176])" office:value-type="float" office:value="101058.869288357" calcext:value-type="float">
            <text:p>101058.8692883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6782.33519" calcext:value-type="float">
            <text:p>1456446782.33519</text:p>
          </table:table-cell>
          <table:table-cell office:value-type="float" office:value="1120" calcext:value-type="float">
            <text:p>1120</text:p>
          </table:table-cell>
          <table:table-cell table:formula="of:=[.B178]-[.B$2]" office:value-type="float" office:value="2.3349392414093" calcext:value-type="float">
            <text:p>2.3349392414</text:p>
          </table:table-cell>
          <table:table-cell table:formula="of:=[.C178]/([.D178]-[.D177])" office:value-type="float" office:value="101098.017475143" calcext:value-type="float">
            <text:p>101098.0174751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6782.34626" calcext:value-type="float">
            <text:p>1456446782.34626</text:p>
          </table:table-cell>
          <table:table-cell office:value-type="float" office:value="1120" calcext:value-type="float">
            <text:p>1120</text:p>
          </table:table-cell>
          <table:table-cell table:formula="of:=[.B179]-[.B$2]" office:value-type="float" office:value="2.34601354598999" calcext:value-type="float">
            <text:p>2.346013546</text:p>
          </table:table-cell>
          <table:table-cell table:formula="of:=[.C179]/([.D179]-[.D178])" office:value-type="float" office:value="101135.018622575" calcext:value-type="float">
            <text:p>101135.0186225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6782.35733" calcext:value-type="float">
            <text:p>1456446782.35733</text:p>
          </table:table-cell>
          <table:table-cell office:value-type="float" office:value="1120" calcext:value-type="float">
            <text:p>1120</text:p>
          </table:table-cell>
          <table:table-cell table:formula="of:=[.B180]-[.B$2]" office:value-type="float" office:value="2.35708355903625" calcext:value-type="float">
            <text:p>2.357083559</text:p>
          </table:table-cell>
          <table:table-cell table:formula="of:=[.C180]/([.D180]-[.D179])" office:value-type="float" office:value="101174.225840495" calcext:value-type="float">
            <text:p>101174.225840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6782.36842" calcext:value-type="float">
            <text:p>1456446782.36842</text:p>
          </table:table-cell>
          <table:table-cell office:value-type="float" office:value="1120" calcext:value-type="float">
            <text:p>1120</text:p>
          </table:table-cell>
          <table:table-cell table:formula="of:=[.B181]-[.B$2]" office:value-type="float" office:value="2.36817336082458" calcext:value-type="float">
            <text:p>2.3681733608</text:p>
          </table:table-cell>
          <table:table-cell table:formula="of:=[.C181]/([.D181]-[.D180])" office:value-type="float" office:value="100993.689641828" calcext:value-type="float">
            <text:p>100993.6896418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6782.3795" calcext:value-type="float">
            <text:p>1456446782.3795</text:p>
          </table:table-cell>
          <table:table-cell office:value-type="float" office:value="1120" calcext:value-type="float">
            <text:p>1120</text:p>
          </table:table-cell>
          <table:table-cell table:formula="of:=[.B182]-[.B$2]" office:value-type="float" office:value="2.37925052642822" calcext:value-type="float">
            <text:p>2.3792505264</text:p>
          </table:table-cell>
          <table:table-cell table:formula="of:=[.C182]/([.D182]-[.D181])" office:value-type="float" office:value="101108.897354771" calcext:value-type="float">
            <text:p>101108.8973547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6782.3906" calcext:value-type="float">
            <text:p>1456446782.3906</text:p>
          </table:table-cell>
          <table:table-cell office:value-type="float" office:value="1120" calcext:value-type="float">
            <text:p>1120</text:p>
          </table:table-cell>
          <table:table-cell table:formula="of:=[.B183]-[.B$2]" office:value-type="float" office:value="2.39035415649414" calcext:value-type="float">
            <text:p>2.3903541565</text:p>
          </table:table-cell>
          <table:table-cell table:formula="of:=[.C183]/([.D183]-[.D182])" office:value-type="float" office:value="100867.913767929" calcext:value-type="float">
            <text:p>100867.9137679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6782.40169" calcext:value-type="float">
            <text:p>1456446782.40169</text:p>
          </table:table-cell>
          <table:table-cell office:value-type="float" office:value="1120" calcext:value-type="float">
            <text:p>1120</text:p>
          </table:table-cell>
          <table:table-cell table:formula="of:=[.B184]-[.B$2]" office:value-type="float" office:value="2.40143465995789" calcext:value-type="float">
            <text:p>2.40143466</text:p>
          </table:table-cell>
          <table:table-cell table:formula="of:=[.C184]/([.D184]-[.D183])" office:value-type="float" office:value="101078.439591178" calcext:value-type="float">
            <text:p>101078.4395911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6782.41276" calcext:value-type="float">
            <text:p>1456446782.41276</text:p>
          </table:table-cell>
          <table:table-cell office:value-type="float" office:value="1120" calcext:value-type="float">
            <text:p>1120</text:p>
          </table:table-cell>
          <table:table-cell table:formula="of:=[.B185]-[.B$2]" office:value-type="float" office:value="2.41250777244568" calcext:value-type="float">
            <text:p>2.4125077724</text:p>
          </table:table-cell>
          <table:table-cell table:formula="of:=[.C185]/([.D185]-[.D184])" office:value-type="float" office:value="101145.906468004" calcext:value-type="float">
            <text:p>101145.9064680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6782.42383" calcext:value-type="float">
            <text:p>1456446782.42383</text:p>
          </table:table-cell>
          <table:table-cell office:value-type="float" office:value="1120" calcext:value-type="float">
            <text:p>1120</text:p>
          </table:table-cell>
          <table:table-cell table:formula="of:=[.B186]-[.B$2]" office:value-type="float" office:value="2.42357707023621" calcext:value-type="float">
            <text:p>2.4235770702</text:p>
          </table:table-cell>
          <table:table-cell table:formula="of:=[.C186]/([.D186]-[.D185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6782.4349" calcext:value-type="float">
            <text:p>1456446782.4349</text:p>
          </table:table-cell>
          <table:table-cell office:value-type="float" office:value="1120" calcext:value-type="float">
            <text:p>1120</text:p>
          </table:table-cell>
          <table:table-cell table:formula="of:=[.B187]-[.B$2]" office:value-type="float" office:value="2.43464493751526" calcext:value-type="float">
            <text:p>2.4346449375</text:p>
          </table:table-cell>
          <table:table-cell table:formula="of:=[.C187]/([.D187]-[.D186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6782.44596" calcext:value-type="float">
            <text:p>1456446782.44596</text:p>
          </table:table-cell>
          <table:table-cell office:value-type="float" office:value="1120" calcext:value-type="float">
            <text:p>1120</text:p>
          </table:table-cell>
          <table:table-cell table:formula="of:=[.B188]-[.B$2]" office:value-type="float" office:value="2.44571352005005" calcext:value-type="float">
            <text:p>2.4457135201</text:p>
          </table:table-cell>
          <table:table-cell table:formula="of:=[.C188]/([.D188]-[.D187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6782.45704" calcext:value-type="float">
            <text:p>1456446782.45704</text:p>
          </table:table-cell>
          <table:table-cell office:value-type="float" office:value="1120" calcext:value-type="float">
            <text:p>1120</text:p>
          </table:table-cell>
          <table:table-cell table:formula="of:=[.B189]-[.B$2]" office:value-type="float" office:value="2.45679020881653" calcext:value-type="float">
            <text:p>2.4567902088</text:p>
          </table:table-cell>
          <table:table-cell table:formula="of:=[.C189]/([.D189]-[.D188])" office:value-type="float" office:value="101113.249962332" calcext:value-type="float">
            <text:p>101113.2499623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6782.46811" calcext:value-type="float">
            <text:p>1456446782.46811</text:p>
          </table:table-cell>
          <table:table-cell office:value-type="float" office:value="1120" calcext:value-type="float">
            <text:p>1120</text:p>
          </table:table-cell>
          <table:table-cell table:formula="of:=[.B190]-[.B$2]" office:value-type="float" office:value="2.46786260604858" calcext:value-type="float">
            <text:p>2.467862606</text:p>
          </table:table-cell>
          <table:table-cell table:formula="of:=[.C190]/([.D190]-[.D189])" office:value-type="float" office:value="101152.440300596" calcext:value-type="float">
            <text:p>101152.4403005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6782.47918" calcext:value-type="float">
            <text:p>1456446782.47918</text:p>
          </table:table-cell>
          <table:table-cell office:value-type="float" office:value="1120" calcext:value-type="float">
            <text:p>1120</text:p>
          </table:table-cell>
          <table:table-cell table:formula="of:=[.B191]-[.B$2]" office:value-type="float" office:value="2.47893095016479" calcext:value-type="float">
            <text:p>2.4789309502</text:p>
          </table:table-cell>
          <table:table-cell table:formula="of:=[.C191]/([.D191]-[.D190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6782.49025" calcext:value-type="float">
            <text:p>1456446782.49025</text:p>
          </table:table-cell>
          <table:table-cell office:value-type="float" office:value="1120" calcext:value-type="float">
            <text:p>1120</text:p>
          </table:table-cell>
          <table:table-cell table:formula="of:=[.B192]-[.B$2]" office:value-type="float" office:value="2.4900016784668" calcext:value-type="float">
            <text:p>2.4900016785</text:p>
          </table:table-cell>
          <table:table-cell table:formula="of:=[.C192]/([.D192]-[.D191])" office:value-type="float" office:value="101167.689193264" calcext:value-type="float">
            <text:p>101167.6891932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6782.50132" calcext:value-type="float">
            <text:p>1456446782.50132</text:p>
          </table:table-cell>
          <table:table-cell office:value-type="float" office:value="1120" calcext:value-type="float">
            <text:p>1120</text:p>
          </table:table-cell>
          <table:table-cell table:formula="of:=[.B193]-[.B$2]" office:value-type="float" office:value="2.50106954574585" calcext:value-type="float">
            <text:p>2.5010695457</text:p>
          </table:table-cell>
          <table:table-cell table:formula="of:=[.C193]/([.D193]-[.D192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6782.51239" calcext:value-type="float">
            <text:p>1456446782.51239</text:p>
          </table:table-cell>
          <table:table-cell office:value-type="float" office:value="1120" calcext:value-type="float">
            <text:p>1120</text:p>
          </table:table-cell>
          <table:table-cell table:formula="of:=[.B194]-[.B$2]" office:value-type="float" office:value="2.51213788986206" calcext:value-type="float">
            <text:p>2.5121378899</text:p>
          </table:table-cell>
          <table:table-cell table:formula="of:=[.C194]/([.D194]-[.D193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6782.52346" calcext:value-type="float">
            <text:p>1456446782.52346</text:p>
          </table:table-cell>
          <table:table-cell office:value-type="float" office:value="1120" calcext:value-type="float">
            <text:p>1120</text:p>
          </table:table-cell>
          <table:table-cell table:formula="of:=[.B195]-[.B$2]" office:value-type="float" office:value="2.52320528030395" calcext:value-type="float">
            <text:p>2.5232052803</text:p>
          </table:table-cell>
          <table:table-cell table:formula="of:=[.C195]/([.D195]-[.D194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6782.53452" calcext:value-type="float">
            <text:p>1456446782.53452</text:p>
          </table:table-cell>
          <table:table-cell office:value-type="float" office:value="1120" calcext:value-type="float">
            <text:p>1120</text:p>
          </table:table-cell>
          <table:table-cell table:formula="of:=[.B196]-[.B$2]" office:value-type="float" office:value="2.53427195549011" calcext:value-type="float">
            <text:p>2.5342719555</text:p>
          </table:table-cell>
          <table:table-cell table:formula="of:=[.C196]/([.D196]-[.D195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6782.54559" calcext:value-type="float">
            <text:p>1456446782.54559</text:p>
          </table:table-cell>
          <table:table-cell office:value-type="float" office:value="1120" calcext:value-type="float">
            <text:p>1120</text:p>
          </table:table-cell>
          <table:table-cell table:formula="of:=[.B197]-[.B$2]" office:value-type="float" office:value="2.54533934593201" calcext:value-type="float">
            <text:p>2.5453393459</text:p>
          </table:table-cell>
          <table:table-cell table:formula="of:=[.C197]/([.D197]-[.D196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6782.55666" calcext:value-type="float">
            <text:p>1456446782.55666</text:p>
          </table:table-cell>
          <table:table-cell office:value-type="float" office:value="1120" calcext:value-type="float">
            <text:p>1120</text:p>
          </table:table-cell>
          <table:table-cell table:formula="of:=[.B198]-[.B$2]" office:value-type="float" office:value="2.55640649795532" calcext:value-type="float">
            <text:p>2.556406498</text:p>
          </table:table-cell>
          <table:table-cell table:formula="of:=[.C198]/([.D198]-[.D197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6782.56772" calcext:value-type="float">
            <text:p>1456446782.56772</text:p>
          </table:table-cell>
          <table:table-cell office:value-type="float" office:value="1120" calcext:value-type="float">
            <text:p>1120</text:p>
          </table:table-cell>
          <table:table-cell table:formula="of:=[.B199]-[.B$2]" office:value-type="float" office:value="2.56747341156006" calcext:value-type="float">
            <text:p>2.5674734116</text:p>
          </table:table-cell>
          <table:table-cell table:formula="of:=[.C199]/([.D199]-[.D198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6782.57879" calcext:value-type="float">
            <text:p>1456446782.57879</text:p>
          </table:table-cell>
          <table:table-cell office:value-type="float" office:value="1120" calcext:value-type="float">
            <text:p>1120</text:p>
          </table:table-cell>
          <table:table-cell table:formula="of:=[.B200]-[.B$2]" office:value-type="float" office:value="2.57854104042053" calcext:value-type="float">
            <text:p>2.5785410404</text:p>
          </table:table-cell>
          <table:table-cell table:formula="of:=[.C200]/([.D200]-[.D199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6782.5898" calcext:value-type="float">
            <text:p>1456446782.5898</text:p>
          </table:table-cell>
          <table:table-cell office:value-type="float" office:value="1120" calcext:value-type="float">
            <text:p>1120</text:p>
          </table:table-cell>
          <table:table-cell table:formula="of:=[.B201]-[.B$2]" office:value-type="float" office:value="2.58955192565918" calcext:value-type="float">
            <text:p>2.5895519257</text:p>
          </table:table-cell>
          <table:table-cell table:formula="of:=[.C201]/([.D201]-[.D200])" office:value-type="float" office:value="101717.525496395" calcext:value-type="float">
            <text:p>101717.5254963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6782.60087" calcext:value-type="float">
            <text:p>1456446782.60087</text:p>
          </table:table-cell>
          <table:table-cell office:value-type="float" office:value="1120" calcext:value-type="float">
            <text:p>1120</text:p>
          </table:table-cell>
          <table:table-cell table:formula="of:=[.B202]-[.B$2]" office:value-type="float" office:value="2.60062313079834" calcext:value-type="float">
            <text:p>2.6006231308</text:p>
          </table:table-cell>
          <table:table-cell table:formula="of:=[.C202]/([.D202]-[.D201])" office:value-type="float" office:value="101163.331897666" calcext:value-type="float">
            <text:p>101163.3318976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6782.61194" calcext:value-type="float">
            <text:p>1456446782.61194</text:p>
          </table:table-cell>
          <table:table-cell office:value-type="float" office:value="1120" calcext:value-type="float">
            <text:p>1120</text:p>
          </table:table-cell>
          <table:table-cell table:formula="of:=[.B203]-[.B$2]" office:value-type="float" office:value="2.61169219017029" calcext:value-type="float">
            <text:p>2.6116921902</text:p>
          </table:table-cell>
          <table:table-cell table:formula="of:=[.C203]/([.D203]-[.D202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6782.62301" calcext:value-type="float">
            <text:p>1456446782.62301</text:p>
          </table:table-cell>
          <table:table-cell office:value-type="float" office:value="1120" calcext:value-type="float">
            <text:p>1120</text:p>
          </table:table-cell>
          <table:table-cell table:formula="of:=[.B204]-[.B$2]" office:value-type="float" office:value="2.62276387214661" calcext:value-type="float">
            <text:p>2.6227638721</text:p>
          </table:table-cell>
          <table:table-cell table:formula="of:=[.C204]/([.D204]-[.D203])" office:value-type="float" office:value="101158.974977389" calcext:value-type="float">
            <text:p>101158.9749773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6782.63408" calcext:value-type="float">
            <text:p>1456446782.63408</text:p>
          </table:table-cell>
          <table:table-cell office:value-type="float" office:value="1120" calcext:value-type="float">
            <text:p>1120</text:p>
          </table:table-cell>
          <table:table-cell table:formula="of:=[.B205]-[.B$2]" office:value-type="float" office:value="2.6338324546814" calcext:value-type="float">
            <text:p>2.6338324547</text:p>
          </table:table-cell>
          <table:table-cell table:formula="of:=[.C205]/([.D205]-[.D204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6782.64515" calcext:value-type="float">
            <text:p>1456446782.64515</text:p>
          </table:table-cell>
          <table:table-cell office:value-type="float" office:value="1120" calcext:value-type="float">
            <text:p>1120</text:p>
          </table:table-cell>
          <table:table-cell table:formula="of:=[.B206]-[.B$2]" office:value-type="float" office:value="2.64489960670471" calcext:value-type="float">
            <text:p>2.6448996067</text:p>
          </table:table-cell>
          <table:table-cell table:formula="of:=[.C206]/([.D206]-[.D205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6782.65622" calcext:value-type="float">
            <text:p>1456446782.65622</text:p>
          </table:table-cell>
          <table:table-cell office:value-type="float" office:value="1120" calcext:value-type="float">
            <text:p>1120</text:p>
          </table:table-cell>
          <table:table-cell table:formula="of:=[.B207]-[.B$2]" office:value-type="float" office:value="2.65596604347229" calcext:value-type="float">
            <text:p>2.6559660435</text:p>
          </table:table-cell>
          <table:table-cell table:formula="of:=[.C207]/([.D207]-[.D206])" office:value-type="float" office:value="101206.92175112" calcext:value-type="float">
            <text:p>101206.921751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6782.66729" calcext:value-type="float">
            <text:p>1456446782.66729</text:p>
          </table:table-cell>
          <table:table-cell office:value-type="float" office:value="1120" calcext:value-type="float">
            <text:p>1120</text:p>
          </table:table-cell>
          <table:table-cell table:formula="of:=[.B208]-[.B$2]" office:value-type="float" office:value="2.66704416275024" calcext:value-type="float">
            <text:p>2.6670441628</text:p>
          </table:table-cell>
          <table:table-cell table:formula="of:=[.C208]/([.D208]-[.D207])" office:value-type="float" office:value="101100.193263747" calcext:value-type="float">
            <text:p>101100.1932637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6782.67836" calcext:value-type="float">
            <text:p>1456446782.67836</text:p>
          </table:table-cell>
          <table:table-cell office:value-type="float" office:value="1120" calcext:value-type="float">
            <text:p>1120</text:p>
          </table:table-cell>
          <table:table-cell table:formula="of:=[.B209]-[.B$2]" office:value-type="float" office:value="2.67811393737793" calcext:value-type="float">
            <text:p>2.6781139374</text:p>
          </table:table-cell>
          <table:table-cell table:formula="of:=[.C209]/([.D209]-[.D208])" office:value-type="float" office:value="101176.404910618" calcext:value-type="float">
            <text:p>101176.4049106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6782.68943" calcext:value-type="float">
            <text:p>1456446782.68943</text:p>
          </table:table-cell>
          <table:table-cell office:value-type="float" office:value="1120" calcext:value-type="float">
            <text:p>1120</text:p>
          </table:table-cell>
          <table:table-cell table:formula="of:=[.B210]-[.B$2]" office:value-type="float" office:value="2.68918204307556" calcext:value-type="float">
            <text:p>2.6891820431</text:p>
          </table:table-cell>
          <table:table-cell table:formula="of:=[.C210]/([.D210]-[.D209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6782.7005" calcext:value-type="float">
            <text:p>1456446782.7005</text:p>
          </table:table-cell>
          <table:table-cell office:value-type="float" office:value="1120" calcext:value-type="float">
            <text:p>1120</text:p>
          </table:table-cell>
          <table:table-cell table:formula="of:=[.B211]-[.B$2]" office:value-type="float" office:value="2.70025253295898" calcext:value-type="float">
            <text:p>2.700252533</text:p>
          </table:table-cell>
          <table:table-cell table:formula="of:=[.C211]/([.D211]-[.D210])" office:value-type="float" office:value="101169.867981823" calcext:value-type="float">
            <text:p>101169.8679818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6782.71158" calcext:value-type="float">
            <text:p>1456446782.71158</text:p>
          </table:table-cell>
          <table:table-cell office:value-type="float" office:value="1120" calcext:value-type="float">
            <text:p>1120</text:p>
          </table:table-cell>
          <table:table-cell table:formula="of:=[.B212]-[.B$2]" office:value-type="float" office:value="2.71132659912109" calcext:value-type="float">
            <text:p>2.7113265991</text:p>
          </table:table-cell>
          <table:table-cell table:formula="of:=[.C212]/([.D212]-[.D211])" office:value-type="float" office:value="101137.196004134" calcext:value-type="float">
            <text:p>101137.1960041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6782.72265" calcext:value-type="float">
            <text:p>1456446782.72265</text:p>
          </table:table-cell>
          <table:table-cell office:value-type="float" office:value="1120" calcext:value-type="float">
            <text:p>1120</text:p>
          </table:table-cell>
          <table:table-cell table:formula="of:=[.B213]-[.B$2]" office:value-type="float" office:value="2.72239804267883" calcext:value-type="float">
            <text:p>2.7223980427</text:p>
          </table:table-cell>
          <table:table-cell table:formula="of:=[.C213]/([.D213]-[.D212])" office:value-type="float" office:value="101161.153390615" calcext:value-type="float">
            <text:p>101161.1533906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6782.73372" calcext:value-type="float">
            <text:p>1456446782.73372</text:p>
          </table:table-cell>
          <table:table-cell office:value-type="float" office:value="1120" calcext:value-type="float">
            <text:p>1120</text:p>
          </table:table-cell>
          <table:table-cell table:formula="of:=[.B214]-[.B$2]" office:value-type="float" office:value="2.73346710205078" calcext:value-type="float">
            <text:p>2.7334671021</text:p>
          </table:table-cell>
          <table:table-cell table:formula="of:=[.C214]/([.D214]-[.D213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6782.74479" calcext:value-type="float">
            <text:p>1456446782.74479</text:p>
          </table:table-cell>
          <table:table-cell office:value-type="float" office:value="1120" calcext:value-type="float">
            <text:p>1120</text:p>
          </table:table-cell>
          <table:table-cell table:formula="of:=[.B215]-[.B$2]" office:value-type="float" office:value="2.74453639984131" calcext:value-type="float">
            <text:p>2.7445363998</text:p>
          </table:table-cell>
          <table:table-cell table:formula="of:=[.C215]/([.D215]-[.D214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6782.75586" calcext:value-type="float">
            <text:p>1456446782.75586</text:p>
          </table:table-cell>
          <table:table-cell office:value-type="float" office:value="1120" calcext:value-type="float">
            <text:p>1120</text:p>
          </table:table-cell>
          <table:table-cell table:formula="of:=[.B216]-[.B$2]" office:value-type="float" office:value="2.7556049823761" calcext:value-type="float">
            <text:p>2.7556049824</text:p>
          </table:table-cell>
          <table:table-cell table:formula="of:=[.C216]/([.D216]-[.D215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6782.76693" calcext:value-type="float">
            <text:p>1456446782.76693</text:p>
          </table:table-cell>
          <table:table-cell office:value-type="float" office:value="1120" calcext:value-type="float">
            <text:p>1120</text:p>
          </table:table-cell>
          <table:table-cell table:formula="of:=[.B217]-[.B$2]" office:value-type="float" office:value="2.76667976379395" calcext:value-type="float">
            <text:p>2.7666797638</text:p>
          </table:table-cell>
          <table:table-cell table:formula="of:=[.C217]/([.D217]-[.D216])" office:value-type="float" office:value="101130.664140707" calcext:value-type="float">
            <text:p>101130.6641407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6782.778" calcext:value-type="float">
            <text:p>1456446782.778</text:p>
          </table:table-cell>
          <table:table-cell office:value-type="float" office:value="1120" calcext:value-type="float">
            <text:p>1120</text:p>
          </table:table-cell>
          <table:table-cell table:formula="of:=[.B218]-[.B$2]" office:value-type="float" office:value="2.77774930000305" calcext:value-type="float">
            <text:p>2.7777493</text:p>
          </table:table-cell>
          <table:table-cell table:formula="of:=[.C218]/([.D218]-[.D217])" office:value-type="float" office:value="101178.584074609" calcext:value-type="float">
            <text:p>101178.5840746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6782.78907" calcext:value-type="float">
            <text:p>1456446782.78907</text:p>
          </table:table-cell>
          <table:table-cell office:value-type="float" office:value="1120" calcext:value-type="float">
            <text:p>1120</text:p>
          </table:table-cell>
          <table:table-cell table:formula="of:=[.B219]-[.B$2]" office:value-type="float" office:value="2.78881788253784" calcext:value-type="float">
            <text:p>2.7888178825</text:p>
          </table:table-cell>
          <table:table-cell table:formula="of:=[.C219]/([.D219]-[.D218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6782.80013" calcext:value-type="float">
            <text:p>1456446782.80013</text:p>
          </table:table-cell>
          <table:table-cell office:value-type="float" office:value="1120" calcext:value-type="float">
            <text:p>1120</text:p>
          </table:table-cell>
          <table:table-cell table:formula="of:=[.B220]-[.B$2]" office:value-type="float" office:value="2.79988431930542" calcext:value-type="float">
            <text:p>2.7998843193</text:p>
          </table:table-cell>
          <table:table-cell table:formula="of:=[.C220]/([.D220]-[.D219])" office:value-type="float" office:value="101206.92175112" calcext:value-type="float">
            <text:p>101206.921751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6782.8112" calcext:value-type="float">
            <text:p>1456446782.8112</text:p>
          </table:table-cell>
          <table:table-cell office:value-type="float" office:value="1120" calcext:value-type="float">
            <text:p>1120</text:p>
          </table:table-cell>
          <table:table-cell table:formula="of:=[.B221]-[.B$2]" office:value-type="float" office:value="2.81095170974731" calcext:value-type="float">
            <text:p>2.8109517097</text:p>
          </table:table-cell>
          <table:table-cell table:formula="of:=[.C221]/([.D221]-[.D220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6782.82228" calcext:value-type="float">
            <text:p>1456446782.82228</text:p>
          </table:table-cell>
          <table:table-cell office:value-type="float" office:value="1120" calcext:value-type="float">
            <text:p>1120</text:p>
          </table:table-cell>
          <table:table-cell table:formula="of:=[.B222]-[.B$2]" office:value-type="float" office:value="2.82202482223511" calcext:value-type="float">
            <text:p>2.8220248222</text:p>
          </table:table-cell>
          <table:table-cell table:formula="of:=[.C222]/([.D222]-[.D221])" office:value-type="float" office:value="101145.906468004" calcext:value-type="float">
            <text:p>101145.9064680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6782.83334" calcext:value-type="float">
            <text:p>1456446782.83334</text:p>
          </table:table-cell>
          <table:table-cell office:value-type="float" office:value="1120" calcext:value-type="float">
            <text:p>1120</text:p>
          </table:table-cell>
          <table:table-cell table:formula="of:=[.B223]-[.B$2]" office:value-type="float" office:value="2.83309388160706" calcext:value-type="float">
            <text:p>2.8330938816</text:p>
          </table:table-cell>
          <table:table-cell table:formula="of:=[.C223]/([.D223]-[.D222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6782.84442" calcext:value-type="float">
            <text:p>1456446782.84442</text:p>
          </table:table-cell>
          <table:table-cell office:value-type="float" office:value="1120" calcext:value-type="float">
            <text:p>1120</text:p>
          </table:table-cell>
          <table:table-cell table:formula="of:=[.B224]-[.B$2]" office:value-type="float" office:value="2.84416604042053" calcext:value-type="float">
            <text:p>2.8441660404</text:p>
          </table:table-cell>
          <table:table-cell table:formula="of:=[.C224]/([.D224]-[.D223])" office:value-type="float" office:value="101154.618432386" calcext:value-type="float">
            <text:p>101154.6184323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6782.85549" calcext:value-type="float">
            <text:p>1456446782.85549</text:p>
          </table:table-cell>
          <table:table-cell office:value-type="float" office:value="1120" calcext:value-type="float">
            <text:p>1120</text:p>
          </table:table-cell>
          <table:table-cell table:formula="of:=[.B225]-[.B$2]" office:value-type="float" office:value="2.85523915290833" calcext:value-type="float">
            <text:p>2.8552391529</text:p>
          </table:table-cell>
          <table:table-cell table:formula="of:=[.C225]/([.D225]-[.D224])" office:value-type="float" office:value="101145.906468004" calcext:value-type="float">
            <text:p>101145.9064680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6782.86656" calcext:value-type="float">
            <text:p>1456446782.86656</text:p>
          </table:table-cell>
          <table:table-cell office:value-type="float" office:value="1120" calcext:value-type="float">
            <text:p>1120</text:p>
          </table:table-cell>
          <table:table-cell table:formula="of:=[.B226]-[.B$2]" office:value-type="float" office:value="2.86630654335022" calcext:value-type="float">
            <text:p>2.8663065434</text:p>
          </table:table-cell>
          <table:table-cell table:formula="of:=[.C226]/([.D226]-[.D225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6782.87763" calcext:value-type="float">
            <text:p>1456446782.87763</text:p>
          </table:table-cell>
          <table:table-cell office:value-type="float" office:value="1120" calcext:value-type="float">
            <text:p>1120</text:p>
          </table:table-cell>
          <table:table-cell table:formula="of:=[.B227]-[.B$2]" office:value-type="float" office:value="2.87737536430359" calcext:value-type="float">
            <text:p>2.8773753643</text:p>
          </table:table-cell>
          <table:table-cell table:formula="of:=[.C227]/([.D227]-[.D226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6782.88869" calcext:value-type="float">
            <text:p>1456446782.88869</text:p>
          </table:table-cell>
          <table:table-cell office:value-type="float" office:value="1120" calcext:value-type="float">
            <text:p>1120</text:p>
          </table:table-cell>
          <table:table-cell table:formula="of:=[.B228]-[.B$2]" office:value-type="float" office:value="2.8884437084198" calcext:value-type="float">
            <text:p>2.8884437084</text:p>
          </table:table-cell>
          <table:table-cell table:formula="of:=[.C228]/([.D228]-[.D227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6782.89979" calcext:value-type="float">
            <text:p>1456446782.89979</text:p>
          </table:table-cell>
          <table:table-cell office:value-type="float" office:value="1120" calcext:value-type="float">
            <text:p>1120</text:p>
          </table:table-cell>
          <table:table-cell table:formula="of:=[.B229]-[.B$2]" office:value-type="float" office:value="2.8995349407196" calcext:value-type="float">
            <text:p>2.8995349407</text:p>
          </table:table-cell>
          <table:table-cell table:formula="of:=[.C229]/([.D229]-[.D228])" office:value-type="float" office:value="100980.663800516" calcext:value-type="float">
            <text:p>100980.6638005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6782.91085" calcext:value-type="float">
            <text:p>1456446782.91085</text:p>
          </table:table-cell>
          <table:table-cell office:value-type="float" office:value="1120" calcext:value-type="float">
            <text:p>1120</text:p>
          </table:table-cell>
          <table:table-cell table:formula="of:=[.B230]-[.B$2]" office:value-type="float" office:value="2.91060137748718" calcext:value-type="float">
            <text:p>2.9106013775</text:p>
          </table:table-cell>
          <table:table-cell table:formula="of:=[.C230]/([.D230]-[.D229])" office:value-type="float" office:value="101206.92175112" calcext:value-type="float">
            <text:p>101206.921751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6782.92192" calcext:value-type="float">
            <text:p>1456446782.92192</text:p>
          </table:table-cell>
          <table:table-cell office:value-type="float" office:value="1120" calcext:value-type="float">
            <text:p>1120</text:p>
          </table:table-cell>
          <table:table-cell table:formula="of:=[.B231]-[.B$2]" office:value-type="float" office:value="2.92166829109192" calcext:value-type="float">
            <text:p>2.9216682911</text:p>
          </table:table-cell>
          <table:table-cell table:formula="of:=[.C231]/([.D231]-[.D230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6782.93299" calcext:value-type="float">
            <text:p>1456446782.93299</text:p>
          </table:table-cell>
          <table:table-cell office:value-type="float" office:value="1120" calcext:value-type="float">
            <text:p>1120</text:p>
          </table:table-cell>
          <table:table-cell table:formula="of:=[.B232]-[.B$2]" office:value-type="float" office:value="2.93273615837097" calcext:value-type="float">
            <text:p>2.9327361584</text:p>
          </table:table-cell>
          <table:table-cell table:formula="of:=[.C232]/([.D232]-[.D231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6782.94406" calcext:value-type="float">
            <text:p>1456446782.94406</text:p>
          </table:table-cell>
          <table:table-cell office:value-type="float" office:value="1120" calcext:value-type="float">
            <text:p>1120</text:p>
          </table:table-cell>
          <table:table-cell table:formula="of:=[.B233]-[.B$2]" office:value-type="float" office:value="2.94380450248718" calcext:value-type="float">
            <text:p>2.9438045025</text:p>
          </table:table-cell>
          <table:table-cell table:formula="of:=[.C233]/([.D233]-[.D232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6782.95512" calcext:value-type="float">
            <text:p>1456446782.95512</text:p>
          </table:table-cell>
          <table:table-cell office:value-type="float" office:value="1120" calcext:value-type="float">
            <text:p>1120</text:p>
          </table:table-cell>
          <table:table-cell table:formula="of:=[.B234]-[.B$2]" office:value-type="float" office:value="2.95487213134766" calcext:value-type="float">
            <text:p>2.9548721313</text:p>
          </table:table-cell>
          <table:table-cell table:formula="of:=[.C234]/([.D234]-[.D233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6782.96619" calcext:value-type="float">
            <text:p>1456446782.96619</text:p>
          </table:table-cell>
          <table:table-cell office:value-type="float" office:value="1120" calcext:value-type="float">
            <text:p>1120</text:p>
          </table:table-cell>
          <table:table-cell table:formula="of:=[.B235]-[.B$2]" office:value-type="float" office:value="2.96594023704529" calcext:value-type="float">
            <text:p>2.965940237</text:p>
          </table:table-cell>
          <table:table-cell table:formula="of:=[.C235]/([.D235]-[.D234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6782.9773" calcext:value-type="float">
            <text:p>1456446782.9773</text:p>
          </table:table-cell>
          <table:table-cell office:value-type="float" office:value="1120" calcext:value-type="float">
            <text:p>1120</text:p>
          </table:table-cell>
          <table:table-cell table:formula="of:=[.B236]-[.B$2]" office:value-type="float" office:value="2.97704744338989" calcext:value-type="float">
            <text:p>2.9770474434</text:p>
          </table:table-cell>
          <table:table-cell table:formula="of:=[.C236]/([.D236]-[.D235])" office:value-type="float" office:value="100835.43649516" calcext:value-type="float">
            <text:p>100835.436495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6782.98838" calcext:value-type="float">
            <text:p>1456446782.98838</text:p>
          </table:table-cell>
          <table:table-cell office:value-type="float" office:value="1120" calcext:value-type="float">
            <text:p>1120</text:p>
          </table:table-cell>
          <table:table-cell table:formula="of:=[.B237]-[.B$2]" office:value-type="float" office:value="2.98813414573669" calcext:value-type="float">
            <text:p>2.9881341457</text:p>
          </table:table-cell>
          <table:table-cell table:formula="of:=[.C237]/([.D237]-[.D236])" office:value-type="float" office:value="101021.923829595" calcext:value-type="float">
            <text:p>101021.9238295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6782.99947" calcext:value-type="float">
            <text:p>1456446782.99947</text:p>
          </table:table-cell>
          <table:table-cell office:value-type="float" office:value="1120" calcext:value-type="float">
            <text:p>1120</text:p>
          </table:table-cell>
          <table:table-cell table:formula="of:=[.B238]-[.B$2]" office:value-type="float" office:value="2.99922037124634" calcext:value-type="float">
            <text:p>2.9992203712</text:p>
          </table:table-cell>
          <table:table-cell table:formula="of:=[.C238]/([.D238]-[.D237])" office:value-type="float" office:value="101026.26895202" calcext:value-type="float">
            <text:p>101026.268952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6783.01083" calcext:value-type="float">
            <text:p>1456446783.01083</text:p>
          </table:table-cell>
          <table:table-cell office:value-type="float" office:value="1120" calcext:value-type="float">
            <text:p>1120</text:p>
          </table:table-cell>
          <table:table-cell table:formula="of:=[.B239]-[.B$2]" office:value-type="float" office:value="3.01058077812195" calcext:value-type="float">
            <text:p>3.0105807781</text:p>
          </table:table-cell>
          <table:table-cell table:formula="of:=[.C239]/([.D239]-[.D238])" office:value-type="float" office:value="98588.0182165418" calcext:value-type="float">
            <text:p>98588.01821654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6783.02225" calcext:value-type="float">
            <text:p>1456446783.02225</text:p>
          </table:table-cell>
          <table:table-cell office:value-type="float" office:value="1120" calcext:value-type="float">
            <text:p>1120</text:p>
          </table:table-cell>
          <table:table-cell table:formula="of:=[.B240]-[.B$2]" office:value-type="float" office:value="3.02199625968933" calcext:value-type="float">
            <text:p>3.0219962597</text:p>
          </table:table-cell>
          <table:table-cell table:formula="of:=[.C240]/([.D240]-[.D239])" office:value-type="float" office:value="98112.3742690058" calcext:value-type="float">
            <text:p>98112.37426900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6783.03361" calcext:value-type="float">
            <text:p>1456446783.03361</text:p>
          </table:table-cell>
          <table:table-cell office:value-type="float" office:value="1120" calcext:value-type="float">
            <text:p>1120</text:p>
          </table:table-cell>
          <table:table-cell table:formula="of:=[.B241]-[.B$2]" office:value-type="float" office:value="3.03336143493652" calcext:value-type="float">
            <text:p>3.0333614349</text:p>
          </table:table-cell>
          <table:table-cell table:formula="of:=[.C241]/([.D241]-[.D240])" office:value-type="float" office:value="98546.6546392834" calcext:value-type="float">
            <text:p>98546.65463928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6783.04496" calcext:value-type="float">
            <text:p>1456446783.04496</text:p>
          </table:table-cell>
          <table:table-cell office:value-type="float" office:value="1120" calcext:value-type="float">
            <text:p>1120</text:p>
          </table:table-cell>
          <table:table-cell table:formula="of:=[.B242]-[.B$2]" office:value-type="float" office:value="3.0447051525116" calcext:value-type="float">
            <text:p>3.0447051525</text:p>
          </table:table-cell>
          <table:table-cell table:formula="of:=[.C242]/([.D242]-[.D241])" office:value-type="float" office:value="98733.0645873179" calcext:value-type="float">
            <text:p>98733.064587317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6783.05629" calcext:value-type="float">
            <text:p>1456446783.05629</text:p>
          </table:table-cell>
          <table:table-cell office:value-type="float" office:value="1120" calcext:value-type="float">
            <text:p>1120</text:p>
          </table:table-cell>
          <table:table-cell table:formula="of:=[.B243]-[.B$2]" office:value-type="float" office:value="3.05604410171509" calcext:value-type="float">
            <text:p>3.0560441017</text:p>
          </table:table-cell>
          <table:table-cell table:formula="of:=[.C243]/([.D243]-[.D242])" office:value-type="float" office:value="98774.5848314725" calcext:value-type="float">
            <text:p>98774.58483147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6783.06763" calcext:value-type="float">
            <text:p>1456446783.06763</text:p>
          </table:table-cell>
          <table:table-cell office:value-type="float" office:value="1120" calcext:value-type="float">
            <text:p>1120</text:p>
          </table:table-cell>
          <table:table-cell table:formula="of:=[.B244]-[.B$2]" office:value-type="float" office:value="3.06738090515137" calcext:value-type="float">
            <text:p>3.0673809052</text:p>
          </table:table-cell>
          <table:table-cell table:formula="of:=[.C244]/([.D244]-[.D243])" office:value-type="float" office:value="98793.2803364879" calcext:value-type="float">
            <text:p>98793.28033648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6783.07896" calcext:value-type="float">
            <text:p>1456446783.07896</text:p>
          </table:table-cell>
          <table:table-cell office:value-type="float" office:value="1120" calcext:value-type="float">
            <text:p>1120</text:p>
          </table:table-cell>
          <table:table-cell table:formula="of:=[.B245]-[.B$2]" office:value-type="float" office:value="3.07871341705322" calcext:value-type="float">
            <text:p>3.0787134171</text:p>
          </table:table-cell>
          <table:table-cell table:formula="of:=[.C245]/([.D245]-[.D244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6783.09033" calcext:value-type="float">
            <text:p>1456446783.09033</text:p>
          </table:table-cell>
          <table:table-cell office:value-type="float" office:value="1120" calcext:value-type="float">
            <text:p>1120</text:p>
          </table:table-cell>
          <table:table-cell table:formula="of:=[.B246]-[.B$2]" office:value-type="float" office:value="3.090083360672" calcext:value-type="float">
            <text:p>3.0900833607</text:p>
          </table:table-cell>
          <table:table-cell table:formula="of:=[.C246]/([.D246]-[.D245])" office:value-type="float" office:value="98505.3257564638" calcext:value-type="float">
            <text:p>98505.32575646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6783.10169" calcext:value-type="float">
            <text:p>1456446783.10169</text:p>
          </table:table-cell>
          <table:table-cell office:value-type="float" office:value="1120" calcext:value-type="float">
            <text:p>1120</text:p>
          </table:table-cell>
          <table:table-cell table:formula="of:=[.B247]-[.B$2]" office:value-type="float" office:value="3.1014347076416" calcext:value-type="float">
            <text:p>3.1014347076</text:p>
          </table:table-cell>
          <table:table-cell table:formula="of:=[.C247]/([.D247]-[.D246])" office:value-type="float" office:value="98666.7047531033" calcext:value-type="float">
            <text:p>98666.70475310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6783.11303" calcext:value-type="float">
            <text:p>1456446783.11303</text:p>
          </table:table-cell>
          <table:table-cell office:value-type="float" office:value="1120" calcext:value-type="float">
            <text:p>1120</text:p>
          </table:table-cell>
          <table:table-cell table:formula="of:=[.B248]-[.B$2]" office:value-type="float" office:value="3.11277484893799" calcext:value-type="float">
            <text:p>3.1127748489</text:p>
          </table:table-cell>
          <table:table-cell table:formula="of:=[.C248]/([.D248]-[.D247])" office:value-type="float" office:value="98764.2014969305" calcext:value-type="float">
            <text:p>98764.20149693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6783.12436" calcext:value-type="float">
            <text:p>1456446783.12436</text:p>
          </table:table-cell>
          <table:table-cell office:value-type="float" office:value="1120" calcext:value-type="float">
            <text:p>1120</text:p>
          </table:table-cell>
          <table:table-cell table:formula="of:=[.B249]-[.B$2]" office:value-type="float" office:value="3.12410712242126" calcext:value-type="float">
            <text:p>3.1241071224</text:p>
          </table:table-cell>
          <table:table-cell table:formula="of:=[.C249]/([.D249]-[.D248])" office:value-type="float" office:value="98832.7718751972" calcext:value-type="float">
            <text:p>98832.77187519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6783.13569" calcext:value-type="float">
            <text:p>1456446783.13569</text:p>
          </table:table-cell>
          <table:table-cell office:value-type="float" office:value="1120" calcext:value-type="float">
            <text:p>1120</text:p>
          </table:table-cell>
          <table:table-cell table:formula="of:=[.B250]-[.B$2]" office:value-type="float" office:value="3.13543796539307" calcext:value-type="float">
            <text:p>3.1354379654</text:p>
          </table:table-cell>
          <table:table-cell table:formula="of:=[.C250]/([.D250]-[.D249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6783.14702" calcext:value-type="float">
            <text:p>1456446783.14702</text:p>
          </table:table-cell>
          <table:table-cell office:value-type="float" office:value="1120" calcext:value-type="float">
            <text:p>1120</text:p>
          </table:table-cell>
          <table:table-cell table:formula="of:=[.B251]-[.B$2]" office:value-type="float" office:value="3.14676833152771" calcext:value-type="float">
            <text:p>3.1467683315</text:p>
          </table:table-cell>
          <table:table-cell table:formula="of:=[.C251]/([.D251]-[.D250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6783.15835" calcext:value-type="float">
            <text:p>1456446783.15835</text:p>
          </table:table-cell>
          <table:table-cell office:value-type="float" office:value="1120" calcext:value-type="float">
            <text:p>1120</text:p>
          </table:table-cell>
          <table:table-cell table:formula="of:=[.B252]-[.B$2]" office:value-type="float" office:value="3.1580970287323" calcext:value-type="float">
            <text:p>3.1580970287</text:p>
          </table:table-cell>
          <table:table-cell table:formula="of:=[.C252]/([.D252]-[.D251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6783.16968" calcext:value-type="float">
            <text:p>1456446783.16968</text:p>
          </table:table-cell>
          <table:table-cell office:value-type="float" office:value="1120" calcext:value-type="float">
            <text:p>1120</text:p>
          </table:table-cell>
          <table:table-cell table:formula="of:=[.B253]-[.B$2]" office:value-type="float" office:value="3.16942596435547" calcext:value-type="float">
            <text:p>3.1694259644</text:p>
          </table:table-cell>
          <table:table-cell table:formula="of:=[.C253]/([.D253]-[.D252])" office:value-type="float" office:value="98861.8911126544" calcext:value-type="float">
            <text:p>98861.89111265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6783.18101" calcext:value-type="float">
            <text:p>1456446783.18101</text:p>
          </table:table-cell>
          <table:table-cell office:value-type="float" office:value="1120" calcext:value-type="float">
            <text:p>1120</text:p>
          </table:table-cell>
          <table:table-cell table:formula="of:=[.B254]-[.B$2]" office:value-type="float" office:value="3.18075561523437" calcext:value-type="float">
            <text:p>3.1807556152</text:p>
          </table:table-cell>
          <table:table-cell table:formula="of:=[.C254]/([.D254]-[.D253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6783.19234" calcext:value-type="float">
            <text:p>1456446783.19234</text:p>
          </table:table-cell>
          <table:table-cell office:value-type="float" office:value="1120" calcext:value-type="float">
            <text:p>1120</text:p>
          </table:table-cell>
          <table:table-cell table:formula="of:=[.B255]-[.B$2]" office:value-type="float" office:value="3.19208669662476" calcext:value-type="float">
            <text:p>3.1920866966</text:p>
          </table:table-cell>
          <table:table-cell table:formula="of:=[.C255]/([.D255]-[.D254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6783.20367" calcext:value-type="float">
            <text:p>1456446783.20367</text:p>
          </table:table-cell>
          <table:table-cell office:value-type="float" office:value="1120" calcext:value-type="float">
            <text:p>1120</text:p>
          </table:table-cell>
          <table:table-cell table:formula="of:=[.B256]-[.B$2]" office:value-type="float" office:value="3.20341730117798" calcext:value-type="float">
            <text:p>3.2034173012</text:p>
          </table:table-cell>
          <table:table-cell table:formula="of:=[.C256]/([.D256]-[.D255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6783.215" calcext:value-type="float">
            <text:p>1456446783.215</text:p>
          </table:table-cell>
          <table:table-cell office:value-type="float" office:value="1120" calcext:value-type="float">
            <text:p>1120</text:p>
          </table:table-cell>
          <table:table-cell table:formula="of:=[.B257]-[.B$2]" office:value-type="float" office:value="3.2147479057312" calcext:value-type="float">
            <text:p>3.2147479057</text:p>
          </table:table-cell>
          <table:table-cell table:formula="of:=[.C257]/([.D257]-[.D256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6783.22634" calcext:value-type="float">
            <text:p>1456446783.22634</text:p>
          </table:table-cell>
          <table:table-cell office:value-type="float" office:value="1120" calcext:value-type="float">
            <text:p>1120</text:p>
          </table:table-cell>
          <table:table-cell table:formula="of:=[.B258]-[.B$2]" office:value-type="float" office:value="3.22608637809753" calcext:value-type="float">
            <text:p>3.2260863781</text:p>
          </table:table-cell>
          <table:table-cell table:formula="of:=[.C258]/([.D258]-[.D257])" office:value-type="float" office:value="98778.7387766259" calcext:value-type="float">
            <text:p>98778.73877662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6783.23769" calcext:value-type="float">
            <text:p>1456446783.23769</text:p>
          </table:table-cell>
          <table:table-cell office:value-type="float" office:value="1120" calcext:value-type="float">
            <text:p>1120</text:p>
          </table:table-cell>
          <table:table-cell table:formula="of:=[.B259]-[.B$2]" office:value-type="float" office:value="3.23744082450867" calcext:value-type="float">
            <text:p>3.2374408245</text:p>
          </table:table-cell>
          <table:table-cell table:formula="of:=[.C259]/([.D259]-[.D258])" office:value-type="float" office:value="98639.7715437595" calcext:value-type="float">
            <text:p>98639.771543759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6783.24903" calcext:value-type="float">
            <text:p>1456446783.24903</text:p>
          </table:table-cell>
          <table:table-cell office:value-type="float" office:value="1120" calcext:value-type="float">
            <text:p>1120</text:p>
          </table:table-cell>
          <table:table-cell table:formula="of:=[.B260]-[.B$2]" office:value-type="float" office:value="3.24878144264221" calcext:value-type="float">
            <text:p>3.2487814426</text:p>
          </table:table-cell>
          <table:table-cell table:formula="of:=[.C260]/([.D260]-[.D259])" office:value-type="float" office:value="98760.0487743346" calcext:value-type="float">
            <text:p>98760.04877433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6783.26036" calcext:value-type="float">
            <text:p>1456446783.26036</text:p>
          </table:table-cell>
          <table:table-cell office:value-type="float" office:value="1120" calcext:value-type="float">
            <text:p>1120</text:p>
          </table:table-cell>
          <table:table-cell table:formula="of:=[.B261]-[.B$2]" office:value-type="float" office:value="3.26011300086975" calcext:value-type="float">
            <text:p>3.2601130009</text:p>
          </table:table-cell>
          <table:table-cell table:formula="of:=[.C261]/([.D261]-[.D260])" office:value-type="float" office:value="98839.0102676317" calcext:value-type="float">
            <text:p>98839.01026763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6783.2717" calcext:value-type="float">
            <text:p>1456446783.2717</text:p>
          </table:table-cell>
          <table:table-cell office:value-type="float" office:value="1120" calcext:value-type="float">
            <text:p>1120</text:p>
          </table:table-cell>
          <table:table-cell table:formula="of:=[.B262]-[.B$2]" office:value-type="float" office:value="3.27144551277161" calcext:value-type="float">
            <text:p>3.2714455128</text:p>
          </table:table-cell>
          <table:table-cell table:formula="of:=[.C262]/([.D262]-[.D261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6783.28303" calcext:value-type="float">
            <text:p>1456446783.28303</text:p>
          </table:table-cell>
          <table:table-cell office:value-type="float" office:value="1120" calcext:value-type="float">
            <text:p>1120</text:p>
          </table:table-cell>
          <table:table-cell table:formula="of:=[.B263]-[.B$2]" office:value-type="float" office:value="3.28277564048767" calcext:value-type="float">
            <text:p>3.2827756405</text:p>
          </table:table-cell>
          <table:table-cell table:formula="of:=[.C263]/([.D263]-[.D262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6783.29436" calcext:value-type="float">
            <text:p>1456446783.29436</text:p>
          </table:table-cell>
          <table:table-cell office:value-type="float" office:value="1120" calcext:value-type="float">
            <text:p>1120</text:p>
          </table:table-cell>
          <table:table-cell table:formula="of:=[.B264]-[.B$2]" office:value-type="float" office:value="3.29410576820374" calcext:value-type="float">
            <text:p>3.2941057682</text:p>
          </table:table-cell>
          <table:table-cell table:formula="of:=[.C264]/([.D264]-[.D263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6783.30569" calcext:value-type="float">
            <text:p>1456446783.30569</text:p>
          </table:table-cell>
          <table:table-cell office:value-type="float" office:value="1120" calcext:value-type="float">
            <text:p>1120</text:p>
          </table:table-cell>
          <table:table-cell table:formula="of:=[.B265]-[.B$2]" office:value-type="float" office:value="3.30543541908264" calcext:value-type="float">
            <text:p>3.3054354191</text:p>
          </table:table-cell>
          <table:table-cell table:formula="of:=[.C265]/([.D265]-[.D264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6783.31702" calcext:value-type="float">
            <text:p>1456446783.31702</text:p>
          </table:table-cell>
          <table:table-cell office:value-type="float" office:value="1120" calcext:value-type="float">
            <text:p>1120</text:p>
          </table:table-cell>
          <table:table-cell table:formula="of:=[.B266]-[.B$2]" office:value-type="float" office:value="3.31676697731018" calcext:value-type="float">
            <text:p>3.3167669773</text:p>
          </table:table-cell>
          <table:table-cell table:formula="of:=[.C266]/([.D266]-[.D265])" office:value-type="float" office:value="98839.0102676317" calcext:value-type="float">
            <text:p>98839.01026763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6783.32835" calcext:value-type="float">
            <text:p>1456446783.32835</text:p>
          </table:table-cell>
          <table:table-cell office:value-type="float" office:value="1120" calcext:value-type="float">
            <text:p>1120</text:p>
          </table:table-cell>
          <table:table-cell table:formula="of:=[.B267]-[.B$2]" office:value-type="float" office:value="3.32809615135193" calcext:value-type="float">
            <text:p>3.3280961514</text:p>
          </table:table-cell>
          <table:table-cell table:formula="of:=[.C267]/([.D267]-[.D266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6783.33968" calcext:value-type="float">
            <text:p>1456446783.33968</text:p>
          </table:table-cell>
          <table:table-cell office:value-type="float" office:value="1120" calcext:value-type="float">
            <text:p>1120</text:p>
          </table:table-cell>
          <table:table-cell table:formula="of:=[.B268]-[.B$2]" office:value-type="float" office:value="3.33942699432373" calcext:value-type="float">
            <text:p>3.3394269943</text:p>
          </table:table-cell>
          <table:table-cell table:formula="of:=[.C268]/([.D268]-[.D267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6783.35108" calcext:value-type="float">
            <text:p>1456446783.35108</text:p>
          </table:table-cell>
          <table:table-cell office:value-type="float" office:value="1120" calcext:value-type="float">
            <text:p>1120</text:p>
          </table:table-cell>
          <table:table-cell table:formula="of:=[.B269]-[.B$2]" office:value-type="float" office:value="3.35082650184631" calcext:value-type="float">
            <text:p>3.3508265018</text:p>
          </table:table-cell>
          <table:table-cell table:formula="of:=[.C269]/([.D269]-[.D268])" office:value-type="float" office:value="98249.8584067095" calcext:value-type="float">
            <text:p>98249.85840670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6783.36243" calcext:value-type="float">
            <text:p>1456446783.36243</text:p>
          </table:table-cell>
          <table:table-cell office:value-type="float" office:value="1120" calcext:value-type="float">
            <text:p>1120</text:p>
          </table:table-cell>
          <table:table-cell table:formula="of:=[.B270]-[.B$2]" office:value-type="float" office:value="3.36218118667603" calcext:value-type="float">
            <text:p>3.3621811867</text:p>
          </table:table-cell>
          <table:table-cell table:formula="of:=[.C270]/([.D270]-[.D269])" office:value-type="float" office:value="98637.7003674541" calcext:value-type="float">
            <text:p>98637.700367454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6783.37377" calcext:value-type="float">
            <text:p>1456446783.37377</text:p>
          </table:table-cell>
          <table:table-cell office:value-type="float" office:value="1120" calcext:value-type="float">
            <text:p>1120</text:p>
          </table:table-cell>
          <table:table-cell table:formula="of:=[.B271]-[.B$2]" office:value-type="float" office:value="3.37352108955383" calcext:value-type="float">
            <text:p>3.3735210896</text:p>
          </table:table-cell>
          <table:table-cell table:formula="of:=[.C271]/([.D271]-[.D270])" office:value-type="float" office:value="98766.2779891933" calcext:value-type="float">
            <text:p>98766.27798919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6783.38511" calcext:value-type="float">
            <text:p>1456446783.38511</text:p>
          </table:table-cell>
          <table:table-cell office:value-type="float" office:value="1120" calcext:value-type="float">
            <text:p>1120</text:p>
          </table:table-cell>
          <table:table-cell table:formula="of:=[.B272]-[.B$2]" office:value-type="float" office:value="3.3848557472229" calcext:value-type="float">
            <text:p>3.3848557472</text:p>
          </table:table-cell>
          <table:table-cell table:formula="of:=[.C272]/([.D272]-[.D271])" office:value-type="float" office:value="98811.9829200059" calcext:value-type="float">
            <text:p>98811.98292000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6783.39644" calcext:value-type="float">
            <text:p>1456446783.39644</text:p>
          </table:table-cell>
          <table:table-cell office:value-type="float" office:value="1120" calcext:value-type="float">
            <text:p>1120</text:p>
          </table:table-cell>
          <table:table-cell table:formula="of:=[.B273]-[.B$2]" office:value-type="float" office:value="3.39618635177612" calcext:value-type="float">
            <text:p>3.3961863518</text:p>
          </table:table-cell>
          <table:table-cell table:formula="of:=[.C273]/([.D273]-[.D272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6783.40777" calcext:value-type="float">
            <text:p>1456446783.40777</text:p>
          </table:table-cell>
          <table:table-cell office:value-type="float" office:value="1120" calcext:value-type="float">
            <text:p>1120</text:p>
          </table:table-cell>
          <table:table-cell table:formula="of:=[.B274]-[.B$2]" office:value-type="float" office:value="3.40751767158508" calcext:value-type="float">
            <text:p>3.4075176716</text:p>
          </table:table-cell>
          <table:table-cell table:formula="of:=[.C274]/([.D274]-[.D273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6783.4191" calcext:value-type="float">
            <text:p>1456446783.4191</text:p>
          </table:table-cell>
          <table:table-cell office:value-type="float" office:value="1120" calcext:value-type="float">
            <text:p>1120</text:p>
          </table:table-cell>
          <table:table-cell table:formula="of:=[.B275]-[.B$2]" office:value-type="float" office:value="3.41884708404541" calcext:value-type="float">
            <text:p>3.418847084</text:p>
          </table:table-cell>
          <table:table-cell table:formula="of:=[.C275]/([.D275]-[.D274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6783.43043" calcext:value-type="float">
            <text:p>1456446783.43043</text:p>
          </table:table-cell>
          <table:table-cell office:value-type="float" office:value="1120" calcext:value-type="float">
            <text:p>1120</text:p>
          </table:table-cell>
          <table:table-cell table:formula="of:=[.B276]-[.B$2]" office:value-type="float" office:value="3.43017673492432" calcext:value-type="float">
            <text:p>3.4301767349</text:p>
          </table:table-cell>
          <table:table-cell table:formula="of:=[.C276]/([.D276]-[.D275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6783.44176" calcext:value-type="float">
            <text:p>1456446783.44176</text:p>
          </table:table-cell>
          <table:table-cell office:value-type="float" office:value="1120" calcext:value-type="float">
            <text:p>1120</text:p>
          </table:table-cell>
          <table:table-cell table:formula="of:=[.B277]-[.B$2]" office:value-type="float" office:value="3.44150757789612" calcext:value-type="float">
            <text:p>3.4415075779</text:p>
          </table:table-cell>
          <table:table-cell table:formula="of:=[.C277]/([.D277]-[.D276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6783.45309" calcext:value-type="float">
            <text:p>1456446783.45309</text:p>
          </table:table-cell>
          <table:table-cell office:value-type="float" office:value="1120" calcext:value-type="float">
            <text:p>1120</text:p>
          </table:table-cell>
          <table:table-cell table:formula="of:=[.B278]-[.B$2]" office:value-type="float" office:value="3.45283770561218" calcext:value-type="float">
            <text:p>3.4528377056</text:p>
          </table:table-cell>
          <table:table-cell table:formula="of:=[.C278]/([.D278]-[.D277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6783.46442" calcext:value-type="float">
            <text:p>1456446783.46442</text:p>
          </table:table-cell>
          <table:table-cell office:value-type="float" office:value="1120" calcext:value-type="float">
            <text:p>1120</text:p>
          </table:table-cell>
          <table:table-cell table:formula="of:=[.B279]-[.B$2]" office:value-type="float" office:value="3.46416854858398" calcext:value-type="float">
            <text:p>3.4641685486</text:p>
          </table:table-cell>
          <table:table-cell table:formula="of:=[.C279]/([.D279]-[.D278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6783.47575" calcext:value-type="float">
            <text:p>1456446783.47575</text:p>
          </table:table-cell>
          <table:table-cell office:value-type="float" office:value="1120" calcext:value-type="float">
            <text:p>1120</text:p>
          </table:table-cell>
          <table:table-cell table:formula="of:=[.B280]-[.B$2]" office:value-type="float" office:value="3.47550344467163" calcext:value-type="float">
            <text:p>3.4755034447</text:p>
          </table:table-cell>
          <table:table-cell table:formula="of:=[.C280]/([.D280]-[.D279])" office:value-type="float" office:value="98809.9045054899" calcext:value-type="float">
            <text:p>98809.90450548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6783.48709" calcext:value-type="float">
            <text:p>1456446783.48709</text:p>
          </table:table-cell>
          <table:table-cell office:value-type="float" office:value="1120" calcext:value-type="float">
            <text:p>1120</text:p>
          </table:table-cell>
          <table:table-cell table:formula="of:=[.B281]-[.B$2]" office:value-type="float" office:value="3.48684096336365" calcext:value-type="float">
            <text:p>3.4868409634</text:p>
          </table:table-cell>
          <table:table-cell table:formula="of:=[.C281]/([.D281]-[.D280])" office:value-type="float" office:value="98787.047715181" calcext:value-type="float">
            <text:p>98787.0477151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6783.49842" calcext:value-type="float">
            <text:p>1456446783.49842</text:p>
          </table:table-cell>
          <table:table-cell office:value-type="float" office:value="1120" calcext:value-type="float">
            <text:p>1120</text:p>
          </table:table-cell>
          <table:table-cell table:formula="of:=[.B282]-[.B$2]" office:value-type="float" office:value="3.49817323684692" calcext:value-type="float">
            <text:p>3.4981732368</text:p>
          </table:table-cell>
          <table:table-cell table:formula="of:=[.C282]/([.D282]-[.D281])" office:value-type="float" office:value="98832.7718751972" calcext:value-type="float">
            <text:p>98832.77187519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6783.50978" calcext:value-type="float">
            <text:p>1456446783.50978</text:p>
          </table:table-cell>
          <table:table-cell office:value-type="float" office:value="1120" calcext:value-type="float">
            <text:p>1120</text:p>
          </table:table-cell>
          <table:table-cell table:formula="of:=[.B283]-[.B$2]" office:value-type="float" office:value="3.50952863693237" calcext:value-type="float">
            <text:p>3.5095286369</text:p>
          </table:table-cell>
          <table:table-cell table:formula="of:=[.C283]/([.D283]-[.D282])" office:value-type="float" office:value="98631.4873603763" calcext:value-type="float">
            <text:p>98631.48736037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6783.52111" calcext:value-type="float">
            <text:p>1456446783.52111</text:p>
          </table:table-cell>
          <table:table-cell office:value-type="float" office:value="1120" calcext:value-type="float">
            <text:p>1120</text:p>
          </table:table-cell>
          <table:table-cell table:formula="of:=[.B284]-[.B$2]" office:value-type="float" office:value="3.52085900306702" calcext:value-type="float">
            <text:p>3.5208590031</text:p>
          </table:table-cell>
          <table:table-cell table:formula="of:=[.C284]/([.D284]-[.D283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6783.53244" calcext:value-type="float">
            <text:p>1456446783.53244</text:p>
          </table:table-cell>
          <table:table-cell office:value-type="float" office:value="1120" calcext:value-type="float">
            <text:p>1120</text:p>
          </table:table-cell>
          <table:table-cell table:formula="of:=[.B285]-[.B$2]" office:value-type="float" office:value="3.53218936920166" calcext:value-type="float">
            <text:p>3.5321893692</text:p>
          </table:table-cell>
          <table:table-cell table:formula="of:=[.C285]/([.D285]-[.D284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6783.54377" calcext:value-type="float">
            <text:p>1456446783.54377</text:p>
          </table:table-cell>
          <table:table-cell office:value-type="float" office:value="1120" calcext:value-type="float">
            <text:p>1120</text:p>
          </table:table-cell>
          <table:table-cell table:formula="of:=[.B286]-[.B$2]" office:value-type="float" office:value="3.5435197353363" calcext:value-type="float">
            <text:p>3.5435197353</text:p>
          </table:table-cell>
          <table:table-cell table:formula="of:=[.C286]/([.D286]-[.D285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6783.5551" calcext:value-type="float">
            <text:p>1456446783.5551</text:p>
          </table:table-cell>
          <table:table-cell office:value-type="float" office:value="1120" calcext:value-type="float">
            <text:p>1120</text:p>
          </table:table-cell>
          <table:table-cell table:formula="of:=[.B287]-[.B$2]" office:value-type="float" office:value="3.55485081672668" calcext:value-type="float">
            <text:p>3.5548508167</text:p>
          </table:table-cell>
          <table:table-cell table:formula="of:=[.C287]/([.D287]-[.D286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6783.56643" calcext:value-type="float">
            <text:p>1456446783.56643</text:p>
          </table:table-cell>
          <table:table-cell office:value-type="float" office:value="1120" calcext:value-type="float">
            <text:p>1120</text:p>
          </table:table-cell>
          <table:table-cell table:formula="of:=[.B288]-[.B$2]" office:value-type="float" office:value="3.56617832183838" calcext:value-type="float">
            <text:p>3.5661783218</text:p>
          </table:table-cell>
          <table:table-cell table:formula="of:=[.C288]/([.D288]-[.D287])" office:value-type="float" office:value="98874.376039233" calcext:value-type="float">
            <text:p>98874.3760392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6783.57776" calcext:value-type="float">
            <text:p>1456446783.57776</text:p>
          </table:table-cell>
          <table:table-cell office:value-type="float" office:value="1120" calcext:value-type="float">
            <text:p>1120</text:p>
          </table:table-cell>
          <table:table-cell table:formula="of:=[.B289]-[.B$2]" office:value-type="float" office:value="3.57750678062439" calcext:value-type="float">
            <text:p>3.5775067806</text:p>
          </table:table-cell>
          <table:table-cell table:formula="of:=[.C289]/([.D289]-[.D288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6783.58909" calcext:value-type="float">
            <text:p>1456446783.58909</text:p>
          </table:table-cell>
          <table:table-cell office:value-type="float" office:value="1120" calcext:value-type="float">
            <text:p>1120</text:p>
          </table:table-cell>
          <table:table-cell table:formula="of:=[.B290]-[.B$2]" office:value-type="float" office:value="3.58883738517761" calcext:value-type="float">
            <text:p>3.5888373852</text:p>
          </table:table-cell>
          <table:table-cell table:formula="of:=[.C290]/([.D290]-[.D289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6783.60042" calcext:value-type="float">
            <text:p>1456446783.60042</text:p>
          </table:table-cell>
          <table:table-cell office:value-type="float" office:value="1120" calcext:value-type="float">
            <text:p>1120</text:p>
          </table:table-cell>
          <table:table-cell table:formula="of:=[.B291]-[.B$2]" office:value-type="float" office:value="3.60016655921936" calcext:value-type="float">
            <text:p>3.6001665592</text:p>
          </table:table-cell>
          <table:table-cell table:formula="of:=[.C291]/([.D291]-[.D290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6783.61176" calcext:value-type="float">
            <text:p>1456446783.61176</text:p>
          </table:table-cell>
          <table:table-cell office:value-type="float" office:value="1120" calcext:value-type="float">
            <text:p>1120</text:p>
          </table:table-cell>
          <table:table-cell table:formula="of:=[.B292]-[.B$2]" office:value-type="float" office:value="3.61150670051575" calcext:value-type="float">
            <text:p>3.6115067005</text:p>
          </table:table-cell>
          <table:table-cell table:formula="of:=[.C292]/([.D292]-[.D291])" office:value-type="float" office:value="98764.2014969305" calcext:value-type="float">
            <text:p>98764.20149693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6783.62309" calcext:value-type="float">
            <text:p>1456446783.62309</text:p>
          </table:table-cell>
          <table:table-cell office:value-type="float" office:value="1120" calcext:value-type="float">
            <text:p>1120</text:p>
          </table:table-cell>
          <table:table-cell table:formula="of:=[.B293]-[.B$2]" office:value-type="float" office:value="3.62284111976624" calcext:value-type="float">
            <text:p>3.6228411198</text:p>
          </table:table-cell>
          <table:table-cell table:formula="of:=[.C293]/([.D293]-[.D292])" office:value-type="float" office:value="98814.0614219605" calcext:value-type="float">
            <text:p>98814.06142196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6783.63442" calcext:value-type="float">
            <text:p>1456446783.63442</text:p>
          </table:table-cell>
          <table:table-cell office:value-type="float" office:value="1120" calcext:value-type="float">
            <text:p>1120</text:p>
          </table:table-cell>
          <table:table-cell table:formula="of:=[.B294]-[.B$2]" office:value-type="float" office:value="3.63417315483093" calcext:value-type="float">
            <text:p>3.6341731548</text:p>
          </table:table-cell>
          <table:table-cell table:formula="of:=[.C294]/([.D294]-[.D293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6783.64575" calcext:value-type="float">
            <text:p>1456446783.64575</text:p>
          </table:table-cell>
          <table:table-cell office:value-type="float" office:value="1120" calcext:value-type="float">
            <text:p>1120</text:p>
          </table:table-cell>
          <table:table-cell table:formula="of:=[.B295]-[.B$2]" office:value-type="float" office:value="3.64550423622131" calcext:value-type="float">
            <text:p>3.6455042362</text:p>
          </table:table-cell>
          <table:table-cell table:formula="of:=[.C295]/([.D295]-[.D294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6783.65708" calcext:value-type="float">
            <text:p>1456446783.65708</text:p>
          </table:table-cell>
          <table:table-cell office:value-type="float" office:value="1120" calcext:value-type="float">
            <text:p>1120</text:p>
          </table:table-cell>
          <table:table-cell table:formula="of:=[.B296]-[.B$2]" office:value-type="float" office:value="3.65683269500732" calcext:value-type="float">
            <text:p>3.656832695</text:p>
          </table:table-cell>
          <table:table-cell table:formula="of:=[.C296]/([.D296]-[.D295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6783.66842" calcext:value-type="float">
            <text:p>1456446783.66842</text:p>
          </table:table-cell>
          <table:table-cell office:value-type="float" office:value="1120" calcext:value-type="float">
            <text:p>1120</text:p>
          </table:table-cell>
          <table:table-cell table:formula="of:=[.B297]-[.B$2]" office:value-type="float" office:value="3.66817331314087" calcext:value-type="float">
            <text:p>3.6681733131</text:p>
          </table:table-cell>
          <table:table-cell table:formula="of:=[.C297]/([.D297]-[.D296])" office:value-type="float" office:value="98760.0487743346" calcext:value-type="float">
            <text:p>98760.04877433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6783.67978" calcext:value-type="float">
            <text:p>1456446783.67978</text:p>
          </table:table-cell>
          <table:table-cell office:value-type="float" office:value="1120" calcext:value-type="float">
            <text:p>1120</text:p>
          </table:table-cell>
          <table:table-cell table:formula="of:=[.B298]-[.B$2]" office:value-type="float" office:value="3.67953038215637" calcext:value-type="float">
            <text:p>3.6795303822</text:p>
          </table:table-cell>
          <table:table-cell table:formula="of:=[.C298]/([.D298]-[.D297])" office:value-type="float" office:value="98616.9933872153" calcext:value-type="float">
            <text:p>98616.993387215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6783.69111" calcext:value-type="float">
            <text:p>1456446783.69111</text:p>
          </table:table-cell>
          <table:table-cell office:value-type="float" office:value="1120" calcext:value-type="float">
            <text:p>1120</text:p>
          </table:table-cell>
          <table:table-cell table:formula="of:=[.B299]-[.B$2]" office:value-type="float" office:value="3.69086122512817" calcext:value-type="float">
            <text:p>3.6908612251</text:p>
          </table:table-cell>
          <table:table-cell table:formula="of:=[.C299]/([.D299]-[.D298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6783.70244" calcext:value-type="float">
            <text:p>1456446783.70244</text:p>
          </table:table-cell>
          <table:table-cell office:value-type="float" office:value="1120" calcext:value-type="float">
            <text:p>1120</text:p>
          </table:table-cell>
          <table:table-cell table:formula="of:=[.B300]-[.B$2]" office:value-type="float" office:value="3.70219397544861" calcext:value-type="float">
            <text:p>3.7021939754</text:p>
          </table:table-cell>
          <table:table-cell table:formula="of:=[.C300]/([.D300]-[.D299])" office:value-type="float" office:value="98828.6133843856" calcext:value-type="float">
            <text:p>98828.613384385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6783.71378" calcext:value-type="float">
            <text:p>1456446783.71378</text:p>
          </table:table-cell>
          <table:table-cell office:value-type="float" office:value="1120" calcext:value-type="float">
            <text:p>1120</text:p>
          </table:table-cell>
          <table:table-cell table:formula="of:=[.B301]-[.B$2]" office:value-type="float" office:value="3.71352577209473" calcext:value-type="float">
            <text:p>3.7135257721</text:p>
          </table:table-cell>
          <table:table-cell table:formula="of:=[.C301]/([.D301]-[.D300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6783.72511" calcext:value-type="float">
            <text:p>1456446783.72511</text:p>
          </table:table-cell>
          <table:table-cell office:value-type="float" office:value="1120" calcext:value-type="float">
            <text:p>1120</text:p>
          </table:table-cell>
          <table:table-cell table:formula="of:=[.B302]-[.B$2]" office:value-type="float" office:value="3.72485637664795" calcext:value-type="float">
            <text:p>3.7248563766</text:p>
          </table:table-cell>
          <table:table-cell table:formula="of:=[.C302]/([.D302]-[.D301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6783.73644" calcext:value-type="float">
            <text:p>1456446783.73644</text:p>
          </table:table-cell>
          <table:table-cell office:value-type="float" office:value="1120" calcext:value-type="float">
            <text:p>1120</text:p>
          </table:table-cell>
          <table:table-cell table:formula="of:=[.B303]-[.B$2]" office:value-type="float" office:value="3.73619413375854" calcext:value-type="float">
            <text:p>3.7361941338</text:p>
          </table:table-cell>
          <table:table-cell table:formula="of:=[.C303]/([.D303]-[.D302])" office:value-type="float" office:value="98784.9703494974" calcext:value-type="float">
            <text:p>98784.97034949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6783.74778" calcext:value-type="float">
            <text:p>1456446783.74778</text:p>
          </table:table-cell>
          <table:table-cell office:value-type="float" office:value="1120" calcext:value-type="float">
            <text:p>1120</text:p>
          </table:table-cell>
          <table:table-cell table:formula="of:=[.B304]-[.B$2]" office:value-type="float" office:value="3.74752616882324" calcext:value-type="float">
            <text:p>3.7475261688</text:p>
          </table:table-cell>
          <table:table-cell table:formula="of:=[.C304]/([.D304]-[.D303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6783.75911" calcext:value-type="float">
            <text:p>1456446783.75911</text:p>
          </table:table-cell>
          <table:table-cell office:value-type="float" office:value="1120" calcext:value-type="float">
            <text:p>1120</text:p>
          </table:table-cell>
          <table:table-cell table:formula="of:=[.B305]-[.B$2]" office:value-type="float" office:value="3.75885653495789" calcext:value-type="float">
            <text:p>3.758856535</text:p>
          </table:table-cell>
          <table:table-cell table:formula="of:=[.C305]/([.D305]-[.D304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6783.77044" calcext:value-type="float">
            <text:p>1456446783.77044</text:p>
          </table:table-cell>
          <table:table-cell office:value-type="float" office:value="1120" calcext:value-type="float">
            <text:p>1120</text:p>
          </table:table-cell>
          <table:table-cell table:formula="of:=[.B306]-[.B$2]" office:value-type="float" office:value="3.77019095420837" calcext:value-type="float">
            <text:p>3.7701909542</text:p>
          </table:table-cell>
          <table:table-cell table:formula="of:=[.C306]/([.D306]-[.D305])" office:value-type="float" office:value="98814.0614219605" calcext:value-type="float">
            <text:p>98814.06142196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6783.78177" calcext:value-type="float">
            <text:p>1456446783.78177</text:p>
          </table:table-cell>
          <table:table-cell office:value-type="float" office:value="1120" calcext:value-type="float">
            <text:p>1120</text:p>
          </table:table-cell>
          <table:table-cell table:formula="of:=[.B307]-[.B$2]" office:value-type="float" office:value="3.78152203559875" calcext:value-type="float">
            <text:p>3.7815220356</text:p>
          </table:table-cell>
          <table:table-cell table:formula="of:=[.C307]/([.D307]-[.D306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6783.7931" calcext:value-type="float">
            <text:p>1456446783.7931</text:p>
          </table:table-cell>
          <table:table-cell office:value-type="float" office:value="1120" calcext:value-type="float">
            <text:p>1120</text:p>
          </table:table-cell>
          <table:table-cell table:formula="of:=[.B308]-[.B$2]" office:value-type="float" office:value="3.79285287857056" calcext:value-type="float">
            <text:p>3.7928528786</text:p>
          </table:table-cell>
          <table:table-cell table:formula="of:=[.C308]/([.D308]-[.D307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6783.80443" calcext:value-type="float">
            <text:p>1456446783.80443</text:p>
          </table:table-cell>
          <table:table-cell office:value-type="float" office:value="1120" calcext:value-type="float">
            <text:p>1120</text:p>
          </table:table-cell>
          <table:table-cell table:formula="of:=[.B309]-[.B$2]" office:value-type="float" office:value="3.80418181419373" calcext:value-type="float">
            <text:p>3.8041818142</text:p>
          </table:table-cell>
          <table:table-cell table:formula="of:=[.C309]/([.D309]-[.D308])" office:value-type="float" office:value="98861.8911126544" calcext:value-type="float">
            <text:p>98861.89111265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6783.81576" calcext:value-type="float">
            <text:p>1456446783.81576</text:p>
          </table:table-cell>
          <table:table-cell office:value-type="float" office:value="1120" calcext:value-type="float">
            <text:p>1120</text:p>
          </table:table-cell>
          <table:table-cell table:formula="of:=[.B310]-[.B$2]" office:value-type="float" office:value="3.81551098823547" calcext:value-type="float">
            <text:p>3.8155109882</text:p>
          </table:table-cell>
          <table:table-cell table:formula="of:=[.C310]/([.D310]-[.D309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6783.8271" calcext:value-type="float">
            <text:p>1456446783.8271</text:p>
          </table:table-cell>
          <table:table-cell office:value-type="float" office:value="1120" calcext:value-type="float">
            <text:p>1120</text:p>
          </table:table-cell>
          <table:table-cell table:formula="of:=[.B311]-[.B$2]" office:value-type="float" office:value="3.82684445381165" calcext:value-type="float">
            <text:p>3.8268444538</text:p>
          </table:table-cell>
          <table:table-cell table:formula="of:=[.C311]/([.D311]-[.D310])" office:value-type="float" office:value="98822.3763042747" calcext:value-type="float">
            <text:p>98822.37630427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6783.83847" calcext:value-type="float">
            <text:p>1456446783.83847</text:p>
          </table:table-cell>
          <table:table-cell office:value-type="float" office:value="1120" calcext:value-type="float">
            <text:p>1120</text:p>
          </table:table-cell>
          <table:table-cell table:formula="of:=[.B312]-[.B$2]" office:value-type="float" office:value="3.83821725845337" calcext:value-type="float">
            <text:p>3.8382172585</text:p>
          </table:table-cell>
          <table:table-cell table:formula="of:=[.C312]/([.D312]-[.D311])" office:value-type="float" office:value="98480.5450619484" calcext:value-type="float">
            <text:p>98480.54506194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6783.84985" calcext:value-type="float">
            <text:p>1456446783.84985</text:p>
          </table:table-cell>
          <table:table-cell office:value-type="float" office:value="1120" calcext:value-type="float">
            <text:p>1120</text:p>
          </table:table-cell>
          <table:table-cell table:formula="of:=[.B313]-[.B$2]" office:value-type="float" office:value="3.84959864616394" calcext:value-type="float">
            <text:p>3.8495986462</text:p>
          </table:table-cell>
          <table:table-cell table:formula="of:=[.C313]/([.D313]-[.D312])" office:value-type="float" office:value="98406.2777300626" calcext:value-type="float">
            <text:p>98406.27773006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6783.86119" calcext:value-type="float">
            <text:p>1456446783.86119</text:p>
          </table:table-cell>
          <table:table-cell office:value-type="float" office:value="1120" calcext:value-type="float">
            <text:p>1120</text:p>
          </table:table-cell>
          <table:table-cell table:formula="of:=[.B314]-[.B$2]" office:value-type="float" office:value="3.86093616485596" calcext:value-type="float">
            <text:p>3.8609361649</text:p>
          </table:table-cell>
          <table:table-cell table:formula="of:=[.C314]/([.D314]-[.D313])" office:value-type="float" office:value="98787.047715181" calcext:value-type="float">
            <text:p>98787.0477151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6783.87252" calcext:value-type="float">
            <text:p>1456446783.87252</text:p>
          </table:table-cell>
          <table:table-cell office:value-type="float" office:value="1120" calcext:value-type="float">
            <text:p>1120</text:p>
          </table:table-cell>
          <table:table-cell table:formula="of:=[.B315]-[.B$2]" office:value-type="float" office:value="3.87227368354797" calcext:value-type="float">
            <text:p>3.8722736835</text:p>
          </table:table-cell>
          <table:table-cell table:formula="of:=[.C315]/([.D315]-[.D314])" office:value-type="float" office:value="98787.047715181" calcext:value-type="float">
            <text:p>98787.0477151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6783.88386" calcext:value-type="float">
            <text:p>1456446783.88386</text:p>
          </table:table-cell>
          <table:table-cell office:value-type="float" office:value="1120" calcext:value-type="float">
            <text:p>1120</text:p>
          </table:table-cell>
          <table:table-cell table:formula="of:=[.B316]-[.B$2]" office:value-type="float" office:value="3.88360977172852" calcext:value-type="float">
            <text:p>3.8836097717</text:p>
          </table:table-cell>
          <table:table-cell table:formula="of:=[.C316]/([.D316]-[.D315])" office:value-type="float" office:value="98799.5137442951" calcext:value-type="float">
            <text:p>98799.51374429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6783.89522" calcext:value-type="float">
            <text:p>1456446783.89522</text:p>
          </table:table-cell>
          <table:table-cell office:value-type="float" office:value="1120" calcext:value-type="float">
            <text:p>1120</text:p>
          </table:table-cell>
          <table:table-cell table:formula="of:=[.B317]-[.B$2]" office:value-type="float" office:value="3.8949728012085" calcext:value-type="float">
            <text:p>3.8949728012</text:p>
          </table:table-cell>
          <table:table-cell table:formula="of:=[.C317]/([.D317]-[.D316])" office:value-type="float" office:value="98565.2639530004" calcext:value-type="float">
            <text:p>98565.26395300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6783.90657" calcext:value-type="float">
            <text:p>1456446783.90657</text:p>
          </table:table-cell>
          <table:table-cell office:value-type="float" office:value="1120" calcext:value-type="float">
            <text:p>1120</text:p>
          </table:table-cell>
          <table:table-cell table:formula="of:=[.B318]-[.B$2]" office:value-type="float" office:value="3.90632128715515" calcext:value-type="float">
            <text:p>3.9063212872</text:p>
          </table:table-cell>
          <table:table-cell table:formula="of:=[.C318]/([.D318]-[.D317])" office:value-type="float" office:value="98691.5792348579" calcext:value-type="float">
            <text:p>98691.57923485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6783.91791" calcext:value-type="float">
            <text:p>1456446783.91791</text:p>
          </table:table-cell>
          <table:table-cell office:value-type="float" office:value="1120" calcext:value-type="float">
            <text:p>1120</text:p>
          </table:table-cell>
          <table:table-cell table:formula="of:=[.B319]-[.B$2]" office:value-type="float" office:value="3.91765952110291" calcext:value-type="float">
            <text:p>3.9176595211</text:p>
          </table:table-cell>
          <table:table-cell table:formula="of:=[.C319]/([.D319]-[.D318])" office:value-type="float" office:value="98780.8158802254" calcext:value-type="float">
            <text:p>98780.81588022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6783.92925" calcext:value-type="float">
            <text:p>1456446783.92925</text:p>
          </table:table-cell>
          <table:table-cell office:value-type="float" office:value="1120" calcext:value-type="float">
            <text:p>1120</text:p>
          </table:table-cell>
          <table:table-cell table:formula="of:=[.B320]-[.B$2]" office:value-type="float" office:value="3.92899680137634" calcext:value-type="float">
            <text:p>3.9289968014</text:p>
          </table:table-cell>
          <table:table-cell table:formula="of:=[.C320]/([.D320]-[.D319])" office:value-type="float" office:value="98789.1251682369" calcext:value-type="float">
            <text:p>98789.12516823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6783.94058" calcext:value-type="float">
            <text:p>1456446783.94058</text:p>
          </table:table-cell>
          <table:table-cell office:value-type="float" office:value="1120" calcext:value-type="float">
            <text:p>1120</text:p>
          </table:table-cell>
          <table:table-cell table:formula="of:=[.B321]-[.B$2]" office:value-type="float" office:value="3.94032907485962" calcext:value-type="float">
            <text:p>3.9403290749</text:p>
          </table:table-cell>
          <table:table-cell table:formula="of:=[.C321]/([.D321]-[.D320])" office:value-type="float" office:value="98832.7718751972" calcext:value-type="float">
            <text:p>98832.77187519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6783.95191" calcext:value-type="float">
            <text:p>1456446783.95191</text:p>
          </table:table-cell>
          <table:table-cell office:value-type="float" office:value="1120" calcext:value-type="float">
            <text:p>1120</text:p>
          </table:table-cell>
          <table:table-cell table:formula="of:=[.B322]-[.B$2]" office:value-type="float" office:value="3.95165920257568" calcext:value-type="float">
            <text:p>3.9516592026</text:p>
          </table:table-cell>
          <table:table-cell table:formula="of:=[.C322]/([.D322]-[.D321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6783.96324" calcext:value-type="float">
            <text:p>1456446783.96324</text:p>
          </table:table-cell>
          <table:table-cell office:value-type="float" office:value="1120" calcext:value-type="float">
            <text:p>1120</text:p>
          </table:table-cell>
          <table:table-cell table:formula="of:=[.B323]-[.B$2]" office:value-type="float" office:value="3.96299028396606" calcext:value-type="float">
            <text:p>3.962990284</text:p>
          </table:table-cell>
          <table:table-cell table:formula="of:=[.C323]/([.D323]-[.D322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6783.97457" calcext:value-type="float">
            <text:p>1456446783.97457</text:p>
          </table:table-cell>
          <table:table-cell office:value-type="float" office:value="1120" calcext:value-type="float">
            <text:p>1120</text:p>
          </table:table-cell>
          <table:table-cell table:formula="of:=[.B324]-[.B$2]" office:value-type="float" office:value="3.97432112693787" calcext:value-type="float">
            <text:p>3.9743211269</text:p>
          </table:table-cell>
          <table:table-cell table:formula="of:=[.C324]/([.D324]-[.D323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6783.9859" calcext:value-type="float">
            <text:p>1456446783.9859</text:p>
          </table:table-cell>
          <table:table-cell office:value-type="float" office:value="1120" calcext:value-type="float">
            <text:p>1120</text:p>
          </table:table-cell>
          <table:table-cell table:formula="of:=[.B325]-[.B$2]" office:value-type="float" office:value="3.98565316200256" calcext:value-type="float">
            <text:p>3.985653162</text:p>
          </table:table-cell>
          <table:table-cell table:formula="of:=[.C325]/([.D325]-[.D324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6783.99725" calcext:value-type="float">
            <text:p>1456446783.99725</text:p>
          </table:table-cell>
          <table:table-cell office:value-type="float" office:value="1120" calcext:value-type="float">
            <text:p>1120</text:p>
          </table:table-cell>
          <table:table-cell table:formula="of:=[.B326]-[.B$2]" office:value-type="float" office:value="3.99700379371643" calcext:value-type="float">
            <text:p>3.9970037937</text:p>
          </table:table-cell>
          <table:table-cell table:formula="of:=[.C326]/([.D326]-[.D325])" office:value-type="float" office:value="98672.9221979499" calcext:value-type="float">
            <text:p>98672.92219794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6784.00865" calcext:value-type="float">
            <text:p>1456446784.00865</text:p>
          </table:table-cell>
          <table:table-cell office:value-type="float" office:value="1120" calcext:value-type="float">
            <text:p>1120</text:p>
          </table:table-cell>
          <table:table-cell table:formula="of:=[.B327]-[.B$2]" office:value-type="float" office:value="4.00839877128601" calcext:value-type="float">
            <text:p>4.0083987713</text:p>
          </table:table-cell>
          <table:table-cell table:formula="of:=[.C327]/([.D327]-[.D326])" office:value-type="float" office:value="98288.9166004101" calcext:value-type="float">
            <text:p>98288.91660041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6784.02002" calcext:value-type="float">
            <text:p>1456446784.02002</text:p>
          </table:table-cell>
          <table:table-cell office:value-type="float" office:value="1120" calcext:value-type="float">
            <text:p>1120</text:p>
          </table:table-cell>
          <table:table-cell table:formula="of:=[.B328]-[.B$2]" office:value-type="float" office:value="4.01976799964905" calcext:value-type="float">
            <text:p>4.0197679996</text:p>
          </table:table-cell>
          <table:table-cell table:formula="of:=[.C328]/([.D328]-[.D327])" office:value-type="float" office:value="98511.5228788324" calcext:value-type="float">
            <text:p>98511.52287883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6784.03133" calcext:value-type="float">
            <text:p>1456446784.03133</text:p>
          </table:table-cell>
          <table:table-cell office:value-type="float" office:value="1120" calcext:value-type="float">
            <text:p>1120</text:p>
          </table:table-cell>
          <table:table-cell table:formula="of:=[.B329]-[.B$2]" office:value-type="float" office:value="4.03107452392578" calcext:value-type="float">
            <text:p>4.0310745239</text:p>
          </table:table-cell>
          <table:table-cell table:formula="of:=[.C329]/([.D329]-[.D328])" office:value-type="float" office:value="99057.8512536111" calcext:value-type="float">
            <text:p>99057.85125361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6784.04262" calcext:value-type="float">
            <text:p>1456446784.04262</text:p>
          </table:table-cell>
          <table:table-cell office:value-type="float" office:value="1120" calcext:value-type="float">
            <text:p>1120</text:p>
          </table:table-cell>
          <table:table-cell table:formula="of:=[.B330]-[.B$2]" office:value-type="float" office:value="4.04236626625061" calcext:value-type="float">
            <text:p>4.0423662663</text:p>
          </table:table-cell>
          <table:table-cell table:formula="of:=[.C330]/([.D330]-[.D329])" office:value-type="float" office:value="99187.5272903866" calcext:value-type="float">
            <text:p>99187.527290386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6784.0539" calcext:value-type="float">
            <text:p>1456446784.0539</text:p>
          </table:table-cell>
          <table:table-cell office:value-type="float" office:value="1120" calcext:value-type="float">
            <text:p>1120</text:p>
          </table:table-cell>
          <table:table-cell table:formula="of:=[.B331]-[.B$2]" office:value-type="float" office:value="4.0536482334137" calcext:value-type="float">
            <text:p>4.0536482334</text:p>
          </table:table-cell>
          <table:table-cell table:formula="of:=[.C331]/([.D331]-[.D330])" office:value-type="float" office:value="99273.4674556213" calcext:value-type="float">
            <text:p>99273.46745562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6784.06535" calcext:value-type="float">
            <text:p>1456446784.06535</text:p>
          </table:table-cell>
          <table:table-cell office:value-type="float" office:value="1120" calcext:value-type="float">
            <text:p>1120</text:p>
          </table:table-cell>
          <table:table-cell table:formula="of:=[.B332]-[.B$2]" office:value-type="float" office:value="4.06510043144226" calcext:value-type="float">
            <text:p>4.0651004314</text:p>
          </table:table-cell>
          <table:table-cell table:formula="of:=[.C332]/([.D332]-[.D331])" office:value-type="float" office:value="97797.8198775867" calcext:value-type="float">
            <text:p>97797.819877586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6784.07666" calcext:value-type="float">
            <text:p>1456446784.07666</text:p>
          </table:table-cell>
          <table:table-cell office:value-type="float" office:value="1120" calcext:value-type="float">
            <text:p>1120</text:p>
          </table:table-cell>
          <table:table-cell table:formula="of:=[.B333]-[.B$2]" office:value-type="float" office:value="4.07640957832336" calcext:value-type="float">
            <text:p>4.0764095783</text:p>
          </table:table-cell>
          <table:table-cell table:formula="of:=[.C333]/([.D333]-[.D332])" office:value-type="float" office:value="99034.8796222119" calcext:value-type="float">
            <text:p>99034.87962221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6784.08795" calcext:value-type="float">
            <text:p>1456446784.08795</text:p>
          </table:table-cell>
          <table:table-cell office:value-type="float" office:value="1120" calcext:value-type="float">
            <text:p>1120</text:p>
          </table:table-cell>
          <table:table-cell table:formula="of:=[.B334]-[.B$2]" office:value-type="float" office:value="4.08770155906677" calcext:value-type="float">
            <text:p>4.0877015591</text:p>
          </table:table-cell>
          <table:table-cell table:formula="of:=[.C334]/([.D334]-[.D333])" office:value-type="float" office:value="99185.4330475909" calcext:value-type="float">
            <text:p>99185.433047590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6784.09923" calcext:value-type="float">
            <text:p>1456446784.09923</text:p>
          </table:table-cell>
          <table:table-cell office:value-type="float" office:value="1120" calcext:value-type="float">
            <text:p>1120</text:p>
          </table:table-cell>
          <table:table-cell table:formula="of:=[.B335]-[.B$2]" office:value-type="float" office:value="4.09898233413696" calcext:value-type="float">
            <text:p>4.0989823341</text:p>
          </table:table-cell>
          <table:table-cell table:formula="of:=[.C335]/([.D335]-[.D334])" office:value-type="float" office:value="99283.9581528057" calcext:value-type="float">
            <text:p>99283.95815280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6784.11051" calcext:value-type="float">
            <text:p>1456446784.11051</text:p>
          </table:table-cell>
          <table:table-cell office:value-type="float" office:value="1120" calcext:value-type="float">
            <text:p>1120</text:p>
          </table:table-cell>
          <table:table-cell table:formula="of:=[.B336]-[.B$2]" office:value-type="float" office:value="4.11025834083557" calcext:value-type="float">
            <text:p>4.1102583408</text:p>
          </table:table-cell>
          <table:table-cell table:formula="of:=[.C336]/([.D336]-[.D335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6784.12179" calcext:value-type="float">
            <text:p>1456446784.12179</text:p>
          </table:table-cell>
          <table:table-cell office:value-type="float" office:value="1120" calcext:value-type="float">
            <text:p>1120</text:p>
          </table:table-cell>
          <table:table-cell table:formula="of:=[.B337]-[.B$2]" office:value-type="float" office:value="4.12154340744019" calcext:value-type="float">
            <text:p>4.1215434074</text:p>
          </table:table-cell>
          <table:table-cell table:formula="of:=[.C337]/([.D337]-[.D336])" office:value-type="float" office:value="99246.2020155072" calcext:value-type="float">
            <text:p>99246.20201550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6784.13308" calcext:value-type="float">
            <text:p>1456446784.13308</text:p>
          </table:table-cell>
          <table:table-cell office:value-type="float" office:value="1120" calcext:value-type="float">
            <text:p>1120</text:p>
          </table:table-cell>
          <table:table-cell table:formula="of:=[.B338]-[.B$2]" office:value-type="float" office:value="4.13282489776611" calcext:value-type="float">
            <text:p>4.1328248978</text:p>
          </table:table-cell>
          <table:table-cell table:formula="of:=[.C338]/([.D338]-[.D337])" office:value-type="float" office:value="99277.6634684475" calcext:value-type="float">
            <text:p>99277.663468447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6784.14435" calcext:value-type="float">
            <text:p>1456446784.14435</text:p>
          </table:table-cell>
          <table:table-cell office:value-type="float" office:value="1120" calcext:value-type="float">
            <text:p>1120</text:p>
          </table:table-cell>
          <table:table-cell table:formula="of:=[.B339]-[.B$2]" office:value-type="float" office:value="4.14410066604614" calcext:value-type="float">
            <text:p>4.144100666</text:p>
          </table:table-cell>
          <table:table-cell table:formula="of:=[.C339]/([.D339]-[.D338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6784.15563" calcext:value-type="float">
            <text:p>1456446784.15563</text:p>
          </table:table-cell>
          <table:table-cell office:value-type="float" office:value="1120" calcext:value-type="float">
            <text:p>1120</text:p>
          </table:table-cell>
          <table:table-cell table:formula="of:=[.B340]-[.B$2]" office:value-type="float" office:value="4.15537476539612" calcext:value-type="float">
            <text:p>4.1553747654</text:p>
          </table:table-cell>
          <table:table-cell table:formula="of:=[.C340]/([.D340]-[.D339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6784.1669" calcext:value-type="float">
            <text:p>1456446784.1669</text:p>
          </table:table-cell>
          <table:table-cell office:value-type="float" office:value="1120" calcext:value-type="float">
            <text:p>1120</text:p>
          </table:table-cell>
          <table:table-cell table:formula="of:=[.B341]-[.B$2]" office:value-type="float" office:value="4.16664958000183" calcext:value-type="float">
            <text:p>4.16664958</text:p>
          </table:table-cell>
          <table:table-cell table:formula="of:=[.C341]/([.D341]-[.D340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6784.17817" calcext:value-type="float">
            <text:p>1456446784.17817</text:p>
          </table:table-cell>
          <table:table-cell office:value-type="float" office:value="1120" calcext:value-type="float">
            <text:p>1120</text:p>
          </table:table-cell>
          <table:table-cell table:formula="of:=[.B342]-[.B$2]" office:value-type="float" office:value="4.17792296409607" calcext:value-type="float">
            <text:p>4.1779229641</text:p>
          </table:table-cell>
          <table:table-cell table:formula="of:=[.C342]/([.D342]-[.D341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6784.18945" calcext:value-type="float">
            <text:p>1456446784.18945</text:p>
          </table:table-cell>
          <table:table-cell office:value-type="float" office:value="1120" calcext:value-type="float">
            <text:p>1120</text:p>
          </table:table-cell>
          <table:table-cell table:formula="of:=[.B343]-[.B$2]" office:value-type="float" office:value="4.18919610977173" calcext:value-type="float">
            <text:p>4.1891961098</text:p>
          </table:table-cell>
          <table:table-cell table:formula="of:=[.C343]/([.D343]-[.D342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6784.20072" calcext:value-type="float">
            <text:p>1456446784.20072</text:p>
          </table:table-cell>
          <table:table-cell office:value-type="float" office:value="1120" calcext:value-type="float">
            <text:p>1120</text:p>
          </table:table-cell>
          <table:table-cell table:formula="of:=[.B344]-[.B$2]" office:value-type="float" office:value="4.20047044754028" calcext:value-type="float">
            <text:p>4.2004704475</text:p>
          </table:table-cell>
          <table:table-cell table:formula="of:=[.C344]/([.D344]-[.D343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6784.21199" calcext:value-type="float">
            <text:p>1456446784.21199</text:p>
          </table:table-cell>
          <table:table-cell office:value-type="float" office:value="1120" calcext:value-type="float">
            <text:p>1120</text:p>
          </table:table-cell>
          <table:table-cell table:formula="of:=[.B345]-[.B$2]" office:value-type="float" office:value="4.2117440700531" calcext:value-type="float">
            <text:p>4.2117440701</text:p>
          </table:table-cell>
          <table:table-cell table:formula="of:=[.C345]/([.D345]-[.D344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6784.22327" calcext:value-type="float">
            <text:p>1456446784.22327</text:p>
          </table:table-cell>
          <table:table-cell office:value-type="float" office:value="1120" calcext:value-type="float">
            <text:p>1120</text:p>
          </table:table-cell>
          <table:table-cell table:formula="of:=[.B346]-[.B$2]" office:value-type="float" office:value="4.22301745414734" calcext:value-type="float">
            <text:p>4.2230174541</text:p>
          </table:table-cell>
          <table:table-cell table:formula="of:=[.C346]/([.D346]-[.D345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6784.23454" calcext:value-type="float">
            <text:p>1456446784.23454</text:p>
          </table:table-cell>
          <table:table-cell office:value-type="float" office:value="1120" calcext:value-type="float">
            <text:p>1120</text:p>
          </table:table-cell>
          <table:table-cell table:formula="of:=[.B347]-[.B$2]" office:value-type="float" office:value="4.23429107666016" calcext:value-type="float">
            <text:p>4.2342910767</text:p>
          </table:table-cell>
          <table:table-cell table:formula="of:=[.C347]/([.D347]-[.D346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6784.24582" calcext:value-type="float">
            <text:p>1456446784.24582</text:p>
          </table:table-cell>
          <table:table-cell office:value-type="float" office:value="1120" calcext:value-type="float">
            <text:p>1120</text:p>
          </table:table-cell>
          <table:table-cell table:formula="of:=[.B348]-[.B$2]" office:value-type="float" office:value="4.24556446075439" calcext:value-type="float">
            <text:p>4.2455644608</text:p>
          </table:table-cell>
          <table:table-cell table:formula="of:=[.C348]/([.D348]-[.D347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6784.25709" calcext:value-type="float">
            <text:p>1456446784.25709</text:p>
          </table:table-cell>
          <table:table-cell office:value-type="float" office:value="1120" calcext:value-type="float">
            <text:p>1120</text:p>
          </table:table-cell>
          <table:table-cell table:formula="of:=[.B349]-[.B$2]" office:value-type="float" office:value="4.25684213638306" calcext:value-type="float">
            <text:p>4.2568421364</text:p>
          </table:table-cell>
          <table:table-cell table:formula="of:=[.C349]/([.D349]-[.D348])" office:value-type="float" office:value="99311.244344848" calcext:value-type="float">
            <text:p>99311.2443448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6784.26837" calcext:value-type="float">
            <text:p>1456446784.26837</text:p>
          </table:table-cell>
          <table:table-cell office:value-type="float" office:value="1120" calcext:value-type="float">
            <text:p>1120</text:p>
          </table:table-cell>
          <table:table-cell table:formula="of:=[.B350]-[.B$2]" office:value-type="float" office:value="4.26811909675598" calcext:value-type="float">
            <text:p>4.2681190968</text:p>
          </table:table-cell>
          <table:table-cell table:formula="of:=[.C350]/([.D350]-[.D349])" office:value-type="float" office:value="99317.5432884416" calcext:value-type="float">
            <text:p>99317.54328844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6784.27964" calcext:value-type="float">
            <text:p>1456446784.27964</text:p>
          </table:table-cell>
          <table:table-cell office:value-type="float" office:value="1120" calcext:value-type="float">
            <text:p>1120</text:p>
          </table:table-cell>
          <table:table-cell table:formula="of:=[.B351]-[.B$2]" office:value-type="float" office:value="4.27939438819885" calcext:value-type="float">
            <text:p>4.2793943882</text:p>
          </table:table-cell>
          <table:table-cell table:formula="of:=[.C351]/([.D351]-[.D350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6784.29092" calcext:value-type="float">
            <text:p>1456446784.29092</text:p>
          </table:table-cell>
          <table:table-cell office:value-type="float" office:value="1120" calcext:value-type="float">
            <text:p>1120</text:p>
          </table:table-cell>
          <table:table-cell table:formula="of:=[.B352]-[.B$2]" office:value-type="float" office:value="4.29066872596741" calcext:value-type="float">
            <text:p>4.290668726</text:p>
          </table:table-cell>
          <table:table-cell table:formula="of:=[.C352]/([.D352]-[.D351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6784.30219" calcext:value-type="float">
            <text:p>1456446784.30219</text:p>
          </table:table-cell>
          <table:table-cell office:value-type="float" office:value="1120" calcext:value-type="float">
            <text:p>1120</text:p>
          </table:table-cell>
          <table:table-cell table:formula="of:=[.B353]-[.B$2]" office:value-type="float" office:value="4.30194401741028" calcext:value-type="float">
            <text:p>4.3019440174</text:p>
          </table:table-cell>
          <table:table-cell table:formula="of:=[.C353]/([.D353]-[.D352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6784.31347" calcext:value-type="float">
            <text:p>1456446784.31347</text:p>
          </table:table-cell>
          <table:table-cell office:value-type="float" office:value="1120" calcext:value-type="float">
            <text:p>1120</text:p>
          </table:table-cell>
          <table:table-cell table:formula="of:=[.B354]-[.B$2]" office:value-type="float" office:value="4.31321692466736" calcext:value-type="float">
            <text:p>4.3132169247</text:p>
          </table:table-cell>
          <table:table-cell table:formula="of:=[.C354]/([.D354]-[.D353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6784.32474" calcext:value-type="float">
            <text:p>1456446784.32474</text:p>
          </table:table-cell>
          <table:table-cell office:value-type="float" office:value="1120" calcext:value-type="float">
            <text:p>1120</text:p>
          </table:table-cell>
          <table:table-cell table:formula="of:=[.B355]-[.B$2]" office:value-type="float" office:value="4.32449054718018" calcext:value-type="float">
            <text:p>4.3244905472</text:p>
          </table:table-cell>
          <table:table-cell table:formula="of:=[.C355]/([.D355]-[.D354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6784.33601" calcext:value-type="float">
            <text:p>1456446784.33601</text:p>
          </table:table-cell>
          <table:table-cell office:value-type="float" office:value="1120" calcext:value-type="float">
            <text:p>1120</text:p>
          </table:table-cell>
          <table:table-cell table:formula="of:=[.B356]-[.B$2]" office:value-type="float" office:value="4.33576440811157" calcext:value-type="float">
            <text:p>4.3357644081</text:p>
          </table:table-cell>
          <table:table-cell table:formula="of:=[.C356]/([.D356]-[.D355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6784.34729" calcext:value-type="float">
            <text:p>1456446784.34729</text:p>
          </table:table-cell>
          <table:table-cell office:value-type="float" office:value="1120" calcext:value-type="float">
            <text:p>1120</text:p>
          </table:table-cell>
          <table:table-cell table:formula="of:=[.B357]-[.B$2]" office:value-type="float" office:value="4.34703755378723" calcext:value-type="float">
            <text:p>4.3470375538</text:p>
          </table:table-cell>
          <table:table-cell table:formula="of:=[.C357]/([.D357]-[.D356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6784.35856" calcext:value-type="float">
            <text:p>1456446784.35856</text:p>
          </table:table-cell>
          <table:table-cell office:value-type="float" office:value="1120" calcext:value-type="float">
            <text:p>1120</text:p>
          </table:table-cell>
          <table:table-cell table:formula="of:=[.B358]-[.B$2]" office:value-type="float" office:value="4.35831117630005" calcext:value-type="float">
            <text:p>4.3583111763</text:p>
          </table:table-cell>
          <table:table-cell table:formula="of:=[.C358]/([.D358]-[.D357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6784.36982" calcext:value-type="float">
            <text:p>1456446784.36982</text:p>
          </table:table-cell>
          <table:table-cell office:value-type="float" office:value="1120" calcext:value-type="float">
            <text:p>1120</text:p>
          </table:table-cell>
          <table:table-cell table:formula="of:=[.B359]-[.B$2]" office:value-type="float" office:value="4.36957335472107" calcext:value-type="float">
            <text:p>4.3695733547</text:p>
          </table:table-cell>
          <table:table-cell table:formula="of:=[.C359]/([.D359]-[.D358])" office:value-type="float" office:value="99447.9005864047" calcext:value-type="float">
            <text:p>99447.90058640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6784.38111" calcext:value-type="float">
            <text:p>1456446784.38111</text:p>
          </table:table-cell>
          <table:table-cell office:value-type="float" office:value="1120" calcext:value-type="float">
            <text:p>1120</text:p>
          </table:table-cell>
          <table:table-cell table:formula="of:=[.B360]-[.B$2]" office:value-type="float" office:value="4.38086223602295" calcext:value-type="float">
            <text:p>4.380862236</text:p>
          </table:table-cell>
          <table:table-cell table:formula="of:=[.C360]/([.D360]-[.D359])" office:value-type="float" office:value="99212.6651038037" calcext:value-type="float">
            <text:p>99212.665103803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6784.3924" calcext:value-type="float">
            <text:p>1456446784.3924</text:p>
          </table:table-cell>
          <table:table-cell office:value-type="float" office:value="1120" calcext:value-type="float">
            <text:p>1120</text:p>
          </table:table-cell>
          <table:table-cell table:formula="of:=[.B361]-[.B$2]" office:value-type="float" office:value="4.39214468002319" calcext:value-type="float">
            <text:p>4.39214468</text:p>
          </table:table-cell>
          <table:table-cell table:formula="of:=[.C361]/([.D361]-[.D360])" office:value-type="float" office:value="99269.2717974726" calcext:value-type="float">
            <text:p>99269.27179747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6784.40368" calcext:value-type="float">
            <text:p>1456446784.40368</text:p>
          </table:table-cell>
          <table:table-cell office:value-type="float" office:value="1120" calcext:value-type="float">
            <text:p>1120</text:p>
          </table:table-cell>
          <table:table-cell table:formula="of:=[.B362]-[.B$2]" office:value-type="float" office:value="4.40342450141907" calcext:value-type="float">
            <text:p>4.4034245014</text:p>
          </table:table-cell>
          <table:table-cell table:formula="of:=[.C362]/([.D362]-[.D361])" office:value-type="float" office:value="99292.3523070745" calcext:value-type="float">
            <text:p>99292.35230707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6784.41495" calcext:value-type="float">
            <text:p>1456446784.41495</text:p>
          </table:table-cell>
          <table:table-cell office:value-type="float" office:value="1120" calcext:value-type="float">
            <text:p>1120</text:p>
          </table:table-cell>
          <table:table-cell table:formula="of:=[.B363]-[.B$2]" office:value-type="float" office:value="4.41470217704773" calcext:value-type="float">
            <text:p>4.414702177</text:p>
          </table:table-cell>
          <table:table-cell table:formula="of:=[.C363]/([.D363]-[.D362])" office:value-type="float" office:value="99311.244344848" calcext:value-type="float">
            <text:p>99311.2443448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6784.42623" calcext:value-type="float">
            <text:p>1456446784.42623</text:p>
          </table:table-cell>
          <table:table-cell office:value-type="float" office:value="1120" calcext:value-type="float">
            <text:p>1120</text:p>
          </table:table-cell>
          <table:table-cell table:formula="of:=[.B364]-[.B$2]" office:value-type="float" office:value="4.42597723007202" calcext:value-type="float">
            <text:p>4.4259772301</text:p>
          </table:table-cell>
          <table:table-cell table:formula="of:=[.C364]/([.D364]-[.D363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6784.43751" calcext:value-type="float">
            <text:p>1456446784.43751</text:p>
          </table:table-cell>
          <table:table-cell office:value-type="float" office:value="1120" calcext:value-type="float">
            <text:p>1120</text:p>
          </table:table-cell>
          <table:table-cell table:formula="of:=[.B365]-[.B$2]" office:value-type="float" office:value="4.43725562095642" calcext:value-type="float">
            <text:p>4.437255621</text:p>
          </table:table-cell>
          <table:table-cell table:formula="of:=[.C365]/([.D365]-[.D364])" office:value-type="float" office:value="99304.9462001903" calcext:value-type="float">
            <text:p>99304.94620019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6784.44878" calcext:value-type="float">
            <text:p>1456446784.44878</text:p>
          </table:table-cell>
          <table:table-cell office:value-type="float" office:value="1120" calcext:value-type="float">
            <text:p>1120</text:p>
          </table:table-cell>
          <table:table-cell table:formula="of:=[.B366]-[.B$2]" office:value-type="float" office:value="4.44853138923645" calcext:value-type="float">
            <text:p>4.4485313892</text:p>
          </table:table-cell>
          <table:table-cell table:formula="of:=[.C366]/([.D366]-[.D365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6784.46002" calcext:value-type="float">
            <text:p>1456446784.46002</text:p>
          </table:table-cell>
          <table:table-cell office:value-type="float" office:value="1120" calcext:value-type="float">
            <text:p>1120</text:p>
          </table:table-cell>
          <table:table-cell table:formula="of:=[.B367]-[.B$2]" office:value-type="float" office:value="4.45976948738098" calcext:value-type="float">
            <text:p>4.4597694874</text:p>
          </table:table-cell>
          <table:table-cell table:formula="of:=[.C367]/([.D367]-[.D366])" office:value-type="float" office:value="99660.9911744739" calcext:value-type="float">
            <text:p>99660.99117447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6784.4713" calcext:value-type="float">
            <text:p>1456446784.4713</text:p>
          </table:table-cell>
          <table:table-cell office:value-type="float" office:value="1120" calcext:value-type="float">
            <text:p>1120</text:p>
          </table:table-cell>
          <table:table-cell table:formula="of:=[.B368]-[.B$2]" office:value-type="float" office:value="4.47104454040527" calcext:value-type="float">
            <text:p>4.4710445404</text:p>
          </table:table-cell>
          <table:table-cell table:formula="of:=[.C368]/([.D368]-[.D367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6784.48257" calcext:value-type="float">
            <text:p>1456446784.48257</text:p>
          </table:table-cell>
          <table:table-cell office:value-type="float" office:value="1120" calcext:value-type="float">
            <text:p>1120</text:p>
          </table:table-cell>
          <table:table-cell table:formula="of:=[.B369]-[.B$2]" office:value-type="float" office:value="4.48231959342957" calcext:value-type="float">
            <text:p>4.4823195934</text:p>
          </table:table-cell>
          <table:table-cell table:formula="of:=[.C369]/([.D369]-[.D368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6784.49384" calcext:value-type="float">
            <text:p>1456446784.49384</text:p>
          </table:table-cell>
          <table:table-cell office:value-type="float" office:value="1120" calcext:value-type="float">
            <text:p>1120</text:p>
          </table:table-cell>
          <table:table-cell table:formula="of:=[.B370]-[.B$2]" office:value-type="float" office:value="4.4935941696167" calcext:value-type="float">
            <text:p>4.4935941696</text:p>
          </table:table-cell>
          <table:table-cell table:formula="of:=[.C370]/([.D370]-[.D369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6784.50513" calcext:value-type="float">
            <text:p>1456446784.50513</text:p>
          </table:table-cell>
          <table:table-cell office:value-type="float" office:value="1120" calcext:value-type="float">
            <text:p>1120</text:p>
          </table:table-cell>
          <table:table-cell table:formula="of:=[.B371]-[.B$2]" office:value-type="float" office:value="4.50487470626831" calcext:value-type="float">
            <text:p>4.5048747063</text:p>
          </table:table-cell>
          <table:table-cell table:formula="of:=[.C371]/([.D371]-[.D370])" office:value-type="float" office:value="99286.0565583126" calcext:value-type="float">
            <text:p>99286.05655831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6784.5164" calcext:value-type="float">
            <text:p>1456446784.5164</text:p>
          </table:table-cell>
          <table:table-cell office:value-type="float" office:value="1120" calcext:value-type="float">
            <text:p>1120</text:p>
          </table:table-cell>
          <table:table-cell table:formula="of:=[.B372]-[.B$2]" office:value-type="float" office:value="4.51615118980408" calcext:value-type="float">
            <text:p>4.5161511898</text:p>
          </table:table-cell>
          <table:table-cell table:formula="of:=[.C372]/([.D372]-[.D371])" office:value-type="float" office:value="99321.743028099" calcext:value-type="float">
            <text:p>99321.74302809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6784.52768" calcext:value-type="float">
            <text:p>1456446784.52768</text:p>
          </table:table-cell>
          <table:table-cell office:value-type="float" office:value="1120" calcext:value-type="float">
            <text:p>1120</text:p>
          </table:table-cell>
          <table:table-cell table:formula="of:=[.B373]-[.B$2]" office:value-type="float" office:value="4.52742505073547" calcext:value-type="float">
            <text:p>4.5274250507</text:p>
          </table:table-cell>
          <table:table-cell table:formula="of:=[.C373]/([.D373]-[.D372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6784.53895" calcext:value-type="float">
            <text:p>1456446784.53895</text:p>
          </table:table-cell>
          <table:table-cell office:value-type="float" office:value="1120" calcext:value-type="float">
            <text:p>1120</text:p>
          </table:table-cell>
          <table:table-cell table:formula="of:=[.B374]-[.B$2]" office:value-type="float" office:value="4.5387008190155" calcext:value-type="float">
            <text:p>4.538700819</text:p>
          </table:table-cell>
          <table:table-cell table:formula="of:=[.C374]/([.D374]-[.D373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6784.55023" calcext:value-type="float">
            <text:p>1456446784.55023</text:p>
          </table:table-cell>
          <table:table-cell office:value-type="float" office:value="1120" calcext:value-type="float">
            <text:p>1120</text:p>
          </table:table-cell>
          <table:table-cell table:formula="of:=[.B375]-[.B$2]" office:value-type="float" office:value="4.54997563362122" calcext:value-type="float">
            <text:p>4.5499756336</text:p>
          </table:table-cell>
          <table:table-cell table:formula="of:=[.C375]/([.D375]-[.D374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6784.5615" calcext:value-type="float">
            <text:p>1456446784.5615</text:p>
          </table:table-cell>
          <table:table-cell office:value-type="float" office:value="1120" calcext:value-type="float">
            <text:p>1120</text:p>
          </table:table-cell>
          <table:table-cell table:formula="of:=[.B376]-[.B$2]" office:value-type="float" office:value="4.56124925613403" calcext:value-type="float">
            <text:p>4.5612492561</text:p>
          </table:table-cell>
          <table:table-cell table:formula="of:=[.C376]/([.D376]-[.D375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6784.57277" calcext:value-type="float">
            <text:p>1456446784.57277</text:p>
          </table:table-cell>
          <table:table-cell office:value-type="float" office:value="1120" calcext:value-type="float">
            <text:p>1120</text:p>
          </table:table-cell>
          <table:table-cell table:formula="of:=[.B377]-[.B$2]" office:value-type="float" office:value="4.57252311706543" calcext:value-type="float">
            <text:p>4.5725231171</text:p>
          </table:table-cell>
          <table:table-cell table:formula="of:=[.C377]/([.D377]-[.D376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6784.58405" calcext:value-type="float">
            <text:p>1456446784.58405</text:p>
          </table:table-cell>
          <table:table-cell office:value-type="float" office:value="1120" calcext:value-type="float">
            <text:p>1120</text:p>
          </table:table-cell>
          <table:table-cell table:formula="of:=[.B378]-[.B$2]" office:value-type="float" office:value="4.58379626274109" calcext:value-type="float">
            <text:p>4.5837962627</text:p>
          </table:table-cell>
          <table:table-cell table:formula="of:=[.C378]/([.D378]-[.D377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6784.59532" calcext:value-type="float">
            <text:p>1456446784.59532</text:p>
          </table:table-cell>
          <table:table-cell office:value-type="float" office:value="1120" calcext:value-type="float">
            <text:p>1120</text:p>
          </table:table-cell>
          <table:table-cell table:formula="of:=[.B379]-[.B$2]" office:value-type="float" office:value="4.59506916999817" calcext:value-type="float">
            <text:p>4.59506917</text:p>
          </table:table-cell>
          <table:table-cell table:formula="of:=[.C379]/([.D379]-[.D378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6784.60659" calcext:value-type="float">
            <text:p>1456446784.60659</text:p>
          </table:table-cell>
          <table:table-cell office:value-type="float" office:value="1120" calcext:value-type="float">
            <text:p>1120</text:p>
          </table:table-cell>
          <table:table-cell table:formula="of:=[.B380]-[.B$2]" office:value-type="float" office:value="4.60634303092957" calcext:value-type="float">
            <text:p>4.6063430309</text:p>
          </table:table-cell>
          <table:table-cell table:formula="of:=[.C380]/([.D380]-[.D379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6784.61787" calcext:value-type="float">
            <text:p>1456446784.61787</text:p>
          </table:table-cell>
          <table:table-cell office:value-type="float" office:value="1120" calcext:value-type="float">
            <text:p>1120</text:p>
          </table:table-cell>
          <table:table-cell table:formula="of:=[.B381]-[.B$2]" office:value-type="float" office:value="4.61761689186096" calcext:value-type="float">
            <text:p>4.6176168919</text:p>
          </table:table-cell>
          <table:table-cell table:formula="of:=[.C381]/([.D381]-[.D380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6784.62914" calcext:value-type="float">
            <text:p>1456446784.62914</text:p>
          </table:table-cell>
          <table:table-cell office:value-type="float" office:value="1120" calcext:value-type="float">
            <text:p>1120</text:p>
          </table:table-cell>
          <table:table-cell table:formula="of:=[.B382]-[.B$2]" office:value-type="float" office:value="4.62889099121094" calcext:value-type="float">
            <text:p>4.6288909912</text:p>
          </table:table-cell>
          <table:table-cell table:formula="of:=[.C382]/([.D382]-[.D381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6784.64042" calcext:value-type="float">
            <text:p>1456446784.64042</text:p>
          </table:table-cell>
          <table:table-cell office:value-type="float" office:value="1120" calcext:value-type="float">
            <text:p>1120</text:p>
          </table:table-cell>
          <table:table-cell table:formula="of:=[.B383]-[.B$2]" office:value-type="float" office:value="4.6401686668396" calcext:value-type="float">
            <text:p>4.6401686668</text:p>
          </table:table-cell>
          <table:table-cell table:formula="of:=[.C383]/([.D383]-[.D382])" office:value-type="float" office:value="99311.244344848" calcext:value-type="float">
            <text:p>99311.24434484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6784.6517" calcext:value-type="float">
            <text:p>1456446784.6517</text:p>
          </table:table-cell>
          <table:table-cell office:value-type="float" office:value="1120" calcext:value-type="float">
            <text:p>1120</text:p>
          </table:table-cell>
          <table:table-cell table:formula="of:=[.B384]-[.B$2]" office:value-type="float" office:value="4.65144681930542" calcext:value-type="float">
            <text:p>4.6514468193</text:p>
          </table:table-cell>
          <table:table-cell table:formula="of:=[.C384]/([.D384]-[.D383])" office:value-type="float" office:value="99307.0454929816" calcext:value-type="float">
            <text:p>99307.04549298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6784.66298" calcext:value-type="float">
            <text:p>1456446784.66298</text:p>
          </table:table-cell>
          <table:table-cell office:value-type="float" office:value="1120" calcext:value-type="float">
            <text:p>1120</text:p>
          </table:table-cell>
          <table:table-cell table:formula="of:=[.B385]-[.B$2]" office:value-type="float" office:value="4.66273188591003" calcext:value-type="float">
            <text:p>4.6627318859</text:p>
          </table:table-cell>
          <table:table-cell table:formula="of:=[.C385]/([.D385]-[.D384])" office:value-type="float" office:value="99246.2020155072" calcext:value-type="float">
            <text:p>99246.20201550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6784.67426" calcext:value-type="float">
            <text:p>1456446784.67426</text:p>
          </table:table-cell>
          <table:table-cell office:value-type="float" office:value="1120" calcext:value-type="float">
            <text:p>1120</text:p>
          </table:table-cell>
          <table:table-cell table:formula="of:=[.B386]-[.B$2]" office:value-type="float" office:value="4.6740095615387" calcext:value-type="float">
            <text:p>4.6740095615</text:p>
          </table:table-cell>
          <table:table-cell table:formula="of:=[.C386]/([.D386]-[.D385])" office:value-type="float" office:value="99311.244344848" calcext:value-type="float">
            <text:p>99311.2443448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6784.68554" calcext:value-type="float">
            <text:p>1456446784.68554</text:p>
          </table:table-cell>
          <table:table-cell office:value-type="float" office:value="1120" calcext:value-type="float">
            <text:p>1120</text:p>
          </table:table-cell>
          <table:table-cell table:formula="of:=[.B387]-[.B$2]" office:value-type="float" office:value="4.6852867603302" calcext:value-type="float">
            <text:p>4.6852867603</text:p>
          </table:table-cell>
          <table:table-cell table:formula="of:=[.C387]/([.D387]-[.D386])" office:value-type="float" office:value="99315.4435517971" calcext:value-type="float">
            <text:p>99315.44355179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6784.69678" calcext:value-type="float">
            <text:p>1456446784.69678</text:p>
          </table:table-cell>
          <table:table-cell office:value-type="float" office:value="1120" calcext:value-type="float">
            <text:p>1120</text:p>
          </table:table-cell>
          <table:table-cell table:formula="of:=[.B388]-[.B$2]" office:value-type="float" office:value="4.69652676582336" calcext:value-type="float">
            <text:p>4.6965267658</text:p>
          </table:table-cell>
          <table:table-cell table:formula="of:=[.C388]/([.D388]-[.D387])" office:value-type="float" office:value="99644.0794162566" calcext:value-type="float">
            <text:p>99644.07941625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6784.70806" calcext:value-type="float">
            <text:p>1456446784.70806</text:p>
          </table:table-cell>
          <table:table-cell office:value-type="float" office:value="1120" calcext:value-type="float">
            <text:p>1120</text:p>
          </table:table-cell>
          <table:table-cell table:formula="of:=[.B389]-[.B$2]" office:value-type="float" office:value="4.70780539512634" calcext:value-type="float">
            <text:p>4.7078053951</text:p>
          </table:table-cell>
          <table:table-cell table:formula="of:=[.C389]/([.D389]-[.D388])" office:value-type="float" office:value="99302.8469961527" calcext:value-type="float">
            <text:p>99302.84699615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6784.71933" calcext:value-type="float">
            <text:p>1456446784.71933</text:p>
          </table:table-cell>
          <table:table-cell office:value-type="float" office:value="1120" calcext:value-type="float">
            <text:p>1120</text:p>
          </table:table-cell>
          <table:table-cell table:formula="of:=[.B390]-[.B$2]" office:value-type="float" office:value="4.71907997131348" calcext:value-type="float">
            <text:p>4.7190799713</text:p>
          </table:table-cell>
          <table:table-cell table:formula="of:=[.C390]/([.D390]-[.D389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6784.7306" calcext:value-type="float">
            <text:p>1456446784.7306</text:p>
          </table:table-cell>
          <table:table-cell office:value-type="float" office:value="1120" calcext:value-type="float">
            <text:p>1120</text:p>
          </table:table-cell>
          <table:table-cell table:formula="of:=[.B391]-[.B$2]" office:value-type="float" office:value="4.73035383224487" calcext:value-type="float">
            <text:p>4.7303538322</text:p>
          </table:table-cell>
          <table:table-cell table:formula="of:=[.C391]/([.D391]-[.D390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6784.74188" calcext:value-type="float">
            <text:p>1456446784.74188</text:p>
          </table:table-cell>
          <table:table-cell office:value-type="float" office:value="1120" calcext:value-type="float">
            <text:p>1120</text:p>
          </table:table-cell>
          <table:table-cell table:formula="of:=[.B392]-[.B$2]" office:value-type="float" office:value="4.74162912368774" calcext:value-type="float">
            <text:p>4.7416291237</text:p>
          </table:table-cell>
          <table:table-cell table:formula="of:=[.C392]/([.D392]-[.D391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6784.75316" calcext:value-type="float">
            <text:p>1456446784.75316</text:p>
          </table:table-cell>
          <table:table-cell office:value-type="float" office:value="1120" calcext:value-type="float">
            <text:p>1120</text:p>
          </table:table-cell>
          <table:table-cell table:formula="of:=[.B393]-[.B$2]" office:value-type="float" office:value="4.75290536880493" calcext:value-type="float">
            <text:p>4.7529053688</text:p>
          </table:table-cell>
          <table:table-cell table:formula="of:=[.C393]/([.D393]-[.D392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6784.76444" calcext:value-type="float">
            <text:p>1456446784.76444</text:p>
          </table:table-cell>
          <table:table-cell office:value-type="float" office:value="1120" calcext:value-type="float">
            <text:p>1120</text:p>
          </table:table-cell>
          <table:table-cell table:formula="of:=[.B394]-[.B$2]" office:value-type="float" office:value="4.76419019699097" calcext:value-type="float">
            <text:p>4.764190197</text:p>
          </table:table-cell>
          <table:table-cell table:formula="of:=[.C394]/([.D394]-[.D393])" office:value-type="float" office:value="99248.298825319" calcext:value-type="float">
            <text:p>99248.2988253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6784.77572" calcext:value-type="float">
            <text:p>1456446784.77572</text:p>
          </table:table-cell>
          <table:table-cell office:value-type="float" office:value="1120" calcext:value-type="float">
            <text:p>1120</text:p>
          </table:table-cell>
          <table:table-cell table:formula="of:=[.B395]-[.B$2]" office:value-type="float" office:value="4.77546644210815" calcext:value-type="float">
            <text:p>4.7754664421</text:p>
          </table:table-cell>
          <table:table-cell table:formula="of:=[.C395]/([.D395]-[.D394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6784.78699" calcext:value-type="float">
            <text:p>1456446784.78699</text:p>
          </table:table-cell>
          <table:table-cell office:value-type="float" office:value="1120" calcext:value-type="float">
            <text:p>1120</text:p>
          </table:table-cell>
          <table:table-cell table:formula="of:=[.B396]-[.B$2]" office:value-type="float" office:value="4.7867419719696" calcext:value-type="float">
            <text:p>4.786741972</text:p>
          </table:table-cell>
          <table:table-cell table:formula="of:=[.C396]/([.D396]-[.D395])" office:value-type="float" office:value="99330.1435730446" calcext:value-type="float">
            <text:p>99330.143573044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6784.79827" calcext:value-type="float">
            <text:p>1456446784.79827</text:p>
          </table:table-cell>
          <table:table-cell office:value-type="float" office:value="1120" calcext:value-type="float">
            <text:p>1120</text:p>
          </table:table-cell>
          <table:table-cell table:formula="of:=[.B397]-[.B$2]" office:value-type="float" office:value="4.7980170249939" calcext:value-type="float">
            <text:p>4.798017025</text:p>
          </table:table-cell>
          <table:table-cell table:formula="of:=[.C397]/([.D397]-[.D396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6784.80954" calcext:value-type="float">
            <text:p>1456446784.80954</text:p>
          </table:table-cell>
          <table:table-cell office:value-type="float" office:value="1120" calcext:value-type="float">
            <text:p>1120</text:p>
          </table:table-cell>
          <table:table-cell table:formula="of:=[.B398]-[.B$2]" office:value-type="float" office:value="4.80929112434387" calcext:value-type="float">
            <text:p>4.8092911243</text:p>
          </table:table-cell>
          <table:table-cell table:formula="of:=[.C398]/([.D398]-[.D397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6784.82082" calcext:value-type="float">
            <text:p>1456446784.82082</text:p>
          </table:table-cell>
          <table:table-cell office:value-type="float" office:value="1120" calcext:value-type="float">
            <text:p>1120</text:p>
          </table:table-cell>
          <table:table-cell table:formula="of:=[.B399]-[.B$2]" office:value-type="float" office:value="4.82057332992554" calcext:value-type="float">
            <text:p>4.8205733299</text:p>
          </table:table-cell>
          <table:table-cell table:formula="of:=[.C399]/([.D399]-[.D398])" office:value-type="float" office:value="99271.3695822151" calcext:value-type="float">
            <text:p>99271.36958221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6784.8321" calcext:value-type="float">
            <text:p>1456446784.8321</text:p>
          </table:table-cell>
          <table:table-cell office:value-type="float" office:value="1120" calcext:value-type="float">
            <text:p>1120</text:p>
          </table:table-cell>
          <table:table-cell table:formula="of:=[.B400]-[.B$2]" office:value-type="float" office:value="4.83185195922852" calcext:value-type="float">
            <text:p>4.8318519592</text:p>
          </table:table-cell>
          <table:table-cell table:formula="of:=[.C400]/([.D400]-[.D399])" office:value-type="float" office:value="99302.8469961527" calcext:value-type="float">
            <text:p>99302.84699615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6784.84338" calcext:value-type="float">
            <text:p>1456446784.84338</text:p>
          </table:table-cell>
          <table:table-cell office:value-type="float" office:value="1120" calcext:value-type="float">
            <text:p>1120</text:p>
          </table:table-cell>
          <table:table-cell table:formula="of:=[.B401]-[.B$2]" office:value-type="float" office:value="4.84312844276428" calcext:value-type="float">
            <text:p>4.8431284428</text:p>
          </table:table-cell>
          <table:table-cell table:formula="of:=[.C401]/([.D401]-[.D400])" office:value-type="float" office:value="99321.743028099" calcext:value-type="float">
            <text:p>99321.743028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6784.85465" calcext:value-type="float">
            <text:p>1456446784.85465</text:p>
          </table:table-cell>
          <table:table-cell office:value-type="float" office:value="1120" calcext:value-type="float">
            <text:p>1120</text:p>
          </table:table-cell>
          <table:table-cell table:formula="of:=[.B402]-[.B$2]" office:value-type="float" office:value="4.85440325737" calcext:value-type="float">
            <text:p>4.8544032574</text:p>
          </table:table-cell>
          <table:table-cell table:formula="of:=[.C402]/([.D402]-[.D401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6784.86593" calcext:value-type="float">
            <text:p>1456446784.86593</text:p>
          </table:table-cell>
          <table:table-cell office:value-type="float" office:value="1120" calcext:value-type="float">
            <text:p>1120</text:p>
          </table:table-cell>
          <table:table-cell table:formula="of:=[.B403]-[.B$2]" office:value-type="float" office:value="4.86568236351013" calcext:value-type="float">
            <text:p>4.8656823635</text:p>
          </table:table-cell>
          <table:table-cell table:formula="of:=[.C403]/([.D403]-[.D402])" office:value-type="float" office:value="99298.6488543164" calcext:value-type="float">
            <text:p>99298.64885431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6784.87721" calcext:value-type="float">
            <text:p>1456446784.87721</text:p>
          </table:table-cell>
          <table:table-cell office:value-type="float" office:value="1120" calcext:value-type="float">
            <text:p>1120</text:p>
          </table:table-cell>
          <table:table-cell table:formula="of:=[.B404]-[.B$2]" office:value-type="float" office:value="4.87695837020874" calcext:value-type="float">
            <text:p>4.8769583702</text:p>
          </table:table-cell>
          <table:table-cell table:formula="of:=[.C404]/([.D404]-[.D403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6784.88848" calcext:value-type="float">
            <text:p>1456446784.88848</text:p>
          </table:table-cell>
          <table:table-cell office:value-type="float" office:value="1120" calcext:value-type="float">
            <text:p>1120</text:p>
          </table:table-cell>
          <table:table-cell table:formula="of:=[.B405]-[.B$2]" office:value-type="float" office:value="4.88823366165161" calcext:value-type="float">
            <text:p>4.8882336617</text:p>
          </table:table-cell>
          <table:table-cell table:formula="of:=[.C405]/([.D405]-[.D404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6784.89979" calcext:value-type="float">
            <text:p>1456446784.89979</text:p>
          </table:table-cell>
          <table:table-cell office:value-type="float" office:value="1120" calcext:value-type="float">
            <text:p>1120</text:p>
          </table:table-cell>
          <table:table-cell table:formula="of:=[.B406]-[.B$2]" office:value-type="float" office:value="4.89953470230103" calcext:value-type="float">
            <text:p>4.8995347023</text:p>
          </table:table-cell>
          <table:table-cell table:formula="of:=[.C406]/([.D406]-[.D405])" office:value-type="float" office:value="99105.917299578" calcext:value-type="float">
            <text:p>99105.9172995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6784.91106" calcext:value-type="float">
            <text:p>1456446784.91106</text:p>
          </table:table-cell>
          <table:table-cell office:value-type="float" office:value="1120" calcext:value-type="float">
            <text:p>1120</text:p>
          </table:table-cell>
          <table:table-cell table:formula="of:=[.B407]-[.B$2]" office:value-type="float" office:value="4.91081094741821" calcext:value-type="float">
            <text:p>4.9108109474</text:p>
          </table:table-cell>
          <table:table-cell table:formula="of:=[.C407]/([.D407]-[.D406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6784.92234" calcext:value-type="float">
            <text:p>1456446784.92234</text:p>
          </table:table-cell>
          <table:table-cell office:value-type="float" office:value="1120" calcext:value-type="float">
            <text:p>1120</text:p>
          </table:table-cell>
          <table:table-cell table:formula="of:=[.B408]-[.B$2]" office:value-type="float" office:value="4.92208552360535" calcext:value-type="float">
            <text:p>4.9220855236</text:p>
          </table:table-cell>
          <table:table-cell table:formula="of:=[.C408]/([.D408]-[.D407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6784.93361" calcext:value-type="float">
            <text:p>1456446784.93361</text:p>
          </table:table-cell>
          <table:table-cell office:value-type="float" office:value="1120" calcext:value-type="float">
            <text:p>1120</text:p>
          </table:table-cell>
          <table:table-cell table:formula="of:=[.B409]-[.B$2]" office:value-type="float" office:value="4.93336057662964" calcext:value-type="float">
            <text:p>4.9333605766</text:p>
          </table:table-cell>
          <table:table-cell table:formula="of:=[.C409]/([.D409]-[.D408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6784.94488" calcext:value-type="float">
            <text:p>1456446784.94488</text:p>
          </table:table-cell>
          <table:table-cell office:value-type="float" office:value="1120" calcext:value-type="float">
            <text:p>1120</text:p>
          </table:table-cell>
          <table:table-cell table:formula="of:=[.B410]-[.B$2]" office:value-type="float" office:value="4.94463348388672" calcext:value-type="float">
            <text:p>4.9446334839</text:p>
          </table:table-cell>
          <table:table-cell table:formula="of:=[.C410]/([.D410]-[.D409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6784.95616" calcext:value-type="float">
            <text:p>1456446784.95616</text:p>
          </table:table-cell>
          <table:table-cell office:value-type="float" office:value="1120" calcext:value-type="float">
            <text:p>1120</text:p>
          </table:table-cell>
          <table:table-cell table:formula="of:=[.B411]-[.B$2]" office:value-type="float" office:value="4.95590806007385" calcext:value-type="float">
            <text:p>4.9559080601</text:p>
          </table:table-cell>
          <table:table-cell table:formula="of:=[.C411]/([.D411]-[.D410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6784.96743" calcext:value-type="float">
            <text:p>1456446784.96743</text:p>
          </table:table-cell>
          <table:table-cell office:value-type="float" office:value="1120" calcext:value-type="float">
            <text:p>1120</text:p>
          </table:table-cell>
          <table:table-cell table:formula="of:=[.B412]-[.B$2]" office:value-type="float" office:value="4.96718239784241" calcext:value-type="float">
            <text:p>4.9671823978</text:p>
          </table:table-cell>
          <table:table-cell table:formula="of:=[.C412]/([.D412]-[.D411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6784.97871" calcext:value-type="float">
            <text:p>1456446784.97871</text:p>
          </table:table-cell>
          <table:table-cell office:value-type="float" office:value="1120" calcext:value-type="float">
            <text:p>1120</text:p>
          </table:table-cell>
          <table:table-cell table:formula="of:=[.B413]-[.B$2]" office:value-type="float" office:value="4.97845530509949" calcext:value-type="float">
            <text:p>4.9784553051</text:p>
          </table:table-cell>
          <table:table-cell table:formula="of:=[.C413]/([.D413]-[.D412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6784.98995" calcext:value-type="float">
            <text:p>1456446784.98995</text:p>
          </table:table-cell>
          <table:table-cell office:value-type="float" office:value="1120" calcext:value-type="float">
            <text:p>1120</text:p>
          </table:table-cell>
          <table:table-cell table:formula="of:=[.B414]-[.B$2]" office:value-type="float" office:value="4.98969602584839" calcext:value-type="float">
            <text:p>4.9896960258</text:p>
          </table:table-cell>
          <table:table-cell table:formula="of:=[.C414]/([.D414]-[.D413])" office:value-type="float" office:value="99637.7389865739" calcext:value-type="float">
            <text:p>99637.73898657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6785.00198" calcext:value-type="float">
            <text:p>1456446785.00198</text:p>
          </table:table-cell>
          <table:table-cell office:value-type="float" office:value="1120" calcext:value-type="float">
            <text:p>1120</text:p>
          </table:table-cell>
          <table:table-cell table:formula="of:=[.B415]-[.B$2]" office:value-type="float" office:value="5.00172805786133" calcext:value-type="float">
            <text:p>5.0017280579</text:p>
          </table:table-cell>
          <table:table-cell table:formula="of:=[.C415]/([.D415]-[.D414])" office:value-type="float" office:value="93084.8587167598" calcext:value-type="float">
            <text:p>93084.858716759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6785.0129" calcext:value-type="float">
            <text:p>1456446785.0129</text:p>
          </table:table-cell>
          <table:table-cell office:value-type="float" office:value="1120" calcext:value-type="float">
            <text:p>1120</text:p>
          </table:table-cell>
          <table:table-cell table:formula="of:=[.B416]-[.B$2]" office:value-type="float" office:value="5.01264810562134" calcext:value-type="float">
            <text:p>5.0126481056</text:p>
          </table:table-cell>
          <table:table-cell table:formula="of:=[.C416]/([.D416]-[.D415])" office:value-type="float" office:value="102563.653988909" calcext:value-type="float">
            <text:p>102563.65398890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6785.0238" calcext:value-type="float">
            <text:p>1456446785.0238</text:p>
          </table:table-cell>
          <table:table-cell office:value-type="float" office:value="1120" calcext:value-type="float">
            <text:p>1120</text:p>
          </table:table-cell>
          <table:table-cell table:formula="of:=[.B417]-[.B$2]" office:value-type="float" office:value="5.02355313301086" calcext:value-type="float">
            <text:p>5.023553133</text:p>
          </table:table-cell>
          <table:table-cell table:formula="of:=[.C417]/([.D417]-[.D416])" office:value-type="float" office:value="102704.923150922" calcext:value-type="float">
            <text:p>102704.9231509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6785.03464" calcext:value-type="float">
            <text:p>1456446785.03464</text:p>
          </table:table-cell>
          <table:table-cell office:value-type="float" office:value="1120" calcext:value-type="float">
            <text:p>1120</text:p>
          </table:table-cell>
          <table:table-cell table:formula="of:=[.B418]-[.B$2]" office:value-type="float" office:value="5.0343873500824" calcext:value-type="float">
            <text:p>5.0343873501</text:p>
          </table:table-cell>
          <table:table-cell table:formula="of:=[.C418]/([.D418]-[.D417])" office:value-type="float" office:value="103376.182386339" calcext:value-type="float">
            <text:p>103376.1823863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6785.04545" calcext:value-type="float">
            <text:p>1456446785.04545</text:p>
          </table:table-cell>
          <table:table-cell office:value-type="float" office:value="1120" calcext:value-type="float">
            <text:p>1120</text:p>
          </table:table-cell>
          <table:table-cell table:formula="of:=[.B419]-[.B$2]" office:value-type="float" office:value="5.04519987106323" calcext:value-type="float">
            <text:p>5.0451998711</text:p>
          </table:table-cell>
          <table:table-cell table:formula="of:=[.C419]/([.D419]-[.D418])" office:value-type="float" office:value="103583.614032767" calcext:value-type="float">
            <text:p>103583.6140327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6785.05626" calcext:value-type="float">
            <text:p>1456446785.05626</text:p>
          </table:table-cell>
          <table:table-cell office:value-type="float" office:value="1120" calcext:value-type="float">
            <text:p>1120</text:p>
          </table:table-cell>
          <table:table-cell table:formula="of:=[.B420]-[.B$2]" office:value-type="float" office:value="5.05600571632385" calcext:value-type="float">
            <text:p>5.0560057163</text:p>
          </table:table-cell>
          <table:table-cell table:formula="of:=[.C420]/([.D420]-[.D419])" office:value-type="float" office:value="103647.606733888" calcext:value-type="float">
            <text:p>103647.6067338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6785.06706" calcext:value-type="float">
            <text:p>1456446785.06706</text:p>
          </table:table-cell>
          <table:table-cell office:value-type="float" office:value="1120" calcext:value-type="float">
            <text:p>1120</text:p>
          </table:table-cell>
          <table:table-cell table:formula="of:=[.B421]-[.B$2]" office:value-type="float" office:value="5.06680655479431" calcext:value-type="float">
            <text:p>5.0668065548</text:p>
          </table:table-cell>
          <table:table-cell table:formula="of:=[.C421]/([.D421]-[.D420])" office:value-type="float" office:value="103695.653172045" calcext:value-type="float">
            <text:p>103695.6531720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6785.07786" calcext:value-type="float">
            <text:p>1456446785.07786</text:p>
          </table:table-cell>
          <table:table-cell office:value-type="float" office:value="1120" calcext:value-type="float">
            <text:p>1120</text:p>
          </table:table-cell>
          <table:table-cell table:formula="of:=[.B422]-[.B$2]" office:value-type="float" office:value="5.07760667800903" calcext:value-type="float">
            <text:p>5.077606678</text:p>
          </table:table-cell>
          <table:table-cell table:formula="of:=[.C422]/([.D422]-[.D421])" office:value-type="float" office:value="103702.520585443" calcext:value-type="float">
            <text:p>103702.5205854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6785.08866" calcext:value-type="float">
            <text:p>1456446785.08866</text:p>
          </table:table-cell>
          <table:table-cell office:value-type="float" office:value="1120" calcext:value-type="float">
            <text:p>1120</text:p>
          </table:table-cell>
          <table:table-cell table:formula="of:=[.B423]-[.B$2]" office:value-type="float" office:value="5.08840465545654" calcext:value-type="float">
            <text:p>5.0884046555</text:p>
          </table:table-cell>
          <table:table-cell table:formula="of:=[.C423]/([.D423]-[.D422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6785.0995" calcext:value-type="float">
            <text:p>1456446785.0995</text:p>
          </table:table-cell>
          <table:table-cell office:value-type="float" office:value="1120" calcext:value-type="float">
            <text:p>1120</text:p>
          </table:table-cell>
          <table:table-cell table:formula="of:=[.B424]-[.B$2]" office:value-type="float" office:value="5.0992534160614" calcext:value-type="float">
            <text:p>5.0992534161</text:p>
          </table:table-cell>
          <table:table-cell table:formula="of:=[.C424]/([.D424]-[.D423])" office:value-type="float" office:value="103237.599279168" calcext:value-type="float">
            <text:p>103237.59927916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6785.11032" calcext:value-type="float">
            <text:p>1456446785.11032</text:p>
          </table:table-cell>
          <table:table-cell office:value-type="float" office:value="1120" calcext:value-type="float">
            <text:p>1120</text:p>
          </table:table-cell>
          <table:table-cell table:formula="of:=[.B425]-[.B$2]" office:value-type="float" office:value="5.11006879806519" calcext:value-type="float">
            <text:p>5.1100687981</text:p>
          </table:table-cell>
          <table:table-cell table:formula="of:=[.C425]/([.D425]-[.D424])" office:value-type="float" office:value="103556.212772524" calcext:value-type="float">
            <text:p>103556.2127725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6785.12112" calcext:value-type="float">
            <text:p>1456446785.12112</text:p>
          </table:table-cell>
          <table:table-cell office:value-type="float" office:value="1120" calcext:value-type="float">
            <text:p>1120</text:p>
          </table:table-cell>
          <table:table-cell table:formula="of:=[.B426]-[.B$2]" office:value-type="float" office:value="5.12087202072144" calcext:value-type="float">
            <text:p>5.1208720207</text:p>
          </table:table-cell>
          <table:table-cell table:formula="of:=[.C426]/([.D426]-[.D425])" office:value-type="float" office:value="103672.768361582" calcext:value-type="float">
            <text:p>103672.76836158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6785.13192" calcext:value-type="float">
            <text:p>1456446785.13192</text:p>
          </table:table-cell>
          <table:table-cell office:value-type="float" office:value="1120" calcext:value-type="float">
            <text:p>1120</text:p>
          </table:table-cell>
          <table:table-cell table:formula="of:=[.B427]-[.B$2]" office:value-type="float" office:value="5.13167333602905" calcext:value-type="float">
            <text:p>5.131673336</text:p>
          </table:table-cell>
          <table:table-cell table:formula="of:=[.C427]/([.D427]-[.D426])" office:value-type="float" office:value="103691.075401731" calcext:value-type="float">
            <text:p>103691.07540173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6785.14272" calcext:value-type="float">
            <text:p>1456446785.14272</text:p>
          </table:table-cell>
          <table:table-cell office:value-type="float" office:value="1120" calcext:value-type="float">
            <text:p>1120</text:p>
          </table:table-cell>
          <table:table-cell table:formula="of:=[.B428]-[.B$2]" office:value-type="float" office:value="5.14247298240662" calcext:value-type="float">
            <text:p>5.1424729824</text:p>
          </table:table-cell>
          <table:table-cell table:formula="of:=[.C428]/([.D428]-[.D427])" office:value-type="float" office:value="103707.099366404" calcext:value-type="float">
            <text:p>103707.0993664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6785.15353" calcext:value-type="float">
            <text:p>1456446785.15353</text:p>
          </table:table-cell>
          <table:table-cell office:value-type="float" office:value="1120" calcext:value-type="float">
            <text:p>1120</text:p>
          </table:table-cell>
          <table:table-cell table:formula="of:=[.B429]-[.B$2]" office:value-type="float" office:value="5.15327715873718" calcext:value-type="float">
            <text:p>5.1532771587</text:p>
          </table:table-cell>
          <table:table-cell table:formula="of:=[.C429]/([.D429]-[.D428])" office:value-type="float" office:value="103663.617265425" calcext:value-type="float">
            <text:p>103663.617265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6785.16433" calcext:value-type="float">
            <text:p>1456446785.16433</text:p>
          </table:table-cell>
          <table:table-cell office:value-type="float" office:value="1120" calcext:value-type="float">
            <text:p>1120</text:p>
          </table:table-cell>
          <table:table-cell table:formula="of:=[.B430]-[.B$2]" office:value-type="float" office:value="5.16407752037048" calcext:value-type="float">
            <text:p>5.1640775204</text:p>
          </table:table-cell>
          <table:table-cell table:formula="of:=[.C430]/([.D430]-[.D429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6785.17513" calcext:value-type="float">
            <text:p>1456446785.17513</text:p>
          </table:table-cell>
          <table:table-cell office:value-type="float" office:value="1120" calcext:value-type="float">
            <text:p>1120</text:p>
          </table:table-cell>
          <table:table-cell table:formula="of:=[.B431]-[.B$2]" office:value-type="float" office:value="5.17487478256226" calcext:value-type="float">
            <text:p>5.1748747826</text:p>
          </table:table-cell>
          <table:table-cell table:formula="of:=[.C431]/([.D431]-[.D430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6785.18592" calcext:value-type="float">
            <text:p>1456446785.18592</text:p>
          </table:table-cell>
          <table:table-cell office:value-type="float" office:value="1120" calcext:value-type="float">
            <text:p>1120</text:p>
          </table:table-cell>
          <table:table-cell table:formula="of:=[.B432]-[.B$2]" office:value-type="float" office:value="5.18567156791687" calcext:value-type="float">
            <text:p>5.1856715679</text:p>
          </table:table-cell>
          <table:table-cell table:formula="of:=[.C432]/([.D432]-[.D431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6785.19672" calcext:value-type="float">
            <text:p>1456446785.19672</text:p>
          </table:table-cell>
          <table:table-cell office:value-type="float" office:value="1120" calcext:value-type="float">
            <text:p>1120</text:p>
          </table:table-cell>
          <table:table-cell table:formula="of:=[.B433]-[.B$2]" office:value-type="float" office:value="5.19646692276001" calcext:value-type="float">
            <text:p>5.1964669228</text:p>
          </table:table-cell>
          <table:table-cell table:formula="of:=[.C433]/([.D433]-[.D432])" office:value-type="float" office:value="103748.326597319" calcext:value-type="float">
            <text:p>103748.32659731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6785.20752" calcext:value-type="float">
            <text:p>1456446785.20752</text:p>
          </table:table-cell>
          <table:table-cell office:value-type="float" office:value="1120" calcext:value-type="float">
            <text:p>1120</text:p>
          </table:table-cell>
          <table:table-cell table:formula="of:=[.B434]-[.B$2]" office:value-type="float" office:value="5.20726561546326" calcext:value-type="float">
            <text:p>5.2072656155</text:p>
          </table:table-cell>
          <table:table-cell table:formula="of:=[.C434]/([.D434]-[.D433])" office:value-type="float" office:value="103716.258141435" calcext:value-type="float">
            <text:p>103716.2581414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6785.21832" calcext:value-type="float">
            <text:p>1456446785.21832</text:p>
          </table:table-cell>
          <table:table-cell office:value-type="float" office:value="1120" calcext:value-type="float">
            <text:p>1120</text:p>
          </table:table-cell>
          <table:table-cell table:formula="of:=[.B435]-[.B$2]" office:value-type="float" office:value="5.2180666923523" calcext:value-type="float">
            <text:p>5.2180666924</text:p>
          </table:table-cell>
          <table:table-cell table:formula="of:=[.C435]/([.D435]-[.D434])" office:value-type="float" office:value="103693.364236364" calcext:value-type="float">
            <text:p>103693.3642363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6785.22912" calcext:value-type="float">
            <text:p>1456446785.22912</text:p>
          </table:table-cell>
          <table:table-cell office:value-type="float" office:value="1120" calcext:value-type="float">
            <text:p>1120</text:p>
          </table:table-cell>
          <table:table-cell table:formula="of:=[.B436]-[.B$2]" office:value-type="float" office:value="5.22886490821838" calcext:value-type="float">
            <text:p>5.2288649082</text:p>
          </table:table-cell>
          <table:table-cell table:formula="of:=[.C436]/([.D436]-[.D435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6785.23991" calcext:value-type="float">
            <text:p>1456446785.23991</text:p>
          </table:table-cell>
          <table:table-cell office:value-type="float" office:value="1120" calcext:value-type="float">
            <text:p>1120</text:p>
          </table:table-cell>
          <table:table-cell table:formula="of:=[.B437]-[.B$2]" office:value-type="float" office:value="5.23966097831726" calcext:value-type="float">
            <text:p>5.2396609783</text:p>
          </table:table-cell>
          <table:table-cell table:formula="of:=[.C437]/([.D437]-[.D436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6785.25072" calcext:value-type="float">
            <text:p>1456446785.25072</text:p>
          </table:table-cell>
          <table:table-cell office:value-type="float" office:value="1120" calcext:value-type="float">
            <text:p>1120</text:p>
          </table:table-cell>
          <table:table-cell table:formula="of:=[.B438]-[.B$2]" office:value-type="float" office:value="5.25047111511231" calcext:value-type="float">
            <text:p>5.2504711151</text:p>
          </table:table-cell>
          <table:table-cell table:formula="of:=[.C438]/([.D438]-[.D437])" office:value-type="float" office:value="103606.459495821" calcext:value-type="float">
            <text:p>103606.4594958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6785.26152" calcext:value-type="float">
            <text:p>1456446785.26152</text:p>
          </table:table-cell>
          <table:table-cell office:value-type="float" office:value="1120" calcext:value-type="float">
            <text:p>1120</text:p>
          </table:table-cell>
          <table:table-cell table:formula="of:=[.B439]-[.B$2]" office:value-type="float" office:value="5.26127338409424" calcext:value-type="float">
            <text:p>5.2612733841</text:p>
          </table:table-cell>
          <table:table-cell table:formula="of:=[.C439]/([.D439]-[.D438])" office:value-type="float" office:value="103681.921073541" calcext:value-type="float">
            <text:p>103681.92107354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6785.27232" calcext:value-type="float">
            <text:p>1456446785.27232</text:p>
          </table:table-cell>
          <table:table-cell office:value-type="float" office:value="1120" calcext:value-type="float">
            <text:p>1120</text:p>
          </table:table-cell>
          <table:table-cell table:formula="of:=[.B440]-[.B$2]" office:value-type="float" office:value="5.2720742225647" calcext:value-type="float">
            <text:p>5.2720742226</text:p>
          </table:table-cell>
          <table:table-cell table:formula="of:=[.C440]/([.D440]-[.D439])" office:value-type="float" office:value="103695.653172045" calcext:value-type="float">
            <text:p>103695.65317204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6785.28313" calcext:value-type="float">
            <text:p>1456446785.28313</text:p>
          </table:table-cell>
          <table:table-cell office:value-type="float" office:value="1120" calcext:value-type="float">
            <text:p>1120</text:p>
          </table:table-cell>
          <table:table-cell table:formula="of:=[.B441]-[.B$2]" office:value-type="float" office:value="5.28287887573242" calcext:value-type="float">
            <text:p>5.2828788757</text:p>
          </table:table-cell>
          <table:table-cell table:formula="of:=[.C441]/([.D441]-[.D440])" office:value-type="float" office:value="103659.042323139" calcext:value-type="float">
            <text:p>103659.0423231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6785.29393" calcext:value-type="float">
            <text:p>1456446785.29393</text:p>
          </table:table-cell>
          <table:table-cell office:value-type="float" office:value="1120" calcext:value-type="float">
            <text:p>1120</text:p>
          </table:table-cell>
          <table:table-cell table:formula="of:=[.B442]-[.B$2]" office:value-type="float" office:value="5.29367995262146" calcext:value-type="float">
            <text:p>5.2936799526</text:p>
          </table:table-cell>
          <table:table-cell table:formula="of:=[.C442]/([.D442]-[.D441])" office:value-type="float" office:value="103693.364236364" calcext:value-type="float">
            <text:p>103693.3642363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6785.30473" calcext:value-type="float">
            <text:p>1456446785.30473</text:p>
          </table:table-cell>
          <table:table-cell office:value-type="float" office:value="1120" calcext:value-type="float">
            <text:p>1120</text:p>
          </table:table-cell>
          <table:table-cell table:formula="of:=[.B443]-[.B$2]" office:value-type="float" office:value="5.30447840690613" calcext:value-type="float">
            <text:p>5.3044784069</text:p>
          </table:table-cell>
          <table:table-cell table:formula="of:=[.C443]/([.D443]-[.D442])" office:value-type="float" office:value="103718.548087963" calcext:value-type="float">
            <text:p>103718.5480879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6785.31556" calcext:value-type="float">
            <text:p>1456446785.31556</text:p>
          </table:table-cell>
          <table:table-cell office:value-type="float" office:value="1120" calcext:value-type="float">
            <text:p>1120</text:p>
          </table:table-cell>
          <table:table-cell table:formula="of:=[.B444]-[.B$2]" office:value-type="float" office:value="5.31531286239624" calcext:value-type="float">
            <text:p>5.3153128624</text:p>
          </table:table-cell>
          <table:table-cell table:formula="of:=[.C444]/([.D444]-[.D443])" office:value-type="float" office:value="103373.907532513" calcext:value-type="float">
            <text:p>103373.9075325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6785.32637" calcext:value-type="float">
            <text:p>1456446785.32637</text:p>
          </table:table-cell>
          <table:table-cell office:value-type="float" office:value="1120" calcext:value-type="float">
            <text:p>1120</text:p>
          </table:table-cell>
          <table:table-cell table:formula="of:=[.B445]-[.B$2]" office:value-type="float" office:value="5.32612323760986" calcext:value-type="float">
            <text:p>5.3261232376</text:p>
          </table:table-cell>
          <table:table-cell table:formula="of:=[.C445]/([.D445]-[.D444])" office:value-type="float" office:value="103604.174496052" calcext:value-type="float">
            <text:p>103604.1744960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6785.33718" calcext:value-type="float">
            <text:p>1456446785.33718</text:p>
          </table:table-cell>
          <table:table-cell office:value-type="float" office:value="1120" calcext:value-type="float">
            <text:p>1120</text:p>
          </table:table-cell>
          <table:table-cell table:formula="of:=[.B446]-[.B$2]" office:value-type="float" office:value="5.33692598342896" calcext:value-type="float">
            <text:p>5.3369259834</text:p>
          </table:table-cell>
          <table:table-cell table:formula="of:=[.C446]/([.D446]-[.D445])" office:value-type="float" office:value="103677.344515559" calcext:value-type="float">
            <text:p>103677.3445155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6785.34798" calcext:value-type="float">
            <text:p>1456446785.34798</text:p>
          </table:table-cell>
          <table:table-cell office:value-type="float" office:value="1120" calcext:value-type="float">
            <text:p>1120</text:p>
          </table:table-cell>
          <table:table-cell table:formula="of:=[.B447]-[.B$2]" office:value-type="float" office:value="5.34772539138794" calcext:value-type="float">
            <text:p>5.3477253914</text:p>
          </table:table-cell>
          <table:table-cell table:formula="of:=[.C447]/([.D447]-[.D446])" office:value-type="float" office:value="103709.388908513" calcext:value-type="float">
            <text:p>103709.3889085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6785.35877" calcext:value-type="float">
            <text:p>1456446785.35877</text:p>
          </table:table-cell>
          <table:table-cell office:value-type="float" office:value="1120" calcext:value-type="float">
            <text:p>1120</text:p>
          </table:table-cell>
          <table:table-cell table:formula="of:=[.B448]-[.B$2]" office:value-type="float" office:value="5.35852336883545" calcext:value-type="float">
            <text:p>5.3585233688</text:p>
          </table:table-cell>
          <table:table-cell table:formula="of:=[.C448]/([.D448]-[.D447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6785.36959" calcext:value-type="float">
            <text:p>1456446785.36959</text:p>
          </table:table-cell>
          <table:table-cell office:value-type="float" office:value="1120" calcext:value-type="float">
            <text:p>1120</text:p>
          </table:table-cell>
          <table:table-cell table:formula="of:=[.B449]-[.B$2]" office:value-type="float" office:value="5.36934208869934" calcext:value-type="float">
            <text:p>5.3693420887</text:p>
          </table:table-cell>
          <table:table-cell table:formula="of:=[.C449]/([.D449]-[.D448])" office:value-type="float" office:value="103524.262952597" calcext:value-type="float">
            <text:p>103524.2629525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6785.3804" calcext:value-type="float">
            <text:p>1456446785.3804</text:p>
          </table:table-cell>
          <table:table-cell office:value-type="float" office:value="1120" calcext:value-type="float">
            <text:p>1120</text:p>
          </table:table-cell>
          <table:table-cell table:formula="of:=[.B450]-[.B$2]" office:value-type="float" office:value="5.38014817237854" calcext:value-type="float">
            <text:p>5.3801481724</text:p>
          </table:table-cell>
          <table:table-cell table:formula="of:=[.C450]/([.D450]-[.D449])" office:value-type="float" office:value="103645.319918807" calcext:value-type="float">
            <text:p>103645.31991880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6785.3912" calcext:value-type="float">
            <text:p>1456446785.3912</text:p>
          </table:table-cell>
          <table:table-cell office:value-type="float" office:value="1120" calcext:value-type="float">
            <text:p>1120</text:p>
          </table:table-cell>
          <table:table-cell table:formula="of:=[.B451]-[.B$2]" office:value-type="float" office:value="5.3909478187561" calcext:value-type="float">
            <text:p>5.3909478188</text:p>
          </table:table-cell>
          <table:table-cell table:formula="of:=[.C451]/([.D451]-[.D450])" office:value-type="float" office:value="103707.099366404" calcext:value-type="float">
            <text:p>103707.0993664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6785.402" calcext:value-type="float">
            <text:p>1456446785.402</text:p>
          </table:table-cell>
          <table:table-cell office:value-type="float" office:value="1120" calcext:value-type="float">
            <text:p>1120</text:p>
          </table:table-cell>
          <table:table-cell table:formula="of:=[.B452]-[.B$2]" office:value-type="float" office:value="5.40175414085388" calcext:value-type="float">
            <text:p>5.4017541409</text:p>
          </table:table-cell>
          <table:table-cell table:formula="of:=[.C452]/([.D452]-[.D451])" office:value-type="float" office:value="103643.033204633" calcext:value-type="float">
            <text:p>103643.0332046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6785.41281" calcext:value-type="float">
            <text:p>1456446785.41281</text:p>
          </table:table-cell>
          <table:table-cell office:value-type="float" office:value="1120" calcext:value-type="float">
            <text:p>1120</text:p>
          </table:table-cell>
          <table:table-cell table:formula="of:=[.B453]-[.B$2]" office:value-type="float" office:value="5.4125554561615" calcext:value-type="float">
            <text:p>5.4125554562</text:p>
          </table:table-cell>
          <table:table-cell table:formula="of:=[.C453]/([.D453]-[.D452])" office:value-type="float" office:value="103691.075401731" calcext:value-type="float">
            <text:p>103691.07540173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6785.4236" calcext:value-type="float">
            <text:p>1456446785.4236</text:p>
          </table:table-cell>
          <table:table-cell office:value-type="float" office:value="1120" calcext:value-type="float">
            <text:p>1120</text:p>
          </table:table-cell>
          <table:table-cell table:formula="of:=[.B454]-[.B$2]" office:value-type="float" office:value="5.42335367202759" calcext:value-type="float">
            <text:p>5.423353672</text:p>
          </table:table-cell>
          <table:table-cell table:formula="of:=[.C454]/([.D454]-[.D453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6785.4344" calcext:value-type="float">
            <text:p>1456446785.4344</text:p>
          </table:table-cell>
          <table:table-cell office:value-type="float" office:value="1120" calcext:value-type="float">
            <text:p>1120</text:p>
          </table:table-cell>
          <table:table-cell table:formula="of:=[.B455]-[.B$2]" office:value-type="float" office:value="5.43415093421936" calcext:value-type="float">
            <text:p>5.4341509342</text:p>
          </table:table-cell>
          <table:table-cell table:formula="of:=[.C455]/([.D455]-[.D454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6785.4452" calcext:value-type="float">
            <text:p>1456446785.4452</text:p>
          </table:table-cell>
          <table:table-cell office:value-type="float" office:value="1120" calcext:value-type="float">
            <text:p>1120</text:p>
          </table:table-cell>
          <table:table-cell table:formula="of:=[.B456]-[.B$2]" office:value-type="float" office:value="5.44494724273682" calcext:value-type="float">
            <text:p>5.4449472427</text:p>
          </table:table-cell>
          <table:table-cell table:formula="of:=[.C456]/([.D456]-[.D455])" office:value-type="float" office:value="103739.162157984" calcext:value-type="float">
            <text:p>103739.16215798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6785.456" calcext:value-type="float">
            <text:p>1456446785.456</text:p>
          </table:table-cell>
          <table:table-cell office:value-type="float" office:value="1120" calcext:value-type="float">
            <text:p>1120</text:p>
          </table:table-cell>
          <table:table-cell table:formula="of:=[.B457]-[.B$2]" office:value-type="float" office:value="5.45574450492859" calcext:value-type="float">
            <text:p>5.4557445049</text:p>
          </table:table-cell>
          <table:table-cell table:formula="of:=[.C457]/([.D457]-[.D456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6785.46679" calcext:value-type="float">
            <text:p>1456446785.46679</text:p>
          </table:table-cell>
          <table:table-cell office:value-type="float" office:value="1120" calcext:value-type="float">
            <text:p>1120</text:p>
          </table:table-cell>
          <table:table-cell table:formula="of:=[.B458]-[.B$2]" office:value-type="float" office:value="5.46654105186462" calcext:value-type="float">
            <text:p>5.4665410519</text:p>
          </table:table-cell>
          <table:table-cell table:formula="of:=[.C458]/([.D458]-[.D457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6785.47759" calcext:value-type="float">
            <text:p>1456446785.47759</text:p>
          </table:table-cell>
          <table:table-cell office:value-type="float" office:value="1120" calcext:value-type="float">
            <text:p>1120</text:p>
          </table:table-cell>
          <table:table-cell table:formula="of:=[.B459]-[.B$2]" office:value-type="float" office:value="5.47733592987061" calcext:value-type="float">
            <text:p>5.4773359299</text:p>
          </table:table-cell>
          <table:table-cell table:formula="of:=[.C459]/([.D459]-[.D458])" office:value-type="float" office:value="103752.909424211" calcext:value-type="float">
            <text:p>103752.9094242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6785.48838" calcext:value-type="float">
            <text:p>1456446785.48838</text:p>
          </table:table-cell>
          <table:table-cell office:value-type="float" office:value="1120" calcext:value-type="float">
            <text:p>1120</text:p>
          </table:table-cell>
          <table:table-cell table:formula="of:=[.B460]-[.B$2]" office:value-type="float" office:value="5.48813223838806" calcext:value-type="float">
            <text:p>5.4881322384</text:p>
          </table:table-cell>
          <table:table-cell table:formula="of:=[.C460]/([.D460]-[.D459])" office:value-type="float" office:value="103739.162157984" calcext:value-type="float">
            <text:p>103739.1621579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6785.49918" calcext:value-type="float">
            <text:p>1456446785.49918</text:p>
          </table:table-cell>
          <table:table-cell office:value-type="float" office:value="1120" calcext:value-type="float">
            <text:p>1120</text:p>
          </table:table-cell>
          <table:table-cell table:formula="of:=[.B461]-[.B$2]" office:value-type="float" office:value="5.49892807006836" calcext:value-type="float">
            <text:p>5.4989280701</text:p>
          </table:table-cell>
          <table:table-cell table:formula="of:=[.C461]/([.D461]-[.D460])" office:value-type="float" office:value="103743.744175261" calcext:value-type="float">
            <text:p>103743.7441752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6785.50994" calcext:value-type="float">
            <text:p>1456446785.50994</text:p>
          </table:table-cell>
          <table:table-cell office:value-type="float" office:value="1120" calcext:value-type="float">
            <text:p>1120</text:p>
          </table:table-cell>
          <table:table-cell table:formula="of:=[.B462]-[.B$2]" office:value-type="float" office:value="5.509685754776" calcext:value-type="float">
            <text:p>5.5096857548</text:p>
          </table:table-cell>
          <table:table-cell table:formula="of:=[.C462]/([.D462]-[.D461])" office:value-type="float" office:value="104111.621639591" calcext:value-type="float">
            <text:p>104111.62163959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6785.52073" calcext:value-type="float">
            <text:p>1456446785.52073</text:p>
          </table:table-cell>
          <table:table-cell office:value-type="float" office:value="1120" calcext:value-type="float">
            <text:p>1120</text:p>
          </table:table-cell>
          <table:table-cell table:formula="of:=[.B463]-[.B$2]" office:value-type="float" office:value="5.52048254013062" calcext:value-type="float">
            <text:p>5.5204825401</text:p>
          </table:table-cell>
          <table:table-cell table:formula="of:=[.C463]/([.D463]-[.D462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6785.53153" calcext:value-type="float">
            <text:p>1456446785.53153</text:p>
          </table:table-cell>
          <table:table-cell office:value-type="float" office:value="1120" calcext:value-type="float">
            <text:p>1120</text:p>
          </table:table-cell>
          <table:table-cell table:formula="of:=[.B464]-[.B$2]" office:value-type="float" office:value="5.53128290176392" calcext:value-type="float">
            <text:p>5.5312829018</text:p>
          </table:table-cell>
          <table:table-cell table:formula="of:=[.C464]/([.D464]-[.D463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6785.54233" calcext:value-type="float">
            <text:p>1456446785.54233</text:p>
          </table:table-cell>
          <table:table-cell office:value-type="float" office:value="1120" calcext:value-type="float">
            <text:p>1120</text:p>
          </table:table-cell>
          <table:table-cell table:formula="of:=[.B465]-[.B$2]" office:value-type="float" office:value="5.54208087921143" calcext:value-type="float">
            <text:p>5.5420808792</text:p>
          </table:table-cell>
          <table:table-cell table:formula="of:=[.C465]/([.D465]-[.D464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6785.55313" calcext:value-type="float">
            <text:p>1456446785.55313</text:p>
          </table:table-cell>
          <table:table-cell office:value-type="float" office:value="1120" calcext:value-type="float">
            <text:p>1120</text:p>
          </table:table-cell>
          <table:table-cell table:formula="of:=[.B466]-[.B$2]" office:value-type="float" office:value="5.5528781414032" calcext:value-type="float">
            <text:p>5.5528781414</text:p>
          </table:table-cell>
          <table:table-cell table:formula="of:=[.C466]/([.D466]-[.D465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6785.56393" calcext:value-type="float">
            <text:p>1456446785.56393</text:p>
          </table:table-cell>
          <table:table-cell office:value-type="float" office:value="1120" calcext:value-type="float">
            <text:p>1120</text:p>
          </table:table-cell>
          <table:table-cell table:formula="of:=[.B467]-[.B$2]" office:value-type="float" office:value="5.56367611885071" calcext:value-type="float">
            <text:p>5.5636761189</text:p>
          </table:table-cell>
          <table:table-cell table:formula="of:=[.C467]/([.D467]-[.D466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6785.57472" calcext:value-type="float">
            <text:p>1456446785.57472</text:p>
          </table:table-cell>
          <table:table-cell office:value-type="float" office:value="1120" calcext:value-type="float">
            <text:p>1120</text:p>
          </table:table-cell>
          <table:table-cell table:formula="of:=[.B468]-[.B$2]" office:value-type="float" office:value="5.57447266578674" calcext:value-type="float">
            <text:p>5.5744726658</text:p>
          </table:table-cell>
          <table:table-cell table:formula="of:=[.C468]/([.D468]-[.D467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6785.58555" calcext:value-type="float">
            <text:p>1456446785.58555</text:p>
          </table:table-cell>
          <table:table-cell office:value-type="float" office:value="1120" calcext:value-type="float">
            <text:p>1120</text:p>
          </table:table-cell>
          <table:table-cell table:formula="of:=[.B469]-[.B$2]" office:value-type="float" office:value="5.58530068397522" calcext:value-type="float">
            <text:p>5.585300684</text:p>
          </table:table-cell>
          <table:table-cell table:formula="of:=[.C469]/([.D469]-[.D468])" office:value-type="float" office:value="103435.363748459" calcext:value-type="float">
            <text:p>103435.3637484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6785.59636" calcext:value-type="float">
            <text:p>1456446785.59636</text:p>
          </table:table-cell>
          <table:table-cell office:value-type="float" office:value="1120" calcext:value-type="float">
            <text:p>1120</text:p>
          </table:table-cell>
          <table:table-cell table:formula="of:=[.B470]-[.B$2]" office:value-type="float" office:value="5.59611082077026" calcext:value-type="float">
            <text:p>5.5961108208</text:p>
          </table:table-cell>
          <table:table-cell table:formula="of:=[.C470]/([.D470]-[.D469])" office:value-type="float" office:value="103606.459495821" calcext:value-type="float">
            <text:p>103606.4594958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6785.6072" calcext:value-type="float">
            <text:p>1456446785.6072</text:p>
          </table:table-cell>
          <table:table-cell office:value-type="float" office:value="1120" calcext:value-type="float">
            <text:p>1120</text:p>
          </table:table-cell>
          <table:table-cell table:formula="of:=[.B471]-[.B$2]" office:value-type="float" office:value="5.60695123672485" calcext:value-type="float">
            <text:p>5.6069512367</text:p>
          </table:table-cell>
          <table:table-cell table:formula="of:=[.C471]/([.D471]-[.D470])" office:value-type="float" office:value="103317.068707663" calcext:value-type="float">
            <text:p>103317.06870766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6785.61801" calcext:value-type="float">
            <text:p>1456446785.61801</text:p>
          </table:table-cell>
          <table:table-cell office:value-type="float" office:value="1120" calcext:value-type="float">
            <text:p>1120</text:p>
          </table:table-cell>
          <table:table-cell table:formula="of:=[.B472]-[.B$2]" office:value-type="float" office:value="5.61776375770569" calcext:value-type="float">
            <text:p>5.6177637577</text:p>
          </table:table-cell>
          <table:table-cell table:formula="of:=[.C472]/([.D472]-[.D471])" office:value-type="float" office:value="103583.614032767" calcext:value-type="float">
            <text:p>103583.6140327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6785.62882" calcext:value-type="float">
            <text:p>1456446785.62882</text:p>
          </table:table-cell>
          <table:table-cell office:value-type="float" office:value="1120" calcext:value-type="float">
            <text:p>1120</text:p>
          </table:table-cell>
          <table:table-cell table:formula="of:=[.B473]-[.B$2]" office:value-type="float" office:value="5.62856912612915" calcext:value-type="float">
            <text:p>5.6285691261</text:p>
          </table:table-cell>
          <table:table-cell table:formula="of:=[.C473]/([.D473]-[.D472])" office:value-type="float" office:value="103652.180666799" calcext:value-type="float">
            <text:p>103652.18066679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6785.63962" calcext:value-type="float">
            <text:p>1456446785.63962</text:p>
          </table:table-cell>
          <table:table-cell office:value-type="float" office:value="1120" calcext:value-type="float">
            <text:p>1120</text:p>
          </table:table-cell>
          <table:table-cell table:formula="of:=[.B474]-[.B$2]" office:value-type="float" office:value="5.63936829566956" calcext:value-type="float">
            <text:p>5.6393682957</text:p>
          </table:table-cell>
          <table:table-cell table:formula="of:=[.C474]/([.D474]-[.D473])" office:value-type="float" office:value="103711.678551717" calcext:value-type="float">
            <text:p>103711.6785517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6785.65042" calcext:value-type="float">
            <text:p>1456446785.65042</text:p>
          </table:table-cell>
          <table:table-cell office:value-type="float" office:value="1120" calcext:value-type="float">
            <text:p>1120</text:p>
          </table:table-cell>
          <table:table-cell table:formula="of:=[.B475]-[.B$2]" office:value-type="float" office:value="5.65016627311707" calcext:value-type="float">
            <text:p>5.6501662731</text:p>
          </table:table-cell>
          <table:table-cell table:formula="of:=[.C475]/([.D475]-[.D474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6785.66122" calcext:value-type="float">
            <text:p>1456446785.66122</text:p>
          </table:table-cell>
          <table:table-cell office:value-type="float" office:value="1120" calcext:value-type="float">
            <text:p>1120</text:p>
          </table:table-cell>
          <table:table-cell table:formula="of:=[.B476]-[.B$2]" office:value-type="float" office:value="5.66097092628479" calcext:value-type="float">
            <text:p>5.6609709263</text:p>
          </table:table-cell>
          <table:table-cell table:formula="of:=[.C476]/([.D476]-[.D475])" office:value-type="float" office:value="103659.042323139" calcext:value-type="float">
            <text:p>103659.0423231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6785.67203" calcext:value-type="float">
            <text:p>1456446785.67203</text:p>
          </table:table-cell>
          <table:table-cell office:value-type="float" office:value="1120" calcext:value-type="float">
            <text:p>1120</text:p>
          </table:table-cell>
          <table:table-cell table:formula="of:=[.B477]-[.B$2]" office:value-type="float" office:value="5.67177772521973" calcext:value-type="float">
            <text:p>5.6717777252</text:p>
          </table:table-cell>
          <table:table-cell table:formula="of:=[.C477]/([.D477]-[.D476])" office:value-type="float" office:value="103638.460078982" calcext:value-type="float">
            <text:p>103638.4600789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6785.68346" calcext:value-type="float">
            <text:p>1456446785.68346</text:p>
          </table:table-cell>
          <table:table-cell office:value-type="float" office:value="1120" calcext:value-type="float">
            <text:p>1120</text:p>
          </table:table-cell>
          <table:table-cell table:formula="of:=[.B478]-[.B$2]" office:value-type="float" office:value="5.68320751190186" calcext:value-type="float">
            <text:p>5.6832075119</text:p>
          </table:table-cell>
          <table:table-cell table:formula="of:=[.C478]/([.D478]-[.D477])" office:value-type="float" office:value="97989.5803087192" calcext:value-type="float">
            <text:p>97989.580308719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6785.69427" calcext:value-type="float">
            <text:p>1456446785.69427</text:p>
          </table:table-cell>
          <table:table-cell office:value-type="float" office:value="1120" calcext:value-type="float">
            <text:p>1120</text:p>
          </table:table-cell>
          <table:table-cell table:formula="of:=[.B479]-[.B$2]" office:value-type="float" office:value="5.6940221786499" calcext:value-type="float">
            <text:p>5.6940221786</text:p>
          </table:table-cell>
          <table:table-cell table:formula="of:=[.C479]/([.D479]-[.D478])" office:value-type="float" office:value="103563.061728395" calcext:value-type="float">
            <text:p>103563.06172839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6785.70508" calcext:value-type="float">
            <text:p>1456446785.70508</text:p>
          </table:table-cell>
          <table:table-cell office:value-type="float" office:value="1120" calcext:value-type="float">
            <text:p>1120</text:p>
          </table:table-cell>
          <table:table-cell table:formula="of:=[.B480]-[.B$2]" office:value-type="float" office:value="5.70483183860779" calcext:value-type="float">
            <text:p>5.7048318386</text:p>
          </table:table-cell>
          <table:table-cell table:formula="of:=[.C480]/([.D480]-[.D479])" office:value-type="float" office:value="103611.029797746" calcext:value-type="float">
            <text:p>103611.02979774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6785.71588" calcext:value-type="float">
            <text:p>1456446785.71588</text:p>
          </table:table-cell>
          <table:table-cell office:value-type="float" office:value="1120" calcext:value-type="float">
            <text:p>1120</text:p>
          </table:table-cell>
          <table:table-cell table:formula="of:=[.B481]-[.B$2]" office:value-type="float" office:value="5.71563386917114" calcext:value-type="float">
            <text:p>5.7156338692</text:p>
          </table:table-cell>
          <table:table-cell table:formula="of:=[.C481]/([.D481]-[.D480])" office:value-type="float" office:value="103684.20950405" calcext:value-type="float">
            <text:p>103684.209504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6785.72669" calcext:value-type="float">
            <text:p>1456446785.72669</text:p>
          </table:table-cell>
          <table:table-cell office:value-type="float" office:value="1120" calcext:value-type="float">
            <text:p>1120</text:p>
          </table:table-cell>
          <table:table-cell table:formula="of:=[.B482]-[.B$2]" office:value-type="float" office:value="5.72643446922302" calcext:value-type="float">
            <text:p>5.7264344692</text:p>
          </table:table-cell>
          <table:table-cell table:formula="of:=[.C482]/([.D482]-[.D481])" office:value-type="float" office:value="103697.942208781" calcext:value-type="float">
            <text:p>103697.94220878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6785.73748" calcext:value-type="float">
            <text:p>1456446785.73748</text:p>
          </table:table-cell>
          <table:table-cell office:value-type="float" office:value="1120" calcext:value-type="float">
            <text:p>1120</text:p>
          </table:table-cell>
          <table:table-cell table:formula="of:=[.B483]-[.B$2]" office:value-type="float" office:value="5.73723220825195" calcext:value-type="float">
            <text:p>5.7372322083</text:p>
          </table:table-cell>
          <table:table-cell table:formula="of:=[.C483]/([.D483]-[.D482])" office:value-type="float" office:value="103725.418534302" calcext:value-type="float">
            <text:p>103725.4185343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6785.74828" calcext:value-type="float">
            <text:p>1456446785.74828</text:p>
          </table:table-cell>
          <table:table-cell office:value-type="float" office:value="1120" calcext:value-type="float">
            <text:p>1120</text:p>
          </table:table-cell>
          <table:table-cell table:formula="of:=[.B484]-[.B$2]" office:value-type="float" office:value="5.74802923202515" calcext:value-type="float">
            <text:p>5.748029232</text:p>
          </table:table-cell>
          <table:table-cell table:formula="of:=[.C484]/([.D484]-[.D483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6785.75908" calcext:value-type="float">
            <text:p>1456446785.75908</text:p>
          </table:table-cell>
          <table:table-cell office:value-type="float" office:value="1120" calcext:value-type="float">
            <text:p>1120</text:p>
          </table:table-cell>
          <table:table-cell table:formula="of:=[.B485]-[.B$2]" office:value-type="float" office:value="5.75882530212402" calcext:value-type="float">
            <text:p>5.7588253021</text:p>
          </table:table-cell>
          <table:table-cell table:formula="of:=[.C485]/([.D485]-[.D484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6785.76984" calcext:value-type="float">
            <text:p>1456446785.76984</text:p>
          </table:table-cell>
          <table:table-cell office:value-type="float" office:value="1120" calcext:value-type="float">
            <text:p>1120</text:p>
          </table:table-cell>
          <table:table-cell table:formula="of:=[.B486]-[.B$2]" office:value-type="float" office:value="5.76958751678467" calcext:value-type="float">
            <text:p>5.7695875168</text:p>
          </table:table-cell>
          <table:table-cell table:formula="of:=[.C486]/([.D486]-[.D485])" office:value-type="float" office:value="104067.79973416" calcext:value-type="float">
            <text:p>104067.799734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6785.78064" calcext:value-type="float">
            <text:p>1456446785.78064</text:p>
          </table:table-cell>
          <table:table-cell office:value-type="float" office:value="1120" calcext:value-type="float">
            <text:p>1120</text:p>
          </table:table-cell>
          <table:table-cell table:formula="of:=[.B487]-[.B$2]" office:value-type="float" office:value="5.78038644790649" calcext:value-type="float">
            <text:p>5.7803864479</text:p>
          </table:table-cell>
          <table:table-cell table:formula="of:=[.C487]/([.D487]-[.D486])" office:value-type="float" office:value="103713.968296022" calcext:value-type="float">
            <text:p>103713.9682960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6785.79144" calcext:value-type="float">
            <text:p>1456446785.79144</text:p>
          </table:table-cell>
          <table:table-cell office:value-type="float" office:value="1120" calcext:value-type="float">
            <text:p>1120</text:p>
          </table:table-cell>
          <table:table-cell table:formula="of:=[.B488]-[.B$2]" office:value-type="float" office:value="5.79119038581848" calcext:value-type="float">
            <text:p>5.7911903858</text:p>
          </table:table-cell>
          <table:table-cell table:formula="of:=[.C488]/([.D488]-[.D487])" office:value-type="float" office:value="103665.904888006" calcext:value-type="float">
            <text:p>103665.9048880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6785.80224" calcext:value-type="float">
            <text:p>1456446785.80224</text:p>
          </table:table-cell>
          <table:table-cell office:value-type="float" office:value="1120" calcext:value-type="float">
            <text:p>1120</text:p>
          </table:table-cell>
          <table:table-cell table:formula="of:=[.B489]-[.B$2]" office:value-type="float" office:value="5.80199074745178" calcext:value-type="float">
            <text:p>5.8019907475</text:p>
          </table:table-cell>
          <table:table-cell table:formula="of:=[.C489]/([.D489]-[.D488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6785.81304" calcext:value-type="float">
            <text:p>1456446785.81304</text:p>
          </table:table-cell>
          <table:table-cell office:value-type="float" office:value="1120" calcext:value-type="float">
            <text:p>1120</text:p>
          </table:table-cell>
          <table:table-cell table:formula="of:=[.B490]-[.B$2]" office:value-type="float" office:value="5.81278920173645" calcext:value-type="float">
            <text:p>5.8127892017</text:p>
          </table:table-cell>
          <table:table-cell table:formula="of:=[.C490]/([.D490]-[.D489])" office:value-type="float" office:value="103718.548087963" calcext:value-type="float">
            <text:p>103718.5480879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6785.82384" calcext:value-type="float">
            <text:p>1456446785.82384</text:p>
          </table:table-cell>
          <table:table-cell office:value-type="float" office:value="1120" calcext:value-type="float">
            <text:p>1120</text:p>
          </table:table-cell>
          <table:table-cell table:formula="of:=[.B491]-[.B$2]" office:value-type="float" office:value="5.82359123229981" calcext:value-type="float">
            <text:p>5.8235912323</text:p>
          </table:table-cell>
          <table:table-cell table:formula="of:=[.C491]/([.D491]-[.D490])" office:value-type="float" office:value="103684.20950405" calcext:value-type="float">
            <text:p>103684.209504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6785.83464" calcext:value-type="float">
            <text:p>1456446785.83464</text:p>
          </table:table-cell>
          <table:table-cell office:value-type="float" office:value="1120" calcext:value-type="float">
            <text:p>1120</text:p>
          </table:table-cell>
          <table:table-cell table:formula="of:=[.B492]-[.B$2]" office:value-type="float" office:value="5.83438968658447" calcext:value-type="float">
            <text:p>5.8343896866</text:p>
          </table:table-cell>
          <table:table-cell table:formula="of:=[.C492]/([.D492]-[.D491])" office:value-type="float" office:value="103718.548087963" calcext:value-type="float">
            <text:p>103718.5480879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6785.84544" calcext:value-type="float">
            <text:p>1456446785.84544</text:p>
          </table:table-cell>
          <table:table-cell office:value-type="float" office:value="1120" calcext:value-type="float">
            <text:p>1120</text:p>
          </table:table-cell>
          <table:table-cell table:formula="of:=[.B493]-[.B$2]" office:value-type="float" office:value="5.84518694877625" calcext:value-type="float">
            <text:p>5.8451869488</text:p>
          </table:table-cell>
          <table:table-cell table:formula="of:=[.C493]/([.D493]-[.D492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6785.85623" calcext:value-type="float">
            <text:p>1456446785.85623</text:p>
          </table:table-cell>
          <table:table-cell office:value-type="float" office:value="1120" calcext:value-type="float">
            <text:p>1120</text:p>
          </table:table-cell>
          <table:table-cell table:formula="of:=[.B494]-[.B$2]" office:value-type="float" office:value="5.85598301887512" calcext:value-type="float">
            <text:p>5.8559830189</text:p>
          </table:table-cell>
          <table:table-cell table:formula="of:=[.C494]/([.D494]-[.D493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6785.86703" calcext:value-type="float">
            <text:p>1456446785.86703</text:p>
          </table:table-cell>
          <table:table-cell office:value-type="float" office:value="1120" calcext:value-type="float">
            <text:p>1120</text:p>
          </table:table-cell>
          <table:table-cell table:formula="of:=[.B495]-[.B$2]" office:value-type="float" office:value="5.866779088974" calcext:value-type="float">
            <text:p>5.866779089</text:p>
          </table:table-cell>
          <table:table-cell table:formula="of:=[.C495]/([.D495]-[.D494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6785.87782" calcext:value-type="float">
            <text:p>1456446785.87782</text:p>
          </table:table-cell>
          <table:table-cell office:value-type="float" office:value="1120" calcext:value-type="float">
            <text:p>1120</text:p>
          </table:table-cell>
          <table:table-cell table:formula="of:=[.B496]-[.B$2]" office:value-type="float" office:value="5.87757396697998" calcext:value-type="float">
            <text:p>5.877573967</text:p>
          </table:table-cell>
          <table:table-cell table:formula="of:=[.C496]/([.D496]-[.D495])" office:value-type="float" office:value="103752.909424211" calcext:value-type="float">
            <text:p>103752.9094242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6785.88862" calcext:value-type="float">
            <text:p>1456446785.88862</text:p>
          </table:table-cell>
          <table:table-cell office:value-type="float" office:value="1120" calcext:value-type="float">
            <text:p>1120</text:p>
          </table:table-cell>
          <table:table-cell table:formula="of:=[.B497]-[.B$2]" office:value-type="float" office:value="5.88837003707886" calcext:value-type="float">
            <text:p>5.8883700371</text:p>
          </table:table-cell>
          <table:table-cell table:formula="of:=[.C497]/([.D497]-[.D496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6785.89942" calcext:value-type="float">
            <text:p>1456446785.89942</text:p>
          </table:table-cell>
          <table:table-cell office:value-type="float" office:value="1120" calcext:value-type="float">
            <text:p>1120</text:p>
          </table:table-cell>
          <table:table-cell table:formula="of:=[.B498]-[.B$2]" office:value-type="float" office:value="5.89916753768921" calcext:value-type="float">
            <text:p>5.8991675377</text:p>
          </table:table-cell>
          <table:table-cell table:formula="of:=[.C498]/([.D498]-[.D497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6785.91022" calcext:value-type="float">
            <text:p>1456446785.91022</text:p>
          </table:table-cell>
          <table:table-cell office:value-type="float" office:value="1120" calcext:value-type="float">
            <text:p>1120</text:p>
          </table:table-cell>
          <table:table-cell table:formula="of:=[.B499]-[.B$2]" office:value-type="float" office:value="5.9099645614624" calcext:value-type="float">
            <text:p>5.9099645615</text:p>
          </table:table-cell>
          <table:table-cell table:formula="of:=[.C499]/([.D499]-[.D498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6785.92102" calcext:value-type="float">
            <text:p>1456446785.92102</text:p>
          </table:table-cell>
          <table:table-cell office:value-type="float" office:value="1120" calcext:value-type="float">
            <text:p>1120</text:p>
          </table:table-cell>
          <table:table-cell table:formula="of:=[.B500]-[.B$2]" office:value-type="float" office:value="5.9207649230957" calcext:value-type="float">
            <text:p>5.9207649231</text:p>
          </table:table-cell>
          <table:table-cell table:formula="of:=[.C500]/([.D500]-[.D499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6785.93181" calcext:value-type="float">
            <text:p>1456446785.93181</text:p>
          </table:table-cell>
          <table:table-cell office:value-type="float" office:value="1120" calcext:value-type="float">
            <text:p>1120</text:p>
          </table:table-cell>
          <table:table-cell table:formula="of:=[.B501]-[.B$2]" office:value-type="float" office:value="5.93156361579895" calcext:value-type="float">
            <text:p>5.9315636158</text:p>
          </table:table-cell>
          <table:table-cell table:formula="of:=[.C501]/([.D501]-[.D500])" office:value-type="float" office:value="103716.258141435" calcext:value-type="float">
            <text:p>103716.2581414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6785.94261" calcext:value-type="float">
            <text:p>1456446785.94261</text:p>
          </table:table-cell>
          <table:table-cell office:value-type="float" office:value="1120" calcext:value-type="float">
            <text:p>1120</text:p>
          </table:table-cell>
          <table:table-cell table:formula="of:=[.B502]-[.B$2]" office:value-type="float" office:value="5.94236159324646" calcext:value-type="float">
            <text:p>5.9423615932</text:p>
          </table:table-cell>
          <table:table-cell table:formula="of:=[.C502]/([.D502]-[.D501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6785.95341" calcext:value-type="float">
            <text:p>1456446785.95341</text:p>
          </table:table-cell>
          <table:table-cell office:value-type="float" office:value="1120" calcext:value-type="float">
            <text:p>1120</text:p>
          </table:table-cell>
          <table:table-cell table:formula="of:=[.B503]-[.B$2]" office:value-type="float" office:value="5.95315861701965" calcext:value-type="float">
            <text:p>5.953158617</text:p>
          </table:table-cell>
          <table:table-cell table:formula="of:=[.C503]/([.D503]-[.D502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6785.96421" calcext:value-type="float">
            <text:p>1456446785.96421</text:p>
          </table:table-cell>
          <table:table-cell office:value-type="float" office:value="1120" calcext:value-type="float">
            <text:p>1120</text:p>
          </table:table-cell>
          <table:table-cell table:formula="of:=[.B504]-[.B$2]" office:value-type="float" office:value="5.96395564079285" calcext:value-type="float">
            <text:p>5.9639556408</text:p>
          </table:table-cell>
          <table:table-cell table:formula="of:=[.C504]/([.D504]-[.D503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6785.97501" calcext:value-type="float">
            <text:p>1456446785.97501</text:p>
          </table:table-cell>
          <table:table-cell office:value-type="float" office:value="1120" calcext:value-type="float">
            <text:p>1120</text:p>
          </table:table-cell>
          <table:table-cell table:formula="of:=[.B505]-[.B$2]" office:value-type="float" office:value="5.97475647926331" calcext:value-type="float">
            <text:p>5.9747564793</text:p>
          </table:table-cell>
          <table:table-cell table:formula="of:=[.C505]/([.D505]-[.D504])" office:value-type="float" office:value="103695.653172045" calcext:value-type="float">
            <text:p>103695.65317204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6785.98581" calcext:value-type="float">
            <text:p>1456446785.98581</text:p>
          </table:table-cell>
          <table:table-cell office:value-type="float" office:value="1120" calcext:value-type="float">
            <text:p>1120</text:p>
          </table:table-cell>
          <table:table-cell table:formula="of:=[.B506]-[.B$2]" office:value-type="float" office:value="5.98555445671082" calcext:value-type="float">
            <text:p>5.9855544567</text:p>
          </table:table-cell>
          <table:table-cell table:formula="of:=[.C506]/([.D506]-[.D505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6785.99661" calcext:value-type="float">
            <text:p>1456446785.99661</text:p>
          </table:table-cell>
          <table:table-cell office:value-type="float" office:value="1120" calcext:value-type="float">
            <text:p>1120</text:p>
          </table:table-cell>
          <table:table-cell table:formula="of:=[.B507]-[.B$2]" office:value-type="float" office:value="5.99635720252991" calcext:value-type="float">
            <text:p>5.9963572025</text:p>
          </table:table-cell>
          <table:table-cell table:formula="of:=[.C507]/([.D507]-[.D506])" office:value-type="float" office:value="103677.344515559" calcext:value-type="float">
            <text:p>103677.3445155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6786.0072" calcext:value-type="float">
            <text:p>1456446786.0072</text:p>
          </table:table-cell>
          <table:table-cell office:value-type="float" office:value="1120" calcext:value-type="float">
            <text:p>1120</text:p>
          </table:table-cell>
          <table:table-cell table:formula="of:=[.B508]-[.B$2]" office:value-type="float" office:value="6.00694847106934" calcext:value-type="float">
            <text:p>6.0069484711</text:p>
          </table:table-cell>
          <table:table-cell table:formula="of:=[.C508]/([.D508]-[.D507])" office:value-type="float" office:value="105747.483961011" calcext:value-type="float">
            <text:p>105747.4839610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6786.01762" calcext:value-type="float">
            <text:p>1456446786.01762</text:p>
          </table:table-cell>
          <table:table-cell office:value-type="float" office:value="1120" calcext:value-type="float">
            <text:p>1120</text:p>
          </table:table-cell>
          <table:table-cell table:formula="of:=[.B509]-[.B$2]" office:value-type="float" office:value="6.01736783981323" calcext:value-type="float">
            <text:p>6.0173678398</text:p>
          </table:table-cell>
          <table:table-cell table:formula="of:=[.C509]/([.D509]-[.D508])" office:value-type="float" office:value="107492.116607936" calcext:value-type="float">
            <text:p>107492.11660793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6786.02802" calcext:value-type="float">
            <text:p>1456446786.02802</text:p>
          </table:table-cell>
          <table:table-cell office:value-type="float" office:value="1120" calcext:value-type="float">
            <text:p>1120</text:p>
          </table:table-cell>
          <table:table-cell table:formula="of:=[.B510]-[.B$2]" office:value-type="float" office:value="6.02777051925659" calcext:value-type="float">
            <text:p>6.0277705193</text:p>
          </table:table-cell>
          <table:table-cell table:formula="of:=[.C510]/([.D510]-[.D509])" office:value-type="float" office:value="107664.569123579" calcext:value-type="float">
            <text:p>107664.56912357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6786.03836" calcext:value-type="float">
            <text:p>1456446786.03836</text:p>
          </table:table-cell>
          <table:table-cell office:value-type="float" office:value="1120" calcext:value-type="float">
            <text:p>1120</text:p>
          </table:table-cell>
          <table:table-cell table:formula="of:=[.B511]-[.B$2]" office:value-type="float" office:value="6.03810930252075" calcext:value-type="float">
            <text:p>6.0381093025</text:p>
          </table:table-cell>
          <table:table-cell table:formula="of:=[.C511]/([.D511]-[.D510])" office:value-type="float" office:value="108329.962180611" calcext:value-type="float">
            <text:p>108329.9621806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6786.0487" calcext:value-type="float">
            <text:p>1456446786.0487</text:p>
          </table:table-cell>
          <table:table-cell office:value-type="float" office:value="1120" calcext:value-type="float">
            <text:p>1120</text:p>
          </table:table-cell>
          <table:table-cell table:formula="of:=[.B512]-[.B$2]" office:value-type="float" office:value="6.04844737052918" calcext:value-type="float">
            <text:p>6.0484473705</text:p>
          </table:table-cell>
          <table:table-cell table:formula="of:=[.C512]/([.D512]-[.D511])" office:value-type="float" office:value="108337.457161966" calcext:value-type="float">
            <text:p>108337.45716196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6786.05902" calcext:value-type="float">
            <text:p>1456446786.05902</text:p>
          </table:table-cell>
          <table:table-cell office:value-type="float" office:value="1120" calcext:value-type="float">
            <text:p>1120</text:p>
          </table:table-cell>
          <table:table-cell table:formula="of:=[.B513]-[.B$2]" office:value-type="float" office:value="6.05877423286438" calcext:value-type="float">
            <text:p>6.0587742329</text:p>
          </table:table-cell>
          <table:table-cell table:formula="of:=[.C513]/([.D513]-[.D512])" office:value-type="float" office:value="108455.014083206" calcext:value-type="float">
            <text:p>108455.0140832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6786.06934" calcext:value-type="float">
            <text:p>1456446786.06934</text:p>
          </table:table-cell>
          <table:table-cell office:value-type="float" office:value="1120" calcext:value-type="float">
            <text:p>1120</text:p>
          </table:table-cell>
          <table:table-cell table:formula="of:=[.B514]-[.B$2]" office:value-type="float" office:value="6.0690929889679" calcext:value-type="float">
            <text:p>6.069092989</text:p>
          </table:table-cell>
          <table:table-cell table:formula="of:=[.C514]/([.D514]-[.D513])" office:value-type="float" office:value="108540.214417745" calcext:value-type="float">
            <text:p>108540.21441774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6786.0798" calcext:value-type="float">
            <text:p>1456446786.0798</text:p>
          </table:table-cell>
          <table:table-cell office:value-type="float" office:value="1120" calcext:value-type="float">
            <text:p>1120</text:p>
          </table:table-cell>
          <table:table-cell table:formula="of:=[.B515]-[.B$2]" office:value-type="float" office:value="6.07954597473145" calcext:value-type="float">
            <text:p>6.0795459747</text:p>
          </table:table-cell>
          <table:table-cell table:formula="of:=[.C515]/([.D515]-[.D514])" office:value-type="float" office:value="107146.419724928" calcext:value-type="float">
            <text:p>107146.4197249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6786.09013" calcext:value-type="float">
            <text:p>1456446786.09013</text:p>
          </table:table-cell>
          <table:table-cell office:value-type="float" office:value="1120" calcext:value-type="float">
            <text:p>1120</text:p>
          </table:table-cell>
          <table:table-cell table:formula="of:=[.B516]-[.B$2]" office:value-type="float" office:value="6.08987641334534" calcext:value-type="float">
            <text:p>6.0898764133</text:p>
          </table:table-cell>
          <table:table-cell table:formula="of:=[.C516]/([.D516]-[.D515])" office:value-type="float" office:value="108417.468208359" calcext:value-type="float">
            <text:p>108417.4682083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6786.10044" calcext:value-type="float">
            <text:p>1456446786.10044</text:p>
          </table:table-cell>
          <table:table-cell office:value-type="float" office:value="1120" calcext:value-type="float">
            <text:p>1120</text:p>
          </table:table-cell>
          <table:table-cell table:formula="of:=[.B517]-[.B$2]" office:value-type="float" office:value="6.10019278526306" calcext:value-type="float">
            <text:p>6.1001927853</text:p>
          </table:table-cell>
          <table:table-cell table:formula="of:=[.C517]/([.D517]-[.D516])" office:value-type="float" office:value="108565.298821354" calcext:value-type="float">
            <text:p>108565.29882135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6786.11076" calcext:value-type="float">
            <text:p>1456446786.11076</text:p>
          </table:table-cell>
          <table:table-cell office:value-type="float" office:value="1120" calcext:value-type="float">
            <text:p>1120</text:p>
          </table:table-cell>
          <table:table-cell table:formula="of:=[.B518]-[.B$2]" office:value-type="float" office:value="6.11050868034363" calcext:value-type="float">
            <text:p>6.1105086803</text:p>
          </table:table-cell>
          <table:table-cell table:formula="of:=[.C518]/([.D518]-[.D517])" office:value-type="float" office:value="108570.317093464" calcext:value-type="float">
            <text:p>108570.3170934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6786.12107" calcext:value-type="float">
            <text:p>1456446786.12107</text:p>
          </table:table-cell>
          <table:table-cell office:value-type="float" office:value="1120" calcext:value-type="float">
            <text:p>1120</text:p>
          </table:table-cell>
          <table:table-cell table:formula="of:=[.B519]-[.B$2]" office:value-type="float" office:value="6.12082123756409" calcext:value-type="float">
            <text:p>6.1208212376</text:p>
          </table:table-cell>
          <table:table-cell table:formula="of:=[.C519]/([.D519]-[.D518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6786.13138" calcext:value-type="float">
            <text:p>1456446786.13138</text:p>
          </table:table-cell>
          <table:table-cell office:value-type="float" office:value="1120" calcext:value-type="float">
            <text:p>1120</text:p>
          </table:table-cell>
          <table:table-cell table:formula="of:=[.B520]-[.B$2]" office:value-type="float" office:value="6.13113307952881" calcext:value-type="float">
            <text:p>6.1311330795</text:p>
          </table:table-cell>
          <table:table-cell table:formula="of:=[.C520]/([.D520]-[.D519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6786.14169" calcext:value-type="float">
            <text:p>1456446786.14169</text:p>
          </table:table-cell>
          <table:table-cell office:value-type="float" office:value="1120" calcext:value-type="float">
            <text:p>1120</text:p>
          </table:table-cell>
          <table:table-cell table:formula="of:=[.B521]-[.B$2]" office:value-type="float" office:value="6.14144396781921" calcext:value-type="float">
            <text:p>6.1414439678</text:p>
          </table:table-cell>
          <table:table-cell table:formula="of:=[.C521]/([.D521]-[.D520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6786.15201" calcext:value-type="float">
            <text:p>1456446786.15201</text:p>
          </table:table-cell>
          <table:table-cell office:value-type="float" office:value="1120" calcext:value-type="float">
            <text:p>1120</text:p>
          </table:table-cell>
          <table:table-cell table:formula="of:=[.B522]-[.B$2]" office:value-type="float" office:value="6.1517550945282" calcext:value-type="float">
            <text:p>6.1517550945</text:p>
          </table:table-cell>
          <table:table-cell table:formula="of:=[.C522]/([.D522]-[.D521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6786.16232" calcext:value-type="float">
            <text:p>1456446786.16232</text:p>
          </table:table-cell>
          <table:table-cell office:value-type="float" office:value="1120" calcext:value-type="float">
            <text:p>1120</text:p>
          </table:table-cell>
          <table:table-cell table:formula="of:=[.B523]-[.B$2]" office:value-type="float" office:value="6.16206645965576" calcext:value-type="float">
            <text:p>6.1620664597</text:p>
          </table:table-cell>
          <table:table-cell table:formula="of:=[.C523]/([.D523]-[.D522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6786.17264" calcext:value-type="float">
            <text:p>1456446786.17264</text:p>
          </table:table-cell>
          <table:table-cell office:value-type="float" office:value="1120" calcext:value-type="float">
            <text:p>1120</text:p>
          </table:table-cell>
          <table:table-cell table:formula="of:=[.B524]-[.B$2]" office:value-type="float" office:value="6.17238926887512" calcext:value-type="float">
            <text:p>6.1723892689</text:p>
          </table:table-cell>
          <table:table-cell table:formula="of:=[.C524]/([.D524]-[.D523])" office:value-type="float" office:value="108497.597524078" calcext:value-type="float">
            <text:p>108497.59752407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6786.18296" calcext:value-type="float">
            <text:p>1456446786.18296</text:p>
          </table:table-cell>
          <table:table-cell office:value-type="float" office:value="1120" calcext:value-type="float">
            <text:p>1120</text:p>
          </table:table-cell>
          <table:table-cell table:formula="of:=[.B525]-[.B$2]" office:value-type="float" office:value="6.18270444869995" calcext:value-type="float">
            <text:p>6.1827044487</text:p>
          </table:table-cell>
          <table:table-cell table:formula="of:=[.C525]/([.D525]-[.D524])" office:value-type="float" office:value="108577.845371547" calcext:value-type="float">
            <text:p>108577.8453715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6786.19327" calcext:value-type="float">
            <text:p>1456446786.19327</text:p>
          </table:table-cell>
          <table:table-cell office:value-type="float" office:value="1120" calcext:value-type="float">
            <text:p>1120</text:p>
          </table:table-cell>
          <table:table-cell table:formula="of:=[.B526]-[.B$2]" office:value-type="float" office:value="6.19301557540894" calcext:value-type="float">
            <text:p>6.1930155754</text:p>
          </table:table-cell>
          <table:table-cell table:formula="of:=[.C526]/([.D526]-[.D525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6786.20358" calcext:value-type="float">
            <text:p>1456446786.20358</text:p>
          </table:table-cell>
          <table:table-cell office:value-type="float" office:value="1120" calcext:value-type="float">
            <text:p>1120</text:p>
          </table:table-cell>
          <table:table-cell table:formula="of:=[.B527]-[.B$2]" office:value-type="float" office:value="6.2033269405365" calcext:value-type="float">
            <text:p>6.2033269405</text:p>
          </table:table-cell>
          <table:table-cell table:formula="of:=[.C527]/([.D527]-[.D526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6786.21389" calcext:value-type="float">
            <text:p>1456446786.21389</text:p>
          </table:table-cell>
          <table:table-cell office:value-type="float" office:value="1120" calcext:value-type="float">
            <text:p>1120</text:p>
          </table:table-cell>
          <table:table-cell table:formula="of:=[.B528]-[.B$2]" office:value-type="float" office:value="6.21363711357117" calcext:value-type="float">
            <text:p>6.2136371136</text:p>
          </table:table-cell>
          <table:table-cell table:formula="of:=[.C528]/([.D528]-[.D527])" office:value-type="float" office:value="108630.57256498" calcext:value-type="float">
            <text:p>108630.5725649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6786.2242" calcext:value-type="float">
            <text:p>1456446786.2242</text:p>
          </table:table-cell>
          <table:table-cell office:value-type="float" office:value="1120" calcext:value-type="float">
            <text:p>1120</text:p>
          </table:table-cell>
          <table:table-cell table:formula="of:=[.B529]-[.B$2]" office:value-type="float" office:value="6.22394776344299" calcext:value-type="float">
            <text:p>6.2239477634</text:p>
          </table:table-cell>
          <table:table-cell table:formula="of:=[.C529]/([.D529]-[.D528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6786.23451" calcext:value-type="float">
            <text:p>1456446786.23451</text:p>
          </table:table-cell>
          <table:table-cell office:value-type="float" office:value="1120" calcext:value-type="float">
            <text:p>1120</text:p>
          </table:table-cell>
          <table:table-cell table:formula="of:=[.B530]-[.B$2]" office:value-type="float" office:value="6.23425936698914" calcext:value-type="float">
            <text:p>6.234259367</text:p>
          </table:table-cell>
          <table:table-cell table:formula="of:=[.C530]/([.D530]-[.D529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6786.24482" calcext:value-type="float">
            <text:p>1456446786.24482</text:p>
          </table:table-cell>
          <table:table-cell office:value-type="float" office:value="1120" calcext:value-type="float">
            <text:p>1120</text:p>
          </table:table-cell>
          <table:table-cell table:formula="of:=[.B531]-[.B$2]" office:value-type="float" office:value="6.24457049369812" calcext:value-type="float">
            <text:p>6.2445704937</text:p>
          </table:table-cell>
          <table:table-cell table:formula="of:=[.C531]/([.D531]-[.D530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6786.25513" calcext:value-type="float">
            <text:p>1456446786.25513</text:p>
          </table:table-cell>
          <table:table-cell office:value-type="float" office:value="1120" calcext:value-type="float">
            <text:p>1120</text:p>
          </table:table-cell>
          <table:table-cell table:formula="of:=[.B532]-[.B$2]" office:value-type="float" office:value="6.25488090515137" calcext:value-type="float">
            <text:p>6.2548809052</text:p>
          </table:table-cell>
          <table:table-cell table:formula="of:=[.C532]/([.D532]-[.D531])" office:value-type="float" office:value="108628.060585039" calcext:value-type="float">
            <text:p>108628.06058503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6786.26544" calcext:value-type="float">
            <text:p>1456446786.26544</text:p>
          </table:table-cell>
          <table:table-cell office:value-type="float" office:value="1120" calcext:value-type="float">
            <text:p>1120</text:p>
          </table:table-cell>
          <table:table-cell table:formula="of:=[.B533]-[.B$2]" office:value-type="float" office:value="6.26519250869751" calcext:value-type="float">
            <text:p>6.2651925087</text:p>
          </table:table-cell>
          <table:table-cell table:formula="of:=[.C533]/([.D533]-[.D532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6786.27575" calcext:value-type="float">
            <text:p>1456446786.27575</text:p>
          </table:table-cell>
          <table:table-cell office:value-type="float" office:value="1120" calcext:value-type="float">
            <text:p>1120</text:p>
          </table:table-cell>
          <table:table-cell table:formula="of:=[.B534]-[.B$2]" office:value-type="float" office:value="6.27550339698792" calcext:value-type="float">
            <text:p>6.275503397</text:p>
          </table:table-cell>
          <table:table-cell table:formula="of:=[.C534]/([.D534]-[.D533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6786.28607" calcext:value-type="float">
            <text:p>1456446786.28607</text:p>
          </table:table-cell>
          <table:table-cell office:value-type="float" office:value="1120" calcext:value-type="float">
            <text:p>1120</text:p>
          </table:table-cell>
          <table:table-cell table:formula="of:=[.B535]-[.B$2]" office:value-type="float" office:value="6.28581500053406" calcext:value-type="float">
            <text:p>6.2858150005</text:p>
          </table:table-cell>
          <table:table-cell table:formula="of:=[.C535]/([.D535]-[.D534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6786.29638" calcext:value-type="float">
            <text:p>1456446786.29638</text:p>
          </table:table-cell>
          <table:table-cell office:value-type="float" office:value="1120" calcext:value-type="float">
            <text:p>1120</text:p>
          </table:table-cell>
          <table:table-cell table:formula="of:=[.B536]-[.B$2]" office:value-type="float" office:value="6.29612565040588" calcext:value-type="float">
            <text:p>6.2961256504</text:p>
          </table:table-cell>
          <table:table-cell table:formula="of:=[.C536]/([.D536]-[.D535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6786.30669" calcext:value-type="float">
            <text:p>1456446786.30669</text:p>
          </table:table-cell>
          <table:table-cell office:value-type="float" office:value="1120" calcext:value-type="float">
            <text:p>1120</text:p>
          </table:table-cell>
          <table:table-cell table:formula="of:=[.B537]-[.B$2]" office:value-type="float" office:value="6.30644178390503" calcext:value-type="float">
            <text:p>6.3064417839</text:p>
          </table:table-cell>
          <table:table-cell table:formula="of:=[.C537]/([.D537]-[.D536])" office:value-type="float" office:value="108567.80789942" calcext:value-type="float">
            <text:p>108567.8078994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6786.31701" calcext:value-type="float">
            <text:p>1456446786.31701</text:p>
          </table:table-cell>
          <table:table-cell office:value-type="float" office:value="1120" calcext:value-type="float">
            <text:p>1120</text:p>
          </table:table-cell>
          <table:table-cell table:formula="of:=[.B538]-[.B$2]" office:value-type="float" office:value="6.31675672531128" calcext:value-type="float">
            <text:p>6.3167567253</text:p>
          </table:table-cell>
          <table:table-cell table:formula="of:=[.C538]/([.D538]-[.D537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6786.32732" calcext:value-type="float">
            <text:p>1456446786.32732</text:p>
          </table:table-cell>
          <table:table-cell office:value-type="float" office:value="1120" calcext:value-type="float">
            <text:p>1120</text:p>
          </table:table-cell>
          <table:table-cell table:formula="of:=[.B539]-[.B$2]" office:value-type="float" office:value="6.327068567276" calcext:value-type="float">
            <text:p>6.3270685673</text:p>
          </table:table-cell>
          <table:table-cell table:formula="of:=[.C539]/([.D539]-[.D538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6786.33763" calcext:value-type="float">
            <text:p>1456446786.33763</text:p>
          </table:table-cell>
          <table:table-cell office:value-type="float" office:value="1120" calcext:value-type="float">
            <text:p>1120</text:p>
          </table:table-cell>
          <table:table-cell table:formula="of:=[.B540]-[.B$2]" office:value-type="float" office:value="6.33738017082214" calcext:value-type="float">
            <text:p>6.3373801708</text:p>
          </table:table-cell>
          <table:table-cell table:formula="of:=[.C540]/([.D540]-[.D539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6786.34794" calcext:value-type="float">
            <text:p>1456446786.34794</text:p>
          </table:table-cell>
          <table:table-cell office:value-type="float" office:value="1120" calcext:value-type="float">
            <text:p>1120</text:p>
          </table:table-cell>
          <table:table-cell table:formula="of:=[.B541]-[.B$2]" office:value-type="float" office:value="6.34769225120544" calcext:value-type="float">
            <text:p>6.3476922512</text:p>
          </table:table-cell>
          <table:table-cell table:formula="of:=[.C541]/([.D541]-[.D540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6786.35825" calcext:value-type="float">
            <text:p>1456446786.35825</text:p>
          </table:table-cell>
          <table:table-cell office:value-type="float" office:value="1120" calcext:value-type="float">
            <text:p>1120</text:p>
          </table:table-cell>
          <table:table-cell table:formula="of:=[.B542]-[.B$2]" office:value-type="float" office:value="6.35800313949585" calcext:value-type="float">
            <text:p>6.3580031395</text:p>
          </table:table-cell>
          <table:table-cell table:formula="of:=[.C542]/([.D542]-[.D541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6786.36859" calcext:value-type="float">
            <text:p>1456446786.36859</text:p>
          </table:table-cell>
          <table:table-cell office:value-type="float" office:value="1120" calcext:value-type="float">
            <text:p>1120</text:p>
          </table:table-cell>
          <table:table-cell table:formula="of:=[.B543]-[.B$2]" office:value-type="float" office:value="6.36833953857422" calcext:value-type="float">
            <text:p>6.3683395386</text:p>
          </table:table-cell>
          <table:table-cell table:formula="of:=[.C543]/([.D543]-[.D542])" office:value-type="float" office:value="108354.94948563" calcext:value-type="float">
            <text:p>108354.9494856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6786.37891" calcext:value-type="float">
            <text:p>1456446786.37891</text:p>
          </table:table-cell>
          <table:table-cell office:value-type="float" office:value="1120" calcext:value-type="float">
            <text:p>1120</text:p>
          </table:table-cell>
          <table:table-cell table:formula="of:=[.B544]-[.B$2]" office:value-type="float" office:value="6.37866067886353" calcext:value-type="float">
            <text:p>6.3786606789</text:p>
          </table:table-cell>
          <table:table-cell table:formula="of:=[.C544]/([.D544]-[.D543])" office:value-type="float" office:value="108515.141603142" calcext:value-type="float">
            <text:p>108515.1416031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6786.38922" calcext:value-type="float">
            <text:p>1456446786.38922</text:p>
          </table:table-cell>
          <table:table-cell office:value-type="float" office:value="1120" calcext:value-type="float">
            <text:p>1120</text:p>
          </table:table-cell>
          <table:table-cell table:formula="of:=[.B545]-[.B$2]" office:value-type="float" office:value="6.3889741897583" calcext:value-type="float">
            <text:p>6.3889741898</text:p>
          </table:table-cell>
          <table:table-cell table:formula="of:=[.C545]/([.D545]-[.D544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6786.39954" calcext:value-type="float">
            <text:p>1456446786.39954</text:p>
          </table:table-cell>
          <table:table-cell office:value-type="float" office:value="1120" calcext:value-type="float">
            <text:p>1120</text:p>
          </table:table-cell>
          <table:table-cell table:formula="of:=[.B546]-[.B$2]" office:value-type="float" office:value="6.3992862701416" calcext:value-type="float">
            <text:p>6.3992862701</text:p>
          </table:table-cell>
          <table:table-cell table:formula="of:=[.C546]/([.D546]-[.D545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6786.40979" calcext:value-type="float">
            <text:p>1456446786.40979</text:p>
          </table:table-cell>
          <table:table-cell office:value-type="float" office:value="1120" calcext:value-type="float">
            <text:p>1120</text:p>
          </table:table-cell>
          <table:table-cell table:formula="of:=[.B547]-[.B$2]" office:value-type="float" office:value="6.40954232215881" calcext:value-type="float">
            <text:p>6.4095423222</text:p>
          </table:table-cell>
          <table:table-cell table:formula="of:=[.C547]/([.D547]-[.D546])" office:value-type="float" office:value="109203.814305972" calcext:value-type="float">
            <text:p>109203.8143059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6786.4201" calcext:value-type="float">
            <text:p>1456446786.4201</text:p>
          </table:table-cell>
          <table:table-cell office:value-type="float" office:value="1120" calcext:value-type="float">
            <text:p>1120</text:p>
          </table:table-cell>
          <table:table-cell table:formula="of:=[.B548]-[.B$2]" office:value-type="float" office:value="6.4198534488678" calcext:value-type="float">
            <text:p>6.4198534489</text:p>
          </table:table-cell>
          <table:table-cell table:formula="of:=[.C548]/([.D548]-[.D547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6786.43042" calcext:value-type="float">
            <text:p>1456446786.43042</text:p>
          </table:table-cell>
          <table:table-cell office:value-type="float" office:value="1120" calcext:value-type="float">
            <text:p>1120</text:p>
          </table:table-cell>
          <table:table-cell table:formula="of:=[.B549]-[.B$2]" office:value-type="float" office:value="6.430171251297" calcext:value-type="float">
            <text:p>6.4301712513</text:p>
          </table:table-cell>
          <table:table-cell table:formula="of:=[.C549]/([.D549]-[.D548])" office:value-type="float" office:value="108550.246788058" calcext:value-type="float">
            <text:p>108550.24678805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6786.44074" calcext:value-type="float">
            <text:p>1456446786.44074</text:p>
          </table:table-cell>
          <table:table-cell office:value-type="float" office:value="1120" calcext:value-type="float">
            <text:p>1120</text:p>
          </table:table-cell>
          <table:table-cell table:formula="of:=[.B550]-[.B$2]" office:value-type="float" office:value="6.44048666954041" calcext:value-type="float">
            <text:p>6.4404866695</text:p>
          </table:table-cell>
          <table:table-cell table:formula="of:=[.C550]/([.D550]-[.D549])" office:value-type="float" office:value="108575.33582952" calcext:value-type="float">
            <text:p>108575.3358295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6786.45105" calcext:value-type="float">
            <text:p>1456446786.45105</text:p>
          </table:table-cell>
          <table:table-cell office:value-type="float" office:value="1120" calcext:value-type="float">
            <text:p>1120</text:p>
          </table:table-cell>
          <table:table-cell table:formula="of:=[.B551]-[.B$2]" office:value-type="float" office:value="6.45079946517944" calcext:value-type="float">
            <text:p>6.4507994652</text:p>
          </table:table-cell>
          <table:table-cell table:formula="of:=[.C551]/([.D551]-[.D550])" office:value-type="float" office:value="108602.947173737" calcext:value-type="float">
            <text:p>108602.94717373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6786.46136" calcext:value-type="float">
            <text:p>1456446786.46136</text:p>
          </table:table-cell>
          <table:table-cell office:value-type="float" office:value="1120" calcext:value-type="float">
            <text:p>1120</text:p>
          </table:table-cell>
          <table:table-cell table:formula="of:=[.B552]-[.B$2]" office:value-type="float" office:value="6.46111178398132" calcext:value-type="float">
            <text:p>6.461111784</text:p>
          </table:table-cell>
          <table:table-cell table:formula="of:=[.C552]/([.D552]-[.D551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6786.47167" calcext:value-type="float">
            <text:p>1456446786.47167</text:p>
          </table:table-cell>
          <table:table-cell office:value-type="float" office:value="1120" calcext:value-type="float">
            <text:p>1120</text:p>
          </table:table-cell>
          <table:table-cell table:formula="of:=[.B553]-[.B$2]" office:value-type="float" office:value="6.47142338752747" calcext:value-type="float">
            <text:p>6.4714233875</text:p>
          </table:table-cell>
          <table:table-cell table:formula="of:=[.C553]/([.D553]-[.D552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6786.48199" calcext:value-type="float">
            <text:p>1456446786.48199</text:p>
          </table:table-cell>
          <table:table-cell office:value-type="float" office:value="1120" calcext:value-type="float">
            <text:p>1120</text:p>
          </table:table-cell>
          <table:table-cell table:formula="of:=[.B554]-[.B$2]" office:value-type="float" office:value="6.48173522949219" calcext:value-type="float">
            <text:p>6.4817352295</text:p>
          </table:table-cell>
          <table:table-cell table:formula="of:=[.C554]/([.D554]-[.D553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6786.4923" calcext:value-type="float">
            <text:p>1456446786.4923</text:p>
          </table:table-cell>
          <table:table-cell office:value-type="float" office:value="1120" calcext:value-type="float">
            <text:p>1120</text:p>
          </table:table-cell>
          <table:table-cell table:formula="of:=[.B555]-[.B$2]" office:value-type="float" office:value="6.49204683303833" calcext:value-type="float">
            <text:p>6.492046833</text:p>
          </table:table-cell>
          <table:table-cell table:formula="of:=[.C555]/([.D555]-[.D554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6786.50261" calcext:value-type="float">
            <text:p>1456446786.50261</text:p>
          </table:table-cell>
          <table:table-cell office:value-type="float" office:value="1120" calcext:value-type="float">
            <text:p>1120</text:p>
          </table:table-cell>
          <table:table-cell table:formula="of:=[.B556]-[.B$2]" office:value-type="float" office:value="6.50235891342163" calcext:value-type="float">
            <text:p>6.5023589134</text:p>
          </table:table-cell>
          <table:table-cell table:formula="of:=[.C556]/([.D556]-[.D555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6786.51292" calcext:value-type="float">
            <text:p>1456446786.51292</text:p>
          </table:table-cell>
          <table:table-cell office:value-type="float" office:value="1120" calcext:value-type="float">
            <text:p>1120</text:p>
          </table:table-cell>
          <table:table-cell table:formula="of:=[.B557]-[.B$2]" office:value-type="float" office:value="6.51267075538635" calcext:value-type="float">
            <text:p>6.5126707554</text:p>
          </table:table-cell>
          <table:table-cell table:formula="of:=[.C557]/([.D557]-[.D556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6786.52323" calcext:value-type="float">
            <text:p>1456446786.52323</text:p>
          </table:table-cell>
          <table:table-cell office:value-type="float" office:value="1120" calcext:value-type="float">
            <text:p>1120</text:p>
          </table:table-cell>
          <table:table-cell table:formula="of:=[.B558]-[.B$2]" office:value-type="float" office:value="6.5229811668396" calcext:value-type="float">
            <text:p>6.5229811668</text:p>
          </table:table-cell>
          <table:table-cell table:formula="of:=[.C558]/([.D558]-[.D557])" office:value-type="float" office:value="108628.060585039" calcext:value-type="float">
            <text:p>108628.06058503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6786.53354" calcext:value-type="float">
            <text:p>1456446786.53354</text:p>
          </table:table-cell>
          <table:table-cell office:value-type="float" office:value="1120" calcext:value-type="float">
            <text:p>1120</text:p>
          </table:table-cell>
          <table:table-cell table:formula="of:=[.B559]-[.B$2]" office:value-type="float" office:value="6.5332932472229" calcext:value-type="float">
            <text:p>6.5332932472</text:p>
          </table:table-cell>
          <table:table-cell table:formula="of:=[.C559]/([.D559]-[.D558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6786.54385" calcext:value-type="float">
            <text:p>1456446786.54385</text:p>
          </table:table-cell>
          <table:table-cell office:value-type="float" office:value="1120" calcext:value-type="float">
            <text:p>1120</text:p>
          </table:table-cell>
          <table:table-cell table:formula="of:=[.B560]-[.B$2]" office:value-type="float" office:value="6.54360413551331" calcext:value-type="float">
            <text:p>6.5436041355</text:p>
          </table:table-cell>
          <table:table-cell table:formula="of:=[.C560]/([.D560]-[.D559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6786.55417" calcext:value-type="float">
            <text:p>1456446786.55417</text:p>
          </table:table-cell>
          <table:table-cell office:value-type="float" office:value="1120" calcext:value-type="float">
            <text:p>1120</text:p>
          </table:table-cell>
          <table:table-cell table:formula="of:=[.B561]-[.B$2]" office:value-type="float" office:value="6.55391502380371" calcext:value-type="float">
            <text:p>6.5539150238</text:p>
          </table:table-cell>
          <table:table-cell table:formula="of:=[.C561]/([.D561]-[.D560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6786.56448" calcext:value-type="float">
            <text:p>1456446786.56448</text:p>
          </table:table-cell>
          <table:table-cell office:value-type="float" office:value="1120" calcext:value-type="float">
            <text:p>1120</text:p>
          </table:table-cell>
          <table:table-cell table:formula="of:=[.B562]-[.B$2]" office:value-type="float" office:value="6.56422901153564" calcext:value-type="float">
            <text:p>6.5642290115</text:p>
          </table:table-cell>
          <table:table-cell table:formula="of:=[.C562]/([.D562]-[.D561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6786.57479" calcext:value-type="float">
            <text:p>1456446786.57479</text:p>
          </table:table-cell>
          <table:table-cell office:value-type="float" office:value="1120" calcext:value-type="float">
            <text:p>1120</text:p>
          </table:table-cell>
          <table:table-cell table:formula="of:=[.B563]-[.B$2]" office:value-type="float" office:value="6.57454347610474" calcext:value-type="float">
            <text:p>6.5745434761</text:p>
          </table:table-cell>
          <table:table-cell table:formula="of:=[.C563]/([.D563]-[.D562])" office:value-type="float" office:value="108585.374693727" calcext:value-type="float">
            <text:p>108585.3746937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6786.58511" calcext:value-type="float">
            <text:p>1456446786.58511</text:p>
          </table:table-cell>
          <table:table-cell office:value-type="float" office:value="1120" calcext:value-type="float">
            <text:p>1120</text:p>
          </table:table-cell>
          <table:table-cell table:formula="of:=[.B564]-[.B$2]" office:value-type="float" office:value="6.58485746383667" calcext:value-type="float">
            <text:p>6.5848574638</text:p>
          </table:table-cell>
          <table:table-cell table:formula="of:=[.C564]/([.D564]-[.D563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6786.59542" calcext:value-type="float">
            <text:p>1456446786.59542</text:p>
          </table:table-cell>
          <table:table-cell office:value-type="float" office:value="1120" calcext:value-type="float">
            <text:p>1120</text:p>
          </table:table-cell>
          <table:table-cell table:formula="of:=[.B565]-[.B$2]" office:value-type="float" office:value="6.59516978263855" calcext:value-type="float">
            <text:p>6.5951697826</text:p>
          </table:table-cell>
          <table:table-cell table:formula="of:=[.C565]/([.D565]-[.D564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6786.60573" calcext:value-type="float">
            <text:p>1456446786.60573</text:p>
          </table:table-cell>
          <table:table-cell office:value-type="float" office:value="1120" calcext:value-type="float">
            <text:p>1120</text:p>
          </table:table-cell>
          <table:table-cell table:formula="of:=[.B566]-[.B$2]" office:value-type="float" office:value="6.60548114776611" calcext:value-type="float">
            <text:p>6.6054811478</text:p>
          </table:table-cell>
          <table:table-cell table:formula="of:=[.C566]/([.D566]-[.D565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6786.61604" calcext:value-type="float">
            <text:p>1456446786.61604</text:p>
          </table:table-cell>
          <table:table-cell office:value-type="float" office:value="1120" calcext:value-type="float">
            <text:p>1120</text:p>
          </table:table-cell>
          <table:table-cell table:formula="of:=[.B567]-[.B$2]" office:value-type="float" office:value="6.61579179763794" calcext:value-type="float">
            <text:p>6.6157917976</text:p>
          </table:table-cell>
          <table:table-cell table:formula="of:=[.C567]/([.D567]-[.D566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6786.62635" calcext:value-type="float">
            <text:p>1456446786.62635</text:p>
          </table:table-cell>
          <table:table-cell office:value-type="float" office:value="1120" calcext:value-type="float">
            <text:p>1120</text:p>
          </table:table-cell>
          <table:table-cell table:formula="of:=[.B568]-[.B$2]" office:value-type="float" office:value="6.62610220909119" calcext:value-type="float">
            <text:p>6.6261022091</text:p>
          </table:table-cell>
          <table:table-cell table:formula="of:=[.C568]/([.D568]-[.D567])" office:value-type="float" office:value="108628.060585039" calcext:value-type="float">
            <text:p>108628.06058503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6786.63666" calcext:value-type="float">
            <text:p>1456446786.63666</text:p>
          </table:table-cell>
          <table:table-cell office:value-type="float" office:value="1120" calcext:value-type="float">
            <text:p>1120</text:p>
          </table:table-cell>
          <table:table-cell table:formula="of:=[.B569]-[.B$2]" office:value-type="float" office:value="6.63641285896301" calcext:value-type="float">
            <text:p>6.636412859</text:p>
          </table:table-cell>
          <table:table-cell table:formula="of:=[.C569]/([.D569]-[.D568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6786.64697" calcext:value-type="float">
            <text:p>1456446786.64697</text:p>
          </table:table-cell>
          <table:table-cell office:value-type="float" office:value="1120" calcext:value-type="float">
            <text:p>1120</text:p>
          </table:table-cell>
          <table:table-cell table:formula="of:=[.B570]-[.B$2]" office:value-type="float" office:value="6.64672350883484" calcext:value-type="float">
            <text:p>6.6467235088</text:p>
          </table:table-cell>
          <table:table-cell table:formula="of:=[.C570]/([.D570]-[.D569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6786.65729" calcext:value-type="float">
            <text:p>1456446786.65729</text:p>
          </table:table-cell>
          <table:table-cell office:value-type="float" office:value="1120" calcext:value-type="float">
            <text:p>1120</text:p>
          </table:table-cell>
          <table:table-cell table:formula="of:=[.B571]-[.B$2]" office:value-type="float" office:value="6.65703463554382" calcext:value-type="float">
            <text:p>6.6570346355</text:p>
          </table:table-cell>
          <table:table-cell table:formula="of:=[.C571]/([.D571]-[.D570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6786.66761" calcext:value-type="float">
            <text:p>1456446786.66761</text:p>
          </table:table-cell>
          <table:table-cell office:value-type="float" office:value="1120" calcext:value-type="float">
            <text:p>1120</text:p>
          </table:table-cell>
          <table:table-cell table:formula="of:=[.B572]-[.B$2]" office:value-type="float" office:value="6.66735553741455" calcext:value-type="float">
            <text:p>6.6673555374</text:p>
          </table:table-cell>
          <table:table-cell table:formula="of:=[.C572]/([.D572]-[.D571])" office:value-type="float" office:value="108517.648363326" calcext:value-type="float">
            <text:p>108517.6483633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6786.67792" calcext:value-type="float">
            <text:p>1456446786.67792</text:p>
          </table:table-cell>
          <table:table-cell office:value-type="float" office:value="1120" calcext:value-type="float">
            <text:p>1120</text:p>
          </table:table-cell>
          <table:table-cell table:formula="of:=[.B573]-[.B$2]" office:value-type="float" office:value="6.6776704788208" calcext:value-type="float">
            <text:p>6.6776704788</text:p>
          </table:table-cell>
          <table:table-cell table:formula="of:=[.C573]/([.D573]-[.D572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6786.68824" calcext:value-type="float">
            <text:p>1456446786.68824</text:p>
          </table:table-cell>
          <table:table-cell office:value-type="float" office:value="1120" calcext:value-type="float">
            <text:p>1120</text:p>
          </table:table-cell>
          <table:table-cell table:formula="of:=[.B574]-[.B$2]" office:value-type="float" office:value="6.68799066543579" calcext:value-type="float">
            <text:p>6.6879906654</text:p>
          </table:table-cell>
          <table:table-cell table:formula="of:=[.C574]/([.D574]-[.D573])" office:value-type="float" office:value="108525.169338816" calcext:value-type="float">
            <text:p>108525.1693388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6786.69856" calcext:value-type="float">
            <text:p>1456446786.69856</text:p>
          </table:table-cell>
          <table:table-cell office:value-type="float" office:value="1120" calcext:value-type="float">
            <text:p>1120</text:p>
          </table:table-cell>
          <table:table-cell table:formula="of:=[.B575]-[.B$2]" office:value-type="float" office:value="6.69831132888794" calcext:value-type="float">
            <text:p>6.6983113289</text:p>
          </table:table-cell>
          <table:table-cell table:formula="of:=[.C575]/([.D575]-[.D574])" office:value-type="float" office:value="108520.155239327" calcext:value-type="float">
            <text:p>108520.1552393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6786.70888" calcext:value-type="float">
            <text:p>1456446786.70888</text:p>
          </table:table-cell>
          <table:table-cell office:value-type="float" office:value="1120" calcext:value-type="float">
            <text:p>1120</text:p>
          </table:table-cell>
          <table:table-cell table:formula="of:=[.B576]-[.B$2]" office:value-type="float" office:value="6.70862674713135" calcext:value-type="float">
            <text:p>6.7086267471</text:p>
          </table:table-cell>
          <table:table-cell table:formula="of:=[.C576]/([.D576]-[.D575])" office:value-type="float" office:value="108575.33582952" calcext:value-type="float">
            <text:p>108575.3358295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6786.71919" calcext:value-type="float">
            <text:p>1456446786.71919</text:p>
          </table:table-cell>
          <table:table-cell office:value-type="float" office:value="1120" calcext:value-type="float">
            <text:p>1120</text:p>
          </table:table-cell>
          <table:table-cell table:formula="of:=[.B577]-[.B$2]" office:value-type="float" office:value="6.71894288063049" calcext:value-type="float">
            <text:p>6.7189428806</text:p>
          </table:table-cell>
          <table:table-cell table:formula="of:=[.C577]/([.D577]-[.D576])" office:value-type="float" office:value="108567.80789942" calcext:value-type="float">
            <text:p>108567.8078994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6786.72951" calcext:value-type="float">
            <text:p>1456446786.72951</text:p>
          </table:table-cell>
          <table:table-cell office:value-type="float" office:value="1120" calcext:value-type="float">
            <text:p>1120</text:p>
          </table:table-cell>
          <table:table-cell table:formula="of:=[.B578]-[.B$2]" office:value-type="float" office:value="6.72925686836243" calcext:value-type="float">
            <text:p>6.7292568684</text:p>
          </table:table-cell>
          <table:table-cell table:formula="of:=[.C578]/([.D578]-[.D577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6786.73979" calcext:value-type="float">
            <text:p>1456446786.73979</text:p>
          </table:table-cell>
          <table:table-cell office:value-type="float" office:value="1120" calcext:value-type="float">
            <text:p>1120</text:p>
          </table:table-cell>
          <table:table-cell table:formula="of:=[.B579]-[.B$2]" office:value-type="float" office:value="6.73954200744629" calcext:value-type="float">
            <text:p>6.7395420074</text:p>
          </table:table-cell>
          <table:table-cell table:formula="of:=[.C579]/([.D579]-[.D578])" office:value-type="float" office:value="108894.978557686" calcext:value-type="float">
            <text:p>108894.97855768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6786.75007" calcext:value-type="float">
            <text:p>1456446786.75007</text:p>
          </table:table-cell>
          <table:table-cell office:value-type="float" office:value="1120" calcext:value-type="float">
            <text:p>1120</text:p>
          </table:table-cell>
          <table:table-cell table:formula="of:=[.B580]-[.B$2]" office:value-type="float" office:value="6.74981832504272" calcext:value-type="float">
            <text:p>6.749818325</text:p>
          </table:table-cell>
          <table:table-cell table:formula="of:=[.C580]/([.D580]-[.D579])" office:value-type="float" office:value="108988.45714816" calcext:value-type="float">
            <text:p>108988.457148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6786.76038" calcext:value-type="float">
            <text:p>1456446786.76038</text:p>
          </table:table-cell>
          <table:table-cell office:value-type="float" office:value="1120" calcext:value-type="float">
            <text:p>1120</text:p>
          </table:table-cell>
          <table:table-cell table:formula="of:=[.B581]-[.B$2]" office:value-type="float" office:value="6.76013326644897" calcext:value-type="float">
            <text:p>6.7601332664</text:p>
          </table:table-cell>
          <table:table-cell table:formula="of:=[.C581]/([.D581]-[.D580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6786.7707" calcext:value-type="float">
            <text:p>1456446786.7707</text:p>
          </table:table-cell>
          <table:table-cell office:value-type="float" office:value="1120" calcext:value-type="float">
            <text:p>1120</text:p>
          </table:table-cell>
          <table:table-cell table:formula="of:=[.B582]-[.B$2]" office:value-type="float" office:value="6.7704496383667" calcext:value-type="float">
            <text:p>6.7704496384</text:p>
          </table:table-cell>
          <table:table-cell table:formula="of:=[.C582]/([.D582]-[.D581])" office:value-type="float" office:value="108565.298821354" calcext:value-type="float">
            <text:p>108565.29882135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6786.78101" calcext:value-type="float">
            <text:p>1456446786.78101</text:p>
          </table:table-cell>
          <table:table-cell office:value-type="float" office:value="1120" calcext:value-type="float">
            <text:p>1120</text:p>
          </table:table-cell>
          <table:table-cell table:formula="of:=[.B583]-[.B$2]" office:value-type="float" office:value="6.78076410293579" calcext:value-type="float">
            <text:p>6.7807641029</text:p>
          </table:table-cell>
          <table:table-cell table:formula="of:=[.C583]/([.D583]-[.D582])" office:value-type="float" office:value="108585.374693727" calcext:value-type="float">
            <text:p>108585.3746937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6786.79133" calcext:value-type="float">
            <text:p>1456446786.79133</text:p>
          </table:table-cell>
          <table:table-cell office:value-type="float" office:value="1120" calcext:value-type="float">
            <text:p>1120</text:p>
          </table:table-cell>
          <table:table-cell table:formula="of:=[.B584]-[.B$2]" office:value-type="float" office:value="6.79107618331909" calcext:value-type="float">
            <text:p>6.7910761833</text:p>
          </table:table-cell>
          <table:table-cell table:formula="of:=[.C584]/([.D584]-[.D583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6786.80164" calcext:value-type="float">
            <text:p>1456446786.80164</text:p>
          </table:table-cell>
          <table:table-cell office:value-type="float" office:value="1120" calcext:value-type="float">
            <text:p>1120</text:p>
          </table:table-cell>
          <table:table-cell table:formula="of:=[.B585]-[.B$2]" office:value-type="float" office:value="6.80138778686523" calcext:value-type="float">
            <text:p>6.8013877869</text:p>
          </table:table-cell>
          <table:table-cell table:formula="of:=[.C585]/([.D585]-[.D584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6786.81195" calcext:value-type="float">
            <text:p>1456446786.81195</text:p>
          </table:table-cell>
          <table:table-cell office:value-type="float" office:value="1120" calcext:value-type="float">
            <text:p>1120</text:p>
          </table:table-cell>
          <table:table-cell table:formula="of:=[.B586]-[.B$2]" office:value-type="float" office:value="6.81170415878296" calcext:value-type="float">
            <text:p>6.8117041588</text:p>
          </table:table-cell>
          <table:table-cell table:formula="of:=[.C586]/([.D586]-[.D585])" office:value-type="float" office:value="108565.298821354" calcext:value-type="float">
            <text:p>108565.29882135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6786.82227" calcext:value-type="float">
            <text:p>1456446786.82227</text:p>
          </table:table-cell>
          <table:table-cell office:value-type="float" office:value="1120" calcext:value-type="float">
            <text:p>1120</text:p>
          </table:table-cell>
          <table:table-cell table:formula="of:=[.B587]-[.B$2]" office:value-type="float" office:value="6.82202410697937" calcext:value-type="float">
            <text:p>6.822024107</text:p>
          </table:table-cell>
          <table:table-cell table:formula="of:=[.C587]/([.D587]-[.D586])" office:value-type="float" office:value="108527.67656232" calcext:value-type="float">
            <text:p>108527.676562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6786.83259" calcext:value-type="float">
            <text:p>1456446786.83259</text:p>
          </table:table-cell>
          <table:table-cell office:value-type="float" office:value="1120" calcext:value-type="float">
            <text:p>1120</text:p>
          </table:table-cell>
          <table:table-cell table:formula="of:=[.B588]-[.B$2]" office:value-type="float" office:value="6.83234095573425" calcext:value-type="float">
            <text:p>6.8323409557</text:p>
          </table:table-cell>
          <table:table-cell table:formula="of:=[.C588]/([.D588]-[.D587])" office:value-type="float" office:value="108560.281013126" calcext:value-type="float">
            <text:p>108560.2810131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6786.84296" calcext:value-type="float">
            <text:p>1456446786.84296</text:p>
          </table:table-cell>
          <table:table-cell office:value-type="float" office:value="1120" calcext:value-type="float">
            <text:p>1120</text:p>
          </table:table-cell>
          <table:table-cell table:formula="of:=[.B589]-[.B$2]" office:value-type="float" office:value="6.84270715713501" calcext:value-type="float">
            <text:p>6.8427071571</text:p>
          </table:table-cell>
          <table:table-cell table:formula="of:=[.C589]/([.D589]-[.D588])" office:value-type="float" office:value="108043.434301617" calcext:value-type="float">
            <text:p>108043.4343016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6786.85329" calcext:value-type="float">
            <text:p>1456446786.85329</text:p>
          </table:table-cell>
          <table:table-cell office:value-type="float" office:value="1120" calcext:value-type="float">
            <text:p>1120</text:p>
          </table:table-cell>
          <table:table-cell table:formula="of:=[.B590]-[.B$2]" office:value-type="float" office:value="6.85303926467896" calcext:value-type="float">
            <text:p>6.8530392647</text:p>
          </table:table-cell>
          <table:table-cell table:formula="of:=[.C590]/([.D590]-[.D589])" office:value-type="float" office:value="108399.955695034" calcext:value-type="float">
            <text:p>108399.95569503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6786.86361" calcext:value-type="float">
            <text:p>1456446786.86361</text:p>
          </table:table-cell>
          <table:table-cell office:value-type="float" office:value="1120" calcext:value-type="float">
            <text:p>1120</text:p>
          </table:table-cell>
          <table:table-cell table:formula="of:=[.B591]-[.B$2]" office:value-type="float" office:value="6.863361120224" calcext:value-type="float">
            <text:p>6.8633611202</text:p>
          </table:table-cell>
          <table:table-cell table:formula="of:=[.C591]/([.D591]-[.D590])" office:value-type="float" office:value="108507.622017416" calcext:value-type="float">
            <text:p>108507.6220174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6786.87393" calcext:value-type="float">
            <text:p>1456446786.87393</text:p>
          </table:table-cell>
          <table:table-cell office:value-type="float" office:value="1120" calcext:value-type="float">
            <text:p>1120</text:p>
          </table:table-cell>
          <table:table-cell table:formula="of:=[.B592]-[.B$2]" office:value-type="float" office:value="6.87367868423462" calcext:value-type="float">
            <text:p>6.8736786842</text:p>
          </table:table-cell>
          <table:table-cell table:formula="of:=[.C592]/([.D592]-[.D591])" office:value-type="float" office:value="108552.755170422" calcext:value-type="float">
            <text:p>108552.7551704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6786.88424" calcext:value-type="float">
            <text:p>1456446786.88424</text:p>
          </table:table-cell>
          <table:table-cell office:value-type="float" office:value="1120" calcext:value-type="float">
            <text:p>1120</text:p>
          </table:table-cell>
          <table:table-cell table:formula="of:=[.B593]-[.B$2]" office:value-type="float" office:value="6.88399386405945" calcext:value-type="float">
            <text:p>6.8839938641</text:p>
          </table:table-cell>
          <table:table-cell table:formula="of:=[.C593]/([.D593]-[.D592])" office:value-type="float" office:value="108577.845371547" calcext:value-type="float">
            <text:p>108577.84537154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6786.89456" calcext:value-type="float">
            <text:p>1456446786.89456</text:p>
          </table:table-cell>
          <table:table-cell office:value-type="float" office:value="1120" calcext:value-type="float">
            <text:p>1120</text:p>
          </table:table-cell>
          <table:table-cell table:formula="of:=[.B594]-[.B$2]" office:value-type="float" office:value="6.89430499076843" calcext:value-type="float">
            <text:p>6.8943049908</text:p>
          </table:table-cell>
          <table:table-cell table:formula="of:=[.C594]/([.D594]-[.D593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6786.90487" calcext:value-type="float">
            <text:p>1456446786.90487</text:p>
          </table:table-cell>
          <table:table-cell office:value-type="float" office:value="1120" calcext:value-type="float">
            <text:p>1120</text:p>
          </table:table-cell>
          <table:table-cell table:formula="of:=[.B595]-[.B$2]" office:value-type="float" office:value="6.90461707115173" calcext:value-type="float">
            <text:p>6.9046170712</text:p>
          </table:table-cell>
          <table:table-cell table:formula="of:=[.C595]/([.D595]-[.D594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6786.91518" calcext:value-type="float">
            <text:p>1456446786.91518</text:p>
          </table:table-cell>
          <table:table-cell office:value-type="float" office:value="1120" calcext:value-type="float">
            <text:p>1120</text:p>
          </table:table-cell>
          <table:table-cell table:formula="of:=[.B596]-[.B$2]" office:value-type="float" office:value="6.91493034362793" calcext:value-type="float">
            <text:p>6.9149303436</text:p>
          </table:table-cell>
          <table:table-cell table:formula="of:=[.C596]/([.D596]-[.D595])" office:value-type="float" office:value="108597.925884828" calcext:value-type="float">
            <text:p>108597.9258848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6786.92549" calcext:value-type="float">
            <text:p>1456446786.92549</text:p>
          </table:table-cell>
          <table:table-cell office:value-type="float" office:value="1120" calcext:value-type="float">
            <text:p>1120</text:p>
          </table:table-cell>
          <table:table-cell table:formula="of:=[.B597]-[.B$2]" office:value-type="float" office:value="6.92524147033691" calcext:value-type="float">
            <text:p>6.9252414703</text:p>
          </table:table-cell>
          <table:table-cell table:formula="of:=[.C597]/([.D597]-[.D596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6786.9358" calcext:value-type="float">
            <text:p>1456446786.9358</text:p>
          </table:table-cell>
          <table:table-cell office:value-type="float" office:value="1120" calcext:value-type="float">
            <text:p>1120</text:p>
          </table:table-cell>
          <table:table-cell table:formula="of:=[.B598]-[.B$2]" office:value-type="float" office:value="6.93555283546448" calcext:value-type="float">
            <text:p>6.9355528355</text:p>
          </table:table-cell>
          <table:table-cell table:formula="of:=[.C598]/([.D598]-[.D597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6786.94612" calcext:value-type="float">
            <text:p>1456446786.94612</text:p>
          </table:table-cell>
          <table:table-cell office:value-type="float" office:value="1120" calcext:value-type="float">
            <text:p>1120</text:p>
          </table:table-cell>
          <table:table-cell table:formula="of:=[.B599]-[.B$2]" office:value-type="float" office:value="6.94587063789368" calcext:value-type="float">
            <text:p>6.9458706379</text:p>
          </table:table-cell>
          <table:table-cell table:formula="of:=[.C599]/([.D599]-[.D598])" office:value-type="float" office:value="108550.246788058" calcext:value-type="float">
            <text:p>108550.24678805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6786.95643" calcext:value-type="float">
            <text:p>1456446786.95643</text:p>
          </table:table-cell>
          <table:table-cell office:value-type="float" office:value="1120" calcext:value-type="float">
            <text:p>1120</text:p>
          </table:table-cell>
          <table:table-cell table:formula="of:=[.B600]-[.B$2]" office:value-type="float" office:value="6.95618414878845" calcext:value-type="float">
            <text:p>6.9561841488</text:p>
          </table:table-cell>
          <table:table-cell table:formula="of:=[.C600]/([.D600]-[.D599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6786.96675" calcext:value-type="float">
            <text:p>1456446786.96675</text:p>
          </table:table-cell>
          <table:table-cell office:value-type="float" office:value="1120" calcext:value-type="float">
            <text:p>1120</text:p>
          </table:table-cell>
          <table:table-cell table:formula="of:=[.B601]-[.B$2]" office:value-type="float" office:value="6.96649765968323" calcext:value-type="float">
            <text:p>6.9664976597</text:p>
          </table:table-cell>
          <table:table-cell table:formula="of:=[.C601]/([.D601]-[.D600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6786.97706" calcext:value-type="float">
            <text:p>1456446786.97706</text:p>
          </table:table-cell>
          <table:table-cell office:value-type="float" office:value="1120" calcext:value-type="float">
            <text:p>1120</text:p>
          </table:table-cell>
          <table:table-cell table:formula="of:=[.B602]-[.B$2]" office:value-type="float" office:value="6.97681021690369" calcext:value-type="float">
            <text:p>6.9768102169</text:p>
          </table:table-cell>
          <table:table-cell table:formula="of:=[.C602]/([.D602]-[.D601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6786.98737" calcext:value-type="float">
            <text:p>1456446786.98737</text:p>
          </table:table-cell>
          <table:table-cell office:value-type="float" office:value="1120" calcext:value-type="float">
            <text:p>1120</text:p>
          </table:table-cell>
          <table:table-cell table:formula="of:=[.B603]-[.B$2]" office:value-type="float" office:value="6.98712396621704" calcext:value-type="float">
            <text:p>6.9871239662</text:p>
          </table:table-cell>
          <table:table-cell table:formula="of:=[.C603]/([.D603]-[.D602])" office:value-type="float" office:value="108592.905060219" calcext:value-type="float">
            <text:p>108592.90506021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6786.9977" calcext:value-type="float">
            <text:p>1456446786.9977</text:p>
          </table:table-cell>
          <table:table-cell office:value-type="float" office:value="1120" calcext:value-type="float">
            <text:p>1120</text:p>
          </table:table-cell>
          <table:table-cell table:formula="of:=[.B604]-[.B$2]" office:value-type="float" office:value="6.99744510650635" calcext:value-type="float">
            <text:p>6.9974451065</text:p>
          </table:table-cell>
          <table:table-cell table:formula="of:=[.C604]/([.D604]-[.D603])" office:value-type="float" office:value="108515.141603142" calcext:value-type="float">
            <text:p>108515.14160314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6800.01103" calcext:value-type="float">
            <text:p>1456446800.01103</text:p>
          </table:table-cell>
          <table:table-cell office:value-type="float" office:value="1120" calcext:value-type="float">
            <text:p>1120</text:p>
          </table:table-cell>
          <table:table-cell table:formula="of:=[.B605]-[.B$2]" office:value-type="float" office:value="20.0107798576355" calcext:value-type="float">
            <text:p>20.0107798576</text:p>
          </table:table-cell>
          <table:table-cell table:formula="of:=[.C605]/([.D605]-[.D604])" office:value-type="float" office:value="86.0655643936939" calcext:value-type="float">
            <text:p>86.06556439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6800.02525" calcext:value-type="float">
            <text:p>1456446800.02525</text:p>
          </table:table-cell>
          <table:table-cell office:value-type="float" office:value="1120" calcext:value-type="float">
            <text:p>1120</text:p>
          </table:table-cell>
          <table:table-cell table:formula="of:=[.B606]-[.B$2]" office:value-type="float" office:value="20.0250024795532" calcext:value-type="float">
            <text:p>20.0250024796</text:p>
          </table:table-cell>
          <table:table-cell table:formula="of:=[.C606]/([.D606]-[.D605])" office:value-type="float" office:value="78747.7869044825" calcext:value-type="float">
            <text:p>78747.78690448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6800.03942" calcext:value-type="float">
            <text:p>1456446800.03942</text:p>
          </table:table-cell>
          <table:table-cell office:value-type="float" office:value="1120" calcext:value-type="float">
            <text:p>1120</text:p>
          </table:table-cell>
          <table:table-cell table:formula="of:=[.B607]-[.B$2]" office:value-type="float" office:value="20.0391654968262" calcext:value-type="float">
            <text:p>20.0391654968</text:p>
          </table:table-cell>
          <table:table-cell table:formula="of:=[.C607]/([.D607]-[.D606])" office:value-type="float" office:value="79079.1946670258" calcext:value-type="float">
            <text:p>79079.194667025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6800.05359" calcext:value-type="float">
            <text:p>1456446800.05359</text:p>
          </table:table-cell>
          <table:table-cell office:value-type="float" office:value="1120" calcext:value-type="float">
            <text:p>1120</text:p>
          </table:table-cell>
          <table:table-cell table:formula="of:=[.B608]-[.B$2]" office:value-type="float" office:value="20.0533380508423" calcext:value-type="float">
            <text:p>20.0533380508</text:p>
          </table:table-cell>
          <table:table-cell table:formula="of:=[.C608]/([.D608]-[.D607])" office:value-type="float" office:value="79025.9821008008" calcext:value-type="float">
            <text:p>79025.98210080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6800.06774" calcext:value-type="float">
            <text:p>1456446800.06774</text:p>
          </table:table-cell>
          <table:table-cell office:value-type="float" office:value="1120" calcext:value-type="float">
            <text:p>1120</text:p>
          </table:table-cell>
          <table:table-cell table:formula="of:=[.B609]-[.B$2]" office:value-type="float" office:value="20.0674855709076" calcext:value-type="float">
            <text:p>20.0674855709</text:p>
          </table:table-cell>
          <table:table-cell table:formula="of:=[.C609]/([.D609]-[.D608])" office:value-type="float" office:value="79165.8180960245" calcext:value-type="float">
            <text:p>79165.818096024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6800.08188" calcext:value-type="float">
            <text:p>1456446800.08188</text:p>
          </table:table-cell>
          <table:table-cell office:value-type="float" office:value="1120" calcext:value-type="float">
            <text:p>1120</text:p>
          </table:table-cell>
          <table:table-cell table:formula="of:=[.B610]-[.B$2]" office:value-type="float" office:value="20.0816245079041" calcext:value-type="float">
            <text:p>20.0816245079</text:p>
          </table:table-cell>
          <table:table-cell table:formula="of:=[.C610]/([.D610]-[.D609])" office:value-type="float" office:value="79213.8758578824" calcext:value-type="float">
            <text:p>79213.875857882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6800.09601" calcext:value-type="float">
            <text:p>1456446800.09601</text:p>
          </table:table-cell>
          <table:table-cell office:value-type="float" office:value="1120" calcext:value-type="float">
            <text:p>1120</text:p>
          </table:table-cell>
          <table:table-cell table:formula="of:=[.B611]-[.B$2]" office:value-type="float" office:value="20.0957589149475" calcext:value-type="float">
            <text:p>20.0957589149</text:p>
          </table:table-cell>
          <table:table-cell table:formula="of:=[.C611]/([.D611]-[.D610])" office:value-type="float" office:value="79239.2632076108" calcext:value-type="float">
            <text:p>79239.26320761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6800.11014" calcext:value-type="float">
            <text:p>1456446800.11014</text:p>
          </table:table-cell>
          <table:table-cell office:value-type="float" office:value="1120" calcext:value-type="float">
            <text:p>1120</text:p>
          </table:table-cell>
          <table:table-cell table:formula="of:=[.B612]-[.B$2]" office:value-type="float" office:value="20.1098911762238" calcext:value-type="float">
            <text:p>20.1098911762</text:p>
          </table:table-cell>
          <table:table-cell table:formula="of:=[.C612]/([.D612]-[.D611])" office:value-type="float" office:value="79251.2944749051" calcext:value-type="float">
            <text:p>79251.294474905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6800.12427" calcext:value-type="float">
            <text:p>1456446800.12427</text:p>
          </table:table-cell>
          <table:table-cell office:value-type="float" office:value="1120" calcext:value-type="float">
            <text:p>1120</text:p>
          </table:table-cell>
          <table:table-cell table:formula="of:=[.B613]-[.B$2]" office:value-type="float" office:value="20.1240224838257" calcext:value-type="float">
            <text:p>20.1240224838</text:p>
          </table:table-cell>
          <table:table-cell table:formula="of:=[.C613]/([.D613]-[.D612])" office:value-type="float" office:value="79256.6428776299" calcext:value-type="float">
            <text:p>79256.642877629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6800.13842" calcext:value-type="float">
            <text:p>1456446800.13842</text:p>
          </table:table-cell>
          <table:table-cell office:value-type="float" office:value="1120" calcext:value-type="float">
            <text:p>1120</text:p>
          </table:table-cell>
          <table:table-cell table:formula="of:=[.B614]-[.B$2]" office:value-type="float" office:value="20.1381683349609" calcext:value-type="float">
            <text:p>20.138168335</text:p>
          </table:table-cell>
          <table:table-cell table:formula="of:=[.C614]/([.D614]-[.D613])" office:value-type="float" office:value="79175.1580934403" calcext:value-type="float">
            <text:p>79175.158093440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6800.15255" calcext:value-type="float">
            <text:p>1456446800.15255</text:p>
          </table:table-cell>
          <table:table-cell office:value-type="float" office:value="1120" calcext:value-type="float">
            <text:p>1120</text:p>
          </table:table-cell>
          <table:table-cell table:formula="of:=[.B615]-[.B$2]" office:value-type="float" office:value="20.1523034572601" calcext:value-type="float">
            <text:p>20.1523034573</text:p>
          </table:table-cell>
          <table:table-cell table:formula="of:=[.C615]/([.D615]-[.D614])" office:value-type="float" office:value="79235.2535969099" calcext:value-type="float">
            <text:p>79235.253596909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6800.16669" calcext:value-type="float">
            <text:p>1456446800.16669</text:p>
          </table:table-cell>
          <table:table-cell office:value-type="float" office:value="1120" calcext:value-type="float">
            <text:p>1120</text:p>
          </table:table-cell>
          <table:table-cell table:formula="of:=[.B616]-[.B$2]" office:value-type="float" office:value="20.1664366722107" calcext:value-type="float">
            <text:p>20.1664366722</text:p>
          </table:table-cell>
          <table:table-cell table:formula="of:=[.C616]/([.D616]-[.D615])" office:value-type="float" office:value="79245.9467939743" calcext:value-type="float">
            <text:p>79245.946793974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6800.18082" calcext:value-type="float">
            <text:p>1456446800.18082</text:p>
          </table:table-cell>
          <table:table-cell office:value-type="float" office:value="1120" calcext:value-type="float">
            <text:p>1120</text:p>
          </table:table-cell>
          <table:table-cell table:formula="of:=[.B617]-[.B$2]" office:value-type="float" office:value="20.180567741394" calcext:value-type="float">
            <text:p>20.1805677414</text:p>
          </table:table-cell>
          <table:table-cell table:formula="of:=[.C617]/([.D617]-[.D616])" office:value-type="float" office:value="79257.9800911085" calcext:value-type="float">
            <text:p>79257.98009110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6800.19495" calcext:value-type="float">
            <text:p>1456446800.19495</text:p>
          </table:table-cell>
          <table:table-cell office:value-type="float" office:value="1120" calcext:value-type="float">
            <text:p>1120</text:p>
          </table:table-cell>
          <table:table-cell table:formula="of:=[.B618]-[.B$2]" office:value-type="float" office:value="20.1946983337402" calcext:value-type="float">
            <text:p>20.1946983337</text:p>
          </table:table-cell>
          <table:table-cell table:formula="of:=[.C618]/([.D618]-[.D617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6800.20908" calcext:value-type="float">
            <text:p>1456446800.20908</text:p>
          </table:table-cell>
          <table:table-cell office:value-type="float" office:value="1120" calcext:value-type="float">
            <text:p>1120</text:p>
          </table:table-cell>
          <table:table-cell table:formula="of:=[.B619]-[.B$2]" office:value-type="float" office:value="20.2088279724121" calcext:value-type="float">
            <text:p>20.2088279724</text:p>
          </table:table-cell>
          <table:table-cell table:formula="of:=[.C619]/([.D619]-[.D618])" office:value-type="float" office:value="79266.0043196544" calcext:value-type="float">
            <text:p>79266.004319654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6800.22321" calcext:value-type="float">
            <text:p>1456446800.22321</text:p>
          </table:table-cell>
          <table:table-cell office:value-type="float" office:value="1120" calcext:value-type="float">
            <text:p>1120</text:p>
          </table:table-cell>
          <table:table-cell table:formula="of:=[.B620]-[.B$2]" office:value-type="float" office:value="20.2229578495026" calcext:value-type="float">
            <text:p>20.2229578495</text:p>
          </table:table-cell>
          <table:table-cell table:formula="of:=[.C620]/([.D620]-[.D619])" office:value-type="float" office:value="79264.6668354003" calcext:value-type="float">
            <text:p>79264.666835400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6800.23738" calcext:value-type="float">
            <text:p>1456446800.23738</text:p>
          </table:table-cell>
          <table:table-cell office:value-type="float" office:value="1120" calcext:value-type="float">
            <text:p>1120</text:p>
          </table:table-cell>
          <table:table-cell table:formula="of:=[.B621]-[.B$2]" office:value-type="float" office:value="20.2371308803558" calcext:value-type="float">
            <text:p>20.2371308804</text:p>
          </table:table-cell>
          <table:table-cell table:formula="of:=[.C621]/([.D621]-[.D620])" office:value-type="float" office:value="79023.3233522861" calcext:value-type="float">
            <text:p>79023.32335228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6800.25153" calcext:value-type="float">
            <text:p>1456446800.25153</text:p>
          </table:table-cell>
          <table:table-cell office:value-type="float" office:value="1120" calcext:value-type="float">
            <text:p>1120</text:p>
          </table:table-cell>
          <table:table-cell table:formula="of:=[.B622]-[.B$2]" office:value-type="float" office:value="20.2512776851654" calcext:value-type="float">
            <text:p>20.2512776852</text:p>
          </table:table-cell>
          <table:table-cell table:formula="of:=[.C622]/([.D622]-[.D621])" office:value-type="float" office:value="79169.8206822165" calcext:value-type="float">
            <text:p>79169.820682216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6800.26567" calcext:value-type="float">
            <text:p>1456446800.26567</text:p>
          </table:table-cell>
          <table:table-cell office:value-type="float" office:value="1120" calcext:value-type="float">
            <text:p>1120</text:p>
          </table:table-cell>
          <table:table-cell table:formula="of:=[.B623]-[.B$2]" office:value-type="float" office:value="20.2654221057892" calcext:value-type="float">
            <text:p>20.2654221058</text:p>
          </table:table-cell>
          <table:table-cell table:formula="of:=[.C623]/([.D623]-[.D622])" office:value-type="float" office:value="79183.1655597883" calcext:value-type="float">
            <text:p>79183.165559788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6800.2798" calcext:value-type="float">
            <text:p>1456446800.2798</text:p>
          </table:table-cell>
          <table:table-cell office:value-type="float" office:value="1120" calcext:value-type="float">
            <text:p>1120</text:p>
          </table:table-cell>
          <table:table-cell table:formula="of:=[.B624]-[.B$2]" office:value-type="float" office:value="20.2795495986938" calcext:value-type="float">
            <text:p>20.2795495987</text:p>
          </table:table-cell>
          <table:table-cell table:formula="of:=[.C624]/([.D624]-[.D623])" office:value-type="float" office:value="79278.0437093916" calcext:value-type="float">
            <text:p>79278.04370939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6800.29393" calcext:value-type="float">
            <text:p>1456446800.29393</text:p>
          </table:table-cell>
          <table:table-cell office:value-type="float" office:value="1120" calcext:value-type="float">
            <text:p>1120</text:p>
          </table:table-cell>
          <table:table-cell table:formula="of:=[.B625]-[.B$2]" office:value-type="float" office:value="20.2936823368073" calcext:value-type="float">
            <text:p>20.2936823368</text:p>
          </table:table-cell>
          <table:table-cell table:formula="of:=[.C625]/([.D625]-[.D624])" office:value-type="float" office:value="79248.6205442246" calcext:value-type="float">
            <text:p>79248.620544224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6800.30806" calcext:value-type="float">
            <text:p>1456446800.30806</text:p>
          </table:table-cell>
          <table:table-cell office:value-type="float" office:value="1120" calcext:value-type="float">
            <text:p>1120</text:p>
          </table:table-cell>
          <table:table-cell table:formula="of:=[.B626]-[.B$2]" office:value-type="float" office:value="20.3078129291534" calcext:value-type="float">
            <text:p>20.3078129292</text:p>
          </table:table-cell>
          <table:table-cell table:formula="of:=[.C626]/([.D626]-[.D625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6800.32222" calcext:value-type="float">
            <text:p>1456446800.32222</text:p>
          </table:table-cell>
          <table:table-cell office:value-type="float" office:value="1120" calcext:value-type="float">
            <text:p>1120</text:p>
          </table:table-cell>
          <table:table-cell table:formula="of:=[.B627]-[.B$2]" office:value-type="float" office:value="20.3219709396362" calcext:value-type="float">
            <text:p>20.3219709396</text:p>
          </table:table-cell>
          <table:table-cell table:formula="of:=[.C627]/([.D627]-[.D626])" office:value-type="float" office:value="79107.1599616052" calcext:value-type="float">
            <text:p>79107.15996160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6800.33636" calcext:value-type="float">
            <text:p>1456446800.33636</text:p>
          </table:table-cell>
          <table:table-cell office:value-type="float" office:value="1120" calcext:value-type="float">
            <text:p>1120</text:p>
          </table:table-cell>
          <table:table-cell table:formula="of:=[.B628]-[.B$2]" office:value-type="float" office:value="20.3361127376556" calcext:value-type="float">
            <text:p>20.3361127377</text:p>
          </table:table-cell>
          <table:table-cell table:formula="of:=[.C628]/([.D628]-[.D627])" office:value-type="float" office:value="79197.8501222288" calcext:value-type="float">
            <text:p>79197.850122228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6800.3505" calcext:value-type="float">
            <text:p>1456446800.3505</text:p>
          </table:table-cell>
          <table:table-cell office:value-type="float" office:value="1120" calcext:value-type="float">
            <text:p>1120</text:p>
          </table:table-cell>
          <table:table-cell table:formula="of:=[.B629]-[.B$2]" office:value-type="float" office:value="20.3502473831177" calcext:value-type="float">
            <text:p>20.3502473831</text:p>
          </table:table-cell>
          <table:table-cell table:formula="of:=[.C629]/([.D629]-[.D628])" office:value-type="float" office:value="79237.926625622" calcext:value-type="float">
            <text:p>79237.92662562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6800.36465" calcext:value-type="float">
            <text:p>1456446800.36465</text:p>
          </table:table-cell>
          <table:table-cell office:value-type="float" office:value="1120" calcext:value-type="float">
            <text:p>1120</text:p>
          </table:table-cell>
          <table:table-cell table:formula="of:=[.B630]-[.B$2]" office:value-type="float" office:value="20.3644034862518" calcext:value-type="float">
            <text:p>20.3644034863</text:p>
          </table:table-cell>
          <table:table-cell table:formula="of:=[.C630]/([.D630]-[.D629])" office:value-type="float" office:value="79117.8186105263" calcext:value-type="float">
            <text:p>79117.818610526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6800.37879" calcext:value-type="float">
            <text:p>1456446800.37879</text:p>
          </table:table-cell>
          <table:table-cell office:value-type="float" office:value="1120" calcext:value-type="float">
            <text:p>1120</text:p>
          </table:table-cell>
          <table:table-cell table:formula="of:=[.B631]-[.B$2]" office:value-type="float" office:value="20.378543138504" calcext:value-type="float">
            <text:p>20.3785431385</text:p>
          </table:table-cell>
          <table:table-cell table:formula="of:=[.C631]/([.D631]-[.D630])" office:value-type="float" office:value="79209.8688159714" calcext:value-type="float">
            <text:p>79209.86881597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6800.39294" calcext:value-type="float">
            <text:p>1456446800.39294</text:p>
          </table:table-cell>
          <table:table-cell office:value-type="float" office:value="1120" calcext:value-type="float">
            <text:p>1120</text:p>
          </table:table-cell>
          <table:table-cell table:formula="of:=[.B632]-[.B$2]" office:value-type="float" office:value="20.392685174942" calcext:value-type="float">
            <text:p>20.3926851749</text:p>
          </table:table-cell>
          <table:table-cell table:formula="of:=[.C632]/([.D632]-[.D631])" office:value-type="float" office:value="79196.5149369479" calcext:value-type="float">
            <text:p>79196.514936947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6800.40707" calcext:value-type="float">
            <text:p>1456446800.40707</text:p>
          </table:table-cell>
          <table:table-cell office:value-type="float" office:value="1120" calcext:value-type="float">
            <text:p>1120</text:p>
          </table:table-cell>
          <table:table-cell table:formula="of:=[.B633]-[.B$2]" office:value-type="float" office:value="20.4068217277527" calcext:value-type="float">
            <text:p>20.4068217278</text:p>
          </table:table-cell>
          <table:table-cell table:formula="of:=[.C633]/([.D633]-[.D632])" office:value-type="float" office:value="79227.2355927344" calcext:value-type="float">
            <text:p>79227.235592734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6800.42121" calcext:value-type="float">
            <text:p>1456446800.42121</text:p>
          </table:table-cell>
          <table:table-cell office:value-type="float" office:value="1120" calcext:value-type="float">
            <text:p>1120</text:p>
          </table:table-cell>
          <table:table-cell table:formula="of:=[.B634]-[.B$2]" office:value-type="float" office:value="20.4209554195404" calcext:value-type="float">
            <text:p>20.4209554195</text:p>
          </table:table-cell>
          <table:table-cell table:formula="of:=[.C634]/([.D634]-[.D633])" office:value-type="float" office:value="79243.2732241359" calcext:value-type="float">
            <text:p>79243.27322413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6800.43534" calcext:value-type="float">
            <text:p>1456446800.43534</text:p>
          </table:table-cell>
          <table:table-cell office:value-type="float" office:value="1120" calcext:value-type="float">
            <text:p>1120</text:p>
          </table:table-cell>
          <table:table-cell table:formula="of:=[.B635]-[.B$2]" office:value-type="float" office:value="20.4350860118866" calcext:value-type="float">
            <text:p>20.4350860119</text:p>
          </table:table-cell>
          <table:table-cell table:formula="of:=[.C635]/([.D635]-[.D634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6800.44947" calcext:value-type="float">
            <text:p>1456446800.44947</text:p>
          </table:table-cell>
          <table:table-cell office:value-type="float" office:value="1120" calcext:value-type="float">
            <text:p>1120</text:p>
          </table:table-cell>
          <table:table-cell table:formula="of:=[.B636]-[.B$2]" office:value-type="float" office:value="20.4492161273956" calcext:value-type="float">
            <text:p>20.4492161274</text:p>
          </table:table-cell>
          <table:table-cell table:formula="of:=[.C636]/([.D636]-[.D635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6800.4636" calcext:value-type="float">
            <text:p>1456446800.4636</text:p>
          </table:table-cell>
          <table:table-cell office:value-type="float" office:value="1120" calcext:value-type="float">
            <text:p>1120</text:p>
          </table:table-cell>
          <table:table-cell table:formula="of:=[.B637]-[.B$2]" office:value-type="float" office:value="20.4633464813232" calcext:value-type="float">
            <text:p>20.4633464813</text:p>
          </table:table-cell>
          <table:table-cell table:formula="of:=[.C637]/([.D637]-[.D636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6800.47773" calcext:value-type="float">
            <text:p>1456446800.47773</text:p>
          </table:table-cell>
          <table:table-cell office:value-type="float" office:value="1120" calcext:value-type="float">
            <text:p>1120</text:p>
          </table:table-cell>
          <table:table-cell table:formula="of:=[.B638]-[.B$2]" office:value-type="float" office:value="20.477475643158" calcext:value-type="float">
            <text:p>20.4774756432</text:p>
          </table:table-cell>
          <table:table-cell table:formula="of:=[.C638]/([.D638]-[.D637])" office:value-type="float" office:value="79268.6794235767" calcext:value-type="float">
            <text:p>79268.679423576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6800.49186" calcext:value-type="float">
            <text:p>1456446800.49186</text:p>
          </table:table-cell>
          <table:table-cell office:value-type="float" office:value="1120" calcext:value-type="float">
            <text:p>1120</text:p>
          </table:table-cell>
          <table:table-cell table:formula="of:=[.B639]-[.B$2]" office:value-type="float" office:value="20.4916052818298" calcext:value-type="float">
            <text:p>20.4916052818</text:p>
          </table:table-cell>
          <table:table-cell table:formula="of:=[.C639]/([.D639]-[.D638])" office:value-type="float" office:value="79266.0043196544" calcext:value-type="float">
            <text:p>79266.004319654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6800.50598" calcext:value-type="float">
            <text:p>1456446800.50598</text:p>
          </table:table-cell>
          <table:table-cell office:value-type="float" office:value="1120" calcext:value-type="float">
            <text:p>1120</text:p>
          </table:table-cell>
          <table:table-cell table:formula="of:=[.B640]-[.B$2]" office:value-type="float" office:value="20.5057339668274" calcext:value-type="float">
            <text:p>20.5057339668</text:p>
          </table:table-cell>
          <table:table-cell table:formula="of:=[.C640]/([.D640]-[.D639])" office:value-type="float" office:value="79271.3547080662" calcext:value-type="float">
            <text:p>79271.354708066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6800.52011" calcext:value-type="float">
            <text:p>1456446800.52011</text:p>
          </table:table-cell>
          <table:table-cell office:value-type="float" office:value="1120" calcext:value-type="float">
            <text:p>1120</text:p>
          </table:table-cell>
          <table:table-cell table:formula="of:=[.B641]-[.B$2]" office:value-type="float" office:value="20.5198640823364" calcext:value-type="float">
            <text:p>20.5198640823</text:p>
          </table:table-cell>
          <table:table-cell table:formula="of:=[.C641]/([.D641]-[.D640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6800.53428" calcext:value-type="float">
            <text:p>1456446800.53428</text:p>
          </table:table-cell>
          <table:table-cell office:value-type="float" office:value="1120" calcext:value-type="float">
            <text:p>1120</text:p>
          </table:table-cell>
          <table:table-cell table:formula="of:=[.B642]-[.B$2]" office:value-type="float" office:value="20.5340270996094" calcext:value-type="float">
            <text:p>20.5340270996</text:p>
          </table:table-cell>
          <table:table-cell table:formula="of:=[.C642]/([.D642]-[.D641])" office:value-type="float" office:value="79079.1946670258" calcext:value-type="float">
            <text:p>79079.194667025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6800.54842" calcext:value-type="float">
            <text:p>1456446800.54842</text:p>
          </table:table-cell>
          <table:table-cell office:value-type="float" office:value="1120" calcext:value-type="float">
            <text:p>1120</text:p>
          </table:table-cell>
          <table:table-cell table:formula="of:=[.B643]-[.B$2]" office:value-type="float" office:value="20.548171043396" calcext:value-type="float">
            <text:p>20.5481710434</text:p>
          </table:table-cell>
          <table:table-cell table:formula="of:=[.C643]/([.D643]-[.D642])" office:value-type="float" office:value="79185.8350751804" calcext:value-type="float">
            <text:p>79185.835075180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6800.56256" calcext:value-type="float">
            <text:p>1456446800.56256</text:p>
          </table:table-cell>
          <table:table-cell office:value-type="float" office:value="1120" calcext:value-type="float">
            <text:p>1120</text:p>
          </table:table-cell>
          <table:table-cell table:formula="of:=[.B644]-[.B$2]" office:value-type="float" office:value="20.5623071193695" calcext:value-type="float">
            <text:p>20.5623071194</text:p>
          </table:table-cell>
          <table:table-cell table:formula="of:=[.C644]/([.D644]-[.D643])" office:value-type="float" office:value="79229.9080804844" calcext:value-type="float">
            <text:p>79229.90808048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6800.57669" calcext:value-type="float">
            <text:p>1456446800.57669</text:p>
          </table:table-cell>
          <table:table-cell office:value-type="float" office:value="1120" calcext:value-type="float">
            <text:p>1120</text:p>
          </table:table-cell>
          <table:table-cell table:formula="of:=[.B645]-[.B$2]" office:value-type="float" office:value="20.5764400959015" calcext:value-type="float">
            <text:p>20.5764400959</text:p>
          </table:table-cell>
          <table:table-cell table:formula="of:=[.C645]/([.D645]-[.D644])" office:value-type="float" office:value="79247.2836465468" calcext:value-type="float">
            <text:p>79247.283646546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6800.59082" calcext:value-type="float">
            <text:p>1456446800.59082</text:p>
          </table:table-cell>
          <table:table-cell office:value-type="float" office:value="1120" calcext:value-type="float">
            <text:p>1120</text:p>
          </table:table-cell>
          <table:table-cell table:formula="of:=[.B646]-[.B$2]" office:value-type="float" office:value="20.5905704498291" calcext:value-type="float">
            <text:p>20.5905704498</text:p>
          </table:table-cell>
          <table:table-cell table:formula="of:=[.C646]/([.D646]-[.D645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6800.60499" calcext:value-type="float">
            <text:p>1456446800.60499</text:p>
          </table:table-cell>
          <table:table-cell office:value-type="float" office:value="1120" calcext:value-type="float">
            <text:p>1120</text:p>
          </table:table-cell>
          <table:table-cell table:formula="of:=[.B647]-[.B$2]" office:value-type="float" office:value="20.6047389507294" calcext:value-type="float">
            <text:p>20.6047389507</text:p>
          </table:table-cell>
          <table:table-cell table:formula="of:=[.C647]/([.D647]-[.D646])" office:value-type="float" office:value="79048.5886886432" calcext:value-type="float">
            <text:p>79048.588688643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6800.61914" calcext:value-type="float">
            <text:p>1456446800.61914</text:p>
          </table:table-cell>
          <table:table-cell office:value-type="float" office:value="1120" calcext:value-type="float">
            <text:p>1120</text:p>
          </table:table-cell>
          <table:table-cell table:formula="of:=[.B648]-[.B$2]" office:value-type="float" office:value="20.6188862323761" calcext:value-type="float">
            <text:p>20.6188862324</text:p>
          </table:table-cell>
          <table:table-cell table:formula="of:=[.C648]/([.D648]-[.D647])" office:value-type="float" office:value="79167.1522464525" calcext:value-type="float">
            <text:p>79167.15224645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6800.63327" calcext:value-type="float">
            <text:p>1456446800.63327</text:p>
          </table:table-cell>
          <table:table-cell office:value-type="float" office:value="1120" calcext:value-type="float">
            <text:p>1120</text:p>
          </table:table-cell>
          <table:table-cell table:formula="of:=[.B649]-[.B$2]" office:value-type="float" office:value="20.6330242156982" calcext:value-type="float">
            <text:p>20.6330242157</text:p>
          </table:table-cell>
          <table:table-cell table:formula="of:=[.C649]/([.D649]-[.D648])" office:value-type="float" office:value="79219.2192111166" calcext:value-type="float">
            <text:p>79219.219211116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6800.64741" calcext:value-type="float">
            <text:p>1456446800.64741</text:p>
          </table:table-cell>
          <table:table-cell office:value-type="float" office:value="1120" calcext:value-type="float">
            <text:p>1120</text:p>
          </table:table-cell>
          <table:table-cell table:formula="of:=[.B650]-[.B$2]" office:value-type="float" office:value="20.647157907486" calcext:value-type="float">
            <text:p>20.6471579075</text:p>
          </table:table-cell>
          <table:table-cell table:formula="of:=[.C650]/([.D650]-[.D649])" office:value-type="float" office:value="79243.2732241359" calcext:value-type="float">
            <text:p>79243.273224135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6800.66157" calcext:value-type="float">
            <text:p>1456446800.66157</text:p>
          </table:table-cell>
          <table:table-cell office:value-type="float" office:value="1120" calcext:value-type="float">
            <text:p>1120</text:p>
          </table:table-cell>
          <table:table-cell table:formula="of:=[.B651]-[.B$2]" office:value-type="float" office:value="20.6613168716431" calcext:value-type="float">
            <text:p>20.6613168716</text:p>
          </table:table-cell>
          <table:table-cell table:formula="of:=[.C651]/([.D651]-[.D650])" office:value-type="float" office:value="79101.8317140115" calcext:value-type="float">
            <text:p>79101.83171401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6800.67571" calcext:value-type="float">
            <text:p>1456446800.67571</text:p>
          </table:table-cell>
          <table:table-cell office:value-type="float" office:value="1120" calcext:value-type="float">
            <text:p>1120</text:p>
          </table:table-cell>
          <table:table-cell table:formula="of:=[.B652]-[.B$2]" office:value-type="float" office:value="20.6754603385925" calcext:value-type="float">
            <text:p>20.6754603386</text:p>
          </table:table-cell>
          <table:table-cell table:formula="of:=[.C652]/([.D652]-[.D651])" office:value-type="float" office:value="79188.5047705742" calcext:value-type="float">
            <text:p>79188.504770574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6800.6898" calcext:value-type="float">
            <text:p>1456446800.6898</text:p>
          </table:table-cell>
          <table:table-cell office:value-type="float" office:value="1120" calcext:value-type="float">
            <text:p>1120</text:p>
          </table:table-cell>
          <table:table-cell table:formula="of:=[.B653]-[.B$2]" office:value-type="float" office:value="20.689551115036" calcext:value-type="float">
            <text:p>20.689551115</text:p>
          </table:table-cell>
          <table:table-cell table:formula="of:=[.C653]/([.D653]-[.D652])" office:value-type="float" office:value="79484.6192111809" calcext:value-type="float">
            <text:p>79484.619211180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6800.70394" calcext:value-type="float">
            <text:p>1456446800.70394</text:p>
          </table:table-cell>
          <table:table-cell office:value-type="float" office:value="1120" calcext:value-type="float">
            <text:p>1120</text:p>
          </table:table-cell>
          <table:table-cell table:formula="of:=[.B654]-[.B$2]" office:value-type="float" office:value="20.7036914825439" calcext:value-type="float">
            <text:p>20.7036914825</text:p>
          </table:table-cell>
          <table:table-cell table:formula="of:=[.C654]/([.D654]-[.D653])" office:value-type="float" office:value="79205.8621794331" calcext:value-type="float">
            <text:p>79205.862179433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6800.71807" calcext:value-type="float">
            <text:p>1456446800.71807</text:p>
          </table:table-cell>
          <table:table-cell office:value-type="float" office:value="1120" calcext:value-type="float">
            <text:p>1120</text:p>
          </table:table-cell>
          <table:table-cell table:formula="of:=[.B655]-[.B$2]" office:value-type="float" office:value="20.7178242206573" calcext:value-type="float">
            <text:p>20.7178242207</text:p>
          </table:table-cell>
          <table:table-cell table:formula="of:=[.C655]/([.D655]-[.D654])" office:value-type="float" office:value="79248.6205442246" calcext:value-type="float">
            <text:p>79248.620544224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6800.73221" calcext:value-type="float">
            <text:p>1456446800.73221</text:p>
          </table:table-cell>
          <table:table-cell office:value-type="float" office:value="1120" calcext:value-type="float">
            <text:p>1120</text:p>
          </table:table-cell>
          <table:table-cell table:formula="of:=[.B656]-[.B$2]" office:value-type="float" office:value="20.7319564819336" calcext:value-type="float">
            <text:p>20.7319564819</text:p>
          </table:table-cell>
          <table:table-cell table:formula="of:=[.C656]/([.D656]-[.D655])" office:value-type="float" office:value="79251.2944749051" calcext:value-type="float">
            <text:p>79251.29447490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6800.74634" calcext:value-type="float">
            <text:p>1456446800.74634</text:p>
          </table:table-cell>
          <table:table-cell office:value-type="float" office:value="1120" calcext:value-type="float">
            <text:p>1120</text:p>
          </table:table-cell>
          <table:table-cell table:formula="of:=[.B657]-[.B$2]" office:value-type="float" office:value="20.7460868358612" calcext:value-type="float">
            <text:p>20.7460868359</text:p>
          </table:table-cell>
          <table:table-cell table:formula="of:=[.C657]/([.D657]-[.D656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6800.76047" calcext:value-type="float">
            <text:p>1456446800.76047</text:p>
          </table:table-cell>
          <table:table-cell office:value-type="float" office:value="1120" calcext:value-type="float">
            <text:p>1120</text:p>
          </table:table-cell>
          <table:table-cell table:formula="of:=[.B658]-[.B$2]" office:value-type="float" office:value="20.7602171897888" calcext:value-type="float">
            <text:p>20.7602171898</text:p>
          </table:table-cell>
          <table:table-cell table:formula="of:=[.C658]/([.D658]-[.D657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6800.7746" calcext:value-type="float">
            <text:p>1456446800.7746</text:p>
          </table:table-cell>
          <table:table-cell office:value-type="float" office:value="1120" calcext:value-type="float">
            <text:p>1120</text:p>
          </table:table-cell>
          <table:table-cell table:formula="of:=[.B659]-[.B$2]" office:value-type="float" office:value="20.7743525505066" calcext:value-type="float">
            <text:p>20.7743525505</text:p>
          </table:table-cell>
          <table:table-cell table:formula="of:=[.C659]/([.D659]-[.D658])" office:value-type="float" office:value="79233.9171501822" calcext:value-type="float">
            <text:p>79233.91715018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6800.78874" calcext:value-type="float">
            <text:p>1456446800.78874</text:p>
          </table:table-cell>
          <table:table-cell office:value-type="float" office:value="1120" calcext:value-type="float">
            <text:p>1120</text:p>
          </table:table-cell>
          <table:table-cell table:formula="of:=[.B660]-[.B$2]" office:value-type="float" office:value="20.7884919643402" calcext:value-type="float">
            <text:p>20.7884919643</text:p>
          </table:table-cell>
          <table:table-cell table:formula="of:=[.C660]/([.D660]-[.D659])" office:value-type="float" office:value="79211.2044515639" calcext:value-type="float">
            <text:p>79211.204451563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6800.80288" calcext:value-type="float">
            <text:p>1456446800.80288</text:p>
          </table:table-cell>
          <table:table-cell office:value-type="float" office:value="1120" calcext:value-type="float">
            <text:p>1120</text:p>
          </table:table-cell>
          <table:table-cell table:formula="of:=[.B661]-[.B$2]" office:value-type="float" office:value="20.8026285171509" calcext:value-type="float">
            <text:p>20.8026285172</text:p>
          </table:table-cell>
          <table:table-cell table:formula="of:=[.C661]/([.D661]-[.D660])" office:value-type="float" office:value="79227.2355927344" calcext:value-type="float">
            <text:p>79227.235592734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6800.81702" calcext:value-type="float">
            <text:p>1456446800.81702</text:p>
          </table:table-cell>
          <table:table-cell office:value-type="float" office:value="1120" calcext:value-type="float">
            <text:p>1120</text:p>
          </table:table-cell>
          <table:table-cell table:formula="of:=[.B662]-[.B$2]" office:value-type="float" office:value="20.8167657852173" calcext:value-type="float">
            <text:p>20.8167657852</text:p>
          </table:table-cell>
          <table:table-cell table:formula="of:=[.C662]/([.D662]-[.D661])" office:value-type="float" office:value="79223.2271991365" calcext:value-type="float">
            <text:p>79223.227199136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6800.83116" calcext:value-type="float">
            <text:p>1456446800.83116</text:p>
          </table:table-cell>
          <table:table-cell office:value-type="float" office:value="1120" calcext:value-type="float">
            <text:p>1120</text:p>
          </table:table-cell>
          <table:table-cell table:formula="of:=[.B663]-[.B$2]" office:value-type="float" office:value="20.8309042453766" calcext:value-type="float">
            <text:p>20.8309042454</text:p>
          </table:table-cell>
          <table:table-cell table:formula="of:=[.C663]/([.D663]-[.D662])" office:value-type="float" office:value="79216.5474443939" calcext:value-type="float">
            <text:p>79216.547444393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6800.84529" calcext:value-type="float">
            <text:p>1456446800.84529</text:p>
          </table:table-cell>
          <table:table-cell office:value-type="float" office:value="1120" calcext:value-type="float">
            <text:p>1120</text:p>
          </table:table-cell>
          <table:table-cell table:formula="of:=[.B664]-[.B$2]" office:value-type="float" office:value="20.8450376987457" calcext:value-type="float">
            <text:p>20.8450376987</text:p>
          </table:table-cell>
          <table:table-cell table:formula="of:=[.C664]/([.D664]-[.D663])" office:value-type="float" office:value="79244.6099865047" calcext:value-type="float">
            <text:p>79244.60998650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6800.85942" calcext:value-type="float">
            <text:p>1456446800.85942</text:p>
          </table:table-cell>
          <table:table-cell office:value-type="float" office:value="1120" calcext:value-type="float">
            <text:p>1120</text:p>
          </table:table-cell>
          <table:table-cell table:formula="of:=[.B665]-[.B$2]" office:value-type="float" office:value="20.8591690063477" calcext:value-type="float">
            <text:p>20.8591690063</text:p>
          </table:table-cell>
          <table:table-cell table:formula="of:=[.C665]/([.D665]-[.D664])" office:value-type="float" office:value="79256.6428776299" calcext:value-type="float">
            <text:p>79256.642877629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6800.87355" calcext:value-type="float">
            <text:p>1456446800.87355</text:p>
          </table:table-cell>
          <table:table-cell office:value-type="float" office:value="1120" calcext:value-type="float">
            <text:p>1120</text:p>
          </table:table-cell>
          <table:table-cell table:formula="of:=[.B666]-[.B$2]" office:value-type="float" office:value="20.8732981681824" calcext:value-type="float">
            <text:p>20.8732981682</text:p>
          </table:table-cell>
          <table:table-cell table:formula="of:=[.C666]/([.D666]-[.D665])" office:value-type="float" office:value="79268.6794235767" calcext:value-type="float">
            <text:p>79268.679423576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6800.88768" calcext:value-type="float">
            <text:p>1456446800.88768</text:p>
          </table:table-cell>
          <table:table-cell office:value-type="float" office:value="1120" calcext:value-type="float">
            <text:p>1120</text:p>
          </table:table-cell>
          <table:table-cell table:formula="of:=[.B667]-[.B$2]" office:value-type="float" office:value="20.8874287605286" calcext:value-type="float">
            <text:p>20.8874287605</text:p>
          </table:table-cell>
          <table:table-cell table:formula="of:=[.C667]/([.D667]-[.D666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6800.90181" calcext:value-type="float">
            <text:p>1456446800.90181</text:p>
          </table:table-cell>
          <table:table-cell office:value-type="float" office:value="1120" calcext:value-type="float">
            <text:p>1120</text:p>
          </table:table-cell>
          <table:table-cell table:formula="of:=[.B668]-[.B$2]" office:value-type="float" office:value="20.9015579223633" calcext:value-type="float">
            <text:p>20.9015579224</text:p>
          </table:table-cell>
          <table:table-cell table:formula="of:=[.C668]/([.D668]-[.D667])" office:value-type="float" office:value="79268.6794235767" calcext:value-type="float">
            <text:p>79268.67942357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6800.91594" calcext:value-type="float">
            <text:p>1456446800.91594</text:p>
          </table:table-cell>
          <table:table-cell office:value-type="float" office:value="1120" calcext:value-type="float">
            <text:p>1120</text:p>
          </table:table-cell>
          <table:table-cell table:formula="of:=[.B669]-[.B$2]" office:value-type="float" office:value="20.9156939983368" calcext:value-type="float">
            <text:p>20.9156939983</text:p>
          </table:table-cell>
          <table:table-cell table:formula="of:=[.C669]/([.D669]-[.D668])" office:value-type="float" office:value="79229.9080804844" calcext:value-type="float">
            <text:p>79229.90808048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6800.93007" calcext:value-type="float">
            <text:p>1456446800.93007</text:p>
          </table:table-cell>
          <table:table-cell office:value-type="float" office:value="1120" calcext:value-type="float">
            <text:p>1120</text:p>
          </table:table-cell>
          <table:table-cell table:formula="of:=[.B670]-[.B$2]" office:value-type="float" office:value="20.9298145771027" calcext:value-type="float">
            <text:p>20.9298145771</text:p>
          </table:table-cell>
          <table:table-cell table:formula="of:=[.C670]/([.D670]-[.D669])" office:value-type="float" office:value="79316.8621889035" calcext:value-type="float">
            <text:p>79316.86218890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6800.94421" calcext:value-type="float">
            <text:p>1456446800.94421</text:p>
          </table:table-cell>
          <table:table-cell office:value-type="float" office:value="1120" calcext:value-type="float">
            <text:p>1120</text:p>
          </table:table-cell>
          <table:table-cell table:formula="of:=[.B671]-[.B$2]" office:value-type="float" office:value="20.9439599514008" calcext:value-type="float">
            <text:p>20.9439599514</text:p>
          </table:table-cell>
          <table:table-cell table:formula="of:=[.C671]/([.D671]-[.D670])" office:value-type="float" office:value="79177.8270689365" calcext:value-type="float">
            <text:p>79177.827068936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6800.95835" calcext:value-type="float">
            <text:p>1456446800.95835</text:p>
          </table:table-cell>
          <table:table-cell office:value-type="float" office:value="1120" calcext:value-type="float">
            <text:p>1120</text:p>
          </table:table-cell>
          <table:table-cell table:formula="of:=[.B672]-[.B$2]" office:value-type="float" office:value="20.9580953121185" calcext:value-type="float">
            <text:p>20.9580953121</text:p>
          </table:table-cell>
          <table:table-cell table:formula="of:=[.C672]/([.D672]-[.D671])" office:value-type="float" office:value="79233.9171501822" calcext:value-type="float">
            <text:p>79233.917150182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6800.97248" calcext:value-type="float">
            <text:p>1456446800.97248</text:p>
          </table:table-cell>
          <table:table-cell office:value-type="float" office:value="1120" calcext:value-type="float">
            <text:p>1120</text:p>
          </table:table-cell>
          <table:table-cell table:formula="of:=[.B673]-[.B$2]" office:value-type="float" office:value="20.9722306728363" calcext:value-type="float">
            <text:p>20.9722306728</text:p>
          </table:table-cell>
          <table:table-cell table:formula="of:=[.C673]/([.D673]-[.D672])" office:value-type="float" office:value="79233.9171501822" calcext:value-type="float">
            <text:p>79233.917150182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6800.98661" calcext:value-type="float">
            <text:p>1456446800.98661</text:p>
          </table:table-cell>
          <table:table-cell office:value-type="float" office:value="1120" calcext:value-type="float">
            <text:p>1120</text:p>
          </table:table-cell>
          <table:table-cell table:formula="of:=[.B674]-[.B$2]" office:value-type="float" office:value="20.9863629341125" calcext:value-type="float">
            <text:p>20.9863629341</text:p>
          </table:table-cell>
          <table:table-cell table:formula="of:=[.C674]/([.D674]-[.D673])" office:value-type="float" office:value="79251.2944749051" calcext:value-type="float">
            <text:p>79251.29447490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6801.00199" calcext:value-type="float">
            <text:p>1456446801.00199</text:p>
          </table:table-cell>
          <table:table-cell office:value-type="float" office:value="1120" calcext:value-type="float">
            <text:p>1120</text:p>
          </table:table-cell>
          <table:table-cell table:formula="of:=[.B675]-[.B$2]" office:value-type="float" office:value="21.001736164093" calcext:value-type="float">
            <text:p>21.0017361641</text:p>
          </table:table-cell>
          <table:table-cell table:formula="of:=[.C675]/([.D675]-[.D674])" office:value-type="float" office:value="72853.9156327544" calcext:value-type="float">
            <text:p>72853.915632754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6801.01546" calcext:value-type="float">
            <text:p>1456446801.01546</text:p>
          </table:table-cell>
          <table:table-cell office:value-type="float" office:value="1120" calcext:value-type="float">
            <text:p>1120</text:p>
          </table:table-cell>
          <table:table-cell table:formula="of:=[.B676]-[.B$2]" office:value-type="float" office:value="21.0152134895325" calcext:value-type="float">
            <text:p>21.0152134895</text:p>
          </table:table-cell>
          <table:table-cell table:formula="of:=[.C676]/([.D676]-[.D675])" office:value-type="float" office:value="83102.5417492216" calcext:value-type="float">
            <text:p>83102.54174922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6801.02888" calcext:value-type="float">
            <text:p>1456446801.02888</text:p>
          </table:table-cell>
          <table:table-cell office:value-type="float" office:value="1120" calcext:value-type="float">
            <text:p>1120</text:p>
          </table:table-cell>
          <table:table-cell table:formula="of:=[.B677]-[.B$2]" office:value-type="float" office:value="21.0286264419556" calcext:value-type="float">
            <text:p>21.028626442</text:p>
          </table:table-cell>
          <table:table-cell table:formula="of:=[.C677]/([.D677]-[.D676])" office:value-type="float" office:value="83501.37722635" calcext:value-type="float">
            <text:p>83501.3772263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6801.04223" calcext:value-type="float">
            <text:p>1456446801.04223</text:p>
          </table:table-cell>
          <table:table-cell office:value-type="float" office:value="1120" calcext:value-type="float">
            <text:p>1120</text:p>
          </table:table-cell>
          <table:table-cell table:formula="of:=[.B678]-[.B$2]" office:value-type="float" office:value="21.0419743061066" calcext:value-type="float">
            <text:p>21.0419743061</text:p>
          </table:table-cell>
          <table:table-cell table:formula="of:=[.C678]/([.D678]-[.D677])" office:value-type="float" office:value="83908.5555059391" calcext:value-type="float">
            <text:p>83908.555505939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6801.05554" calcext:value-type="float">
            <text:p>1456446801.05554</text:p>
          </table:table-cell>
          <table:table-cell office:value-type="float" office:value="1120" calcext:value-type="float">
            <text:p>1120</text:p>
          </table:table-cell>
          <table:table-cell table:formula="of:=[.B679]-[.B$2]" office:value-type="float" office:value="21.0552928447723" calcext:value-type="float">
            <text:p>21.0552928448</text:p>
          </table:table-cell>
          <table:table-cell table:formula="of:=[.C679]/([.D679]-[.D678])" office:value-type="float" office:value="84093.309942358" calcext:value-type="float">
            <text:p>84093.3099423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6801.06886" calcext:value-type="float">
            <text:p>1456446801.06886</text:p>
          </table:table-cell>
          <table:table-cell office:value-type="float" office:value="1120" calcext:value-type="float">
            <text:p>1120</text:p>
          </table:table-cell>
          <table:table-cell table:formula="of:=[.B680]-[.B$2]" office:value-type="float" office:value="21.0686085224152" calcext:value-type="float">
            <text:p>21.0686085224</text:p>
          </table:table-cell>
          <table:table-cell table:formula="of:=[.C680]/([.D680]-[.D679])" office:value-type="float" office:value="84111.3783348254" calcext:value-type="float">
            <text:p>84111.378334825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6801.08217" calcext:value-type="float">
            <text:p>1456446801.08217</text:p>
          </table:table-cell>
          <table:table-cell office:value-type="float" office:value="1120" calcext:value-type="float">
            <text:p>1120</text:p>
          </table:table-cell>
          <table:table-cell table:formula="of:=[.B681]-[.B$2]" office:value-type="float" office:value="21.0819211006165" calcext:value-type="float">
            <text:p>21.0819211006</text:p>
          </table:table-cell>
          <table:table-cell table:formula="of:=[.C681]/([.D681]-[.D680])" office:value-type="float" office:value="84130.9611906084" calcext:value-type="float">
            <text:p>84130.961190608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6801.09548" calcext:value-type="float">
            <text:p>1456446801.09548</text:p>
          </table:table-cell>
          <table:table-cell office:value-type="float" office:value="1120" calcext:value-type="float">
            <text:p>1120</text:p>
          </table:table-cell>
          <table:table-cell table:formula="of:=[.B682]-[.B$2]" office:value-type="float" office:value="21.0952310562134" calcext:value-type="float">
            <text:p>21.0952310562</text:p>
          </table:table-cell>
          <table:table-cell table:formula="of:=[.C682]/([.D682]-[.D681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6801.10879" calcext:value-type="float">
            <text:p>1456446801.10879</text:p>
          </table:table-cell>
          <table:table-cell office:value-type="float" office:value="1120" calcext:value-type="float">
            <text:p>1120</text:p>
          </table:table-cell>
          <table:table-cell table:formula="of:=[.B683]-[.B$2]" office:value-type="float" office:value="21.1085402965546" calcext:value-type="float">
            <text:p>21.1085402966</text:p>
          </table:table-cell>
          <table:table-cell table:formula="of:=[.C683]/([.D683]-[.D682])" office:value-type="float" office:value="84152.0606201745" calcext:value-type="float">
            <text:p>84152.06062017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6801.1221" calcext:value-type="float">
            <text:p>1456446801.1221</text:p>
          </table:table-cell>
          <table:table-cell office:value-type="float" office:value="1120" calcext:value-type="float">
            <text:p>1120</text:p>
          </table:table-cell>
          <table:table-cell table:formula="of:=[.B684]-[.B$2]" office:value-type="float" office:value="21.1218464374542" calcext:value-type="float">
            <text:p>21.1218464375</text:p>
          </table:table-cell>
          <table:table-cell table:formula="of:=[.C684]/([.D684]-[.D683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6801.1354" calcext:value-type="float">
            <text:p>1456446801.1354</text:p>
          </table:table-cell>
          <table:table-cell office:value-type="float" office:value="1120" calcext:value-type="float">
            <text:p>1120</text:p>
          </table:table-cell>
          <table:table-cell table:formula="of:=[.B685]-[.B$2]" office:value-type="float" office:value="21.1351523399353" calcext:value-type="float">
            <text:p>21.1351523399</text:p>
          </table:table-cell>
          <table:table-cell table:formula="of:=[.C685]/([.D685]-[.D684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6801.14871" calcext:value-type="float">
            <text:p>1456446801.14871</text:p>
          </table:table-cell>
          <table:table-cell office:value-type="float" office:value="1120" calcext:value-type="float">
            <text:p>1120</text:p>
          </table:table-cell>
          <table:table-cell table:formula="of:=[.B686]-[.B$2]" office:value-type="float" office:value="21.1484587192535" calcext:value-type="float">
            <text:p>21.1484587193</text:p>
          </table:table-cell>
          <table:table-cell table:formula="of:=[.C686]/([.D686]-[.D685])" office:value-type="float" office:value="84170.1542706635" calcext:value-type="float">
            <text:p>84170.154270663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6801.16203" calcext:value-type="float">
            <text:p>1456446801.16203</text:p>
          </table:table-cell>
          <table:table-cell office:value-type="float" office:value="1120" calcext:value-type="float">
            <text:p>1120</text:p>
          </table:table-cell>
          <table:table-cell table:formula="of:=[.B687]-[.B$2]" office:value-type="float" office:value="21.1617746353149" calcext:value-type="float">
            <text:p>21.1617746353</text:p>
          </table:table-cell>
          <table:table-cell table:formula="of:=[.C687]/([.D687]-[.D686])" office:value-type="float" office:value="84109.8723389017" calcext:value-type="float">
            <text:p>84109.87233890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6801.17534" calcext:value-type="float">
            <text:p>1456446801.17534</text:p>
          </table:table-cell>
          <table:table-cell office:value-type="float" office:value="1120" calcext:value-type="float">
            <text:p>1120</text:p>
          </table:table-cell>
          <table:table-cell table:formula="of:=[.B688]-[.B$2]" office:value-type="float" office:value="21.1750855445862" calcext:value-type="float">
            <text:p>21.1750855446</text:p>
          </table:table-cell>
          <table:table-cell table:formula="of:=[.C688]/([.D688]-[.D687])" office:value-type="float" office:value="84141.5095826616" calcext:value-type="float">
            <text:p>84141.50958266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6801.18864" calcext:value-type="float">
            <text:p>1456446801.18864</text:p>
          </table:table-cell>
          <table:table-cell office:value-type="float" office:value="1120" calcext:value-type="float">
            <text:p>1120</text:p>
          </table:table-cell>
          <table:table-cell table:formula="of:=[.B689]-[.B$2]" office:value-type="float" office:value="21.1883928775787" calcext:value-type="float">
            <text:p>21.1883928776</text:p>
          </table:table-cell>
          <table:table-cell table:formula="of:=[.C689]/([.D689]-[.D688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6801.20195" calcext:value-type="float">
            <text:p>1456446801.20195</text:p>
          </table:table-cell>
          <table:table-cell office:value-type="float" office:value="1120" calcext:value-type="float">
            <text:p>1120</text:p>
          </table:table-cell>
          <table:table-cell table:formula="of:=[.B690]-[.B$2]" office:value-type="float" office:value="21.2016994953156" calcext:value-type="float">
            <text:p>21.2016994953</text:p>
          </table:table-cell>
          <table:table-cell table:formula="of:=[.C690]/([.D690]-[.D689])" office:value-type="float" office:value="84168.6461692826" calcext:value-type="float">
            <text:p>84168.64616928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6801.21526" calcext:value-type="float">
            <text:p>1456446801.21526</text:p>
          </table:table-cell>
          <table:table-cell office:value-type="float" office:value="1120" calcext:value-type="float">
            <text:p>1120</text:p>
          </table:table-cell>
          <table:table-cell table:formula="of:=[.B691]-[.B$2]" office:value-type="float" office:value="21.2150092124939" calcext:value-type="float">
            <text:p>21.2150092125</text:p>
          </table:table-cell>
          <table:table-cell table:formula="of:=[.C691]/([.D691]-[.D690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6801.22857" calcext:value-type="float">
            <text:p>1456446801.22857</text:p>
          </table:table-cell>
          <table:table-cell office:value-type="float" office:value="1120" calcext:value-type="float">
            <text:p>1120</text:p>
          </table:table-cell>
          <table:table-cell table:formula="of:=[.B692]-[.B$2]" office:value-type="float" office:value="21.2283172607422" calcext:value-type="float">
            <text:p>21.2283172607</text:p>
          </table:table-cell>
          <table:table-cell table:formula="of:=[.C692]/([.D692]-[.D691])" office:value-type="float" office:value="84159.5986957612" calcext:value-type="float">
            <text:p>84159.59869576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6801.24188" calcext:value-type="float">
            <text:p>1456446801.24188</text:p>
          </table:table-cell>
          <table:table-cell office:value-type="float" office:value="1120" calcext:value-type="float">
            <text:p>1120</text:p>
          </table:table-cell>
          <table:table-cell table:formula="of:=[.B693]-[.B$2]" office:value-type="float" office:value="21.2416255474091" calcext:value-type="float">
            <text:p>21.2416255474</text:p>
          </table:table-cell>
          <table:table-cell table:formula="of:=[.C693]/([.D693]-[.D692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6801.25518" calcext:value-type="float">
            <text:p>1456446801.25518</text:p>
          </table:table-cell>
          <table:table-cell office:value-type="float" office:value="1120" calcext:value-type="float">
            <text:p>1120</text:p>
          </table:table-cell>
          <table:table-cell table:formula="of:=[.B694]-[.B$2]" office:value-type="float" office:value="21.2549314498901" calcext:value-type="float">
            <text:p>21.2549314499</text:p>
          </table:table-cell>
          <table:table-cell table:formula="of:=[.C694]/([.D694]-[.D693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6801.26854" calcext:value-type="float">
            <text:p>1456446801.26854</text:p>
          </table:table-cell>
          <table:table-cell office:value-type="float" office:value="1120" calcext:value-type="float">
            <text:p>1120</text:p>
          </table:table-cell>
          <table:table-cell table:formula="of:=[.B695]-[.B$2]" office:value-type="float" office:value="21.2682843208313" calcext:value-type="float">
            <text:p>21.2682843208</text:p>
          </table:table-cell>
          <table:table-cell table:formula="of:=[.C695]/([.D695]-[.D694])" office:value-type="float" office:value="83877.0931685891" calcext:value-type="float">
            <text:p>83877.093168589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6801.28186" calcext:value-type="float">
            <text:p>1456446801.28186</text:p>
          </table:table-cell>
          <table:table-cell office:value-type="float" office:value="1120" calcext:value-type="float">
            <text:p>1120</text:p>
          </table:table-cell>
          <table:table-cell table:formula="of:=[.B696]-[.B$2]" office:value-type="float" office:value="21.28160572052" calcext:value-type="float">
            <text:p>21.2816057205</text:p>
          </table:table-cell>
          <table:table-cell table:formula="of:=[.C696]/([.D696]-[.D695])" office:value-type="float" office:value="84075.2493109497" calcext:value-type="float">
            <text:p>84075.249310949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6801.29518" calcext:value-type="float">
            <text:p>1456446801.29518</text:p>
          </table:table-cell>
          <table:table-cell office:value-type="float" office:value="1120" calcext:value-type="float">
            <text:p>1120</text:p>
          </table:table-cell>
          <table:table-cell table:formula="of:=[.B697]-[.B$2]" office:value-type="float" office:value="21.294926404953" calcext:value-type="float">
            <text:p>21.294926405</text:p>
          </table:table-cell>
          <table:table-cell table:formula="of:=[.C697]/([.D697]-[.D696])" office:value-type="float" office:value="84079.7637414759" calcext:value-type="float">
            <text:p>84079.76374147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6801.30849" calcext:value-type="float">
            <text:p>1456446801.30849</text:p>
          </table:table-cell>
          <table:table-cell office:value-type="float" office:value="1120" calcext:value-type="float">
            <text:p>1120</text:p>
          </table:table-cell>
          <table:table-cell table:formula="of:=[.B698]-[.B$2]" office:value-type="float" office:value="21.3082413673401" calcext:value-type="float">
            <text:p>21.3082413673</text:p>
          </table:table-cell>
          <table:table-cell table:formula="of:=[.C698]/([.D698]-[.D697])" office:value-type="float" office:value="84115.8966461941" calcext:value-type="float">
            <text:p>84115.896646194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6801.3218" calcext:value-type="float">
            <text:p>1456446801.3218</text:p>
          </table:table-cell>
          <table:table-cell office:value-type="float" office:value="1120" calcext:value-type="float">
            <text:p>1120</text:p>
          </table:table-cell>
          <table:table-cell table:formula="of:=[.B699]-[.B$2]" office:value-type="float" office:value="21.321551322937" calcext:value-type="float">
            <text:p>21.3215513229</text:p>
          </table:table-cell>
          <table:table-cell table:formula="of:=[.C699]/([.D699]-[.D698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6801.33511" calcext:value-type="float">
            <text:p>1456446801.33511</text:p>
          </table:table-cell>
          <table:table-cell office:value-type="float" office:value="1120" calcext:value-type="float">
            <text:p>1120</text:p>
          </table:table-cell>
          <table:table-cell table:formula="of:=[.B700]-[.B$2]" office:value-type="float" office:value="21.3348598480225" calcext:value-type="float">
            <text:p>21.334859848</text:p>
          </table:table-cell>
          <table:table-cell table:formula="of:=[.C700]/([.D700]-[.D699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6801.34842" calcext:value-type="float">
            <text:p>1456446801.34842</text:p>
          </table:table-cell>
          <table:table-cell office:value-type="float" office:value="1120" calcext:value-type="float">
            <text:p>1120</text:p>
          </table:table-cell>
          <table:table-cell table:formula="of:=[.B701]-[.B$2]" office:value-type="float" office:value="21.3481674194336" calcext:value-type="float">
            <text:p>21.3481674194</text:p>
          </table:table-cell>
          <table:table-cell table:formula="of:=[.C701]/([.D701]-[.D700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6801.36173" calcext:value-type="float">
            <text:p>1456446801.36173</text:p>
          </table:table-cell>
          <table:table-cell office:value-type="float" office:value="1120" calcext:value-type="float">
            <text:p>1120</text:p>
          </table:table-cell>
          <table:table-cell table:formula="of:=[.B702]-[.B$2]" office:value-type="float" office:value="21.3614757061005" calcext:value-type="float">
            <text:p>21.3614757061</text:p>
          </table:table-cell>
          <table:table-cell table:formula="of:=[.C702]/([.D702]-[.D701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6801.37505" calcext:value-type="float">
            <text:p>1456446801.37505</text:p>
          </table:table-cell>
          <table:table-cell office:value-type="float" office:value="1120" calcext:value-type="float">
            <text:p>1120</text:p>
          </table:table-cell>
          <table:table-cell table:formula="of:=[.B703]-[.B$2]" office:value-type="float" office:value="21.3747954368591" calcext:value-type="float">
            <text:p>21.3747954369</text:p>
          </table:table-cell>
          <table:table-cell table:formula="of:=[.C703]/([.D703]-[.D702])" office:value-type="float" office:value="84085.7837363739" calcext:value-type="float">
            <text:p>84085.783736373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6801.38836" calcext:value-type="float">
            <text:p>1456446801.38836</text:p>
          </table:table-cell>
          <table:table-cell office:value-type="float" office:value="1120" calcext:value-type="float">
            <text:p>1120</text:p>
          </table:table-cell>
          <table:table-cell table:formula="of:=[.B704]-[.B$2]" office:value-type="float" office:value="21.3881075382233" calcext:value-type="float">
            <text:p>21.3881075382</text:p>
          </table:table-cell>
          <table:table-cell table:formula="of:=[.C704]/([.D704]-[.D703])" office:value-type="float" office:value="84133.9747470225" calcext:value-type="float">
            <text:p>84133.974747022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6801.40167" calcext:value-type="float">
            <text:p>1456446801.40167</text:p>
          </table:table-cell>
          <table:table-cell office:value-type="float" office:value="1120" calcext:value-type="float">
            <text:p>1120</text:p>
          </table:table-cell>
          <table:table-cell table:formula="of:=[.B705]-[.B$2]" office:value-type="float" office:value="21.4014165401459" calcext:value-type="float">
            <text:p>21.4014165401</text:p>
          </table:table-cell>
          <table:table-cell table:formula="of:=[.C705]/([.D705]-[.D704])" office:value-type="float" office:value="84153.5681272616" calcext:value-type="float">
            <text:p>84153.56812726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6801.41497" calcext:value-type="float">
            <text:p>1456446801.41497</text:p>
          </table:table-cell>
          <table:table-cell office:value-type="float" office:value="1120" calcext:value-type="float">
            <text:p>1120</text:p>
          </table:table-cell>
          <table:table-cell table:formula="of:=[.B706]-[.B$2]" office:value-type="float" office:value="21.4147229194641" calcext:value-type="float">
            <text:p>21.4147229195</text:p>
          </table:table-cell>
          <table:table-cell table:formula="of:=[.C706]/([.D706]-[.D705])" office:value-type="float" office:value="84170.1542706635" calcext:value-type="float">
            <text:p>84170.15427066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6801.42829" calcext:value-type="float">
            <text:p>1456446801.42829</text:p>
          </table:table-cell>
          <table:table-cell office:value-type="float" office:value="1120" calcext:value-type="float">
            <text:p>1120</text:p>
          </table:table-cell>
          <table:table-cell table:formula="of:=[.B707]-[.B$2]" office:value-type="float" office:value="21.4280385971069" calcext:value-type="float">
            <text:p>21.4280385971</text:p>
          </table:table-cell>
          <table:table-cell table:formula="of:=[.C707]/([.D707]-[.D706])" office:value-type="float" office:value="84111.3783348254" calcext:value-type="float">
            <text:p>84111.378334825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6801.4416" calcext:value-type="float">
            <text:p>1456446801.4416</text:p>
          </table:table-cell>
          <table:table-cell office:value-type="float" office:value="1120" calcext:value-type="float">
            <text:p>1120</text:p>
          </table:table-cell>
          <table:table-cell table:formula="of:=[.B708]-[.B$2]" office:value-type="float" office:value="21.441347360611" calcext:value-type="float">
            <text:p>21.4413473606</text:p>
          </table:table-cell>
          <table:table-cell table:formula="of:=[.C708]/([.D708]-[.D707])" office:value-type="float" office:value="84155.075688361" calcext:value-type="float">
            <text:p>84155.07568836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6801.45491" calcext:value-type="float">
            <text:p>1456446801.45491</text:p>
          </table:table-cell>
          <table:table-cell office:value-type="float" office:value="1120" calcext:value-type="float">
            <text:p>1120</text:p>
          </table:table-cell>
          <table:table-cell table:formula="of:=[.B709]-[.B$2]" office:value-type="float" office:value="21.4546556472778" calcext:value-type="float">
            <text:p>21.4546556473</text:p>
          </table:table-cell>
          <table:table-cell table:formula="of:=[.C709]/([.D709]-[.D708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6801.46821" calcext:value-type="float">
            <text:p>1456446801.46821</text:p>
          </table:table-cell>
          <table:table-cell office:value-type="float" office:value="1120" calcext:value-type="float">
            <text:p>1120</text:p>
          </table:table-cell>
          <table:table-cell table:formula="of:=[.B710]-[.B$2]" office:value-type="float" office:value="21.4679622650146" calcext:value-type="float">
            <text:p>21.467962265</text:p>
          </table:table-cell>
          <table:table-cell table:formula="of:=[.C710]/([.D710]-[.D709])" office:value-type="float" office:value="84168.6461692826" calcext:value-type="float">
            <text:p>84168.64616928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6801.48152" calcext:value-type="float">
            <text:p>1456446801.48152</text:p>
          </table:table-cell>
          <table:table-cell office:value-type="float" office:value="1120" calcext:value-type="float">
            <text:p>1120</text:p>
          </table:table-cell>
          <table:table-cell table:formula="of:=[.B711]-[.B$2]" office:value-type="float" office:value="21.4812693595886" calcext:value-type="float">
            <text:p>21.4812693596</text:p>
          </table:table-cell>
          <table:table-cell table:formula="of:=[.C711]/([.D711]-[.D710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6801.49483" calcext:value-type="float">
            <text:p>1456446801.49483</text:p>
          </table:table-cell>
          <table:table-cell office:value-type="float" office:value="1120" calcext:value-type="float">
            <text:p>1120</text:p>
          </table:table-cell>
          <table:table-cell table:formula="of:=[.B712]-[.B$2]" office:value-type="float" office:value="21.4945766925812" calcext:value-type="float">
            <text:p>21.4945766926</text:p>
          </table:table-cell>
          <table:table-cell table:formula="of:=[.C712]/([.D712]-[.D711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6801.50813" calcext:value-type="float">
            <text:p>1456446801.50813</text:p>
          </table:table-cell>
          <table:table-cell office:value-type="float" office:value="1120" calcext:value-type="float">
            <text:p>1120</text:p>
          </table:table-cell>
          <table:table-cell table:formula="of:=[.B713]-[.B$2]" office:value-type="float" office:value="21.5078823566437" calcext:value-type="float">
            <text:p>21.5078823566</text:p>
          </table:table-cell>
          <table:table-cell table:formula="of:=[.C713]/([.D713]-[.D712])" office:value-type="float" office:value="84174.6788990826" calcext:value-type="float">
            <text:p>84174.678899082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6801.52144" calcext:value-type="float">
            <text:p>1456446801.52144</text:p>
          </table:table-cell>
          <table:table-cell office:value-type="float" office:value="1120" calcext:value-type="float">
            <text:p>1120</text:p>
          </table:table-cell>
          <table:table-cell table:formula="of:=[.B714]-[.B$2]" office:value-type="float" office:value="21.5211896896362" calcext:value-type="float">
            <text:p>21.5211896896</text:p>
          </table:table-cell>
          <table:table-cell table:formula="of:=[.C714]/([.D714]-[.D713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6801.53475" calcext:value-type="float">
            <text:p>1456446801.53475</text:p>
          </table:table-cell>
          <table:table-cell office:value-type="float" office:value="1120" calcext:value-type="float">
            <text:p>1120</text:p>
          </table:table-cell>
          <table:table-cell table:formula="of:=[.B715]-[.B$2]" office:value-type="float" office:value="21.5344955921173" calcext:value-type="float">
            <text:p>21.5344955921</text:p>
          </table:table-cell>
          <table:table-cell table:formula="of:=[.C715]/([.D715]-[.D714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6801.54806" calcext:value-type="float">
            <text:p>1456446801.54806</text:p>
          </table:table-cell>
          <table:table-cell office:value-type="float" office:value="1120" calcext:value-type="float">
            <text:p>1120</text:p>
          </table:table-cell>
          <table:table-cell table:formula="of:=[.B716]-[.B$2]" office:value-type="float" office:value="21.5478060245514" calcext:value-type="float">
            <text:p>21.5478060246</text:p>
          </table:table-cell>
          <table:table-cell table:formula="of:=[.C716]/([.D716]-[.D715])" office:value-type="float" office:value="84144.5238948198" calcext:value-type="float">
            <text:p>84144.523894819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6801.56136" calcext:value-type="float">
            <text:p>1456446801.56136</text:p>
          </table:table-cell>
          <table:table-cell office:value-type="float" office:value="1120" calcext:value-type="float">
            <text:p>1120</text:p>
          </table:table-cell>
          <table:table-cell table:formula="of:=[.B717]-[.B$2]" office:value-type="float" office:value="21.5611138343811" calcext:value-type="float">
            <text:p>21.5611138344</text:p>
          </table:table-cell>
          <table:table-cell table:formula="of:=[.C717]/([.D717]-[.D716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6801.57467" calcext:value-type="float">
            <text:p>1456446801.57467</text:p>
          </table:table-cell>
          <table:table-cell office:value-type="float" office:value="1120" calcext:value-type="float">
            <text:p>1120</text:p>
          </table:table-cell>
          <table:table-cell table:formula="of:=[.B718]-[.B$2]" office:value-type="float" office:value="21.574422121048" calcext:value-type="float">
            <text:p>21.574422121</text:p>
          </table:table-cell>
          <table:table-cell table:formula="of:=[.C718]/([.D718]-[.D717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6801.58798" calcext:value-type="float">
            <text:p>1456446801.58798</text:p>
          </table:table-cell>
          <table:table-cell office:value-type="float" office:value="1120" calcext:value-type="float">
            <text:p>1120</text:p>
          </table:table-cell>
          <table:table-cell table:formula="of:=[.B719]-[.B$2]" office:value-type="float" office:value="21.5877280235291" calcext:value-type="float">
            <text:p>21.5877280235</text:p>
          </table:table-cell>
          <table:table-cell table:formula="of:=[.C719]/([.D719]-[.D718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6801.60129" calcext:value-type="float">
            <text:p>1456446801.60129</text:p>
          </table:table-cell>
          <table:table-cell office:value-type="float" office:value="1120" calcext:value-type="float">
            <text:p>1120</text:p>
          </table:table-cell>
          <table:table-cell table:formula="of:=[.B720]-[.B$2]" office:value-type="float" office:value="21.6010394096374" calcext:value-type="float">
            <text:p>21.6010394096</text:p>
          </table:table-cell>
          <table:table-cell table:formula="of:=[.C720]/([.D720]-[.D719])" office:value-type="float" office:value="84138.4954864594" calcext:value-type="float">
            <text:p>84138.495486459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6801.6146" calcext:value-type="float">
            <text:p>1456446801.6146</text:p>
          </table:table-cell>
          <table:table-cell office:value-type="float" office:value="1120" calcext:value-type="float">
            <text:p>1120</text:p>
          </table:table-cell>
          <table:table-cell table:formula="of:=[.B721]-[.B$2]" office:value-type="float" office:value="21.6143486499786" calcext:value-type="float">
            <text:p>21.61434865</text:p>
          </table:table-cell>
          <table:table-cell table:formula="of:=[.C721]/([.D721]-[.D720])" office:value-type="float" office:value="84152.0606201745" calcext:value-type="float">
            <text:p>84152.06062017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6801.62791" calcext:value-type="float">
            <text:p>1456446801.62791</text:p>
          </table:table-cell>
          <table:table-cell office:value-type="float" office:value="1120" calcext:value-type="float">
            <text:p>1120</text:p>
          </table:table-cell>
          <table:table-cell table:formula="of:=[.B722]-[.B$2]" office:value-type="float" office:value="21.6276564598083" calcext:value-type="float">
            <text:p>21.6276564598</text:p>
          </table:table-cell>
          <table:table-cell table:formula="of:=[.C722]/([.D722]-[.D721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6801.64121" calcext:value-type="float">
            <text:p>1456446801.64121</text:p>
          </table:table-cell>
          <table:table-cell office:value-type="float" office:value="1120" calcext:value-type="float">
            <text:p>1120</text:p>
          </table:table-cell>
          <table:table-cell table:formula="of:=[.B723]-[.B$2]" office:value-type="float" office:value="21.6409635543823" calcext:value-type="float">
            <text:p>21.6409635544</text:p>
          </table:table-cell>
          <table:table-cell table:formula="of:=[.C723]/([.D723]-[.D722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6801.65452" calcext:value-type="float">
            <text:p>1456446801.65452</text:p>
          </table:table-cell>
          <table:table-cell office:value-type="float" office:value="1120" calcext:value-type="float">
            <text:p>1120</text:p>
          </table:table-cell>
          <table:table-cell table:formula="of:=[.B724]-[.B$2]" office:value-type="float" office:value="21.6542708873749" calcext:value-type="float">
            <text:p>21.6542708874</text:p>
          </table:table-cell>
          <table:table-cell table:formula="of:=[.C724]/([.D724]-[.D723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6801.66784" calcext:value-type="float">
            <text:p>1456446801.66784</text:p>
          </table:table-cell>
          <table:table-cell office:value-type="float" office:value="1120" calcext:value-type="float">
            <text:p>1120</text:p>
          </table:table-cell>
          <table:table-cell table:formula="of:=[.B725]-[.B$2]" office:value-type="float" office:value="21.6675868034363" calcext:value-type="float">
            <text:p>21.6675868034</text:p>
          </table:table-cell>
          <table:table-cell table:formula="of:=[.C725]/([.D725]-[.D724])" office:value-type="float" office:value="84109.8723389017" calcext:value-type="float">
            <text:p>84109.87233890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6801.68115" calcext:value-type="float">
            <text:p>1456446801.68115</text:p>
          </table:table-cell>
          <table:table-cell office:value-type="float" office:value="1120" calcext:value-type="float">
            <text:p>1120</text:p>
          </table:table-cell>
          <table:table-cell table:formula="of:=[.B726]-[.B$2]" office:value-type="float" office:value="21.6809024810791" calcext:value-type="float">
            <text:p>21.6809024811</text:p>
          </table:table-cell>
          <table:table-cell table:formula="of:=[.C726]/([.D726]-[.D725])" office:value-type="float" office:value="84111.3783348254" calcext:value-type="float">
            <text:p>84111.378334825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6801.69446" calcext:value-type="float">
            <text:p>1456446801.69446</text:p>
          </table:table-cell>
          <table:table-cell office:value-type="float" office:value="1120" calcext:value-type="float">
            <text:p>1120</text:p>
          </table:table-cell>
          <table:table-cell table:formula="of:=[.B727]-[.B$2]" office:value-type="float" office:value="21.6942138671875" calcext:value-type="float">
            <text:p>21.6942138672</text:p>
          </table:table-cell>
          <table:table-cell table:formula="of:=[.C727]/([.D727]-[.D726])" office:value-type="float" office:value="84138.4954864594" calcext:value-type="float">
            <text:p>84138.495486459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6801.70778" calcext:value-type="float">
            <text:p>1456446801.70778</text:p>
          </table:table-cell>
          <table:table-cell office:value-type="float" office:value="1120" calcext:value-type="float">
            <text:p>1120</text:p>
          </table:table-cell>
          <table:table-cell table:formula="of:=[.B728]-[.B$2]" office:value-type="float" office:value="21.7075281143188" calcext:value-type="float">
            <text:p>21.7075281143</text:p>
          </table:table-cell>
          <table:table-cell table:formula="of:=[.C728]/([.D728]-[.D727])" office:value-type="float" office:value="84120.4154430198" calcext:value-type="float">
            <text:p>84120.415443019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6801.72109" calcext:value-type="float">
            <text:p>1456446801.72109</text:p>
          </table:table-cell>
          <table:table-cell office:value-type="float" office:value="1120" calcext:value-type="float">
            <text:p>1120</text:p>
          </table:table-cell>
          <table:table-cell table:formula="of:=[.B729]-[.B$2]" office:value-type="float" office:value="21.7208378314972" calcext:value-type="float">
            <text:p>21.7208378315</text:p>
          </table:table-cell>
          <table:table-cell table:formula="of:=[.C729]/([.D729]-[.D728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6801.7344" calcext:value-type="float">
            <text:p>1456446801.7344</text:p>
          </table:table-cell>
          <table:table-cell office:value-type="float" office:value="1120" calcext:value-type="float">
            <text:p>1120</text:p>
          </table:table-cell>
          <table:table-cell table:formula="of:=[.B730]-[.B$2]" office:value-type="float" office:value="21.7341465950012" calcext:value-type="float">
            <text:p>21.734146595</text:p>
          </table:table-cell>
          <table:table-cell table:formula="of:=[.C730]/([.D730]-[.D729])" office:value-type="float" office:value="84155.075688361" calcext:value-type="float">
            <text:p>84155.07568836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6801.7477" calcext:value-type="float">
            <text:p>1456446801.7477</text:p>
          </table:table-cell>
          <table:table-cell office:value-type="float" office:value="1120" calcext:value-type="float">
            <text:p>1120</text:p>
          </table:table-cell>
          <table:table-cell table:formula="of:=[.B731]-[.B$2]" office:value-type="float" office:value="21.7474529743195" calcext:value-type="float">
            <text:p>21.7474529743</text:p>
          </table:table-cell>
          <table:table-cell table:formula="of:=[.C731]/([.D731]-[.D730])" office:value-type="float" office:value="84170.1542706635" calcext:value-type="float">
            <text:p>84170.15427066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6801.76101" calcext:value-type="float">
            <text:p>1456446801.76101</text:p>
          </table:table-cell>
          <table:table-cell office:value-type="float" office:value="1120" calcext:value-type="float">
            <text:p>1120</text:p>
          </table:table-cell>
          <table:table-cell table:formula="of:=[.B732]-[.B$2]" office:value-type="float" office:value="21.7607619762421" calcext:value-type="float">
            <text:p>21.7607619762</text:p>
          </table:table-cell>
          <table:table-cell table:formula="of:=[.C732]/([.D732]-[.D731])" office:value-type="float" office:value="84153.5681272616" calcext:value-type="float">
            <text:p>84153.56812726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6801.77432" calcext:value-type="float">
            <text:p>1456446801.77432</text:p>
          </table:table-cell>
          <table:table-cell office:value-type="float" office:value="1120" calcext:value-type="float">
            <text:p>1120</text:p>
          </table:table-cell>
          <table:table-cell table:formula="of:=[.B733]-[.B$2]" office:value-type="float" office:value="21.7740716934204" calcext:value-type="float">
            <text:p>21.7740716934</text:p>
          </table:table-cell>
          <table:table-cell table:formula="of:=[.C733]/([.D733]-[.D732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6801.78763" calcext:value-type="float">
            <text:p>1456446801.78763</text:p>
          </table:table-cell>
          <table:table-cell office:value-type="float" office:value="1120" calcext:value-type="float">
            <text:p>1120</text:p>
          </table:table-cell>
          <table:table-cell table:formula="of:=[.B734]-[.B$2]" office:value-type="float" office:value="21.7873814105988" calcext:value-type="float">
            <text:p>21.7873814106</text:p>
          </table:table-cell>
          <table:table-cell table:formula="of:=[.C734]/([.D734]-[.D733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6801.80094" calcext:value-type="float">
            <text:p>1456446801.80094</text:p>
          </table:table-cell>
          <table:table-cell office:value-type="float" office:value="1120" calcext:value-type="float">
            <text:p>1120</text:p>
          </table:table-cell>
          <table:table-cell table:formula="of:=[.B735]-[.B$2]" office:value-type="float" office:value="21.8006892204285" calcext:value-type="float">
            <text:p>21.8006892204</text:p>
          </table:table-cell>
          <table:table-cell table:formula="of:=[.C735]/([.D735]-[.D734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6801.81425" calcext:value-type="float">
            <text:p>1456446801.81425</text:p>
          </table:table-cell>
          <table:table-cell office:value-type="float" office:value="1120" calcext:value-type="float">
            <text:p>1120</text:p>
          </table:table-cell>
          <table:table-cell table:formula="of:=[.B736]-[.B$2]" office:value-type="float" office:value="21.8140006065369" calcext:value-type="float">
            <text:p>21.8140006065</text:p>
          </table:table-cell>
          <table:table-cell table:formula="of:=[.C736]/([.D736]-[.D735])" office:value-type="float" office:value="84138.4954864594" calcext:value-type="float">
            <text:p>84138.495486459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6801.82756" calcext:value-type="float">
            <text:p>1456446801.82756</text:p>
          </table:table-cell>
          <table:table-cell office:value-type="float" office:value="1120" calcext:value-type="float">
            <text:p>1120</text:p>
          </table:table-cell>
          <table:table-cell table:formula="of:=[.B737]-[.B$2]" office:value-type="float" office:value="21.8273134231567" calcext:value-type="float">
            <text:p>21.8273134232</text:p>
          </table:table-cell>
          <table:table-cell table:formula="of:=[.C737]/([.D737]-[.D736])" office:value-type="float" office:value="84129.4544933558" calcext:value-type="float">
            <text:p>84129.454493355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6801.84087" calcext:value-type="float">
            <text:p>1456446801.84087</text:p>
          </table:table-cell>
          <table:table-cell office:value-type="float" office:value="1120" calcext:value-type="float">
            <text:p>1120</text:p>
          </table:table-cell>
          <table:table-cell table:formula="of:=[.B738]-[.B$2]" office:value-type="float" office:value="21.840621471405" calcext:value-type="float">
            <text:p>21.8406214714</text:p>
          </table:table-cell>
          <table:table-cell table:formula="of:=[.C738]/([.D738]-[.D737])" office:value-type="float" office:value="84159.5986957612" calcext:value-type="float">
            <text:p>84159.59869576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6801.85418" calcext:value-type="float">
            <text:p>1456446801.85418</text:p>
          </table:table-cell>
          <table:table-cell office:value-type="float" office:value="1120" calcext:value-type="float">
            <text:p>1120</text:p>
          </table:table-cell>
          <table:table-cell table:formula="of:=[.B739]-[.B$2]" office:value-type="float" office:value="21.8539299964905" calcext:value-type="float">
            <text:p>21.8539299965</text:p>
          </table:table-cell>
          <table:table-cell table:formula="of:=[.C739]/([.D739]-[.D738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6801.86749" calcext:value-type="float">
            <text:p>1456446801.86749</text:p>
          </table:table-cell>
          <table:table-cell office:value-type="float" office:value="1120" calcext:value-type="float">
            <text:p>1120</text:p>
          </table:table-cell>
          <table:table-cell table:formula="of:=[.B740]-[.B$2]" office:value-type="float" office:value="21.8672382831573" calcext:value-type="float">
            <text:p>21.8672382832</text:p>
          </table:table-cell>
          <table:table-cell table:formula="of:=[.C740]/([.D740]-[.D739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6801.8808" calcext:value-type="float">
            <text:p>1456446801.8808</text:p>
          </table:table-cell>
          <table:table-cell office:value-type="float" office:value="1120" calcext:value-type="float">
            <text:p>1120</text:p>
          </table:table-cell>
          <table:table-cell table:formula="of:=[.B741]-[.B$2]" office:value-type="float" office:value="21.8805451393127" calcext:value-type="float">
            <text:p>21.8805451393</text:p>
          </table:table-cell>
          <table:table-cell table:formula="of:=[.C741]/([.D741]-[.D740])" office:value-type="float" office:value="84167.1381219429" calcext:value-type="float">
            <text:p>84167.13812194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6801.8941" calcext:value-type="float">
            <text:p>1456446801.8941</text:p>
          </table:table-cell>
          <table:table-cell office:value-type="float" office:value="1120" calcext:value-type="float">
            <text:p>1120</text:p>
          </table:table-cell>
          <table:table-cell table:formula="of:=[.B742]-[.B$2]" office:value-type="float" office:value="21.8938517570496" calcext:value-type="float">
            <text:p>21.893851757</text:p>
          </table:table-cell>
          <table:table-cell table:formula="of:=[.C742]/([.D742]-[.D741])" office:value-type="float" office:value="84168.6461692826" calcext:value-type="float">
            <text:p>84168.64616928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6801.90741" calcext:value-type="float">
            <text:p>1456446801.90741</text:p>
          </table:table-cell>
          <table:table-cell office:value-type="float" office:value="1120" calcext:value-type="float">
            <text:p>1120</text:p>
          </table:table-cell>
          <table:table-cell table:formula="of:=[.B743]-[.B$2]" office:value-type="float" office:value="21.9071593284607" calcext:value-type="float">
            <text:p>21.9071593285</text:p>
          </table:table-cell>
          <table:table-cell table:formula="of:=[.C743]/([.D743]-[.D742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6801.92072" calcext:value-type="float">
            <text:p>1456446801.92072</text:p>
          </table:table-cell>
          <table:table-cell office:value-type="float" office:value="1120" calcext:value-type="float">
            <text:p>1120</text:p>
          </table:table-cell>
          <table:table-cell table:formula="of:=[.B744]-[.B$2]" office:value-type="float" office:value="21.9204666614532" calcext:value-type="float">
            <text:p>21.9204666615</text:p>
          </table:table-cell>
          <table:table-cell table:formula="of:=[.C744]/([.D744]-[.D743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6801.93403" calcext:value-type="float">
            <text:p>1456446801.93403</text:p>
          </table:table-cell>
          <table:table-cell office:value-type="float" office:value="1120" calcext:value-type="float">
            <text:p>1120</text:p>
          </table:table-cell>
          <table:table-cell table:formula="of:=[.B745]-[.B$2]" office:value-type="float" office:value="21.9337792396545" calcext:value-type="float">
            <text:p>21.9337792397</text:p>
          </table:table-cell>
          <table:table-cell table:formula="of:=[.C745]/([.D745]-[.D744])" office:value-type="float" office:value="84130.9611906084" calcext:value-type="float">
            <text:p>84130.961190608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6801.94734" calcext:value-type="float">
            <text:p>1456446801.94734</text:p>
          </table:table-cell>
          <table:table-cell office:value-type="float" office:value="1120" calcext:value-type="float">
            <text:p>1120</text:p>
          </table:table-cell>
          <table:table-cell table:formula="of:=[.B746]-[.B$2]" office:value-type="float" office:value="21.9470882415771" calcext:value-type="float">
            <text:p>21.9470882416</text:p>
          </table:table-cell>
          <table:table-cell table:formula="of:=[.C746]/([.D746]-[.D745])" office:value-type="float" office:value="84153.5681272616" calcext:value-type="float">
            <text:p>84153.56812726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6801.96065" calcext:value-type="float">
            <text:p>1456446801.96065</text:p>
          </table:table-cell>
          <table:table-cell office:value-type="float" office:value="1120" calcext:value-type="float">
            <text:p>1120</text:p>
          </table:table-cell>
          <table:table-cell table:formula="of:=[.B747]-[.B$2]" office:value-type="float" office:value="21.9604008197784" calcext:value-type="float">
            <text:p>21.9604008198</text:p>
          </table:table-cell>
          <table:table-cell table:formula="of:=[.C747]/([.D747]-[.D746])" office:value-type="float" office:value="84130.9611906084" calcext:value-type="float">
            <text:p>84130.961190608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6801.97396" calcext:value-type="float">
            <text:p>1456446801.97396</text:p>
          </table:table-cell>
          <table:table-cell office:value-type="float" office:value="1120" calcext:value-type="float">
            <text:p>1120</text:p>
          </table:table-cell>
          <table:table-cell table:formula="of:=[.B748]-[.B$2]" office:value-type="float" office:value="21.9737107753754" calcext:value-type="float">
            <text:p>21.9737107754</text:p>
          </table:table-cell>
          <table:table-cell table:formula="of:=[.C748]/([.D748]-[.D747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6801.98727" calcext:value-type="float">
            <text:p>1456446801.98727</text:p>
          </table:table-cell>
          <table:table-cell office:value-type="float" office:value="1120" calcext:value-type="float">
            <text:p>1120</text:p>
          </table:table-cell>
          <table:table-cell table:formula="of:=[.B749]-[.B$2]" office:value-type="float" office:value="21.9870171546936" calcext:value-type="float">
            <text:p>21.9870171547</text:p>
          </table:table-cell>
          <table:table-cell table:formula="of:=[.C749]/([.D749]-[.D748])" office:value-type="float" office:value="84170.1542706635" calcext:value-type="float">
            <text:p>84170.15427066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6802.00197" calcext:value-type="float">
            <text:p>1456446802.00197</text:p>
          </table:table-cell>
          <table:table-cell office:value-type="float" office:value="1120" calcext:value-type="float">
            <text:p>1120</text:p>
          </table:table-cell>
          <table:table-cell table:formula="of:=[.B750]-[.B$2]" office:value-type="float" office:value="22.0017154216766" calcext:value-type="float">
            <text:p>22.0017154217</text:p>
          </table:table-cell>
          <table:table-cell table:formula="of:=[.C750]/([.D750]-[.D749])" office:value-type="float" office:value="76199.4595208357" calcext:value-type="float">
            <text:p>76199.459520835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6802.01314" calcext:value-type="float">
            <text:p>1456446802.01314</text:p>
          </table:table-cell>
          <table:table-cell office:value-type="float" office:value="1120" calcext:value-type="float">
            <text:p>1120</text:p>
          </table:table-cell>
          <table:table-cell table:formula="of:=[.B751]-[.B$2]" office:value-type="float" office:value="22.012886762619" calcext:value-type="float">
            <text:p>22.0128867626</text:p>
          </table:table-cell>
          <table:table-cell table:formula="of:=[.C751]/([.D751]-[.D750])" office:value-type="float" office:value="100256.540891241" calcext:value-type="float">
            <text:p>100256.54089124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6802.0243" calcext:value-type="float">
            <text:p>1456446802.0243</text:p>
          </table:table-cell>
          <table:table-cell office:value-type="float" office:value="1120" calcext:value-type="float">
            <text:p>1120</text:p>
          </table:table-cell>
          <table:table-cell table:formula="of:=[.B752]-[.B$2]" office:value-type="float" office:value="22.024053812027" calcext:value-type="float">
            <text:p>22.024053812</text:p>
          </table:table-cell>
          <table:table-cell table:formula="of:=[.C752]/([.D752]-[.D751])" office:value-type="float" office:value="100295.069815107" calcext:value-type="float">
            <text:p>100295.0698151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6802.0354" calcext:value-type="float">
            <text:p>1456446802.0354</text:p>
          </table:table-cell>
          <table:table-cell office:value-type="float" office:value="1120" calcext:value-type="float">
            <text:p>1120</text:p>
          </table:table-cell>
          <table:table-cell table:formula="of:=[.B753]-[.B$2]" office:value-type="float" office:value="22.0351498126984" calcext:value-type="float">
            <text:p>22.0351498127</text:p>
          </table:table-cell>
          <table:table-cell table:formula="of:=[.C753]/([.D753]-[.D752])" office:value-type="float" office:value="100937.268586162" calcext:value-type="float">
            <text:p>100937.26858616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6802.04648" calcext:value-type="float">
            <text:p>1456446802.04648</text:p>
          </table:table-cell>
          <table:table-cell office:value-type="float" office:value="1120" calcext:value-type="float">
            <text:p>1120</text:p>
          </table:table-cell>
          <table:table-cell table:formula="of:=[.B754]-[.B$2]" office:value-type="float" office:value="22.0462288856506" calcext:value-type="float">
            <text:p>22.0462288857</text:p>
          </table:table-cell>
          <table:table-cell table:formula="of:=[.C754]/([.D754]-[.D753])" office:value-type="float" office:value="101091.4906712" calcext:value-type="float">
            <text:p>101091.49067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6802.05755" calcext:value-type="float">
            <text:p>1456446802.05755</text:p>
          </table:table-cell>
          <table:table-cell office:value-type="float" office:value="1120" calcext:value-type="float">
            <text:p>1120</text:p>
          </table:table-cell>
          <table:table-cell table:formula="of:=[.B755]-[.B$2]" office:value-type="float" office:value="22.0573036670685" calcext:value-type="float">
            <text:p>22.0573036671</text:p>
          </table:table-cell>
          <table:table-cell table:formula="of:=[.C755]/([.D755]-[.D754])" office:value-type="float" office:value="101130.664140707" calcext:value-type="float">
            <text:p>101130.66414070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6802.06863" calcext:value-type="float">
            <text:p>1456446802.06863</text:p>
          </table:table-cell>
          <table:table-cell office:value-type="float" office:value="1120" calcext:value-type="float">
            <text:p>1120</text:p>
          </table:table-cell>
          <table:table-cell table:formula="of:=[.B756]-[.B$2]" office:value-type="float" office:value="22.0683832168579" calcext:value-type="float">
            <text:p>22.0683832169</text:p>
          </table:table-cell>
          <table:table-cell table:formula="of:=[.C756]/([.D756]-[.D755])" office:value-type="float" office:value="101087.139936735" calcext:value-type="float">
            <text:p>101087.13993673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6802.07976" calcext:value-type="float">
            <text:p>1456446802.07976</text:p>
          </table:table-cell>
          <table:table-cell office:value-type="float" office:value="1120" calcext:value-type="float">
            <text:p>1120</text:p>
          </table:table-cell>
          <table:table-cell table:formula="of:=[.B757]-[.B$2]" office:value-type="float" office:value="22.0795063972473" calcext:value-type="float">
            <text:p>22.0795063972</text:p>
          </table:table-cell>
          <table:table-cell table:formula="of:=[.C757]/([.D757]-[.D756])" office:value-type="float" office:value="100690.626312856" calcext:value-type="float">
            <text:p>100690.6263128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6802.09083" calcext:value-type="float">
            <text:p>1456446802.09083</text:p>
          </table:table-cell>
          <table:table-cell office:value-type="float" office:value="1120" calcext:value-type="float">
            <text:p>1120</text:p>
          </table:table-cell>
          <table:table-cell table:formula="of:=[.B758]-[.B$2]" office:value-type="float" office:value="22.0905754566193" calcext:value-type="float">
            <text:p>22.0905754566</text:p>
          </table:table-cell>
          <table:table-cell table:formula="of:=[.C758]/([.D758]-[.D757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6802.10189" calcext:value-type="float">
            <text:p>1456446802.10189</text:p>
          </table:table-cell>
          <table:table-cell office:value-type="float" office:value="1120" calcext:value-type="float">
            <text:p>1120</text:p>
          </table:table-cell>
          <table:table-cell table:formula="of:=[.B759]-[.B$2]" office:value-type="float" office:value="22.1016430854797" calcext:value-type="float">
            <text:p>22.1016430855</text:p>
          </table:table-cell>
          <table:table-cell table:formula="of:=[.C759]/([.D759]-[.D758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6802.11296" calcext:value-type="float">
            <text:p>1456446802.11296</text:p>
          </table:table-cell>
          <table:table-cell office:value-type="float" office:value="1120" calcext:value-type="float">
            <text:p>1120</text:p>
          </table:table-cell>
          <table:table-cell table:formula="of:=[.B760]-[.B$2]" office:value-type="float" office:value="22.1127102375031" calcext:value-type="float">
            <text:p>22.1127102375</text:p>
          </table:table-cell>
          <table:table-cell table:formula="of:=[.C760]/([.D760]-[.D759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6802.12403" calcext:value-type="float">
            <text:p>1456446802.12403</text:p>
          </table:table-cell>
          <table:table-cell office:value-type="float" office:value="1120" calcext:value-type="float">
            <text:p>1120</text:p>
          </table:table-cell>
          <table:table-cell table:formula="of:=[.B761]-[.B$2]" office:value-type="float" office:value="22.1237776279449" calcext:value-type="float">
            <text:p>22.1237776279</text:p>
          </table:table-cell>
          <table:table-cell table:formula="of:=[.C761]/([.D761]-[.D760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6802.1351" calcext:value-type="float">
            <text:p>1456446802.1351</text:p>
          </table:table-cell>
          <table:table-cell office:value-type="float" office:value="1120" calcext:value-type="float">
            <text:p>1120</text:p>
          </table:table-cell>
          <table:table-cell table:formula="of:=[.B762]-[.B$2]" office:value-type="float" office:value="22.134845495224" calcext:value-type="float">
            <text:p>22.1348454952</text:p>
          </table:table-cell>
          <table:table-cell table:formula="of:=[.C762]/([.D762]-[.D761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6802.14616" calcext:value-type="float">
            <text:p>1456446802.14616</text:p>
          </table:table-cell>
          <table:table-cell office:value-type="float" office:value="1120" calcext:value-type="float">
            <text:p>1120</text:p>
          </table:table-cell>
          <table:table-cell table:formula="of:=[.B763]-[.B$2]" office:value-type="float" office:value="22.1459131240845" calcext:value-type="float">
            <text:p>22.1459131241</text:p>
          </table:table-cell>
          <table:table-cell table:formula="of:=[.C763]/([.D763]-[.D762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6802.15723" calcext:value-type="float">
            <text:p>1456446802.15723</text:p>
          </table:table-cell>
          <table:table-cell office:value-type="float" office:value="1120" calcext:value-type="float">
            <text:p>1120</text:p>
          </table:table-cell>
          <table:table-cell table:formula="of:=[.B764]-[.B$2]" office:value-type="float" office:value="22.1569805145264" calcext:value-type="float">
            <text:p>22.1569805145</text:p>
          </table:table-cell>
          <table:table-cell table:formula="of:=[.C764]/([.D764]-[.D763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6802.1683" calcext:value-type="float">
            <text:p>1456446802.1683</text:p>
          </table:table-cell>
          <table:table-cell office:value-type="float" office:value="1120" calcext:value-type="float">
            <text:p>1120</text:p>
          </table:table-cell>
          <table:table-cell table:formula="of:=[.B765]-[.B$2]" office:value-type="float" office:value="22.1680490970612" calcext:value-type="float">
            <text:p>22.1680490971</text:p>
          </table:table-cell>
          <table:table-cell table:formula="of:=[.C765]/([.D765]-[.D764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6802.17937" calcext:value-type="float">
            <text:p>1456446802.17937</text:p>
          </table:table-cell>
          <table:table-cell office:value-type="float" office:value="1120" calcext:value-type="float">
            <text:p>1120</text:p>
          </table:table-cell>
          <table:table-cell table:formula="of:=[.B766]-[.B$2]" office:value-type="float" office:value="22.1791172027588" calcext:value-type="float">
            <text:p>22.1791172028</text:p>
          </table:table-cell>
          <table:table-cell table:formula="of:=[.C766]/([.D766]-[.D765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6802.19044" calcext:value-type="float">
            <text:p>1456446802.19044</text:p>
          </table:table-cell>
          <table:table-cell office:value-type="float" office:value="1120" calcext:value-type="float">
            <text:p>1120</text:p>
          </table:table-cell>
          <table:table-cell table:formula="of:=[.B767]-[.B$2]" office:value-type="float" office:value="22.1901905536652" calcext:value-type="float">
            <text:p>22.1901905537</text:p>
          </table:table-cell>
          <table:table-cell table:formula="of:=[.C767]/([.D767]-[.D766])" office:value-type="float" office:value="101143.728711379" calcext:value-type="float">
            <text:p>101143.72871137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6802.20151" calcext:value-type="float">
            <text:p>1456446802.20151</text:p>
          </table:table-cell>
          <table:table-cell office:value-type="float" office:value="1120" calcext:value-type="float">
            <text:p>1120</text:p>
          </table:table-cell>
          <table:table-cell table:formula="of:=[.B768]-[.B$2]" office:value-type="float" office:value="22.2012610435486" calcext:value-type="float">
            <text:p>22.2012610435</text:p>
          </table:table-cell>
          <table:table-cell table:formula="of:=[.C768]/([.D768]-[.D767])" office:value-type="float" office:value="101169.867981823" calcext:value-type="float">
            <text:p>101169.86798182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6802.21258" calcext:value-type="float">
            <text:p>1456446802.21258</text:p>
          </table:table-cell>
          <table:table-cell office:value-type="float" office:value="1120" calcext:value-type="float">
            <text:p>1120</text:p>
          </table:table-cell>
          <table:table-cell table:formula="of:=[.B769]-[.B$2]" office:value-type="float" office:value="22.2123291492462" calcext:value-type="float">
            <text:p>22.2123291492</text:p>
          </table:table-cell>
          <table:table-cell table:formula="of:=[.C769]/([.D769]-[.D768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6802.22365" calcext:value-type="float">
            <text:p>1456446802.22365</text:p>
          </table:table-cell>
          <table:table-cell office:value-type="float" office:value="1120" calcext:value-type="float">
            <text:p>1120</text:p>
          </table:table-cell>
          <table:table-cell table:formula="of:=[.B770]-[.B$2]" office:value-type="float" office:value="22.223397731781" calcext:value-type="float">
            <text:p>22.2233977318</text:p>
          </table:table-cell>
          <table:table-cell table:formula="of:=[.C770]/([.D770]-[.D769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6802.23472" calcext:value-type="float">
            <text:p>1456446802.23472</text:p>
          </table:table-cell>
          <table:table-cell office:value-type="float" office:value="1120" calcext:value-type="float">
            <text:p>1120</text:p>
          </table:table-cell>
          <table:table-cell table:formula="of:=[.B771]-[.B$2]" office:value-type="float" office:value="22.2344663143158" calcext:value-type="float">
            <text:p>22.2344663143</text:p>
          </table:table-cell>
          <table:table-cell table:formula="of:=[.C771]/([.D771]-[.D770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6802.24578" calcext:value-type="float">
            <text:p>1456446802.24578</text:p>
          </table:table-cell>
          <table:table-cell office:value-type="float" office:value="1120" calcext:value-type="float">
            <text:p>1120</text:p>
          </table:table-cell>
          <table:table-cell table:formula="of:=[.B772]-[.B$2]" office:value-type="float" office:value="22.2455341815948" calcext:value-type="float">
            <text:p>22.2455341816</text:p>
          </table:table-cell>
          <table:table-cell table:formula="of:=[.C772]/([.D772]-[.D771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6802.25685" calcext:value-type="float">
            <text:p>1456446802.25685</text:p>
          </table:table-cell>
          <table:table-cell office:value-type="float" office:value="1120" calcext:value-type="float">
            <text:p>1120</text:p>
          </table:table-cell>
          <table:table-cell table:formula="of:=[.B773]-[.B$2]" office:value-type="float" office:value="22.2566010951996" calcext:value-type="float">
            <text:p>22.2566010952</text:p>
          </table:table-cell>
          <table:table-cell table:formula="of:=[.C773]/([.D773]-[.D772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6802.26797" calcext:value-type="float">
            <text:p>1456446802.26797</text:p>
          </table:table-cell>
          <table:table-cell office:value-type="float" office:value="1120" calcext:value-type="float">
            <text:p>1120</text:p>
          </table:table-cell>
          <table:table-cell table:formula="of:=[.B774]-[.B$2]" office:value-type="float" office:value="22.2677180767059" calcext:value-type="float">
            <text:p>22.2677180767</text:p>
          </table:table-cell>
          <table:table-cell table:formula="of:=[.C774]/([.D774]-[.D773])" office:value-type="float" office:value="100746.771896714" calcext:value-type="float">
            <text:p>100746.7718967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6802.27905" calcext:value-type="float">
            <text:p>1456446802.27905</text:p>
          </table:table-cell>
          <table:table-cell office:value-type="float" office:value="1120" calcext:value-type="float">
            <text:p>1120</text:p>
          </table:table-cell>
          <table:table-cell table:formula="of:=[.B775]-[.B$2]" office:value-type="float" office:value="22.2788043022156" calcext:value-type="float">
            <text:p>22.2788043022</text:p>
          </table:table-cell>
          <table:table-cell table:formula="of:=[.C775]/([.D775]-[.D774])" office:value-type="float" office:value="101026.26895202" calcext:value-type="float">
            <text:p>101026.2689520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6802.29013" calcext:value-type="float">
            <text:p>1456446802.29013</text:p>
          </table:table-cell>
          <table:table-cell office:value-type="float" office:value="1120" calcext:value-type="float">
            <text:p>1120</text:p>
          </table:table-cell>
          <table:table-cell table:formula="of:=[.B776]-[.B$2]" office:value-type="float" office:value="22.289879322052" calcext:value-type="float">
            <text:p>22.2898793221</text:p>
          </table:table-cell>
          <table:table-cell table:formula="of:=[.C776]/([.D776]-[.D775])" office:value-type="float" office:value="101128.487040386" calcext:value-type="float">
            <text:p>101128.4870403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6802.3012" calcext:value-type="float">
            <text:p>1456446802.3012</text:p>
          </table:table-cell>
          <table:table-cell office:value-type="float" office:value="1120" calcext:value-type="float">
            <text:p>1120</text:p>
          </table:table-cell>
          <table:table-cell table:formula="of:=[.B777]-[.B$2]" office:value-type="float" office:value="22.3009514808655" calcext:value-type="float">
            <text:p>22.3009514809</text:p>
          </table:table-cell>
          <table:table-cell table:formula="of:=[.C777]/([.D777]-[.D776])" office:value-type="float" office:value="101154.618432386" calcext:value-type="float">
            <text:p>101154.61843238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6802.31228" calcext:value-type="float">
            <text:p>1456446802.31228</text:p>
          </table:table-cell>
          <table:table-cell office:value-type="float" office:value="1120" calcext:value-type="float">
            <text:p>1120</text:p>
          </table:table-cell>
          <table:table-cell table:formula="of:=[.B778]-[.B$2]" office:value-type="float" office:value="22.3120257854462" calcext:value-type="float">
            <text:p>22.3120257854</text:p>
          </table:table-cell>
          <table:table-cell table:formula="of:=[.C778]/([.D778]-[.D777])" office:value-type="float" office:value="101135.018622575" calcext:value-type="float">
            <text:p>101135.01862257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6802.32335" calcext:value-type="float">
            <text:p>1456446802.32335</text:p>
          </table:table-cell>
          <table:table-cell office:value-type="float" office:value="1120" calcext:value-type="float">
            <text:p>1120</text:p>
          </table:table-cell>
          <table:table-cell table:formula="of:=[.B779]-[.B$2]" office:value-type="float" office:value="22.3231031894684" calcext:value-type="float">
            <text:p>22.3231031895</text:p>
          </table:table-cell>
          <table:table-cell table:formula="of:=[.C779]/([.D779]-[.D778])" office:value-type="float" office:value="101106.721191511" calcext:value-type="float">
            <text:p>101106.72119151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6802.33442" calcext:value-type="float">
            <text:p>1456446802.33442</text:p>
          </table:table-cell>
          <table:table-cell office:value-type="float" office:value="1120" calcext:value-type="float">
            <text:p>1120</text:p>
          </table:table-cell>
          <table:table-cell table:formula="of:=[.B780]-[.B$2]" office:value-type="float" office:value="22.3341739177704" calcext:value-type="float">
            <text:p>22.3341739178</text:p>
          </table:table-cell>
          <table:table-cell table:formula="of:=[.C780]/([.D780]-[.D779])" office:value-type="float" office:value="101167.689193264" calcext:value-type="float">
            <text:p>101167.6891932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6802.34549" calcext:value-type="float">
            <text:p>1456446802.34549</text:p>
          </table:table-cell>
          <table:table-cell office:value-type="float" office:value="1120" calcext:value-type="float">
            <text:p>1120</text:p>
          </table:table-cell>
          <table:table-cell table:formula="of:=[.B781]-[.B$2]" office:value-type="float" office:value="22.3452436923981" calcext:value-type="float">
            <text:p>22.3452436924</text:p>
          </table:table-cell>
          <table:table-cell table:formula="of:=[.C781]/([.D781]-[.D780])" office:value-type="float" office:value="101176.404910618" calcext:value-type="float">
            <text:p>101176.4049106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6802.35656" calcext:value-type="float">
            <text:p>1456446802.35656</text:p>
          </table:table-cell>
          <table:table-cell office:value-type="float" office:value="1120" calcext:value-type="float">
            <text:p>1120</text:p>
          </table:table-cell>
          <table:table-cell table:formula="of:=[.B782]-[.B$2]" office:value-type="float" office:value="22.3563108444214" calcext:value-type="float">
            <text:p>22.3563108444</text:p>
          </table:table-cell>
          <table:table-cell table:formula="of:=[.C782]/([.D782]-[.D781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6802.36765" calcext:value-type="float">
            <text:p>1456446802.36765</text:p>
          </table:table-cell>
          <table:table-cell office:value-type="float" office:value="1120" calcext:value-type="float">
            <text:p>1120</text:p>
          </table:table-cell>
          <table:table-cell table:formula="of:=[.B783]-[.B$2]" office:value-type="float" office:value="22.3673996925354" calcext:value-type="float">
            <text:p>22.3673996925</text:p>
          </table:table-cell>
          <table:table-cell table:formula="of:=[.C783]/([.D783]-[.D782])" office:value-type="float" office:value="101002.375403139" calcext:value-type="float">
            <text:p>101002.3754031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6802.37873" calcext:value-type="float">
            <text:p>1456446802.37873</text:p>
          </table:table-cell>
          <table:table-cell office:value-type="float" office:value="1120" calcext:value-type="float">
            <text:p>1120</text:p>
          </table:table-cell>
          <table:table-cell table:formula="of:=[.B784]-[.B$2]" office:value-type="float" office:value="22.3784763813019" calcext:value-type="float">
            <text:p>22.3784763813</text:p>
          </table:table-cell>
          <table:table-cell table:formula="of:=[.C784]/([.D784]-[.D783])" office:value-type="float" office:value="101113.249962332" calcext:value-type="float">
            <text:p>101113.24996233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6802.3898" calcext:value-type="float">
            <text:p>1456446802.3898</text:p>
          </table:table-cell>
          <table:table-cell office:value-type="float" office:value="1120" calcext:value-type="float">
            <text:p>1120</text:p>
          </table:table-cell>
          <table:table-cell table:formula="of:=[.B785]-[.B$2]" office:value-type="float" office:value="22.3895456790924" calcext:value-type="float">
            <text:p>22.3895456791</text:p>
          </table:table-cell>
          <table:table-cell table:formula="of:=[.C785]/([.D785]-[.D784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6802.40087" calcext:value-type="float">
            <text:p>1456446802.40087</text:p>
          </table:table-cell>
          <table:table-cell office:value-type="float" office:value="1120" calcext:value-type="float">
            <text:p>1120</text:p>
          </table:table-cell>
          <table:table-cell table:formula="of:=[.B786]-[.B$2]" office:value-type="float" office:value="22.4006145000458" calcext:value-type="float">
            <text:p>22.4006145</text:p>
          </table:table-cell>
          <table:table-cell table:formula="of:=[.C786]/([.D786]-[.D785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6802.41193" calcext:value-type="float">
            <text:p>1456446802.41193</text:p>
          </table:table-cell>
          <table:table-cell office:value-type="float" office:value="1120" calcext:value-type="float">
            <text:p>1120</text:p>
          </table:table-cell>
          <table:table-cell table:formula="of:=[.B787]-[.B$2]" office:value-type="float" office:value="22.4116816520691" calcext:value-type="float">
            <text:p>22.4116816521</text:p>
          </table:table-cell>
          <table:table-cell table:formula="of:=[.C787]/([.D787]-[.D786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6802.423" calcext:value-type="float">
            <text:p>1456446802.423</text:p>
          </table:table-cell>
          <table:table-cell office:value-type="float" office:value="1120" calcext:value-type="float">
            <text:p>1120</text:p>
          </table:table-cell>
          <table:table-cell table:formula="of:=[.B788]-[.B$2]" office:value-type="float" office:value="22.4227502346039" calcext:value-type="float">
            <text:p>22.4227502346</text:p>
          </table:table-cell>
          <table:table-cell table:formula="of:=[.C788]/([.D788]-[.D787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6802.43407" calcext:value-type="float">
            <text:p>1456446802.43407</text:p>
          </table:table-cell>
          <table:table-cell office:value-type="float" office:value="1120" calcext:value-type="float">
            <text:p>1120</text:p>
          </table:table-cell>
          <table:table-cell table:formula="of:=[.B789]-[.B$2]" office:value-type="float" office:value="22.4338176250458" calcext:value-type="float">
            <text:p>22.433817625</text:p>
          </table:table-cell>
          <table:table-cell table:formula="of:=[.C789]/([.D789]-[.D788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6802.44514" calcext:value-type="float">
            <text:p>1456446802.44514</text:p>
          </table:table-cell>
          <table:table-cell office:value-type="float" office:value="1120" calcext:value-type="float">
            <text:p>1120</text:p>
          </table:table-cell>
          <table:table-cell table:formula="of:=[.B790]-[.B$2]" office:value-type="float" office:value="22.4448916912079" calcext:value-type="float">
            <text:p>22.4448916912</text:p>
          </table:table-cell>
          <table:table-cell table:formula="of:=[.C790]/([.D790]-[.D789])" office:value-type="float" office:value="101137.196004134" calcext:value-type="float">
            <text:p>101137.19600413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6802.45621" calcext:value-type="float">
            <text:p>1456446802.45621</text:p>
          </table:table-cell>
          <table:table-cell office:value-type="float" office:value="1120" calcext:value-type="float">
            <text:p>1120</text:p>
          </table:table-cell>
          <table:table-cell table:formula="of:=[.B791]-[.B$2]" office:value-type="float" office:value="22.4559605121613" calcext:value-type="float">
            <text:p>22.4559605122</text:p>
          </table:table-cell>
          <table:table-cell table:formula="of:=[.C791]/([.D791]-[.D790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6802.46728" calcext:value-type="float">
            <text:p>1456446802.46728</text:p>
          </table:table-cell>
          <table:table-cell office:value-type="float" office:value="1120" calcext:value-type="float">
            <text:p>1120</text:p>
          </table:table-cell>
          <table:table-cell table:formula="of:=[.B792]-[.B$2]" office:value-type="float" office:value="22.4670276641846" calcext:value-type="float">
            <text:p>22.4670276642</text:p>
          </table:table-cell>
          <table:table-cell table:formula="of:=[.C792]/([.D792]-[.D791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6802.47835" calcext:value-type="float">
            <text:p>1456446802.47835</text:p>
          </table:table-cell>
          <table:table-cell office:value-type="float" office:value="1120" calcext:value-type="float">
            <text:p>1120</text:p>
          </table:table-cell>
          <table:table-cell table:formula="of:=[.B793]-[.B$2]" office:value-type="float" office:value="22.4780948162079" calcext:value-type="float">
            <text:p>22.4780948162</text:p>
          </table:table-cell>
          <table:table-cell table:formula="of:=[.C793]/([.D793]-[.D792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6802.48941" calcext:value-type="float">
            <text:p>1456446802.48941</text:p>
          </table:table-cell>
          <table:table-cell office:value-type="float" office:value="1120" calcext:value-type="float">
            <text:p>1120</text:p>
          </table:table-cell>
          <table:table-cell table:formula="of:=[.B794]-[.B$2]" office:value-type="float" office:value="22.489161491394" calcext:value-type="float">
            <text:p>22.4891614914</text:p>
          </table:table-cell>
          <table:table-cell table:formula="of:=[.C794]/([.D794]-[.D793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6802.50048" calcext:value-type="float">
            <text:p>1456446802.50048</text:p>
          </table:table-cell>
          <table:table-cell office:value-type="float" office:value="1120" calcext:value-type="float">
            <text:p>1120</text:p>
          </table:table-cell>
          <table:table-cell table:formula="of:=[.B795]-[.B$2]" office:value-type="float" office:value="22.5002291202545" calcext:value-type="float">
            <text:p>22.5002291203</text:p>
          </table:table-cell>
          <table:table-cell table:formula="of:=[.C795]/([.D795]-[.D794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6802.51155" calcext:value-type="float">
            <text:p>1456446802.51155</text:p>
          </table:table-cell>
          <table:table-cell office:value-type="float" office:value="1120" calcext:value-type="float">
            <text:p>1120</text:p>
          </table:table-cell>
          <table:table-cell table:formula="of:=[.B796]-[.B$2]" office:value-type="float" office:value="22.511296749115" calcext:value-type="float">
            <text:p>22.5112967491</text:p>
          </table:table-cell>
          <table:table-cell table:formula="of:=[.C796]/([.D796]-[.D795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6802.52261" calcext:value-type="float">
            <text:p>1456446802.52261</text:p>
          </table:table-cell>
          <table:table-cell office:value-type="float" office:value="1120" calcext:value-type="float">
            <text:p>1120</text:p>
          </table:table-cell>
          <table:table-cell table:formula="of:=[.B797]-[.B$2]" office:value-type="float" office:value="22.5223636627197" calcext:value-type="float">
            <text:p>22.5223636627</text:p>
          </table:table-cell>
          <table:table-cell table:formula="of:=[.C797]/([.D797]-[.D796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6802.53368" calcext:value-type="float">
            <text:p>1456446802.53368</text:p>
          </table:table-cell>
          <table:table-cell office:value-type="float" office:value="1120" calcext:value-type="float">
            <text:p>1120</text:p>
          </table:table-cell>
          <table:table-cell table:formula="of:=[.B798]-[.B$2]" office:value-type="float" office:value="22.5334305763245" calcext:value-type="float">
            <text:p>22.5334305763</text:p>
          </table:table-cell>
          <table:table-cell table:formula="of:=[.C798]/([.D798]-[.D797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6802.54475" calcext:value-type="float">
            <text:p>1456446802.54475</text:p>
          </table:table-cell>
          <table:table-cell office:value-type="float" office:value="1120" calcext:value-type="float">
            <text:p>1120</text:p>
          </table:table-cell>
          <table:table-cell table:formula="of:=[.B799]-[.B$2]" office:value-type="float" office:value="22.5444972515106" calcext:value-type="float">
            <text:p>22.5444972515</text:p>
          </table:table-cell>
          <table:table-cell table:formula="of:=[.C799]/([.D799]-[.D798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6802.55582" calcext:value-type="float">
            <text:p>1456446802.55582</text:p>
          </table:table-cell>
          <table:table-cell office:value-type="float" office:value="1120" calcext:value-type="float">
            <text:p>1120</text:p>
          </table:table-cell>
          <table:table-cell table:formula="of:=[.B800]-[.B$2]" office:value-type="float" office:value="22.5555646419525" calcext:value-type="float">
            <text:p>22.555564642</text:p>
          </table:table-cell>
          <table:table-cell table:formula="of:=[.C800]/([.D800]-[.D799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6802.56688" calcext:value-type="float">
            <text:p>1456446802.56688</text:p>
          </table:table-cell>
          <table:table-cell office:value-type="float" office:value="1120" calcext:value-type="float">
            <text:p>1120</text:p>
          </table:table-cell>
          <table:table-cell table:formula="of:=[.B801]-[.B$2]" office:value-type="float" office:value="22.566632270813" calcext:value-type="float">
            <text:p>22.5666322708</text:p>
          </table:table-cell>
          <table:table-cell table:formula="of:=[.C801]/([.D801]-[.D800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6802.57795" calcext:value-type="float">
            <text:p>1456446802.57795</text:p>
          </table:table-cell>
          <table:table-cell office:value-type="float" office:value="1120" calcext:value-type="float">
            <text:p>1120</text:p>
          </table:table-cell>
          <table:table-cell table:formula="of:=[.B802]-[.B$2]" office:value-type="float" office:value="22.5777027606964" calcext:value-type="float">
            <text:p>22.5777027607</text:p>
          </table:table-cell>
          <table:table-cell table:formula="of:=[.C802]/([.D802]-[.D801])" office:value-type="float" office:value="101169.867981823" calcext:value-type="float">
            <text:p>101169.8679818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6802.58902" calcext:value-type="float">
            <text:p>1456446802.58902</text:p>
          </table:table-cell>
          <table:table-cell office:value-type="float" office:value="1120" calcext:value-type="float">
            <text:p>1120</text:p>
          </table:table-cell>
          <table:table-cell table:formula="of:=[.B803]-[.B$2]" office:value-type="float" office:value="22.5887715816498" calcext:value-type="float">
            <text:p>22.5887715816</text:p>
          </table:table-cell>
          <table:table-cell table:formula="of:=[.C803]/([.D803]-[.D802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6802.60009" calcext:value-type="float">
            <text:p>1456446802.60009</text:p>
          </table:table-cell>
          <table:table-cell office:value-type="float" office:value="1120" calcext:value-type="float">
            <text:p>1120</text:p>
          </table:table-cell>
          <table:table-cell table:formula="of:=[.B804]-[.B$2]" office:value-type="float" office:value="22.599839925766" calcext:value-type="float">
            <text:p>22.5998399258</text:p>
          </table:table-cell>
          <table:table-cell table:formula="of:=[.C804]/([.D804]-[.D803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6802.61116" calcext:value-type="float">
            <text:p>1456446802.61116</text:p>
          </table:table-cell>
          <table:table-cell office:value-type="float" office:value="1120" calcext:value-type="float">
            <text:p>1120</text:p>
          </table:table-cell>
          <table:table-cell table:formula="of:=[.B805]-[.B$2]" office:value-type="float" office:value="22.6109073162079" calcext:value-type="float">
            <text:p>22.6109073162</text:p>
          </table:table-cell>
          <table:table-cell table:formula="of:=[.C805]/([.D805]-[.D804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6802.62223" calcext:value-type="float">
            <text:p>1456446802.62223</text:p>
          </table:table-cell>
          <table:table-cell office:value-type="float" office:value="1120" calcext:value-type="float">
            <text:p>1120</text:p>
          </table:table-cell>
          <table:table-cell table:formula="of:=[.B806]-[.B$2]" office:value-type="float" office:value="22.6219754219055" calcext:value-type="float">
            <text:p>22.6219754219</text:p>
          </table:table-cell>
          <table:table-cell table:formula="of:=[.C806]/([.D806]-[.D805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6802.63329" calcext:value-type="float">
            <text:p>1456446802.63329</text:p>
          </table:table-cell>
          <table:table-cell office:value-type="float" office:value="1120" calcext:value-type="float">
            <text:p>1120</text:p>
          </table:table-cell>
          <table:table-cell table:formula="of:=[.B807]-[.B$2]" office:value-type="float" office:value="22.6330420970917" calcext:value-type="float">
            <text:p>22.6330420971</text:p>
          </table:table-cell>
          <table:table-cell table:formula="of:=[.C807]/([.D807]-[.D806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6802.64436" calcext:value-type="float">
            <text:p>1456446802.64436</text:p>
          </table:table-cell>
          <table:table-cell office:value-type="float" office:value="1120" calcext:value-type="float">
            <text:p>1120</text:p>
          </table:table-cell>
          <table:table-cell table:formula="of:=[.B808]-[.B$2]" office:value-type="float" office:value="22.6441116333008" calcext:value-type="float">
            <text:p>22.6441116333</text:p>
          </table:table-cell>
          <table:table-cell table:formula="of:=[.C808]/([.D808]-[.D807])" office:value-type="float" office:value="101178.584074609" calcext:value-type="float">
            <text:p>101178.58407460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6802.65543" calcext:value-type="float">
            <text:p>1456446802.65543</text:p>
          </table:table-cell>
          <table:table-cell office:value-type="float" office:value="1120" calcext:value-type="float">
            <text:p>1120</text:p>
          </table:table-cell>
          <table:table-cell table:formula="of:=[.B809]-[.B$2]" office:value-type="float" office:value="22.6551795005798" calcext:value-type="float">
            <text:p>22.6551795006</text:p>
          </table:table-cell>
          <table:table-cell table:formula="of:=[.C809]/([.D809]-[.D808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6802.66651" calcext:value-type="float">
            <text:p>1456446802.66651</text:p>
          </table:table-cell>
          <table:table-cell office:value-type="float" office:value="1120" calcext:value-type="float">
            <text:p>1120</text:p>
          </table:table-cell>
          <table:table-cell table:formula="of:=[.B810]-[.B$2]" office:value-type="float" office:value="22.6662585735321" calcext:value-type="float">
            <text:p>22.6662585735</text:p>
          </table:table-cell>
          <table:table-cell table:formula="of:=[.C810]/([.D810]-[.D809])" office:value-type="float" office:value="101091.4906712" calcext:value-type="float">
            <text:p>101091.49067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6802.67758" calcext:value-type="float">
            <text:p>1456446802.67758</text:p>
          </table:table-cell>
          <table:table-cell office:value-type="float" office:value="1120" calcext:value-type="float">
            <text:p>1120</text:p>
          </table:table-cell>
          <table:table-cell table:formula="of:=[.B811]-[.B$2]" office:value-type="float" office:value="22.6773285865784" calcext:value-type="float">
            <text:p>22.6773285866</text:p>
          </table:table-cell>
          <table:table-cell table:formula="of:=[.C811]/([.D811]-[.D810])" office:value-type="float" office:value="101174.225840495" calcext:value-type="float">
            <text:p>101174.22584049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6802.68865" calcext:value-type="float">
            <text:p>1456446802.68865</text:p>
          </table:table-cell>
          <table:table-cell office:value-type="float" office:value="1120" calcext:value-type="float">
            <text:p>1120</text:p>
          </table:table-cell>
          <table:table-cell table:formula="of:=[.B812]-[.B$2]" office:value-type="float" office:value="22.6883969306946" calcext:value-type="float">
            <text:p>22.6883969307</text:p>
          </table:table-cell>
          <table:table-cell table:formula="of:=[.C812]/([.D812]-[.D811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6802.69976" calcext:value-type="float">
            <text:p>1456446802.69976</text:p>
          </table:table-cell>
          <table:table-cell office:value-type="float" office:value="1120" calcext:value-type="float">
            <text:p>1120</text:p>
          </table:table-cell>
          <table:table-cell table:formula="of:=[.B813]-[.B$2]" office:value-type="float" office:value="22.6995062828064" calcext:value-type="float">
            <text:p>22.6995062828</text:p>
          </table:table-cell>
          <table:table-cell table:formula="of:=[.C813]/([.D813]-[.D812])" office:value-type="float" office:value="100815.960168255" calcext:value-type="float">
            <text:p>100815.96016825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6802.71083" calcext:value-type="float">
            <text:p>1456446802.71083</text:p>
          </table:table-cell>
          <table:table-cell office:value-type="float" office:value="1120" calcext:value-type="float">
            <text:p>1120</text:p>
          </table:table-cell>
          <table:table-cell table:formula="of:=[.B814]-[.B$2]" office:value-type="float" office:value="22.7105798721313" calcext:value-type="float">
            <text:p>22.7105798721</text:p>
          </table:table-cell>
          <table:table-cell table:formula="of:=[.C814]/([.D814]-[.D813])" office:value-type="float" office:value="101141.551048529" calcext:value-type="float">
            <text:p>101141.55104852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6802.7219" calcext:value-type="float">
            <text:p>1456446802.7219</text:p>
          </table:table-cell>
          <table:table-cell office:value-type="float" office:value="1120" calcext:value-type="float">
            <text:p>1120</text:p>
          </table:table-cell>
          <table:table-cell table:formula="of:=[.B815]-[.B$2]" office:value-type="float" office:value="22.7216498851776" calcext:value-type="float">
            <text:p>22.7216498852</text:p>
          </table:table-cell>
          <table:table-cell table:formula="of:=[.C815]/([.D815]-[.D814])" office:value-type="float" office:value="101174.225840495" calcext:value-type="float">
            <text:p>101174.22584049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6802.73297" calcext:value-type="float">
            <text:p>1456446802.73297</text:p>
          </table:table-cell>
          <table:table-cell office:value-type="float" office:value="1120" calcext:value-type="float">
            <text:p>1120</text:p>
          </table:table-cell>
          <table:table-cell table:formula="of:=[.B816]-[.B$2]" office:value-type="float" office:value="22.7327191829681" calcext:value-type="float">
            <text:p>22.732719183</text:p>
          </table:table-cell>
          <table:table-cell table:formula="of:=[.C816]/([.D816]-[.D815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6802.74404" calcext:value-type="float">
            <text:p>1456446802.74404</text:p>
          </table:table-cell>
          <table:table-cell office:value-type="float" office:value="1120" calcext:value-type="float">
            <text:p>1120</text:p>
          </table:table-cell>
          <table:table-cell table:formula="of:=[.B817]-[.B$2]" office:value-type="float" office:value="22.7437880039215" calcext:value-type="float">
            <text:p>22.7437880039</text:p>
          </table:table-cell>
          <table:table-cell table:formula="of:=[.C817]/([.D817]-[.D816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6802.75511" calcext:value-type="float">
            <text:p>1456446802.75511</text:p>
          </table:table-cell>
          <table:table-cell office:value-type="float" office:value="1120" calcext:value-type="float">
            <text:p>1120</text:p>
          </table:table-cell>
          <table:table-cell table:formula="of:=[.B818]-[.B$2]" office:value-type="float" office:value="22.7548561096191" calcext:value-type="float">
            <text:p>22.7548561096</text:p>
          </table:table-cell>
          <table:table-cell table:formula="of:=[.C818]/([.D818]-[.D817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6802.76618" calcext:value-type="float">
            <text:p>1456446802.76618</text:p>
          </table:table-cell>
          <table:table-cell office:value-type="float" office:value="1120" calcext:value-type="float">
            <text:p>1120</text:p>
          </table:table-cell>
          <table:table-cell table:formula="of:=[.B819]-[.B$2]" office:value-type="float" office:value="22.7659296989441" calcext:value-type="float">
            <text:p>22.7659296989</text:p>
          </table:table-cell>
          <table:table-cell table:formula="of:=[.C819]/([.D819]-[.D818])" office:value-type="float" office:value="101141.551048529" calcext:value-type="float">
            <text:p>101141.55104852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6802.77725" calcext:value-type="float">
            <text:p>1456446802.77725</text:p>
          </table:table-cell>
          <table:table-cell office:value-type="float" office:value="1120" calcext:value-type="float">
            <text:p>1120</text:p>
          </table:table-cell>
          <table:table-cell table:formula="of:=[.B820]-[.B$2]" office:value-type="float" office:value="22.7770006656647" calcext:value-type="float">
            <text:p>22.7770006657</text:p>
          </table:table-cell>
          <table:table-cell table:formula="of:=[.C820]/([.D820]-[.D819])" office:value-type="float" office:value="101165.510498546" calcext:value-type="float">
            <text:p>101165.5104985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6802.78832" calcext:value-type="float">
            <text:p>1456446802.78832</text:p>
          </table:table-cell>
          <table:table-cell office:value-type="float" office:value="1120" calcext:value-type="float">
            <text:p>1120</text:p>
          </table:table-cell>
          <table:table-cell table:formula="of:=[.B821]-[.B$2]" office:value-type="float" office:value="22.7880682945251" calcext:value-type="float">
            <text:p>22.7880682945</text:p>
          </table:table-cell>
          <table:table-cell table:formula="of:=[.C821]/([.D821]-[.D820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6802.79939" calcext:value-type="float">
            <text:p>1456446802.79939</text:p>
          </table:table-cell>
          <table:table-cell office:value-type="float" office:value="1120" calcext:value-type="float">
            <text:p>1120</text:p>
          </table:table-cell>
          <table:table-cell table:formula="of:=[.B822]-[.B$2]" office:value-type="float" office:value="22.7991359233856" calcext:value-type="float">
            <text:p>22.7991359234</text:p>
          </table:table-cell>
          <table:table-cell table:formula="of:=[.C822]/([.D822]-[.D821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6802.81045" calcext:value-type="float">
            <text:p>1456446802.81045</text:p>
          </table:table-cell>
          <table:table-cell office:value-type="float" office:value="1120" calcext:value-type="float">
            <text:p>1120</text:p>
          </table:table-cell>
          <table:table-cell table:formula="of:=[.B823]-[.B$2]" office:value-type="float" office:value="22.8102030754089" calcext:value-type="float">
            <text:p>22.8102030754</text:p>
          </table:table-cell>
          <table:table-cell table:formula="of:=[.C823]/([.D823]-[.D822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6802.82153" calcext:value-type="float">
            <text:p>1456446802.82153</text:p>
          </table:table-cell>
          <table:table-cell office:value-type="float" office:value="1120" calcext:value-type="float">
            <text:p>1120</text:p>
          </table:table-cell>
          <table:table-cell table:formula="of:=[.B824]-[.B$2]" office:value-type="float" office:value="22.8212766647339" calcext:value-type="float">
            <text:p>22.8212766647</text:p>
          </table:table-cell>
          <table:table-cell table:formula="of:=[.C824]/([.D824]-[.D823])" office:value-type="float" office:value="101141.551048529" calcext:value-type="float">
            <text:p>101141.55104852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6802.8326" calcext:value-type="float">
            <text:p>1456446802.8326</text:p>
          </table:table-cell>
          <table:table-cell office:value-type="float" office:value="1120" calcext:value-type="float">
            <text:p>1120</text:p>
          </table:table-cell>
          <table:table-cell table:formula="of:=[.B825]-[.B$2]" office:value-type="float" office:value="22.8323516845703" calcext:value-type="float">
            <text:p>22.8323516846</text:p>
          </table:table-cell>
          <table:table-cell table:formula="of:=[.C825]/([.D825]-[.D824])" office:value-type="float" office:value="101128.487040386" calcext:value-type="float">
            <text:p>101128.48704038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6802.84367" calcext:value-type="float">
            <text:p>1456446802.84367</text:p>
          </table:table-cell>
          <table:table-cell office:value-type="float" office:value="1120" calcext:value-type="float">
            <text:p>1120</text:p>
          </table:table-cell>
          <table:table-cell table:formula="of:=[.B826]-[.B$2]" office:value-type="float" office:value="22.8434221744537" calcext:value-type="float">
            <text:p>22.8434221745</text:p>
          </table:table-cell>
          <table:table-cell table:formula="of:=[.C826]/([.D826]-[.D825])" office:value-type="float" office:value="101169.867981823" calcext:value-type="float">
            <text:p>101169.86798182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6802.85474" calcext:value-type="float">
            <text:p>1456446802.85474</text:p>
          </table:table-cell>
          <table:table-cell office:value-type="float" office:value="1120" calcext:value-type="float">
            <text:p>1120</text:p>
          </table:table-cell>
          <table:table-cell table:formula="of:=[.B827]-[.B$2]" office:value-type="float" office:value="22.8544914722443" calcext:value-type="float">
            <text:p>22.8544914722</text:p>
          </table:table-cell>
          <table:table-cell table:formula="of:=[.C827]/([.D827]-[.D826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6802.86581" calcext:value-type="float">
            <text:p>1456446802.86581</text:p>
          </table:table-cell>
          <table:table-cell office:value-type="float" office:value="1120" calcext:value-type="float">
            <text:p>1120</text:p>
          </table:table-cell>
          <table:table-cell table:formula="of:=[.B828]-[.B$2]" office:value-type="float" office:value="22.8655598163605" calcext:value-type="float">
            <text:p>22.8655598164</text:p>
          </table:table-cell>
          <table:table-cell table:formula="of:=[.C828]/([.D828]-[.D827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6802.87688" calcext:value-type="float">
            <text:p>1456446802.87688</text:p>
          </table:table-cell>
          <table:table-cell office:value-type="float" office:value="1120" calcext:value-type="float">
            <text:p>1120</text:p>
          </table:table-cell>
          <table:table-cell table:formula="of:=[.B829]-[.B$2]" office:value-type="float" office:value="22.8766267299652" calcext:value-type="float">
            <text:p>22.87662673</text:p>
          </table:table-cell>
          <table:table-cell table:formula="of:=[.C829]/([.D829]-[.D828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6802.88795" calcext:value-type="float">
            <text:p>1456446802.88795</text:p>
          </table:table-cell>
          <table:table-cell office:value-type="float" office:value="1120" calcext:value-type="float">
            <text:p>1120</text:p>
          </table:table-cell>
          <table:table-cell table:formula="of:=[.B830]-[.B$2]" office:value-type="float" office:value="22.8876950740814" calcext:value-type="float">
            <text:p>22.8876950741</text:p>
          </table:table-cell>
          <table:table-cell table:formula="of:=[.C830]/([.D830]-[.D829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6802.89901" calcext:value-type="float">
            <text:p>1456446802.89901</text:p>
          </table:table-cell>
          <table:table-cell office:value-type="float" office:value="1120" calcext:value-type="float">
            <text:p>1120</text:p>
          </table:table-cell>
          <table:table-cell table:formula="of:=[.B831]-[.B$2]" office:value-type="float" office:value="22.8987634181976" calcext:value-type="float">
            <text:p>22.8987634182</text:p>
          </table:table-cell>
          <table:table-cell table:formula="of:=[.C831]/([.D831]-[.D830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6802.91008" calcext:value-type="float">
            <text:p>1456446802.91008</text:p>
          </table:table-cell>
          <table:table-cell office:value-type="float" office:value="1120" calcext:value-type="float">
            <text:p>1120</text:p>
          </table:table-cell>
          <table:table-cell table:formula="of:=[.B832]-[.B$2]" office:value-type="float" office:value="22.9098300933838" calcext:value-type="float">
            <text:p>22.9098300934</text:p>
          </table:table-cell>
          <table:table-cell table:formula="of:=[.C832]/([.D832]-[.D831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6802.92115" calcext:value-type="float">
            <text:p>1456446802.92115</text:p>
          </table:table-cell>
          <table:table-cell office:value-type="float" office:value="1120" calcext:value-type="float">
            <text:p>1120</text:p>
          </table:table-cell>
          <table:table-cell table:formula="of:=[.B833]-[.B$2]" office:value-type="float" office:value="22.9209005832672" calcext:value-type="float">
            <text:p>22.9209005833</text:p>
          </table:table-cell>
          <table:table-cell table:formula="of:=[.C833]/([.D833]-[.D832])" office:value-type="float" office:value="101169.867981823" calcext:value-type="float">
            <text:p>101169.8679818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6802.93222" calcext:value-type="float">
            <text:p>1456446802.93222</text:p>
          </table:table-cell>
          <table:table-cell office:value-type="float" office:value="1120" calcext:value-type="float">
            <text:p>1120</text:p>
          </table:table-cell>
          <table:table-cell table:formula="of:=[.B834]-[.B$2]" office:value-type="float" office:value="22.9319674968719" calcext:value-type="float">
            <text:p>22.9319674969</text:p>
          </table:table-cell>
          <table:table-cell table:formula="of:=[.C834]/([.D834]-[.D833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6802.94329" calcext:value-type="float">
            <text:p>1456446802.94329</text:p>
          </table:table-cell>
          <table:table-cell office:value-type="float" office:value="1120" calcext:value-type="float">
            <text:p>1120</text:p>
          </table:table-cell>
          <table:table-cell table:formula="of:=[.B835]-[.B$2]" office:value-type="float" office:value="22.9430351257324" calcext:value-type="float">
            <text:p>22.9430351257</text:p>
          </table:table-cell>
          <table:table-cell table:formula="of:=[.C835]/([.D835]-[.D834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6802.95435" calcext:value-type="float">
            <text:p>1456446802.95435</text:p>
          </table:table-cell>
          <table:table-cell office:value-type="float" office:value="1120" calcext:value-type="float">
            <text:p>1120</text:p>
          </table:table-cell>
          <table:table-cell table:formula="of:=[.B836]-[.B$2]" office:value-type="float" office:value="22.9541022777557" calcext:value-type="float">
            <text:p>22.9541022778</text:p>
          </table:table-cell>
          <table:table-cell table:formula="of:=[.C836]/([.D836]-[.D835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6802.96543" calcext:value-type="float">
            <text:p>1456446802.96543</text:p>
          </table:table-cell>
          <table:table-cell office:value-type="float" office:value="1120" calcext:value-type="float">
            <text:p>1120</text:p>
          </table:table-cell>
          <table:table-cell table:formula="of:=[.B837]-[.B$2]" office:value-type="float" office:value="22.9651744365692" calcext:value-type="float">
            <text:p>22.9651744366</text:p>
          </table:table-cell>
          <table:table-cell table:formula="of:=[.C837]/([.D837]-[.D836])" office:value-type="float" office:value="101154.618432386" calcext:value-type="float">
            <text:p>101154.61843238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6802.9765" calcext:value-type="float">
            <text:p>1456446802.9765</text:p>
          </table:table-cell>
          <table:table-cell office:value-type="float" office:value="1120" calcext:value-type="float">
            <text:p>1120</text:p>
          </table:table-cell>
          <table:table-cell table:formula="of:=[.B838]-[.B$2]" office:value-type="float" office:value="22.9762454032898" calcext:value-type="float">
            <text:p>22.9762454033</text:p>
          </table:table-cell>
          <table:table-cell table:formula="of:=[.C838]/([.D838]-[.D837])" office:value-type="float" office:value="101165.510498546" calcext:value-type="float">
            <text:p>101165.51049854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6802.98757" calcext:value-type="float">
            <text:p>1456446802.98757</text:p>
          </table:table-cell>
          <table:table-cell office:value-type="float" office:value="1120" calcext:value-type="float">
            <text:p>1120</text:p>
          </table:table-cell>
          <table:table-cell table:formula="of:=[.B839]-[.B$2]" office:value-type="float" office:value="22.9873170852661" calcext:value-type="float">
            <text:p>22.9873170853</text:p>
          </table:table-cell>
          <table:table-cell table:formula="of:=[.C839]/([.D839]-[.D838])" office:value-type="float" office:value="101158.974977389" calcext:value-type="float">
            <text:p>101158.97497738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6802.99864" calcext:value-type="float">
            <text:p>1456446802.99864</text:p>
          </table:table-cell>
          <table:table-cell office:value-type="float" office:value="1120" calcext:value-type="float">
            <text:p>1120</text:p>
          </table:table-cell>
          <table:table-cell table:formula="of:=[.B840]-[.B$2]" office:value-type="float" office:value="22.998393535614" calcext:value-type="float">
            <text:p>22.9983935356</text:p>
          </table:table-cell>
          <table:table-cell table:formula="of:=[.C840]/([.D840]-[.D839])" office:value-type="float" office:value="101115.426406647" calcext:value-type="float">
            <text:p>101115.4264066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6803.01006" calcext:value-type="float">
            <text:p>1456446803.01006</text:p>
          </table:table-cell>
          <table:table-cell office:value-type="float" office:value="1120" calcext:value-type="float">
            <text:p>1120</text:p>
          </table:table-cell>
          <table:table-cell table:formula="of:=[.B841]-[.B$2]" office:value-type="float" office:value="23.0098142623901" calcext:value-type="float">
            <text:p>23.0098142624</text:p>
          </table:table-cell>
          <table:table-cell table:formula="of:=[.C841]/([.D841]-[.D840])" office:value-type="float" office:value="98067.3140996201" calcext:value-type="float">
            <text:p>98067.31409962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6803.02148" calcext:value-type="float">
            <text:p>1456446803.02148</text:p>
          </table:table-cell>
          <table:table-cell office:value-type="float" office:value="1120" calcext:value-type="float">
            <text:p>1120</text:p>
          </table:table-cell>
          <table:table-cell table:formula="of:=[.B842]-[.B$2]" office:value-type="float" office:value="23.0212268829346" calcext:value-type="float">
            <text:p>23.0212268829</text:p>
          </table:table-cell>
          <table:table-cell table:formula="of:=[.C842]/([.D842]-[.D841])" office:value-type="float" office:value="98136.9700008356" calcext:value-type="float">
            <text:p>98136.970000835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6803.03284" calcext:value-type="float">
            <text:p>1456446803.03284</text:p>
          </table:table-cell>
          <table:table-cell office:value-type="float" office:value="1120" calcext:value-type="float">
            <text:p>1120</text:p>
          </table:table-cell>
          <table:table-cell table:formula="of:=[.B843]-[.B$2]" office:value-type="float" office:value="23.0325846672058" calcext:value-type="float">
            <text:p>23.0325846672</text:p>
          </table:table-cell>
          <table:table-cell table:formula="of:=[.C843]/([.D843]-[.D842])" office:value-type="float" office:value="98610.7829883706" calcext:value-type="float">
            <text:p>98610.782988370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6803.04419" calcext:value-type="float">
            <text:p>1456446803.04419</text:p>
          </table:table-cell>
          <table:table-cell office:value-type="float" office:value="1120" calcext:value-type="float">
            <text:p>1120</text:p>
          </table:table-cell>
          <table:table-cell table:formula="of:=[.B844]-[.B$2]" office:value-type="float" office:value="23.0439350605011" calcext:value-type="float">
            <text:p>23.0439350605</text:p>
          </table:table-cell>
          <table:table-cell table:formula="of:=[.C844]/([.D844]-[.D843])" office:value-type="float" office:value="98674.994853698" calcext:value-type="float">
            <text:p>98674.99485369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6803.05553" calcext:value-type="float">
            <text:p>1456446803.05553</text:p>
          </table:table-cell>
          <table:table-cell office:value-type="float" office:value="1120" calcext:value-type="float">
            <text:p>1120</text:p>
          </table:table-cell>
          <table:table-cell table:formula="of:=[.B845]-[.B$2]" office:value-type="float" office:value="23.0552761554718" calcext:value-type="float">
            <text:p>23.0552761555</text:p>
          </table:table-cell>
          <table:table-cell table:formula="of:=[.C845]/([.D845]-[.D844])" office:value-type="float" office:value="98755.8964009418" calcext:value-type="float">
            <text:p>98755.89640094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6803.06686" calcext:value-type="float">
            <text:p>1456446803.06686</text:p>
          </table:table-cell>
          <table:table-cell office:value-type="float" office:value="1120" calcext:value-type="float">
            <text:p>1120</text:p>
          </table:table-cell>
          <table:table-cell table:formula="of:=[.B846]-[.B$2]" office:value-type="float" office:value="23.066609621048" calcext:value-type="float">
            <text:p>23.066609621</text:p>
          </table:table-cell>
          <table:table-cell table:formula="of:=[.C846]/([.D846]-[.D845])" office:value-type="float" office:value="98822.3763042747" calcext:value-type="float">
            <text:p>98822.376304274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6803.07819" calcext:value-type="float">
            <text:p>1456446803.07819</text:p>
          </table:table-cell>
          <table:table-cell office:value-type="float" office:value="1120" calcext:value-type="float">
            <text:p>1120</text:p>
          </table:table-cell>
          <table:table-cell table:formula="of:=[.B847]-[.B$2]" office:value-type="float" office:value="23.0779421329498" calcext:value-type="float">
            <text:p>23.0779421329</text:p>
          </table:table-cell>
          <table:table-cell table:formula="of:=[.C847]/([.D847]-[.D846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6803.08954" calcext:value-type="float">
            <text:p>1456446803.08954</text:p>
          </table:table-cell>
          <table:table-cell office:value-type="float" office:value="1120" calcext:value-type="float">
            <text:p>1120</text:p>
          </table:table-cell>
          <table:table-cell table:formula="of:=[.B848]-[.B$2]" office:value-type="float" office:value="23.0892858505249" calcext:value-type="float">
            <text:p>23.0892858505</text:p>
          </table:table-cell>
          <table:table-cell table:formula="of:=[.C848]/([.D848]-[.D847])" office:value-type="float" office:value="98733.0645873179" calcext:value-type="float">
            <text:p>98733.064587317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6803.10087" calcext:value-type="float">
            <text:p>1456446803.10087</text:p>
          </table:table-cell>
          <table:table-cell office:value-type="float" office:value="1120" calcext:value-type="float">
            <text:p>1120</text:p>
          </table:table-cell>
          <table:table-cell table:formula="of:=[.B849]-[.B$2]" office:value-type="float" office:value="23.1006212234497" calcext:value-type="float">
            <text:p>23.1006212234</text:p>
          </table:table-cell>
          <table:table-cell table:formula="of:=[.C849]/([.D849]-[.D848])" office:value-type="float" office:value="98805.7479387515" calcext:value-type="float">
            <text:p>98805.74793875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6803.1122" calcext:value-type="float">
            <text:p>1456446803.1122</text:p>
          </table:table-cell>
          <table:table-cell office:value-type="float" office:value="1120" calcext:value-type="float">
            <text:p>1120</text:p>
          </table:table-cell>
          <table:table-cell table:formula="of:=[.B850]-[.B$2]" office:value-type="float" office:value="23.1119539737701" calcext:value-type="float">
            <text:p>23.1119539738</text:p>
          </table:table-cell>
          <table:table-cell table:formula="of:=[.C850]/([.D850]-[.D849])" office:value-type="float" office:value="98828.6133843856" calcext:value-type="float">
            <text:p>98828.61338438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6803.12353" calcext:value-type="float">
            <text:p>1456446803.12353</text:p>
          </table:table-cell>
          <table:table-cell office:value-type="float" office:value="1120" calcext:value-type="float">
            <text:p>1120</text:p>
          </table:table-cell>
          <table:table-cell table:formula="of:=[.B851]-[.B$2]" office:value-type="float" office:value="23.123283624649" calcext:value-type="float">
            <text:p>23.1232836246</text:p>
          </table:table-cell>
          <table:table-cell table:formula="of:=[.C851]/([.D851]-[.D850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6803.13486" calcext:value-type="float">
            <text:p>1456446803.13486</text:p>
          </table:table-cell>
          <table:table-cell office:value-type="float" office:value="1120" calcext:value-type="float">
            <text:p>1120</text:p>
          </table:table-cell>
          <table:table-cell table:formula="of:=[.B852]-[.B$2]" office:value-type="float" office:value="23.1346127986908" calcext:value-type="float">
            <text:p>23.1346127987</text:p>
          </table:table-cell>
          <table:table-cell table:formula="of:=[.C852]/([.D852]-[.D851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6803.14619" calcext:value-type="float">
            <text:p>1456446803.14619</text:p>
          </table:table-cell>
          <table:table-cell office:value-type="float" office:value="1120" calcext:value-type="float">
            <text:p>1120</text:p>
          </table:table-cell>
          <table:table-cell table:formula="of:=[.B853]-[.B$2]" office:value-type="float" office:value="23.1459414958954" calcext:value-type="float">
            <text:p>23.1459414959</text:p>
          </table:table-cell>
          <table:table-cell table:formula="of:=[.C853]/([.D853]-[.D852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6803.15752" calcext:value-type="float">
            <text:p>1456446803.15752</text:p>
          </table:table-cell>
          <table:table-cell office:value-type="float" office:value="1120" calcext:value-type="float">
            <text:p>1120</text:p>
          </table:table-cell>
          <table:table-cell table:formula="of:=[.B854]-[.B$2]" office:value-type="float" office:value="23.1572699546814" calcext:value-type="float">
            <text:p>23.1572699547</text:p>
          </table:table-cell>
          <table:table-cell table:formula="of:=[.C854]/([.D854]-[.D853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6803.16885" calcext:value-type="float">
            <text:p>1456446803.16885</text:p>
          </table:table-cell>
          <table:table-cell office:value-type="float" office:value="1120" calcext:value-type="float">
            <text:p>1120</text:p>
          </table:table-cell>
          <table:table-cell table:formula="of:=[.B855]-[.B$2]" office:value-type="float" office:value="23.1685991287231" calcext:value-type="float">
            <text:p>23.1685991287</text:p>
          </table:table-cell>
          <table:table-cell table:formula="of:=[.C855]/([.D855]-[.D854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6803.18018" calcext:value-type="float">
            <text:p>1456446803.18018</text:p>
          </table:table-cell>
          <table:table-cell office:value-type="float" office:value="1120" calcext:value-type="float">
            <text:p>1120</text:p>
          </table:table-cell>
          <table:table-cell table:formula="of:=[.B856]-[.B$2]" office:value-type="float" office:value="23.1799275875092" calcext:value-type="float">
            <text:p>23.1799275875</text:p>
          </table:table-cell>
          <table:table-cell table:formula="of:=[.C856]/([.D856]-[.D855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6803.19151" calcext:value-type="float">
            <text:p>1456446803.19151</text:p>
          </table:table-cell>
          <table:table-cell office:value-type="float" office:value="1120" calcext:value-type="float">
            <text:p>1120</text:p>
          </table:table-cell>
          <table:table-cell table:formula="of:=[.B857]-[.B$2]" office:value-type="float" office:value="23.1912560462952" calcext:value-type="float">
            <text:p>23.1912560463</text:p>
          </table:table-cell>
          <table:table-cell table:formula="of:=[.C857]/([.D857]-[.D856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6803.20284" calcext:value-type="float">
            <text:p>1456446803.20284</text:p>
          </table:table-cell>
          <table:table-cell office:value-type="float" office:value="1120" calcext:value-type="float">
            <text:p>1120</text:p>
          </table:table-cell>
          <table:table-cell table:formula="of:=[.B858]-[.B$2]" office:value-type="float" office:value="23.2025856971741" calcext:value-type="float">
            <text:p>23.2025856972</text:p>
          </table:table-cell>
          <table:table-cell table:formula="of:=[.C858]/([.D858]-[.D857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6803.21417" calcext:value-type="float">
            <text:p>1456446803.21417</text:p>
          </table:table-cell>
          <table:table-cell office:value-type="float" office:value="1120" calcext:value-type="float">
            <text:p>1120</text:p>
          </table:table-cell>
          <table:table-cell table:formula="of:=[.B859]-[.B$2]" office:value-type="float" office:value="23.2139205932617" calcext:value-type="float">
            <text:p>23.2139205933</text:p>
          </table:table-cell>
          <table:table-cell table:formula="of:=[.C859]/([.D859]-[.D858])" office:value-type="float" office:value="98809.9045054899" calcext:value-type="float">
            <text:p>98809.90450548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6803.2255" calcext:value-type="float">
            <text:p>1456446803.2255</text:p>
          </table:table-cell>
          <table:table-cell office:value-type="float" office:value="1120" calcext:value-type="float">
            <text:p>1120</text:p>
          </table:table-cell>
          <table:table-cell table:formula="of:=[.B860]-[.B$2]" office:value-type="float" office:value="23.2252531051636" calcext:value-type="float">
            <text:p>23.2252531052</text:p>
          </table:table-cell>
          <table:table-cell table:formula="of:=[.C860]/([.D860]-[.D859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6803.23683" calcext:value-type="float">
            <text:p>1456446803.23683</text:p>
          </table:table-cell>
          <table:table-cell office:value-type="float" office:value="1120" calcext:value-type="float">
            <text:p>1120</text:p>
          </table:table-cell>
          <table:table-cell table:formula="of:=[.B861]-[.B$2]" office:value-type="float" office:value="23.2365825176239" calcext:value-type="float">
            <text:p>23.2365825176</text:p>
          </table:table-cell>
          <table:table-cell table:formula="of:=[.C861]/([.D861]-[.D860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6803.24816" calcext:value-type="float">
            <text:p>1456446803.24816</text:p>
          </table:table-cell>
          <table:table-cell office:value-type="float" office:value="1120" calcext:value-type="float">
            <text:p>1120</text:p>
          </table:table-cell>
          <table:table-cell table:formula="of:=[.B862]-[.B$2]" office:value-type="float" office:value="23.2479116916656" calcext:value-type="float">
            <text:p>23.2479116917</text:p>
          </table:table-cell>
          <table:table-cell table:formula="of:=[.C862]/([.D862]-[.D861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6803.25949" calcext:value-type="float">
            <text:p>1456446803.25949</text:p>
          </table:table-cell>
          <table:table-cell office:value-type="float" office:value="1120" calcext:value-type="float">
            <text:p>1120</text:p>
          </table:table-cell>
          <table:table-cell table:formula="of:=[.B863]-[.B$2]" office:value-type="float" office:value="23.2592422962189" calcext:value-type="float">
            <text:p>23.2592422962</text:p>
          </table:table-cell>
          <table:table-cell table:formula="of:=[.C863]/([.D863]-[.D862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6803.27082" calcext:value-type="float">
            <text:p>1456446803.27082</text:p>
          </table:table-cell>
          <table:table-cell office:value-type="float" office:value="1120" calcext:value-type="float">
            <text:p>1120</text:p>
          </table:table-cell>
          <table:table-cell table:formula="of:=[.B864]-[.B$2]" office:value-type="float" office:value="23.2705724239349" calcext:value-type="float">
            <text:p>23.2705724239</text:p>
          </table:table-cell>
          <table:table-cell table:formula="of:=[.C864]/([.D864]-[.D863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6803.28215" calcext:value-type="float">
            <text:p>1456446803.28215</text:p>
          </table:table-cell>
          <table:table-cell office:value-type="float" office:value="1120" calcext:value-type="float">
            <text:p>1120</text:p>
          </table:table-cell>
          <table:table-cell table:formula="of:=[.B865]-[.B$2]" office:value-type="float" office:value="23.2819020748138" calcext:value-type="float">
            <text:p>23.2819020748</text:p>
          </table:table-cell>
          <table:table-cell table:formula="of:=[.C865]/([.D865]-[.D864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6803.29348" calcext:value-type="float">
            <text:p>1456446803.29348</text:p>
          </table:table-cell>
          <table:table-cell office:value-type="float" office:value="1120" calcext:value-type="float">
            <text:p>1120</text:p>
          </table:table-cell>
          <table:table-cell table:formula="of:=[.B866]-[.B$2]" office:value-type="float" office:value="23.2932298183441" calcext:value-type="float">
            <text:p>23.2932298183</text:p>
          </table:table-cell>
          <table:table-cell table:formula="of:=[.C866]/([.D866]-[.D865])" office:value-type="float" office:value="98872.2949991581" calcext:value-type="float">
            <text:p>98872.294999158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6803.30481" calcext:value-type="float">
            <text:p>1456446803.30481</text:p>
          </table:table-cell>
          <table:table-cell office:value-type="float" office:value="1120" calcext:value-type="float">
            <text:p>1120</text:p>
          </table:table-cell>
          <table:table-cell table:formula="of:=[.B867]-[.B$2]" office:value-type="float" office:value="23.3045585155487" calcext:value-type="float">
            <text:p>23.3045585155</text:p>
          </table:table-cell>
          <table:table-cell table:formula="of:=[.C867]/([.D867]-[.D866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6803.31614" calcext:value-type="float">
            <text:p>1456446803.31614</text:p>
          </table:table-cell>
          <table:table-cell office:value-type="float" office:value="1120" calcext:value-type="float">
            <text:p>1120</text:p>
          </table:table-cell>
          <table:table-cell table:formula="of:=[.B868]-[.B$2]" office:value-type="float" office:value="23.3158929347992" calcext:value-type="float">
            <text:p>23.3158929348</text:p>
          </table:table-cell>
          <table:table-cell table:formula="of:=[.C868]/([.D868]-[.D867])" office:value-type="float" office:value="98814.0614219605" calcext:value-type="float">
            <text:p>98814.06142196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6803.32747" calcext:value-type="float">
            <text:p>1456446803.32747</text:p>
          </table:table-cell>
          <table:table-cell office:value-type="float" office:value="1120" calcext:value-type="float">
            <text:p>1120</text:p>
          </table:table-cell>
          <table:table-cell table:formula="of:=[.B869]-[.B$2]" office:value-type="float" office:value="23.3272233009338" calcext:value-type="float">
            <text:p>23.3272233009</text:p>
          </table:table-cell>
          <table:table-cell table:formula="of:=[.C869]/([.D869]-[.D868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6803.33881" calcext:value-type="float">
            <text:p>1456446803.33881</text:p>
          </table:table-cell>
          <table:table-cell office:value-type="float" office:value="1120" calcext:value-type="float">
            <text:p>1120</text:p>
          </table:table-cell>
          <table:table-cell table:formula="of:=[.B870]-[.B$2]" office:value-type="float" office:value="23.33855509758" calcext:value-type="float">
            <text:p>23.3385550976</text:p>
          </table:table-cell>
          <table:table-cell table:formula="of:=[.C870]/([.D870]-[.D869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6803.35014" calcext:value-type="float">
            <text:p>1456446803.35014</text:p>
          </table:table-cell>
          <table:table-cell office:value-type="float" office:value="1120" calcext:value-type="float">
            <text:p>1120</text:p>
          </table:table-cell>
          <table:table-cell table:formula="of:=[.B871]-[.B$2]" office:value-type="float" office:value="23.3498888015747" calcext:value-type="float">
            <text:p>23.3498888016</text:p>
          </table:table-cell>
          <table:table-cell table:formula="of:=[.C871]/([.D871]-[.D870])" office:value-type="float" office:value="98820.2974525107" calcext:value-type="float">
            <text:p>98820.29745251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6803.36147" calcext:value-type="float">
            <text:p>1456446803.36147</text:p>
          </table:table-cell>
          <table:table-cell office:value-type="float" office:value="1120" calcext:value-type="float">
            <text:p>1120</text:p>
          </table:table-cell>
          <table:table-cell table:formula="of:=[.B872]-[.B$2]" office:value-type="float" office:value="23.3612222671509" calcext:value-type="float">
            <text:p>23.3612222672</text:p>
          </table:table-cell>
          <table:table-cell table:formula="of:=[.C872]/([.D872]-[.D871])" office:value-type="float" office:value="98822.3763042747" calcext:value-type="float">
            <text:p>98822.376304274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6803.37282" calcext:value-type="float">
            <text:p>1456446803.37282</text:p>
          </table:table-cell>
          <table:table-cell office:value-type="float" office:value="1120" calcext:value-type="float">
            <text:p>1120</text:p>
          </table:table-cell>
          <table:table-cell table:formula="of:=[.B873]-[.B$2]" office:value-type="float" office:value="23.3725683689117" calcext:value-type="float">
            <text:p>23.3725683689</text:p>
          </table:table-cell>
          <table:table-cell table:formula="of:=[.C873]/([.D873]-[.D872])" office:value-type="float" office:value="98712.3175523755" calcext:value-type="float">
            <text:p>98712.317552375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6803.38416" calcext:value-type="float">
            <text:p>1456446803.38416</text:p>
          </table:table-cell>
          <table:table-cell office:value-type="float" office:value="1120" calcext:value-type="float">
            <text:p>1120</text:p>
          </table:table-cell>
          <table:table-cell table:formula="of:=[.B874]-[.B$2]" office:value-type="float" office:value="23.3839075565338" calcext:value-type="float">
            <text:p>23.3839075565</text:p>
          </table:table-cell>
          <table:table-cell table:formula="of:=[.C874]/([.D874]-[.D873])" office:value-type="float" office:value="98772.5079899075" calcext:value-type="float">
            <text:p>98772.507989907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6803.39549" calcext:value-type="float">
            <text:p>1456446803.39549</text:p>
          </table:table-cell>
          <table:table-cell office:value-type="float" office:value="1120" calcext:value-type="float">
            <text:p>1120</text:p>
          </table:table-cell>
          <table:table-cell table:formula="of:=[.B875]-[.B$2]" office:value-type="float" office:value="23.3952414989471" calcext:value-type="float">
            <text:p>23.3952414989</text:p>
          </table:table-cell>
          <table:table-cell table:formula="of:=[.C875]/([.D875]-[.D874])" office:value-type="float" office:value="98818.2186882073" calcext:value-type="float">
            <text:p>98818.218688207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6803.40682" calcext:value-type="float">
            <text:p>1456446803.40682</text:p>
          </table:table-cell>
          <table:table-cell office:value-type="float" office:value="1120" calcext:value-type="float">
            <text:p>1120</text:p>
          </table:table-cell>
          <table:table-cell table:formula="of:=[.B876]-[.B$2]" office:value-type="float" office:value="23.4065721035004" calcext:value-type="float">
            <text:p>23.4065721035</text:p>
          </table:table-cell>
          <table:table-cell table:formula="of:=[.C876]/([.D876]-[.D875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6803.41815" calcext:value-type="float">
            <text:p>1456446803.41815</text:p>
          </table:table-cell>
          <table:table-cell office:value-type="float" office:value="1120" calcext:value-type="float">
            <text:p>1120</text:p>
          </table:table-cell>
          <table:table-cell table:formula="of:=[.B877]-[.B$2]" office:value-type="float" office:value="23.4179015159607" calcext:value-type="float">
            <text:p>23.417901516</text:p>
          </table:table-cell>
          <table:table-cell table:formula="of:=[.C877]/([.D877]-[.D876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6803.42948" calcext:value-type="float">
            <text:p>1456446803.42948</text:p>
          </table:table-cell>
          <table:table-cell office:value-type="float" office:value="1120" calcext:value-type="float">
            <text:p>1120</text:p>
          </table:table-cell>
          <table:table-cell table:formula="of:=[.B878]-[.B$2]" office:value-type="float" office:value="23.429230928421" calcext:value-type="float">
            <text:p>23.4292309284</text:p>
          </table:table-cell>
          <table:table-cell table:formula="of:=[.C878]/([.D878]-[.D877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6803.44081" calcext:value-type="float">
            <text:p>1456446803.44081</text:p>
          </table:table-cell>
          <table:table-cell office:value-type="float" office:value="1120" calcext:value-type="float">
            <text:p>1120</text:p>
          </table:table-cell>
          <table:table-cell table:formula="of:=[.B879]-[.B$2]" office:value-type="float" office:value="23.4405605792999" calcext:value-type="float">
            <text:p>23.4405605793</text:p>
          </table:table-cell>
          <table:table-cell table:formula="of:=[.C879]/([.D879]-[.D878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6803.45214" calcext:value-type="float">
            <text:p>1456446803.45214</text:p>
          </table:table-cell>
          <table:table-cell office:value-type="float" office:value="1120" calcext:value-type="float">
            <text:p>1120</text:p>
          </table:table-cell>
          <table:table-cell table:formula="of:=[.B880]-[.B$2]" office:value-type="float" office:value="23.4518914222717" calcext:value-type="float">
            <text:p>23.4518914223</text:p>
          </table:table-cell>
          <table:table-cell table:formula="of:=[.C880]/([.D880]-[.D879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6446803.46347" calcext:value-type="float">
            <text:p>1456446803.46347</text:p>
          </table:table-cell>
          <table:table-cell office:value-type="float" office:value="1120" calcext:value-type="float">
            <text:p>1120</text:p>
          </table:table-cell>
          <table:table-cell table:formula="of:=[.B881]-[.B$2]" office:value-type="float" office:value="23.4632227420807" calcext:value-type="float">
            <text:p>23.4632227421</text:p>
          </table:table-cell>
          <table:table-cell table:formula="of:=[.C881]/([.D881]-[.D880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6446803.47481" calcext:value-type="float">
            <text:p>1456446803.47481</text:p>
          </table:table-cell>
          <table:table-cell office:value-type="float" office:value="1120" calcext:value-type="float">
            <text:p>1120</text:p>
          </table:table-cell>
          <table:table-cell table:formula="of:=[.B882]-[.B$2]" office:value-type="float" office:value="23.4745576381683" calcext:value-type="float">
            <text:p>23.4745576382</text:p>
          </table:table-cell>
          <table:table-cell table:formula="of:=[.C882]/([.D882]-[.D881])" office:value-type="float" office:value="98809.9045054899" calcext:value-type="float">
            <text:p>98809.904505489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6446803.48614" calcext:value-type="float">
            <text:p>1456446803.48614</text:p>
          </table:table-cell>
          <table:table-cell office:value-type="float" office:value="1120" calcext:value-type="float">
            <text:p>1120</text:p>
          </table:table-cell>
          <table:table-cell table:formula="of:=[.B883]-[.B$2]" office:value-type="float" office:value="23.4858901500702" calcext:value-type="float">
            <text:p>23.4858901501</text:p>
          </table:table-cell>
          <table:table-cell table:formula="of:=[.C883]/([.D883]-[.D882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6446803.49747" calcext:value-type="float">
            <text:p>1456446803.49747</text:p>
          </table:table-cell>
          <table:table-cell office:value-type="float" office:value="1120" calcext:value-type="float">
            <text:p>1120</text:p>
          </table:table-cell>
          <table:table-cell table:formula="of:=[.B884]-[.B$2]" office:value-type="float" office:value="23.4972207546234" calcext:value-type="float">
            <text:p>23.4972207546</text:p>
          </table:table-cell>
          <table:table-cell table:formula="of:=[.C884]/([.D884]-[.D883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6446803.5088" calcext:value-type="float">
            <text:p>1456446803.5088</text:p>
          </table:table-cell>
          <table:table-cell office:value-type="float" office:value="1120" calcext:value-type="float">
            <text:p>1120</text:p>
          </table:table-cell>
          <table:table-cell table:formula="of:=[.B885]-[.B$2]" office:value-type="float" office:value="23.5085508823395" calcext:value-type="float">
            <text:p>23.5085508823</text:p>
          </table:table-cell>
          <table:table-cell table:formula="of:=[.C885]/([.D885]-[.D884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6446803.52013" calcext:value-type="float">
            <text:p>1456446803.52013</text:p>
          </table:table-cell>
          <table:table-cell office:value-type="float" office:value="1120" calcext:value-type="float">
            <text:p>1120</text:p>
          </table:table-cell>
          <table:table-cell table:formula="of:=[.B886]-[.B$2]" office:value-type="float" office:value="23.519880771637" calcext:value-type="float">
            <text:p>23.5198807716</text:p>
          </table:table-cell>
          <table:table-cell table:formula="of:=[.C886]/([.D886]-[.D885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6446803.53146" calcext:value-type="float">
            <text:p>1456446803.53146</text:p>
          </table:table-cell>
          <table:table-cell office:value-type="float" office:value="1120" calcext:value-type="float">
            <text:p>1120</text:p>
          </table:table-cell>
          <table:table-cell table:formula="of:=[.B887]-[.B$2]" office:value-type="float" office:value="23.531210899353" calcext:value-type="float">
            <text:p>23.5312108994</text:p>
          </table:table-cell>
          <table:table-cell table:formula="of:=[.C887]/([.D887]-[.D886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6446803.54279" calcext:value-type="float">
            <text:p>1456446803.54279</text:p>
          </table:table-cell>
          <table:table-cell office:value-type="float" office:value="1120" calcext:value-type="float">
            <text:p>1120</text:p>
          </table:table-cell>
          <table:table-cell table:formula="of:=[.B888]-[.B$2]" office:value-type="float" office:value="23.5425405502319" calcext:value-type="float">
            <text:p>23.5425405502</text:p>
          </table:table-cell>
          <table:table-cell table:formula="of:=[.C888]/([.D888]-[.D887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6446803.55412" calcext:value-type="float">
            <text:p>1456446803.55412</text:p>
          </table:table-cell>
          <table:table-cell office:value-type="float" office:value="1120" calcext:value-type="float">
            <text:p>1120</text:p>
          </table:table-cell>
          <table:table-cell table:formula="of:=[.B889]-[.B$2]" office:value-type="float" office:value="23.5538692474365" calcext:value-type="float">
            <text:p>23.5538692474</text:p>
          </table:table-cell>
          <table:table-cell table:formula="of:=[.C889]/([.D889]-[.D888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6446803.56545" calcext:value-type="float">
            <text:p>1456446803.56545</text:p>
          </table:table-cell>
          <table:table-cell office:value-type="float" office:value="1120" calcext:value-type="float">
            <text:p>1120</text:p>
          </table:table-cell>
          <table:table-cell table:formula="of:=[.B890]-[.B$2]" office:value-type="float" office:value="23.5651979446411" calcext:value-type="float">
            <text:p>23.5651979446</text:p>
          </table:table-cell>
          <table:table-cell table:formula="of:=[.C890]/([.D890]-[.D889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6446803.57678" calcext:value-type="float">
            <text:p>1456446803.57678</text:p>
          </table:table-cell>
          <table:table-cell office:value-type="float" office:value="1120" calcext:value-type="float">
            <text:p>1120</text:p>
          </table:table-cell>
          <table:table-cell table:formula="of:=[.B891]-[.B$2]" office:value-type="float" office:value="23.5765273571014" calcext:value-type="float">
            <text:p>23.5765273571</text:p>
          </table:table-cell>
          <table:table-cell table:formula="of:=[.C891]/([.D891]-[.D890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6446803.58811" calcext:value-type="float">
            <text:p>1456446803.58811</text:p>
          </table:table-cell>
          <table:table-cell office:value-type="float" office:value="1120" calcext:value-type="float">
            <text:p>1120</text:p>
          </table:table-cell>
          <table:table-cell table:formula="of:=[.B892]-[.B$2]" office:value-type="float" office:value="23.587856054306" calcext:value-type="float">
            <text:p>23.5878560543</text:p>
          </table:table-cell>
          <table:table-cell table:formula="of:=[.C892]/([.D892]-[.D891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6446803.59944" calcext:value-type="float">
            <text:p>1456446803.59944</text:p>
          </table:table-cell>
          <table:table-cell office:value-type="float" office:value="1120" calcext:value-type="float">
            <text:p>1120</text:p>
          </table:table-cell>
          <table:table-cell table:formula="of:=[.B893]-[.B$2]" office:value-type="float" office:value="23.5991911888123" calcext:value-type="float">
            <text:p>23.5991911888</text:p>
          </table:table-cell>
          <table:table-cell table:formula="of:=[.C893]/([.D893]-[.D892])" office:value-type="float" office:value="98807.8261784069" calcext:value-type="float">
            <text:p>98807.82617840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6446803.61078" calcext:value-type="float">
            <text:p>1456446803.61078</text:p>
          </table:table-cell>
          <table:table-cell office:value-type="float" office:value="1120" calcext:value-type="float">
            <text:p>1120</text:p>
          </table:table-cell>
          <table:table-cell table:formula="of:=[.B894]-[.B$2]" office:value-type="float" office:value="23.610524892807" calcext:value-type="float">
            <text:p>23.6105248928</text:p>
          </table:table-cell>
          <table:table-cell table:formula="of:=[.C894]/([.D894]-[.D893])" office:value-type="float" office:value="98820.2974525107" calcext:value-type="float">
            <text:p>98820.297452510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6446803.62211" calcext:value-type="float">
            <text:p>1456446803.62211</text:p>
          </table:table-cell>
          <table:table-cell office:value-type="float" office:value="1120" calcext:value-type="float">
            <text:p>1120</text:p>
          </table:table-cell>
          <table:table-cell table:formula="of:=[.B895]-[.B$2]" office:value-type="float" office:value="23.6218547821045" calcext:value-type="float">
            <text:p>23.6218547821</text:p>
          </table:table-cell>
          <table:table-cell table:formula="of:=[.C895]/([.D895]-[.D894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6446803.63344" calcext:value-type="float">
            <text:p>1456446803.63344</text:p>
          </table:table-cell>
          <table:table-cell office:value-type="float" office:value="1120" calcext:value-type="float">
            <text:p>1120</text:p>
          </table:table-cell>
          <table:table-cell table:formula="of:=[.B896]-[.B$2]" office:value-type="float" office:value="23.6331851482391" calcext:value-type="float">
            <text:p>23.6331851482</text:p>
          </table:table-cell>
          <table:table-cell table:formula="of:=[.C896]/([.D896]-[.D895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6446803.64476" calcext:value-type="float">
            <text:p>1456446803.64476</text:p>
          </table:table-cell>
          <table:table-cell office:value-type="float" office:value="1120" calcext:value-type="float">
            <text:p>1120</text:p>
          </table:table-cell>
          <table:table-cell table:formula="of:=[.B897]-[.B$2]" office:value-type="float" office:value="23.6445138454437" calcext:value-type="float">
            <text:p>23.6445138454</text:p>
          </table:table-cell>
          <table:table-cell table:formula="of:=[.C897]/([.D897]-[.D896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6446803.6561" calcext:value-type="float">
            <text:p>1456446803.6561</text:p>
          </table:table-cell>
          <table:table-cell office:value-type="float" office:value="1120" calcext:value-type="float">
            <text:p>1120</text:p>
          </table:table-cell>
          <table:table-cell table:formula="of:=[.B898]-[.B$2]" office:value-type="float" office:value="23.6558451652527" calcext:value-type="float">
            <text:p>23.6558451653</text:p>
          </table:table-cell>
          <table:table-cell table:formula="of:=[.C898]/([.D898]-[.D897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6446803.66744" calcext:value-type="float">
            <text:p>1456446803.66744</text:p>
          </table:table-cell>
          <table:table-cell office:value-type="float" office:value="1120" calcext:value-type="float">
            <text:p>1120</text:p>
          </table:table-cell>
          <table:table-cell table:formula="of:=[.B899]-[.B$2]" office:value-type="float" office:value="23.6671853065491" calcext:value-type="float">
            <text:p>23.6671853065</text:p>
          </table:table-cell>
          <table:table-cell table:formula="of:=[.C899]/([.D899]-[.D898])" office:value-type="float" office:value="98764.2014969305" calcext:value-type="float">
            <text:p>98764.201496930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6446803.67877" calcext:value-type="float">
            <text:p>1456446803.67877</text:p>
          </table:table-cell>
          <table:table-cell office:value-type="float" office:value="1120" calcext:value-type="float">
            <text:p>1120</text:p>
          </table:table-cell>
          <table:table-cell table:formula="of:=[.B900]-[.B$2]" office:value-type="float" office:value="23.6785185337067" calcext:value-type="float">
            <text:p>23.6785185337</text:p>
          </table:table-cell>
          <table:table-cell table:formula="of:=[.C900]/([.D900]-[.D899])" office:value-type="float" office:value="98824.4552435048" calcext:value-type="float">
            <text:p>98824.45524350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6446803.6901" calcext:value-type="float">
            <text:p>1456446803.6901</text:p>
          </table:table-cell>
          <table:table-cell office:value-type="float" office:value="1120" calcext:value-type="float">
            <text:p>1120</text:p>
          </table:table-cell>
          <table:table-cell table:formula="of:=[.B901]-[.B$2]" office:value-type="float" office:value="23.6898491382599" calcext:value-type="float">
            <text:p>23.6898491383</text:p>
          </table:table-cell>
          <table:table-cell table:formula="of:=[.C901]/([.D901]-[.D900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6446803.70143" calcext:value-type="float">
            <text:p>1456446803.70143</text:p>
          </table:table-cell>
          <table:table-cell office:value-type="float" office:value="1120" calcext:value-type="float">
            <text:p>1120</text:p>
          </table:table-cell>
          <table:table-cell table:formula="of:=[.B902]-[.B$2]" office:value-type="float" office:value="23.701183795929" calcext:value-type="float">
            <text:p>23.7011837959</text:p>
          </table:table-cell>
          <table:table-cell table:formula="of:=[.C902]/([.D902]-[.D901])" office:value-type="float" office:value="98811.9829200059" calcext:value-type="float">
            <text:p>98811.98292000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6446803.71277" calcext:value-type="float">
            <text:p>1456446803.71277</text:p>
          </table:table-cell>
          <table:table-cell office:value-type="float" office:value="1120" calcext:value-type="float">
            <text:p>1120</text:p>
          </table:table-cell>
          <table:table-cell table:formula="of:=[.B903]-[.B$2]" office:value-type="float" office:value="23.712516784668" calcext:value-type="float">
            <text:p>23.7125167847</text:p>
          </table:table-cell>
          <table:table-cell table:formula="of:=[.C903]/([.D903]-[.D902])" office:value-type="float" office:value="98826.5342702066" calcext:value-type="float">
            <text:p>98826.534270206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6446803.72407" calcext:value-type="float">
            <text:p>1456446803.72407</text:p>
          </table:table-cell>
          <table:table-cell office:value-type="float" office:value="1120" calcext:value-type="float">
            <text:p>1120</text:p>
          </table:table-cell>
          <table:table-cell table:formula="of:=[.B904]-[.B$2]" office:value-type="float" office:value="23.7238161563873" calcext:value-type="float">
            <text:p>23.7238161564</text:p>
          </table:table-cell>
          <table:table-cell table:formula="of:=[.C904]/([.D904]-[.D903])" office:value-type="float" office:value="99120.5553562762" calcext:value-type="float">
            <text:p>99120.555356276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6446803.7354" calcext:value-type="float">
            <text:p>1456446803.7354</text:p>
          </table:table-cell>
          <table:table-cell office:value-type="float" office:value="1120" calcext:value-type="float">
            <text:p>1120</text:p>
          </table:table-cell>
          <table:table-cell table:formula="of:=[.B905]-[.B$2]" office:value-type="float" office:value="23.7351486682892" calcext:value-type="float">
            <text:p>23.7351486683</text:p>
          </table:table-cell>
          <table:table-cell table:formula="of:=[.C905]/([.D905]-[.D904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6446803.74673" calcext:value-type="float">
            <text:p>1456446803.74673</text:p>
          </table:table-cell>
          <table:table-cell office:value-type="float" office:value="1120" calcext:value-type="float">
            <text:p>1120</text:p>
          </table:table-cell>
          <table:table-cell table:formula="of:=[.B906]-[.B$2]" office:value-type="float" office:value="23.7464804649353" calcext:value-type="float">
            <text:p>23.7464804649</text:p>
          </table:table-cell>
          <table:table-cell table:formula="of:=[.C906]/([.D906]-[.D905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6446803.75806" calcext:value-type="float">
            <text:p>1456446803.75806</text:p>
          </table:table-cell>
          <table:table-cell office:value-type="float" office:value="1120" calcext:value-type="float">
            <text:p>1120</text:p>
          </table:table-cell>
          <table:table-cell table:formula="of:=[.B907]-[.B$2]" office:value-type="float" office:value="23.7578115463257" calcext:value-type="float">
            <text:p>23.7578115463</text:p>
          </table:table-cell>
          <table:table-cell table:formula="of:=[.C907]/([.D907]-[.D906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6446803.7694" calcext:value-type="float">
            <text:p>1456446803.7694</text:p>
          </table:table-cell>
          <table:table-cell office:value-type="float" office:value="1120" calcext:value-type="float">
            <text:p>1120</text:p>
          </table:table-cell>
          <table:table-cell table:formula="of:=[.B908]-[.B$2]" office:value-type="float" office:value="23.7691462039947" calcext:value-type="float">
            <text:p>23.769146204</text:p>
          </table:table-cell>
          <table:table-cell table:formula="of:=[.C908]/([.D908]-[.D907])" office:value-type="float" office:value="98811.9829200059" calcext:value-type="float">
            <text:p>98811.98292000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6446803.78073" calcext:value-type="float">
            <text:p>1456446803.78073</text:p>
          </table:table-cell>
          <table:table-cell office:value-type="float" office:value="1120" calcext:value-type="float">
            <text:p>1120</text:p>
          </table:table-cell>
          <table:table-cell table:formula="of:=[.B909]-[.B$2]" office:value-type="float" office:value="23.7804782390594" calcext:value-type="float">
            <text:p>23.7804782391</text:p>
          </table:table-cell>
          <table:table-cell table:formula="of:=[.C909]/([.D909]-[.D908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6446803.79206" calcext:value-type="float">
            <text:p>1456446803.79206</text:p>
          </table:table-cell>
          <table:table-cell office:value-type="float" office:value="1120" calcext:value-type="float">
            <text:p>1120</text:p>
          </table:table-cell>
          <table:table-cell table:formula="of:=[.B910]-[.B$2]" office:value-type="float" office:value="23.7918095588684" calcext:value-type="float">
            <text:p>23.7918095589</text:p>
          </table:table-cell>
          <table:table-cell table:formula="of:=[.C910]/([.D910]-[.D909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6446803.80339" calcext:value-type="float">
            <text:p>1456446803.80339</text:p>
          </table:table-cell>
          <table:table-cell office:value-type="float" office:value="1120" calcext:value-type="float">
            <text:p>1120</text:p>
          </table:table-cell>
          <table:table-cell table:formula="of:=[.B911]-[.B$2]" office:value-type="float" office:value="23.8031408786774" calcext:value-type="float">
            <text:p>23.8031408787</text:p>
          </table:table-cell>
          <table:table-cell table:formula="of:=[.C911]/([.D911]-[.D910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6446803.81472" calcext:value-type="float">
            <text:p>1456446803.81472</text:p>
          </table:table-cell>
          <table:table-cell office:value-type="float" office:value="1120" calcext:value-type="float">
            <text:p>1120</text:p>
          </table:table-cell>
          <table:table-cell table:formula="of:=[.B912]-[.B$2]" office:value-type="float" office:value="23.8144693374634" calcext:value-type="float">
            <text:p>23.8144693375</text:p>
          </table:table-cell>
          <table:table-cell table:formula="of:=[.C912]/([.D912]-[.D911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6446803.82605" calcext:value-type="float">
            <text:p>1456446803.82605</text:p>
          </table:table-cell>
          <table:table-cell office:value-type="float" office:value="1120" calcext:value-type="float">
            <text:p>1120</text:p>
          </table:table-cell>
          <table:table-cell table:formula="of:=[.B913]-[.B$2]" office:value-type="float" office:value="23.8258016109467" calcext:value-type="float">
            <text:p>23.8258016109</text:p>
          </table:table-cell>
          <table:table-cell table:formula="of:=[.C913]/([.D913]-[.D912])" office:value-type="float" office:value="98832.7718751972" calcext:value-type="float">
            <text:p>98832.771875197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6446803.83738" calcext:value-type="float">
            <text:p>1456446803.83738</text:p>
          </table:table-cell>
          <table:table-cell office:value-type="float" office:value="1120" calcext:value-type="float">
            <text:p>1120</text:p>
          </table:table-cell>
          <table:table-cell table:formula="of:=[.B914]-[.B$2]" office:value-type="float" office:value="23.8371322154999" calcext:value-type="float">
            <text:p>23.8371322155</text:p>
          </table:table-cell>
          <table:table-cell table:formula="of:=[.C914]/([.D914]-[.D913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6446803.84871" calcext:value-type="float">
            <text:p>1456446803.84871</text:p>
          </table:table-cell>
          <table:table-cell office:value-type="float" office:value="1120" calcext:value-type="float">
            <text:p>1120</text:p>
          </table:table-cell>
          <table:table-cell table:formula="of:=[.B915]-[.B$2]" office:value-type="float" office:value="23.8484632968903" calcext:value-type="float">
            <text:p>23.8484632969</text:p>
          </table:table-cell>
          <table:table-cell table:formula="of:=[.C915]/([.D915]-[.D914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6446803.86001" calcext:value-type="float">
            <text:p>1456446803.86001</text:p>
          </table:table-cell>
          <table:table-cell office:value-type="float" office:value="1120" calcext:value-type="float">
            <text:p>1120</text:p>
          </table:table-cell>
          <table:table-cell table:formula="of:=[.B916]-[.B$2]" office:value-type="float" office:value="23.8597598075867" calcext:value-type="float">
            <text:p>23.8597598076</text:p>
          </table:table-cell>
          <table:table-cell table:formula="of:=[.C916]/([.D916]-[.D915])" office:value-type="float" office:value="99145.6592304932" calcext:value-type="float">
            <text:p>99145.659230493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6446803.87134" calcext:value-type="float">
            <text:p>1456446803.87134</text:p>
          </table:table-cell>
          <table:table-cell office:value-type="float" office:value="1120" calcext:value-type="float">
            <text:p>1120</text:p>
          </table:table-cell>
          <table:table-cell table:formula="of:=[.B917]-[.B$2]" office:value-type="float" office:value="23.8710927963257" calcext:value-type="float">
            <text:p>23.8710927963</text:p>
          </table:table-cell>
          <table:table-cell table:formula="of:=[.C917]/([.D917]-[.D916])" office:value-type="float" office:value="98826.5342702066" calcext:value-type="float">
            <text:p>98826.53427020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6446803.88268" calcext:value-type="float">
            <text:p>1456446803.88268</text:p>
          </table:table-cell>
          <table:table-cell office:value-type="float" office:value="1120" calcext:value-type="float">
            <text:p>1120</text:p>
          </table:table-cell>
          <table:table-cell table:formula="of:=[.B918]-[.B$2]" office:value-type="float" office:value="23.8824272155762" calcext:value-type="float">
            <text:p>23.8824272156</text:p>
          </table:table-cell>
          <table:table-cell table:formula="of:=[.C918]/([.D918]-[.D917])" office:value-type="float" office:value="98814.0614219605" calcext:value-type="float">
            <text:p>98814.061421960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6446803.89401" calcext:value-type="float">
            <text:p>1456446803.89401</text:p>
          </table:table-cell>
          <table:table-cell office:value-type="float" office:value="1120" calcext:value-type="float">
            <text:p>1120</text:p>
          </table:table-cell>
          <table:table-cell table:formula="of:=[.B919]-[.B$2]" office:value-type="float" office:value="23.8937573432922" calcext:value-type="float">
            <text:p>23.8937573433</text:p>
          </table:table-cell>
          <table:table-cell table:formula="of:=[.C919]/([.D919]-[.D918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6446803.90534" calcext:value-type="float">
            <text:p>1456446803.90534</text:p>
          </table:table-cell>
          <table:table-cell office:value-type="float" office:value="1120" calcext:value-type="float">
            <text:p>1120</text:p>
          </table:table-cell>
          <table:table-cell table:formula="of:=[.B920]-[.B$2]" office:value-type="float" office:value="23.9050877094269" calcext:value-type="float">
            <text:p>23.9050877094</text:p>
          </table:table-cell>
          <table:table-cell table:formula="of:=[.C920]/([.D920]-[.D919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6446803.91667" calcext:value-type="float">
            <text:p>1456446803.91667</text:p>
          </table:table-cell>
          <table:table-cell office:value-type="float" office:value="1120" calcext:value-type="float">
            <text:p>1120</text:p>
          </table:table-cell>
          <table:table-cell table:formula="of:=[.B921]-[.B$2]" office:value-type="float" office:value="23.9164164066315" calcext:value-type="float">
            <text:p>23.9164164066</text:p>
          </table:table-cell>
          <table:table-cell table:formula="of:=[.C921]/([.D921]-[.D920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446803.928" calcext:value-type="float">
            <text:p>1456446803.928</text:p>
          </table:table-cell>
          <table:table-cell office:value-type="float" office:value="1120" calcext:value-type="float">
            <text:p>1120</text:p>
          </table:table-cell>
          <table:table-cell table:formula="of:=[.B922]-[.B$2]" office:value-type="float" office:value="23.9277455806732" calcext:value-type="float">
            <text:p>23.9277455807</text:p>
          </table:table-cell>
          <table:table-cell table:formula="of:=[.C922]/([.D922]-[.D921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6446803.93933" calcext:value-type="float">
            <text:p>1456446803.93933</text:p>
          </table:table-cell>
          <table:table-cell office:value-type="float" office:value="1120" calcext:value-type="float">
            <text:p>1120</text:p>
          </table:table-cell>
          <table:table-cell table:formula="of:=[.B923]-[.B$2]" office:value-type="float" office:value="23.9390754699707" calcext:value-type="float">
            <text:p>23.93907547</text:p>
          </table:table-cell>
          <table:table-cell table:formula="of:=[.C923]/([.D923]-[.D922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6446803.95066" calcext:value-type="float">
            <text:p>1456446803.95066</text:p>
          </table:table-cell>
          <table:table-cell office:value-type="float" office:value="1120" calcext:value-type="float">
            <text:p>1120</text:p>
          </table:table-cell>
          <table:table-cell table:formula="of:=[.B924]-[.B$2]" office:value-type="float" office:value="23.950404882431" calcext:value-type="float">
            <text:p>23.9504048824</text:p>
          </table:table-cell>
          <table:table-cell table:formula="of:=[.C924]/([.D924]-[.D923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6446803.96198" calcext:value-type="float">
            <text:p>1456446803.96198</text:p>
          </table:table-cell>
          <table:table-cell office:value-type="float" office:value="1120" calcext:value-type="float">
            <text:p>1120</text:p>
          </table:table-cell>
          <table:table-cell table:formula="of:=[.B925]-[.B$2]" office:value-type="float" office:value="23.961733341217" calcext:value-type="float">
            <text:p>23.9617333412</text:p>
          </table:table-cell>
          <table:table-cell table:formula="of:=[.C925]/([.D925]-[.D924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6446803.97331" calcext:value-type="float">
            <text:p>1456446803.97331</text:p>
          </table:table-cell>
          <table:table-cell office:value-type="float" office:value="1120" calcext:value-type="float">
            <text:p>1120</text:p>
          </table:table-cell>
          <table:table-cell table:formula="of:=[.B926]-[.B$2]" office:value-type="float" office:value="23.9730622768402" calcext:value-type="float">
            <text:p>23.9730622768</text:p>
          </table:table-cell>
          <table:table-cell table:formula="of:=[.C926]/([.D926]-[.D925])" office:value-type="float" office:value="98861.8911126544" calcext:value-type="float">
            <text:p>98861.89111265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6446803.98465" calcext:value-type="float">
            <text:p>1456446803.98465</text:p>
          </table:table-cell>
          <table:table-cell office:value-type="float" office:value="1120" calcext:value-type="float">
            <text:p>1120</text:p>
          </table:table-cell>
          <table:table-cell table:formula="of:=[.B927]-[.B$2]" office:value-type="float" office:value="23.9843952655792" calcext:value-type="float">
            <text:p>23.9843952656</text:p>
          </table:table-cell>
          <table:table-cell table:formula="of:=[.C927]/([.D927]-[.D926])" office:value-type="float" office:value="98826.5342702066" calcext:value-type="float">
            <text:p>98826.534270206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6446803.99601" calcext:value-type="float">
            <text:p>1456446803.99601</text:p>
          </table:table-cell>
          <table:table-cell office:value-type="float" office:value="1120" calcext:value-type="float">
            <text:p>1120</text:p>
          </table:table-cell>
          <table:table-cell table:formula="of:=[.B928]-[.B$2]" office:value-type="float" office:value="23.9957602024078" calcext:value-type="float">
            <text:p>23.9957602024</text:p>
          </table:table-cell>
          <table:table-cell table:formula="of:=[.C928]/([.D928]-[.D927])" office:value-type="float" office:value="98548.7219937904" calcext:value-type="float">
            <text:p>98548.721993790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6446804.00743" calcext:value-type="float">
            <text:p>1456446804.00743</text:p>
          </table:table-cell>
          <table:table-cell office:value-type="float" office:value="1120" calcext:value-type="float">
            <text:p>1120</text:p>
          </table:table-cell>
          <table:table-cell table:formula="of:=[.B929]-[.B$2]" office:value-type="float" office:value="24.0071821212769" calcext:value-type="float">
            <text:p>24.0071821213</text:p>
          </table:table-cell>
          <table:table-cell table:formula="of:=[.C929]/([.D929]-[.D928])" office:value-type="float" office:value="98057.0789237481" calcext:value-type="float">
            <text:p>98057.078923748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6446804.01881" calcext:value-type="float">
            <text:p>1456446804.01881</text:p>
          </table:table-cell>
          <table:table-cell office:value-type="float" office:value="1120" calcext:value-type="float">
            <text:p>1120</text:p>
          </table:table-cell>
          <table:table-cell table:formula="of:=[.B930]-[.B$2]" office:value-type="float" office:value="24.0185630321503" calcext:value-type="float">
            <text:p>24.0185630322</text:p>
          </table:table-cell>
          <table:table-cell table:formula="of:=[.C930]/([.D930]-[.D929])" office:value-type="float" office:value="98410.4007541636" calcext:value-type="float">
            <text:p>98410.400754163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6446804.03011" calcext:value-type="float">
            <text:p>1456446804.03011</text:p>
          </table:table-cell>
          <table:table-cell office:value-type="float" office:value="1120" calcext:value-type="float">
            <text:p>1120</text:p>
          </table:table-cell>
          <table:table-cell table:formula="of:=[.B931]-[.B$2]" office:value-type="float" office:value="24.0298624038696" calcext:value-type="float">
            <text:p>24.0298624039</text:p>
          </table:table-cell>
          <table:table-cell table:formula="of:=[.C931]/([.D931]-[.D930])" office:value-type="float" office:value="99120.5553562762" calcext:value-type="float">
            <text:p>99120.555356276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6446804.04142" calcext:value-type="float">
            <text:p>1456446804.04142</text:p>
          </table:table-cell>
          <table:table-cell office:value-type="float" office:value="1120" calcext:value-type="float">
            <text:p>1120</text:p>
          </table:table-cell>
          <table:table-cell table:formula="of:=[.B932]-[.B$2]" office:value-type="float" office:value="24.0411705970764" calcext:value-type="float">
            <text:p>24.0411705971</text:p>
          </table:table-cell>
          <table:table-cell table:formula="of:=[.C932]/([.D932]-[.D931])" office:value-type="float" office:value="99043.2317098883" calcext:value-type="float">
            <text:p>99043.231709888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6446804.05273" calcext:value-type="float">
            <text:p>1456446804.05273</text:p>
          </table:table-cell>
          <table:table-cell office:value-type="float" office:value="1120" calcext:value-type="float">
            <text:p>1120</text:p>
          </table:table-cell>
          <table:table-cell table:formula="of:=[.B933]-[.B$2]" office:value-type="float" office:value="24.0524840354919" calcext:value-type="float">
            <text:p>24.0524840355</text:p>
          </table:table-cell>
          <table:table-cell table:formula="of:=[.C933]/([.D933]-[.D932])" office:value-type="float" office:value="98997.312652786" calcext:value-type="float">
            <text:p>98997.31265278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6446804.06402" calcext:value-type="float">
            <text:p>1456446804.06402</text:p>
          </table:table-cell>
          <table:table-cell office:value-type="float" office:value="1120" calcext:value-type="float">
            <text:p>1120</text:p>
          </table:table-cell>
          <table:table-cell table:formula="of:=[.B934]-[.B$2]" office:value-type="float" office:value="24.0637729167938" calcext:value-type="float">
            <text:p>24.0637729168</text:p>
          </table:table-cell>
          <table:table-cell table:formula="of:=[.C934]/([.D934]-[.D933])" office:value-type="float" office:value="99212.6651038037" calcext:value-type="float">
            <text:p>99212.665103803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6446804.0753" calcext:value-type="float">
            <text:p>1456446804.0753</text:p>
          </table:table-cell>
          <table:table-cell office:value-type="float" office:value="1120" calcext:value-type="float">
            <text:p>1120</text:p>
          </table:table-cell>
          <table:table-cell table:formula="of:=[.B935]-[.B$2]" office:value-type="float" office:value="24.0750527381897" calcext:value-type="float">
            <text:p>24.0750527382</text:p>
          </table:table-cell>
          <table:table-cell table:formula="of:=[.C935]/([.D935]-[.D934])" office:value-type="float" office:value="99292.3523070745" calcext:value-type="float">
            <text:p>99292.352307074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6446804.08658" calcext:value-type="float">
            <text:p>1456446804.08658</text:p>
          </table:table-cell>
          <table:table-cell office:value-type="float" office:value="1120" calcext:value-type="float">
            <text:p>1120</text:p>
          </table:table-cell>
          <table:table-cell table:formula="of:=[.B936]-[.B$2]" office:value-type="float" office:value="24.0863308906555" calcext:value-type="float">
            <text:p>24.0863308907</text:p>
          </table:table-cell>
          <table:table-cell table:formula="of:=[.C936]/([.D936]-[.D935])" office:value-type="float" office:value="99307.0454929816" calcext:value-type="float">
            <text:p>99307.04549298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6446804.09786" calcext:value-type="float">
            <text:p>1456446804.09786</text:p>
          </table:table-cell>
          <table:table-cell office:value-type="float" office:value="1120" calcext:value-type="float">
            <text:p>1120</text:p>
          </table:table-cell>
          <table:table-cell table:formula="of:=[.B937]-[.B$2]" office:value-type="float" office:value="24.0976068973541" calcext:value-type="float">
            <text:p>24.0976068974</text:p>
          </table:table-cell>
          <table:table-cell table:formula="of:=[.C937]/([.D937]-[.D936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6446804.10914" calcext:value-type="float">
            <text:p>1456446804.10914</text:p>
          </table:table-cell>
          <table:table-cell office:value-type="float" office:value="1120" calcext:value-type="float">
            <text:p>1120</text:p>
          </table:table-cell>
          <table:table-cell table:formula="of:=[.B938]-[.B$2]" office:value-type="float" office:value="24.1088933944702" calcext:value-type="float">
            <text:p>24.1088933945</text:p>
          </table:table-cell>
          <table:table-cell table:formula="of:=[.C938]/([.D938]-[.D937])" office:value-type="float" office:value="99233.6230169628" calcext:value-type="float">
            <text:p>99233.623016962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6446804.12042" calcext:value-type="float">
            <text:p>1456446804.12042</text:p>
          </table:table-cell>
          <table:table-cell office:value-type="float" office:value="1120" calcext:value-type="float">
            <text:p>1120</text:p>
          </table:table-cell>
          <table:table-cell table:formula="of:=[.B939]-[.B$2]" office:value-type="float" office:value="24.1201729774475" calcext:value-type="float">
            <text:p>24.1201729774</text:p>
          </table:table-cell>
          <table:table-cell table:formula="of:=[.C939]/([.D939]-[.D938])" office:value-type="float" office:value="99294.4510674276" calcext:value-type="float">
            <text:p>99294.45106742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6446804.1317" calcext:value-type="float">
            <text:p>1456446804.1317</text:p>
          </table:table-cell>
          <table:table-cell office:value-type="float" office:value="1120" calcext:value-type="float">
            <text:p>1120</text:p>
          </table:table-cell>
          <table:table-cell table:formula="of:=[.B940]-[.B$2]" office:value-type="float" office:value="24.1314494609833" calcext:value-type="float">
            <text:p>24.131449461</text:p>
          </table:table-cell>
          <table:table-cell table:formula="of:=[.C940]/([.D940]-[.D939])" office:value-type="float" office:value="99321.743028099" calcext:value-type="float">
            <text:p>99321.74302809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6446804.14298" calcext:value-type="float">
            <text:p>1456446804.14298</text:p>
          </table:table-cell>
          <table:table-cell office:value-type="float" office:value="1120" calcext:value-type="float">
            <text:p>1120</text:p>
          </table:table-cell>
          <table:table-cell table:formula="of:=[.B941]-[.B$2]" office:value-type="float" office:value="24.1427254676819" calcext:value-type="float">
            <text:p>24.1427254677</text:p>
          </table:table-cell>
          <table:table-cell table:formula="of:=[.C941]/([.D941]-[.D940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6446804.15425" calcext:value-type="float">
            <text:p>1456446804.15425</text:p>
          </table:table-cell>
          <table:table-cell office:value-type="float" office:value="1120" calcext:value-type="float">
            <text:p>1120</text:p>
          </table:table-cell>
          <table:table-cell table:formula="of:=[.B942]-[.B$2]" office:value-type="float" office:value="24.1539998054504" calcext:value-type="float">
            <text:p>24.1539998055</text:p>
          </table:table-cell>
          <table:table-cell table:formula="of:=[.C942]/([.D942]-[.D941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6446804.16553" calcext:value-type="float">
            <text:p>1456446804.16553</text:p>
          </table:table-cell>
          <table:table-cell office:value-type="float" office:value="1120" calcext:value-type="float">
            <text:p>1120</text:p>
          </table:table-cell>
          <table:table-cell table:formula="of:=[.B943]-[.B$2]" office:value-type="float" office:value="24.1652746200562" calcext:value-type="float">
            <text:p>24.1652746201</text:p>
          </table:table-cell>
          <table:table-cell table:formula="of:=[.C943]/([.D943]-[.D942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6446804.1768" calcext:value-type="float">
            <text:p>1456446804.1768</text:p>
          </table:table-cell>
          <table:table-cell office:value-type="float" office:value="1120" calcext:value-type="float">
            <text:p>1120</text:p>
          </table:table-cell>
          <table:table-cell table:formula="of:=[.B944]-[.B$2]" office:value-type="float" office:value="24.1765487194061" calcext:value-type="float">
            <text:p>24.1765487194</text:p>
          </table:table-cell>
          <table:table-cell table:formula="of:=[.C944]/([.D944]-[.D943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6446804.18807" calcext:value-type="float">
            <text:p>1456446804.18807</text:p>
          </table:table-cell>
          <table:table-cell office:value-type="float" office:value="1120" calcext:value-type="float">
            <text:p>1120</text:p>
          </table:table-cell>
          <table:table-cell table:formula="of:=[.B945]-[.B$2]" office:value-type="float" office:value="24.1878230571747" calcext:value-type="float">
            <text:p>24.1878230572</text:p>
          </table:table-cell>
          <table:table-cell table:formula="of:=[.C945]/([.D945]-[.D944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6446804.19935" calcext:value-type="float">
            <text:p>1456446804.19935</text:p>
          </table:table-cell>
          <table:table-cell office:value-type="float" office:value="1120" calcext:value-type="float">
            <text:p>1120</text:p>
          </table:table-cell>
          <table:table-cell table:formula="of:=[.B946]-[.B$2]" office:value-type="float" office:value="24.1990971565247" calcext:value-type="float">
            <text:p>24.1990971565</text:p>
          </table:table-cell>
          <table:table-cell table:formula="of:=[.C946]/([.D946]-[.D945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6446804.21062" calcext:value-type="float">
            <text:p>1456446804.21062</text:p>
          </table:table-cell>
          <table:table-cell office:value-type="float" office:value="1120" calcext:value-type="float">
            <text:p>1120</text:p>
          </table:table-cell>
          <table:table-cell table:formula="of:=[.B947]-[.B$2]" office:value-type="float" office:value="24.2103712558746" calcext:value-type="float">
            <text:p>24.2103712559</text:p>
          </table:table-cell>
          <table:table-cell table:formula="of:=[.C947]/([.D947]-[.D946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6446804.2219" calcext:value-type="float">
            <text:p>1456446804.2219</text:p>
          </table:table-cell>
          <table:table-cell office:value-type="float" office:value="1120" calcext:value-type="float">
            <text:p>1120</text:p>
          </table:table-cell>
          <table:table-cell table:formula="of:=[.B948]-[.B$2]" office:value-type="float" office:value="24.2216475009918" calcext:value-type="float">
            <text:p>24.221647501</text:p>
          </table:table-cell>
          <table:table-cell table:formula="of:=[.C948]/([.D948]-[.D947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6446804.23317" calcext:value-type="float">
            <text:p>1456446804.23317</text:p>
          </table:table-cell>
          <table:table-cell office:value-type="float" office:value="1120" calcext:value-type="float">
            <text:p>1120</text:p>
          </table:table-cell>
          <table:table-cell table:formula="of:=[.B949]-[.B$2]" office:value-type="float" office:value="24.2329216003418" calcext:value-type="float">
            <text:p>24.2329216003</text:p>
          </table:table-cell>
          <table:table-cell table:formula="of:=[.C949]/([.D949]-[.D948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6446804.24445" calcext:value-type="float">
            <text:p>1456446804.24445</text:p>
          </table:table-cell>
          <table:table-cell office:value-type="float" office:value="1120" calcext:value-type="float">
            <text:p>1120</text:p>
          </table:table-cell>
          <table:table-cell table:formula="of:=[.B950]-[.B$2]" office:value-type="float" office:value="24.2442014217377" calcext:value-type="float">
            <text:p>24.2442014217</text:p>
          </table:table-cell>
          <table:table-cell table:formula="of:=[.C950]/([.D950]-[.D949])" office:value-type="float" office:value="99292.3523070745" calcext:value-type="float">
            <text:p>99292.352307074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6446804.25573" calcext:value-type="float">
            <text:p>1456446804.25573</text:p>
          </table:table-cell>
          <table:table-cell office:value-type="float" office:value="1120" calcext:value-type="float">
            <text:p>1120</text:p>
          </table:table-cell>
          <table:table-cell table:formula="of:=[.B951]-[.B$2]" office:value-type="float" office:value="24.255476474762" calcext:value-type="float">
            <text:p>24.2554764748</text:p>
          </table:table-cell>
          <table:table-cell table:formula="of:=[.C951]/([.D951]-[.D950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6446804.267" calcext:value-type="float">
            <text:p>1456446804.267</text:p>
          </table:table-cell>
          <table:table-cell office:value-type="float" office:value="1120" calcext:value-type="float">
            <text:p>1120</text:p>
          </table:table-cell>
          <table:table-cell table:formula="of:=[.B952]-[.B$2]" office:value-type="float" office:value="24.2667512893677" calcext:value-type="float">
            <text:p>24.2667512894</text:p>
          </table:table-cell>
          <table:table-cell table:formula="of:=[.C952]/([.D952]-[.D951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6446804.27828" calcext:value-type="float">
            <text:p>1456446804.27828</text:p>
          </table:table-cell>
          <table:table-cell office:value-type="float" office:value="1120" calcext:value-type="float">
            <text:p>1120</text:p>
          </table:table-cell>
          <table:table-cell table:formula="of:=[.B953]-[.B$2]" office:value-type="float" office:value="24.2780256271362" calcext:value-type="float">
            <text:p>24.2780256271</text:p>
          </table:table-cell>
          <table:table-cell table:formula="of:=[.C953]/([.D953]-[.D952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6446804.28955" calcext:value-type="float">
            <text:p>1456446804.28955</text:p>
          </table:table-cell>
          <table:table-cell office:value-type="float" office:value="1120" calcext:value-type="float">
            <text:p>1120</text:p>
          </table:table-cell>
          <table:table-cell table:formula="of:=[.B954]-[.B$2]" office:value-type="float" office:value="24.2892987728119" calcext:value-type="float">
            <text:p>24.2892987728</text:p>
          </table:table-cell>
          <table:table-cell table:formula="of:=[.C954]/([.D954]-[.D953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6446804.30082" calcext:value-type="float">
            <text:p>1456446804.30082</text:p>
          </table:table-cell>
          <table:table-cell office:value-type="float" office:value="1120" calcext:value-type="float">
            <text:p>1120</text:p>
          </table:table-cell>
          <table:table-cell table:formula="of:=[.B955]-[.B$2]" office:value-type="float" office:value="24.3005738258362" calcext:value-type="float">
            <text:p>24.3005738258</text:p>
          </table:table-cell>
          <table:table-cell table:formula="of:=[.C955]/([.D955]-[.D954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6446804.3121" calcext:value-type="float">
            <text:p>1456446804.3121</text:p>
          </table:table-cell>
          <table:table-cell office:value-type="float" office:value="1120" calcext:value-type="float">
            <text:p>1120</text:p>
          </table:table-cell>
          <table:table-cell table:formula="of:=[.B956]-[.B$2]" office:value-type="float" office:value="24.3118472099304" calcext:value-type="float">
            <text:p>24.3118472099</text:p>
          </table:table-cell>
          <table:table-cell table:formula="of:=[.C956]/([.D956]-[.D955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6446804.32337" calcext:value-type="float">
            <text:p>1456446804.32337</text:p>
          </table:table-cell>
          <table:table-cell office:value-type="float" office:value="1120" calcext:value-type="float">
            <text:p>1120</text:p>
          </table:table-cell>
          <table:table-cell table:formula="of:=[.B957]-[.B$2]" office:value-type="float" office:value="24.3231201171875" calcext:value-type="float">
            <text:p>24.3231201172</text:p>
          </table:table-cell>
          <table:table-cell table:formula="of:=[.C957]/([.D957]-[.D956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6446804.33464" calcext:value-type="float">
            <text:p>1456446804.33464</text:p>
          </table:table-cell>
          <table:table-cell office:value-type="float" office:value="1120" calcext:value-type="float">
            <text:p>1120</text:p>
          </table:table-cell>
          <table:table-cell table:formula="of:=[.B958]-[.B$2]" office:value-type="float" office:value="24.3343932628632" calcext:value-type="float">
            <text:p>24.3343932629</text:p>
          </table:table-cell>
          <table:table-cell table:formula="of:=[.C958]/([.D958]-[.D957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6446804.34592" calcext:value-type="float">
            <text:p>1456446804.34592</text:p>
          </table:table-cell>
          <table:table-cell office:value-type="float" office:value="1120" calcext:value-type="float">
            <text:p>1120</text:p>
          </table:table-cell>
          <table:table-cell table:formula="of:=[.B959]-[.B$2]" office:value-type="float" office:value="24.3456699848175" calcext:value-type="float">
            <text:p>24.3456699848</text:p>
          </table:table-cell>
          <table:table-cell table:formula="of:=[.C959]/([.D959]-[.D958])" office:value-type="float" office:value="99319.6431138737" calcext:value-type="float">
            <text:p>99319.643113873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6446804.3572" calcext:value-type="float">
            <text:p>1456446804.3572</text:p>
          </table:table-cell>
          <table:table-cell office:value-type="float" office:value="1120" calcext:value-type="float">
            <text:p>1120</text:p>
          </table:table-cell>
          <table:table-cell table:formula="of:=[.B960]-[.B$2]" office:value-type="float" office:value="24.3569445610046" calcext:value-type="float">
            <text:p>24.356944561</text:p>
          </table:table-cell>
          <table:table-cell table:formula="of:=[.C960]/([.D960]-[.D959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6446804.3685" calcext:value-type="float">
            <text:p>1456446804.3685</text:p>
          </table:table-cell>
          <table:table-cell office:value-type="float" office:value="1120" calcext:value-type="float">
            <text:p>1120</text:p>
          </table:table-cell>
          <table:table-cell table:formula="of:=[.B961]-[.B$2]" office:value-type="float" office:value="24.3682456016541" calcext:value-type="float">
            <text:p>24.3682456017</text:p>
          </table:table-cell>
          <table:table-cell table:formula="of:=[.C961]/([.D961]-[.D960])" office:value-type="float" office:value="99105.917299578" calcext:value-type="float">
            <text:p>99105.91729957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6446804.3798" calcext:value-type="float">
            <text:p>1456446804.3798</text:p>
          </table:table-cell>
          <table:table-cell office:value-type="float" office:value="1120" calcext:value-type="float">
            <text:p>1120</text:p>
          </table:table-cell>
          <table:table-cell table:formula="of:=[.B962]-[.B$2]" office:value-type="float" office:value="24.3795516490936" calcext:value-type="float">
            <text:p>24.3795516491</text:p>
          </table:table-cell>
          <table:table-cell table:formula="of:=[.C962]/([.D962]-[.D961])" office:value-type="float" office:value="99062.0290588558" calcext:value-type="float">
            <text:p>99062.02905885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6446804.39108" calcext:value-type="float">
            <text:p>1456446804.39108</text:p>
          </table:table-cell>
          <table:table-cell office:value-type="float" office:value="1120" calcext:value-type="float">
            <text:p>1120</text:p>
          </table:table-cell>
          <table:table-cell table:formula="of:=[.B963]-[.B$2]" office:value-type="float" office:value="24.3908298015594" calcext:value-type="float">
            <text:p>24.3908298016</text:p>
          </table:table-cell>
          <table:table-cell table:formula="of:=[.C963]/([.D963]-[.D962])" office:value-type="float" office:value="99307.0454929816" calcext:value-type="float">
            <text:p>99307.04549298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6446804.40236" calcext:value-type="float">
            <text:p>1456446804.40236</text:p>
          </table:table-cell>
          <table:table-cell office:value-type="float" office:value="1120" calcext:value-type="float">
            <text:p>1120</text:p>
          </table:table-cell>
          <table:table-cell table:formula="of:=[.B964]-[.B$2]" office:value-type="float" office:value="24.4021053314209" calcext:value-type="float">
            <text:p>24.4021053314</text:p>
          </table:table-cell>
          <table:table-cell table:formula="of:=[.C964]/([.D964]-[.D963])" office:value-type="float" office:value="99330.1435730446" calcext:value-type="float">
            <text:p>99330.143573044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6446804.41363" calcext:value-type="float">
            <text:p>1456446804.41363</text:p>
          </table:table-cell>
          <table:table-cell office:value-type="float" office:value="1120" calcext:value-type="float">
            <text:p>1120</text:p>
          </table:table-cell>
          <table:table-cell table:formula="of:=[.B965]-[.B$2]" office:value-type="float" office:value="24.4133815765381" calcext:value-type="float">
            <text:p>24.4133815765</text:p>
          </table:table-cell>
          <table:table-cell table:formula="of:=[.C965]/([.D965]-[.D964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6446804.42491" calcext:value-type="float">
            <text:p>1456446804.42491</text:p>
          </table:table-cell>
          <table:table-cell office:value-type="float" office:value="1120" calcext:value-type="float">
            <text:p>1120</text:p>
          </table:table-cell>
          <table:table-cell table:formula="of:=[.B966]-[.B$2]" office:value-type="float" office:value="24.4246559143066" calcext:value-type="float">
            <text:p>24.4246559143</text:p>
          </table:table-cell>
          <table:table-cell table:formula="of:=[.C966]/([.D966]-[.D965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6446804.43618" calcext:value-type="float">
            <text:p>1456446804.43618</text:p>
          </table:table-cell>
          <table:table-cell office:value-type="float" office:value="1120" calcext:value-type="float">
            <text:p>1120</text:p>
          </table:table-cell>
          <table:table-cell table:formula="of:=[.B967]-[.B$2]" office:value-type="float" office:value="24.4359288215637" calcext:value-type="float">
            <text:p>24.4359288216</text:p>
          </table:table-cell>
          <table:table-cell table:formula="of:=[.C967]/([.D967]-[.D966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6446804.44745" calcext:value-type="float">
            <text:p>1456446804.44745</text:p>
          </table:table-cell>
          <table:table-cell office:value-type="float" office:value="1120" calcext:value-type="float">
            <text:p>1120</text:p>
          </table:table-cell>
          <table:table-cell table:formula="of:=[.B968]-[.B$2]" office:value-type="float" office:value="24.4472033977509" calcext:value-type="float">
            <text:p>24.4472033978</text:p>
          </table:table-cell>
          <table:table-cell table:formula="of:=[.C968]/([.D968]-[.D967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6446804.45873" calcext:value-type="float">
            <text:p>1456446804.45873</text:p>
          </table:table-cell>
          <table:table-cell office:value-type="float" office:value="1120" calcext:value-type="float">
            <text:p>1120</text:p>
          </table:table-cell>
          <table:table-cell table:formula="of:=[.B969]-[.B$2]" office:value-type="float" office:value="24.4584767818451" calcext:value-type="float">
            <text:p>24.4584767818</text:p>
          </table:table-cell>
          <table:table-cell table:formula="of:=[.C969]/([.D969]-[.D968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6446804.46996" calcext:value-type="float">
            <text:p>1456446804.46996</text:p>
          </table:table-cell>
          <table:table-cell office:value-type="float" office:value="1120" calcext:value-type="float">
            <text:p>1120</text:p>
          </table:table-cell>
          <table:table-cell table:formula="of:=[.B970]-[.B$2]" office:value-type="float" office:value="24.4697117805481" calcext:value-type="float">
            <text:p>24.4697117805</text:p>
          </table:table-cell>
          <table:table-cell table:formula="of:=[.C970]/([.D970]-[.D969])" office:value-type="float" office:value="99688.4850285423" calcext:value-type="float">
            <text:p>99688.485028542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6446804.48124" calcext:value-type="float">
            <text:p>1456446804.48124</text:p>
          </table:table-cell>
          <table:table-cell office:value-type="float" office:value="1120" calcext:value-type="float">
            <text:p>1120</text:p>
          </table:table-cell>
          <table:table-cell table:formula="of:=[.B971]-[.B$2]" office:value-type="float" office:value="24.4809856414795" calcext:value-type="float">
            <text:p>24.4809856415</text:p>
          </table:table-cell>
          <table:table-cell table:formula="of:=[.C971]/([.D971]-[.D970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6446804.49256" calcext:value-type="float">
            <text:p>1456446804.49256</text:p>
          </table:table-cell>
          <table:table-cell office:value-type="float" office:value="1120" calcext:value-type="float">
            <text:p>1120</text:p>
          </table:table-cell>
          <table:table-cell table:formula="of:=[.B972]-[.B$2]" office:value-type="float" office:value="24.4923131465912" calcext:value-type="float">
            <text:p>24.4923131466</text:p>
          </table:table-cell>
          <table:table-cell table:formula="of:=[.C972]/([.D972]-[.D971])" office:value-type="float" office:value="98874.376039233" calcext:value-type="float">
            <text:p>98874.37603923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6446804.50384" calcext:value-type="float">
            <text:p>1456446804.50384</text:p>
          </table:table-cell>
          <table:table-cell office:value-type="float" office:value="1120" calcext:value-type="float">
            <text:p>1120</text:p>
          </table:table-cell>
          <table:table-cell table:formula="of:=[.B973]-[.B$2]" office:value-type="float" office:value="24.5035910606384" calcext:value-type="float">
            <text:p>24.5035910606</text:p>
          </table:table-cell>
          <table:table-cell table:formula="of:=[.C973]/([.D973]-[.D972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6446804.51512" calcext:value-type="float">
            <text:p>1456446804.51512</text:p>
          </table:table-cell>
          <table:table-cell office:value-type="float" office:value="1120" calcext:value-type="float">
            <text:p>1120</text:p>
          </table:table-cell>
          <table:table-cell table:formula="of:=[.B974]-[.B$2]" office:value-type="float" office:value="24.5148675441742" calcext:value-type="float">
            <text:p>24.5148675442</text:p>
          </table:table-cell>
          <table:table-cell table:formula="of:=[.C974]/([.D974]-[.D973])" office:value-type="float" office:value="99321.743028099" calcext:value-type="float">
            <text:p>99321.74302809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6446804.52639" calcext:value-type="float">
            <text:p>1456446804.52639</text:p>
          </table:table-cell>
          <table:table-cell office:value-type="float" office:value="1120" calcext:value-type="float">
            <text:p>1120</text:p>
          </table:table-cell>
          <table:table-cell table:formula="of:=[.B975]-[.B$2]" office:value-type="float" office:value="24.5261423587799" calcext:value-type="float">
            <text:p>24.5261423588</text:p>
          </table:table-cell>
          <table:table-cell table:formula="of:=[.C975]/([.D975]-[.D974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6446804.53767" calcext:value-type="float">
            <text:p>1456446804.53767</text:p>
          </table:table-cell>
          <table:table-cell office:value-type="float" office:value="1120" calcext:value-type="float">
            <text:p>1120</text:p>
          </table:table-cell>
          <table:table-cell table:formula="of:=[.B976]-[.B$2]" office:value-type="float" office:value="24.5374171733856" calcext:value-type="float">
            <text:p>24.5374171734</text:p>
          </table:table-cell>
          <table:table-cell table:formula="of:=[.C976]/([.D976]-[.D975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6446804.54894" calcext:value-type="float">
            <text:p>1456446804.54894</text:p>
          </table:table-cell>
          <table:table-cell office:value-type="float" office:value="1120" calcext:value-type="float">
            <text:p>1120</text:p>
          </table:table-cell>
          <table:table-cell table:formula="of:=[.B977]-[.B$2]" office:value-type="float" office:value="24.5486903190613" calcext:value-type="float">
            <text:p>24.5486903191</text:p>
          </table:table-cell>
          <table:table-cell table:formula="of:=[.C977]/([.D977]-[.D976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6446804.56021" calcext:value-type="float">
            <text:p>1456446804.56021</text:p>
          </table:table-cell>
          <table:table-cell office:value-type="float" office:value="1120" calcext:value-type="float">
            <text:p>1120</text:p>
          </table:table-cell>
          <table:table-cell table:formula="of:=[.B978]-[.B$2]" office:value-type="float" office:value="24.5599627494812" calcext:value-type="float">
            <text:p>24.5599627495</text:p>
          </table:table-cell>
          <table:table-cell table:formula="of:=[.C978]/([.D978]-[.D977])" office:value-type="float" office:value="99357.4551607445" calcext:value-type="float">
            <text:p>99357.455160744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6446804.57149" calcext:value-type="float">
            <text:p>1456446804.57149</text:p>
          </table:table-cell>
          <table:table-cell office:value-type="float" office:value="1120" calcext:value-type="float">
            <text:p>1120</text:p>
          </table:table-cell>
          <table:table-cell table:formula="of:=[.B979]-[.B$2]" office:value-type="float" office:value="24.5712361335754" calcext:value-type="float">
            <text:p>24.5712361336</text:p>
          </table:table-cell>
          <table:table-cell table:formula="of:=[.C979]/([.D979]-[.D978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6446804.58276" calcext:value-type="float">
            <text:p>1456446804.58276</text:p>
          </table:table-cell>
          <table:table-cell office:value-type="float" office:value="1120" calcext:value-type="float">
            <text:p>1120</text:p>
          </table:table-cell>
          <table:table-cell table:formula="of:=[.B980]-[.B$2]" office:value-type="float" office:value="24.5825107097626" calcext:value-type="float">
            <text:p>24.5825107098</text:p>
          </table:table-cell>
          <table:table-cell table:formula="of:=[.C980]/([.D980]-[.D979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6446804.59403" calcext:value-type="float">
            <text:p>1456446804.59403</text:p>
          </table:table-cell>
          <table:table-cell office:value-type="float" office:value="1120" calcext:value-type="float">
            <text:p>1120</text:p>
          </table:table-cell>
          <table:table-cell table:formula="of:=[.B981]-[.B$2]" office:value-type="float" office:value="24.5937838554382" calcext:value-type="float">
            <text:p>24.5937838554</text:p>
          </table:table-cell>
          <table:table-cell table:formula="of:=[.C981]/([.D981]-[.D980])" office:value-type="float" office:value="99351.1511536916" calcext:value-type="float">
            <text:p>99351.15115369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6446804.60531" calcext:value-type="float">
            <text:p>1456446804.60531</text:p>
          </table:table-cell>
          <table:table-cell office:value-type="float" office:value="1120" calcext:value-type="float">
            <text:p>1120</text:p>
          </table:table-cell>
          <table:table-cell table:formula="of:=[.B982]-[.B$2]" office:value-type="float" office:value="24.6050589084625" calcext:value-type="float">
            <text:p>24.6050589085</text:p>
          </table:table-cell>
          <table:table-cell table:formula="of:=[.C982]/([.D982]-[.D981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6446804.61658" calcext:value-type="float">
            <text:p>1456446804.61658</text:p>
          </table:table-cell>
          <table:table-cell office:value-type="float" office:value="1120" calcext:value-type="float">
            <text:p>1120</text:p>
          </table:table-cell>
          <table:table-cell table:formula="of:=[.B983]-[.B$2]" office:value-type="float" office:value="24.6163325309753" calcext:value-type="float">
            <text:p>24.616332531</text:p>
          </table:table-cell>
          <table:table-cell table:formula="of:=[.C983]/([.D983]-[.D982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6446804.62786" calcext:value-type="float">
            <text:p>1456446804.62786</text:p>
          </table:table-cell>
          <table:table-cell office:value-type="float" office:value="1120" calcext:value-type="float">
            <text:p>1120</text:p>
          </table:table-cell>
          <table:table-cell table:formula="of:=[.B984]-[.B$2]" office:value-type="float" office:value="24.6276109218597" calcext:value-type="float">
            <text:p>24.6276109219</text:p>
          </table:table-cell>
          <table:table-cell table:formula="of:=[.C984]/([.D984]-[.D983])" office:value-type="float" office:value="99304.9462001903" calcext:value-type="float">
            <text:p>99304.94620019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6446804.63914" calcext:value-type="float">
            <text:p>1456446804.63914</text:p>
          </table:table-cell>
          <table:table-cell office:value-type="float" office:value="1120" calcext:value-type="float">
            <text:p>1120</text:p>
          </table:table-cell>
          <table:table-cell table:formula="of:=[.B985]-[.B$2]" office:value-type="float" office:value="24.6388876438141" calcext:value-type="float">
            <text:p>24.6388876438</text:p>
          </table:table-cell>
          <table:table-cell table:formula="of:=[.C985]/([.D985]-[.D984])" office:value-type="float" office:value="99319.6431138737" calcext:value-type="float">
            <text:p>99319.643113873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6446804.65041" calcext:value-type="float">
            <text:p>1456446804.65041</text:p>
          </table:table-cell>
          <table:table-cell office:value-type="float" office:value="1120" calcext:value-type="float">
            <text:p>1120</text:p>
          </table:table-cell>
          <table:table-cell table:formula="of:=[.B986]-[.B$2]" office:value-type="float" office:value="24.6501619815826" calcext:value-type="float">
            <text:p>24.6501619816</text:p>
          </table:table-cell>
          <table:table-cell table:formula="of:=[.C986]/([.D986]-[.D985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6446804.6617" calcext:value-type="float">
            <text:p>1456446804.6617</text:p>
          </table:table-cell>
          <table:table-cell office:value-type="float" office:value="1120" calcext:value-type="float">
            <text:p>1120</text:p>
          </table:table-cell>
          <table:table-cell table:formula="of:=[.B987]-[.B$2]" office:value-type="float" office:value="24.6614468097687" calcext:value-type="float">
            <text:p>24.6614468098</text:p>
          </table:table-cell>
          <table:table-cell table:formula="of:=[.C987]/([.D987]-[.D986])" office:value-type="float" office:value="99248.298825319" calcext:value-type="float">
            <text:p>99248.29882531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6446804.67298" calcext:value-type="float">
            <text:p>1456446804.67298</text:p>
          </table:table-cell>
          <table:table-cell office:value-type="float" office:value="1120" calcext:value-type="float">
            <text:p>1120</text:p>
          </table:table-cell>
          <table:table-cell table:formula="of:=[.B988]-[.B$2]" office:value-type="float" office:value="24.6727256774902" calcext:value-type="float">
            <text:p>24.6727256775</text:p>
          </table:table-cell>
          <table:table-cell table:formula="of:=[.C988]/([.D988]-[.D987])" office:value-type="float" office:value="99300.7478808633" calcext:value-type="float">
            <text:p>99300.747880863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6446804.68426" calcext:value-type="float">
            <text:p>1456446804.68426</text:p>
          </table:table-cell>
          <table:table-cell office:value-type="float" office:value="1120" calcext:value-type="float">
            <text:p>1120</text:p>
          </table:table-cell>
          <table:table-cell table:formula="of:=[.B989]-[.B$2]" office:value-type="float" office:value="24.6840043067932" calcext:value-type="float">
            <text:p>24.6840043068</text:p>
          </table:table-cell>
          <table:table-cell table:formula="of:=[.C989]/([.D989]-[.D988])" office:value-type="float" office:value="99302.8469961527" calcext:value-type="float">
            <text:p>99302.846996152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6446804.69553" calcext:value-type="float">
            <text:p>1456446804.69553</text:p>
          </table:table-cell>
          <table:table-cell office:value-type="float" office:value="1120" calcext:value-type="float">
            <text:p>1120</text:p>
          </table:table-cell>
          <table:table-cell table:formula="of:=[.B990]-[.B$2]" office:value-type="float" office:value="24.6952788829803" calcext:value-type="float">
            <text:p>24.695278883</text:p>
          </table:table-cell>
          <table:table-cell table:formula="of:=[.C990]/([.D990]-[.D989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6446804.70681" calcext:value-type="float">
            <text:p>1456446804.70681</text:p>
          </table:table-cell>
          <table:table-cell office:value-type="float" office:value="1120" calcext:value-type="float">
            <text:p>1120</text:p>
          </table:table-cell>
          <table:table-cell table:formula="of:=[.B991]-[.B$2]" office:value-type="float" office:value="24.7065598964691" calcext:value-type="float">
            <text:p>24.7065598965</text:p>
          </table:table-cell>
          <table:table-cell table:formula="of:=[.C991]/([.D991]-[.D990])" office:value-type="float" office:value="99281.8598359963" calcext:value-type="float">
            <text:p>99281.85983599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6446804.71809" calcext:value-type="float">
            <text:p>1456446804.71809</text:p>
          </table:table-cell>
          <table:table-cell office:value-type="float" office:value="1120" calcext:value-type="float">
            <text:p>1120</text:p>
          </table:table-cell>
          <table:table-cell table:formula="of:=[.B992]-[.B$2]" office:value-type="float" office:value="24.7178359031677" calcext:value-type="float">
            <text:p>24.7178359032</text:p>
          </table:table-cell>
          <table:table-cell table:formula="of:=[.C992]/([.D992]-[.D991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6446804.72936" calcext:value-type="float">
            <text:p>1456446804.72936</text:p>
          </table:table-cell>
          <table:table-cell office:value-type="float" office:value="1120" calcext:value-type="float">
            <text:p>1120</text:p>
          </table:table-cell>
          <table:table-cell table:formula="of:=[.B993]-[.B$2]" office:value-type="float" office:value="24.7291107177734" calcext:value-type="float">
            <text:p>24.7291107178</text:p>
          </table:table-cell>
          <table:table-cell table:formula="of:=[.C993]/([.D993]-[.D992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6446804.74064" calcext:value-type="float">
            <text:p>1456446804.74064</text:p>
          </table:table-cell>
          <table:table-cell office:value-type="float" office:value="1120" calcext:value-type="float">
            <text:p>1120</text:p>
          </table:table-cell>
          <table:table-cell table:formula="of:=[.B994]-[.B$2]" office:value-type="float" office:value="24.7403852939606" calcext:value-type="float">
            <text:p>24.740385294</text:p>
          </table:table-cell>
          <table:table-cell table:formula="of:=[.C994]/([.D994]-[.D993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6446804.75192" calcext:value-type="float">
            <text:p>1456446804.75192</text:p>
          </table:table-cell>
          <table:table-cell office:value-type="float" office:value="1120" calcext:value-type="float">
            <text:p>1120</text:p>
          </table:table-cell>
          <table:table-cell table:formula="of:=[.B995]-[.B$2]" office:value-type="float" office:value="24.7516646385193" calcext:value-type="float">
            <text:p>24.7516646385</text:p>
          </table:table-cell>
          <table:table-cell table:formula="of:=[.C995]/([.D995]-[.D994])" office:value-type="float" office:value="99296.5499165064" calcext:value-type="float">
            <text:p>99296.549916506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6446804.7632" calcext:value-type="float">
            <text:p>1456446804.7632</text:p>
          </table:table-cell>
          <table:table-cell office:value-type="float" office:value="1120" calcext:value-type="float">
            <text:p>1120</text:p>
          </table:table-cell>
          <table:table-cell table:formula="of:=[.B996]-[.B$2]" office:value-type="float" office:value="24.7629454135895" calcext:value-type="float">
            <text:p>24.7629454136</text:p>
          </table:table-cell>
          <table:table-cell table:formula="of:=[.C996]/([.D996]-[.D995])" office:value-type="float" office:value="99283.9581528057" calcext:value-type="float">
            <text:p>99283.958152805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6446804.77447" calcext:value-type="float">
            <text:p>1456446804.77447</text:p>
          </table:table-cell>
          <table:table-cell office:value-type="float" office:value="1120" calcext:value-type="float">
            <text:p>1120</text:p>
          </table:table-cell>
          <table:table-cell table:formula="of:=[.B997]-[.B$2]" office:value-type="float" office:value="24.7742230892181" calcext:value-type="float">
            <text:p>24.7742230892</text:p>
          </table:table-cell>
          <table:table-cell table:formula="of:=[.C997]/([.D997]-[.D996])" office:value-type="float" office:value="99311.244344848" calcext:value-type="float">
            <text:p>99311.24434484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6446804.78575" calcext:value-type="float">
            <text:p>1456446804.78575</text:p>
          </table:table-cell>
          <table:table-cell office:value-type="float" office:value="1120" calcext:value-type="float">
            <text:p>1120</text:p>
          </table:table-cell>
          <table:table-cell table:formula="of:=[.B998]-[.B$2]" office:value-type="float" office:value="24.7854986190796" calcext:value-type="float">
            <text:p>24.7854986191</text:p>
          </table:table-cell>
          <table:table-cell table:formula="of:=[.C998]/([.D998]-[.D997])" office:value-type="float" office:value="99330.1435730446" calcext:value-type="float">
            <text:p>99330.143573044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6446804.79702" calcext:value-type="float">
            <text:p>1456446804.79702</text:p>
          </table:table-cell>
          <table:table-cell office:value-type="float" office:value="1120" calcext:value-type="float">
            <text:p>1120</text:p>
          </table:table-cell>
          <table:table-cell table:formula="of:=[.B999]-[.B$2]" office:value-type="float" office:value="24.7967727184296" calcext:value-type="float">
            <text:p>24.7967727184</text:p>
          </table:table-cell>
          <table:table-cell table:formula="of:=[.C999]/([.D999]-[.D998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6446804.8083" calcext:value-type="float">
            <text:p>1456446804.8083</text:p>
          </table:table-cell>
          <table:table-cell office:value-type="float" office:value="1120" calcext:value-type="float">
            <text:p>1120</text:p>
          </table:table-cell>
          <table:table-cell table:formula="of:=[.B1000]-[.B$2]" office:value-type="float" office:value="24.8080477714539" calcext:value-type="float">
            <text:p>24.8080477715</text:p>
          </table:table-cell>
          <table:table-cell table:formula="of:=[.C1000]/([.D1000]-[.D999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6446804.81957" calcext:value-type="float">
            <text:p>1456446804.81957</text:p>
          </table:table-cell>
          <table:table-cell office:value-type="float" office:value="1120" calcext:value-type="float">
            <text:p>1120</text:p>
          </table:table-cell>
          <table:table-cell table:formula="of:=[.B1001]-[.B$2]" office:value-type="float" office:value="24.8193218708038" calcext:value-type="float">
            <text:p>24.8193218708</text:p>
          </table:table-cell>
          <table:table-cell table:formula="of:=[.C1001]/([.D1001]-[.D1000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6446804.83085" calcext:value-type="float">
            <text:p>1456446804.83085</text:p>
          </table:table-cell>
          <table:table-cell office:value-type="float" office:value="1120" calcext:value-type="float">
            <text:p>1120</text:p>
          </table:table-cell>
          <table:table-cell table:formula="of:=[.B1002]-[.B$2]" office:value-type="float" office:value="24.8306016921997" calcext:value-type="float">
            <text:p>24.8306016922</text:p>
          </table:table-cell>
          <table:table-cell table:formula="of:=[.C1002]/([.D1002]-[.D1001])" office:value-type="float" office:value="99292.3523070745" calcext:value-type="float">
            <text:p>99292.352307074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56446804.84213" calcext:value-type="float">
            <text:p>1456446804.84213</text:p>
          </table:table-cell>
          <table:table-cell office:value-type="float" office:value="1120" calcext:value-type="float">
            <text:p>1120</text:p>
          </table:table-cell>
          <table:table-cell table:formula="of:=[.B1003]-[.B$2]" office:value-type="float" office:value="24.8418776988983" calcext:value-type="float">
            <text:p>24.8418776989</text:p>
          </table:table-cell>
          <table:table-cell table:formula="of:=[.C1003]/([.D1003]-[.D1002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56446804.8534" calcext:value-type="float">
            <text:p>1456446804.8534</text:p>
          </table:table-cell>
          <table:table-cell office:value-type="float" office:value="1120" calcext:value-type="float">
            <text:p>1120</text:p>
          </table:table-cell>
          <table:table-cell table:formula="of:=[.B1004]-[.B$2]" office:value-type="float" office:value="24.8531532287598" calcext:value-type="float">
            <text:p>24.8531532288</text:p>
          </table:table-cell>
          <table:table-cell table:formula="of:=[.C1004]/([.D1004]-[.D1003])" office:value-type="float" office:value="99330.1435730446" calcext:value-type="float">
            <text:p>99330.143573044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56446804.86468" calcext:value-type="float">
            <text:p>1456446804.86468</text:p>
          </table:table-cell>
          <table:table-cell office:value-type="float" office:value="1120" calcext:value-type="float">
            <text:p>1120</text:p>
          </table:table-cell>
          <table:table-cell table:formula="of:=[.B1005]-[.B$2]" office:value-type="float" office:value="24.8644273281097" calcext:value-type="float">
            <text:p>24.8644273281</text:p>
          </table:table-cell>
          <table:table-cell table:formula="of:=[.C1005]/([.D1005]-[.D1004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56446804.87595" calcext:value-type="float">
            <text:p>1456446804.87595</text:p>
          </table:table-cell>
          <table:table-cell office:value-type="float" office:value="1120" calcext:value-type="float">
            <text:p>1120</text:p>
          </table:table-cell>
          <table:table-cell table:formula="of:=[.B1006]-[.B$2]" office:value-type="float" office:value="24.875702381134" calcext:value-type="float">
            <text:p>24.8757023811</text:p>
          </table:table-cell>
          <table:table-cell table:formula="of:=[.C1006]/([.D1006]-[.D1005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56446804.88723" calcext:value-type="float">
            <text:p>1456446804.88723</text:p>
          </table:table-cell>
          <table:table-cell office:value-type="float" office:value="1120" calcext:value-type="float">
            <text:p>1120</text:p>
          </table:table-cell>
          <table:table-cell table:formula="of:=[.B1007]-[.B$2]" office:value-type="float" office:value="24.8869805335999" calcext:value-type="float">
            <text:p>24.8869805336</text:p>
          </table:table-cell>
          <table:table-cell table:formula="of:=[.C1007]/([.D1007]-[.D1006])" office:value-type="float" office:value="99307.0454929816" calcext:value-type="float">
            <text:p>99307.04549298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56446804.89851" calcext:value-type="float">
            <text:p>1456446804.89851</text:p>
          </table:table-cell>
          <table:table-cell office:value-type="float" office:value="1120" calcext:value-type="float">
            <text:p>1120</text:p>
          </table:table-cell>
          <table:table-cell table:formula="of:=[.B1008]-[.B$2]" office:value-type="float" office:value="24.8982579708099" calcext:value-type="float">
            <text:p>24.8982579708</text:p>
          </table:table-cell>
          <table:table-cell table:formula="of:=[.C1008]/([.D1008]-[.D1007])" office:value-type="float" office:value="99313.3439039344" calcext:value-type="float">
            <text:p>99313.343903934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56446804.90979" calcext:value-type="float">
            <text:p>1456446804.90979</text:p>
          </table:table-cell>
          <table:table-cell office:value-type="float" office:value="1120" calcext:value-type="float">
            <text:p>1120</text:p>
          </table:table-cell>
          <table:table-cell table:formula="of:=[.B1009]-[.B$2]" office:value-type="float" office:value="24.9095430374145" calcext:value-type="float">
            <text:p>24.9095430374</text:p>
          </table:table-cell>
          <table:table-cell table:formula="of:=[.C1009]/([.D1009]-[.D1008])" office:value-type="float" office:value="99246.2020155072" calcext:value-type="float">
            <text:p>99246.202015507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56446804.92107" calcext:value-type="float">
            <text:p>1456446804.92107</text:p>
          </table:table-cell>
          <table:table-cell office:value-type="float" office:value="1120" calcext:value-type="float">
            <text:p>1120</text:p>
          </table:table-cell>
          <table:table-cell table:formula="of:=[.B1010]-[.B$2]" office:value-type="float" office:value="24.9208178520203" calcext:value-type="float">
            <text:p>24.920817852</text:p>
          </table:table-cell>
          <table:table-cell table:formula="of:=[.C1010]/([.D1010]-[.D1009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56446804.93234" calcext:value-type="float">
            <text:p>1456446804.93234</text:p>
          </table:table-cell>
          <table:table-cell office:value-type="float" office:value="1120" calcext:value-type="float">
            <text:p>1120</text:p>
          </table:table-cell>
          <table:table-cell table:formula="of:=[.B1011]-[.B$2]" office:value-type="float" office:value="24.9320921897888" calcext:value-type="float">
            <text:p>24.9320921898</text:p>
          </table:table-cell>
          <table:table-cell table:formula="of:=[.C1011]/([.D1011]-[.D1010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56446804.94362" calcext:value-type="float">
            <text:p>1456446804.94362</text:p>
          </table:table-cell>
          <table:table-cell office:value-type="float" office:value="1120" calcext:value-type="float">
            <text:p>1120</text:p>
          </table:table-cell>
          <table:table-cell table:formula="of:=[.B1012]-[.B$2]" office:value-type="float" office:value="24.9433662891388" calcext:value-type="float">
            <text:p>24.9433662891</text:p>
          </table:table-cell>
          <table:table-cell table:formula="of:=[.C1012]/([.D1012]-[.D1011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56446804.95489" calcext:value-type="float">
            <text:p>1456446804.95489</text:p>
          </table:table-cell>
          <table:table-cell office:value-type="float" office:value="1120" calcext:value-type="float">
            <text:p>1120</text:p>
          </table:table-cell>
          <table:table-cell table:formula="of:=[.B1013]-[.B$2]" office:value-type="float" office:value="24.9546389579773" calcext:value-type="float">
            <text:p>24.954638958</text:p>
          </table:table-cell>
          <table:table-cell table:formula="of:=[.C1013]/([.D1013]-[.D1012])" office:value-type="float" office:value="99355.3537361731" calcext:value-type="float">
            <text:p>99355.353736173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56446804.96616" calcext:value-type="float">
            <text:p>1456446804.96616</text:p>
          </table:table-cell>
          <table:table-cell office:value-type="float" office:value="1120" calcext:value-type="float">
            <text:p>1120</text:p>
          </table:table-cell>
          <table:table-cell table:formula="of:=[.B1014]-[.B$2]" office:value-type="float" office:value="24.9659118652344" calcext:value-type="float">
            <text:p>24.9659118652</text:p>
          </table:table-cell>
          <table:table-cell table:formula="of:=[.C1014]/([.D1014]-[.D1013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56446804.97744" calcext:value-type="float">
            <text:p>1456446804.97744</text:p>
          </table:table-cell>
          <table:table-cell office:value-type="float" office:value="1120" calcext:value-type="float">
            <text:p>1120</text:p>
          </table:table-cell>
          <table:table-cell table:formula="of:=[.B1015]-[.B$2]" office:value-type="float" office:value="24.9771854877472" calcext:value-type="float">
            <text:p>24.9771854877</text:p>
          </table:table-cell>
          <table:table-cell table:formula="of:=[.C1015]/([.D1015]-[.D1014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56446804.98871" calcext:value-type="float">
            <text:p>1456446804.98871</text:p>
          </table:table-cell>
          <table:table-cell office:value-type="float" office:value="1120" calcext:value-type="float">
            <text:p>1120</text:p>
          </table:table-cell>
          <table:table-cell table:formula="of:=[.B1016]-[.B$2]" office:value-type="float" office:value="24.9884588718414" calcext:value-type="float">
            <text:p>24.9884588718</text:p>
          </table:table-cell>
          <table:table-cell table:formula="of:=[.C1016]/([.D1016]-[.D1015])" office:value-type="float" office:value="99349.0499957702" calcext:value-type="float">
            <text:p>99349.049995770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56446804.99997" calcext:value-type="float">
            <text:p>1456446804.99997</text:p>
          </table:table-cell>
          <table:table-cell office:value-type="float" office:value="1120" calcext:value-type="float">
            <text:p>1120</text:p>
          </table:table-cell>
          <table:table-cell table:formula="of:=[.B1017]-[.B$2]" office:value-type="float" office:value="24.9997208118439" calcext:value-type="float">
            <text:p>24.9997208118</text:p>
          </table:table-cell>
          <table:table-cell table:formula="of:=[.C1017]/([.D1017]-[.D1016])" office:value-type="float" office:value="99450.0059276823" calcext:value-type="float">
            <text:p>99450.005927682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56446805.01084" calcext:value-type="float">
            <text:p>1456446805.01084</text:p>
          </table:table-cell>
          <table:table-cell office:value-type="float" office:value="1120" calcext:value-type="float">
            <text:p>1120</text:p>
          </table:table-cell>
          <table:table-cell table:formula="of:=[.B1018]-[.B$2]" office:value-type="float" office:value="25.0105855464935" calcext:value-type="float">
            <text:p>25.0105855465</text:p>
          </table:table-cell>
          <table:table-cell table:formula="of:=[.C1018]/([.D1018]-[.D1017])" office:value-type="float" office:value="103085.812596006" calcext:value-type="float">
            <text:p>103085.81259600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56446805.02172" calcext:value-type="float">
            <text:p>1456446805.02172</text:p>
          </table:table-cell>
          <table:table-cell office:value-type="float" office:value="1120" calcext:value-type="float">
            <text:p>1120</text:p>
          </table:table-cell>
          <table:table-cell table:formula="of:=[.B1019]-[.B$2]" office:value-type="float" office:value="25.0214688777924" calcext:value-type="float">
            <text:p>25.0214688778</text:p>
          </table:table-cell>
          <table:table-cell table:formula="of:=[.C1019]/([.D1019]-[.D1018])" office:value-type="float" office:value="102909.667017175" calcext:value-type="float">
            <text:p>102909.66701717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56446805.03259" calcext:value-type="float">
            <text:p>1456446805.03259</text:p>
          </table:table-cell>
          <table:table-cell office:value-type="float" office:value="1120" calcext:value-type="float">
            <text:p>1120</text:p>
          </table:table-cell>
          <table:table-cell table:formula="of:=[.B1020]-[.B$2]" office:value-type="float" office:value="25.0323367118835" calcext:value-type="float">
            <text:p>25.0323367119</text:p>
          </table:table-cell>
          <table:table-cell table:formula="of:=[.C1020]/([.D1020]-[.D1019])" office:value-type="float" office:value="103056.413136476" calcext:value-type="float">
            <text:p>103056.41313647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56446805.04342" calcext:value-type="float">
            <text:p>1456446805.04342</text:p>
          </table:table-cell>
          <table:table-cell office:value-type="float" office:value="1120" calcext:value-type="float">
            <text:p>1120</text:p>
          </table:table-cell>
          <table:table-cell table:formula="of:=[.B1021]-[.B$2]" office:value-type="float" office:value="25.0431673526764" calcext:value-type="float">
            <text:p>25.0431673527</text:p>
          </table:table-cell>
          <table:table-cell table:formula="of:=[.C1021]/([.D1021]-[.D1020])" office:value-type="float" office:value="103410.317212231" calcext:value-type="float">
            <text:p>103410.31721223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56446805.05423" calcext:value-type="float">
            <text:p>1456446805.05423</text:p>
          </table:table-cell>
          <table:table-cell office:value-type="float" office:value="1120" calcext:value-type="float">
            <text:p>1120</text:p>
          </table:table-cell>
          <table:table-cell table:formula="of:=[.B1022]-[.B$2]" office:value-type="float" office:value="25.0539770126343" calcext:value-type="float">
            <text:p>25.0539770126</text:p>
          </table:table-cell>
          <table:table-cell table:formula="of:=[.C1022]/([.D1022]-[.D1021])" office:value-type="float" office:value="103611.029797746" calcext:value-type="float">
            <text:p>103611.02979774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56446805.06506" calcext:value-type="float">
            <text:p>1456446805.06506</text:p>
          </table:table-cell>
          <table:table-cell office:value-type="float" office:value="1120" calcext:value-type="float">
            <text:p>1120</text:p>
          </table:table-cell>
          <table:table-cell table:formula="of:=[.B1023]-[.B$2]" office:value-type="float" office:value="25.0648124217987" calcext:value-type="float">
            <text:p>25.0648124218</text:p>
          </table:table-cell>
          <table:table-cell table:formula="of:=[.C1023]/([.D1023]-[.D1022])" office:value-type="float" office:value="103364.809118314" calcext:value-type="float">
            <text:p>103364.80911831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56446805.07587" calcext:value-type="float">
            <text:p>1456446805.07587</text:p>
          </table:table-cell>
          <table:table-cell office:value-type="float" office:value="1120" calcext:value-type="float">
            <text:p>1120</text:p>
          </table:table-cell>
          <table:table-cell table:formula="of:=[.B1024]-[.B$2]" office:value-type="float" office:value="25.0756220817566" calcext:value-type="float">
            <text:p>25.0756220818</text:p>
          </table:table-cell>
          <table:table-cell table:formula="of:=[.C1024]/([.D1024]-[.D1023])" office:value-type="float" office:value="103611.029797746" calcext:value-type="float">
            <text:p>103611.02979774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56446805.08667" calcext:value-type="float">
            <text:p>1456446805.08667</text:p>
          </table:table-cell>
          <table:table-cell office:value-type="float" office:value="1120" calcext:value-type="float">
            <text:p>1120</text:p>
          </table:table-cell>
          <table:table-cell table:formula="of:=[.B1025]-[.B$2]" office:value-type="float" office:value="25.0864233970642" calcext:value-type="float">
            <text:p>25.0864233971</text:p>
          </table:table-cell>
          <table:table-cell table:formula="of:=[.C1025]/([.D1025]-[.D1024])" office:value-type="float" office:value="103691.075401731" calcext:value-type="float">
            <text:p>103691.0754017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56446805.09747" calcext:value-type="float">
            <text:p>1456446805.09747</text:p>
          </table:table-cell>
          <table:table-cell office:value-type="float" office:value="1120" calcext:value-type="float">
            <text:p>1120</text:p>
          </table:table-cell>
          <table:table-cell table:formula="of:=[.B1026]-[.B$2]" office:value-type="float" office:value="25.0972225666046" calcext:value-type="float">
            <text:p>25.0972225666</text:p>
          </table:table-cell>
          <table:table-cell table:formula="of:=[.C1026]/([.D1026]-[.D1025])" office:value-type="float" office:value="103711.678551717" calcext:value-type="float">
            <text:p>103711.6785517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56446805.10836" calcext:value-type="float">
            <text:p>1456446805.10836</text:p>
          </table:table-cell>
          <table:table-cell office:value-type="float" office:value="1120" calcext:value-type="float">
            <text:p>1120</text:p>
          </table:table-cell>
          <table:table-cell table:formula="of:=[.B1027]-[.B$2]" office:value-type="float" office:value="25.108106136322" calcext:value-type="float">
            <text:p>25.1081061363</text:p>
          </table:table-cell>
          <table:table-cell table:formula="of:=[.C1027]/([.D1027]-[.D1026])" office:value-type="float" office:value="102907.412648689" calcext:value-type="float">
            <text:p>102907.41264868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56446805.11918" calcext:value-type="float">
            <text:p>1456446805.11918</text:p>
          </table:table-cell>
          <table:table-cell office:value-type="float" office:value="1120" calcext:value-type="float">
            <text:p>1120</text:p>
          </table:table-cell>
          <table:table-cell table:formula="of:=[.B1028]-[.B$2]" office:value-type="float" office:value="25.1189270019531" calcext:value-type="float">
            <text:p>25.118927002</text:p>
          </table:table-cell>
          <table:table-cell table:formula="of:=[.C1028]/([.D1028]-[.D1027])" office:value-type="float" office:value="103503.73419116" calcext:value-type="float">
            <text:p>103503.7341911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56446805.12994" calcext:value-type="float">
            <text:p>1456446805.12994</text:p>
          </table:table-cell>
          <table:table-cell office:value-type="float" office:value="1120" calcext:value-type="float">
            <text:p>1120</text:p>
          </table:table-cell>
          <table:table-cell table:formula="of:=[.B1029]-[.B$2]" office:value-type="float" office:value="25.1296920776367" calcext:value-type="float">
            <text:p>25.1296920776</text:p>
          </table:table-cell>
          <table:table-cell table:formula="of:=[.C1029]/([.D1029]-[.D1028])" office:value-type="float" office:value="104040.141743444" calcext:value-type="float">
            <text:p>104040.14174344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56446805.14076" calcext:value-type="float">
            <text:p>1456446805.14076</text:p>
          </table:table-cell>
          <table:table-cell office:value-type="float" office:value="1120" calcext:value-type="float">
            <text:p>1120</text:p>
          </table:table-cell>
          <table:table-cell table:formula="of:=[.B1030]-[.B$2]" office:value-type="float" office:value="25.140506029129" calcext:value-type="float">
            <text:p>25.1405060291</text:p>
          </table:table-cell>
          <table:table-cell table:formula="of:=[.C1030]/([.D1030]-[.D1029])" office:value-type="float" office:value="103569.911590273" calcext:value-type="float">
            <text:p>103569.91159027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56446805.15156" calcext:value-type="float">
            <text:p>1456446805.15156</text:p>
          </table:table-cell>
          <table:table-cell office:value-type="float" office:value="1120" calcext:value-type="float">
            <text:p>1120</text:p>
          </table:table-cell>
          <table:table-cell table:formula="of:=[.B1031]-[.B$2]" office:value-type="float" office:value="25.1513063907623" calcext:value-type="float">
            <text:p>25.1513063908</text:p>
          </table:table-cell>
          <table:table-cell table:formula="of:=[.C1031]/([.D1031]-[.D1030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56446805.16236" calcext:value-type="float">
            <text:p>1456446805.16236</text:p>
          </table:table-cell>
          <table:table-cell office:value-type="float" office:value="1120" calcext:value-type="float">
            <text:p>1120</text:p>
          </table:table-cell>
          <table:table-cell table:formula="of:=[.B1032]-[.B$2]" office:value-type="float" office:value="25.1621069908142" calcext:value-type="float">
            <text:p>25.1621069908</text:p>
          </table:table-cell>
          <table:table-cell table:formula="of:=[.C1032]/([.D1032]-[.D1031])" office:value-type="float" office:value="103697.942208781" calcext:value-type="float">
            <text:p>103697.94220878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56446805.17315" calcext:value-type="float">
            <text:p>1456446805.17315</text:p>
          </table:table-cell>
          <table:table-cell office:value-type="float" office:value="1120" calcext:value-type="float">
            <text:p>1120</text:p>
          </table:table-cell>
          <table:table-cell table:formula="of:=[.B1033]-[.B$2]" office:value-type="float" office:value="25.1729040145874" calcext:value-type="float">
            <text:p>25.1729040146</text:p>
          </table:table-cell>
          <table:table-cell table:formula="of:=[.C1033]/([.D1033]-[.D1032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56446805.18395" calcext:value-type="float">
            <text:p>1456446805.18395</text:p>
          </table:table-cell>
          <table:table-cell office:value-type="float" office:value="1120" calcext:value-type="float">
            <text:p>1120</text:p>
          </table:table-cell>
          <table:table-cell table:formula="of:=[.B1034]-[.B$2]" office:value-type="float" office:value="25.1837010383606" calcext:value-type="float">
            <text:p>25.1837010384</text:p>
          </table:table-cell>
          <table:table-cell table:formula="of:=[.C1034]/([.D1034]-[.D1033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56446805.19475" calcext:value-type="float">
            <text:p>1456446805.19475</text:p>
          </table:table-cell>
          <table:table-cell office:value-type="float" office:value="1120" calcext:value-type="float">
            <text:p>1120</text:p>
          </table:table-cell>
          <table:table-cell table:formula="of:=[.B1035]-[.B$2]" office:value-type="float" office:value="25.194495677948" calcext:value-type="float">
            <text:p>25.1944956779</text:p>
          </table:table-cell>
          <table:table-cell table:formula="of:=[.C1035]/([.D1035]-[.D1034])" office:value-type="float" office:value="103755.200989487" calcext:value-type="float">
            <text:p>103755.20098948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56446805.20554" calcext:value-type="float">
            <text:p>1456446805.20554</text:p>
          </table:table-cell>
          <table:table-cell office:value-type="float" office:value="1120" calcext:value-type="float">
            <text:p>1120</text:p>
          </table:table-cell>
          <table:table-cell table:formula="of:=[.B1036]-[.B$2]" office:value-type="float" office:value="25.2052934169769" calcext:value-type="float">
            <text:p>25.205293417</text:p>
          </table:table-cell>
          <table:table-cell table:formula="of:=[.C1036]/([.D1036]-[.D1035])" office:value-type="float" office:value="103725.418534302" calcext:value-type="float">
            <text:p>103725.41853430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56446805.21634" calcext:value-type="float">
            <text:p>1456446805.21634</text:p>
          </table:table-cell>
          <table:table-cell office:value-type="float" office:value="1120" calcext:value-type="float">
            <text:p>1120</text:p>
          </table:table-cell>
          <table:table-cell table:formula="of:=[.B1037]-[.B$2]" office:value-type="float" office:value="25.2160925865173" calcext:value-type="float">
            <text:p>25.2160925865</text:p>
          </table:table-cell>
          <table:table-cell table:formula="of:=[.C1037]/([.D1037]-[.D1036])" office:value-type="float" office:value="103711.678551717" calcext:value-type="float">
            <text:p>103711.67855171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56446805.22714" calcext:value-type="float">
            <text:p>1456446805.22714</text:p>
          </table:table-cell>
          <table:table-cell office:value-type="float" office:value="1120" calcext:value-type="float">
            <text:p>1120</text:p>
          </table:table-cell>
          <table:table-cell table:formula="of:=[.B1038]-[.B$2]" office:value-type="float" office:value="25.2268941402435" calcext:value-type="float">
            <text:p>25.2268941402</text:p>
          </table:table-cell>
          <table:table-cell table:formula="of:=[.C1038]/([.D1038]-[.D1037])" office:value-type="float" office:value="103688.786668138" calcext:value-type="float">
            <text:p>103688.78666813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56446805.23794" calcext:value-type="float">
            <text:p>1456446805.23794</text:p>
          </table:table-cell>
          <table:table-cell office:value-type="float" office:value="1120" calcext:value-type="float">
            <text:p>1120</text:p>
          </table:table-cell>
          <table:table-cell table:formula="of:=[.B1039]-[.B$2]" office:value-type="float" office:value="25.2376914024353" calcext:value-type="float">
            <text:p>25.2376914024</text:p>
          </table:table-cell>
          <table:table-cell table:formula="of:=[.C1039]/([.D1039]-[.D1038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56446805.24874" calcext:value-type="float">
            <text:p>1456446805.24874</text:p>
          </table:table-cell>
          <table:table-cell office:value-type="float" office:value="1120" calcext:value-type="float">
            <text:p>1120</text:p>
          </table:table-cell>
          <table:table-cell table:formula="of:=[.B1040]-[.B$2]" office:value-type="float" office:value="25.2484881877899" calcext:value-type="float">
            <text:p>25.2484881878</text:p>
          </table:table-cell>
          <table:table-cell table:formula="of:=[.C1040]/([.D1040]-[.D1039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56446805.25954" calcext:value-type="float">
            <text:p>1456446805.25954</text:p>
          </table:table-cell>
          <table:table-cell office:value-type="float" office:value="1120" calcext:value-type="float">
            <text:p>1120</text:p>
          </table:table-cell>
          <table:table-cell table:formula="of:=[.B1041]-[.B$2]" office:value-type="float" office:value="25.259284734726" calcext:value-type="float">
            <text:p>25.2592847347</text:p>
          </table:table-cell>
          <table:table-cell table:formula="of:=[.C1041]/([.D1041]-[.D1040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56446805.27034" calcext:value-type="float">
            <text:p>1456446805.27034</text:p>
          </table:table-cell>
          <table:table-cell office:value-type="float" office:value="1120" calcext:value-type="float">
            <text:p>1120</text:p>
          </table:table-cell>
          <table:table-cell table:formula="of:=[.B1042]-[.B$2]" office:value-type="float" office:value="25.2700855731964" calcext:value-type="float">
            <text:p>25.2700855732</text:p>
          </table:table-cell>
          <table:table-cell table:formula="of:=[.C1042]/([.D1042]-[.D1041])" office:value-type="float" office:value="103695.653172045" calcext:value-type="float">
            <text:p>103695.65317204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56446805.28114" calcext:value-type="float">
            <text:p>1456446805.28114</text:p>
          </table:table-cell>
          <table:table-cell office:value-type="float" office:value="1120" calcext:value-type="float">
            <text:p>1120</text:p>
          </table:table-cell>
          <table:table-cell table:formula="of:=[.B1043]-[.B$2]" office:value-type="float" office:value="25.280886888504" calcext:value-type="float">
            <text:p>25.2808868885</text:p>
          </table:table-cell>
          <table:table-cell table:formula="of:=[.C1043]/([.D1043]-[.D1042])" office:value-type="float" office:value="103691.075401731" calcext:value-type="float">
            <text:p>103691.07540173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56446805.29193" calcext:value-type="float">
            <text:p>1456446805.29193</text:p>
          </table:table-cell>
          <table:table-cell office:value-type="float" office:value="1120" calcext:value-type="float">
            <text:p>1120</text:p>
          </table:table-cell>
          <table:table-cell table:formula="of:=[.B1044]-[.B$2]" office:value-type="float" office:value="25.2916827201843" calcext:value-type="float">
            <text:p>25.2916827202</text:p>
          </table:table-cell>
          <table:table-cell table:formula="of:=[.C1044]/([.D1044]-[.D1043])" office:value-type="float" office:value="103743.744175261" calcext:value-type="float">
            <text:p>103743.74417526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56446805.30273" calcext:value-type="float">
            <text:p>1456446805.30273</text:p>
          </table:table-cell>
          <table:table-cell office:value-type="float" office:value="1120" calcext:value-type="float">
            <text:p>1120</text:p>
          </table:table-cell>
          <table:table-cell table:formula="of:=[.B1045]-[.B$2]" office:value-type="float" office:value="25.3024797439575" calcext:value-type="float">
            <text:p>25.302479744</text:p>
          </table:table-cell>
          <table:table-cell table:formula="of:=[.C1045]/([.D1045]-[.D1044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56446805.31353" calcext:value-type="float">
            <text:p>1456446805.31353</text:p>
          </table:table-cell>
          <table:table-cell office:value-type="float" office:value="1120" calcext:value-type="float">
            <text:p>1120</text:p>
          </table:table-cell>
          <table:table-cell table:formula="of:=[.B1046]-[.B$2]" office:value-type="float" office:value="25.3132772445679" calcext:value-type="float">
            <text:p>25.3132772446</text:p>
          </table:table-cell>
          <table:table-cell table:formula="of:=[.C1046]/([.D1046]-[.D1045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56446805.32433" calcext:value-type="float">
            <text:p>1456446805.32433</text:p>
          </table:table-cell>
          <table:table-cell office:value-type="float" office:value="1120" calcext:value-type="float">
            <text:p>1120</text:p>
          </table:table-cell>
          <table:table-cell table:formula="of:=[.B1047]-[.B$2]" office:value-type="float" office:value="25.3240747451782" calcext:value-type="float">
            <text:p>25.3240747452</text:p>
          </table:table-cell>
          <table:table-cell table:formula="of:=[.C1047]/([.D1047]-[.D1046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56446805.33512" calcext:value-type="float">
            <text:p>1456446805.33512</text:p>
          </table:table-cell>
          <table:table-cell office:value-type="float" office:value="1120" calcext:value-type="float">
            <text:p>1120</text:p>
          </table:table-cell>
          <table:table-cell table:formula="of:=[.B1048]-[.B$2]" office:value-type="float" office:value="25.3348710536957" calcext:value-type="float">
            <text:p>25.3348710537</text:p>
          </table:table-cell>
          <table:table-cell table:formula="of:=[.C1048]/([.D1048]-[.D1047])" office:value-type="float" office:value="103739.162157984" calcext:value-type="float">
            <text:p>103739.16215798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56446805.34592" calcext:value-type="float">
            <text:p>1456446805.34592</text:p>
          </table:table-cell>
          <table:table-cell office:value-type="float" office:value="1120" calcext:value-type="float">
            <text:p>1120</text:p>
          </table:table-cell>
          <table:table-cell table:formula="of:=[.B1049]-[.B$2]" office:value-type="float" office:value="25.3456678390503" calcext:value-type="float">
            <text:p>25.3456678391</text:p>
          </table:table-cell>
          <table:table-cell table:formula="of:=[.C1049]/([.D1049]-[.D1048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56446805.35671" calcext:value-type="float">
            <text:p>1456446805.35671</text:p>
          </table:table-cell>
          <table:table-cell office:value-type="float" office:value="1120" calcext:value-type="float">
            <text:p>1120</text:p>
          </table:table-cell>
          <table:table-cell table:formula="of:=[.B1050]-[.B$2]" office:value-type="float" office:value="25.3564641475677" calcext:value-type="float">
            <text:p>25.3564641476</text:p>
          </table:table-cell>
          <table:table-cell table:formula="of:=[.C1050]/([.D1050]-[.D1049])" office:value-type="float" office:value="103739.162157984" calcext:value-type="float">
            <text:p>103739.16215798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56446805.36754" calcext:value-type="float">
            <text:p>1456446805.36754</text:p>
          </table:table-cell>
          <table:table-cell office:value-type="float" office:value="1120" calcext:value-type="float">
            <text:p>1120</text:p>
          </table:table-cell>
          <table:table-cell table:formula="of:=[.B1051]-[.B$2]" office:value-type="float" office:value="25.3672847747803" calcext:value-type="float">
            <text:p>25.3672847748</text:p>
          </table:table-cell>
          <table:table-cell table:formula="of:=[.C1051]/([.D1051]-[.D1050])" office:value-type="float" office:value="103506.014762587" calcext:value-type="float">
            <text:p>103506.01476258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56446805.37834" calcext:value-type="float">
            <text:p>1456446805.37834</text:p>
          </table:table-cell>
          <table:table-cell office:value-type="float" office:value="1120" calcext:value-type="float">
            <text:p>1120</text:p>
          </table:table-cell>
          <table:table-cell table:formula="of:=[.B1052]-[.B$2]" office:value-type="float" office:value="25.3780896663666" calcext:value-type="float">
            <text:p>25.3780896664</text:p>
          </table:table-cell>
          <table:table-cell table:formula="of:=[.C1052]/([.D1052]-[.D1051])" office:value-type="float" office:value="103656.75500342" calcext:value-type="float">
            <text:p>103656.7550034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56446805.38914" calcext:value-type="float">
            <text:p>1456446805.38914</text:p>
          </table:table-cell>
          <table:table-cell office:value-type="float" office:value="1120" calcext:value-type="float">
            <text:p>1120</text:p>
          </table:table-cell>
          <table:table-cell table:formula="of:=[.B1053]-[.B$2]" office:value-type="float" office:value="25.3888897895813" calcext:value-type="float">
            <text:p>25.3888897896</text:p>
          </table:table-cell>
          <table:table-cell table:formula="of:=[.C1053]/([.D1053]-[.D1052])" office:value-type="float" office:value="103702.520585443" calcext:value-type="float">
            <text:p>103702.52058544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56446805.39991" calcext:value-type="float">
            <text:p>1456446805.39991</text:p>
          </table:table-cell>
          <table:table-cell office:value-type="float" office:value="1120" calcext:value-type="float">
            <text:p>1120</text:p>
          </table:table-cell>
          <table:table-cell table:formula="of:=[.B1054]-[.B$2]" office:value-type="float" office:value="25.3996589183807" calcext:value-type="float">
            <text:p>25.3996589184</text:p>
          </table:table-cell>
          <table:table-cell table:formula="of:=[.C1054]/([.D1054]-[.D1053])" office:value-type="float" office:value="104000.984746175" calcext:value-type="float">
            <text:p>104000.98474617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56446805.41071" calcext:value-type="float">
            <text:p>1456446805.41071</text:p>
          </table:table-cell>
          <table:table-cell office:value-type="float" office:value="1120" calcext:value-type="float">
            <text:p>1120</text:p>
          </table:table-cell>
          <table:table-cell table:formula="of:=[.B1055]-[.B$2]" office:value-type="float" office:value="25.4104580879211" calcext:value-type="float">
            <text:p>25.4104580879</text:p>
          </table:table-cell>
          <table:table-cell table:formula="of:=[.C1055]/([.D1055]-[.D1054])" office:value-type="float" office:value="103711.678551717" calcext:value-type="float">
            <text:p>103711.67855171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56446805.42151" calcext:value-type="float">
            <text:p>1456446805.42151</text:p>
          </table:table-cell>
          <table:table-cell office:value-type="float" office:value="1120" calcext:value-type="float">
            <text:p>1120</text:p>
          </table:table-cell>
          <table:table-cell table:formula="of:=[.B1056]-[.B$2]" office:value-type="float" office:value="25.4212553501129" calcext:value-type="float">
            <text:p>25.4212553501</text:p>
          </table:table-cell>
          <table:table-cell table:formula="of:=[.C1056]/([.D1056]-[.D1055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56446805.4323" calcext:value-type="float">
            <text:p>1456446805.4323</text:p>
          </table:table-cell>
          <table:table-cell office:value-type="float" office:value="1120" calcext:value-type="float">
            <text:p>1120</text:p>
          </table:table-cell>
          <table:table-cell table:formula="of:=[.B1057]-[.B$2]" office:value-type="float" office:value="25.4320528507233" calcext:value-type="float">
            <text:p>25.4320528507</text:p>
          </table:table-cell>
          <table:table-cell table:formula="of:=[.C1057]/([.D1057]-[.D1056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56446805.4431" calcext:value-type="float">
            <text:p>1456446805.4431</text:p>
          </table:table-cell>
          <table:table-cell office:value-type="float" office:value="1120" calcext:value-type="float">
            <text:p>1120</text:p>
          </table:table-cell>
          <table:table-cell table:formula="of:=[.B1058]-[.B$2]" office:value-type="float" office:value="25.442848443985" calcext:value-type="float">
            <text:p>25.442848444</text:p>
          </table:table-cell>
          <table:table-cell table:formula="of:=[.C1058]/([.D1058]-[.D1057])" office:value-type="float" office:value="103746.035335689" calcext:value-type="float">
            <text:p>103746.03533568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56446805.4539" calcext:value-type="float">
            <text:p>1456446805.4539</text:p>
          </table:table-cell>
          <table:table-cell office:value-type="float" office:value="1120" calcext:value-type="float">
            <text:p>1120</text:p>
          </table:table-cell>
          <table:table-cell table:formula="of:=[.B1059]-[.B$2]" office:value-type="float" office:value="25.4536454677582" calcext:value-type="float">
            <text:p>25.4536454678</text:p>
          </table:table-cell>
          <table:table-cell table:formula="of:=[.C1059]/([.D1059]-[.D1058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56446805.46469" calcext:value-type="float">
            <text:p>1456446805.46469</text:p>
          </table:table-cell>
          <table:table-cell office:value-type="float" office:value="1120" calcext:value-type="float">
            <text:p>1120</text:p>
          </table:table-cell>
          <table:table-cell table:formula="of:=[.B1060]-[.B$2]" office:value-type="float" office:value="25.4644412994385" calcext:value-type="float">
            <text:p>25.4644412994</text:p>
          </table:table-cell>
          <table:table-cell table:formula="of:=[.C1060]/([.D1060]-[.D1059])" office:value-type="float" office:value="103743.744175261" calcext:value-type="float">
            <text:p>103743.74417526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56446805.47549" calcext:value-type="float">
            <text:p>1456446805.47549</text:p>
          </table:table-cell>
          <table:table-cell office:value-type="float" office:value="1120" calcext:value-type="float">
            <text:p>1120</text:p>
          </table:table-cell>
          <table:table-cell table:formula="of:=[.B1061]-[.B$2]" office:value-type="float" office:value="25.4752373695374" calcext:value-type="float">
            <text:p>25.4752373695</text:p>
          </table:table-cell>
          <table:table-cell table:formula="of:=[.C1061]/([.D1061]-[.D1060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56446805.48629" calcext:value-type="float">
            <text:p>1456446805.48629</text:p>
          </table:table-cell>
          <table:table-cell office:value-type="float" office:value="1120" calcext:value-type="float">
            <text:p>1120</text:p>
          </table:table-cell>
          <table:table-cell table:formula="of:=[.B1062]-[.B$2]" office:value-type="float" office:value="25.4860348701477" calcext:value-type="float">
            <text:p>25.4860348701</text:p>
          </table:table-cell>
          <table:table-cell table:formula="of:=[.C1062]/([.D1062]-[.D1061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56446805.49708" calcext:value-type="float">
            <text:p>1456446805.49708</text:p>
          </table:table-cell>
          <table:table-cell office:value-type="float" office:value="1120" calcext:value-type="float">
            <text:p>1120</text:p>
          </table:table-cell>
          <table:table-cell table:formula="of:=[.B1063]-[.B$2]" office:value-type="float" office:value="25.4968314170837" calcext:value-type="float">
            <text:p>25.4968314171</text:p>
          </table:table-cell>
          <table:table-cell table:formula="of:=[.C1063]/([.D1063]-[.D1062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56446805.50788" calcext:value-type="float">
            <text:p>1456446805.50788</text:p>
          </table:table-cell>
          <table:table-cell office:value-type="float" office:value="1120" calcext:value-type="float">
            <text:p>1120</text:p>
          </table:table-cell>
          <table:table-cell table:formula="of:=[.B1064]-[.B$2]" office:value-type="float" office:value="25.5076270103455" calcext:value-type="float">
            <text:p>25.5076270103</text:p>
          </table:table-cell>
          <table:table-cell table:formula="of:=[.C1064]/([.D1064]-[.D1063])" office:value-type="float" office:value="103746.035335689" calcext:value-type="float">
            <text:p>103746.03533568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56446805.51868" calcext:value-type="float">
            <text:p>1456446805.51868</text:p>
          </table:table-cell>
          <table:table-cell office:value-type="float" office:value="1120" calcext:value-type="float">
            <text:p>1120</text:p>
          </table:table-cell>
          <table:table-cell table:formula="of:=[.B1065]-[.B$2]" office:value-type="float" office:value="25.5184302330017" calcext:value-type="float">
            <text:p>25.518430233</text:p>
          </table:table-cell>
          <table:table-cell table:formula="of:=[.C1065]/([.D1065]-[.D1064])" office:value-type="float" office:value="103672.768361582" calcext:value-type="float">
            <text:p>103672.76836158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56446805.52953" calcext:value-type="float">
            <text:p>1456446805.52953</text:p>
          </table:table-cell>
          <table:table-cell office:value-type="float" office:value="1120" calcext:value-type="float">
            <text:p>1120</text:p>
          </table:table-cell>
          <table:table-cell table:formula="of:=[.B1066]-[.B$2]" office:value-type="float" office:value="25.529278755188" calcext:value-type="float">
            <text:p>25.5292787552</text:p>
          </table:table-cell>
          <table:table-cell table:formula="of:=[.C1066]/([.D1066]-[.D1065])" office:value-type="float" office:value="103239.868137664" calcext:value-type="float">
            <text:p>103239.86813766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56446805.54049" calcext:value-type="float">
            <text:p>1456446805.54049</text:p>
          </table:table-cell>
          <table:table-cell office:value-type="float" office:value="1120" calcext:value-type="float">
            <text:p>1120</text:p>
          </table:table-cell>
          <table:table-cell table:formula="of:=[.B1067]-[.B$2]" office:value-type="float" office:value="25.5402371883392" calcext:value-type="float">
            <text:p>25.5402371883</text:p>
          </table:table-cell>
          <table:table-cell table:formula="of:=[.C1067]/([.D1067]-[.D1066])" office:value-type="float" office:value="102204.392228532" calcext:value-type="float">
            <text:p>102204.39222853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56446805.55129" calcext:value-type="float">
            <text:p>1456446805.55129</text:p>
          </table:table-cell>
          <table:table-cell office:value-type="float" office:value="1120" calcext:value-type="float">
            <text:p>1120</text:p>
          </table:table-cell>
          <table:table-cell table:formula="of:=[.B1068]-[.B$2]" office:value-type="float" office:value="25.5510420799255" calcext:value-type="float">
            <text:p>25.5510420799</text:p>
          </table:table-cell>
          <table:table-cell table:formula="of:=[.C1068]/([.D1068]-[.D1067])" office:value-type="float" office:value="103656.75500342" calcext:value-type="float">
            <text:p>103656.7550034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56446805.5621" calcext:value-type="float">
            <text:p>1456446805.5621</text:p>
          </table:table-cell>
          <table:table-cell office:value-type="float" office:value="1120" calcext:value-type="float">
            <text:p>1120</text:p>
          </table:table-cell>
          <table:table-cell table:formula="of:=[.B1069]-[.B$2]" office:value-type="float" office:value="25.5618455410004" calcext:value-type="float">
            <text:p>25.561845541</text:p>
          </table:table-cell>
          <table:table-cell table:formula="of:=[.C1069]/([.D1069]-[.D1068])" office:value-type="float" office:value="103670.480436078" calcext:value-type="float">
            <text:p>103670.48043607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56446805.5729" calcext:value-type="float">
            <text:p>1456446805.5729</text:p>
          </table:table-cell>
          <table:table-cell office:value-type="float" office:value="1120" calcext:value-type="float">
            <text:p>1120</text:p>
          </table:table-cell>
          <table:table-cell table:formula="of:=[.B1070]-[.B$2]" office:value-type="float" office:value="25.5726451873779" calcext:value-type="float">
            <text:p>25.5726451874</text:p>
          </table:table-cell>
          <table:table-cell table:formula="of:=[.C1070]/([.D1070]-[.D1069])" office:value-type="float" office:value="103707.099366404" calcext:value-type="float">
            <text:p>103707.09936640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56446805.58369" calcext:value-type="float">
            <text:p>1456446805.58369</text:p>
          </table:table-cell>
          <table:table-cell office:value-type="float" office:value="1120" calcext:value-type="float">
            <text:p>1120</text:p>
          </table:table-cell>
          <table:table-cell table:formula="of:=[.B1071]-[.B$2]" office:value-type="float" office:value="25.5834424495697" calcext:value-type="float">
            <text:p>25.5834424496</text:p>
          </table:table-cell>
          <table:table-cell table:formula="of:=[.C1071]/([.D1071]-[.D1070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56446805.59449" calcext:value-type="float">
            <text:p>1456446805.59449</text:p>
          </table:table-cell>
          <table:table-cell office:value-type="float" office:value="1120" calcext:value-type="float">
            <text:p>1120</text:p>
          </table:table-cell>
          <table:table-cell table:formula="of:=[.B1072]-[.B$2]" office:value-type="float" office:value="25.5942401885986" calcext:value-type="float">
            <text:p>25.5942401886</text:p>
          </table:table-cell>
          <table:table-cell table:formula="of:=[.C1072]/([.D1072]-[.D1071])" office:value-type="float" office:value="103725.418534302" calcext:value-type="float">
            <text:p>103725.41853430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56446805.60533" calcext:value-type="float">
            <text:p>1456446805.60533</text:p>
          </table:table-cell>
          <table:table-cell office:value-type="float" office:value="1120" calcext:value-type="float">
            <text:p>1120</text:p>
          </table:table-cell>
          <table:table-cell table:formula="of:=[.B1073]-[.B$2]" office:value-type="float" office:value="25.6050794124603" calcext:value-type="float">
            <text:p>25.6050794125</text:p>
          </table:table-cell>
          <table:table-cell table:formula="of:=[.C1073]/([.D1073]-[.D1072])" office:value-type="float" office:value="103328.431471746" calcext:value-type="float">
            <text:p>103328.43147174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56446805.61614" calcext:value-type="float">
            <text:p>1456446805.61614</text:p>
          </table:table-cell>
          <table:table-cell office:value-type="float" office:value="1120" calcext:value-type="float">
            <text:p>1120</text:p>
          </table:table-cell>
          <table:table-cell table:formula="of:=[.B1074]-[.B$2]" office:value-type="float" office:value="25.6158933639526" calcext:value-type="float">
            <text:p>25.615893364</text:p>
          </table:table-cell>
          <table:table-cell table:formula="of:=[.C1074]/([.D1074]-[.D1073])" office:value-type="float" office:value="103569.911590273" calcext:value-type="float">
            <text:p>103569.91159027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56446805.62695" calcext:value-type="float">
            <text:p>1456446805.62695</text:p>
          </table:table-cell>
          <table:table-cell office:value-type="float" office:value="1120" calcext:value-type="float">
            <text:p>1120</text:p>
          </table:table-cell>
          <table:table-cell table:formula="of:=[.B1075]-[.B$2]" office:value-type="float" office:value="25.6266977787018" calcext:value-type="float">
            <text:p>25.6266977787</text:p>
          </table:table-cell>
          <table:table-cell table:formula="of:=[.C1075]/([.D1075]-[.D1074])" office:value-type="float" office:value="103661.329743805" calcext:value-type="float">
            <text:p>103661.32974380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56446805.63775" calcext:value-type="float">
            <text:p>1456446805.63775</text:p>
          </table:table-cell>
          <table:table-cell office:value-type="float" office:value="1120" calcext:value-type="float">
            <text:p>1120</text:p>
          </table:table-cell>
          <table:table-cell table:formula="of:=[.B1076]-[.B$2]" office:value-type="float" office:value="25.6374986171722" calcext:value-type="float">
            <text:p>25.6374986172</text:p>
          </table:table-cell>
          <table:table-cell table:formula="of:=[.C1076]/([.D1076]-[.D1075])" office:value-type="float" office:value="103695.653172045" calcext:value-type="float">
            <text:p>103695.65317204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56446805.64856" calcext:value-type="float">
            <text:p>1456446805.64856</text:p>
          </table:table-cell>
          <table:table-cell office:value-type="float" office:value="1120" calcext:value-type="float">
            <text:p>1120</text:p>
          </table:table-cell>
          <table:table-cell table:formula="of:=[.B1077]-[.B$2]" office:value-type="float" office:value="25.6483070850372" calcext:value-type="float">
            <text:p>25.648307085</text:p>
          </table:table-cell>
          <table:table-cell table:formula="of:=[.C1077]/([.D1077]-[.D1076])" office:value-type="float" office:value="103622.457316804" calcext:value-type="float">
            <text:p>103622.45731680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56446805.65936" calcext:value-type="float">
            <text:p>1456446805.65936</text:p>
          </table:table-cell>
          <table:table-cell office:value-type="float" office:value="1120" calcext:value-type="float">
            <text:p>1120</text:p>
          </table:table-cell>
          <table:table-cell table:formula="of:=[.B1078]-[.B$2]" office:value-type="float" office:value="25.6591084003448" calcext:value-type="float">
            <text:p>25.6591084003</text:p>
          </table:table-cell>
          <table:table-cell table:formula="of:=[.C1078]/([.D1078]-[.D1077])" office:value-type="float" office:value="103691.075401731" calcext:value-type="float">
            <text:p>103691.07540173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56446805.67016" calcext:value-type="float">
            <text:p>1456446805.67016</text:p>
          </table:table-cell>
          <table:table-cell office:value-type="float" office:value="1120" calcext:value-type="float">
            <text:p>1120</text:p>
          </table:table-cell>
          <table:table-cell table:formula="of:=[.B1079]-[.B$2]" office:value-type="float" office:value="25.6699123382568" calcext:value-type="float">
            <text:p>25.6699123383</text:p>
          </table:table-cell>
          <table:table-cell table:formula="of:=[.C1079]/([.D1079]-[.D1078])" office:value-type="float" office:value="103665.904888006" calcext:value-type="float">
            <text:p>103665.90488800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56446805.68099" calcext:value-type="float">
            <text:p>1456446805.68099</text:p>
          </table:table-cell>
          <table:table-cell office:value-type="float" office:value="1120" calcext:value-type="float">
            <text:p>1120</text:p>
          </table:table-cell>
          <table:table-cell table:formula="of:=[.B1080]-[.B$2]" office:value-type="float" office:value="25.6807391643524" calcext:value-type="float">
            <text:p>25.6807391644</text:p>
          </table:table-cell>
          <table:table-cell table:formula="of:=[.C1080]/([.D1080]-[.D1079])" office:value-type="float" office:value="103446.752548942" calcext:value-type="float">
            <text:p>103446.75254894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56446805.6918" calcext:value-type="float">
            <text:p>1456446805.6918</text:p>
          </table:table-cell>
          <table:table-cell office:value-type="float" office:value="1120" calcext:value-type="float">
            <text:p>1120</text:p>
          </table:table-cell>
          <table:table-cell table:formula="of:=[.B1081]-[.B$2]" office:value-type="float" office:value="25.6915502548218" calcext:value-type="float">
            <text:p>25.6915502548</text:p>
          </table:table-cell>
          <table:table-cell table:formula="of:=[.C1081]/([.D1081]-[.D1080])" office:value-type="float" office:value="103597.320101444" calcext:value-type="float">
            <text:p>103597.32010144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56446805.70261" calcext:value-type="float">
            <text:p>1456446805.70261</text:p>
          </table:table-cell>
          <table:table-cell office:value-type="float" office:value="1120" calcext:value-type="float">
            <text:p>1120</text:p>
          </table:table-cell>
          <table:table-cell table:formula="of:=[.B1082]-[.B$2]" office:value-type="float" office:value="25.7023594379425" calcext:value-type="float">
            <text:p>25.7023594379</text:p>
          </table:table-cell>
          <table:table-cell table:formula="of:=[.C1082]/([.D1082]-[.D1081])" office:value-type="float" office:value="103615.600502901" calcext:value-type="float">
            <text:p>103615.60050290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56446805.71341" calcext:value-type="float">
            <text:p>1456446805.71341</text:p>
          </table:table-cell>
          <table:table-cell office:value-type="float" office:value="1120" calcext:value-type="float">
            <text:p>1120</text:p>
          </table:table-cell>
          <table:table-cell table:formula="of:=[.B1083]-[.B$2]" office:value-type="float" office:value="25.7131612300873" calcext:value-type="float">
            <text:p>25.7131612301</text:p>
          </table:table-cell>
          <table:table-cell table:formula="of:=[.C1083]/([.D1083]-[.D1082])" office:value-type="float" office:value="103686.49803558" calcext:value-type="float">
            <text:p>103686.4980355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56446805.72421" calcext:value-type="float">
            <text:p>1456446805.72421</text:p>
          </table:table-cell>
          <table:table-cell office:value-type="float" office:value="1120" calcext:value-type="float">
            <text:p>1120</text:p>
          </table:table-cell>
          <table:table-cell table:formula="of:=[.B1084]-[.B$2]" office:value-type="float" office:value="25.7239611148834" calcext:value-type="float">
            <text:p>25.7239611149</text:p>
          </table:table-cell>
          <table:table-cell table:formula="of:=[.C1084]/([.D1084]-[.D1083])" office:value-type="float" office:value="103704.809925383" calcext:value-type="float">
            <text:p>103704.80992538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56446805.73501" calcext:value-type="float">
            <text:p>1456446805.73501</text:p>
          </table:table-cell>
          <table:table-cell office:value-type="float" office:value="1120" calcext:value-type="float">
            <text:p>1120</text:p>
          </table:table-cell>
          <table:table-cell table:formula="of:=[.B1085]-[.B$2]" office:value-type="float" office:value="25.7347588539124" calcext:value-type="float">
            <text:p>25.7347588539</text:p>
          </table:table-cell>
          <table:table-cell table:formula="of:=[.C1085]/([.D1085]-[.D1084])" office:value-type="float" office:value="103725.418534302" calcext:value-type="float">
            <text:p>103725.41853430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56446805.74581" calcext:value-type="float">
            <text:p>1456446805.74581</text:p>
          </table:table-cell>
          <table:table-cell office:value-type="float" office:value="1120" calcext:value-type="float">
            <text:p>1120</text:p>
          </table:table-cell>
          <table:table-cell table:formula="of:=[.B1086]-[.B$2]" office:value-type="float" office:value="25.7455561161041" calcext:value-type="float">
            <text:p>25.7455561161</text:p>
          </table:table-cell>
          <table:table-cell table:formula="of:=[.C1086]/([.D1086]-[.D1085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56446805.75661" calcext:value-type="float">
            <text:p>1456446805.75661</text:p>
          </table:table-cell>
          <table:table-cell office:value-type="float" office:value="1120" calcext:value-type="float">
            <text:p>1120</text:p>
          </table:table-cell>
          <table:table-cell table:formula="of:=[.B1087]-[.B$2]" office:value-type="float" office:value="25.7563548088074" calcext:value-type="float">
            <text:p>25.7563548088</text:p>
          </table:table-cell>
          <table:table-cell table:formula="of:=[.C1087]/([.D1087]-[.D1086])" office:value-type="float" office:value="103716.258141435" calcext:value-type="float">
            <text:p>103716.25814143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56446805.76741" calcext:value-type="float">
            <text:p>1456446805.76741</text:p>
          </table:table-cell>
          <table:table-cell office:value-type="float" office:value="1120" calcext:value-type="float">
            <text:p>1120</text:p>
          </table:table-cell>
          <table:table-cell table:formula="of:=[.B1088]-[.B$2]" office:value-type="float" office:value="25.7671585083008" calcext:value-type="float">
            <text:p>25.7671585083</text:p>
          </table:table-cell>
          <table:table-cell table:formula="of:=[.C1088]/([.D1088]-[.D1087])" office:value-type="float" office:value="103668.192611555" calcext:value-type="float">
            <text:p>103668.19261155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56446805.77822" calcext:value-type="float">
            <text:p>1456446805.77822</text:p>
          </table:table-cell>
          <table:table-cell office:value-type="float" office:value="1120" calcext:value-type="float">
            <text:p>1120</text:p>
          </table:table-cell>
          <table:table-cell table:formula="of:=[.B1089]-[.B$2]" office:value-type="float" office:value="25.7779650688171" calcext:value-type="float">
            <text:p>25.7779650688</text:p>
          </table:table-cell>
          <table:table-cell table:formula="of:=[.C1089]/([.D1089]-[.D1088])" office:value-type="float" office:value="103640.74659136" calcext:value-type="float">
            <text:p>103640.7465913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56446805.78902" calcext:value-type="float">
            <text:p>1456446805.78902</text:p>
          </table:table-cell>
          <table:table-cell office:value-type="float" office:value="1120" calcext:value-type="float">
            <text:p>1120</text:p>
          </table:table-cell>
          <table:table-cell table:formula="of:=[.B1090]-[.B$2]" office:value-type="float" office:value="25.788770198822" calcext:value-type="float">
            <text:p>25.7887701988</text:p>
          </table:table-cell>
          <table:table-cell table:formula="of:=[.C1090]/([.D1090]-[.D1089])" office:value-type="float" office:value="103654.467784643" calcext:value-type="float">
            <text:p>103654.46778464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56446805.7998" calcext:value-type="float">
            <text:p>1456446805.7998</text:p>
          </table:table-cell>
          <table:table-cell office:value-type="float" office:value="1120" calcext:value-type="float">
            <text:p>1120</text:p>
          </table:table-cell>
          <table:table-cell table:formula="of:=[.B1091]-[.B$2]" office:value-type="float" office:value="25.7995450496674" calcext:value-type="float">
            <text:p>25.7995450497</text:p>
          </table:table-cell>
          <table:table-cell table:formula="of:=[.C1091]/([.D1091]-[.D1090])" office:value-type="float" office:value="103945.754430996" calcext:value-type="float">
            <text:p>103945.75443099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56446805.81059" calcext:value-type="float">
            <text:p>1456446805.81059</text:p>
          </table:table-cell>
          <table:table-cell office:value-type="float" office:value="1120" calcext:value-type="float">
            <text:p>1120</text:p>
          </table:table-cell>
          <table:table-cell table:formula="of:=[.B1092]-[.B$2]" office:value-type="float" office:value="25.8103439807892" calcext:value-type="float">
            <text:p>25.8103439808</text:p>
          </table:table-cell>
          <table:table-cell table:formula="of:=[.C1092]/([.D1092]-[.D1091])" office:value-type="float" office:value="103713.968296022" calcext:value-type="float">
            <text:p>103713.96829602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56446805.8214" calcext:value-type="float">
            <text:p>1456446805.8214</text:p>
          </table:table-cell>
          <table:table-cell office:value-type="float" office:value="1120" calcext:value-type="float">
            <text:p>1120</text:p>
          </table:table-cell>
          <table:table-cell table:formula="of:=[.B1093]-[.B$2]" office:value-type="float" office:value="25.8211464881897" calcext:value-type="float">
            <text:p>25.8211464882</text:p>
          </table:table-cell>
          <table:table-cell table:formula="of:=[.C1093]/([.D1093]-[.D1092])" office:value-type="float" office:value="103679.632744046" calcext:value-type="float">
            <text:p>103679.63274404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56446805.8322" calcext:value-type="float">
            <text:p>1456446805.8322</text:p>
          </table:table-cell>
          <table:table-cell office:value-type="float" office:value="1120" calcext:value-type="float">
            <text:p>1120</text:p>
          </table:table-cell>
          <table:table-cell table:formula="of:=[.B1094]-[.B$2]" office:value-type="float" office:value="25.8319447040558" calcext:value-type="float">
            <text:p>25.8319447041</text:p>
          </table:table-cell>
          <table:table-cell table:formula="of:=[.C1094]/([.D1094]-[.D1093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56446805.84299" calcext:value-type="float">
            <text:p>1456446805.84299</text:p>
          </table:table-cell>
          <table:table-cell office:value-type="float" office:value="1120" calcext:value-type="float">
            <text:p>1120</text:p>
          </table:table-cell>
          <table:table-cell table:formula="of:=[.B1095]-[.B$2]" office:value-type="float" office:value="25.8427422046661" calcext:value-type="float">
            <text:p>25.8427422047</text:p>
          </table:table-cell>
          <table:table-cell table:formula="of:=[.C1095]/([.D1095]-[.D1094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56446805.85379" calcext:value-type="float">
            <text:p>1456446805.85379</text:p>
          </table:table-cell>
          <table:table-cell office:value-type="float" office:value="1120" calcext:value-type="float">
            <text:p>1120</text:p>
          </table:table-cell>
          <table:table-cell table:formula="of:=[.B1096]-[.B$2]" office:value-type="float" office:value="25.8535377979279" calcext:value-type="float">
            <text:p>25.8535377979</text:p>
          </table:table-cell>
          <table:table-cell table:formula="of:=[.C1096]/([.D1096]-[.D1095])" office:value-type="float" office:value="103746.035335689" calcext:value-type="float">
            <text:p>103746.03533568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56446805.86459" calcext:value-type="float">
            <text:p>1456446805.86459</text:p>
          </table:table-cell>
          <table:table-cell office:value-type="float" office:value="1120" calcext:value-type="float">
            <text:p>1120</text:p>
          </table:table-cell>
          <table:table-cell table:formula="of:=[.B1097]-[.B$2]" office:value-type="float" office:value="25.8643352985382" calcext:value-type="float">
            <text:p>25.8643352985</text:p>
          </table:table-cell>
          <table:table-cell table:formula="of:=[.C1097]/([.D1097]-[.D1096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56446805.87538" calcext:value-type="float">
            <text:p>1456446805.87538</text:p>
          </table:table-cell>
          <table:table-cell office:value-type="float" office:value="1120" calcext:value-type="float">
            <text:p>1120</text:p>
          </table:table-cell>
          <table:table-cell table:formula="of:=[.B1098]-[.B$2]" office:value-type="float" office:value="25.87513256073" calcext:value-type="float">
            <text:p>25.8751325607</text:p>
          </table:table-cell>
          <table:table-cell table:formula="of:=[.C1098]/([.D1098]-[.D1097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56446805.88618" calcext:value-type="float">
            <text:p>1456446805.88618</text:p>
          </table:table-cell>
          <table:table-cell office:value-type="float" office:value="1120" calcext:value-type="float">
            <text:p>1120</text:p>
          </table:table-cell>
          <table:table-cell table:formula="of:=[.B1099]-[.B$2]" office:value-type="float" office:value="25.8859295845032" calcext:value-type="float">
            <text:p>25.8859295845</text:p>
          </table:table-cell>
          <table:table-cell table:formula="of:=[.C1099]/([.D1099]-[.D1098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56446805.89698" calcext:value-type="float">
            <text:p>1456446805.89698</text:p>
          </table:table-cell>
          <table:table-cell office:value-type="float" office:value="1120" calcext:value-type="float">
            <text:p>1120</text:p>
          </table:table-cell>
          <table:table-cell table:formula="of:=[.B1100]-[.B$2]" office:value-type="float" office:value="25.896725654602" calcext:value-type="float">
            <text:p>25.8967256546</text:p>
          </table:table-cell>
          <table:table-cell table:formula="of:=[.C1100]/([.D1100]-[.D1099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56446805.90778" calcext:value-type="float">
            <text:p>1456446805.90778</text:p>
          </table:table-cell>
          <table:table-cell office:value-type="float" office:value="1120" calcext:value-type="float">
            <text:p>1120</text:p>
          </table:table-cell>
          <table:table-cell table:formula="of:=[.B1101]-[.B$2]" office:value-type="float" office:value="25.907527923584" calcext:value-type="float">
            <text:p>25.9075279236</text:p>
          </table:table-cell>
          <table:table-cell table:formula="of:=[.C1101]/([.D1101]-[.D1100])" office:value-type="float" office:value="103681.921073541" calcext:value-type="float">
            <text:p>103681.9210735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56446805.91858" calcext:value-type="float">
            <text:p>1456446805.91858</text:p>
          </table:table-cell>
          <table:table-cell office:value-type="float" office:value="1120" calcext:value-type="float">
            <text:p>1120</text:p>
          </table:table-cell>
          <table:table-cell table:formula="of:=[.B1102]-[.B$2]" office:value-type="float" office:value="25.918329000473" calcext:value-type="float">
            <text:p>25.9183290005</text:p>
          </table:table-cell>
          <table:table-cell table:formula="of:=[.C1102]/([.D1102]-[.D1101])" office:value-type="float" office:value="103693.364236364" calcext:value-type="float">
            <text:p>103693.3642363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56446805.92941" calcext:value-type="float">
            <text:p>1456446805.92941</text:p>
          </table:table-cell>
          <table:table-cell office:value-type="float" office:value="1120" calcext:value-type="float">
            <text:p>1120</text:p>
          </table:table-cell>
          <table:table-cell table:formula="of:=[.B1103]-[.B$2]" office:value-type="float" office:value="25.9291636943817" calcext:value-type="float">
            <text:p>25.9291636944</text:p>
          </table:table-cell>
          <table:table-cell table:formula="of:=[.C1103]/([.D1103]-[.D1102])" office:value-type="float" office:value="103371.632778805" calcext:value-type="float">
            <text:p>103371.63277880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56446805.94023" calcext:value-type="float">
            <text:p>1456446805.94023</text:p>
          </table:table-cell>
          <table:table-cell office:value-type="float" office:value="1120" calcext:value-type="float">
            <text:p>1120</text:p>
          </table:table-cell>
          <table:table-cell table:formula="of:=[.B1104]-[.B$2]" office:value-type="float" office:value="25.9399755001068" calcext:value-type="float">
            <text:p>25.9399755001</text:p>
          </table:table-cell>
          <table:table-cell table:formula="of:=[.C1104]/([.D1104]-[.D1103])" office:value-type="float" office:value="103590.466613743" calcext:value-type="float">
            <text:p>103590.46661374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56446805.95103" calcext:value-type="float">
            <text:p>1456446805.95103</text:p>
          </table:table-cell>
          <table:table-cell office:value-type="float" office:value="1120" calcext:value-type="float">
            <text:p>1120</text:p>
          </table:table-cell>
          <table:table-cell table:formula="of:=[.B1105]-[.B$2]" office:value-type="float" office:value="25.9507796764374" calcext:value-type="float">
            <text:p>25.9507796764</text:p>
          </table:table-cell>
          <table:table-cell table:formula="of:=[.C1105]/([.D1105]-[.D1104])" office:value-type="float" office:value="103663.617265425" calcext:value-type="float">
            <text:p>103663.61726542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56446805.96183" calcext:value-type="float">
            <text:p>1456446805.96183</text:p>
          </table:table-cell>
          <table:table-cell office:value-type="float" office:value="1120" calcext:value-type="float">
            <text:p>1120</text:p>
          </table:table-cell>
          <table:table-cell table:formula="of:=[.B1106]-[.B$2]" office:value-type="float" office:value="25.9615833759308" calcext:value-type="float">
            <text:p>25.9615833759</text:p>
          </table:table-cell>
          <table:table-cell table:formula="of:=[.C1106]/([.D1106]-[.D1105])" office:value-type="float" office:value="103668.192611555" calcext:value-type="float">
            <text:p>103668.19261155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56446805.97263" calcext:value-type="float">
            <text:p>1456446805.97263</text:p>
          </table:table-cell>
          <table:table-cell office:value-type="float" office:value="1120" calcext:value-type="float">
            <text:p>1120</text:p>
          </table:table-cell>
          <table:table-cell table:formula="of:=[.B1107]-[.B$2]" office:value-type="float" office:value="25.9723825454712" calcext:value-type="float">
            <text:p>25.9723825455</text:p>
          </table:table-cell>
          <table:table-cell table:formula="of:=[.C1107]/([.D1107]-[.D1106])" office:value-type="float" office:value="103711.678551717" calcext:value-type="float">
            <text:p>103711.67855171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56446805.98343" calcext:value-type="float">
            <text:p>1456446805.98343</text:p>
          </table:table-cell>
          <table:table-cell office:value-type="float" office:value="1120" calcext:value-type="float">
            <text:p>1120</text:p>
          </table:table-cell>
          <table:table-cell table:formula="of:=[.B1108]-[.B$2]" office:value-type="float" office:value="25.983181476593" calcext:value-type="float">
            <text:p>25.9831814766</text:p>
          </table:table-cell>
          <table:table-cell table:formula="of:=[.C1108]/([.D1108]-[.D1107])" office:value-type="float" office:value="103713.968296022" calcext:value-type="float">
            <text:p>103713.96829602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56446805.99424" calcext:value-type="float">
            <text:p>1456446805.99424</text:p>
          </table:table-cell>
          <table:table-cell office:value-type="float" office:value="1120" calcext:value-type="float">
            <text:p>1120</text:p>
          </table:table-cell>
          <table:table-cell table:formula="of:=[.B1109]-[.B$2]" office:value-type="float" office:value="25.9939873218536" calcext:value-type="float">
            <text:p>25.9939873219</text:p>
          </table:table-cell>
          <table:table-cell table:formula="of:=[.C1109]/([.D1109]-[.D1108])" office:value-type="float" office:value="103647.606733888" calcext:value-type="float">
            <text:p>103647.60673388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56446806.00489" calcext:value-type="float">
            <text:p>1456446806.00489</text:p>
          </table:table-cell>
          <table:table-cell office:value-type="float" office:value="1120" calcext:value-type="float">
            <text:p>1120</text:p>
          </table:table-cell>
          <table:table-cell table:formula="of:=[.B1110]-[.B$2]" office:value-type="float" office:value="26.0046420097351" calcext:value-type="float">
            <text:p>26.0046420097</text:p>
          </table:table-cell>
          <table:table-cell table:formula="of:=[.C1110]/([.D1110]-[.D1109])" office:value-type="float" office:value="105118.048736826" calcext:value-type="float">
            <text:p>105118.04873682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56446806.01532" calcext:value-type="float">
            <text:p>1456446806.01532</text:p>
          </table:table-cell>
          <table:table-cell office:value-type="float" office:value="1120" calcext:value-type="float">
            <text:p>1120</text:p>
          </table:table-cell>
          <table:table-cell table:formula="of:=[.B1111]-[.B$2]" office:value-type="float" office:value="26.0150651931763" calcext:value-type="float">
            <text:p>26.0150651932</text:p>
          </table:table-cell>
          <table:table-cell table:formula="of:=[.C1111]/([.D1111]-[.D1110])" office:value-type="float" office:value="107452.776430761" calcext:value-type="float">
            <text:p>107452.77643076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56446806.02573" calcext:value-type="float">
            <text:p>1456446806.02573</text:p>
          </table:table-cell>
          <table:table-cell office:value-type="float" office:value="1120" calcext:value-type="float">
            <text:p>1120</text:p>
          </table:table-cell>
          <table:table-cell table:formula="of:=[.B1112]-[.B$2]" office:value-type="float" office:value="26.0254793167114" calcext:value-type="float">
            <text:p>26.0254793167</text:p>
          </table:table-cell>
          <table:table-cell table:formula="of:=[.C1112]/([.D1112]-[.D1111])" office:value-type="float" office:value="107546.256410256" calcext:value-type="float">
            <text:p>107546.25641025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56446806.03608" calcext:value-type="float">
            <text:p>1456446806.03608</text:p>
          </table:table-cell>
          <table:table-cell office:value-type="float" office:value="1120" calcext:value-type="float">
            <text:p>1120</text:p>
          </table:table-cell>
          <table:table-cell table:formula="of:=[.B1113]-[.B$2]" office:value-type="float" office:value="26.0358281135559" calcext:value-type="float">
            <text:p>26.0358281136</text:p>
          </table:table-cell>
          <table:table-cell table:formula="of:=[.C1113]/([.D1113]-[.D1112])" office:value-type="float" office:value="108225.141224715" calcext:value-type="float">
            <text:p>108225.14122471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56446806.04641" calcext:value-type="float">
            <text:p>1456446806.04641</text:p>
          </table:table-cell>
          <table:table-cell office:value-type="float" office:value="1120" calcext:value-type="float">
            <text:p>1120</text:p>
          </table:table-cell>
          <table:table-cell table:formula="of:=[.B1114]-[.B$2]" office:value-type="float" office:value="26.0461573600769" calcext:value-type="float">
            <text:p>26.0461573601</text:p>
          </table:table-cell>
          <table:table-cell table:formula="of:=[.C1114]/([.D1114]-[.D1113])" office:value-type="float" office:value="108429.980611209" calcext:value-type="float">
            <text:p>108429.98061120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56446806.05673" calcext:value-type="float">
            <text:p>1456446806.05673</text:p>
          </table:table-cell>
          <table:table-cell office:value-type="float" office:value="1120" calcext:value-type="float">
            <text:p>1120</text:p>
          </table:table-cell>
          <table:table-cell table:formula="of:=[.B1115]-[.B$2]" office:value-type="float" office:value="26.0564811229706" calcext:value-type="float">
            <text:p>26.056481123</text:p>
          </table:table-cell>
          <table:table-cell table:formula="of:=[.C1115]/([.D1115]-[.D1114])" office:value-type="float" office:value="108487.574882797" calcext:value-type="float">
            <text:p>108487.57488279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56446806.06705" calcext:value-type="float">
            <text:p>1456446806.06705</text:p>
          </table:table-cell>
          <table:table-cell office:value-type="float" office:value="1120" calcext:value-type="float">
            <text:p>1120</text:p>
          </table:table-cell>
          <table:table-cell table:formula="of:=[.B1116]-[.B$2]" office:value-type="float" office:value="26.0667991638184" calcext:value-type="float">
            <text:p>26.0667991638</text:p>
          </table:table-cell>
          <table:table-cell table:formula="of:=[.C1116]/([.D1116]-[.D1115])" office:value-type="float" office:value="108547.738521617" calcext:value-type="float">
            <text:p>108547.73852161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56446806.07736" calcext:value-type="float">
            <text:p>1456446806.07736</text:p>
          </table:table-cell>
          <table:table-cell office:value-type="float" office:value="1120" calcext:value-type="float">
            <text:p>1120</text:p>
          </table:table-cell>
          <table:table-cell table:formula="of:=[.B1117]-[.B$2]" office:value-type="float" office:value="26.077113866806" calcext:value-type="float">
            <text:p>26.0771138668</text:p>
          </table:table-cell>
          <table:table-cell table:formula="of:=[.C1117]/([.D1117]-[.D1116])" office:value-type="float" office:value="108582.864803643" calcext:value-type="float">
            <text:p>108582.86480364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56446806.08772" calcext:value-type="float">
            <text:p>1456446806.08772</text:p>
          </table:table-cell>
          <table:table-cell office:value-type="float" office:value="1120" calcext:value-type="float">
            <text:p>1120</text:p>
          </table:table-cell>
          <table:table-cell table:formula="of:=[.B1118]-[.B$2]" office:value-type="float" office:value="26.0874707698822" calcext:value-type="float">
            <text:p>26.0874707699</text:p>
          </table:table-cell>
          <table:table-cell table:formula="of:=[.C1118]/([.D1118]-[.D1117])" office:value-type="float" office:value="108140.434622468" calcext:value-type="float">
            <text:p>108140.43462246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56446806.09805" calcext:value-type="float">
            <text:p>1456446806.09805</text:p>
          </table:table-cell>
          <table:table-cell office:value-type="float" office:value="1120" calcext:value-type="float">
            <text:p>1120</text:p>
          </table:table-cell>
          <table:table-cell table:formula="of:=[.B1119]-[.B$2]" office:value-type="float" office:value="26.0978033542633" calcext:value-type="float">
            <text:p>26.0978033543</text:p>
          </table:table-cell>
          <table:table-cell table:formula="of:=[.C1119]/([.D1119]-[.D1118])" office:value-type="float" office:value="108394.953158891" calcext:value-type="float">
            <text:p>108394.95315889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56446806.10837" calcext:value-type="float">
            <text:p>1456446806.10837</text:p>
          </table:table-cell>
          <table:table-cell office:value-type="float" office:value="1120" calcext:value-type="float">
            <text:p>1120</text:p>
          </table:table-cell>
          <table:table-cell table:formula="of:=[.B1120]-[.B$2]" office:value-type="float" office:value="26.1081237792969" calcext:value-type="float">
            <text:p>26.1081237793</text:p>
          </table:table-cell>
          <table:table-cell table:formula="of:=[.C1120]/([.D1120]-[.D1119])" office:value-type="float" office:value="108522.662231155" calcext:value-type="float">
            <text:p>108522.66223115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56446806.11869" calcext:value-type="float">
            <text:p>1456446806.11869</text:p>
          </table:table-cell>
          <table:table-cell office:value-type="float" office:value="1120" calcext:value-type="float">
            <text:p>1120</text:p>
          </table:table-cell>
          <table:table-cell table:formula="of:=[.B1121]-[.B$2]" office:value-type="float" office:value="26.1184406280518" calcext:value-type="float">
            <text:p>26.1184406281</text:p>
          </table:table-cell>
          <table:table-cell table:formula="of:=[.C1121]/([.D1121]-[.D1120])" office:value-type="float" office:value="108560.281013126" calcext:value-type="float">
            <text:p>108560.28101312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56446806.12901" calcext:value-type="float">
            <text:p>1456446806.12901</text:p>
          </table:table-cell>
          <table:table-cell office:value-type="float" office:value="1120" calcext:value-type="float">
            <text:p>1120</text:p>
          </table:table-cell>
          <table:table-cell table:formula="of:=[.B1122]-[.B$2]" office:value-type="float" office:value="26.1287553310394" calcext:value-type="float">
            <text:p>26.128755331</text:p>
          </table:table-cell>
          <table:table-cell table:formula="of:=[.C1122]/([.D1122]-[.D1121])" office:value-type="float" office:value="108582.864803643" calcext:value-type="float">
            <text:p>108582.86480364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56446806.13932" calcext:value-type="float">
            <text:p>1456446806.13932</text:p>
          </table:table-cell>
          <table:table-cell office:value-type="float" office:value="1120" calcext:value-type="float">
            <text:p>1120</text:p>
          </table:table-cell>
          <table:table-cell table:formula="of:=[.B1123]-[.B$2]" office:value-type="float" office:value="26.1390664577484" calcext:value-type="float">
            <text:p>26.1390664577</text:p>
          </table:table-cell>
          <table:table-cell table:formula="of:=[.C1123]/([.D1123]-[.D1122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6446806.14963" calcext:value-type="float">
            <text:p>1456446806.14963</text:p>
          </table:table-cell>
          <table:table-cell office:value-type="float" office:value="1120" calcext:value-type="float">
            <text:p>1120</text:p>
          </table:table-cell>
          <table:table-cell table:formula="of:=[.B1124]-[.B$2]" office:value-type="float" office:value="26.1493771076202" calcext:value-type="float">
            <text:p>26.1493771076</text:p>
          </table:table-cell>
          <table:table-cell table:formula="of:=[.C1124]/([.D1124]-[.D1123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56446806.15991" calcext:value-type="float">
            <text:p>1456446806.15991</text:p>
          </table:table-cell>
          <table:table-cell office:value-type="float" office:value="1120" calcext:value-type="float">
            <text:p>1120</text:p>
          </table:table-cell>
          <table:table-cell table:formula="of:=[.B1125]-[.B$2]" office:value-type="float" office:value="26.1596586704254" calcext:value-type="float">
            <text:p>26.1596586704</text:p>
          </table:table-cell>
          <table:table-cell table:formula="of:=[.C1125]/([.D1125]-[.D1124])" office:value-type="float" office:value="108932.855950283" calcext:value-type="float">
            <text:p>108932.85595028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56446806.17022" calcext:value-type="float">
            <text:p>1456446806.17022</text:p>
          </table:table-cell>
          <table:table-cell office:value-type="float" office:value="1120" calcext:value-type="float">
            <text:p>1120</text:p>
          </table:table-cell>
          <table:table-cell table:formula="of:=[.B1126]-[.B$2]" office:value-type="float" office:value="26.1699726581573" calcext:value-type="float">
            <text:p>26.1699726582</text:p>
          </table:table-cell>
          <table:table-cell table:formula="of:=[.C1126]/([.D1126]-[.D1125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56446806.18054" calcext:value-type="float">
            <text:p>1456446806.18054</text:p>
          </table:table-cell>
          <table:table-cell office:value-type="float" office:value="1120" calcext:value-type="float">
            <text:p>1120</text:p>
          </table:table-cell>
          <table:table-cell table:formula="of:=[.B1127]-[.B$2]" office:value-type="float" office:value="26.1802868843079" calcext:value-type="float">
            <text:p>26.1802868843</text:p>
          </table:table-cell>
          <table:table-cell table:formula="of:=[.C1127]/([.D1127]-[.D1126])" office:value-type="float" office:value="108587.884699845" calcext:value-type="float">
            <text:p>108587.88469984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56446806.19085" calcext:value-type="float">
            <text:p>1456446806.19085</text:p>
          </table:table-cell>
          <table:table-cell office:value-type="float" office:value="1120" calcext:value-type="float">
            <text:p>1120</text:p>
          </table:table-cell>
          <table:table-cell table:formula="of:=[.B1128]-[.B$2]" office:value-type="float" office:value="26.1906018257141" calcext:value-type="float">
            <text:p>26.1906018257</text:p>
          </table:table-cell>
          <table:table-cell table:formula="of:=[.C1128]/([.D1128]-[.D1127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56446806.20117" calcext:value-type="float">
            <text:p>1456446806.20117</text:p>
          </table:table-cell>
          <table:table-cell office:value-type="float" office:value="1120" calcext:value-type="float">
            <text:p>1120</text:p>
          </table:table-cell>
          <table:table-cell table:formula="of:=[.B1129]-[.B$2]" office:value-type="float" office:value="26.2009150981903" calcext:value-type="float">
            <text:p>26.2009150982</text:p>
          </table:table-cell>
          <table:table-cell table:formula="of:=[.C1129]/([.D1129]-[.D1128])" office:value-type="float" office:value="108597.925884828" calcext:value-type="float">
            <text:p>108597.92588482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6446806.21148" calcext:value-type="float">
            <text:p>1456446806.21148</text:p>
          </table:table-cell>
          <table:table-cell office:value-type="float" office:value="1120" calcext:value-type="float">
            <text:p>1120</text:p>
          </table:table-cell>
          <table:table-cell table:formula="of:=[.B1130]-[.B$2]" office:value-type="float" office:value="26.2112274169922" calcext:value-type="float">
            <text:p>26.211227417</text:p>
          </table:table-cell>
          <table:table-cell table:formula="of:=[.C1130]/([.D1130]-[.D1129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56446806.22179" calcext:value-type="float">
            <text:p>1456446806.22179</text:p>
          </table:table-cell>
          <table:table-cell office:value-type="float" office:value="1120" calcext:value-type="float">
            <text:p>1120</text:p>
          </table:table-cell>
          <table:table-cell table:formula="of:=[.B1131]-[.B$2]" office:value-type="float" office:value="26.2215387821197" calcext:value-type="float">
            <text:p>26.2215387821</text:p>
          </table:table-cell>
          <table:table-cell table:formula="of:=[.C1131]/([.D1131]-[.D1130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56446806.2321" calcext:value-type="float">
            <text:p>1456446806.2321</text:p>
          </table:table-cell>
          <table:table-cell office:value-type="float" office:value="1120" calcext:value-type="float">
            <text:p>1120</text:p>
          </table:table-cell>
          <table:table-cell table:formula="of:=[.B1132]-[.B$2]" office:value-type="float" office:value="26.231850862503" calcext:value-type="float">
            <text:p>26.2318508625</text:p>
          </table:table-cell>
          <table:table-cell table:formula="of:=[.C1132]/([.D1132]-[.D1131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56446806.24241" calcext:value-type="float">
            <text:p>1456446806.24241</text:p>
          </table:table-cell>
          <table:table-cell office:value-type="float" office:value="1120" calcext:value-type="float">
            <text:p>1120</text:p>
          </table:table-cell>
          <table:table-cell table:formula="of:=[.B1133]-[.B$2]" office:value-type="float" office:value="26.2421627044678" calcext:value-type="float">
            <text:p>26.2421627045</text:p>
          </table:table-cell>
          <table:table-cell table:formula="of:=[.C1133]/([.D1133]-[.D1132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56446806.25273" calcext:value-type="float">
            <text:p>1456446806.25273</text:p>
          </table:table-cell>
          <table:table-cell office:value-type="float" office:value="1120" calcext:value-type="float">
            <text:p>1120</text:p>
          </table:table-cell>
          <table:table-cell table:formula="of:=[.B1134]-[.B$2]" office:value-type="float" office:value="26.2524745464325" calcext:value-type="float">
            <text:p>26.2524745464</text:p>
          </table:table-cell>
          <table:table-cell table:formula="of:=[.C1134]/([.D1134]-[.D1133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56446806.26308" calcext:value-type="float">
            <text:p>1456446806.26308</text:p>
          </table:table-cell>
          <table:table-cell office:value-type="float" office:value="1120" calcext:value-type="float">
            <text:p>1120</text:p>
          </table:table-cell>
          <table:table-cell table:formula="of:=[.B1135]-[.B$2]" office:value-type="float" office:value="26.2628276348114" calcext:value-type="float">
            <text:p>26.2628276348</text:p>
          </table:table-cell>
          <table:table-cell table:formula="of:=[.C1135]/([.D1135]-[.D1134])" office:value-type="float" office:value="108180.280029477" calcext:value-type="float">
            <text:p>108180.28002947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56446806.27341" calcext:value-type="float">
            <text:p>1456446806.27341</text:p>
          </table:table-cell>
          <table:table-cell office:value-type="float" office:value="1120" calcext:value-type="float">
            <text:p>1120</text:p>
          </table:table-cell>
          <table:table-cell table:formula="of:=[.B1136]-[.B$2]" office:value-type="float" office:value="26.2731564044952" calcext:value-type="float">
            <text:p>26.2731564045</text:p>
          </table:table-cell>
          <table:table-cell table:formula="of:=[.C1136]/([.D1136]-[.D1135])" office:value-type="float" office:value="108434.986381054" calcext:value-type="float">
            <text:p>108434.98638105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56446806.28373" calcext:value-type="float">
            <text:p>1456446806.28373</text:p>
          </table:table-cell>
          <table:table-cell office:value-type="float" office:value="1120" calcext:value-type="float">
            <text:p>1120</text:p>
          </table:table-cell>
          <table:table-cell table:formula="of:=[.B1137]-[.B$2]" office:value-type="float" office:value="26.2834758758545" calcext:value-type="float">
            <text:p>26.2834758759</text:p>
          </table:table-cell>
          <table:table-cell table:formula="of:=[.C1137]/([.D1137]-[.D1136])" office:value-type="float" office:value="108532.691356884" calcext:value-type="float">
            <text:p>108532.69135688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56446806.29405" calcext:value-type="float">
            <text:p>1456446806.29405</text:p>
          </table:table-cell>
          <table:table-cell office:value-type="float" office:value="1120" calcext:value-type="float">
            <text:p>1120</text:p>
          </table:table-cell>
          <table:table-cell table:formula="of:=[.B1138]-[.B$2]" office:value-type="float" office:value="26.2937955856323" calcext:value-type="float">
            <text:p>26.2937955856</text:p>
          </table:table-cell>
          <table:table-cell table:formula="of:=[.C1138]/([.D1138]-[.D1137])" office:value-type="float" office:value="108530.183901673" calcext:value-type="float">
            <text:p>108530.18390167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56446806.30436" calcext:value-type="float">
            <text:p>1456446806.30436</text:p>
          </table:table-cell>
          <table:table-cell office:value-type="float" office:value="1120" calcext:value-type="float">
            <text:p>1120</text:p>
          </table:table-cell>
          <table:table-cell table:formula="of:=[.B1139]-[.B$2]" office:value-type="float" office:value="26.3041133880615" calcext:value-type="float">
            <text:p>26.3041133881</text:p>
          </table:table-cell>
          <table:table-cell table:formula="of:=[.C1139]/([.D1139]-[.D1138])" office:value-type="float" office:value="108550.246788058" calcext:value-type="float">
            <text:p>108550.24678805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56446806.31468" calcext:value-type="float">
            <text:p>1456446806.31468</text:p>
          </table:table-cell>
          <table:table-cell office:value-type="float" office:value="1120" calcext:value-type="float">
            <text:p>1120</text:p>
          </table:table-cell>
          <table:table-cell table:formula="of:=[.B1140]-[.B$2]" office:value-type="float" office:value="26.3144271373749" calcext:value-type="float">
            <text:p>26.3144271374</text:p>
          </table:table-cell>
          <table:table-cell table:formula="of:=[.C1140]/([.D1140]-[.D1139])" office:value-type="float" office:value="108592.905060219" calcext:value-type="float">
            <text:p>108592.90506021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56446806.32499" calcext:value-type="float">
            <text:p>1456446806.32499</text:p>
          </table:table-cell>
          <table:table-cell office:value-type="float" office:value="1120" calcext:value-type="float">
            <text:p>1120</text:p>
          </table:table-cell>
          <table:table-cell table:formula="of:=[.B1141]-[.B$2]" office:value-type="float" office:value="26.3247382640839" calcext:value-type="float">
            <text:p>26.3247382641</text:p>
          </table:table-cell>
          <table:table-cell table:formula="of:=[.C1141]/([.D1141]-[.D1140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56446806.3353" calcext:value-type="float">
            <text:p>1456446806.3353</text:p>
          </table:table-cell>
          <table:table-cell office:value-type="float" office:value="1120" calcext:value-type="float">
            <text:p>1120</text:p>
          </table:table-cell>
          <table:table-cell table:formula="of:=[.B1142]-[.B$2]" office:value-type="float" office:value="26.3350496292114" calcext:value-type="float">
            <text:p>26.3350496292</text:p>
          </table:table-cell>
          <table:table-cell table:formula="of:=[.C1142]/([.D1142]-[.D1141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56446806.34561" calcext:value-type="float">
            <text:p>1456446806.34561</text:p>
          </table:table-cell>
          <table:table-cell office:value-type="float" office:value="1120" calcext:value-type="float">
            <text:p>1120</text:p>
          </table:table-cell>
          <table:table-cell table:formula="of:=[.B1143]-[.B$2]" office:value-type="float" office:value="26.3453619480133" calcext:value-type="float">
            <text:p>26.345361948</text:p>
          </table:table-cell>
          <table:table-cell table:formula="of:=[.C1143]/([.D1143]-[.D1142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56446806.35592" calcext:value-type="float">
            <text:p>1456446806.35592</text:p>
          </table:table-cell>
          <table:table-cell office:value-type="float" office:value="1120" calcext:value-type="float">
            <text:p>1120</text:p>
          </table:table-cell>
          <table:table-cell table:formula="of:=[.B1144]-[.B$2]" office:value-type="float" office:value="26.3556730747223" calcext:value-type="float">
            <text:p>26.3556730747</text:p>
          </table:table-cell>
          <table:table-cell table:formula="of:=[.C1144]/([.D1144]-[.D1143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56446806.36626" calcext:value-type="float">
            <text:p>1456446806.36626</text:p>
          </table:table-cell>
          <table:table-cell office:value-type="float" office:value="1120" calcext:value-type="float">
            <text:p>1120</text:p>
          </table:table-cell>
          <table:table-cell table:formula="of:=[.B1145]-[.B$2]" office:value-type="float" office:value="26.3660051822662" calcext:value-type="float">
            <text:p>26.3660051823</text:p>
          </table:table-cell>
          <table:table-cell table:formula="of:=[.C1145]/([.D1145]-[.D1144])" office:value-type="float" office:value="108399.955695034" calcext:value-type="float">
            <text:p>108399.95569503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56446806.37657" calcext:value-type="float">
            <text:p>1456446806.37657</text:p>
          </table:table-cell>
          <table:table-cell office:value-type="float" office:value="1120" calcext:value-type="float">
            <text:p>1120</text:p>
          </table:table-cell>
          <table:table-cell table:formula="of:=[.B1146]-[.B$2]" office:value-type="float" office:value="26.3763210773468" calcext:value-type="float">
            <text:p>26.3763210773</text:p>
          </table:table-cell>
          <table:table-cell table:formula="of:=[.C1146]/([.D1146]-[.D1145])" office:value-type="float" office:value="108570.317093464" calcext:value-type="float">
            <text:p>108570.31709346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56446806.38689" calcext:value-type="float">
            <text:p>1456446806.38689</text:p>
          </table:table-cell>
          <table:table-cell office:value-type="float" office:value="1120" calcext:value-type="float">
            <text:p>1120</text:p>
          </table:table-cell>
          <table:table-cell table:formula="of:=[.B1147]-[.B$2]" office:value-type="float" office:value="26.3866345882416" calcext:value-type="float">
            <text:p>26.3866345882</text:p>
          </table:table-cell>
          <table:table-cell table:formula="of:=[.C1147]/([.D1147]-[.D1146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56446806.3972" calcext:value-type="float">
            <text:p>1456446806.3972</text:p>
          </table:table-cell>
          <table:table-cell office:value-type="float" office:value="1120" calcext:value-type="float">
            <text:p>1120</text:p>
          </table:table-cell>
          <table:table-cell table:formula="of:=[.B1148]-[.B$2]" office:value-type="float" office:value="26.3969461917877" calcext:value-type="float">
            <text:p>26.3969461918</text:p>
          </table:table-cell>
          <table:table-cell table:formula="of:=[.C1148]/([.D1148]-[.D1147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56446806.40751" calcext:value-type="float">
            <text:p>1456446806.40751</text:p>
          </table:table-cell>
          <table:table-cell office:value-type="float" office:value="1120" calcext:value-type="float">
            <text:p>1120</text:p>
          </table:table-cell>
          <table:table-cell table:formula="of:=[.B1149]-[.B$2]" office:value-type="float" office:value="26.4072575569153" calcext:value-type="float">
            <text:p>26.4072575569</text:p>
          </table:table-cell>
          <table:table-cell table:formula="of:=[.C1149]/([.D1149]-[.D1148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56446806.41783" calcext:value-type="float">
            <text:p>1456446806.41783</text:p>
          </table:table-cell>
          <table:table-cell office:value-type="float" office:value="1120" calcext:value-type="float">
            <text:p>1120</text:p>
          </table:table-cell>
          <table:table-cell table:formula="of:=[.B1150]-[.B$2]" office:value-type="float" office:value="26.4175789356232" calcext:value-type="float">
            <text:p>26.4175789356</text:p>
          </table:table-cell>
          <table:table-cell table:formula="of:=[.C1150]/([.D1150]-[.D1149])" office:value-type="float" office:value="108512.634958767" calcext:value-type="float">
            <text:p>108512.63495876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56446806.42814" calcext:value-type="float">
            <text:p>1456446806.42814</text:p>
          </table:table-cell>
          <table:table-cell office:value-type="float" office:value="1120" calcext:value-type="float">
            <text:p>1120</text:p>
          </table:table-cell>
          <table:table-cell table:formula="of:=[.B1151]-[.B$2]" office:value-type="float" office:value="26.4278934001923" calcext:value-type="float">
            <text:p>26.4278934002</text:p>
          </table:table-cell>
          <table:table-cell table:formula="of:=[.C1151]/([.D1151]-[.D1150])" office:value-type="float" office:value="108585.374693727" calcext:value-type="float">
            <text:p>108585.37469372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56446806.43846" calcext:value-type="float">
            <text:p>1456446806.43846</text:p>
          </table:table-cell>
          <table:table-cell office:value-type="float" office:value="1120" calcext:value-type="float">
            <text:p>1120</text:p>
          </table:table-cell>
          <table:table-cell table:formula="of:=[.B1152]-[.B$2]" office:value-type="float" office:value="26.4382066726685" calcext:value-type="float">
            <text:p>26.4382066727</text:p>
          </table:table-cell>
          <table:table-cell table:formula="of:=[.C1152]/([.D1152]-[.D1151])" office:value-type="float" office:value="108597.925884828" calcext:value-type="float">
            <text:p>108597.92588482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56446806.44877" calcext:value-type="float">
            <text:p>1456446806.44877</text:p>
          </table:table-cell>
          <table:table-cell office:value-type="float" office:value="1120" calcext:value-type="float">
            <text:p>1120</text:p>
          </table:table-cell>
          <table:table-cell table:formula="of:=[.B1153]-[.B$2]" office:value-type="float" office:value="26.4485185146332" calcext:value-type="float">
            <text:p>26.4485185146</text:p>
          </table:table-cell>
          <table:table-cell table:formula="of:=[.C1153]/([.D1153]-[.D1152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56446806.45908" calcext:value-type="float">
            <text:p>1456446806.45908</text:p>
          </table:table-cell>
          <table:table-cell office:value-type="float" office:value="1120" calcext:value-type="float">
            <text:p>1120</text:p>
          </table:table-cell>
          <table:table-cell table:formula="of:=[.B1154]-[.B$2]" office:value-type="float" office:value="26.4588305950165" calcext:value-type="float">
            <text:p>26.458830595</text:p>
          </table:table-cell>
          <table:table-cell table:formula="of:=[.C1154]/([.D1154]-[.D1153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56446806.46939" calcext:value-type="float">
            <text:p>1456446806.46939</text:p>
          </table:table-cell>
          <table:table-cell office:value-type="float" office:value="1120" calcext:value-type="float">
            <text:p>1120</text:p>
          </table:table-cell>
          <table:table-cell table:formula="of:=[.B1155]-[.B$2]" office:value-type="float" office:value="26.4691412448883" calcext:value-type="float">
            <text:p>26.4691412449</text:p>
          </table:table-cell>
          <table:table-cell table:formula="of:=[.C1155]/([.D1155]-[.D1154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56446806.47975" calcext:value-type="float">
            <text:p>1456446806.47975</text:p>
          </table:table-cell>
          <table:table-cell office:value-type="float" office:value="1120" calcext:value-type="float">
            <text:p>1120</text:p>
          </table:table-cell>
          <table:table-cell table:formula="of:=[.B1156]-[.B$2]" office:value-type="float" office:value="26.4795002937317" calcext:value-type="float">
            <text:p>26.4795002937</text:p>
          </table:table-cell>
          <table:table-cell table:formula="of:=[.C1156]/([.D1156]-[.D1155])" office:value-type="float" office:value="108118.034477203" calcext:value-type="float">
            <text:p>108118.03447720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56446806.49002" calcext:value-type="float">
            <text:p>1456446806.49002</text:p>
          </table:table-cell>
          <table:table-cell office:value-type="float" office:value="1120" calcext:value-type="float">
            <text:p>1120</text:p>
          </table:table-cell>
          <table:table-cell table:formula="of:=[.B1157]-[.B$2]" office:value-type="float" office:value="26.4897739887238" calcext:value-type="float">
            <text:p>26.4897739887</text:p>
          </table:table-cell>
          <table:table-cell table:formula="of:=[.C1157]/([.D1157]-[.D1156])" office:value-type="float" office:value="109016.279037386" calcext:value-type="float">
            <text:p>109016.27903738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56446806.50034" calcext:value-type="float">
            <text:p>1456446806.50034</text:p>
          </table:table-cell>
          <table:table-cell office:value-type="float" office:value="1120" calcext:value-type="float">
            <text:p>1120</text:p>
          </table:table-cell>
          <table:table-cell table:formula="of:=[.B1158]-[.B$2]" office:value-type="float" office:value="26.5000867843628" calcext:value-type="float">
            <text:p>26.5000867844</text:p>
          </table:table-cell>
          <table:table-cell table:formula="of:=[.C1158]/([.D1158]-[.D1157])" office:value-type="float" office:value="108602.947173737" calcext:value-type="float">
            <text:p>108602.94717373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56446806.51065" calcext:value-type="float">
            <text:p>1456446806.51065</text:p>
          </table:table-cell>
          <table:table-cell office:value-type="float" office:value="1120" calcext:value-type="float">
            <text:p>1120</text:p>
          </table:table-cell>
          <table:table-cell table:formula="of:=[.B1159]-[.B$2]" office:value-type="float" office:value="26.5103986263275" calcext:value-type="float">
            <text:p>26.5103986263</text:p>
          </table:table-cell>
          <table:table-cell table:formula="of:=[.C1159]/([.D1159]-[.D1158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56446806.52096" calcext:value-type="float">
            <text:p>1456446806.52096</text:p>
          </table:table-cell>
          <table:table-cell office:value-type="float" office:value="1120" calcext:value-type="float">
            <text:p>1120</text:p>
          </table:table-cell>
          <table:table-cell table:formula="of:=[.B1160]-[.B$2]" office:value-type="float" office:value="26.5207107067108" calcext:value-type="float">
            <text:p>26.5207107067</text:p>
          </table:table-cell>
          <table:table-cell table:formula="of:=[.C1160]/([.D1160]-[.D1159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56446806.53127" calcext:value-type="float">
            <text:p>1456446806.53127</text:p>
          </table:table-cell>
          <table:table-cell office:value-type="float" office:value="1120" calcext:value-type="float">
            <text:p>1120</text:p>
          </table:table-cell>
          <table:table-cell table:formula="of:=[.B1161]-[.B$2]" office:value-type="float" office:value="26.5310220718384" calcext:value-type="float">
            <text:p>26.5310220718</text:p>
          </table:table-cell>
          <table:table-cell table:formula="of:=[.C1161]/([.D1161]-[.D1160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56446806.54158" calcext:value-type="float">
            <text:p>1456446806.54158</text:p>
          </table:table-cell>
          <table:table-cell office:value-type="float" office:value="1120" calcext:value-type="float">
            <text:p>1120</text:p>
          </table:table-cell>
          <table:table-cell table:formula="of:=[.B1162]-[.B$2]" office:value-type="float" office:value="26.5413336753845" calcext:value-type="float">
            <text:p>26.5413336754</text:p>
          </table:table-cell>
          <table:table-cell table:formula="of:=[.C1162]/([.D1162]-[.D1161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56446806.5519" calcext:value-type="float">
            <text:p>1456446806.5519</text:p>
          </table:table-cell>
          <table:table-cell office:value-type="float" office:value="1120" calcext:value-type="float">
            <text:p>1120</text:p>
          </table:table-cell>
          <table:table-cell table:formula="of:=[.B1163]-[.B$2]" office:value-type="float" office:value="26.5516495704651" calcext:value-type="float">
            <text:p>26.5516495705</text:p>
          </table:table-cell>
          <table:table-cell table:formula="of:=[.C1163]/([.D1163]-[.D1162])" office:value-type="float" office:value="108570.317093464" calcext:value-type="float">
            <text:p>108570.31709346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56446806.56222" calcext:value-type="float">
            <text:p>1456446806.56222</text:p>
          </table:table-cell>
          <table:table-cell office:value-type="float" office:value="1120" calcext:value-type="float">
            <text:p>1120</text:p>
          </table:table-cell>
          <table:table-cell table:formula="of:=[.B1164]-[.B$2]" office:value-type="float" office:value="26.5619642734528" calcext:value-type="float">
            <text:p>26.5619642735</text:p>
          </table:table-cell>
          <table:table-cell table:formula="of:=[.C1164]/([.D1164]-[.D1163])" office:value-type="float" office:value="108582.864803643" calcext:value-type="float">
            <text:p>108582.86480364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6446806.57253" calcext:value-type="float">
            <text:p>1456446806.57253</text:p>
          </table:table-cell>
          <table:table-cell office:value-type="float" office:value="1120" calcext:value-type="float">
            <text:p>1120</text:p>
          </table:table-cell>
          <table:table-cell table:formula="of:=[.B1165]-[.B$2]" office:value-type="float" office:value="26.5722768306732" calcext:value-type="float">
            <text:p>26.5722768307</text:p>
          </table:table-cell>
          <table:table-cell table:formula="of:=[.C1165]/([.D1165]-[.D1164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56446806.58284" calcext:value-type="float">
            <text:p>1456446806.58284</text:p>
          </table:table-cell>
          <table:table-cell office:value-type="float" office:value="1120" calcext:value-type="float">
            <text:p>1120</text:p>
          </table:table-cell>
          <table:table-cell table:formula="of:=[.B1166]-[.B$2]" office:value-type="float" office:value="26.5825915336609" calcext:value-type="float">
            <text:p>26.5825915337</text:p>
          </table:table-cell>
          <table:table-cell table:formula="of:=[.C1166]/([.D1166]-[.D1165])" office:value-type="float" office:value="108582.864803643" calcext:value-type="float">
            <text:p>108582.86480364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56446806.59316" calcext:value-type="float">
            <text:p>1456446806.59316</text:p>
          </table:table-cell>
          <table:table-cell office:value-type="float" office:value="1120" calcext:value-type="float">
            <text:p>1120</text:p>
          </table:table-cell>
          <table:table-cell table:formula="of:=[.B1167]-[.B$2]" office:value-type="float" office:value="26.5929052829742" calcext:value-type="float">
            <text:p>26.592905283</text:p>
          </table:table-cell>
          <table:table-cell table:formula="of:=[.C1167]/([.D1167]-[.D1166])" office:value-type="float" office:value="108592.905060219" calcext:value-type="float">
            <text:p>108592.90506021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56446806.60347" calcext:value-type="float">
            <text:p>1456446806.60347</text:p>
          </table:table-cell>
          <table:table-cell office:value-type="float" office:value="1120" calcext:value-type="float">
            <text:p>1120</text:p>
          </table:table-cell>
          <table:table-cell table:formula="of:=[.B1168]-[.B$2]" office:value-type="float" office:value="26.6032173633575" calcext:value-type="float">
            <text:p>26.6032173634</text:p>
          </table:table-cell>
          <table:table-cell table:formula="of:=[.C1168]/([.D1168]-[.D1167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56446806.61378" calcext:value-type="float">
            <text:p>1456446806.61378</text:p>
          </table:table-cell>
          <table:table-cell office:value-type="float" office:value="1120" calcext:value-type="float">
            <text:p>1120</text:p>
          </table:table-cell>
          <table:table-cell table:formula="of:=[.B1169]-[.B$2]" office:value-type="float" office:value="26.6135284900665" calcext:value-type="float">
            <text:p>26.6135284901</text:p>
          </table:table-cell>
          <table:table-cell table:formula="of:=[.C1169]/([.D1169]-[.D1168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56446806.62409" calcext:value-type="float">
            <text:p>1456446806.62409</text:p>
          </table:table-cell>
          <table:table-cell office:value-type="float" office:value="1120" calcext:value-type="float">
            <text:p>1120</text:p>
          </table:table-cell>
          <table:table-cell table:formula="of:=[.B1170]-[.B$2]" office:value-type="float" office:value="26.6238398551941" calcext:value-type="float">
            <text:p>26.6238398552</text:p>
          </table:table-cell>
          <table:table-cell table:formula="of:=[.C1170]/([.D1170]-[.D1169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56446806.6344" calcext:value-type="float">
            <text:p>1456446806.6344</text:p>
          </table:table-cell>
          <table:table-cell office:value-type="float" office:value="1120" calcext:value-type="float">
            <text:p>1120</text:p>
          </table:table-cell>
          <table:table-cell table:formula="of:=[.B1171]-[.B$2]" office:value-type="float" office:value="26.6341509819031" calcext:value-type="float">
            <text:p>26.6341509819</text:p>
          </table:table-cell>
          <table:table-cell table:formula="of:=[.C1171]/([.D1171]-[.D1170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56446806.64471" calcext:value-type="float">
            <text:p>1456446806.64471</text:p>
          </table:table-cell>
          <table:table-cell office:value-type="float" office:value="1120" calcext:value-type="float">
            <text:p>1120</text:p>
          </table:table-cell>
          <table:table-cell table:formula="of:=[.B1172]-[.B$2]" office:value-type="float" office:value="26.6444621086121" calcext:value-type="float">
            <text:p>26.6444621086</text:p>
          </table:table-cell>
          <table:table-cell table:formula="of:=[.C1172]/([.D1172]-[.D1171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6446806.65502" calcext:value-type="float">
            <text:p>1456446806.65502</text:p>
          </table:table-cell>
          <table:table-cell office:value-type="float" office:value="1120" calcext:value-type="float">
            <text:p>1120</text:p>
          </table:table-cell>
          <table:table-cell table:formula="of:=[.B1173]-[.B$2]" office:value-type="float" office:value="26.6547741889954" calcext:value-type="float">
            <text:p>26.654774189</text:p>
          </table:table-cell>
          <table:table-cell table:formula="of:=[.C1173]/([.D1173]-[.D1172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56446806.66534" calcext:value-type="float">
            <text:p>1456446806.66534</text:p>
          </table:table-cell>
          <table:table-cell office:value-type="float" office:value="1120" calcext:value-type="float">
            <text:p>1120</text:p>
          </table:table-cell>
          <table:table-cell table:formula="of:=[.B1174]-[.B$2]" office:value-type="float" office:value="26.6650941371918" calcext:value-type="float">
            <text:p>26.6650941372</text:p>
          </table:table-cell>
          <table:table-cell table:formula="of:=[.C1174]/([.D1174]-[.D1173])" office:value-type="float" office:value="108527.67656232" calcext:value-type="float">
            <text:p>108527.6765623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56446806.67567" calcext:value-type="float">
            <text:p>1456446806.67567</text:p>
          </table:table-cell>
          <table:table-cell office:value-type="float" office:value="1120" calcext:value-type="float">
            <text:p>1120</text:p>
          </table:table-cell>
          <table:table-cell table:formula="of:=[.B1175]-[.B$2]" office:value-type="float" office:value="26.6754200458527" calcext:value-type="float">
            <text:p>26.6754200459</text:p>
          </table:table-cell>
          <table:table-cell table:formula="of:=[.C1175]/([.D1175]-[.D1174])" office:value-type="float" office:value="108465.030708843" calcext:value-type="float">
            <text:p>108465.03070884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56446806.68599" calcext:value-type="float">
            <text:p>1456446806.68599</text:p>
          </table:table-cell>
          <table:table-cell office:value-type="float" office:value="1120" calcext:value-type="float">
            <text:p>1120</text:p>
          </table:table-cell>
          <table:table-cell table:formula="of:=[.B1176]-[.B$2]" office:value-type="float" office:value="26.6857352256775" calcext:value-type="float">
            <text:p>26.6857352257</text:p>
          </table:table-cell>
          <table:table-cell table:formula="of:=[.C1176]/([.D1176]-[.D1175])" office:value-type="float" office:value="108577.845371547" calcext:value-type="float">
            <text:p>108577.84537154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56446806.69631" calcext:value-type="float">
            <text:p>1456446806.69631</text:p>
          </table:table-cell>
          <table:table-cell office:value-type="float" office:value="1120" calcext:value-type="float">
            <text:p>1120</text:p>
          </table:table-cell>
          <table:table-cell table:formula="of:=[.B1177]-[.B$2]" office:value-type="float" office:value="26.6960549354553" calcext:value-type="float">
            <text:p>26.6960549355</text:p>
          </table:table-cell>
          <table:table-cell table:formula="of:=[.C1177]/([.D1177]-[.D1176])" office:value-type="float" office:value="108530.183901673" calcext:value-type="float">
            <text:p>108530.18390167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56446806.70662" calcext:value-type="float">
            <text:p>1456446806.70662</text:p>
          </table:table-cell>
          <table:table-cell office:value-type="float" office:value="1120" calcext:value-type="float">
            <text:p>1120</text:p>
          </table:table-cell>
          <table:table-cell table:formula="of:=[.B1178]-[.B$2]" office:value-type="float" office:value="26.7063694000244" calcext:value-type="float">
            <text:p>26.7063694</text:p>
          </table:table-cell>
          <table:table-cell table:formula="of:=[.C1178]/([.D1178]-[.D1177])" office:value-type="float" office:value="108585.374693727" calcext:value-type="float">
            <text:p>108585.37469372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56446806.71693" calcext:value-type="float">
            <text:p>1456446806.71693</text:p>
          </table:table-cell>
          <table:table-cell office:value-type="float" office:value="1120" calcext:value-type="float">
            <text:p>1120</text:p>
          </table:table-cell>
          <table:table-cell table:formula="of:=[.B1179]-[.B$2]" office:value-type="float" office:value="26.7166821956634" calcext:value-type="float">
            <text:p>26.7166821957</text:p>
          </table:table-cell>
          <table:table-cell table:formula="of:=[.C1179]/([.D1179]-[.D1178])" office:value-type="float" office:value="108602.947173737" calcext:value-type="float">
            <text:p>108602.94717373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56446806.72725" calcext:value-type="float">
            <text:p>1456446806.72725</text:p>
          </table:table-cell>
          <table:table-cell office:value-type="float" office:value="1120" calcext:value-type="float">
            <text:p>1120</text:p>
          </table:table-cell>
          <table:table-cell table:formula="of:=[.B1180]-[.B$2]" office:value-type="float" office:value="26.7269947528839" calcext:value-type="float">
            <text:p>26.7269947529</text:p>
          </table:table-cell>
          <table:table-cell table:formula="of:=[.C1180]/([.D1180]-[.D1179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56446806.73756" calcext:value-type="float">
            <text:p>1456446806.73756</text:p>
          </table:table-cell>
          <table:table-cell office:value-type="float" office:value="1120" calcext:value-type="float">
            <text:p>1120</text:p>
          </table:table-cell>
          <table:table-cell table:formula="of:=[.B1181]-[.B$2]" office:value-type="float" office:value="26.7373068332672" calcext:value-type="float">
            <text:p>26.7373068333</text:p>
          </table:table-cell>
          <table:table-cell table:formula="of:=[.C1181]/([.D1181]-[.D1180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56446806.74787" calcext:value-type="float">
            <text:p>1456446806.74787</text:p>
          </table:table-cell>
          <table:table-cell office:value-type="float" office:value="1120" calcext:value-type="float">
            <text:p>1120</text:p>
          </table:table-cell>
          <table:table-cell table:formula="of:=[.B1182]-[.B$2]" office:value-type="float" office:value="26.7476184368134" calcext:value-type="float">
            <text:p>26.7476184368</text:p>
          </table:table-cell>
          <table:table-cell table:formula="of:=[.C1182]/([.D1182]-[.D1181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56446806.75818" calcext:value-type="float">
            <text:p>1456446806.75818</text:p>
          </table:table-cell>
          <table:table-cell office:value-type="float" office:value="1120" calcext:value-type="float">
            <text:p>1120</text:p>
          </table:table-cell>
          <table:table-cell table:formula="of:=[.B1183]-[.B$2]" office:value-type="float" office:value="26.7579298019409" calcext:value-type="float">
            <text:p>26.7579298019</text:p>
          </table:table-cell>
          <table:table-cell table:formula="of:=[.C1183]/([.D1183]-[.D1182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56446806.7685" calcext:value-type="float">
            <text:p>1456446806.7685</text:p>
          </table:table-cell>
          <table:table-cell office:value-type="float" office:value="1120" calcext:value-type="float">
            <text:p>1120</text:p>
          </table:table-cell>
          <table:table-cell table:formula="of:=[.B1184]-[.B$2]" office:value-type="float" office:value="26.7682461738586" calcext:value-type="float">
            <text:p>26.7682461739</text:p>
          </table:table-cell>
          <table:table-cell table:formula="of:=[.C1184]/([.D1184]-[.D1183])" office:value-type="float" office:value="108565.298821354" calcext:value-type="float">
            <text:p>108565.29882135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56446806.77881" calcext:value-type="float">
            <text:p>1456446806.77881</text:p>
          </table:table-cell>
          <table:table-cell office:value-type="float" office:value="1120" calcext:value-type="float">
            <text:p>1120</text:p>
          </table:table-cell>
          <table:table-cell table:formula="of:=[.B1185]-[.B$2]" office:value-type="float" office:value="26.7785604000092" calcext:value-type="float">
            <text:p>26.7785604</text:p>
          </table:table-cell>
          <table:table-cell table:formula="of:=[.C1185]/([.D1185]-[.D1184])" office:value-type="float" office:value="108587.884699845" calcext:value-type="float">
            <text:p>108587.88469984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56446806.78913" calcext:value-type="float">
            <text:p>1456446806.78913</text:p>
          </table:table-cell>
          <table:table-cell office:value-type="float" office:value="1120" calcext:value-type="float">
            <text:p>1120</text:p>
          </table:table-cell>
          <table:table-cell table:formula="of:=[.B1186]-[.B$2]" office:value-type="float" office:value="26.7888743877411" calcext:value-type="float">
            <text:p>26.7888743877</text:p>
          </table:table-cell>
          <table:table-cell table:formula="of:=[.C1186]/([.D1186]-[.D1185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56446806.79944" calcext:value-type="float">
            <text:p>1456446806.79944</text:p>
          </table:table-cell>
          <table:table-cell office:value-type="float" office:value="1120" calcext:value-type="float">
            <text:p>1120</text:p>
          </table:table-cell>
          <table:table-cell table:formula="of:=[.B1187]-[.B$2]" office:value-type="float" office:value="26.7991933822632" calcext:value-type="float">
            <text:p>26.7991933823</text:p>
          </table:table-cell>
          <table:table-cell table:formula="of:=[.C1187]/([.D1187]-[.D1186])" office:value-type="float" office:value="108537.706614912" calcext:value-type="float">
            <text:p>108537.70661491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56446806.80978" calcext:value-type="float">
            <text:p>1456446806.80978</text:p>
          </table:table-cell>
          <table:table-cell office:value-type="float" office:value="1120" calcext:value-type="float">
            <text:p>1120</text:p>
          </table:table-cell>
          <table:table-cell table:formula="of:=[.B1188]-[.B$2]" office:value-type="float" office:value="26.8095331192017" calcext:value-type="float">
            <text:p>26.8095331192</text:p>
          </table:table-cell>
          <table:table-cell table:formula="of:=[.C1188]/([.D1188]-[.D1187])" office:value-type="float" office:value="108319.97048515" calcext:value-type="float">
            <text:p>108319.9704851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56446806.82034" calcext:value-type="float">
            <text:p>1456446806.82034</text:p>
          </table:table-cell>
          <table:table-cell office:value-type="float" office:value="1120" calcext:value-type="float">
            <text:p>1120</text:p>
          </table:table-cell>
          <table:table-cell table:formula="of:=[.B1189]-[.B$2]" office:value-type="float" office:value="26.8200941085815" calcext:value-type="float">
            <text:p>26.8200941086</text:p>
          </table:table-cell>
          <table:table-cell table:formula="of:=[.C1189]/([.D1189]-[.D1188])" office:value-type="float" office:value="106050.670037927" calcext:value-type="float">
            <text:p>106050.67003792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56446806.83066" calcext:value-type="float">
            <text:p>1456446806.83066</text:p>
          </table:table-cell>
          <table:table-cell office:value-type="float" office:value="1120" calcext:value-type="float">
            <text:p>1120</text:p>
          </table:table-cell>
          <table:table-cell table:formula="of:=[.B1190]-[.B$2]" office:value-type="float" office:value="26.8304097652435" calcext:value-type="float">
            <text:p>26.8304097652</text:p>
          </table:table-cell>
          <table:table-cell table:formula="of:=[.C1190]/([.D1190]-[.D1189])" office:value-type="float" office:value="108572.826403495" calcext:value-type="float">
            <text:p>108572.82640349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56446806.84097" calcext:value-type="float">
            <text:p>1456446806.84097</text:p>
          </table:table-cell>
          <table:table-cell office:value-type="float" office:value="1120" calcext:value-type="float">
            <text:p>1120</text:p>
          </table:table-cell>
          <table:table-cell table:formula="of:=[.B1191]-[.B$2]" office:value-type="float" office:value="26.8407237529755" calcext:value-type="float">
            <text:p>26.840723753</text:p>
          </table:table-cell>
          <table:table-cell table:formula="of:=[.C1191]/([.D1191]-[.D1190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56446806.85129" calcext:value-type="float">
            <text:p>1456446806.85129</text:p>
          </table:table-cell>
          <table:table-cell office:value-type="float" office:value="1120" calcext:value-type="float">
            <text:p>1120</text:p>
          </table:table-cell>
          <table:table-cell table:formula="of:=[.B1192]-[.B$2]" office:value-type="float" office:value="26.8510360717773" calcext:value-type="float">
            <text:p>26.8510360718</text:p>
          </table:table-cell>
          <table:table-cell table:formula="of:=[.C1192]/([.D1192]-[.D1191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56446806.8616" calcext:value-type="float">
            <text:p>1456446806.8616</text:p>
          </table:table-cell>
          <table:table-cell office:value-type="float" office:value="1120" calcext:value-type="float">
            <text:p>1120</text:p>
          </table:table-cell>
          <table:table-cell table:formula="of:=[.B1193]-[.B$2]" office:value-type="float" office:value="26.8613479137421" calcext:value-type="float">
            <text:p>26.8613479137</text:p>
          </table:table-cell>
          <table:table-cell table:formula="of:=[.C1193]/([.D1193]-[.D1192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56446806.87191" calcext:value-type="float">
            <text:p>1456446806.87191</text:p>
          </table:table-cell>
          <table:table-cell office:value-type="float" office:value="1120" calcext:value-type="float">
            <text:p>1120</text:p>
          </table:table-cell>
          <table:table-cell table:formula="of:=[.B1194]-[.B$2]" office:value-type="float" office:value="26.8716599941254" calcext:value-type="float">
            <text:p>26.8716599941</text:p>
          </table:table-cell>
          <table:table-cell table:formula="of:=[.C1194]/([.D1194]-[.D1193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56446806.88222" calcext:value-type="float">
            <text:p>1456446806.88222</text:p>
          </table:table-cell>
          <table:table-cell office:value-type="float" office:value="1120" calcext:value-type="float">
            <text:p>1120</text:p>
          </table:table-cell>
          <table:table-cell table:formula="of:=[.B1195]-[.B$2]" office:value-type="float" office:value="26.8819720745087" calcext:value-type="float">
            <text:p>26.8819720745</text:p>
          </table:table-cell>
          <table:table-cell table:formula="of:=[.C1195]/([.D1195]-[.D1194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56446806.89253" calcext:value-type="float">
            <text:p>1456446806.89253</text:p>
          </table:table-cell>
          <table:table-cell office:value-type="float" office:value="1120" calcext:value-type="float">
            <text:p>1120</text:p>
          </table:table-cell>
          <table:table-cell table:formula="of:=[.B1196]-[.B$2]" office:value-type="float" office:value="26.892284154892" calcext:value-type="float">
            <text:p>26.8922841549</text:p>
          </table:table-cell>
          <table:table-cell table:formula="of:=[.C1196]/([.D1196]-[.D1195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56446806.90285" calcext:value-type="float">
            <text:p>1456446806.90285</text:p>
          </table:table-cell>
          <table:table-cell office:value-type="float" office:value="1120" calcext:value-type="float">
            <text:p>1120</text:p>
          </table:table-cell>
          <table:table-cell table:formula="of:=[.B1197]-[.B$2]" office:value-type="float" office:value="26.902595281601" calcext:value-type="float">
            <text:p>26.9025952816</text:p>
          </table:table-cell>
          <table:table-cell table:formula="of:=[.C1197]/([.D1197]-[.D1196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56446806.91316" calcext:value-type="float">
            <text:p>1456446806.91316</text:p>
          </table:table-cell>
          <table:table-cell office:value-type="float" office:value="1120" calcext:value-type="float">
            <text:p>1120</text:p>
          </table:table-cell>
          <table:table-cell table:formula="of:=[.B1198]-[.B$2]" office:value-type="float" office:value="26.9129066467285" calcext:value-type="float">
            <text:p>26.9129066467</text:p>
          </table:table-cell>
          <table:table-cell table:formula="of:=[.C1198]/([.D1198]-[.D1197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56446806.92347" calcext:value-type="float">
            <text:p>1456446806.92347</text:p>
          </table:table-cell>
          <table:table-cell office:value-type="float" office:value="1120" calcext:value-type="float">
            <text:p>1120</text:p>
          </table:table-cell>
          <table:table-cell table:formula="of:=[.B1199]-[.B$2]" office:value-type="float" office:value="26.9232182502747" calcext:value-type="float">
            <text:p>26.9232182503</text:p>
          </table:table-cell>
          <table:table-cell table:formula="of:=[.C1199]/([.D1199]-[.D1198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56446806.93378" calcext:value-type="float">
            <text:p>1456446806.93378</text:p>
          </table:table-cell>
          <table:table-cell office:value-type="float" office:value="1120" calcext:value-type="float">
            <text:p>1120</text:p>
          </table:table-cell>
          <table:table-cell table:formula="of:=[.B1200]-[.B$2]" office:value-type="float" office:value="26.9335341453552" calcext:value-type="float">
            <text:p>26.9335341454</text:p>
          </table:table-cell>
          <table:table-cell table:formula="of:=[.C1200]/([.D1200]-[.D1199])" office:value-type="float" office:value="108570.317093464" calcext:value-type="float">
            <text:p>108570.31709346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56446806.9441" calcext:value-type="float">
            <text:p>1456446806.9441</text:p>
          </table:table-cell>
          <table:table-cell office:value-type="float" office:value="1120" calcext:value-type="float">
            <text:p>1120</text:p>
          </table:table-cell>
          <table:table-cell table:formula="of:=[.B1201]-[.B$2]" office:value-type="float" office:value="26.9438490867615" calcext:value-type="float">
            <text:p>26.9438490868</text:p>
          </table:table-cell>
          <table:table-cell table:formula="of:=[.C1201]/([.D1201]-[.D1200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6446806.95441" calcext:value-type="float">
            <text:p>1456446806.95441</text:p>
          </table:table-cell>
          <table:table-cell office:value-type="float" office:value="1120" calcext:value-type="float">
            <text:p>1120</text:p>
          </table:table-cell>
          <table:table-cell table:formula="of:=[.B1202]-[.B$2]" office:value-type="float" office:value="26.954163312912" calcext:value-type="float">
            <text:p>26.9541633129</text:p>
          </table:table-cell>
          <table:table-cell table:formula="of:=[.C1202]/([.D1202]-[.D1201])" office:value-type="float" office:value="108587.884699845" calcext:value-type="float">
            <text:p>108587.88469984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56446806.96473" calcext:value-type="float">
            <text:p>1456446806.96473</text:p>
          </table:table-cell>
          <table:table-cell office:value-type="float" office:value="1120" calcext:value-type="float">
            <text:p>1120</text:p>
          </table:table-cell>
          <table:table-cell table:formula="of:=[.B1203]-[.B$2]" office:value-type="float" office:value="26.9644763469696" calcext:value-type="float">
            <text:p>26.964476347</text:p>
          </table:table-cell>
          <table:table-cell table:formula="of:=[.C1203]/([.D1203]-[.D1202])" office:value-type="float" office:value="108600.436471241" calcext:value-type="float">
            <text:p>108600.43647124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56446806.97504" calcext:value-type="float">
            <text:p>1456446806.97504</text:p>
          </table:table-cell>
          <table:table-cell office:value-type="float" office:value="1120" calcext:value-type="float">
            <text:p>1120</text:p>
          </table:table-cell>
          <table:table-cell table:formula="of:=[.B1204]-[.B$2]" office:value-type="float" office:value="26.9747879505157" calcext:value-type="float">
            <text:p>26.9747879505</text:p>
          </table:table-cell>
          <table:table-cell table:formula="of:=[.C1204]/([.D1204]-[.D1203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56446806.98535" calcext:value-type="float">
            <text:p>1456446806.98535</text:p>
          </table:table-cell>
          <table:table-cell office:value-type="float" office:value="1120" calcext:value-type="float">
            <text:p>1120</text:p>
          </table:table-cell>
          <table:table-cell table:formula="of:=[.B1205]-[.B$2]" office:value-type="float" office:value="26.985100030899" calcext:value-type="float">
            <text:p>26.9851000309</text:p>
          </table:table-cell>
          <table:table-cell table:formula="of:=[.C1205]/([.D1205]-[.D1204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56446806.99567" calcext:value-type="float">
            <text:p>1456446806.99567</text:p>
          </table:table-cell>
          <table:table-cell office:value-type="float" office:value="1120" calcext:value-type="float">
            <text:p>1120</text:p>
          </table:table-cell>
          <table:table-cell table:formula="of:=[.B1206]-[.B$2]" office:value-type="float" office:value="26.995418548584" calcext:value-type="float">
            <text:p>26.9954185486</text:p>
          </table:table-cell>
          <table:table-cell table:formula="of:=[.C1206]/([.D1206]-[.D1205])" office:value-type="float" office:value="108542.722336468" calcext:value-type="float">
            <text:p>108542.72233646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56446820.00833" calcext:value-type="float">
            <text:p>1456446820.00833</text:p>
          </table:table-cell>
          <table:table-cell office:value-type="float" office:value="1120" calcext:value-type="float">
            <text:p>1120</text:p>
          </table:table-cell>
          <table:table-cell table:formula="of:=[.B1207]-[.B$2]" office:value-type="float" office:value="40.0080771446228" calcext:value-type="float">
            <text:p>40.0080771446</text:p>
          </table:table-cell>
          <table:table-cell table:formula="of:=[.C1207]/([.D1207]-[.D1206])" office:value-type="float" office:value="86.0700364751703" calcext:value-type="float">
            <text:p>86.070036475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56446820.02254" calcext:value-type="float">
            <text:p>1456446820.02254</text:p>
          </table:table-cell>
          <table:table-cell office:value-type="float" office:value="1120" calcext:value-type="float">
            <text:p>1120</text:p>
          </table:table-cell>
          <table:table-cell table:formula="of:=[.B1208]-[.B$2]" office:value-type="float" office:value="40.0222928524017" calcext:value-type="float">
            <text:p>40.0222928524</text:p>
          </table:table-cell>
          <table:table-cell table:formula="of:=[.C1208]/([.D1208]-[.D1207])" office:value-type="float" office:value="78786.0877148847" calcext:value-type="float">
            <text:p>78786.087714884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56446820.0367" calcext:value-type="float">
            <text:p>1456446820.0367</text:p>
          </table:table-cell>
          <table:table-cell office:value-type="float" office:value="1120" calcext:value-type="float">
            <text:p>1120</text:p>
          </table:table-cell>
          <table:table-cell table:formula="of:=[.B1209]-[.B$2]" office:value-type="float" office:value="40.036453962326" calcext:value-type="float">
            <text:p>40.0364539623</text:p>
          </table:table-cell>
          <table:table-cell table:formula="of:=[.C1209]/([.D1209]-[.D1208])" office:value-type="float" office:value="79089.8457808607" calcext:value-type="float">
            <text:p>79089.84578086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56446820.05085" calcext:value-type="float">
            <text:p>1456446820.05085</text:p>
          </table:table-cell>
          <table:table-cell office:value-type="float" office:value="1120" calcext:value-type="float">
            <text:p>1120</text:p>
          </table:table-cell>
          <table:table-cell table:formula="of:=[.B1210]-[.B$2]" office:value-type="float" office:value="40.0506036281586" calcext:value-type="float">
            <text:p>40.0506036282</text:p>
          </table:table-cell>
          <table:table-cell table:formula="of:=[.C1210]/([.D1210]-[.D1209])" office:value-type="float" office:value="79153.8127653838" calcext:value-type="float">
            <text:p>79153.812765383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56446820.06499" calcext:value-type="float">
            <text:p>1456446820.06499</text:p>
          </table:table-cell>
          <table:table-cell office:value-type="float" office:value="1120" calcext:value-type="float">
            <text:p>1120</text:p>
          </table:table-cell>
          <table:table-cell table:formula="of:=[.B1211]-[.B$2]" office:value-type="float" office:value="40.0647428035736" calcext:value-type="float">
            <text:p>40.0647428036</text:p>
          </table:table-cell>
          <table:table-cell table:formula="of:=[.C1211]/([.D1211]-[.D1210])" office:value-type="float" office:value="79212.5401322002" calcext:value-type="float">
            <text:p>79212.540132200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56446820.07913" calcext:value-type="float">
            <text:p>1456446820.07913</text:p>
          </table:table-cell>
          <table:table-cell office:value-type="float" office:value="1120" calcext:value-type="float">
            <text:p>1120</text:p>
          </table:table-cell>
          <table:table-cell table:formula="of:=[.B1212]-[.B$2]" office:value-type="float" office:value="40.0788776874542" calcext:value-type="float">
            <text:p>40.0788776875</text:p>
          </table:table-cell>
          <table:table-cell table:formula="of:=[.C1212]/([.D1212]-[.D1211])" office:value-type="float" office:value="79236.5900887225" calcext:value-type="float">
            <text:p>79236.590088722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56446820.09326" calcext:value-type="float">
            <text:p>1456446820.09326</text:p>
          </table:table-cell>
          <table:table-cell office:value-type="float" office:value="1120" calcext:value-type="float">
            <text:p>1120</text:p>
          </table:table-cell>
          <table:table-cell table:formula="of:=[.B1213]-[.B$2]" office:value-type="float" office:value="40.0930106639862" calcext:value-type="float">
            <text:p>40.093010664</text:p>
          </table:table-cell>
          <table:table-cell table:formula="of:=[.C1213]/([.D1213]-[.D1212])" office:value-type="float" office:value="79247.2836465468" calcext:value-type="float">
            <text:p>79247.283646546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56446820.10739" calcext:value-type="float">
            <text:p>1456446820.10739</text:p>
          </table:table-cell>
          <table:table-cell office:value-type="float" office:value="1120" calcext:value-type="float">
            <text:p>1120</text:p>
          </table:table-cell>
          <table:table-cell table:formula="of:=[.B1214]-[.B$2]" office:value-type="float" office:value="40.1071429252625" calcext:value-type="float">
            <text:p>40.1071429253</text:p>
          </table:table-cell>
          <table:table-cell table:formula="of:=[.C1214]/([.D1214]-[.D1213])" office:value-type="float" office:value="79251.2944749051" calcext:value-type="float">
            <text:p>79251.294474905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56446820.12152" calcext:value-type="float">
            <text:p>1456446820.12152</text:p>
          </table:table-cell>
          <table:table-cell office:value-type="float" office:value="1120" calcext:value-type="float">
            <text:p>1120</text:p>
          </table:table-cell>
          <table:table-cell table:formula="of:=[.B1215]-[.B$2]" office:value-type="float" office:value="40.1212739944458" calcext:value-type="float">
            <text:p>40.1212739944</text:p>
          </table:table-cell>
          <table:table-cell table:formula="of:=[.C1215]/([.D1215]-[.D1214])" office:value-type="float" office:value="79257.9800911085" calcext:value-type="float">
            <text:p>79257.980091108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56446820.13566" calcext:value-type="float">
            <text:p>1456446820.13566</text:p>
          </table:table-cell>
          <table:table-cell office:value-type="float" office:value="1120" calcext:value-type="float">
            <text:p>1120</text:p>
          </table:table-cell>
          <table:table-cell table:formula="of:=[.B1216]-[.B$2]" office:value-type="float" office:value="40.135413646698" calcext:value-type="float">
            <text:p>40.1354136467</text:p>
          </table:table-cell>
          <table:table-cell table:formula="of:=[.C1216]/([.D1216]-[.D1215])" office:value-type="float" office:value="79209.8688159714" calcext:value-type="float">
            <text:p>79209.868815971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56446820.1498" calcext:value-type="float">
            <text:p>1456446820.1498</text:p>
          </table:table-cell>
          <table:table-cell office:value-type="float" office:value="1120" calcext:value-type="float">
            <text:p>1120</text:p>
          </table:table-cell>
          <table:table-cell table:formula="of:=[.B1217]-[.B$2]" office:value-type="float" office:value="40.1495471000671" calcext:value-type="float">
            <text:p>40.1495471001</text:p>
          </table:table-cell>
          <table:table-cell table:formula="of:=[.C1217]/([.D1217]-[.D1216])" office:value-type="float" office:value="79244.6099865047" calcext:value-type="float">
            <text:p>79244.609986504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56446820.16393" calcext:value-type="float">
            <text:p>1456446820.16393</text:p>
          </table:table-cell>
          <table:table-cell office:value-type="float" office:value="1120" calcext:value-type="float">
            <text:p>1120</text:p>
          </table:table-cell>
          <table:table-cell table:formula="of:=[.B1218]-[.B$2]" office:value-type="float" office:value="40.1636791229248" calcext:value-type="float">
            <text:p>40.1636791229</text:p>
          </table:table-cell>
          <table:table-cell table:formula="of:=[.C1218]/([.D1218]-[.D1217])" office:value-type="float" office:value="79252.6315079124" calcext:value-type="float">
            <text:p>79252.631507912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56446820.17806" calcext:value-type="float">
            <text:p>1456446820.17806</text:p>
          </table:table-cell>
          <table:table-cell office:value-type="float" office:value="1120" calcext:value-type="float">
            <text:p>1120</text:p>
          </table:table-cell>
          <table:table-cell table:formula="of:=[.B1219]-[.B$2]" office:value-type="float" office:value="40.1778087615967" calcext:value-type="float">
            <text:p>40.1778087616</text:p>
          </table:table-cell>
          <table:table-cell table:formula="of:=[.C1219]/([.D1219]-[.D1218])" office:value-type="float" office:value="79266.0043196544" calcext:value-type="float">
            <text:p>79266.004319654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56446820.19219" calcext:value-type="float">
            <text:p>1456446820.19219</text:p>
          </table:table-cell>
          <table:table-cell office:value-type="float" office:value="1120" calcext:value-type="float">
            <text:p>1120</text:p>
          </table:table-cell>
          <table:table-cell table:formula="of:=[.B1220]-[.B$2]" office:value-type="float" office:value="40.1919379234314" calcext:value-type="float">
            <text:p>40.1919379234</text:p>
          </table:table-cell>
          <table:table-cell table:formula="of:=[.C1220]/([.D1220]-[.D1219])" office:value-type="float" office:value="79268.6794235767" calcext:value-type="float">
            <text:p>79268.679423576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56446820.20632" calcext:value-type="float">
            <text:p>1456446820.20632</text:p>
          </table:table-cell>
          <table:table-cell office:value-type="float" office:value="1120" calcext:value-type="float">
            <text:p>1120</text:p>
          </table:table-cell>
          <table:table-cell table:formula="of:=[.B1221]-[.B$2]" office:value-type="float" office:value="40.2060673236847" calcext:value-type="float">
            <text:p>40.2060673237</text:p>
          </table:table-cell>
          <table:table-cell table:formula="of:=[.C1221]/([.D1221]-[.D1220])" office:value-type="float" office:value="79267.3418490458" calcext:value-type="float">
            <text:p>79267.341849045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56446820.22045" calcext:value-type="float">
            <text:p>1456446820.22045</text:p>
          </table:table-cell>
          <table:table-cell office:value-type="float" office:value="1120" calcext:value-type="float">
            <text:p>1120</text:p>
          </table:table-cell>
          <table:table-cell table:formula="of:=[.B1222]-[.B$2]" office:value-type="float" office:value="40.2201962471008" calcext:value-type="float">
            <text:p>40.2201962471</text:p>
          </table:table-cell>
          <table:table-cell table:formula="of:=[.C1222]/([.D1222]-[.D1221])" office:value-type="float" office:value="79270.0170432494" calcext:value-type="float">
            <text:p>79270.017043249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56446820.23458" calcext:value-type="float">
            <text:p>1456446820.23458</text:p>
          </table:table-cell>
          <table:table-cell office:value-type="float" office:value="1120" calcext:value-type="float">
            <text:p>1120</text:p>
          </table:table-cell>
          <table:table-cell table:formula="of:=[.B1223]-[.B$2]" office:value-type="float" office:value="40.2343258857727" calcext:value-type="float">
            <text:p>40.2343258858</text:p>
          </table:table-cell>
          <table:table-cell table:formula="of:=[.C1223]/([.D1223]-[.D1222])" office:value-type="float" office:value="79266.0043196544" calcext:value-type="float">
            <text:p>79266.004319654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56446820.24876" calcext:value-type="float">
            <text:p>1456446820.24876</text:p>
          </table:table-cell>
          <table:table-cell office:value-type="float" office:value="1120" calcext:value-type="float">
            <text:p>1120</text:p>
          </table:table-cell>
          <table:table-cell table:formula="of:=[.B1224]-[.B$2]" office:value-type="float" office:value="40.2485074996948" calcext:value-type="float">
            <text:p>40.2485074997</text:p>
          </table:table-cell>
          <table:table-cell table:formula="of:=[.C1224]/([.D1224]-[.D1223])" office:value-type="float" office:value="78975.4964527084" calcext:value-type="float">
            <text:p>78975.496452708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56446820.26291" calcext:value-type="float">
            <text:p>1456446820.26291</text:p>
          </table:table-cell>
          <table:table-cell office:value-type="float" office:value="1120" calcext:value-type="float">
            <text:p>1120</text:p>
          </table:table-cell>
          <table:table-cell table:formula="of:=[.B1225]-[.B$2]" office:value-type="float" office:value="40.2626593112946" calcext:value-type="float">
            <text:p>40.2626593113</text:p>
          </table:table-cell>
          <table:table-cell table:formula="of:=[.C1225]/([.D1225]-[.D1224])" office:value-type="float" office:value="79141.8110753576" calcext:value-type="float">
            <text:p>79141.811075357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56446820.27705" calcext:value-type="float">
            <text:p>1456446820.27705</text:p>
          </table:table-cell>
          <table:table-cell office:value-type="float" office:value="1120" calcext:value-type="float">
            <text:p>1120</text:p>
          </table:table-cell>
          <table:table-cell table:formula="of:=[.B1226]-[.B$2]" office:value-type="float" office:value="40.2767977714539" calcext:value-type="float">
            <text:p>40.2767977715</text:p>
          </table:table-cell>
          <table:table-cell table:formula="of:=[.C1226]/([.D1226]-[.D1225])" office:value-type="float" office:value="79216.5474443939" calcext:value-type="float">
            <text:p>79216.547444393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56446820.29118" calcext:value-type="float">
            <text:p>1456446820.29118</text:p>
          </table:table-cell>
          <table:table-cell office:value-type="float" office:value="1120" calcext:value-type="float">
            <text:p>1120</text:p>
          </table:table-cell>
          <table:table-cell table:formula="of:=[.B1227]-[.B$2]" office:value-type="float" office:value="40.2909328937531" calcext:value-type="float">
            <text:p>40.2909328938</text:p>
          </table:table-cell>
          <table:table-cell table:formula="of:=[.C1227]/([.D1227]-[.D1226])" office:value-type="float" office:value="79235.2535969099" calcext:value-type="float">
            <text:p>79235.253596909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56446820.30532" calcext:value-type="float">
            <text:p>1456446820.30532</text:p>
          </table:table-cell>
          <table:table-cell office:value-type="float" office:value="1120" calcext:value-type="float">
            <text:p>1120</text:p>
          </table:table-cell>
          <table:table-cell table:formula="of:=[.B1228]-[.B$2]" office:value-type="float" office:value="40.3050661087036" calcext:value-type="float">
            <text:p>40.3050661087</text:p>
          </table:table-cell>
          <table:table-cell table:formula="of:=[.C1228]/([.D1228]-[.D1227])" office:value-type="float" office:value="79245.9467939743" calcext:value-type="float">
            <text:p>79245.946793974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56446820.31945" calcext:value-type="float">
            <text:p>1456446820.31945</text:p>
          </table:table-cell>
          <table:table-cell office:value-type="float" office:value="1120" calcext:value-type="float">
            <text:p>1120</text:p>
          </table:table-cell>
          <table:table-cell table:formula="of:=[.B1229]-[.B$2]" office:value-type="float" office:value="40.3191983699799" calcext:value-type="float">
            <text:p>40.31919837</text:p>
          </table:table-cell>
          <table:table-cell table:formula="of:=[.C1229]/([.D1229]-[.D1228])" office:value-type="float" office:value="79251.2944749051" calcext:value-type="float">
            <text:p>79251.294474905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56446820.33358" calcext:value-type="float">
            <text:p>1456446820.33358</text:p>
          </table:table-cell>
          <table:table-cell office:value-type="float" office:value="1120" calcext:value-type="float">
            <text:p>1120</text:p>
          </table:table-cell>
          <table:table-cell table:formula="of:=[.B1230]-[.B$2]" office:value-type="float" office:value="40.3333294391632" calcext:value-type="float">
            <text:p>40.3333294392</text:p>
          </table:table-cell>
          <table:table-cell table:formula="of:=[.C1230]/([.D1230]-[.D1229])" office:value-type="float" office:value="79257.9800911085" calcext:value-type="float">
            <text:p>79257.980091108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56446820.34771" calcext:value-type="float">
            <text:p>1456446820.34771</text:p>
          </table:table-cell>
          <table:table-cell office:value-type="float" office:value="1120" calcext:value-type="float">
            <text:p>1120</text:p>
          </table:table-cell>
          <table:table-cell table:formula="of:=[.B1231]-[.B$2]" office:value-type="float" office:value="40.347460269928" calcext:value-type="float">
            <text:p>40.3474602699</text:p>
          </table:table-cell>
          <table:table-cell table:formula="of:=[.C1231]/([.D1231]-[.D1230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56446820.36205" calcext:value-type="float">
            <text:p>1456446820.36205</text:p>
          </table:table-cell>
          <table:table-cell office:value-type="float" office:value="1120" calcext:value-type="float">
            <text:p>1120</text:p>
          </table:table-cell>
          <table:table-cell table:formula="of:=[.B1232]-[.B$2]" office:value-type="float" office:value="40.361802816391" calcext:value-type="float">
            <text:p>40.3618028164</text:p>
          </table:table-cell>
          <table:table-cell table:formula="of:=[.C1232]/([.D1232]-[.D1231])" office:value-type="float" office:value="78089.3408913344" calcext:value-type="float">
            <text:p>78089.340891334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56446820.37619" calcext:value-type="float">
            <text:p>1456446820.37619</text:p>
          </table:table-cell>
          <table:table-cell office:value-type="float" office:value="1120" calcext:value-type="float">
            <text:p>1120</text:p>
          </table:table-cell>
          <table:table-cell table:formula="of:=[.B1233]-[.B$2]" office:value-type="float" office:value="40.3759415149689" calcext:value-type="float">
            <text:p>40.375941515</text:p>
          </table:table-cell>
          <table:table-cell table:formula="of:=[.C1233]/([.D1233]-[.D1232])" office:value-type="float" office:value="79215.2116286129" calcext:value-type="float">
            <text:p>79215.211628612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56446820.39033" calcext:value-type="float">
            <text:p>1456446820.39033</text:p>
          </table:table-cell>
          <table:table-cell office:value-type="float" office:value="1120" calcext:value-type="float">
            <text:p>1120</text:p>
          </table:table-cell>
          <table:table-cell table:formula="of:=[.B1234]-[.B$2]" office:value-type="float" office:value="40.3900804519653" calcext:value-type="float">
            <text:p>40.390080452</text:p>
          </table:table-cell>
          <table:table-cell table:formula="of:=[.C1234]/([.D1234]-[.D1233])" office:value-type="float" office:value="79213.8758578824" calcext:value-type="float">
            <text:p>79213.875857882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56446820.40447" calcext:value-type="float">
            <text:p>1456446820.40447</text:p>
          </table:table-cell>
          <table:table-cell office:value-type="float" office:value="1120" calcext:value-type="float">
            <text:p>1120</text:p>
          </table:table-cell>
          <table:table-cell table:formula="of:=[.B1235]-[.B$2]" office:value-type="float" office:value="40.4042165279388" calcext:value-type="float">
            <text:p>40.4042165279</text:p>
          </table:table-cell>
          <table:table-cell table:formula="of:=[.C1235]/([.D1235]-[.D1234])" office:value-type="float" office:value="79229.9080804844" calcext:value-type="float">
            <text:p>79229.908080484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56446820.4186" calcext:value-type="float">
            <text:p>1456446820.4186</text:p>
          </table:table-cell>
          <table:table-cell office:value-type="float" office:value="1120" calcext:value-type="float">
            <text:p>1120</text:p>
          </table:table-cell>
          <table:table-cell table:formula="of:=[.B1236]-[.B$2]" office:value-type="float" office:value="40.4183490276337" calcext:value-type="float">
            <text:p>40.4183490276</text:p>
          </table:table-cell>
          <table:table-cell table:formula="of:=[.C1236]/([.D1236]-[.D1235])" office:value-type="float" office:value="79249.9574870099" calcext:value-type="float">
            <text:p>79249.957487009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56446820.43273" calcext:value-type="float">
            <text:p>1456446820.43273</text:p>
          </table:table-cell>
          <table:table-cell office:value-type="float" office:value="1120" calcext:value-type="float">
            <text:p>1120</text:p>
          </table:table-cell>
          <table:table-cell table:formula="of:=[.B1237]-[.B$2]" office:value-type="float" office:value="40.4324805736542" calcext:value-type="float">
            <text:p>40.4324805737</text:p>
          </table:table-cell>
          <table:table-cell table:formula="of:=[.C1237]/([.D1237]-[.D1236])" office:value-type="float" office:value="79255.3057092725" calcext:value-type="float">
            <text:p>79255.305709272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56446820.44686" calcext:value-type="float">
            <text:p>1456446820.44686</text:p>
          </table:table-cell>
          <table:table-cell office:value-type="float" office:value="1120" calcext:value-type="float">
            <text:p>1120</text:p>
          </table:table-cell>
          <table:table-cell table:formula="of:=[.B1238]-[.B$2]" office:value-type="float" office:value="40.4466106891632" calcext:value-type="float">
            <text:p>40.4466106892</text:p>
          </table:table-cell>
          <table:table-cell table:formula="of:=[.C1238]/([.D1238]-[.D1237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56446820.46099" calcext:value-type="float">
            <text:p>1456446820.46099</text:p>
          </table:table-cell>
          <table:table-cell office:value-type="float" office:value="1120" calcext:value-type="float">
            <text:p>1120</text:p>
          </table:table-cell>
          <table:table-cell table:formula="of:=[.B1239]-[.B$2]" office:value-type="float" office:value="40.4607427120209" calcext:value-type="float">
            <text:p>40.460742712</text:p>
          </table:table-cell>
          <table:table-cell table:formula="of:=[.C1239]/([.D1239]-[.D1238])" office:value-type="float" office:value="79252.6315079124" calcext:value-type="float">
            <text:p>79252.631507912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56446820.47512" calcext:value-type="float">
            <text:p>1456446820.47512</text:p>
          </table:table-cell>
          <table:table-cell office:value-type="float" office:value="1120" calcext:value-type="float">
            <text:p>1120</text:p>
          </table:table-cell>
          <table:table-cell table:formula="of:=[.B1240]-[.B$2]" office:value-type="float" office:value="40.4748721122742" calcext:value-type="float">
            <text:p>40.4748721123</text:p>
          </table:table-cell>
          <table:table-cell table:formula="of:=[.C1240]/([.D1240]-[.D1239])" office:value-type="float" office:value="79267.3418490458" calcext:value-type="float">
            <text:p>79267.341849045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56446820.48925" calcext:value-type="float">
            <text:p>1456446820.48925</text:p>
          </table:table-cell>
          <table:table-cell office:value-type="float" office:value="1120" calcext:value-type="float">
            <text:p>1120</text:p>
          </table:table-cell>
          <table:table-cell table:formula="of:=[.B1241]-[.B$2]" office:value-type="float" office:value="40.4890024662018" calcext:value-type="float">
            <text:p>40.4890024662</text:p>
          </table:table-cell>
          <table:table-cell table:formula="of:=[.C1241]/([.D1241]-[.D1240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56446820.50338" calcext:value-type="float">
            <text:p>1456446820.50338</text:p>
          </table:table-cell>
          <table:table-cell office:value-type="float" office:value="1120" calcext:value-type="float">
            <text:p>1120</text:p>
          </table:table-cell>
          <table:table-cell table:formula="of:=[.B1242]-[.B$2]" office:value-type="float" office:value="40.5031332969666" calcext:value-type="float">
            <text:p>40.503133297</text:p>
          </table:table-cell>
          <table:table-cell table:formula="of:=[.C1242]/([.D1242]-[.D1241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56446820.51752" calcext:value-type="float">
            <text:p>1456446820.51752</text:p>
          </table:table-cell>
          <table:table-cell office:value-type="float" office:value="1120" calcext:value-type="float">
            <text:p>1120</text:p>
          </table:table-cell>
          <table:table-cell table:formula="of:=[.B1243]-[.B$2]" office:value-type="float" office:value="40.51726603508" calcext:value-type="float">
            <text:p>40.5172660351</text:p>
          </table:table-cell>
          <table:table-cell table:formula="of:=[.C1243]/([.D1243]-[.D1242])" office:value-type="float" office:value="79248.6205442246" calcext:value-type="float">
            <text:p>79248.620544224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56446820.53168" calcext:value-type="float">
            <text:p>1456446820.53168</text:p>
          </table:table-cell>
          <table:table-cell office:value-type="float" office:value="1120" calcext:value-type="float">
            <text:p>1120</text:p>
          </table:table-cell>
          <table:table-cell table:formula="of:=[.B1244]-[.B$2]" office:value-type="float" office:value="40.5314283370972" calcext:value-type="float">
            <text:p>40.5314283371</text:p>
          </table:table-cell>
          <table:table-cell table:formula="of:=[.C1244]/([.D1244]-[.D1243])" office:value-type="float" office:value="79083.1884985101" calcext:value-type="float">
            <text:p>79083.188498510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56446820.54583" calcext:value-type="float">
            <text:p>1456446820.54583</text:p>
          </table:table-cell>
          <table:table-cell office:value-type="float" office:value="1120" calcext:value-type="float">
            <text:p>1120</text:p>
          </table:table-cell>
          <table:table-cell table:formula="of:=[.B1245]-[.B$2]" office:value-type="float" office:value="40.5455753803253" calcext:value-type="float">
            <text:p>40.5455753803</text:p>
          </table:table-cell>
          <table:table-cell table:formula="of:=[.C1245]/([.D1245]-[.D1244])" office:value-type="float" office:value="79168.4864418491" calcext:value-type="float">
            <text:p>79168.486441849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56446820.55992" calcext:value-type="float">
            <text:p>1456446820.55992</text:p>
          </table:table-cell>
          <table:table-cell office:value-type="float" office:value="1120" calcext:value-type="float">
            <text:p>1120</text:p>
          </table:table-cell>
          <table:table-cell table:formula="of:=[.B1246]-[.B$2]" office:value-type="float" office:value="40.559672832489" calcext:value-type="float">
            <text:p>40.5596728325</text:p>
          </table:table-cell>
          <table:table-cell table:formula="of:=[.C1246]/([.D1246]-[.D1245])" office:value-type="float" office:value="79446.9799928969" calcext:value-type="float">
            <text:p>79446.979992896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56446820.57406" calcext:value-type="float">
            <text:p>1456446820.57406</text:p>
          </table:table-cell>
          <table:table-cell office:value-type="float" office:value="1120" calcext:value-type="float">
            <text:p>1120</text:p>
          </table:table-cell>
          <table:table-cell table:formula="of:=[.B1247]-[.B$2]" office:value-type="float" office:value="40.5738070011139" calcext:value-type="float">
            <text:p>40.5738070011</text:p>
          </table:table-cell>
          <table:table-cell table:formula="of:=[.C1247]/([.D1247]-[.D1246])" office:value-type="float" office:value="79240.5998346912" calcext:value-type="float">
            <text:p>79240.599834691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56446820.58819" calcext:value-type="float">
            <text:p>1456446820.58819</text:p>
          </table:table-cell>
          <table:table-cell office:value-type="float" office:value="1120" calcext:value-type="float">
            <text:p>1120</text:p>
          </table:table-cell>
          <table:table-cell table:formula="of:=[.B1248]-[.B$2]" office:value-type="float" office:value="40.5879397392273" calcext:value-type="float">
            <text:p>40.5879397392</text:p>
          </table:table-cell>
          <table:table-cell table:formula="of:=[.C1248]/([.D1248]-[.D1247])" office:value-type="float" office:value="79248.6205442246" calcext:value-type="float">
            <text:p>79248.620544224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56446820.60277" calcext:value-type="float">
            <text:p>1456446820.60277</text:p>
          </table:table-cell>
          <table:table-cell office:value-type="float" office:value="1120" calcext:value-type="float">
            <text:p>1120</text:p>
          </table:table-cell>
          <table:table-cell table:formula="of:=[.B1249]-[.B$2]" office:value-type="float" office:value="40.6025233268738" calcext:value-type="float">
            <text:p>40.6025233269</text:p>
          </table:table-cell>
          <table:table-cell table:formula="of:=[.C1249]/([.D1249]-[.D1248])" office:value-type="float" office:value="76798.6607376406" calcext:value-type="float">
            <text:p>76798.660737640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56446820.61692" calcext:value-type="float">
            <text:p>1456446820.61692</text:p>
          </table:table-cell>
          <table:table-cell office:value-type="float" office:value="1120" calcext:value-type="float">
            <text:p>1120</text:p>
          </table:table-cell>
          <table:table-cell table:formula="of:=[.B1250]-[.B$2]" office:value-type="float" office:value="40.6166698932648" calcext:value-type="float">
            <text:p>40.6166698933</text:p>
          </table:table-cell>
          <table:table-cell table:formula="of:=[.C1250]/([.D1250]-[.D1249])" office:value-type="float" office:value="79171.1549675571" calcext:value-type="float">
            <text:p>79171.154967557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56446820.63106" calcext:value-type="float">
            <text:p>1456446820.63106</text:p>
          </table:table-cell>
          <table:table-cell office:value-type="float" office:value="1120" calcext:value-type="float">
            <text:p>1120</text:p>
          </table:table-cell>
          <table:table-cell table:formula="of:=[.B1251]-[.B$2]" office:value-type="float" office:value="40.6308069229126" calcext:value-type="float">
            <text:p>40.6308069229</text:p>
          </table:table-cell>
          <table:table-cell table:formula="of:=[.C1251]/([.D1251]-[.D1250])" office:value-type="float" office:value="79224.5632852686" calcext:value-type="float">
            <text:p>79224.563285268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56446820.6452" calcext:value-type="float">
            <text:p>1456446820.6452</text:p>
          </table:table-cell>
          <table:table-cell office:value-type="float" office:value="1120" calcext:value-type="float">
            <text:p>1120</text:p>
          </table:table-cell>
          <table:table-cell table:formula="of:=[.B1252]-[.B$2]" office:value-type="float" office:value="40.6449465751648" calcext:value-type="float">
            <text:p>40.6449465752</text:p>
          </table:table-cell>
          <table:table-cell table:formula="of:=[.C1252]/([.D1252]-[.D1251])" office:value-type="float" office:value="79209.8688159714" calcext:value-type="float">
            <text:p>79209.868815971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56446820.65933" calcext:value-type="float">
            <text:p>1456446820.65933</text:p>
          </table:table-cell>
          <table:table-cell office:value-type="float" office:value="1120" calcext:value-type="float">
            <text:p>1120</text:p>
          </table:table-cell>
          <table:table-cell table:formula="of:=[.B1253]-[.B$2]" office:value-type="float" office:value="40.6590812206268" calcext:value-type="float">
            <text:p>40.6590812206</text:p>
          </table:table-cell>
          <table:table-cell table:formula="of:=[.C1253]/([.D1253]-[.D1252])" office:value-type="float" office:value="79237.926625622" calcext:value-type="float">
            <text:p>79237.92662562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56446820.67347" calcext:value-type="float">
            <text:p>1456446820.67347</text:p>
          </table:table-cell>
          <table:table-cell office:value-type="float" office:value="1120" calcext:value-type="float">
            <text:p>1120</text:p>
          </table:table-cell>
          <table:table-cell table:formula="of:=[.B1254]-[.B$2]" office:value-type="float" office:value="40.6732189655304" calcext:value-type="float">
            <text:p>40.6732189655</text:p>
          </table:table-cell>
          <table:table-cell table:formula="of:=[.C1254]/([.D1254]-[.D1253])" office:value-type="float" office:value="79220.5551620628" calcext:value-type="float">
            <text:p>79220.555162062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56446820.6876" calcext:value-type="float">
            <text:p>1456446820.6876</text:p>
          </table:table-cell>
          <table:table-cell office:value-type="float" office:value="1120" calcext:value-type="float">
            <text:p>1120</text:p>
          </table:table-cell>
          <table:table-cell table:formula="of:=[.B1255]-[.B$2]" office:value-type="float" office:value="40.6873524188995" calcext:value-type="float">
            <text:p>40.6873524189</text:p>
          </table:table-cell>
          <table:table-cell table:formula="of:=[.C1255]/([.D1255]-[.D1254])" office:value-type="float" office:value="79244.6099865047" calcext:value-type="float">
            <text:p>79244.609986504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56446820.70174" calcext:value-type="float">
            <text:p>1456446820.70174</text:p>
          </table:table-cell>
          <table:table-cell office:value-type="float" office:value="1120" calcext:value-type="float">
            <text:p>1120</text:p>
          </table:table-cell>
          <table:table-cell table:formula="of:=[.B1256]-[.B$2]" office:value-type="float" office:value="40.7014923095703" calcext:value-type="float">
            <text:p>40.7014923096</text:p>
          </table:table-cell>
          <table:table-cell table:formula="of:=[.C1256]/([.D1256]-[.D1255])" office:value-type="float" office:value="79208.5332254203" calcext:value-type="float">
            <text:p>79208.533225420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56446820.71588" calcext:value-type="float">
            <text:p>1456446820.71588</text:p>
          </table:table-cell>
          <table:table-cell office:value-type="float" office:value="1120" calcext:value-type="float">
            <text:p>1120</text:p>
          </table:table-cell>
          <table:table-cell table:formula="of:=[.B1257]-[.B$2]" office:value-type="float" office:value="40.7156248092651" calcext:value-type="float">
            <text:p>40.7156248093</text:p>
          </table:table-cell>
          <table:table-cell table:formula="of:=[.C1257]/([.D1257]-[.D1256])" office:value-type="float" office:value="79249.9574870099" calcext:value-type="float">
            <text:p>79249.95748700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56446820.72997" calcext:value-type="float">
            <text:p>1456446820.72997</text:p>
          </table:table-cell>
          <table:table-cell office:value-type="float" office:value="1120" calcext:value-type="float">
            <text:p>1120</text:p>
          </table:table-cell>
          <table:table-cell table:formula="of:=[.B1258]-[.B$2]" office:value-type="float" office:value="40.7297177314758" calcext:value-type="float">
            <text:p>40.7297177315</text:p>
          </table:table-cell>
          <table:table-cell table:formula="of:=[.C1258]/([.D1258]-[.D1257])" office:value-type="float" office:value="79472.5170021993" calcext:value-type="float">
            <text:p>79472.517002199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56446820.7441" calcext:value-type="float">
            <text:p>1456446820.7441</text:p>
          </table:table-cell>
          <table:table-cell office:value-type="float" office:value="1120" calcext:value-type="float">
            <text:p>1120</text:p>
          </table:table-cell>
          <table:table-cell table:formula="of:=[.B1259]-[.B$2]" office:value-type="float" office:value="40.7438485622406" calcext:value-type="float">
            <text:p>40.7438485622</text:p>
          </table:table-cell>
          <table:table-cell table:formula="of:=[.C1259]/([.D1259]-[.D1258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56446820.75823" calcext:value-type="float">
            <text:p>1456446820.75823</text:p>
          </table:table-cell>
          <table:table-cell office:value-type="float" office:value="1120" calcext:value-type="float">
            <text:p>1120</text:p>
          </table:table-cell>
          <table:table-cell table:formula="of:=[.B1260]-[.B$2]" office:value-type="float" office:value="40.7579793930054" calcext:value-type="float">
            <text:p>40.757979393</text:p>
          </table:table-cell>
          <table:table-cell table:formula="of:=[.C1260]/([.D1260]-[.D1259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56446820.77237" calcext:value-type="float">
            <text:p>1456446820.77237</text:p>
          </table:table-cell>
          <table:table-cell office:value-type="float" office:value="1120" calcext:value-type="float">
            <text:p>1120</text:p>
          </table:table-cell>
          <table:table-cell table:formula="of:=[.B1261]-[.B$2]" office:value-type="float" office:value="40.7721216678619" calcext:value-type="float">
            <text:p>40.7721216679</text:p>
          </table:table-cell>
          <table:table-cell table:formula="of:=[.C1261]/([.D1261]-[.D1260])" office:value-type="float" office:value="79195.1797966856" calcext:value-type="float">
            <text:p>79195.179796685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56446820.78651" calcext:value-type="float">
            <text:p>1456446820.78651</text:p>
          </table:table-cell>
          <table:table-cell office:value-type="float" office:value="1120" calcext:value-type="float">
            <text:p>1120</text:p>
          </table:table-cell>
          <table:table-cell table:formula="of:=[.B1262]-[.B$2]" office:value-type="float" office:value="40.7862582206726" calcext:value-type="float">
            <text:p>40.7862582207</text:p>
          </table:table-cell>
          <table:table-cell table:formula="of:=[.C1262]/([.D1262]-[.D1261])" office:value-type="float" office:value="79227.2355927344" calcext:value-type="float">
            <text:p>79227.235592734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56446820.80064" calcext:value-type="float">
            <text:p>1456446820.80064</text:p>
          </table:table-cell>
          <table:table-cell office:value-type="float" office:value="1120" calcext:value-type="float">
            <text:p>1120</text:p>
          </table:table-cell>
          <table:table-cell table:formula="of:=[.B1263]-[.B$2]" office:value-type="float" office:value="40.8003895282745" calcext:value-type="float">
            <text:p>40.8003895283</text:p>
          </table:table-cell>
          <table:table-cell table:formula="of:=[.C1263]/([.D1263]-[.D1262])" office:value-type="float" office:value="79256.6428776299" calcext:value-type="float">
            <text:p>79256.642877629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56446820.81477" calcext:value-type="float">
            <text:p>1456446820.81477</text:p>
          </table:table-cell>
          <table:table-cell office:value-type="float" office:value="1120" calcext:value-type="float">
            <text:p>1120</text:p>
          </table:table-cell>
          <table:table-cell table:formula="of:=[.B1264]-[.B$2]" office:value-type="float" office:value="40.8145196437836" calcext:value-type="float">
            <text:p>40.8145196438</text:p>
          </table:table-cell>
          <table:table-cell table:formula="of:=[.C1264]/([.D1264]-[.D1263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56446820.82891" calcext:value-type="float">
            <text:p>1456446820.82891</text:p>
          </table:table-cell>
          <table:table-cell office:value-type="float" office:value="1120" calcext:value-type="float">
            <text:p>1120</text:p>
          </table:table-cell>
          <table:table-cell table:formula="of:=[.B1265]-[.B$2]" office:value-type="float" office:value="40.8286557197571" calcext:value-type="float">
            <text:p>40.8286557198</text:p>
          </table:table-cell>
          <table:table-cell table:formula="of:=[.C1265]/([.D1265]-[.D1264])" office:value-type="float" office:value="79229.9080804844" calcext:value-type="float">
            <text:p>79229.908080484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56446820.84304" calcext:value-type="float">
            <text:p>1456446820.84304</text:p>
          </table:table-cell>
          <table:table-cell office:value-type="float" office:value="1120" calcext:value-type="float">
            <text:p>1120</text:p>
          </table:table-cell>
          <table:table-cell table:formula="of:=[.B1266]-[.B$2]" office:value-type="float" office:value="40.8427889347076" calcext:value-type="float">
            <text:p>40.8427889347</text:p>
          </table:table-cell>
          <table:table-cell table:formula="of:=[.C1266]/([.D1266]-[.D1265])" office:value-type="float" office:value="79245.9467939743" calcext:value-type="float">
            <text:p>79245.946793974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56446820.85717" calcext:value-type="float">
            <text:p>1456446820.85717</text:p>
          </table:table-cell>
          <table:table-cell office:value-type="float" office:value="1120" calcext:value-type="float">
            <text:p>1120</text:p>
          </table:table-cell>
          <table:table-cell table:formula="of:=[.B1267]-[.B$2]" office:value-type="float" office:value="40.8569195270538" calcext:value-type="float">
            <text:p>40.8569195271</text:p>
          </table:table-cell>
          <table:table-cell table:formula="of:=[.C1267]/([.D1267]-[.D1266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56446820.8713" calcext:value-type="float">
            <text:p>1456446820.8713</text:p>
          </table:table-cell>
          <table:table-cell office:value-type="float" office:value="1120" calcext:value-type="float">
            <text:p>1120</text:p>
          </table:table-cell>
          <table:table-cell table:formula="of:=[.B1268]-[.B$2]" office:value-type="float" office:value="40.8710501194" calcext:value-type="float">
            <text:p>40.8710501194</text:p>
          </table:table-cell>
          <table:table-cell table:formula="of:=[.C1268]/([.D1268]-[.D1267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56446820.88543" calcext:value-type="float">
            <text:p>1456446820.88543</text:p>
          </table:table-cell>
          <table:table-cell office:value-type="float" office:value="1120" calcext:value-type="float">
            <text:p>1120</text:p>
          </table:table-cell>
          <table:table-cell table:formula="of:=[.B1269]-[.B$2]" office:value-type="float" office:value="40.8851799964905" calcext:value-type="float">
            <text:p>40.8851799965</text:p>
          </table:table-cell>
          <table:table-cell table:formula="of:=[.C1269]/([.D1269]-[.D1268])" office:value-type="float" office:value="79264.6668354003" calcext:value-type="float">
            <text:p>79264.666835400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56446820.89957" calcext:value-type="float">
            <text:p>1456446820.89957</text:p>
          </table:table-cell>
          <table:table-cell office:value-type="float" office:value="1120" calcext:value-type="float">
            <text:p>1120</text:p>
          </table:table-cell>
          <table:table-cell table:formula="of:=[.B1270]-[.B$2]" office:value-type="float" office:value="40.8993155956268" calcext:value-type="float">
            <text:p>40.8993155956</text:p>
          </table:table-cell>
          <table:table-cell table:formula="of:=[.C1270]/([.D1270]-[.D1269])" office:value-type="float" office:value="79232.5807485368" calcext:value-type="float">
            <text:p>79232.580748536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56446820.9137" calcext:value-type="float">
            <text:p>1456446820.9137</text:p>
          </table:table-cell>
          <table:table-cell office:value-type="float" office:value="1120" calcext:value-type="float">
            <text:p>1120</text:p>
          </table:table-cell>
          <table:table-cell table:formula="of:=[.B1271]-[.B$2]" office:value-type="float" office:value="40.9134473800659" calcext:value-type="float">
            <text:p>40.9134473801</text:p>
          </table:table-cell>
          <table:table-cell table:formula="of:=[.C1271]/([.D1271]-[.D1270])" office:value-type="float" office:value="79253.9685860341" calcext:value-type="float">
            <text:p>79253.968586034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56446820.92783" calcext:value-type="float">
            <text:p>1456446820.92783</text:p>
          </table:table-cell>
          <table:table-cell office:value-type="float" office:value="1120" calcext:value-type="float">
            <text:p>1120</text:p>
          </table:table-cell>
          <table:table-cell table:formula="of:=[.B1272]-[.B$2]" office:value-type="float" office:value="40.9275784492493" calcext:value-type="float">
            <text:p>40.9275784492</text:p>
          </table:table-cell>
          <table:table-cell table:formula="of:=[.C1272]/([.D1272]-[.D1271])" office:value-type="float" office:value="79257.9800911085" calcext:value-type="float">
            <text:p>79257.980091108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56446820.94196" calcext:value-type="float">
            <text:p>1456446820.94196</text:p>
          </table:table-cell>
          <table:table-cell office:value-type="float" office:value="1120" calcext:value-type="float">
            <text:p>1120</text:p>
          </table:table-cell>
          <table:table-cell table:formula="of:=[.B1273]-[.B$2]" office:value-type="float" office:value="40.941709280014" calcext:value-type="float">
            <text:p>40.94170928</text:p>
          </table:table-cell>
          <table:table-cell table:formula="of:=[.C1273]/([.D1273]-[.D1272])" office:value-type="float" office:value="79259.3173497107" calcext:value-type="float">
            <text:p>79259.317349710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56446820.95609" calcext:value-type="float">
            <text:p>1456446820.95609</text:p>
          </table:table-cell>
          <table:table-cell office:value-type="float" office:value="1120" calcext:value-type="float">
            <text:p>1120</text:p>
          </table:table-cell>
          <table:table-cell table:formula="of:=[.B1274]-[.B$2]" office:value-type="float" office:value="40.9558398723602" calcext:value-type="float">
            <text:p>40.9558398724</text:p>
          </table:table-cell>
          <table:table-cell table:formula="of:=[.C1274]/([.D1274]-[.D1273])" office:value-type="float" office:value="79260.6546534386" calcext:value-type="float">
            <text:p>79260.654653438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56446820.97022" calcext:value-type="float">
            <text:p>1456446820.97022</text:p>
          </table:table-cell>
          <table:table-cell office:value-type="float" office:value="1120" calcext:value-type="float">
            <text:p>1120</text:p>
          </table:table-cell>
          <table:table-cell table:formula="of:=[.B1275]-[.B$2]" office:value-type="float" office:value="40.9699699878693" calcext:value-type="float">
            <text:p>40.9699699879</text:p>
          </table:table-cell>
          <table:table-cell table:formula="of:=[.C1275]/([.D1275]-[.D1274])" office:value-type="float" office:value="79263.3293962812" calcext:value-type="float">
            <text:p>79263.32939628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56446820.98435" calcext:value-type="float">
            <text:p>1456446820.98435</text:p>
          </table:table-cell>
          <table:table-cell office:value-type="float" office:value="1120" calcext:value-type="float">
            <text:p>1120</text:p>
          </table:table-cell>
          <table:table-cell table:formula="of:=[.B1276]-[.B$2]" office:value-type="float" office:value="40.9840998649597" calcext:value-type="float">
            <text:p>40.984099865</text:p>
          </table:table-cell>
          <table:table-cell table:formula="of:=[.C1276]/([.D1276]-[.D1275])" office:value-type="float" office:value="79264.6668354003" calcext:value-type="float">
            <text:p>79264.666835400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56446820.99849" calcext:value-type="float">
            <text:p>1456446820.99849</text:p>
          </table:table-cell>
          <table:table-cell office:value-type="float" office:value="1120" calcext:value-type="float">
            <text:p>1120</text:p>
          </table:table-cell>
          <table:table-cell table:formula="of:=[.B1277]-[.B$2]" office:value-type="float" office:value="40.9982426166534" calcext:value-type="float">
            <text:p>40.9982426167</text:p>
          </table:table-cell>
          <table:table-cell table:formula="of:=[.C1277]/([.D1277]-[.D1276])" office:value-type="float" office:value="79192.5096512079" calcext:value-type="float">
            <text:p>79192.509651207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56446821.01196" calcext:value-type="float">
            <text:p>1456446821.01196</text:p>
          </table:table-cell>
          <table:table-cell office:value-type="float" office:value="1120" calcext:value-type="float">
            <text:p>1120</text:p>
          </table:table-cell>
          <table:table-cell table:formula="of:=[.B1278]-[.B$2]" office:value-type="float" office:value="41.0117049217224" calcext:value-type="float">
            <text:p>41.0117049217</text:p>
          </table:table-cell>
          <table:table-cell table:formula="of:=[.C1278]/([.D1278]-[.D1277])" office:value-type="float" office:value="83195.2621978217" calcext:value-type="float">
            <text:p>83195.262197821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56446821.02535" calcext:value-type="float">
            <text:p>1456446821.02535</text:p>
          </table:table-cell>
          <table:table-cell office:value-type="float" office:value="1120" calcext:value-type="float">
            <text:p>1120</text:p>
          </table:table-cell>
          <table:table-cell table:formula="of:=[.B1279]-[.B$2]" office:value-type="float" office:value="41.0250999927521" calcext:value-type="float">
            <text:p>41.0250999928</text:p>
          </table:table-cell>
          <table:table-cell table:formula="of:=[.C1279]/([.D1279]-[.D1278])" office:value-type="float" office:value="83612.8451666874" calcext:value-type="float">
            <text:p>83612.84516668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56446821.03869" calcext:value-type="float">
            <text:p>1456446821.03869</text:p>
          </table:table-cell>
          <table:table-cell office:value-type="float" office:value="1120" calcext:value-type="float">
            <text:p>1120</text:p>
          </table:table-cell>
          <table:table-cell table:formula="of:=[.B1280]-[.B$2]" office:value-type="float" office:value="41.0384395122528" calcext:value-type="float">
            <text:p>41.0384395123</text:p>
          </table:table-cell>
          <table:table-cell table:formula="of:=[.C1280]/([.D1280]-[.D1279])" office:value-type="float" office:value="83961.0452189455" calcext:value-type="float">
            <text:p>83961.045218945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56446821.05201" calcext:value-type="float">
            <text:p>1456446821.05201</text:p>
          </table:table-cell>
          <table:table-cell office:value-type="float" office:value="1120" calcext:value-type="float">
            <text:p>1120</text:p>
          </table:table-cell>
          <table:table-cell table:formula="of:=[.B1281]-[.B$2]" office:value-type="float" office:value="41.0517637729645" calcext:value-type="float">
            <text:p>41.051763773</text:p>
          </table:table-cell>
          <table:table-cell table:formula="of:=[.C1281]/([.D1281]-[.D1280])" office:value-type="float" office:value="84057.196435601" calcext:value-type="float">
            <text:p>84057.19643560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56446821.06533" calcext:value-type="float">
            <text:p>1456446821.06533</text:p>
          </table:table-cell>
          <table:table-cell office:value-type="float" office:value="1120" calcext:value-type="float">
            <text:p>1120</text:p>
          </table:table-cell>
          <table:table-cell table:formula="of:=[.B1282]-[.B$2]" office:value-type="float" office:value="41.0650773048401" calcext:value-type="float">
            <text:p>41.0650773048</text:p>
          </table:table-cell>
          <table:table-cell table:formula="of:=[.C1282]/([.D1282]-[.D1281])" office:value-type="float" office:value="84124.934725381" calcext:value-type="float">
            <text:p>84124.93472538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56446821.07864" calcext:value-type="float">
            <text:p>1456446821.07864</text:p>
          </table:table-cell>
          <table:table-cell office:value-type="float" office:value="1120" calcext:value-type="float">
            <text:p>1120</text:p>
          </table:table-cell>
          <table:table-cell table:formula="of:=[.B1283]-[.B$2]" office:value-type="float" office:value="41.078385591507" calcext:value-type="float">
            <text:p>41.0783855915</text:p>
          </table:table-cell>
          <table:table-cell table:formula="of:=[.C1283]/([.D1283]-[.D1282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56446821.09194" calcext:value-type="float">
            <text:p>1456446821.09194</text:p>
          </table:table-cell>
          <table:table-cell office:value-type="float" office:value="1120" calcext:value-type="float">
            <text:p>1120</text:p>
          </table:table-cell>
          <table:table-cell table:formula="of:=[.B1284]-[.B$2]" office:value-type="float" office:value="41.0916931629181" calcext:value-type="float">
            <text:p>41.0916931629</text:p>
          </table:table-cell>
          <table:table-cell table:formula="of:=[.C1284]/([.D1284]-[.D1283])" office:value-type="float" office:value="84162.6143041422" calcext:value-type="float">
            <text:p>84162.614304142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56446821.10525" calcext:value-type="float">
            <text:p>1456446821.10525</text:p>
          </table:table-cell>
          <table:table-cell office:value-type="float" office:value="1120" calcext:value-type="float">
            <text:p>1120</text:p>
          </table:table-cell>
          <table:table-cell table:formula="of:=[.B1285]-[.B$2]" office:value-type="float" office:value="41.105001449585" calcext:value-type="float">
            <text:p>41.1050014496</text:p>
          </table:table-cell>
          <table:table-cell table:formula="of:=[.C1285]/([.D1285]-[.D1284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56446821.11856" calcext:value-type="float">
            <text:p>1456446821.11856</text:p>
          </table:table-cell>
          <table:table-cell office:value-type="float" office:value="1120" calcext:value-type="float">
            <text:p>1120</text:p>
          </table:table-cell>
          <table:table-cell table:formula="of:=[.B1286]-[.B$2]" office:value-type="float" office:value="41.1183080673218" calcext:value-type="float">
            <text:p>41.1183080673</text:p>
          </table:table-cell>
          <table:table-cell table:formula="of:=[.C1286]/([.D1286]-[.D1285])" office:value-type="float" office:value="84168.6461692826" calcext:value-type="float">
            <text:p>84168.646169282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56446821.13186" calcext:value-type="float">
            <text:p>1456446821.13186</text:p>
          </table:table-cell>
          <table:table-cell office:value-type="float" office:value="1120" calcext:value-type="float">
            <text:p>1120</text:p>
          </table:table-cell>
          <table:table-cell table:formula="of:=[.B1287]-[.B$2]" office:value-type="float" office:value="41.1316134929657" calcext:value-type="float">
            <text:p>41.131613493</text:p>
          </table:table-cell>
          <table:table-cell table:formula="of:=[.C1287]/([.D1287]-[.D1286])" office:value-type="float" office:value="84176.1872166574" calcext:value-type="float">
            <text:p>84176.18721665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56446821.14517" calcext:value-type="float">
            <text:p>1456446821.14517</text:p>
          </table:table-cell>
          <table:table-cell office:value-type="float" office:value="1120" calcext:value-type="float">
            <text:p>1120</text:p>
          </table:table-cell>
          <table:table-cell table:formula="of:=[.B1288]-[.B$2]" office:value-type="float" office:value="41.1449220180512" calcext:value-type="float">
            <text:p>41.1449220181</text:p>
          </table:table-cell>
          <table:table-cell table:formula="of:=[.C1288]/([.D1288]-[.D1287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56446821.15849" calcext:value-type="float">
            <text:p>1456446821.15849</text:p>
          </table:table-cell>
          <table:table-cell office:value-type="float" office:value="1120" calcext:value-type="float">
            <text:p>1120</text:p>
          </table:table-cell>
          <table:table-cell table:formula="of:=[.B1289]-[.B$2]" office:value-type="float" office:value="41.1582345962524" calcext:value-type="float">
            <text:p>41.1582345963</text:p>
          </table:table-cell>
          <table:table-cell table:formula="of:=[.C1289]/([.D1289]-[.D1288])" office:value-type="float" office:value="84130.9611906084" calcext:value-type="float">
            <text:p>84130.961190608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56446821.1718" calcext:value-type="float">
            <text:p>1456446821.1718</text:p>
          </table:table-cell>
          <table:table-cell office:value-type="float" office:value="1120" calcext:value-type="float">
            <text:p>1120</text:p>
          </table:table-cell>
          <table:table-cell table:formula="of:=[.B1290]-[.B$2]" office:value-type="float" office:value="41.1715452671051" calcext:value-type="float">
            <text:p>41.1715452671</text:p>
          </table:table-cell>
          <table:table-cell table:formula="of:=[.C1290]/([.D1290]-[.D1289])" office:value-type="float" office:value="84143.0167117448" calcext:value-type="float">
            <text:p>84143.016711744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56446821.1851" calcext:value-type="float">
            <text:p>1456446821.1851</text:p>
          </table:table-cell>
          <table:table-cell office:value-type="float" office:value="1120" calcext:value-type="float">
            <text:p>1120</text:p>
          </table:table-cell>
          <table:table-cell table:formula="of:=[.B1291]-[.B$2]" office:value-type="float" office:value="41.184853553772" calcext:value-type="float">
            <text:p>41.1848535538</text:p>
          </table:table-cell>
          <table:table-cell table:formula="of:=[.C1291]/([.D1291]-[.D1290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56446821.19841" calcext:value-type="float">
            <text:p>1456446821.19841</text:p>
          </table:table-cell>
          <table:table-cell office:value-type="float" office:value="1120" calcext:value-type="float">
            <text:p>1120</text:p>
          </table:table-cell>
          <table:table-cell table:formula="of:=[.B1292]-[.B$2]" office:value-type="float" office:value="41.1981604099274" calcext:value-type="float">
            <text:p>41.1981604099</text:p>
          </table:table-cell>
          <table:table-cell table:formula="of:=[.C1292]/([.D1292]-[.D1291])" office:value-type="float" office:value="84167.1381219429" calcext:value-type="float">
            <text:p>84167.138121942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56446821.21172" calcext:value-type="float">
            <text:p>1456446821.21172</text:p>
          </table:table-cell>
          <table:table-cell office:value-type="float" office:value="1120" calcext:value-type="float">
            <text:p>1120</text:p>
          </table:table-cell>
          <table:table-cell table:formula="of:=[.B1293]-[.B$2]" office:value-type="float" office:value="41.2114713191986" calcext:value-type="float">
            <text:p>41.2114713192</text:p>
          </table:table-cell>
          <table:table-cell table:formula="of:=[.C1293]/([.D1293]-[.D1292])" office:value-type="float" office:value="84141.5095826616" calcext:value-type="float">
            <text:p>84141.509582661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56446821.22503" calcext:value-type="float">
            <text:p>1456446821.22503</text:p>
          </table:table-cell>
          <table:table-cell office:value-type="float" office:value="1120" calcext:value-type="float">
            <text:p>1120</text:p>
          </table:table-cell>
          <table:table-cell table:formula="of:=[.B1294]-[.B$2]" office:value-type="float" office:value="41.2247803211212" calcext:value-type="float">
            <text:p>41.2247803211</text:p>
          </table:table-cell>
          <table:table-cell table:formula="of:=[.C1294]/([.D1294]-[.D1293])" office:value-type="float" office:value="84153.5681272616" calcext:value-type="float">
            <text:p>84153.568127261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56446821.23839" calcext:value-type="float">
            <text:p>1456446821.23839</text:p>
          </table:table-cell>
          <table:table-cell office:value-type="float" office:value="1120" calcext:value-type="float">
            <text:p>1120</text:p>
          </table:table-cell>
          <table:table-cell table:formula="of:=[.B1295]-[.B$2]" office:value-type="float" office:value="41.2381362915039" calcext:value-type="float">
            <text:p>41.2381362915</text:p>
          </table:table-cell>
          <table:table-cell table:formula="of:=[.C1295]/([.D1295]-[.D1294])" office:value-type="float" office:value="83857.6283046823" calcext:value-type="float">
            <text:p>83857.628304682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56446821.25171" calcext:value-type="float">
            <text:p>1456446821.25171</text:p>
          </table:table-cell>
          <table:table-cell office:value-type="float" office:value="1120" calcext:value-type="float">
            <text:p>1120</text:p>
          </table:table-cell>
          <table:table-cell table:formula="of:=[.B1296]-[.B$2]" office:value-type="float" office:value="41.2514586448669" calcext:value-type="float">
            <text:p>41.2514586449</text:p>
          </table:table-cell>
          <table:table-cell table:formula="of:=[.C1296]/([.D1296]-[.D1295])" office:value-type="float" office:value="84069.2308242958" calcext:value-type="float">
            <text:p>84069.230824295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56446821.26506" calcext:value-type="float">
            <text:p>1456446821.26506</text:p>
          </table:table-cell>
          <table:table-cell office:value-type="float" office:value="1120" calcext:value-type="float">
            <text:p>1120</text:p>
          </table:table-cell>
          <table:table-cell table:formula="of:=[.B1297]-[.B$2]" office:value-type="float" office:value="41.2648069858551" calcext:value-type="float">
            <text:p>41.2648069859</text:p>
          </table:table-cell>
          <table:table-cell table:formula="of:=[.C1297]/([.D1297]-[.D1296])" office:value-type="float" office:value="83905.5580759819" calcext:value-type="float">
            <text:p>83905.558075981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56446821.27838" calcext:value-type="float">
            <text:p>1456446821.27838</text:p>
          </table:table-cell>
          <table:table-cell office:value-type="float" office:value="1120" calcext:value-type="float">
            <text:p>1120</text:p>
          </table:table-cell>
          <table:table-cell table:formula="of:=[.B1298]-[.B$2]" office:value-type="float" office:value="41.2781336307526" calcext:value-type="float">
            <text:p>41.2781336308</text:p>
          </table:table-cell>
          <table:table-cell table:formula="of:=[.C1298]/([.D1298]-[.D1297])" office:value-type="float" office:value="84042.1582939745" calcext:value-type="float">
            <text:p>84042.158293974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56446821.2917" calcext:value-type="float">
            <text:p>1456446821.2917</text:p>
          </table:table-cell>
          <table:table-cell office:value-type="float" office:value="1120" calcext:value-type="float">
            <text:p>1120</text:p>
          </table:table-cell>
          <table:table-cell table:formula="of:=[.B1299]-[.B$2]" office:value-type="float" office:value="41.2914471626282" calcext:value-type="float">
            <text:p>41.2914471626</text:p>
          </table:table-cell>
          <table:table-cell table:formula="of:=[.C1299]/([.D1299]-[.D1298])" office:value-type="float" office:value="84124.934725381" calcext:value-type="float">
            <text:p>84124.93472538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56446821.30501" calcext:value-type="float">
            <text:p>1456446821.30501</text:p>
          </table:table-cell>
          <table:table-cell office:value-type="float" office:value="1120" calcext:value-type="float">
            <text:p>1120</text:p>
          </table:table-cell>
          <table:table-cell table:formula="of:=[.B1300]-[.B$2]" office:value-type="float" office:value="41.3047566413879" calcext:value-type="float">
            <text:p>41.3047566414</text:p>
          </table:table-cell>
          <table:table-cell table:formula="of:=[.C1300]/([.D1300]-[.D1299])" office:value-type="float" office:value="84150.5531670966" calcext:value-type="float">
            <text:p>84150.553167096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56446821.31832" calcext:value-type="float">
            <text:p>1456446821.31832</text:p>
          </table:table-cell>
          <table:table-cell office:value-type="float" office:value="1120" calcext:value-type="float">
            <text:p>1120</text:p>
          </table:table-cell>
          <table:table-cell table:formula="of:=[.B1301]-[.B$2]" office:value-type="float" office:value="41.3180658817291" calcext:value-type="float">
            <text:p>41.3180658817</text:p>
          </table:table-cell>
          <table:table-cell table:formula="of:=[.C1301]/([.D1301]-[.D1300])" office:value-type="float" office:value="84152.0606201745" calcext:value-type="float">
            <text:p>84152.0606201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56446821.33162" calcext:value-type="float">
            <text:p>1456446821.33162</text:p>
          </table:table-cell>
          <table:table-cell office:value-type="float" office:value="1120" calcext:value-type="float">
            <text:p>1120</text:p>
          </table:table-cell>
          <table:table-cell table:formula="of:=[.B1302]-[.B$2]" office:value-type="float" office:value="41.3313732147217" calcext:value-type="float">
            <text:p>41.3313732147</text:p>
          </table:table-cell>
          <table:table-cell table:formula="of:=[.C1302]/([.D1302]-[.D1301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56446821.34493" calcext:value-type="float">
            <text:p>1456446821.34493</text:p>
          </table:table-cell>
          <table:table-cell office:value-type="float" office:value="1120" calcext:value-type="float">
            <text:p>1120</text:p>
          </table:table-cell>
          <table:table-cell table:formula="of:=[.B1303]-[.B$2]" office:value-type="float" office:value="41.3446805477142" calcext:value-type="float">
            <text:p>41.3446805477</text:p>
          </table:table-cell>
          <table:table-cell table:formula="of:=[.C1303]/([.D1303]-[.D1302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56446821.35824" calcext:value-type="float">
            <text:p>1456446821.35824</text:p>
          </table:table-cell>
          <table:table-cell office:value-type="float" office:value="1120" calcext:value-type="float">
            <text:p>1120</text:p>
          </table:table-cell>
          <table:table-cell table:formula="of:=[.B1304]-[.B$2]" office:value-type="float" office:value="41.3579878807068" calcext:value-type="float">
            <text:p>41.3579878807</text:p>
          </table:table-cell>
          <table:table-cell table:formula="of:=[.C1304]/([.D1304]-[.D1303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56446821.37156" calcext:value-type="float">
            <text:p>1456446821.37156</text:p>
          </table:table-cell>
          <table:table-cell office:value-type="float" office:value="1120" calcext:value-type="float">
            <text:p>1120</text:p>
          </table:table-cell>
          <table:table-cell table:formula="of:=[.B1305]-[.B$2]" office:value-type="float" office:value="41.3713111877441" calcext:value-type="float">
            <text:p>41.3713111877</text:p>
          </table:table-cell>
          <table:table-cell table:formula="of:=[.C1305]/([.D1305]-[.D1304])" office:value-type="float" office:value="84063.2131992413" calcext:value-type="float">
            <text:p>84063.213199241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56446821.38488" calcext:value-type="float">
            <text:p>1456446821.38488</text:p>
          </table:table-cell>
          <table:table-cell office:value-type="float" office:value="1120" calcext:value-type="float">
            <text:p>1120</text:p>
          </table:table-cell>
          <table:table-cell table:formula="of:=[.B1306]-[.B$2]" office:value-type="float" office:value="41.3846271038055" calcext:value-type="float">
            <text:p>41.3846271038</text:p>
          </table:table-cell>
          <table:table-cell table:formula="of:=[.C1306]/([.D1306]-[.D1305])" office:value-type="float" office:value="84109.8723389017" calcext:value-type="float">
            <text:p>84109.872338901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56446821.39819" calcext:value-type="float">
            <text:p>1456446821.39819</text:p>
          </table:table-cell>
          <table:table-cell office:value-type="float" office:value="1120" calcext:value-type="float">
            <text:p>1120</text:p>
          </table:table-cell>
          <table:table-cell table:formula="of:=[.B1307]-[.B$2]" office:value-type="float" office:value="41.3979370594025" calcext:value-type="float">
            <text:p>41.3979370594</text:p>
          </table:table-cell>
          <table:table-cell table:formula="of:=[.C1307]/([.D1307]-[.D1306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6446821.4115" calcext:value-type="float">
            <text:p>1456446821.4115</text:p>
          </table:table-cell>
          <table:table-cell office:value-type="float" office:value="1120" calcext:value-type="float">
            <text:p>1120</text:p>
          </table:table-cell>
          <table:table-cell table:formula="of:=[.B1308]-[.B$2]" office:value-type="float" office:value="41.4112505912781" calcext:value-type="float">
            <text:p>41.4112505913</text:p>
          </table:table-cell>
          <table:table-cell table:formula="of:=[.C1308]/([.D1308]-[.D1307])" office:value-type="float" office:value="84124.934725381" calcext:value-type="float">
            <text:p>84124.93472538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56446821.42481" calcext:value-type="float">
            <text:p>1456446821.42481</text:p>
          </table:table-cell>
          <table:table-cell office:value-type="float" office:value="1120" calcext:value-type="float">
            <text:p>1120</text:p>
          </table:table-cell>
          <table:table-cell table:formula="of:=[.B1309]-[.B$2]" office:value-type="float" office:value="41.4245624542236" calcext:value-type="float">
            <text:p>41.4245624542</text:p>
          </table:table-cell>
          <table:table-cell table:formula="of:=[.C1309]/([.D1309]-[.D1308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6446821.43812" calcext:value-type="float">
            <text:p>1456446821.43812</text:p>
          </table:table-cell>
          <table:table-cell office:value-type="float" office:value="1120" calcext:value-type="float">
            <text:p>1120</text:p>
          </table:table-cell>
          <table:table-cell table:formula="of:=[.B1310]-[.B$2]" office:value-type="float" office:value="41.4378712177277" calcext:value-type="float">
            <text:p>41.4378712177</text:p>
          </table:table-cell>
          <table:table-cell table:formula="of:=[.C1310]/([.D1310]-[.D1309])" office:value-type="float" office:value="84155.075688361" calcext:value-type="float">
            <text:p>84155.07568836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56446821.45143" calcext:value-type="float">
            <text:p>1456446821.45143</text:p>
          </table:table-cell>
          <table:table-cell office:value-type="float" office:value="1120" calcext:value-type="float">
            <text:p>1120</text:p>
          </table:table-cell>
          <table:table-cell table:formula="of:=[.B1311]-[.B$2]" office:value-type="float" office:value="41.4511783123016" calcext:value-type="float">
            <text:p>41.4511783123</text:p>
          </table:table-cell>
          <table:table-cell table:formula="of:=[.C1311]/([.D1311]-[.D1310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56446821.46474" calcext:value-type="float">
            <text:p>1456446821.46474</text:p>
          </table:table-cell>
          <table:table-cell office:value-type="float" office:value="1120" calcext:value-type="float">
            <text:p>1120</text:p>
          </table:table-cell>
          <table:table-cell table:formula="of:=[.B1312]-[.B$2]" office:value-type="float" office:value="41.4644861221314" calcext:value-type="float">
            <text:p>41.4644861221</text:p>
          </table:table-cell>
          <table:table-cell table:formula="of:=[.C1312]/([.D1312]-[.D1311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6446821.47804" calcext:value-type="float">
            <text:p>1456446821.47804</text:p>
          </table:table-cell>
          <table:table-cell office:value-type="float" office:value="1120" calcext:value-type="float">
            <text:p>1120</text:p>
          </table:table-cell>
          <table:table-cell table:formula="of:=[.B1313]-[.B$2]" office:value-type="float" office:value="41.4777934551239" calcext:value-type="float">
            <text:p>41.4777934551</text:p>
          </table:table-cell>
          <table:table-cell table:formula="of:=[.C1313]/([.D1313]-[.D1312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56446821.49135" calcext:value-type="float">
            <text:p>1456446821.49135</text:p>
          </table:table-cell>
          <table:table-cell office:value-type="float" office:value="1120" calcext:value-type="float">
            <text:p>1120</text:p>
          </table:table-cell>
          <table:table-cell table:formula="of:=[.B1314]-[.B$2]" office:value-type="float" office:value="41.4911003112793" calcext:value-type="float">
            <text:p>41.4911003113</text:p>
          </table:table-cell>
          <table:table-cell table:formula="of:=[.C1314]/([.D1314]-[.D1313])" office:value-type="float" office:value="84167.1381219429" calcext:value-type="float">
            <text:p>84167.1381219429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56446821.50466" calcext:value-type="float">
            <text:p>1456446821.50466</text:p>
          </table:table-cell>
          <table:table-cell office:value-type="float" office:value="1120" calcext:value-type="float">
            <text:p>1120</text:p>
          </table:table-cell>
          <table:table-cell table:formula="of:=[.B1315]-[.B$2]" office:value-type="float" office:value="41.5044062137604" calcext:value-type="float">
            <text:p>41.5044062138</text:p>
          </table:table-cell>
          <table:table-cell table:formula="of:=[.C1315]/([.D1315]-[.D1314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56446821.51796" calcext:value-type="float">
            <text:p>1456446821.51796</text:p>
          </table:table-cell>
          <table:table-cell office:value-type="float" office:value="1120" calcext:value-type="float">
            <text:p>1120</text:p>
          </table:table-cell>
          <table:table-cell table:formula="of:=[.B1316]-[.B$2]" office:value-type="float" office:value="41.5177121162415" calcext:value-type="float">
            <text:p>41.5177121162</text:p>
          </table:table-cell>
          <table:table-cell table:formula="of:=[.C1316]/([.D1316]-[.D1315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56446821.53127" calcext:value-type="float">
            <text:p>1456446821.53127</text:p>
          </table:table-cell>
          <table:table-cell office:value-type="float" office:value="1120" calcext:value-type="float">
            <text:p>1120</text:p>
          </table:table-cell>
          <table:table-cell table:formula="of:=[.B1317]-[.B$2]" office:value-type="float" office:value="41.5310182571411" calcext:value-type="float">
            <text:p>41.5310182571</text:p>
          </table:table-cell>
          <table:table-cell table:formula="of:=[.C1317]/([.D1317]-[.D1316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56446821.54458" calcext:value-type="float">
            <text:p>1456446821.54458</text:p>
          </table:table-cell>
          <table:table-cell office:value-type="float" office:value="1120" calcext:value-type="float">
            <text:p>1120</text:p>
          </table:table-cell>
          <table:table-cell table:formula="of:=[.B1318]-[.B$2]" office:value-type="float" office:value="41.5443291664124" calcext:value-type="float">
            <text:p>41.5443291664</text:p>
          </table:table-cell>
          <table:table-cell table:formula="of:=[.C1318]/([.D1318]-[.D1317])" office:value-type="float" office:value="84141.5095826616" calcext:value-type="float">
            <text:p>84141.50958266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56446821.55789" calcext:value-type="float">
            <text:p>1456446821.55789</text:p>
          </table:table-cell>
          <table:table-cell office:value-type="float" office:value="1120" calcext:value-type="float">
            <text:p>1120</text:p>
          </table:table-cell>
          <table:table-cell table:formula="of:=[.B1319]-[.B$2]" office:value-type="float" office:value="41.5576374530792" calcext:value-type="float">
            <text:p>41.5576374531</text:p>
          </table:table-cell>
          <table:table-cell table:formula="of:=[.C1319]/([.D1319]-[.D1318])" office:value-type="float" office:value="84158.0909726079" calcext:value-type="float">
            <text:p>84158.090972607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56446821.5712" calcext:value-type="float">
            <text:p>1456446821.5712</text:p>
          </table:table-cell>
          <table:table-cell office:value-type="float" office:value="1120" calcext:value-type="float">
            <text:p>1120</text:p>
          </table:table-cell>
          <table:table-cell table:formula="of:=[.B1320]-[.B$2]" office:value-type="float" office:value="41.5709452629089" calcext:value-type="float">
            <text:p>41.5709452629</text:p>
          </table:table-cell>
          <table:table-cell table:formula="of:=[.C1320]/([.D1320]-[.D1319])" office:value-type="float" office:value="84161.1064729383" calcext:value-type="float">
            <text:p>84161.106472938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56446821.5845" calcext:value-type="float">
            <text:p>1456446821.5845</text:p>
          </table:table-cell>
          <table:table-cell office:value-type="float" office:value="1120" calcext:value-type="float">
            <text:p>1120</text:p>
          </table:table-cell>
          <table:table-cell table:formula="of:=[.B1321]-[.B$2]" office:value-type="float" office:value="41.5842537879944" calcext:value-type="float">
            <text:p>41.584253788</text:p>
          </table:table-cell>
          <table:table-cell table:formula="of:=[.C1321]/([.D1321]-[.D1320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56446821.59781" calcext:value-type="float">
            <text:p>1456446821.59781</text:p>
          </table:table-cell>
          <table:table-cell office:value-type="float" office:value="1120" calcext:value-type="float">
            <text:p>1120</text:p>
          </table:table-cell>
          <table:table-cell table:formula="of:=[.B1322]-[.B$2]" office:value-type="float" office:value="41.5975611209869" calcext:value-type="float">
            <text:p>41.597561121</text:p>
          </table:table-cell>
          <table:table-cell table:formula="of:=[.C1322]/([.D1322]-[.D1321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56446821.61112" calcext:value-type="float">
            <text:p>1456446821.61112</text:p>
          </table:table-cell>
          <table:table-cell office:value-type="float" office:value="1120" calcext:value-type="float">
            <text:p>1120</text:p>
          </table:table-cell>
          <table:table-cell table:formula="of:=[.B1323]-[.B$2]" office:value-type="float" office:value="41.6108672618866" calcext:value-type="float">
            <text:p>41.6108672619</text:p>
          </table:table-cell>
          <table:table-cell table:formula="of:=[.C1323]/([.D1323]-[.D1322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56446821.62443" calcext:value-type="float">
            <text:p>1456446821.62443</text:p>
          </table:table-cell>
          <table:table-cell office:value-type="float" office:value="1120" calcext:value-type="float">
            <text:p>1120</text:p>
          </table:table-cell>
          <table:table-cell table:formula="of:=[.B1324]-[.B$2]" office:value-type="float" office:value="41.6241745948792" calcext:value-type="float">
            <text:p>41.6241745949</text:p>
          </table:table-cell>
          <table:table-cell table:formula="of:=[.C1324]/([.D1324]-[.D1323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56446821.63773" calcext:value-type="float">
            <text:p>1456446821.63773</text:p>
          </table:table-cell>
          <table:table-cell office:value-type="float" office:value="1120" calcext:value-type="float">
            <text:p>1120</text:p>
          </table:table-cell>
          <table:table-cell table:formula="of:=[.B1325]-[.B$2]" office:value-type="float" office:value="41.6374804973602" calcext:value-type="float">
            <text:p>41.6374804974</text:p>
          </table:table-cell>
          <table:table-cell table:formula="of:=[.C1325]/([.D1325]-[.D1324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56446821.65104" calcext:value-type="float">
            <text:p>1456446821.65104</text:p>
          </table:table-cell>
          <table:table-cell office:value-type="float" office:value="1120" calcext:value-type="float">
            <text:p>1120</text:p>
          </table:table-cell>
          <table:table-cell table:formula="of:=[.B1326]-[.B$2]" office:value-type="float" office:value="41.6507868766785" calcext:value-type="float">
            <text:p>41.6507868767</text:p>
          </table:table-cell>
          <table:table-cell table:formula="of:=[.C1326]/([.D1326]-[.D1325])" office:value-type="float" office:value="84170.1542706635" calcext:value-type="float">
            <text:p>84170.15427066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56446821.66436" calcext:value-type="float">
            <text:p>1456446821.66436</text:p>
          </table:table-cell>
          <table:table-cell office:value-type="float" office:value="1120" calcext:value-type="float">
            <text:p>1120</text:p>
          </table:table-cell>
          <table:table-cell table:formula="of:=[.B1327]-[.B$2]" office:value-type="float" office:value="41.6641049385071" calcext:value-type="float">
            <text:p>41.6641049385</text:p>
          </table:table-cell>
          <table:table-cell table:formula="of:=[.C1327]/([.D1327]-[.D1326])" office:value-type="float" office:value="84096.320802005" calcext:value-type="float">
            <text:p>84096.32080200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56446821.67767" calcext:value-type="float">
            <text:p>1456446821.67767</text:p>
          </table:table-cell>
          <table:table-cell office:value-type="float" office:value="1120" calcext:value-type="float">
            <text:p>1120</text:p>
          </table:table-cell>
          <table:table-cell table:formula="of:=[.B1328]-[.B$2]" office:value-type="float" office:value="41.6774168014526" calcext:value-type="float">
            <text:p>41.6774168015</text:p>
          </table:table-cell>
          <table:table-cell table:formula="of:=[.C1328]/([.D1328]-[.D1327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56446821.69098" calcext:value-type="float">
            <text:p>1456446821.69098</text:p>
          </table:table-cell>
          <table:table-cell office:value-type="float" office:value="1120" calcext:value-type="float">
            <text:p>1120</text:p>
          </table:table-cell>
          <table:table-cell table:formula="of:=[.B1329]-[.B$2]" office:value-type="float" office:value="41.6907255649567" calcext:value-type="float">
            <text:p>41.690725565</text:p>
          </table:table-cell>
          <table:table-cell table:formula="of:=[.C1329]/([.D1329]-[.D1328])" office:value-type="float" office:value="84155.075688361" calcext:value-type="float">
            <text:p>84155.07568836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56446821.70429" calcext:value-type="float">
            <text:p>1456446821.70429</text:p>
          </table:table-cell>
          <table:table-cell office:value-type="float" office:value="1120" calcext:value-type="float">
            <text:p>1120</text:p>
          </table:table-cell>
          <table:table-cell table:formula="of:=[.B1330]-[.B$2]" office:value-type="float" office:value="41.7040383815765" calcext:value-type="float">
            <text:p>41.7040383816</text:p>
          </table:table-cell>
          <table:table-cell table:formula="of:=[.C1330]/([.D1330]-[.D1329])" office:value-type="float" office:value="84129.4544933558" calcext:value-type="float">
            <text:p>84129.454493355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56446821.7176" calcext:value-type="float">
            <text:p>1456446821.7176</text:p>
          </table:table-cell>
          <table:table-cell office:value-type="float" office:value="1120" calcext:value-type="float">
            <text:p>1120</text:p>
          </table:table-cell>
          <table:table-cell table:formula="of:=[.B1331]-[.B$2]" office:value-type="float" office:value="41.7173476219177" calcext:value-type="float">
            <text:p>41.7173476219</text:p>
          </table:table-cell>
          <table:table-cell table:formula="of:=[.C1331]/([.D1331]-[.D1330])" office:value-type="float" office:value="84152.0606201745" calcext:value-type="float">
            <text:p>84152.060620174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56446821.73091" calcext:value-type="float">
            <text:p>1456446821.73091</text:p>
          </table:table-cell>
          <table:table-cell office:value-type="float" office:value="1120" calcext:value-type="float">
            <text:p>1120</text:p>
          </table:table-cell>
          <table:table-cell table:formula="of:=[.B1332]-[.B$2]" office:value-type="float" office:value="41.7306561470032" calcext:value-type="float">
            <text:p>41.730656147</text:p>
          </table:table-cell>
          <table:table-cell table:formula="of:=[.C1332]/([.D1332]-[.D1331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56446821.74425" calcext:value-type="float">
            <text:p>1456446821.74425</text:p>
          </table:table-cell>
          <table:table-cell office:value-type="float" office:value="1120" calcext:value-type="float">
            <text:p>1120</text:p>
          </table:table-cell>
          <table:table-cell table:formula="of:=[.B1333]-[.B$2]" office:value-type="float" office:value="41.7439982891083" calcext:value-type="float">
            <text:p>41.7439982891</text:p>
          </table:table-cell>
          <table:table-cell table:formula="of:=[.C1333]/([.D1333]-[.D1332])" office:value-type="float" office:value="83944.5413770304" calcext:value-type="float">
            <text:p>83944.541377030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56446821.75757" calcext:value-type="float">
            <text:p>1456446821.75757</text:p>
          </table:table-cell>
          <table:table-cell office:value-type="float" office:value="1120" calcext:value-type="float">
            <text:p>1120</text:p>
          </table:table-cell>
          <table:table-cell table:formula="of:=[.B1334]-[.B$2]" office:value-type="float" office:value="41.7573184967041" calcext:value-type="float">
            <text:p>41.7573184967</text:p>
          </table:table-cell>
          <table:table-cell table:formula="of:=[.C1334]/([.D1334]-[.D1333])" office:value-type="float" office:value="84082.7736311729" calcext:value-type="float">
            <text:p>84082.773631172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56446821.77089" calcext:value-type="float">
            <text:p>1456446821.77089</text:p>
          </table:table-cell>
          <table:table-cell office:value-type="float" office:value="1120" calcext:value-type="float">
            <text:p>1120</text:p>
          </table:table-cell>
          <table:table-cell table:formula="of:=[.B1335]-[.B$2]" office:value-type="float" office:value="41.7706344127655" calcext:value-type="float">
            <text:p>41.7706344128</text:p>
          </table:table-cell>
          <table:table-cell table:formula="of:=[.C1335]/([.D1335]-[.D1334])" office:value-type="float" office:value="84109.8723389017" calcext:value-type="float">
            <text:p>84109.872338901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56446821.7842" calcext:value-type="float">
            <text:p>1456446821.7842</text:p>
          </table:table-cell>
          <table:table-cell office:value-type="float" office:value="1120" calcext:value-type="float">
            <text:p>1120</text:p>
          </table:table-cell>
          <table:table-cell table:formula="of:=[.B1336]-[.B$2]" office:value-type="float" office:value="41.7839462757111" calcext:value-type="float">
            <text:p>41.7839462757</text:p>
          </table:table-cell>
          <table:table-cell table:formula="of:=[.C1336]/([.D1336]-[.D1335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56446821.79751" calcext:value-type="float">
            <text:p>1456446821.79751</text:p>
          </table:table-cell>
          <table:table-cell office:value-type="float" office:value="1120" calcext:value-type="float">
            <text:p>1120</text:p>
          </table:table-cell>
          <table:table-cell table:formula="of:=[.B1337]-[.B$2]" office:value-type="float" office:value="41.7972626686096" calcext:value-type="float">
            <text:p>41.7972626686</text:p>
          </table:table-cell>
          <table:table-cell table:formula="of:=[.C1337]/([.D1337]-[.D1336])" office:value-type="float" office:value="84106.8605088357" calcext:value-type="float">
            <text:p>84106.860508835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56446821.81082" calcext:value-type="float">
            <text:p>1456446821.81082</text:p>
          </table:table-cell>
          <table:table-cell office:value-type="float" office:value="1120" calcext:value-type="float">
            <text:p>1120</text:p>
          </table:table-cell>
          <table:table-cell table:formula="of:=[.B1338]-[.B$2]" office:value-type="float" office:value="41.8105726242065" calcext:value-type="float">
            <text:p>41.8105726242</text:p>
          </table:table-cell>
          <table:table-cell table:formula="of:=[.C1338]/([.D1338]-[.D1337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56446821.82413" calcext:value-type="float">
            <text:p>1456446821.82413</text:p>
          </table:table-cell>
          <table:table-cell office:value-type="float" office:value="1120" calcext:value-type="float">
            <text:p>1120</text:p>
          </table:table-cell>
          <table:table-cell table:formula="of:=[.B1339]-[.B$2]" office:value-type="float" office:value="41.8238840103149" calcext:value-type="float">
            <text:p>41.8238840103</text:p>
          </table:table-cell>
          <table:table-cell table:formula="of:=[.C1339]/([.D1339]-[.D1338])" office:value-type="float" office:value="84138.4954864594" calcext:value-type="float">
            <text:p>84138.495486459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56446821.83744" calcext:value-type="float">
            <text:p>1456446821.83744</text:p>
          </table:table-cell>
          <table:table-cell office:value-type="float" office:value="1120" calcext:value-type="float">
            <text:p>1120</text:p>
          </table:table-cell>
          <table:table-cell table:formula="of:=[.B1340]-[.B$2]" office:value-type="float" office:value="41.8371942043305" calcext:value-type="float">
            <text:p>41.8371942043</text:p>
          </table:table-cell>
          <table:table-cell table:formula="of:=[.C1340]/([.D1340]-[.D1339])" office:value-type="float" office:value="84146.0311318896" calcext:value-type="float">
            <text:p>84146.031131889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56446821.85075" calcext:value-type="float">
            <text:p>1456446821.85075</text:p>
          </table:table-cell>
          <table:table-cell office:value-type="float" office:value="1120" calcext:value-type="float">
            <text:p>1120</text:p>
          </table:table-cell>
          <table:table-cell table:formula="of:=[.B1341]-[.B$2]" office:value-type="float" office:value="41.8505005836487" calcext:value-type="float">
            <text:p>41.8505005836</text:p>
          </table:table-cell>
          <table:table-cell table:formula="of:=[.C1341]/([.D1341]-[.D1340])" office:value-type="float" office:value="84170.1542706635" calcext:value-type="float">
            <text:p>84170.154270663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56446821.86406" calcext:value-type="float">
            <text:p>1456446821.86406</text:p>
          </table:table-cell>
          <table:table-cell office:value-type="float" office:value="1120" calcext:value-type="float">
            <text:p>1120</text:p>
          </table:table-cell>
          <table:table-cell table:formula="of:=[.B1342]-[.B$2]" office:value-type="float" office:value="41.8638060092926" calcext:value-type="float">
            <text:p>41.8638060093</text:p>
          </table:table-cell>
          <table:table-cell table:formula="of:=[.C1342]/([.D1342]-[.D1341])" office:value-type="float" office:value="84176.1872166574" calcext:value-type="float">
            <text:p>84176.187216657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56446821.87736" calcext:value-type="float">
            <text:p>1456446821.87736</text:p>
          </table:table-cell>
          <table:table-cell office:value-type="float" office:value="1120" calcext:value-type="float">
            <text:p>1120</text:p>
          </table:table-cell>
          <table:table-cell table:formula="of:=[.B1343]-[.B$2]" office:value-type="float" office:value="41.8771121501923" calcext:value-type="float">
            <text:p>41.8771121502</text:p>
          </table:table-cell>
          <table:table-cell table:formula="of:=[.C1343]/([.D1343]-[.D1342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56446821.89067" calcext:value-type="float">
            <text:p>1456446821.89067</text:p>
          </table:table-cell>
          <table:table-cell office:value-type="float" office:value="1120" calcext:value-type="float">
            <text:p>1120</text:p>
          </table:table-cell>
          <table:table-cell table:formula="of:=[.B1344]-[.B$2]" office:value-type="float" office:value="41.8904182910919" calcext:value-type="float">
            <text:p>41.8904182911</text:p>
          </table:table-cell>
          <table:table-cell table:formula="of:=[.C1344]/([.D1344]-[.D1343])" office:value-type="float" office:value="84171.6624260885" calcext:value-type="float">
            <text:p>84171.662426088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56446821.90397" calcext:value-type="float">
            <text:p>1456446821.90397</text:p>
          </table:table-cell>
          <table:table-cell office:value-type="float" office:value="1120" calcext:value-type="float">
            <text:p>1120</text:p>
          </table:table-cell>
          <table:table-cell table:formula="of:=[.B1345]-[.B$2]" office:value-type="float" office:value="41.903724193573" calcext:value-type="float">
            <text:p>41.9037241936</text:p>
          </table:table-cell>
          <table:table-cell table:formula="of:=[.C1345]/([.D1345]-[.D1344])" office:value-type="float" office:value="84173.1706355606" calcext:value-type="float">
            <text:p>84173.170635560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56446821.91728" calcext:value-type="float">
            <text:p>1456446821.91728</text:p>
          </table:table-cell>
          <table:table-cell office:value-type="float" office:value="1120" calcext:value-type="float">
            <text:p>1120</text:p>
          </table:table-cell>
          <table:table-cell table:formula="of:=[.B1346]-[.B$2]" office:value-type="float" office:value="41.9170339107513" calcext:value-type="float">
            <text:p>41.9170339108</text:p>
          </table:table-cell>
          <table:table-cell table:formula="of:=[.C1346]/([.D1346]-[.D1345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56446821.9306" calcext:value-type="float">
            <text:p>1456446821.9306</text:p>
          </table:table-cell>
          <table:table-cell office:value-type="float" office:value="1120" calcext:value-type="float">
            <text:p>1120</text:p>
          </table:table-cell>
          <table:table-cell table:formula="of:=[.B1347]-[.B$2]" office:value-type="float" office:value="41.9303467273712" calcext:value-type="float">
            <text:p>41.9303467274</text:p>
          </table:table-cell>
          <table:table-cell table:formula="of:=[.C1347]/([.D1347]-[.D1346])" office:value-type="float" office:value="84129.4544933558" calcext:value-type="float">
            <text:p>84129.454493355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56446821.94391" calcext:value-type="float">
            <text:p>1456446821.94391</text:p>
          </table:table-cell>
          <table:table-cell office:value-type="float" office:value="1120" calcext:value-type="float">
            <text:p>1120</text:p>
          </table:table-cell>
          <table:table-cell table:formula="of:=[.B1348]-[.B$2]" office:value-type="float" office:value="41.9436566829681" calcext:value-type="float">
            <text:p>41.943656683</text:p>
          </table:table-cell>
          <table:table-cell table:formula="of:=[.C1348]/([.D1348]-[.D1347])" office:value-type="float" office:value="84147.538422957" calcext:value-type="float">
            <text:p>84147.53842295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56446821.95722" calcext:value-type="float">
            <text:p>1456446821.95722</text:p>
          </table:table-cell>
          <table:table-cell office:value-type="float" office:value="1120" calcext:value-type="float">
            <text:p>1120</text:p>
          </table:table-cell>
          <table:table-cell table:formula="of:=[.B1349]-[.B$2]" office:value-type="float" office:value="41.9569647312164" calcext:value-type="float">
            <text:p>41.9569647312</text:p>
          </table:table-cell>
          <table:table-cell table:formula="of:=[.C1349]/([.D1349]-[.D1348])" office:value-type="float" office:value="84159.5986957612" calcext:value-type="float">
            <text:p>84159.598695761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56446821.97052" calcext:value-type="float">
            <text:p>1456446821.97052</text:p>
          </table:table-cell>
          <table:table-cell office:value-type="float" office:value="1120" calcext:value-type="float">
            <text:p>1120</text:p>
          </table:table-cell>
          <table:table-cell table:formula="of:=[.B1350]-[.B$2]" office:value-type="float" office:value="41.970272064209" calcext:value-type="float">
            <text:p>41.9702720642</text:p>
          </table:table-cell>
          <table:table-cell table:formula="of:=[.C1350]/([.D1350]-[.D1349])" office:value-type="float" office:value="84164.1221893756" calcext:value-type="float">
            <text:p>84164.122189375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56446821.98383" calcext:value-type="float">
            <text:p>1456446821.98383</text:p>
          </table:table-cell>
          <table:table-cell office:value-type="float" office:value="1120" calcext:value-type="float">
            <text:p>1120</text:p>
          </table:table-cell>
          <table:table-cell table:formula="of:=[.B1351]-[.B$2]" office:value-type="float" office:value="41.9835805892944" calcext:value-type="float">
            <text:p>41.9835805893</text:p>
          </table:table-cell>
          <table:table-cell table:formula="of:=[.C1351]/([.D1351]-[.D1350])" office:value-type="float" office:value="84156.5833034755" calcext:value-type="float">
            <text:p>84156.583303475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56446821.99714" calcext:value-type="float">
            <text:p>1456446821.99714</text:p>
          </table:table-cell>
          <table:table-cell office:value-type="float" office:value="1120" calcext:value-type="float">
            <text:p>1120</text:p>
          </table:table-cell>
          <table:table-cell table:formula="of:=[.B1352]-[.B$2]" office:value-type="float" office:value="41.9968938827515" calcext:value-type="float">
            <text:p>41.9968938828</text:p>
          </table:table-cell>
          <table:table-cell table:formula="of:=[.C1352]/([.D1352]-[.D1351])" office:value-type="float" office:value="84126.441260745" calcext:value-type="float">
            <text:p>84126.44126074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56446822.00882" calcext:value-type="float">
            <text:p>1456446822.00882</text:p>
          </table:table-cell>
          <table:table-cell office:value-type="float" office:value="1120" calcext:value-type="float">
            <text:p>1120</text:p>
          </table:table-cell>
          <table:table-cell table:formula="of:=[.B1353]-[.B$2]" office:value-type="float" office:value="42.0085666179657" calcext:value-type="float">
            <text:p>42.008566618</text:p>
          </table:table-cell>
          <table:table-cell table:formula="of:=[.C1353]/([.D1353]-[.D1352])" office:value-type="float" office:value="95950.0904838743" calcext:value-type="float">
            <text:p>95950.090483874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56446822.02003" calcext:value-type="float">
            <text:p>1456446822.02003</text:p>
          </table:table-cell>
          <table:table-cell office:value-type="float" office:value="1120" calcext:value-type="float">
            <text:p>1120</text:p>
          </table:table-cell>
          <table:table-cell table:formula="of:=[.B1354]-[.B$2]" office:value-type="float" office:value="42.0197765827179" calcext:value-type="float">
            <text:p>42.0197765827</text:p>
          </table:table-cell>
          <table:table-cell table:formula="of:=[.C1354]/([.D1354]-[.D1353])" office:value-type="float" office:value="99911.1080862648" calcext:value-type="float">
            <text:p>99911.108086264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56446822.03116" calcext:value-type="float">
            <text:p>1456446822.03116</text:p>
          </table:table-cell>
          <table:table-cell office:value-type="float" office:value="1120" calcext:value-type="float">
            <text:p>1120</text:p>
          </table:table-cell>
          <table:table-cell table:formula="of:=[.B1355]-[.B$2]" office:value-type="float" office:value="42.0309112071991" calcext:value-type="float">
            <text:p>42.0309112072</text:p>
          </table:table-cell>
          <table:table-cell table:formula="of:=[.C1355]/([.D1355]-[.D1354])" office:value-type="float" office:value="100587.137167573" calcext:value-type="float">
            <text:p>100587.13716757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56446822.04226" calcext:value-type="float">
            <text:p>1456446822.04226</text:p>
          </table:table-cell>
          <table:table-cell office:value-type="float" office:value="1120" calcext:value-type="float">
            <text:p>1120</text:p>
          </table:table-cell>
          <table:table-cell table:formula="of:=[.B1356]-[.B$2]" office:value-type="float" office:value="42.0420083999634" calcext:value-type="float">
            <text:p>42.0420084</text:p>
          </table:table-cell>
          <table:table-cell table:formula="of:=[.C1356]/([.D1356]-[.D1355])" office:value-type="float" office:value="100926.425609625" calcext:value-type="float">
            <text:p>100926.42560962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56446822.05334" calcext:value-type="float">
            <text:p>1456446822.05334</text:p>
          </table:table-cell>
          <table:table-cell office:value-type="float" office:value="1120" calcext:value-type="float">
            <text:p>1120</text:p>
          </table:table-cell>
          <table:table-cell table:formula="of:=[.B1357]-[.B$2]" office:value-type="float" office:value="42.0530941486359" calcext:value-type="float">
            <text:p>42.0530941486</text:p>
          </table:table-cell>
          <table:table-cell table:formula="of:=[.C1357]/([.D1357]-[.D1356])" office:value-type="float" office:value="101030.614448244" calcext:value-type="float">
            <text:p>101030.61444824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56446822.06442" calcext:value-type="float">
            <text:p>1456446822.06442</text:p>
          </table:table-cell>
          <table:table-cell office:value-type="float" office:value="1120" calcext:value-type="float">
            <text:p>1120</text:p>
          </table:table-cell>
          <table:table-cell table:formula="of:=[.B1358]-[.B$2]" office:value-type="float" office:value="42.0641701221466" calcext:value-type="float">
            <text:p>42.0641701221</text:p>
          </table:table-cell>
          <table:table-cell table:formula="of:=[.C1358]/([.D1358]-[.D1357])" office:value-type="float" office:value="101119.779576373" calcext:value-type="float">
            <text:p>101119.77957637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56446822.07549" calcext:value-type="float">
            <text:p>1456446822.07549</text:p>
          </table:table-cell>
          <table:table-cell office:value-type="float" office:value="1120" calcext:value-type="float">
            <text:p>1120</text:p>
          </table:table-cell>
          <table:table-cell table:formula="of:=[.B1359]-[.B$2]" office:value-type="float" office:value="42.0752420425415" calcext:value-type="float">
            <text:p>42.0752420425</text:p>
          </table:table-cell>
          <table:table-cell table:formula="of:=[.C1359]/([.D1359]-[.D1358])" office:value-type="float" office:value="101156.796657981" calcext:value-type="float">
            <text:p>101156.79665798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56446822.08656" calcext:value-type="float">
            <text:p>1456446822.08656</text:p>
          </table:table-cell>
          <table:table-cell office:value-type="float" office:value="1120" calcext:value-type="float">
            <text:p>1120</text:p>
          </table:table-cell>
          <table:table-cell table:formula="of:=[.B1360]-[.B$2]" office:value-type="float" office:value="42.0863120555878" calcext:value-type="float">
            <text:p>42.0863120556</text:p>
          </table:table-cell>
          <table:table-cell table:formula="of:=[.C1360]/([.D1360]-[.D1359])" office:value-type="float" office:value="101174.225840495" calcext:value-type="float">
            <text:p>101174.22584049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56446822.09763" calcext:value-type="float">
            <text:p>1456446822.09763</text:p>
          </table:table-cell>
          <table:table-cell office:value-type="float" office:value="1120" calcext:value-type="float">
            <text:p>1120</text:p>
          </table:table-cell>
          <table:table-cell table:formula="of:=[.B1361]-[.B$2]" office:value-type="float" office:value="42.0973834991455" calcext:value-type="float">
            <text:p>42.0973834991</text:p>
          </table:table-cell>
          <table:table-cell table:formula="of:=[.C1361]/([.D1361]-[.D1360])" office:value-type="float" office:value="101161.153390615" calcext:value-type="float">
            <text:p>101161.15339061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56446822.1087" calcext:value-type="float">
            <text:p>1456446822.1087</text:p>
          </table:table-cell>
          <table:table-cell office:value-type="float" office:value="1120" calcext:value-type="float">
            <text:p>1120</text:p>
          </table:table-cell>
          <table:table-cell table:formula="of:=[.B1362]-[.B$2]" office:value-type="float" office:value="42.1084513664246" calcext:value-type="float">
            <text:p>42.1084513664</text:p>
          </table:table-cell>
          <table:table-cell table:formula="of:=[.C1362]/([.D1362]-[.D1361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56446822.11979" calcext:value-type="float">
            <text:p>1456446822.11979</text:p>
          </table:table-cell>
          <table:table-cell office:value-type="float" office:value="1120" calcext:value-type="float">
            <text:p>1120</text:p>
          </table:table-cell>
          <table:table-cell table:formula="of:=[.B1363]-[.B$2]" office:value-type="float" office:value="42.1195423603058" calcext:value-type="float">
            <text:p>42.1195423603</text:p>
          </table:table-cell>
          <table:table-cell table:formula="of:=[.C1363]/([.D1363]-[.D1362])" office:value-type="float" office:value="100982.834540725" calcext:value-type="float">
            <text:p>100982.83454072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56446822.13086" calcext:value-type="float">
            <text:p>1456446822.13086</text:p>
          </table:table-cell>
          <table:table-cell office:value-type="float" office:value="1120" calcext:value-type="float">
            <text:p>1120</text:p>
          </table:table-cell>
          <table:table-cell table:formula="of:=[.B1364]-[.B$2]" office:value-type="float" office:value="42.1306099891663" calcext:value-type="float">
            <text:p>42.1306099892</text:p>
          </table:table-cell>
          <table:table-cell table:formula="of:=[.C1364]/([.D1364]-[.D1363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56446822.14193" calcext:value-type="float">
            <text:p>1456446822.14193</text:p>
          </table:table-cell>
          <table:table-cell office:value-type="float" office:value="1120" calcext:value-type="float">
            <text:p>1120</text:p>
          </table:table-cell>
          <table:table-cell table:formula="of:=[.B1365]-[.B$2]" office:value-type="float" office:value="42.1416776180267" calcext:value-type="float">
            <text:p>42.141677618</text:p>
          </table:table-cell>
          <table:table-cell table:formula="of:=[.C1365]/([.D1365]-[.D1364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56446822.153" calcext:value-type="float">
            <text:p>1456446822.153</text:p>
          </table:table-cell>
          <table:table-cell office:value-type="float" office:value="1120" calcext:value-type="float">
            <text:p>1120</text:p>
          </table:table-cell>
          <table:table-cell table:formula="of:=[.B1366]-[.B$2]" office:value-type="float" office:value="42.1527454853058" calcext:value-type="float">
            <text:p>42.1527454853</text:p>
          </table:table-cell>
          <table:table-cell table:formula="of:=[.C1366]/([.D1366]-[.D1365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56446822.16406" calcext:value-type="float">
            <text:p>1456446822.16406</text:p>
          </table:table-cell>
          <table:table-cell office:value-type="float" office:value="1120" calcext:value-type="float">
            <text:p>1120</text:p>
          </table:table-cell>
          <table:table-cell table:formula="of:=[.B1367]-[.B$2]" office:value-type="float" office:value="42.1638126373291" calcext:value-type="float">
            <text:p>42.1638126373</text:p>
          </table:table-cell>
          <table:table-cell table:formula="of:=[.C1367]/([.D1367]-[.D1366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56446822.17514" calcext:value-type="float">
            <text:p>1456446822.17514</text:p>
          </table:table-cell>
          <table:table-cell office:value-type="float" office:value="1120" calcext:value-type="float">
            <text:p>1120</text:p>
          </table:table-cell>
          <table:table-cell table:formula="of:=[.B1368]-[.B$2]" office:value-type="float" office:value="42.1748883724213" calcext:value-type="float">
            <text:p>42.1748883724</text:p>
          </table:table-cell>
          <table:table-cell table:formula="of:=[.C1368]/([.D1368]-[.D1367])" office:value-type="float" office:value="101121.956301797" calcext:value-type="float">
            <text:p>101121.95630179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446822.18621" calcext:value-type="float">
            <text:p>1456446822.18621</text:p>
          </table:table-cell>
          <table:table-cell office:value-type="float" office:value="1120" calcext:value-type="float">
            <text:p>1120</text:p>
          </table:table-cell>
          <table:table-cell table:formula="of:=[.B1369]-[.B$2]" office:value-type="float" office:value="42.1859576702118" calcext:value-type="float">
            <text:p>42.1859576702</text:p>
          </table:table-cell>
          <table:table-cell table:formula="of:=[.C1369]/([.D1369]-[.D1368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56446822.19728" calcext:value-type="float">
            <text:p>1456446822.19728</text:p>
          </table:table-cell>
          <table:table-cell office:value-type="float" office:value="1120" calcext:value-type="float">
            <text:p>1120</text:p>
          </table:table-cell>
          <table:table-cell table:formula="of:=[.B1370]-[.B$2]" office:value-type="float" office:value="42.1970267295837" calcext:value-type="float">
            <text:p>42.1970267296</text:p>
          </table:table-cell>
          <table:table-cell table:formula="of:=[.C1370]/([.D1370]-[.D1369])" office:value-type="float" office:value="101182.942684214" calcext:value-type="float">
            <text:p>101182.94268421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56446822.20834" calcext:value-type="float">
            <text:p>1456446822.20834</text:p>
          </table:table-cell>
          <table:table-cell office:value-type="float" office:value="1120" calcext:value-type="float">
            <text:p>1120</text:p>
          </table:table-cell>
          <table:table-cell table:formula="of:=[.B1371]-[.B$2]" office:value-type="float" office:value="42.2080943584442" calcext:value-type="float">
            <text:p>42.2080943584</text:p>
          </table:table-cell>
          <table:table-cell table:formula="of:=[.C1371]/([.D1371]-[.D1370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56446822.21946" calcext:value-type="float">
            <text:p>1456446822.21946</text:p>
          </table:table-cell>
          <table:table-cell office:value-type="float" office:value="1120" calcext:value-type="float">
            <text:p>1120</text:p>
          </table:table-cell>
          <table:table-cell table:formula="of:=[.B1372]-[.B$2]" office:value-type="float" office:value="42.2192051410675" calcext:value-type="float">
            <text:p>42.2192051411</text:p>
          </table:table-cell>
          <table:table-cell table:formula="of:=[.C1372]/([.D1372]-[.D1371])" office:value-type="float" office:value="100802.980129608" calcext:value-type="float">
            <text:p>100802.98012960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56446822.23054" calcext:value-type="float">
            <text:p>1456446822.23054</text:p>
          </table:table-cell>
          <table:table-cell office:value-type="float" office:value="1120" calcext:value-type="float">
            <text:p>1120</text:p>
          </table:table-cell>
          <table:table-cell table:formula="of:=[.B1373]-[.B$2]" office:value-type="float" office:value="42.2302858829498" calcext:value-type="float">
            <text:p>42.2302858829</text:p>
          </table:table-cell>
          <table:table-cell table:formula="of:=[.C1373]/([.D1373]-[.D1372])" office:value-type="float" office:value="101076.26473879" calcext:value-type="float">
            <text:p>101076.2647387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56446822.24161" calcext:value-type="float">
            <text:p>1456446822.24161</text:p>
          </table:table-cell>
          <table:table-cell office:value-type="float" office:value="1120" calcext:value-type="float">
            <text:p>1120</text:p>
          </table:table-cell>
          <table:table-cell table:formula="of:=[.B1374]-[.B$2]" office:value-type="float" office:value="42.2413599491119" calcext:value-type="float">
            <text:p>42.2413599491</text:p>
          </table:table-cell>
          <table:table-cell table:formula="of:=[.C1374]/([.D1374]-[.D1373])" office:value-type="float" office:value="101137.196004134" calcext:value-type="float">
            <text:p>101137.19600413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56446822.25268" calcext:value-type="float">
            <text:p>1456446822.25268</text:p>
          </table:table-cell>
          <table:table-cell office:value-type="float" office:value="1120" calcext:value-type="float">
            <text:p>1120</text:p>
          </table:table-cell>
          <table:table-cell table:formula="of:=[.B1375]-[.B$2]" office:value-type="float" office:value="42.2524333000183" calcext:value-type="float">
            <text:p>42.2524333</text:p>
          </table:table-cell>
          <table:table-cell table:formula="of:=[.C1375]/([.D1375]-[.D1374])" office:value-type="float" office:value="101143.728711379" calcext:value-type="float">
            <text:p>101143.72871137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56446822.26379" calcext:value-type="float">
            <text:p>1456446822.26379</text:p>
          </table:table-cell>
          <table:table-cell office:value-type="float" office:value="1120" calcext:value-type="float">
            <text:p>1120</text:p>
          </table:table-cell>
          <table:table-cell table:formula="of:=[.B1376]-[.B$2]" office:value-type="float" office:value="42.2635388374329" calcext:value-type="float">
            <text:p>42.2635388374</text:p>
          </table:table-cell>
          <table:table-cell table:formula="of:=[.C1376]/([.D1376]-[.D1375])" office:value-type="float" office:value="100850.589952769" calcext:value-type="float">
            <text:p>100850.58995276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56446822.27487" calcext:value-type="float">
            <text:p>1456446822.27487</text:p>
          </table:table-cell>
          <table:table-cell office:value-type="float" office:value="1120" calcext:value-type="float">
            <text:p>1120</text:p>
          </table:table-cell>
          <table:table-cell table:formula="of:=[.B1377]-[.B$2]" office:value-type="float" office:value="42.2746205329895" calcext:value-type="float">
            <text:p>42.274620533</text:p>
          </table:table-cell>
          <table:table-cell table:formula="of:=[.C1377]/([.D1377]-[.D1376])" office:value-type="float" office:value="101067.56626506" calcext:value-type="float">
            <text:p>101067.5662650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56446822.28594" calcext:value-type="float">
            <text:p>1456446822.28594</text:p>
          </table:table-cell>
          <table:table-cell office:value-type="float" office:value="1120" calcext:value-type="float">
            <text:p>1120</text:p>
          </table:table-cell>
          <table:table-cell table:formula="of:=[.B1378]-[.B$2]" office:value-type="float" office:value="42.2856936454773" calcext:value-type="float">
            <text:p>42.2856936455</text:p>
          </table:table-cell>
          <table:table-cell table:formula="of:=[.C1378]/([.D1378]-[.D1377])" office:value-type="float" office:value="101145.906468004" calcext:value-type="float">
            <text:p>101145.90646800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56446822.29702" calcext:value-type="float">
            <text:p>1456446822.29702</text:p>
          </table:table-cell>
          <table:table-cell office:value-type="float" office:value="1120" calcext:value-type="float">
            <text:p>1120</text:p>
          </table:table-cell>
          <table:table-cell table:formula="of:=[.B1379]-[.B$2]" office:value-type="float" office:value="42.2967655658722" calcext:value-type="float">
            <text:p>42.2967655659</text:p>
          </table:table-cell>
          <table:table-cell table:formula="of:=[.C1379]/([.D1379]-[.D1378])" office:value-type="float" office:value="101156.796657981" calcext:value-type="float">
            <text:p>101156.79665798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56446822.30809" calcext:value-type="float">
            <text:p>1456446822.30809</text:p>
          </table:table-cell>
          <table:table-cell office:value-type="float" office:value="1120" calcext:value-type="float">
            <text:p>1120</text:p>
          </table:table-cell>
          <table:table-cell table:formula="of:=[.B1380]-[.B$2]" office:value-type="float" office:value="42.3078415393829" calcext:value-type="float">
            <text:p>42.3078415394</text:p>
          </table:table-cell>
          <table:table-cell table:formula="of:=[.C1380]/([.D1380]-[.D1379])" office:value-type="float" office:value="101119.779576373" calcext:value-type="float">
            <text:p>101119.77957637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56446822.31916" calcext:value-type="float">
            <text:p>1456446822.31916</text:p>
          </table:table-cell>
          <table:table-cell office:value-type="float" office:value="1120" calcext:value-type="float">
            <text:p>1120</text:p>
          </table:table-cell>
          <table:table-cell table:formula="of:=[.B1381]-[.B$2]" office:value-type="float" office:value="42.3189122676849" calcext:value-type="float">
            <text:p>42.3189122677</text:p>
          </table:table-cell>
          <table:table-cell table:formula="of:=[.C1381]/([.D1381]-[.D1380])" office:value-type="float" office:value="101167.689193264" calcext:value-type="float">
            <text:p>101167.68919326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56446822.33023" calcext:value-type="float">
            <text:p>1456446822.33023</text:p>
          </table:table-cell>
          <table:table-cell office:value-type="float" office:value="1120" calcext:value-type="float">
            <text:p>1120</text:p>
          </table:table-cell>
          <table:table-cell table:formula="of:=[.B1382]-[.B$2]" office:value-type="float" office:value="42.3299841880798" calcext:value-type="float">
            <text:p>42.3299841881</text:p>
          </table:table-cell>
          <table:table-cell table:formula="of:=[.C1382]/([.D1382]-[.D1381])" office:value-type="float" office:value="101156.796657981" calcext:value-type="float">
            <text:p>101156.79665798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56446822.3413" calcext:value-type="float">
            <text:p>1456446822.3413</text:p>
          </table:table-cell>
          <table:table-cell office:value-type="float" office:value="1120" calcext:value-type="float">
            <text:p>1120</text:p>
          </table:table-cell>
          <table:table-cell table:formula="of:=[.B1383]-[.B$2]" office:value-type="float" office:value="42.3410527706146" calcext:value-type="float">
            <text:p>42.3410527706</text:p>
          </table:table-cell>
          <table:table-cell table:formula="of:=[.C1383]/([.D1383]-[.D1382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6446822.35237" calcext:value-type="float">
            <text:p>1456446822.35237</text:p>
          </table:table-cell>
          <table:table-cell office:value-type="float" office:value="1120" calcext:value-type="float">
            <text:p>1120</text:p>
          </table:table-cell>
          <table:table-cell table:formula="of:=[.B1384]-[.B$2]" office:value-type="float" office:value="42.3521211147308" calcext:value-type="float">
            <text:p>42.3521211147</text:p>
          </table:table-cell>
          <table:table-cell table:formula="of:=[.C1384]/([.D1384]-[.D1383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56446822.36346" calcext:value-type="float">
            <text:p>1456446822.36346</text:p>
          </table:table-cell>
          <table:table-cell office:value-type="float" office:value="1120" calcext:value-type="float">
            <text:p>1120</text:p>
          </table:table-cell>
          <table:table-cell table:formula="of:=[.B1385]-[.B$2]" office:value-type="float" office:value="42.3632130622864" calcext:value-type="float">
            <text:p>42.3632130623</text:p>
          </table:table-cell>
          <table:table-cell table:formula="of:=[.C1385]/([.D1385]-[.D1384])" office:value-type="float" office:value="100974.152139802" calcext:value-type="float">
            <text:p>100974.15213980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56446822.37454" calcext:value-type="float">
            <text:p>1456446822.37454</text:p>
          </table:table-cell>
          <table:table-cell office:value-type="float" office:value="1120" calcext:value-type="float">
            <text:p>1120</text:p>
          </table:table-cell>
          <table:table-cell table:formula="of:=[.B1386]-[.B$2]" office:value-type="float" office:value="42.3742892742157" calcext:value-type="float">
            <text:p>42.3742892742</text:p>
          </table:table-cell>
          <table:table-cell table:formula="of:=[.C1386]/([.D1386]-[.D1385])" office:value-type="float" office:value="101117.602944659" calcext:value-type="float">
            <text:p>101117.60294465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56446822.38561" calcext:value-type="float">
            <text:p>1456446822.38561</text:p>
          </table:table-cell>
          <table:table-cell office:value-type="float" office:value="1120" calcext:value-type="float">
            <text:p>1120</text:p>
          </table:table-cell>
          <table:table-cell table:formula="of:=[.B1387]-[.B$2]" office:value-type="float" office:value="42.3853607177734" calcext:value-type="float">
            <text:p>42.3853607178</text:p>
          </table:table-cell>
          <table:table-cell table:formula="of:=[.C1387]/([.D1387]-[.D1386])" office:value-type="float" office:value="101161.153390615" calcext:value-type="float">
            <text:p>101161.15339061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56446822.39668" calcext:value-type="float">
            <text:p>1456446822.39668</text:p>
          </table:table-cell>
          <table:table-cell office:value-type="float" office:value="1120" calcext:value-type="float">
            <text:p>1120</text:p>
          </table:table-cell>
          <table:table-cell table:formula="of:=[.B1388]-[.B$2]" office:value-type="float" office:value="42.3964290618896" calcext:value-type="float">
            <text:p>42.3964290619</text:p>
          </table:table-cell>
          <table:table-cell table:formula="of:=[.C1388]/([.D1388]-[.D1387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56446822.40775" calcext:value-type="float">
            <text:p>1456446822.40775</text:p>
          </table:table-cell>
          <table:table-cell office:value-type="float" office:value="1120" calcext:value-type="float">
            <text:p>1120</text:p>
          </table:table-cell>
          <table:table-cell table:formula="of:=[.B1389]-[.B$2]" office:value-type="float" office:value="42.407497882843" calcext:value-type="float">
            <text:p>42.4074978828</text:p>
          </table:table-cell>
          <table:table-cell table:formula="of:=[.C1389]/([.D1389]-[.D1388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56446822.41882" calcext:value-type="float">
            <text:p>1456446822.41882</text:p>
          </table:table-cell>
          <table:table-cell office:value-type="float" office:value="1120" calcext:value-type="float">
            <text:p>1120</text:p>
          </table:table-cell>
          <table:table-cell table:formula="of:=[.B1390]-[.B$2]" office:value-type="float" office:value="42.4185659885407" calcext:value-type="float">
            <text:p>42.4185659885</text:p>
          </table:table-cell>
          <table:table-cell table:formula="of:=[.C1390]/([.D1390]-[.D1389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56446822.42985" calcext:value-type="float">
            <text:p>1456446822.42985</text:p>
          </table:table-cell>
          <table:table-cell office:value-type="float" office:value="1120" calcext:value-type="float">
            <text:p>1120</text:p>
          </table:table-cell>
          <table:table-cell table:formula="of:=[.B1391]-[.B$2]" office:value-type="float" office:value="42.4295949935913" calcext:value-type="float">
            <text:p>42.4295949936</text:p>
          </table:table-cell>
          <table:table-cell table:formula="of:=[.C1391]/([.D1391]-[.D1390])" office:value-type="float" office:value="101550.411379407" calcext:value-type="float">
            <text:p>101550.41137940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56446822.44092" calcext:value-type="float">
            <text:p>1456446822.44092</text:p>
          </table:table-cell>
          <table:table-cell office:value-type="float" office:value="1120" calcext:value-type="float">
            <text:p>1120</text:p>
          </table:table-cell>
          <table:table-cell table:formula="of:=[.B1392]-[.B$2]" office:value-type="float" office:value="42.4406681060791" calcext:value-type="float">
            <text:p>42.4406681061</text:p>
          </table:table-cell>
          <table:table-cell table:formula="of:=[.C1392]/([.D1392]-[.D1391])" office:value-type="float" office:value="101145.906468004" calcext:value-type="float">
            <text:p>101145.90646800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56446822.45199" calcext:value-type="float">
            <text:p>1456446822.45199</text:p>
          </table:table-cell>
          <table:table-cell office:value-type="float" office:value="1120" calcext:value-type="float">
            <text:p>1120</text:p>
          </table:table-cell>
          <table:table-cell table:formula="of:=[.B1393]-[.B$2]" office:value-type="float" office:value="42.4517381191254" calcext:value-type="float">
            <text:p>42.4517381191</text:p>
          </table:table-cell>
          <table:table-cell table:formula="of:=[.C1393]/([.D1393]-[.D1392])" office:value-type="float" office:value="101174.225840495" calcext:value-type="float">
            <text:p>101174.22584049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56446822.46306" calcext:value-type="float">
            <text:p>1456446822.46306</text:p>
          </table:table-cell>
          <table:table-cell office:value-type="float" office:value="1120" calcext:value-type="float">
            <text:p>1120</text:p>
          </table:table-cell>
          <table:table-cell table:formula="of:=[.B1394]-[.B$2]" office:value-type="float" office:value="42.4628064632416" calcext:value-type="float">
            <text:p>42.4628064632</text:p>
          </table:table-cell>
          <table:table-cell table:formula="of:=[.C1394]/([.D1394]-[.D1393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56446822.47413" calcext:value-type="float">
            <text:p>1456446822.47413</text:p>
          </table:table-cell>
          <table:table-cell office:value-type="float" office:value="1120" calcext:value-type="float">
            <text:p>1120</text:p>
          </table:table-cell>
          <table:table-cell table:formula="of:=[.B1395]-[.B$2]" office:value-type="float" office:value="42.4738752841949" calcext:value-type="float">
            <text:p>42.4738752842</text:p>
          </table:table-cell>
          <table:table-cell table:formula="of:=[.C1395]/([.D1395]-[.D1394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56446822.48519" calcext:value-type="float">
            <text:p>1456446822.48519</text:p>
          </table:table-cell>
          <table:table-cell office:value-type="float" office:value="1120" calcext:value-type="float">
            <text:p>1120</text:p>
          </table:table-cell>
          <table:table-cell table:formula="of:=[.B1396]-[.B$2]" office:value-type="float" office:value="42.4849438667297" calcext:value-type="float">
            <text:p>42.4849438667</text:p>
          </table:table-cell>
          <table:table-cell table:formula="of:=[.C1396]/([.D1396]-[.D1395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56446822.49626" calcext:value-type="float">
            <text:p>1456446822.49626</text:p>
          </table:table-cell>
          <table:table-cell office:value-type="float" office:value="1120" calcext:value-type="float">
            <text:p>1120</text:p>
          </table:table-cell>
          <table:table-cell table:formula="of:=[.B1397]-[.B$2]" office:value-type="float" office:value="42.4960110187531" calcext:value-type="float">
            <text:p>42.4960110188</text:p>
          </table:table-cell>
          <table:table-cell table:formula="of:=[.C1397]/([.D1397]-[.D1396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56446822.50733" calcext:value-type="float">
            <text:p>1456446822.50733</text:p>
          </table:table-cell>
          <table:table-cell office:value-type="float" office:value="1120" calcext:value-type="float">
            <text:p>1120</text:p>
          </table:table-cell>
          <table:table-cell table:formula="of:=[.B1398]-[.B$2]" office:value-type="float" office:value="42.5070798397064" calcext:value-type="float">
            <text:p>42.5070798397</text:p>
          </table:table-cell>
          <table:table-cell table:formula="of:=[.C1398]/([.D1398]-[.D1397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56446822.5184" calcext:value-type="float">
            <text:p>1456446822.5184</text:p>
          </table:table-cell>
          <table:table-cell office:value-type="float" office:value="1120" calcext:value-type="float">
            <text:p>1120</text:p>
          </table:table-cell>
          <table:table-cell table:formula="of:=[.B1399]-[.B$2]" office:value-type="float" office:value="42.5181465148926" calcext:value-type="float">
            <text:p>42.5181465149</text:p>
          </table:table-cell>
          <table:table-cell table:formula="of:=[.C1399]/([.D1399]-[.D1398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56446822.52946" calcext:value-type="float">
            <text:p>1456446822.52946</text:p>
          </table:table-cell>
          <table:table-cell office:value-type="float" office:value="1120" calcext:value-type="float">
            <text:p>1120</text:p>
          </table:table-cell>
          <table:table-cell table:formula="of:=[.B1400]-[.B$2]" office:value-type="float" office:value="42.5292136669159" calcext:value-type="float">
            <text:p>42.5292136669</text:p>
          </table:table-cell>
          <table:table-cell table:formula="of:=[.C1400]/([.D1400]-[.D1399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56446822.54053" calcext:value-type="float">
            <text:p>1456446822.54053</text:p>
          </table:table-cell>
          <table:table-cell office:value-type="float" office:value="1120" calcext:value-type="float">
            <text:p>1120</text:p>
          </table:table-cell>
          <table:table-cell table:formula="of:=[.B1401]-[.B$2]" office:value-type="float" office:value="42.5402808189392" calcext:value-type="float">
            <text:p>42.5402808189</text:p>
          </table:table-cell>
          <table:table-cell table:formula="of:=[.C1401]/([.D1401]-[.D1400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6446822.5516" calcext:value-type="float">
            <text:p>1456446822.5516</text:p>
          </table:table-cell>
          <table:table-cell office:value-type="float" office:value="1120" calcext:value-type="float">
            <text:p>1120</text:p>
          </table:table-cell>
          <table:table-cell table:formula="of:=[.B1402]-[.B$2]" office:value-type="float" office:value="42.5513482093811" calcext:value-type="float">
            <text:p>42.5513482094</text:p>
          </table:table-cell>
          <table:table-cell table:formula="of:=[.C1402]/([.D1402]-[.D1401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56446822.56267" calcext:value-type="float">
            <text:p>1456446822.56267</text:p>
          </table:table-cell>
          <table:table-cell office:value-type="float" office:value="1120" calcext:value-type="float">
            <text:p>1120</text:p>
          </table:table-cell>
          <table:table-cell table:formula="of:=[.B1403]-[.B$2]" office:value-type="float" office:value="42.5624186992645" calcext:value-type="float">
            <text:p>42.5624186993</text:p>
          </table:table-cell>
          <table:table-cell table:formula="of:=[.C1403]/([.D1403]-[.D1402])" office:value-type="float" office:value="101169.867981823" calcext:value-type="float">
            <text:p>101169.86798182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56446822.57374" calcext:value-type="float">
            <text:p>1456446822.57374</text:p>
          </table:table-cell>
          <table:table-cell office:value-type="float" office:value="1120" calcext:value-type="float">
            <text:p>1120</text:p>
          </table:table-cell>
          <table:table-cell table:formula="of:=[.B1404]-[.B$2]" office:value-type="float" office:value="42.5734901428223" calcext:value-type="float">
            <text:p>42.5734901428</text:p>
          </table:table-cell>
          <table:table-cell table:formula="of:=[.C1404]/([.D1404]-[.D1403])" office:value-type="float" office:value="101161.153390615" calcext:value-type="float">
            <text:p>101161.153390615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56446822.58481" calcext:value-type="float">
            <text:p>1456446822.58481</text:p>
          </table:table-cell>
          <table:table-cell office:value-type="float" office:value="1120" calcext:value-type="float">
            <text:p>1120</text:p>
          </table:table-cell>
          <table:table-cell table:formula="of:=[.B1405]-[.B$2]" office:value-type="float" office:value="42.5845603942871" calcext:value-type="float">
            <text:p>42.5845603943</text:p>
          </table:table-cell>
          <table:table-cell table:formula="of:=[.C1405]/([.D1405]-[.D1404])" office:value-type="float" office:value="101172.046864232" calcext:value-type="float">
            <text:p>101172.04686423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56446822.59588" calcext:value-type="float">
            <text:p>1456446822.59588</text:p>
          </table:table-cell>
          <table:table-cell office:value-type="float" office:value="1120" calcext:value-type="float">
            <text:p>1120</text:p>
          </table:table-cell>
          <table:table-cell table:formula="of:=[.B1406]-[.B$2]" office:value-type="float" office:value="42.5956282615662" calcext:value-type="float">
            <text:p>42.5956282616</text:p>
          </table:table-cell>
          <table:table-cell table:formula="of:=[.C1406]/([.D1406]-[.D1405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56446822.60695" calcext:value-type="float">
            <text:p>1456446822.60695</text:p>
          </table:table-cell>
          <table:table-cell office:value-type="float" office:value="1120" calcext:value-type="float">
            <text:p>1120</text:p>
          </table:table-cell>
          <table:table-cell table:formula="of:=[.B1407]-[.B$2]" office:value-type="float" office:value="42.6066961288452" calcext:value-type="float">
            <text:p>42.6066961288</text:p>
          </table:table-cell>
          <table:table-cell table:formula="of:=[.C1407]/([.D1407]-[.D1406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56446822.61801" calcext:value-type="float">
            <text:p>1456446822.61801</text:p>
          </table:table-cell>
          <table:table-cell office:value-type="float" office:value="1120" calcext:value-type="float">
            <text:p>1120</text:p>
          </table:table-cell>
          <table:table-cell table:formula="of:=[.B1408]-[.B$2]" office:value-type="float" office:value="42.6177625656128" calcext:value-type="float">
            <text:p>42.6177625656</text:p>
          </table:table-cell>
          <table:table-cell table:formula="of:=[.C1408]/([.D1408]-[.D1407])" office:value-type="float" office:value="101206.92175112" calcext:value-type="float">
            <text:p>101206.9217511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56446822.62908" calcext:value-type="float">
            <text:p>1456446822.62908</text:p>
          </table:table-cell>
          <table:table-cell office:value-type="float" office:value="1120" calcext:value-type="float">
            <text:p>1120</text:p>
          </table:table-cell>
          <table:table-cell table:formula="of:=[.B1409]-[.B$2]" office:value-type="float" office:value="42.6288306713104" calcext:value-type="float">
            <text:p>42.6288306713</text:p>
          </table:table-cell>
          <table:table-cell table:formula="of:=[.C1409]/([.D1409]-[.D1408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6446822.64015" calcext:value-type="float">
            <text:p>1456446822.64015</text:p>
          </table:table-cell>
          <table:table-cell office:value-type="float" office:value="1120" calcext:value-type="float">
            <text:p>1120</text:p>
          </table:table-cell>
          <table:table-cell table:formula="of:=[.B1410]-[.B$2]" office:value-type="float" office:value="42.6398985385895" calcext:value-type="float">
            <text:p>42.6398985386</text:p>
          </table:table-cell>
          <table:table-cell table:formula="of:=[.C1410]/([.D1410]-[.D1409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56446822.65122" calcext:value-type="float">
            <text:p>1456446822.65122</text:p>
          </table:table-cell>
          <table:table-cell office:value-type="float" office:value="1120" calcext:value-type="float">
            <text:p>1120</text:p>
          </table:table-cell>
          <table:table-cell table:formula="of:=[.B1411]-[.B$2]" office:value-type="float" office:value="42.6509664058685" calcext:value-type="float">
            <text:p>42.6509664059</text:p>
          </table:table-cell>
          <table:table-cell table:formula="of:=[.C1411]/([.D1411]-[.D1410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56446822.66229" calcext:value-type="float">
            <text:p>1456446822.66229</text:p>
          </table:table-cell>
          <table:table-cell office:value-type="float" office:value="1120" calcext:value-type="float">
            <text:p>1120</text:p>
          </table:table-cell>
          <table:table-cell table:formula="of:=[.B1412]-[.B$2]" office:value-type="float" office:value="42.6620411872864" calcext:value-type="float">
            <text:p>42.6620411873</text:p>
          </table:table-cell>
          <table:table-cell table:formula="of:=[.C1412]/([.D1412]-[.D1411])" office:value-type="float" office:value="101130.664140707" calcext:value-type="float">
            <text:p>101130.66414070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56446822.67336" calcext:value-type="float">
            <text:p>1456446822.67336</text:p>
          </table:table-cell>
          <table:table-cell office:value-type="float" office:value="1120" calcext:value-type="float">
            <text:p>1120</text:p>
          </table:table-cell>
          <table:table-cell table:formula="of:=[.B1413]-[.B$2]" office:value-type="float" office:value="42.6731100082398" calcext:value-type="float">
            <text:p>42.6731100082</text:p>
          </table:table-cell>
          <table:table-cell table:formula="of:=[.C1413]/([.D1413]-[.D1412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56446822.68443" calcext:value-type="float">
            <text:p>1456446822.68443</text:p>
          </table:table-cell>
          <table:table-cell office:value-type="float" office:value="1120" calcext:value-type="float">
            <text:p>1120</text:p>
          </table:table-cell>
          <table:table-cell table:formula="of:=[.B1414]-[.B$2]" office:value-type="float" office:value="42.6841778755188" calcext:value-type="float">
            <text:p>42.6841778755</text:p>
          </table:table-cell>
          <table:table-cell table:formula="of:=[.C1414]/([.D1414]-[.D1413])" office:value-type="float" office:value="101193.84085132" calcext:value-type="float">
            <text:p>101193.8408513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56446822.6955" calcext:value-type="float">
            <text:p>1456446822.6955</text:p>
          </table:table-cell>
          <table:table-cell office:value-type="float" office:value="1120" calcext:value-type="float">
            <text:p>1120</text:p>
          </table:table-cell>
          <table:table-cell table:formula="of:=[.B1415]-[.B$2]" office:value-type="float" office:value="42.6952538490295" calcext:value-type="float">
            <text:p>42.695253849</text:p>
          </table:table-cell>
          <table:table-cell table:formula="of:=[.C1415]/([.D1415]-[.D1414])" office:value-type="float" office:value="101119.779576373" calcext:value-type="float">
            <text:p>101119.77957637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56446822.70658" calcext:value-type="float">
            <text:p>1456446822.70658</text:p>
          </table:table-cell>
          <table:table-cell office:value-type="float" office:value="1120" calcext:value-type="float">
            <text:p>1120</text:p>
          </table:table-cell>
          <table:table-cell table:formula="of:=[.B1416]-[.B$2]" office:value-type="float" office:value="42.7063293457031" calcext:value-type="float">
            <text:p>42.7063293457</text:p>
          </table:table-cell>
          <table:table-cell table:formula="of:=[.C1416]/([.D1416]-[.D1415])" office:value-type="float" office:value="101124.133120937" calcext:value-type="float">
            <text:p>101124.13312093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56446822.71765" calcext:value-type="float">
            <text:p>1456446822.71765</text:p>
          </table:table-cell>
          <table:table-cell office:value-type="float" office:value="1120" calcext:value-type="float">
            <text:p>1120</text:p>
          </table:table-cell>
          <table:table-cell table:formula="of:=[.B1417]-[.B$2]" office:value-type="float" office:value="42.7173991203308" calcext:value-type="float">
            <text:p>42.7173991203</text:p>
          </table:table-cell>
          <table:table-cell table:formula="of:=[.C1417]/([.D1417]-[.D1416])" office:value-type="float" office:value="101176.404910618" calcext:value-type="float">
            <text:p>101176.40491061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56446822.72872" calcext:value-type="float">
            <text:p>1456446822.72872</text:p>
          </table:table-cell>
          <table:table-cell office:value-type="float" office:value="1120" calcext:value-type="float">
            <text:p>1120</text:p>
          </table:table-cell>
          <table:table-cell table:formula="of:=[.B1418]-[.B$2]" office:value-type="float" office:value="42.7284679412842" calcext:value-type="float">
            <text:p>42.7284679413</text:p>
          </table:table-cell>
          <table:table-cell table:formula="of:=[.C1418]/([.D1418]-[.D1417])" office:value-type="float" office:value="101185.122129841" calcext:value-type="float">
            <text:p>101185.12212984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56446822.73979" calcext:value-type="float">
            <text:p>1456446822.73979</text:p>
          </table:table-cell>
          <table:table-cell office:value-type="float" office:value="1120" calcext:value-type="float">
            <text:p>1120</text:p>
          </table:table-cell>
          <table:table-cell table:formula="of:=[.B1419]-[.B$2]" office:value-type="float" office:value="42.7395405769348" calcext:value-type="float">
            <text:p>42.7395405769</text:p>
          </table:table-cell>
          <table:table-cell table:formula="of:=[.C1419]/([.D1419]-[.D1418])" office:value-type="float" office:value="101150.262262607" calcext:value-type="float">
            <text:p>101150.26226260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56446822.75086" calcext:value-type="float">
            <text:p>1456446822.75086</text:p>
          </table:table-cell>
          <table:table-cell office:value-type="float" office:value="1120" calcext:value-type="float">
            <text:p>1120</text:p>
          </table:table-cell>
          <table:table-cell table:formula="of:=[.B1420]-[.B$2]" office:value-type="float" office:value="42.7506086826324" calcext:value-type="float">
            <text:p>42.7506086826</text:p>
          </table:table-cell>
          <table:table-cell table:formula="of:=[.C1420]/([.D1420]-[.D1419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56446822.76193" calcext:value-type="float">
            <text:p>1456446822.76193</text:p>
          </table:table-cell>
          <table:table-cell office:value-type="float" office:value="1120" calcext:value-type="float">
            <text:p>1120</text:p>
          </table:table-cell>
          <table:table-cell table:formula="of:=[.B1421]-[.B$2]" office:value-type="float" office:value="42.7616813182831" calcext:value-type="float">
            <text:p>42.7616813183</text:p>
          </table:table-cell>
          <table:table-cell table:formula="of:=[.C1421]/([.D1421]-[.D1420])" office:value-type="float" office:value="101150.262262607" calcext:value-type="float">
            <text:p>101150.26226260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6446822.773" calcext:value-type="float">
            <text:p>1456446822.773</text:p>
          </table:table-cell>
          <table:table-cell office:value-type="float" office:value="1120" calcext:value-type="float">
            <text:p>1120</text:p>
          </table:table-cell>
          <table:table-cell table:formula="of:=[.B1422]-[.B$2]" office:value-type="float" office:value="42.7727508544922" calcext:value-type="float">
            <text:p>42.7727508545</text:p>
          </table:table-cell>
          <table:table-cell table:formula="of:=[.C1422]/([.D1422]-[.D1421])" office:value-type="float" office:value="101178.584074609" calcext:value-type="float">
            <text:p>101178.58407460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56446822.78407" calcext:value-type="float">
            <text:p>1456446822.78407</text:p>
          </table:table-cell>
          <table:table-cell office:value-type="float" office:value="1120" calcext:value-type="float">
            <text:p>1120</text:p>
          </table:table-cell>
          <table:table-cell table:formula="of:=[.B1423]-[.B$2]" office:value-type="float" office:value="42.7838184833527" calcext:value-type="float">
            <text:p>42.7838184834</text:p>
          </table:table-cell>
          <table:table-cell table:formula="of:=[.C1423]/([.D1423]-[.D1422])" office:value-type="float" office:value="101196.020766463" calcext:value-type="float">
            <text:p>101196.02076646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56446822.79514" calcext:value-type="float">
            <text:p>1456446822.79514</text:p>
          </table:table-cell>
          <table:table-cell office:value-type="float" office:value="1120" calcext:value-type="float">
            <text:p>1120</text:p>
          </table:table-cell>
          <table:table-cell table:formula="of:=[.B1424]-[.B$2]" office:value-type="float" office:value="42.7948865890503" calcext:value-type="float">
            <text:p>42.7948865891</text:p>
          </table:table-cell>
          <table:table-cell table:formula="of:=[.C1424]/([.D1424]-[.D1423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56446822.80621" calcext:value-type="float">
            <text:p>1456446822.80621</text:p>
          </table:table-cell>
          <table:table-cell office:value-type="float" office:value="1120" calcext:value-type="float">
            <text:p>1120</text:p>
          </table:table-cell>
          <table:table-cell table:formula="of:=[.B1425]-[.B$2]" office:value-type="float" office:value="42.8059546947479" calcext:value-type="float">
            <text:p>42.8059546947</text:p>
          </table:table-cell>
          <table:table-cell table:formula="of:=[.C1425]/([.D1425]-[.D1424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56446822.81728" calcext:value-type="float">
            <text:p>1456446822.81728</text:p>
          </table:table-cell>
          <table:table-cell office:value-type="float" office:value="1120" calcext:value-type="float">
            <text:p>1120</text:p>
          </table:table-cell>
          <table:table-cell table:formula="of:=[.B1426]-[.B$2]" office:value-type="float" office:value="42.8170289993286" calcext:value-type="float">
            <text:p>42.8170289993</text:p>
          </table:table-cell>
          <table:table-cell table:formula="of:=[.C1426]/([.D1426]-[.D1425])" office:value-type="float" office:value="101135.018622575" calcext:value-type="float">
            <text:p>101135.01862257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56446822.82836" calcext:value-type="float">
            <text:p>1456446822.82836</text:p>
          </table:table-cell>
          <table:table-cell office:value-type="float" office:value="1120" calcext:value-type="float">
            <text:p>1120</text:p>
          </table:table-cell>
          <table:table-cell table:formula="of:=[.B1427]-[.B$2]" office:value-type="float" office:value="42.8281064033508" calcext:value-type="float">
            <text:p>42.8281064034</text:p>
          </table:table-cell>
          <table:table-cell table:formula="of:=[.C1427]/([.D1427]-[.D1426])" office:value-type="float" office:value="101106.721191511" calcext:value-type="float">
            <text:p>101106.72119151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56446822.83943" calcext:value-type="float">
            <text:p>1456446822.83943</text:p>
          </table:table-cell>
          <table:table-cell office:value-type="float" office:value="1120" calcext:value-type="float">
            <text:p>1120</text:p>
          </table:table-cell>
          <table:table-cell table:formula="of:=[.B1428]-[.B$2]" office:value-type="float" office:value="42.83917760849" calcext:value-type="float">
            <text:p>42.8391776085</text:p>
          </table:table-cell>
          <table:table-cell table:formula="of:=[.C1428]/([.D1428]-[.D1427])" office:value-type="float" office:value="101163.331897666" calcext:value-type="float">
            <text:p>101163.33189766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56446822.8505" calcext:value-type="float">
            <text:p>1456446822.8505</text:p>
          </table:table-cell>
          <table:table-cell office:value-type="float" office:value="1120" calcext:value-type="float">
            <text:p>1120</text:p>
          </table:table-cell>
          <table:table-cell table:formula="of:=[.B1429]-[.B$2]" office:value-type="float" office:value="42.8502459526062" calcext:value-type="float">
            <text:p>42.8502459526</text:p>
          </table:table-cell>
          <table:table-cell table:formula="of:=[.C1429]/([.D1429]-[.D1428])" office:value-type="float" office:value="101189.481302774" calcext:value-type="float">
            <text:p>101189.48130277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56446822.86157" calcext:value-type="float">
            <text:p>1456446822.86157</text:p>
          </table:table-cell>
          <table:table-cell office:value-type="float" office:value="1120" calcext:value-type="float">
            <text:p>1120</text:p>
          </table:table-cell>
          <table:table-cell table:formula="of:=[.B1430]-[.B$2]" office:value-type="float" office:value="42.8613152503967" calcext:value-type="float">
            <text:p>42.8613152504</text:p>
          </table:table-cell>
          <table:table-cell table:formula="of:=[.C1430]/([.D1430]-[.D1429])" office:value-type="float" office:value="101180.763332472" calcext:value-type="float">
            <text:p>101180.76333247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56446822.87264" calcext:value-type="float">
            <text:p>1456446822.87264</text:p>
          </table:table-cell>
          <table:table-cell office:value-type="float" office:value="1120" calcext:value-type="float">
            <text:p>1120</text:p>
          </table:table-cell>
          <table:table-cell table:formula="of:=[.B1431]-[.B$2]" office:value-type="float" office:value="42.8723893165588" calcext:value-type="float">
            <text:p>42.8723893166</text:p>
          </table:table-cell>
          <table:table-cell table:formula="of:=[.C1431]/([.D1431]-[.D1430])" office:value-type="float" office:value="101137.196004134" calcext:value-type="float">
            <text:p>101137.19600413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56446822.88371" calcext:value-type="float">
            <text:p>1456446822.88371</text:p>
          </table:table-cell>
          <table:table-cell office:value-type="float" office:value="1120" calcext:value-type="float">
            <text:p>1120</text:p>
          </table:table-cell>
          <table:table-cell table:formula="of:=[.B1432]-[.B$2]" office:value-type="float" office:value="42.8834588527679" calcext:value-type="float">
            <text:p>42.8834588528</text:p>
          </table:table-cell>
          <table:table-cell table:formula="of:=[.C1432]/([.D1432]-[.D1431])" office:value-type="float" office:value="101178.584074609" calcext:value-type="float">
            <text:p>101178.58407460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6446822.89478" calcext:value-type="float">
            <text:p>1456446822.89478</text:p>
          </table:table-cell>
          <table:table-cell office:value-type="float" office:value="1120" calcext:value-type="float">
            <text:p>1120</text:p>
          </table:table-cell>
          <table:table-cell table:formula="of:=[.B1433]-[.B$2]" office:value-type="float" office:value="42.8945274353027" calcext:value-type="float">
            <text:p>42.8945274353</text:p>
          </table:table-cell>
          <table:table-cell table:formula="of:=[.C1433]/([.D1433]-[.D1432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56446822.90585" calcext:value-type="float">
            <text:p>1456446822.90585</text:p>
          </table:table-cell>
          <table:table-cell office:value-type="float" office:value="1120" calcext:value-type="float">
            <text:p>1120</text:p>
          </table:table-cell>
          <table:table-cell table:formula="of:=[.B1434]-[.B$2]" office:value-type="float" office:value="42.9055948257446" calcext:value-type="float">
            <text:p>42.9055948257</text:p>
          </table:table-cell>
          <table:table-cell table:formula="of:=[.C1434]/([.D1434]-[.D1433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56446822.91691" calcext:value-type="float">
            <text:p>1456446822.91691</text:p>
          </table:table-cell>
          <table:table-cell office:value-type="float" office:value="1120" calcext:value-type="float">
            <text:p>1120</text:p>
          </table:table-cell>
          <table:table-cell table:formula="of:=[.B1435]-[.B$2]" office:value-type="float" office:value="42.9166619777679" calcext:value-type="float">
            <text:p>42.9166619778</text:p>
          </table:table-cell>
          <table:table-cell table:formula="of:=[.C1435]/([.D1435]-[.D1434])" office:value-type="float" office:value="101200.38087852" calcext:value-type="float">
            <text:p>101200.3808785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56446822.92798" calcext:value-type="float">
            <text:p>1456446822.92798</text:p>
          </table:table-cell>
          <table:table-cell office:value-type="float" office:value="1120" calcext:value-type="float">
            <text:p>1120</text:p>
          </table:table-cell>
          <table:table-cell table:formula="of:=[.B1436]-[.B$2]" office:value-type="float" office:value="42.9277288913727" calcext:value-type="float">
            <text:p>42.9277288914</text:p>
          </table:table-cell>
          <table:table-cell table:formula="of:=[.C1436]/([.D1436]-[.D1435])" office:value-type="float" office:value="101202.561075445" calcext:value-type="float">
            <text:p>101202.56107544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56446822.93905" calcext:value-type="float">
            <text:p>1456446822.93905</text:p>
          </table:table-cell>
          <table:table-cell office:value-type="float" office:value="1120" calcext:value-type="float">
            <text:p>1120</text:p>
          </table:table-cell>
          <table:table-cell table:formula="of:=[.B1437]-[.B$2]" office:value-type="float" office:value="42.9388024806976" calcext:value-type="float">
            <text:p>42.9388024807</text:p>
          </table:table-cell>
          <table:table-cell table:formula="of:=[.C1437]/([.D1437]-[.D1436])" office:value-type="float" office:value="101141.551048529" calcext:value-type="float">
            <text:p>101141.55104852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56446822.95013" calcext:value-type="float">
            <text:p>1456446822.95013</text:p>
          </table:table-cell>
          <table:table-cell office:value-type="float" office:value="1120" calcext:value-type="float">
            <text:p>1120</text:p>
          </table:table-cell>
          <table:table-cell table:formula="of:=[.B1438]-[.B$2]" office:value-type="float" office:value="42.9498748779297" calcext:value-type="float">
            <text:p>42.9498748779</text:p>
          </table:table-cell>
          <table:table-cell table:formula="of:=[.C1438]/([.D1438]-[.D1437])" office:value-type="float" office:value="101152.440300596" calcext:value-type="float">
            <text:p>101152.44030059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56446822.9612" calcext:value-type="float">
            <text:p>1456446822.9612</text:p>
          </table:table-cell>
          <table:table-cell office:value-type="float" office:value="1120" calcext:value-type="float">
            <text:p>1120</text:p>
          </table:table-cell>
          <table:table-cell table:formula="of:=[.B1439]-[.B$2]" office:value-type="float" office:value="42.9609470367432" calcext:value-type="float">
            <text:p>42.9609470367</text:p>
          </table:table-cell>
          <table:table-cell table:formula="of:=[.C1439]/([.D1439]-[.D1438])" office:value-type="float" office:value="101154.618432386" calcext:value-type="float">
            <text:p>101154.61843238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56446822.97227" calcext:value-type="float">
            <text:p>1456446822.97227</text:p>
          </table:table-cell>
          <table:table-cell office:value-type="float" office:value="1120" calcext:value-type="float">
            <text:p>1120</text:p>
          </table:table-cell>
          <table:table-cell table:formula="of:=[.B1440]-[.B$2]" office:value-type="float" office:value="42.9720144271851" calcext:value-type="float">
            <text:p>42.9720144272</text:p>
          </table:table-cell>
          <table:table-cell table:formula="of:=[.C1440]/([.D1440]-[.D1439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56446822.98333" calcext:value-type="float">
            <text:p>1456446822.98333</text:p>
          </table:table-cell>
          <table:table-cell office:value-type="float" office:value="1120" calcext:value-type="float">
            <text:p>1120</text:p>
          </table:table-cell>
          <table:table-cell table:formula="of:=[.B1441]-[.B$2]" office:value-type="float" office:value="42.9830830097199" calcext:value-type="float">
            <text:p>42.9830830097</text:p>
          </table:table-cell>
          <table:table-cell table:formula="of:=[.C1441]/([.D1441]-[.D1440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6446822.99441" calcext:value-type="float">
            <text:p>1456446822.99441</text:p>
          </table:table-cell>
          <table:table-cell office:value-type="float" office:value="1120" calcext:value-type="float">
            <text:p>1120</text:p>
          </table:table-cell>
          <table:table-cell table:formula="of:=[.B1442]-[.B$2]" office:value-type="float" office:value="42.9941565990448" calcext:value-type="float">
            <text:p>42.994156599</text:p>
          </table:table-cell>
          <table:table-cell table:formula="of:=[.C1442]/([.D1442]-[.D1441])" office:value-type="float" office:value="101141.551048529" calcext:value-type="float">
            <text:p>101141.55104852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56446823.0057" calcext:value-type="float">
            <text:p>1456446823.0057</text:p>
          </table:table-cell>
          <table:table-cell office:value-type="float" office:value="1120" calcext:value-type="float">
            <text:p>1120</text:p>
          </table:table-cell>
          <table:table-cell table:formula="of:=[.B1443]-[.B$2]" office:value-type="float" office:value="43.0054519176483" calcext:value-type="float">
            <text:p>43.0054519176</text:p>
          </table:table-cell>
          <table:table-cell table:formula="of:=[.C1443]/([.D1443]-[.D1442])" office:value-type="float" office:value="99156.1229314421" calcext:value-type="float">
            <text:p>99156.122931442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6446823.01714" calcext:value-type="float">
            <text:p>1456446823.01714</text:p>
          </table:table-cell>
          <table:table-cell office:value-type="float" office:value="1120" calcext:value-type="float">
            <text:p>1120</text:p>
          </table:table-cell>
          <table:table-cell table:formula="of:=[.B1444]-[.B$2]" office:value-type="float" office:value="43.016889333725" calcext:value-type="float">
            <text:p>43.0168893337</text:p>
          </table:table-cell>
          <table:table-cell table:formula="of:=[.C1444]/([.D1444]-[.D1443])" office:value-type="float" office:value="97924.2157925457" calcext:value-type="float">
            <text:p>97924.215792545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56446823.02857" calcext:value-type="float">
            <text:p>1456446823.02857</text:p>
          </table:table-cell>
          <table:table-cell office:value-type="float" office:value="1120" calcext:value-type="float">
            <text:p>1120</text:p>
          </table:table-cell>
          <table:table-cell table:formula="of:=[.B1445]-[.B$2]" office:value-type="float" office:value="43.0283153057098" calcext:value-type="float">
            <text:p>43.0283153057</text:p>
          </table:table-cell>
          <table:table-cell table:formula="of:=[.C1445]/([.D1445]-[.D1444])" office:value-type="float" office:value="98022.2953008931" calcext:value-type="float">
            <text:p>98022.295300893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56446823.03995" calcext:value-type="float">
            <text:p>1456446823.03995</text:p>
          </table:table-cell>
          <table:table-cell office:value-type="float" office:value="1120" calcext:value-type="float">
            <text:p>1120</text:p>
          </table:table-cell>
          <table:table-cell table:formula="of:=[.B1446]-[.B$2]" office:value-type="float" office:value="43.0396952629089" calcext:value-type="float">
            <text:p>43.0396952629</text:p>
          </table:table-cell>
          <table:table-cell table:formula="of:=[.C1446]/([.D1446]-[.D1445])" office:value-type="float" office:value="98418.6478389307" calcext:value-type="float">
            <text:p>98418.647838930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56446823.05129" calcext:value-type="float">
            <text:p>1456446823.05129</text:p>
          </table:table-cell>
          <table:table-cell office:value-type="float" office:value="1120" calcext:value-type="float">
            <text:p>1120</text:p>
          </table:table-cell>
          <table:table-cell table:formula="of:=[.B1447]-[.B$2]" office:value-type="float" office:value="43.0510408878326" calcext:value-type="float">
            <text:p>43.0510408878</text:p>
          </table:table-cell>
          <table:table-cell table:formula="of:=[.C1447]/([.D1447]-[.D1446])" office:value-type="float" office:value="98716.4662617942" calcext:value-type="float">
            <text:p>98716.466261794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56446823.06263" calcext:value-type="float">
            <text:p>1456446823.06263</text:p>
          </table:table-cell>
          <table:table-cell office:value-type="float" office:value="1120" calcext:value-type="float">
            <text:p>1120</text:p>
          </table:table-cell>
          <table:table-cell table:formula="of:=[.B1448]-[.B$2]" office:value-type="float" office:value="43.0623784065247" calcext:value-type="float">
            <text:p>43.0623784065</text:p>
          </table:table-cell>
          <table:table-cell table:formula="of:=[.C1448]/([.D1448]-[.D1447])" office:value-type="float" office:value="98787.047715181" calcext:value-type="float">
            <text:p>98787.04771518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56446823.07398" calcext:value-type="float">
            <text:p>1456446823.07398</text:p>
          </table:table-cell>
          <table:table-cell office:value-type="float" office:value="1120" calcext:value-type="float">
            <text:p>1120</text:p>
          </table:table-cell>
          <table:table-cell table:formula="of:=[.B1449]-[.B$2]" office:value-type="float" office:value="43.0737252235413" calcext:value-type="float">
            <text:p>43.0737252235</text:p>
          </table:table-cell>
          <table:table-cell table:formula="of:=[.C1449]/([.D1449]-[.D1448])" office:value-type="float" office:value="98706.0951420407" calcext:value-type="float">
            <text:p>98706.095142040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6446823.08531" calcext:value-type="float">
            <text:p>1456446823.08531</text:p>
          </table:table-cell>
          <table:table-cell office:value-type="float" office:value="1120" calcext:value-type="float">
            <text:p>1120</text:p>
          </table:table-cell>
          <table:table-cell table:formula="of:=[.B1450]-[.B$2]" office:value-type="float" office:value="43.0850627422333" calcext:value-type="float">
            <text:p>43.0850627422</text:p>
          </table:table-cell>
          <table:table-cell table:formula="of:=[.C1450]/([.D1450]-[.D1449])" office:value-type="float" office:value="98787.047715181" calcext:value-type="float">
            <text:p>98787.04771518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6446823.09665" calcext:value-type="float">
            <text:p>1456446823.09665</text:p>
          </table:table-cell>
          <table:table-cell office:value-type="float" office:value="1120" calcext:value-type="float">
            <text:p>1120</text:p>
          </table:table-cell>
          <table:table-cell table:formula="of:=[.B1451]-[.B$2]" office:value-type="float" office:value="43.0963962078094" calcext:value-type="float">
            <text:p>43.0963962078</text:p>
          </table:table-cell>
          <table:table-cell table:formula="of:=[.C1451]/([.D1451]-[.D1450])" office:value-type="float" office:value="98822.3763042747" calcext:value-type="float">
            <text:p>98822.376304274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6446823.10798" calcext:value-type="float">
            <text:p>1456446823.10798</text:p>
          </table:table-cell>
          <table:table-cell office:value-type="float" office:value="1120" calcext:value-type="float">
            <text:p>1120</text:p>
          </table:table-cell>
          <table:table-cell table:formula="of:=[.B1452]-[.B$2]" office:value-type="float" office:value="43.1077287197113" calcext:value-type="float">
            <text:p>43.1077287197</text:p>
          </table:table-cell>
          <table:table-cell table:formula="of:=[.C1452]/([.D1452]-[.D1451])" office:value-type="float" office:value="98830.6925860473" calcext:value-type="float">
            <text:p>98830.692586047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6446823.11931" calcext:value-type="float">
            <text:p>1456446823.11931</text:p>
          </table:table-cell>
          <table:table-cell office:value-type="float" office:value="1120" calcext:value-type="float">
            <text:p>1120</text:p>
          </table:table-cell>
          <table:table-cell table:formula="of:=[.B1453]-[.B$2]" office:value-type="float" office:value="43.1190593242645" calcext:value-type="float">
            <text:p>43.1190593243</text:p>
          </table:table-cell>
          <table:table-cell table:formula="of:=[.C1453]/([.D1453]-[.D1452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6446823.13064" calcext:value-type="float">
            <text:p>1456446823.13064</text:p>
          </table:table-cell>
          <table:table-cell office:value-type="float" office:value="1120" calcext:value-type="float">
            <text:p>1120</text:p>
          </table:table-cell>
          <table:table-cell table:formula="of:=[.B1454]-[.B$2]" office:value-type="float" office:value="43.1303896903992" calcext:value-type="float">
            <text:p>43.1303896904</text:p>
          </table:table-cell>
          <table:table-cell table:formula="of:=[.C1454]/([.D1454]-[.D1453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6446823.14197" calcext:value-type="float">
            <text:p>1456446823.14197</text:p>
          </table:table-cell>
          <table:table-cell office:value-type="float" office:value="1120" calcext:value-type="float">
            <text:p>1120</text:p>
          </table:table-cell>
          <table:table-cell table:formula="of:=[.B1455]-[.B$2]" office:value-type="float" office:value="43.141720533371" calcext:value-type="float">
            <text:p>43.1417205334</text:p>
          </table:table-cell>
          <table:table-cell table:formula="of:=[.C1455]/([.D1455]-[.D1454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6446823.1533" calcext:value-type="float">
            <text:p>1456446823.1533</text:p>
          </table:table-cell>
          <table:table-cell office:value-type="float" office:value="1120" calcext:value-type="float">
            <text:p>1120</text:p>
          </table:table-cell>
          <table:table-cell table:formula="of:=[.B1456]-[.B$2]" office:value-type="float" office:value="43.1530497074127" calcext:value-type="float">
            <text:p>43.1530497074</text:p>
          </table:table-cell>
          <table:table-cell table:formula="of:=[.C1456]/([.D1456]-[.D1455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6446823.16463" calcext:value-type="float">
            <text:p>1456446823.16463</text:p>
          </table:table-cell>
          <table:table-cell office:value-type="float" office:value="1120" calcext:value-type="float">
            <text:p>1120</text:p>
          </table:table-cell>
          <table:table-cell table:formula="of:=[.B1457]-[.B$2]" office:value-type="float" office:value="43.1643800735474" calcext:value-type="float">
            <text:p>43.1643800735</text:p>
          </table:table-cell>
          <table:table-cell table:formula="of:=[.C1457]/([.D1457]-[.D1456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6446823.17596" calcext:value-type="float">
            <text:p>1456446823.17596</text:p>
          </table:table-cell>
          <table:table-cell office:value-type="float" office:value="1120" calcext:value-type="float">
            <text:p>1120</text:p>
          </table:table-cell>
          <table:table-cell table:formula="of:=[.B1458]-[.B$2]" office:value-type="float" office:value="43.1757085323334" calcext:value-type="float">
            <text:p>43.1757085323</text:p>
          </table:table-cell>
          <table:table-cell table:formula="of:=[.C1458]/([.D1458]-[.D1457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6446823.18729" calcext:value-type="float">
            <text:p>1456446823.18729</text:p>
          </table:table-cell>
          <table:table-cell office:value-type="float" office:value="1120" calcext:value-type="float">
            <text:p>1120</text:p>
          </table:table-cell>
          <table:table-cell table:formula="of:=[.B1459]-[.B$2]" office:value-type="float" office:value="43.1870379447937" calcext:value-type="float">
            <text:p>43.1870379448</text:p>
          </table:table-cell>
          <table:table-cell table:formula="of:=[.C1459]/([.D1459]-[.D1458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6446823.19862" calcext:value-type="float">
            <text:p>1456446823.19862</text:p>
          </table:table-cell>
          <table:table-cell office:value-type="float" office:value="1120" calcext:value-type="float">
            <text:p>1120</text:p>
          </table:table-cell>
          <table:table-cell table:formula="of:=[.B1460]-[.B$2]" office:value-type="float" office:value="43.1983671188354" calcext:value-type="float">
            <text:p>43.1983671188</text:p>
          </table:table-cell>
          <table:table-cell table:formula="of:=[.C1460]/([.D1460]-[.D1459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6446823.20992" calcext:value-type="float">
            <text:p>1456446823.20992</text:p>
          </table:table-cell>
          <table:table-cell office:value-type="float" office:value="1120" calcext:value-type="float">
            <text:p>1120</text:p>
          </table:table-cell>
          <table:table-cell table:formula="of:=[.B1461]-[.B$2]" office:value-type="float" office:value="43.2096657752991" calcext:value-type="float">
            <text:p>43.2096657753</text:p>
          </table:table-cell>
          <table:table-cell table:formula="of:=[.C1461]/([.D1461]-[.D1460])" office:value-type="float" office:value="99126.8301329395" calcext:value-type="float">
            <text:p>99126.830132939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56446823.22125" calcext:value-type="float">
            <text:p>1456446823.22125</text:p>
          </table:table-cell>
          <table:table-cell office:value-type="float" office:value="1120" calcext:value-type="float">
            <text:p>1120</text:p>
          </table:table-cell>
          <table:table-cell table:formula="of:=[.B1462]-[.B$2]" office:value-type="float" office:value="43.2209978103638" calcext:value-type="float">
            <text:p>43.2209978104</text:p>
          </table:table-cell>
          <table:table-cell table:formula="of:=[.C1462]/([.D1462]-[.D1461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56446823.23258" calcext:value-type="float">
            <text:p>1456446823.23258</text:p>
          </table:table-cell>
          <table:table-cell office:value-type="float" office:value="1120" calcext:value-type="float">
            <text:p>1120</text:p>
          </table:table-cell>
          <table:table-cell table:formula="of:=[.B1463]-[.B$2]" office:value-type="float" office:value="43.2323317527771" calcext:value-type="float">
            <text:p>43.2323317528</text:p>
          </table:table-cell>
          <table:table-cell table:formula="of:=[.C1463]/([.D1463]-[.D1462])" office:value-type="float" office:value="98818.2186882073" calcext:value-type="float">
            <text:p>98818.218688207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56446823.24416" calcext:value-type="float">
            <text:p>1456446823.24416</text:p>
          </table:table-cell>
          <table:table-cell office:value-type="float" office:value="1120" calcext:value-type="float">
            <text:p>1120</text:p>
          </table:table-cell>
          <table:table-cell table:formula="of:=[.B1464]-[.B$2]" office:value-type="float" office:value="43.2439115047455" calcext:value-type="float">
            <text:p>43.2439115047</text:p>
          </table:table-cell>
          <table:table-cell table:formula="of:=[.C1464]/([.D1464]-[.D1463])" office:value-type="float" office:value="96720.5517922955" calcext:value-type="float">
            <text:p>96720.5517922955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56446823.25551" calcext:value-type="float">
            <text:p>1456446823.25551</text:p>
          </table:table-cell>
          <table:table-cell office:value-type="float" office:value="1120" calcext:value-type="float">
            <text:p>1120</text:p>
          </table:table-cell>
          <table:table-cell table:formula="of:=[.B1465]-[.B$2]" office:value-type="float" office:value="43.2552628517151" calcext:value-type="float">
            <text:p>43.2552628517</text:p>
          </table:table-cell>
          <table:table-cell table:formula="of:=[.C1465]/([.D1465]-[.D1464])" office:value-type="float" office:value="98666.7047531033" calcext:value-type="float">
            <text:p>98666.704753103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56446823.26685" calcext:value-type="float">
            <text:p>1456446823.26685</text:p>
          </table:table-cell>
          <table:table-cell office:value-type="float" office:value="1120" calcext:value-type="float">
            <text:p>1120</text:p>
          </table:table-cell>
          <table:table-cell table:formula="of:=[.B1466]-[.B$2]" office:value-type="float" office:value="43.2666037082672" calcext:value-type="float">
            <text:p>43.2666037083</text:p>
          </table:table-cell>
          <table:table-cell table:formula="of:=[.C1466]/([.D1466]-[.D1465])" office:value-type="float" office:value="98757.9725439906" calcext:value-type="float">
            <text:p>98757.972543990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56446823.27819" calcext:value-type="float">
            <text:p>1456446823.27819</text:p>
          </table:table-cell>
          <table:table-cell office:value-type="float" office:value="1120" calcext:value-type="float">
            <text:p>1120</text:p>
          </table:table-cell>
          <table:table-cell table:formula="of:=[.B1467]-[.B$2]" office:value-type="float" office:value="43.2779412269592" calcext:value-type="float">
            <text:p>43.277941227</text:p>
          </table:table-cell>
          <table:table-cell table:formula="of:=[.C1467]/([.D1467]-[.D1466])" office:value-type="float" office:value="98787.047715181" calcext:value-type="float">
            <text:p>98787.04771518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56446823.28952" calcext:value-type="float">
            <text:p>1456446823.28952</text:p>
          </table:table-cell>
          <table:table-cell office:value-type="float" office:value="1120" calcext:value-type="float">
            <text:p>1120</text:p>
          </table:table-cell>
          <table:table-cell table:formula="of:=[.B1468]-[.B$2]" office:value-type="float" office:value="43.2892732620239" calcext:value-type="float">
            <text:p>43.289273262</text:p>
          </table:table-cell>
          <table:table-cell table:formula="of:=[.C1468]/([.D1468]-[.D1467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56446823.30086" calcext:value-type="float">
            <text:p>1456446823.30086</text:p>
          </table:table-cell>
          <table:table-cell office:value-type="float" office:value="1120" calcext:value-type="float">
            <text:p>1120</text:p>
          </table:table-cell>
          <table:table-cell table:formula="of:=[.B1469]-[.B$2]" office:value-type="float" office:value="43.3006052970886" calcext:value-type="float">
            <text:p>43.3006052971</text:p>
          </table:table-cell>
          <table:table-cell table:formula="of:=[.C1469]/([.D1469]-[.D1468])" office:value-type="float" office:value="98834.8512518409" calcext:value-type="float">
            <text:p>98834.851251840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56446823.31219" calcext:value-type="float">
            <text:p>1456446823.31219</text:p>
          </table:table-cell>
          <table:table-cell office:value-type="float" office:value="1120" calcext:value-type="float">
            <text:p>1120</text:p>
          </table:table-cell>
          <table:table-cell table:formula="of:=[.B1470]-[.B$2]" office:value-type="float" office:value="43.3119361400604" calcext:value-type="float">
            <text:p>43.3119361401</text:p>
          </table:table-cell>
          <table:table-cell table:formula="of:=[.C1470]/([.D1470]-[.D1469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56446823.32352" calcext:value-type="float">
            <text:p>1456446823.32352</text:p>
          </table:table-cell>
          <table:table-cell office:value-type="float" office:value="1120" calcext:value-type="float">
            <text:p>1120</text:p>
          </table:table-cell>
          <table:table-cell table:formula="of:=[.B1471]-[.B$2]" office:value-type="float" office:value="43.3232669830322" calcext:value-type="float">
            <text:p>43.323266983</text:p>
          </table:table-cell>
          <table:table-cell table:formula="of:=[.C1471]/([.D1471]-[.D1470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56446823.33485" calcext:value-type="float">
            <text:p>1456446823.33485</text:p>
          </table:table-cell>
          <table:table-cell office:value-type="float" office:value="1120" calcext:value-type="float">
            <text:p>1120</text:p>
          </table:table-cell>
          <table:table-cell table:formula="of:=[.B1472]-[.B$2]" office:value-type="float" office:value="43.3346042633057" calcext:value-type="float">
            <text:p>43.3346042633</text:p>
          </table:table-cell>
          <table:table-cell table:formula="of:=[.C1472]/([.D1472]-[.D1471])" office:value-type="float" office:value="98789.1251682369" calcext:value-type="float">
            <text:p>98789.125168236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56446823.34619" calcext:value-type="float">
            <text:p>1456446823.34619</text:p>
          </table:table-cell>
          <table:table-cell office:value-type="float" office:value="1120" calcext:value-type="float">
            <text:p>1120</text:p>
          </table:table-cell>
          <table:table-cell table:formula="of:=[.B1473]-[.B$2]" office:value-type="float" office:value="43.3459372520447" calcext:value-type="float">
            <text:p>43.345937252</text:p>
          </table:table-cell>
          <table:table-cell table:formula="of:=[.C1473]/([.D1473]-[.D1472])" office:value-type="float" office:value="98826.5342702066" calcext:value-type="float">
            <text:p>98826.534270206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56446823.35752" calcext:value-type="float">
            <text:p>1456446823.35752</text:p>
          </table:table-cell>
          <table:table-cell office:value-type="float" office:value="1120" calcext:value-type="float">
            <text:p>1120</text:p>
          </table:table-cell>
          <table:table-cell table:formula="of:=[.B1474]-[.B$2]" office:value-type="float" office:value="43.3572688102722" calcext:value-type="float">
            <text:p>43.3572688103</text:p>
          </table:table-cell>
          <table:table-cell table:formula="of:=[.C1474]/([.D1474]-[.D1473])" office:value-type="float" office:value="98839.0102676317" calcext:value-type="float">
            <text:p>98839.010267631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56446823.36887" calcext:value-type="float">
            <text:p>1456446823.36887</text:p>
          </table:table-cell>
          <table:table-cell office:value-type="float" office:value="1120" calcext:value-type="float">
            <text:p>1120</text:p>
          </table:table-cell>
          <table:table-cell table:formula="of:=[.B1475]-[.B$2]" office:value-type="float" office:value="43.3686237335205" calcext:value-type="float">
            <text:p>43.3686237335</text:p>
          </table:table-cell>
          <table:table-cell table:formula="of:=[.C1475]/([.D1475]-[.D1474])" office:value-type="float" office:value="98635.6292781254" calcext:value-type="float">
            <text:p>98635.629278125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56446823.38021" calcext:value-type="float">
            <text:p>1456446823.38021</text:p>
          </table:table-cell>
          <table:table-cell office:value-type="float" office:value="1120" calcext:value-type="float">
            <text:p>1120</text:p>
          </table:table-cell>
          <table:table-cell table:formula="of:=[.B1476]-[.B$2]" office:value-type="float" office:value="43.3799614906311" calcext:value-type="float">
            <text:p>43.3799614906</text:p>
          </table:table-cell>
          <table:table-cell table:formula="of:=[.C1476]/([.D1476]-[.D1475])" office:value-type="float" office:value="98784.9703494974" calcext:value-type="float">
            <text:p>98784.970349497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56446823.39155" calcext:value-type="float">
            <text:p>1456446823.39155</text:p>
          </table:table-cell>
          <table:table-cell office:value-type="float" office:value="1120" calcext:value-type="float">
            <text:p>1120</text:p>
          </table:table-cell>
          <table:table-cell table:formula="of:=[.B1477]-[.B$2]" office:value-type="float" office:value="43.3912954330444" calcext:value-type="float">
            <text:p>43.391295433</text:p>
          </table:table-cell>
          <table:table-cell table:formula="of:=[.C1477]/([.D1477]-[.D1476])" office:value-type="float" office:value="98818.2186882073" calcext:value-type="float">
            <text:p>98818.218688207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56446823.40288" calcext:value-type="float">
            <text:p>1456446823.40288</text:p>
          </table:table-cell>
          <table:table-cell office:value-type="float" office:value="1120" calcext:value-type="float">
            <text:p>1120</text:p>
          </table:table-cell>
          <table:table-cell table:formula="of:=[.B1478]-[.B$2]" office:value-type="float" office:value="43.4026272296906" calcext:value-type="float">
            <text:p>43.4026272297</text:p>
          </table:table-cell>
          <table:table-cell table:formula="of:=[.C1478]/([.D1478]-[.D1477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56446823.41421" calcext:value-type="float">
            <text:p>1456446823.41421</text:p>
          </table:table-cell>
          <table:table-cell office:value-type="float" office:value="1120" calcext:value-type="float">
            <text:p>1120</text:p>
          </table:table-cell>
          <table:table-cell table:formula="of:=[.B1479]-[.B$2]" office:value-type="float" office:value="43.4139583110809" calcext:value-type="float">
            <text:p>43.4139583111</text:p>
          </table:table-cell>
          <table:table-cell table:formula="of:=[.C1479]/([.D1479]-[.D1478])" office:value-type="float" office:value="98843.1696334638" calcext:value-type="float">
            <text:p>98843.169633463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56446823.42554" calcext:value-type="float">
            <text:p>1456446823.42554</text:p>
          </table:table-cell>
          <table:table-cell office:value-type="float" office:value="1120" calcext:value-type="float">
            <text:p>1120</text:p>
          </table:table-cell>
          <table:table-cell table:formula="of:=[.B1480]-[.B$2]" office:value-type="float" office:value="43.4252882003784" calcext:value-type="float">
            <text:p>43.4252882004</text:p>
          </table:table-cell>
          <table:table-cell table:formula="of:=[.C1480]/([.D1480]-[.D1479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56446823.43687" calcext:value-type="float">
            <text:p>1456446823.43687</text:p>
          </table:table-cell>
          <table:table-cell office:value-type="float" office:value="1120" calcext:value-type="float">
            <text:p>1120</text:p>
          </table:table-cell>
          <table:table-cell table:formula="of:=[.B1481]-[.B$2]" office:value-type="float" office:value="43.4366180896759" calcext:value-type="float">
            <text:p>43.4366180897</text:p>
          </table:table-cell>
          <table:table-cell table:formula="of:=[.C1481]/([.D1481]-[.D1480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56446823.4482" calcext:value-type="float">
            <text:p>1456446823.4482</text:p>
          </table:table-cell>
          <table:table-cell office:value-type="float" office:value="1120" calcext:value-type="float">
            <text:p>1120</text:p>
          </table:table-cell>
          <table:table-cell table:formula="of:=[.B1482]-[.B$2]" office:value-type="float" office:value="43.4479477405548" calcext:value-type="float">
            <text:p>43.4479477406</text:p>
          </table:table-cell>
          <table:table-cell table:formula="of:=[.C1482]/([.D1482]-[.D1481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56446823.45953" calcext:value-type="float">
            <text:p>1456446823.45953</text:p>
          </table:table-cell>
          <table:table-cell office:value-type="float" office:value="1120" calcext:value-type="float">
            <text:p>1120</text:p>
          </table:table-cell>
          <table:table-cell table:formula="of:=[.B1483]-[.B$2]" office:value-type="float" office:value="43.4592840671539" calcext:value-type="float">
            <text:p>43.4592840672</text:p>
          </table:table-cell>
          <table:table-cell table:formula="of:=[.C1483]/([.D1483]-[.D1482])" office:value-type="float" office:value="98797.4358542946" calcext:value-type="float">
            <text:p>98797.435854294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56446823.47087" calcext:value-type="float">
            <text:p>1456446823.47087</text:p>
          </table:table-cell>
          <table:table-cell office:value-type="float" office:value="1120" calcext:value-type="float">
            <text:p>1120</text:p>
          </table:table-cell>
          <table:table-cell table:formula="of:=[.B1484]-[.B$2]" office:value-type="float" office:value="43.4706189632416" calcext:value-type="float">
            <text:p>43.4706189632</text:p>
          </table:table-cell>
          <table:table-cell table:formula="of:=[.C1484]/([.D1484]-[.D1483])" office:value-type="float" office:value="98809.9045054899" calcext:value-type="float">
            <text:p>98809.904505489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56446823.4822" calcext:value-type="float">
            <text:p>1456446823.4822</text:p>
          </table:table-cell>
          <table:table-cell office:value-type="float" office:value="1120" calcext:value-type="float">
            <text:p>1120</text:p>
          </table:table-cell>
          <table:table-cell table:formula="of:=[.B1485]-[.B$2]" office:value-type="float" office:value="43.4819502830505" calcext:value-type="float">
            <text:p>43.4819502831</text:p>
          </table:table-cell>
          <table:table-cell table:formula="of:=[.C1485]/([.D1485]-[.D1484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56446823.49353" calcext:value-type="float">
            <text:p>1456446823.49353</text:p>
          </table:table-cell>
          <table:table-cell office:value-type="float" office:value="1120" calcext:value-type="float">
            <text:p>1120</text:p>
          </table:table-cell>
          <table:table-cell table:formula="of:=[.B1486]-[.B$2]" office:value-type="float" office:value="43.4932799339294" calcext:value-type="float">
            <text:p>43.4932799339</text:p>
          </table:table-cell>
          <table:table-cell table:formula="of:=[.C1486]/([.D1486]-[.D1485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56446823.50486" calcext:value-type="float">
            <text:p>1456446823.50486</text:p>
          </table:table-cell>
          <table:table-cell office:value-type="float" office:value="1120" calcext:value-type="float">
            <text:p>1120</text:p>
          </table:table-cell>
          <table:table-cell table:formula="of:=[.B1487]-[.B$2]" office:value-type="float" office:value="43.5046103000641" calcext:value-type="float">
            <text:p>43.5046103001</text:p>
          </table:table-cell>
          <table:table-cell table:formula="of:=[.C1487]/([.D1487]-[.D1486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56446823.51619" calcext:value-type="float">
            <text:p>1456446823.51619</text:p>
          </table:table-cell>
          <table:table-cell office:value-type="float" office:value="1120" calcext:value-type="float">
            <text:p>1120</text:p>
          </table:table-cell>
          <table:table-cell table:formula="of:=[.B1488]-[.B$2]" office:value-type="float" office:value="43.5159397125244" calcext:value-type="float">
            <text:p>43.5159397125</text:p>
          </table:table-cell>
          <table:table-cell table:formula="of:=[.C1488]/([.D1488]-[.D1487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56446823.52752" calcext:value-type="float">
            <text:p>1456446823.52752</text:p>
          </table:table-cell>
          <table:table-cell office:value-type="float" office:value="1120" calcext:value-type="float">
            <text:p>1120</text:p>
          </table:table-cell>
          <table:table-cell table:formula="of:=[.B1489]-[.B$2]" office:value-type="float" office:value="43.5272715091705" calcext:value-type="float">
            <text:p>43.5272715092</text:p>
          </table:table-cell>
          <table:table-cell table:formula="of:=[.C1489]/([.D1489]-[.D1488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56446823.53885" calcext:value-type="float">
            <text:p>1456446823.53885</text:p>
          </table:table-cell>
          <table:table-cell office:value-type="float" office:value="1120" calcext:value-type="float">
            <text:p>1120</text:p>
          </table:table-cell>
          <table:table-cell table:formula="of:=[.B1490]-[.B$2]" office:value-type="float" office:value="43.5386033058167" calcext:value-type="float">
            <text:p>43.5386033058</text:p>
          </table:table-cell>
          <table:table-cell table:formula="of:=[.C1490]/([.D1490]-[.D1489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56446823.55018" calcext:value-type="float">
            <text:p>1456446823.55018</text:p>
          </table:table-cell>
          <table:table-cell office:value-type="float" office:value="1120" calcext:value-type="float">
            <text:p>1120</text:p>
          </table:table-cell>
          <table:table-cell table:formula="of:=[.B1491]-[.B$2]" office:value-type="float" office:value="43.5499329566956" calcext:value-type="float">
            <text:p>43.5499329567</text:p>
          </table:table-cell>
          <table:table-cell table:formula="of:=[.C1491]/([.D1491]-[.D1490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56446823.56151" calcext:value-type="float">
            <text:p>1456446823.56151</text:p>
          </table:table-cell>
          <table:table-cell office:value-type="float" office:value="1120" calcext:value-type="float">
            <text:p>1120</text:p>
          </table:table-cell>
          <table:table-cell table:formula="of:=[.B1492]-[.B$2]" office:value-type="float" office:value="43.561262845993" calcext:value-type="float">
            <text:p>43.561262846</text:p>
          </table:table-cell>
          <table:table-cell table:formula="of:=[.C1492]/([.D1492]-[.D1491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56446823.57284" calcext:value-type="float">
            <text:p>1456446823.57284</text:p>
          </table:table-cell>
          <table:table-cell office:value-type="float" office:value="1120" calcext:value-type="float">
            <text:p>1120</text:p>
          </table:table-cell>
          <table:table-cell table:formula="of:=[.B1493]-[.B$2]" office:value-type="float" office:value="43.5725922584534" calcext:value-type="float">
            <text:p>43.5725922585</text:p>
          </table:table-cell>
          <table:table-cell table:formula="of:=[.C1493]/([.D1493]-[.D1492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56446823.58418" calcext:value-type="float">
            <text:p>1456446823.58418</text:p>
          </table:table-cell>
          <table:table-cell office:value-type="float" office:value="1120" calcext:value-type="float">
            <text:p>1120</text:p>
          </table:table-cell>
          <table:table-cell table:formula="of:=[.B1494]-[.B$2]" office:value-type="float" office:value="43.5839252471924" calcext:value-type="float">
            <text:p>43.5839252472</text:p>
          </table:table-cell>
          <table:table-cell table:formula="of:=[.C1494]/([.D1494]-[.D1493])" office:value-type="float" office:value="98826.5342702066" calcext:value-type="float">
            <text:p>98826.534270206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56446823.59551" calcext:value-type="float">
            <text:p>1456446823.59551</text:p>
          </table:table-cell>
          <table:table-cell office:value-type="float" office:value="1120" calcext:value-type="float">
            <text:p>1120</text:p>
          </table:table-cell>
          <table:table-cell table:formula="of:=[.B1495]-[.B$2]" office:value-type="float" office:value="43.5952568054199" calcext:value-type="float">
            <text:p>43.5952568054</text:p>
          </table:table-cell>
          <table:table-cell table:formula="of:=[.C1495]/([.D1495]-[.D1494])" office:value-type="float" office:value="98839.0102676317" calcext:value-type="float">
            <text:p>98839.010267631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56446823.60684" calcext:value-type="float">
            <text:p>1456446823.60684</text:p>
          </table:table-cell>
          <table:table-cell office:value-type="float" office:value="1120" calcext:value-type="float">
            <text:p>1120</text:p>
          </table:table-cell>
          <table:table-cell table:formula="of:=[.B1496]-[.B$2]" office:value-type="float" office:value="43.606588602066" calcext:value-type="float">
            <text:p>43.6065886021</text:p>
          </table:table-cell>
          <table:table-cell table:formula="of:=[.C1496]/([.D1496]-[.D1495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56446823.61817" calcext:value-type="float">
            <text:p>1456446823.61817</text:p>
          </table:table-cell>
          <table:table-cell office:value-type="float" office:value="1120" calcext:value-type="float">
            <text:p>1120</text:p>
          </table:table-cell>
          <table:table-cell table:formula="of:=[.B1497]-[.B$2]" office:value-type="float" office:value="43.6179187297821" calcext:value-type="float">
            <text:p>43.6179187298</text:p>
          </table:table-cell>
          <table:table-cell table:formula="of:=[.C1497]/([.D1497]-[.D1496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56446823.6295" calcext:value-type="float">
            <text:p>1456446823.6295</text:p>
          </table:table-cell>
          <table:table-cell office:value-type="float" office:value="1120" calcext:value-type="float">
            <text:p>1120</text:p>
          </table:table-cell>
          <table:table-cell table:formula="of:=[.B1498]-[.B$2]" office:value-type="float" office:value="43.6292486190796" calcext:value-type="float">
            <text:p>43.6292486191</text:p>
          </table:table-cell>
          <table:table-cell table:formula="of:=[.C1498]/([.D1498]-[.D1497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56446823.64083" calcext:value-type="float">
            <text:p>1456446823.64083</text:p>
          </table:table-cell>
          <table:table-cell office:value-type="float" office:value="1120" calcext:value-type="float">
            <text:p>1120</text:p>
          </table:table-cell>
          <table:table-cell table:formula="of:=[.B1499]-[.B$2]" office:value-type="float" office:value="43.6405789852142" calcext:value-type="float">
            <text:p>43.6405789852</text:p>
          </table:table-cell>
          <table:table-cell table:formula="of:=[.C1499]/([.D1499]-[.D1498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56446823.65216" calcext:value-type="float">
            <text:p>1456446823.65216</text:p>
          </table:table-cell>
          <table:table-cell office:value-type="float" office:value="1120" calcext:value-type="float">
            <text:p>1120</text:p>
          </table:table-cell>
          <table:table-cell table:formula="of:=[.B1500]-[.B$2]" office:value-type="float" office:value="43.6519091129303" calcext:value-type="float">
            <text:p>43.6519091129</text:p>
          </table:table-cell>
          <table:table-cell table:formula="of:=[.C1500]/([.D1500]-[.D1499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56446823.6635" calcext:value-type="float">
            <text:p>1456446823.6635</text:p>
          </table:table-cell>
          <table:table-cell office:value-type="float" office:value="1120" calcext:value-type="float">
            <text:p>1120</text:p>
          </table:table-cell>
          <table:table-cell table:formula="of:=[.B1501]-[.B$2]" office:value-type="float" office:value="43.6632494926453" calcext:value-type="float">
            <text:p>43.6632494926</text:p>
          </table:table-cell>
          <table:table-cell table:formula="of:=[.C1501]/([.D1501]-[.D1500])" office:value-type="float" office:value="98762.1250919794" calcext:value-type="float">
            <text:p>98762.12509197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6446823.67484" calcext:value-type="float">
            <text:p>1456446823.67484</text:p>
          </table:table-cell>
          <table:table-cell office:value-type="float" office:value="1120" calcext:value-type="float">
            <text:p>1120</text:p>
          </table:table-cell>
          <table:table-cell table:formula="of:=[.B1502]-[.B$2]" office:value-type="float" office:value="43.6745872497559" calcext:value-type="float">
            <text:p>43.6745872498</text:p>
          </table:table-cell>
          <table:table-cell table:formula="of:=[.C1502]/([.D1502]-[.D1501])" office:value-type="float" office:value="98784.9703494974" calcext:value-type="float">
            <text:p>98784.970349497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56446823.68617" calcext:value-type="float">
            <text:p>1456446823.68617</text:p>
          </table:table-cell>
          <table:table-cell office:value-type="float" office:value="1120" calcext:value-type="float">
            <text:p>1120</text:p>
          </table:table-cell>
          <table:table-cell table:formula="of:=[.B1503]-[.B$2]" office:value-type="float" office:value="43.6859169006348" calcext:value-type="float">
            <text:p>43.6859169006</text:p>
          </table:table-cell>
          <table:table-cell table:formula="of:=[.C1503]/([.D1503]-[.D1502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56446823.6975" calcext:value-type="float">
            <text:p>1456446823.6975</text:p>
          </table:table-cell>
          <table:table-cell office:value-type="float" office:value="1120" calcext:value-type="float">
            <text:p>1120</text:p>
          </table:table-cell>
          <table:table-cell table:formula="of:=[.B1504]-[.B$2]" office:value-type="float" office:value="43.6972541809082" calcext:value-type="float">
            <text:p>43.6972541809</text:p>
          </table:table-cell>
          <table:table-cell table:formula="of:=[.C1504]/([.D1504]-[.D1503])" office:value-type="float" office:value="98789.1251682369" calcext:value-type="float">
            <text:p>98789.125168236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56446823.70884" calcext:value-type="float">
            <text:p>1456446823.70884</text:p>
          </table:table-cell>
          <table:table-cell office:value-type="float" office:value="1120" calcext:value-type="float">
            <text:p>1120</text:p>
          </table:table-cell>
          <table:table-cell table:formula="of:=[.B1505]-[.B$2]" office:value-type="float" office:value="43.7085871696472" calcext:value-type="float">
            <text:p>43.7085871696</text:p>
          </table:table-cell>
          <table:table-cell table:formula="of:=[.C1505]/([.D1505]-[.D1504])" office:value-type="float" office:value="98826.5342702066" calcext:value-type="float">
            <text:p>98826.534270206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56446823.72017" calcext:value-type="float">
            <text:p>1456446823.72017</text:p>
          </table:table-cell>
          <table:table-cell office:value-type="float" office:value="1120" calcext:value-type="float">
            <text:p>1120</text:p>
          </table:table-cell>
          <table:table-cell table:formula="of:=[.B1506]-[.B$2]" office:value-type="float" office:value="43.7199227809906" calcext:value-type="float">
            <text:p>43.719922781</text:p>
          </table:table-cell>
          <table:table-cell table:formula="of:=[.C1506]/([.D1506]-[.D1505])" office:value-type="float" office:value="98803.669786518" calcext:value-type="float">
            <text:p>98803.66978651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56446823.73154" calcext:value-type="float">
            <text:p>1456446823.73154</text:p>
          </table:table-cell>
          <table:table-cell office:value-type="float" office:value="1120" calcext:value-type="float">
            <text:p>1120</text:p>
          </table:table-cell>
          <table:table-cell table:formula="of:=[.B1507]-[.B$2]" office:value-type="float" office:value="43.7312872409821" calcext:value-type="float">
            <text:p>43.731287241</text:p>
          </table:table-cell>
          <table:table-cell table:formula="of:=[.C1507]/([.D1507]-[.D1506])" office:value-type="float" office:value="98552.8569630344" calcext:value-type="float">
            <text:p>98552.856963034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56446823.74288" calcext:value-type="float">
            <text:p>1456446823.74288</text:p>
          </table:table-cell>
          <table:table-cell office:value-type="float" office:value="1120" calcext:value-type="float">
            <text:p>1120</text:p>
          </table:table-cell>
          <table:table-cell table:formula="of:=[.B1508]-[.B$2]" office:value-type="float" office:value="43.7426328659058" calcext:value-type="float">
            <text:p>43.7426328659</text:p>
          </table:table-cell>
          <table:table-cell table:formula="of:=[.C1508]/([.D1508]-[.D1507])" office:value-type="float" office:value="98716.4662617942" calcext:value-type="float">
            <text:p>98716.466261794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56446823.75422" calcext:value-type="float">
            <text:p>1456446823.75422</text:p>
          </table:table-cell>
          <table:table-cell office:value-type="float" office:value="1120" calcext:value-type="float">
            <text:p>1120</text:p>
          </table:table-cell>
          <table:table-cell table:formula="of:=[.B1509]-[.B$2]" office:value-type="float" office:value="43.753969669342" calcext:value-type="float">
            <text:p>43.7539696693</text:p>
          </table:table-cell>
          <table:table-cell table:formula="of:=[.C1509]/([.D1509]-[.D1508])" office:value-type="float" office:value="98793.2803364879" calcext:value-type="float">
            <text:p>98793.280336487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56446823.76557" calcext:value-type="float">
            <text:p>1456446823.76557</text:p>
          </table:table-cell>
          <table:table-cell office:value-type="float" office:value="1120" calcext:value-type="float">
            <text:p>1120</text:p>
          </table:table-cell>
          <table:table-cell table:formula="of:=[.B1510]-[.B$2]" office:value-type="float" office:value="43.7653150558472" calcext:value-type="float">
            <text:p>43.7653150558</text:p>
          </table:table-cell>
          <table:table-cell table:formula="of:=[.C1510]/([.D1510]-[.D1509])" office:value-type="float" office:value="98718.5407472786" calcext:value-type="float">
            <text:p>98718.540747278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56446823.7769" calcext:value-type="float">
            <text:p>1456446823.7769</text:p>
          </table:table-cell>
          <table:table-cell office:value-type="float" office:value="1120" calcext:value-type="float">
            <text:p>1120</text:p>
          </table:table-cell>
          <table:table-cell table:formula="of:=[.B1511]-[.B$2]" office:value-type="float" office:value="43.7766489982605" calcext:value-type="float">
            <text:p>43.7766489983</text:p>
          </table:table-cell>
          <table:table-cell table:formula="of:=[.C1511]/([.D1511]-[.D1510])" office:value-type="float" office:value="98818.2186882073" calcext:value-type="float">
            <text:p>98818.218688207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56446823.78823" calcext:value-type="float">
            <text:p>1456446823.78823</text:p>
          </table:table-cell>
          <table:table-cell office:value-type="float" office:value="1120" calcext:value-type="float">
            <text:p>1120</text:p>
          </table:table-cell>
          <table:table-cell table:formula="of:=[.B1512]-[.B$2]" office:value-type="float" office:value="43.787980556488" calcext:value-type="float">
            <text:p>43.7879805565</text:p>
          </table:table-cell>
          <table:table-cell table:formula="of:=[.C1512]/([.D1512]-[.D1511])" office:value-type="float" office:value="98839.0102676317" calcext:value-type="float">
            <text:p>98839.010267631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56446823.79956" calcext:value-type="float">
            <text:p>1456446823.79956</text:p>
          </table:table-cell>
          <table:table-cell office:value-type="float" office:value="1120" calcext:value-type="float">
            <text:p>1120</text:p>
          </table:table-cell>
          <table:table-cell table:formula="of:=[.B1513]-[.B$2]" office:value-type="float" office:value="43.799311876297" calcext:value-type="float">
            <text:p>43.7993118763</text:p>
          </table:table-cell>
          <table:table-cell table:formula="of:=[.C1513]/([.D1513]-[.D1512])" office:value-type="float" office:value="98841.0899067898" calcext:value-type="float">
            <text:p>98841.089906789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56446823.81089" calcext:value-type="float">
            <text:p>1456446823.81089</text:p>
          </table:table-cell>
          <table:table-cell office:value-type="float" office:value="1120" calcext:value-type="float">
            <text:p>1120</text:p>
          </table:table-cell>
          <table:table-cell table:formula="of:=[.B1514]-[.B$2]" office:value-type="float" office:value="43.8106415271759" calcext:value-type="float">
            <text:p>43.8106415272</text:p>
          </table:table-cell>
          <table:table-cell table:formula="of:=[.C1514]/([.D1514]-[.D1513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56446823.82223" calcext:value-type="float">
            <text:p>1456446823.82223</text:p>
          </table:table-cell>
          <table:table-cell office:value-type="float" office:value="1120" calcext:value-type="float">
            <text:p>1120</text:p>
          </table:table-cell>
          <table:table-cell table:formula="of:=[.B1515]-[.B$2]" office:value-type="float" office:value="43.8219771385193" calcext:value-type="float">
            <text:p>43.8219771385</text:p>
          </table:table-cell>
          <table:table-cell table:formula="of:=[.C1515]/([.D1515]-[.D1514])" office:value-type="float" office:value="98803.669786518" calcext:value-type="float">
            <text:p>98803.66978651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56446823.83356" calcext:value-type="float">
            <text:p>1456446823.83356</text:p>
          </table:table-cell>
          <table:table-cell office:value-type="float" office:value="1120" calcext:value-type="float">
            <text:p>1120</text:p>
          </table:table-cell>
          <table:table-cell table:formula="of:=[.B1516]-[.B$2]" office:value-type="float" office:value="43.833310842514" calcext:value-type="float">
            <text:p>43.8333108425</text:p>
          </table:table-cell>
          <table:table-cell table:formula="of:=[.C1516]/([.D1516]-[.D1515])" office:value-type="float" office:value="98820.2974525107" calcext:value-type="float">
            <text:p>98820.297452510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56446823.8449" calcext:value-type="float">
            <text:p>1456446823.8449</text:p>
          </table:table-cell>
          <table:table-cell office:value-type="float" office:value="1120" calcext:value-type="float">
            <text:p>1120</text:p>
          </table:table-cell>
          <table:table-cell table:formula="of:=[.B1517]-[.B$2]" office:value-type="float" office:value="43.8446531295776" calcext:value-type="float">
            <text:p>43.8446531296</text:p>
          </table:table-cell>
          <table:table-cell table:formula="of:=[.C1517]/([.D1517]-[.D1516])" office:value-type="float" office:value="98745.5169949341" calcext:value-type="float">
            <text:p>98745.516994934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56446823.85624" calcext:value-type="float">
            <text:p>1456446823.85624</text:p>
          </table:table-cell>
          <table:table-cell office:value-type="float" office:value="1120" calcext:value-type="float">
            <text:p>1120</text:p>
          </table:table-cell>
          <table:table-cell table:formula="of:=[.B1518]-[.B$2]" office:value-type="float" office:value="43.8559885025024" calcext:value-type="float">
            <text:p>43.8559885025</text:p>
          </table:table-cell>
          <table:table-cell table:formula="of:=[.C1518]/([.D1518]-[.D1517])" office:value-type="float" office:value="98805.7479387515" calcext:value-type="float">
            <text:p>98805.747938751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56446823.86757" calcext:value-type="float">
            <text:p>1456446823.86757</text:p>
          </table:table-cell>
          <table:table-cell office:value-type="float" office:value="1120" calcext:value-type="float">
            <text:p>1120</text:p>
          </table:table-cell>
          <table:table-cell table:formula="of:=[.B1519]-[.B$2]" office:value-type="float" office:value="43.8673202991486" calcext:value-type="float">
            <text:p>43.8673202991</text:p>
          </table:table-cell>
          <table:table-cell table:formula="of:=[.C1519]/([.D1519]-[.D1518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56446823.8789" calcext:value-type="float">
            <text:p>1456446823.8789</text:p>
          </table:table-cell>
          <table:table-cell office:value-type="float" office:value="1120" calcext:value-type="float">
            <text:p>1120</text:p>
          </table:table-cell>
          <table:table-cell table:formula="of:=[.B1520]-[.B$2]" office:value-type="float" office:value="43.8786511421204" calcext:value-type="float">
            <text:p>43.8786511421</text:p>
          </table:table-cell>
          <table:table-cell table:formula="of:=[.C1520]/([.D1520]-[.D1519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56446823.89023" calcext:value-type="float">
            <text:p>1456446823.89023</text:p>
          </table:table-cell>
          <table:table-cell office:value-type="float" office:value="1120" calcext:value-type="float">
            <text:p>1120</text:p>
          </table:table-cell>
          <table:table-cell table:formula="of:=[.B1521]-[.B$2]" office:value-type="float" office:value="43.889981508255" calcext:value-type="float">
            <text:p>43.8899815083</text:p>
          </table:table-cell>
          <table:table-cell table:formula="of:=[.C1521]/([.D1521]-[.D1520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6446823.90156" calcext:value-type="float">
            <text:p>1456446823.90156</text:p>
          </table:table-cell>
          <table:table-cell office:value-type="float" office:value="1120" calcext:value-type="float">
            <text:p>1120</text:p>
          </table:table-cell>
          <table:table-cell table:formula="of:=[.B1522]-[.B$2]" office:value-type="float" office:value="43.9013123512268" calcext:value-type="float">
            <text:p>43.9013123512</text:p>
          </table:table-cell>
          <table:table-cell table:formula="of:=[.C1522]/([.D1522]-[.D1521])" office:value-type="float" office:value="98845.2494476591" calcext:value-type="float">
            <text:p>98845.249447659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56446823.91289" calcext:value-type="float">
            <text:p>1456446823.91289</text:p>
          </table:table-cell>
          <table:table-cell office:value-type="float" office:value="1120" calcext:value-type="float">
            <text:p>1120</text:p>
          </table:table-cell>
          <table:table-cell table:formula="of:=[.B1523]-[.B$2]" office:value-type="float" office:value="43.9126422405243" calcext:value-type="float">
            <text:p>43.9126422405</text:p>
          </table:table-cell>
          <table:table-cell table:formula="of:=[.C1523]/([.D1523]-[.D1522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56446823.92422" calcext:value-type="float">
            <text:p>1456446823.92422</text:p>
          </table:table-cell>
          <table:table-cell office:value-type="float" office:value="1120" calcext:value-type="float">
            <text:p>1120</text:p>
          </table:table-cell>
          <table:table-cell table:formula="of:=[.B1524]-[.B$2]" office:value-type="float" office:value="43.9239721298218" calcext:value-type="float">
            <text:p>43.9239721298</text:p>
          </table:table-cell>
          <table:table-cell table:formula="of:=[.C1524]/([.D1524]-[.D1523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56446823.93555" calcext:value-type="float">
            <text:p>1456446823.93555</text:p>
          </table:table-cell>
          <table:table-cell office:value-type="float" office:value="1120" calcext:value-type="float">
            <text:p>1120</text:p>
          </table:table-cell>
          <table:table-cell table:formula="of:=[.B1525]-[.B$2]" office:value-type="float" office:value="43.935302734375" calcext:value-type="float">
            <text:p>43.9353027344</text:p>
          </table:table-cell>
          <table:table-cell table:formula="of:=[.C1525]/([.D1525]-[.D1524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56446823.94688" calcext:value-type="float">
            <text:p>1456446823.94688</text:p>
          </table:table-cell>
          <table:table-cell office:value-type="float" office:value="1120" calcext:value-type="float">
            <text:p>1120</text:p>
          </table:table-cell>
          <table:table-cell table:formula="of:=[.B1526]-[.B$2]" office:value-type="float" office:value="43.9466314315796" calcext:value-type="float">
            <text:p>43.9466314316</text:p>
          </table:table-cell>
          <table:table-cell table:formula="of:=[.C1526]/([.D1526]-[.D1525])" office:value-type="float" office:value="98863.9717147908" calcext:value-type="float">
            <text:p>98863.9717147908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56446823.95821" calcext:value-type="float">
            <text:p>1456446823.95821</text:p>
          </table:table-cell>
          <table:table-cell office:value-type="float" office:value="1120" calcext:value-type="float">
            <text:p>1120</text:p>
          </table:table-cell>
          <table:table-cell table:formula="of:=[.B1527]-[.B$2]" office:value-type="float" office:value="43.9579608440399" calcext:value-type="float">
            <text:p>43.957960844</text:p>
          </table:table-cell>
          <table:table-cell table:formula="of:=[.C1527]/([.D1527]-[.D1526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56446823.96955" calcext:value-type="float">
            <text:p>1456446823.96955</text:p>
          </table:table-cell>
          <table:table-cell office:value-type="float" office:value="1120" calcext:value-type="float">
            <text:p>1120</text:p>
          </table:table-cell>
          <table:table-cell table:formula="of:=[.B1528]-[.B$2]" office:value-type="float" office:value="43.9692945480347" calcext:value-type="float">
            <text:p>43.969294548</text:p>
          </table:table-cell>
          <table:table-cell table:formula="of:=[.C1528]/([.D1528]-[.D1527])" office:value-type="float" office:value="98820.2974525107" calcext:value-type="float">
            <text:p>98820.297452510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56446823.98088" calcext:value-type="float">
            <text:p>1456446823.98088</text:p>
          </table:table-cell>
          <table:table-cell office:value-type="float" office:value="1120" calcext:value-type="float">
            <text:p>1120</text:p>
          </table:table-cell>
          <table:table-cell table:formula="of:=[.B1529]-[.B$2]" office:value-type="float" office:value="43.9806263446808" calcext:value-type="float">
            <text:p>43.9806263447</text:p>
          </table:table-cell>
          <table:table-cell table:formula="of:=[.C1529]/([.D1529]-[.D1528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56446823.99221" calcext:value-type="float">
            <text:p>1456446823.99221</text:p>
          </table:table-cell>
          <table:table-cell office:value-type="float" office:value="1120" calcext:value-type="float">
            <text:p>1120</text:p>
          </table:table-cell>
          <table:table-cell table:formula="of:=[.B1530]-[.B$2]" office:value-type="float" office:value="43.99196434021" calcext:value-type="float">
            <text:p>43.9919643402</text:p>
          </table:table-cell>
          <table:table-cell table:formula="of:=[.C1530]/([.D1530]-[.D1529])" office:value-type="float" office:value="98782.8930711807" calcext:value-type="float">
            <text:p>98782.893071180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56446824.00359" calcext:value-type="float">
            <text:p>1456446824.00359</text:p>
          </table:table-cell>
          <table:table-cell office:value-type="float" office:value="1120" calcext:value-type="float">
            <text:p>1120</text:p>
          </table:table-cell>
          <table:table-cell table:formula="of:=[.B1531]-[.B$2]" office:value-type="float" office:value="44.0033440589905" calcext:value-type="float">
            <text:p>44.003344059</text:p>
          </table:table-cell>
          <table:table-cell table:formula="of:=[.C1531]/([.D1531]-[.D1530])" office:value-type="float" office:value="98420.7098261052" calcext:value-type="float">
            <text:p>98420.709826105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56446824.01497" calcext:value-type="float">
            <text:p>1456446824.01497</text:p>
          </table:table-cell>
          <table:table-cell office:value-type="float" office:value="1120" calcext:value-type="float">
            <text:p>1120</text:p>
          </table:table-cell>
          <table:table-cell table:formula="of:=[.B1532]-[.B$2]" office:value-type="float" office:value="44.0147187709808" calcext:value-type="float">
            <text:p>44.014718771</text:p>
          </table:table-cell>
          <table:table-cell table:formula="of:=[.C1532]/([.D1532]-[.D1531])" office:value-type="float" office:value="98464.0315244503" calcext:value-type="float">
            <text:p>98464.031524450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56446824.02635" calcext:value-type="float">
            <text:p>1456446824.02635</text:p>
          </table:table-cell>
          <table:table-cell office:value-type="float" office:value="1120" calcext:value-type="float">
            <text:p>1120</text:p>
          </table:table-cell>
          <table:table-cell table:formula="of:=[.B1533]-[.B$2]" office:value-type="float" office:value="44.0261037349701" calcext:value-type="float">
            <text:p>44.026103735</text:p>
          </table:table-cell>
          <table:table-cell table:formula="of:=[.C1533]/([.D1533]-[.D1532])" office:value-type="float" office:value="98375.3660579662" calcext:value-type="float">
            <text:p>98375.366057966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6446824.03766" calcext:value-type="float">
            <text:p>1456446824.03766</text:p>
          </table:table-cell>
          <table:table-cell office:value-type="float" office:value="1120" calcext:value-type="float">
            <text:p>1120</text:p>
          </table:table-cell>
          <table:table-cell table:formula="of:=[.B1534]-[.B$2]" office:value-type="float" office:value="44.0374085903168" calcext:value-type="float">
            <text:p>44.0374085903</text:p>
          </table:table-cell>
          <table:table-cell table:formula="of:=[.C1534]/([.D1534]-[.D1533])" office:value-type="float" office:value="99072.4751138856" calcext:value-type="float">
            <text:p>99072.475113885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56446824.04896" calcext:value-type="float">
            <text:p>1456446824.04896</text:p>
          </table:table-cell>
          <table:table-cell office:value-type="float" office:value="1120" calcext:value-type="float">
            <text:p>1120</text:p>
          </table:table-cell>
          <table:table-cell table:formula="of:=[.B1535]-[.B$2]" office:value-type="float" office:value="44.0487062931061" calcext:value-type="float">
            <text:p>44.0487062931</text:p>
          </table:table-cell>
          <table:table-cell table:formula="of:=[.C1535]/([.D1535]-[.D1534])" office:value-type="float" office:value="99135.1977377285" calcext:value-type="float">
            <text:p>99135.197737728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56446824.06024" calcext:value-type="float">
            <text:p>1456446824.06024</text:p>
          </table:table-cell>
          <table:table-cell office:value-type="float" office:value="1120" calcext:value-type="float">
            <text:p>1120</text:p>
          </table:table-cell>
          <table:table-cell table:formula="of:=[.B1536]-[.B$2]" office:value-type="float" office:value="44.059990644455" calcext:value-type="float">
            <text:p>44.0599906445</text:p>
          </table:table-cell>
          <table:table-cell table:formula="of:=[.C1536]/([.D1536]-[.D1535])" office:value-type="float" office:value="99252.4927107543" calcext:value-type="float">
            <text:p>99252.492710754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56446824.07152" calcext:value-type="float">
            <text:p>1456446824.07152</text:p>
          </table:table-cell>
          <table:table-cell office:value-type="float" office:value="1120" calcext:value-type="float">
            <text:p>1120</text:p>
          </table:table-cell>
          <table:table-cell table:formula="of:=[.B1537]-[.B$2]" office:value-type="float" office:value="44.0712723731995" calcext:value-type="float">
            <text:p>44.0712723732</text:p>
          </table:table-cell>
          <table:table-cell table:formula="of:=[.C1537]/([.D1537]-[.D1536])" office:value-type="float" office:value="99275.5654176969" calcext:value-type="float">
            <text:p>99275.565417696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56446824.0828" calcext:value-type="float">
            <text:p>1456446824.0828</text:p>
          </table:table-cell>
          <table:table-cell office:value-type="float" office:value="1120" calcext:value-type="float">
            <text:p>1120</text:p>
          </table:table-cell>
          <table:table-cell table:formula="of:=[.B1538]-[.B$2]" office:value-type="float" office:value="44.0825493335724" calcext:value-type="float">
            <text:p>44.0825493336</text:p>
          </table:table-cell>
          <table:table-cell table:formula="of:=[.C1538]/([.D1538]-[.D1537])" office:value-type="float" office:value="99317.5432884416" calcext:value-type="float">
            <text:p>99317.543288441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56446824.09408" calcext:value-type="float">
            <text:p>1456446824.09408</text:p>
          </table:table-cell>
          <table:table-cell office:value-type="float" office:value="1120" calcext:value-type="float">
            <text:p>1120</text:p>
          </table:table-cell>
          <table:table-cell table:formula="of:=[.B1539]-[.B$2]" office:value-type="float" office:value="44.0938251018524" calcext:value-type="float">
            <text:p>44.0938251019</text:p>
          </table:table-cell>
          <table:table-cell table:formula="of:=[.C1539]/([.D1539]-[.D1538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56446824.10536" calcext:value-type="float">
            <text:p>1456446824.10536</text:p>
          </table:table-cell>
          <table:table-cell office:value-type="float" office:value="1120" calcext:value-type="float">
            <text:p>1120</text:p>
          </table:table-cell>
          <table:table-cell table:formula="of:=[.B1540]-[.B$2]" office:value-type="float" office:value="44.1051092147827" calcext:value-type="float">
            <text:p>44.1051092148</text:p>
          </table:table-cell>
          <table:table-cell table:formula="of:=[.C1540]/([.D1540]-[.D1539])" office:value-type="float" office:value="99254.5897863889" calcext:value-type="float">
            <text:p>99254.589786388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56446824.11664" calcext:value-type="float">
            <text:p>1456446824.11664</text:p>
          </table:table-cell>
          <table:table-cell office:value-type="float" office:value="1120" calcext:value-type="float">
            <text:p>1120</text:p>
          </table:table-cell>
          <table:table-cell table:formula="of:=[.B1541]-[.B$2]" office:value-type="float" office:value="44.1163880825043" calcext:value-type="float">
            <text:p>44.1163880825</text:p>
          </table:table-cell>
          <table:table-cell table:formula="of:=[.C1541]/([.D1541]-[.D1540])" office:value-type="float" office:value="99300.7478808633" calcext:value-type="float">
            <text:p>99300.747880863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56446824.12792" calcext:value-type="float">
            <text:p>1456446824.12792</text:p>
          </table:table-cell>
          <table:table-cell office:value-type="float" office:value="1120" calcext:value-type="float">
            <text:p>1120</text:p>
          </table:table-cell>
          <table:table-cell table:formula="of:=[.B1542]-[.B$2]" office:value-type="float" office:value="44.12766456604" calcext:value-type="float">
            <text:p>44.127664566</text:p>
          </table:table-cell>
          <table:table-cell table:formula="of:=[.C1542]/([.D1542]-[.D1541])" office:value-type="float" office:value="99321.743028099" calcext:value-type="float">
            <text:p>99321.74302809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56446824.13919" calcext:value-type="float">
            <text:p>1456446824.13919</text:p>
          </table:table-cell>
          <table:table-cell office:value-type="float" office:value="1120" calcext:value-type="float">
            <text:p>1120</text:p>
          </table:table-cell>
          <table:table-cell table:formula="of:=[.B1543]-[.B$2]" office:value-type="float" office:value="44.1389391422272" calcext:value-type="float">
            <text:p>44.1389391422</text:p>
          </table:table-cell>
          <table:table-cell table:formula="of:=[.C1543]/([.D1543]-[.D1542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56446824.15047" calcext:value-type="float">
            <text:p>1456446824.15047</text:p>
          </table:table-cell>
          <table:table-cell office:value-type="float" office:value="1120" calcext:value-type="float">
            <text:p>1120</text:p>
          </table:table-cell>
          <table:table-cell table:formula="of:=[.B1544]-[.B$2]" office:value-type="float" office:value="44.1502144336701" calcext:value-type="float">
            <text:p>44.1502144337</text:p>
          </table:table-cell>
          <table:table-cell table:formula="of:=[.C1544]/([.D1544]-[.D1543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56446824.16174" calcext:value-type="float">
            <text:p>1456446824.16174</text:p>
          </table:table-cell>
          <table:table-cell office:value-type="float" office:value="1120" calcext:value-type="float">
            <text:p>1120</text:p>
          </table:table-cell>
          <table:table-cell table:formula="of:=[.B1545]-[.B$2]" office:value-type="float" office:value="44.1614887714386" calcext:value-type="float">
            <text:p>44.1614887714</text:p>
          </table:table-cell>
          <table:table-cell table:formula="of:=[.C1545]/([.D1545]-[.D1544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6446824.17302" calcext:value-type="float">
            <text:p>1456446824.17302</text:p>
          </table:table-cell>
          <table:table-cell office:value-type="float" office:value="1120" calcext:value-type="float">
            <text:p>1120</text:p>
          </table:table-cell>
          <table:table-cell table:formula="of:=[.B1546]-[.B$2]" office:value-type="float" office:value="44.1727645397186" calcext:value-type="float">
            <text:p>44.1727645397</text:p>
          </table:table-cell>
          <table:table-cell table:formula="of:=[.C1546]/([.D1546]-[.D1545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56446824.18429" calcext:value-type="float">
            <text:p>1456446824.18429</text:p>
          </table:table-cell>
          <table:table-cell office:value-type="float" office:value="1120" calcext:value-type="float">
            <text:p>1120</text:p>
          </table:table-cell>
          <table:table-cell table:formula="of:=[.B1547]-[.B$2]" office:value-type="float" office:value="44.1840374469757" calcext:value-type="float">
            <text:p>44.184037447</text:p>
          </table:table-cell>
          <table:table-cell table:formula="of:=[.C1547]/([.D1547]-[.D1546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56446824.19556" calcext:value-type="float">
            <text:p>1456446824.19556</text:p>
          </table:table-cell>
          <table:table-cell office:value-type="float" office:value="1120" calcext:value-type="float">
            <text:p>1120</text:p>
          </table:table-cell>
          <table:table-cell table:formula="of:=[.B1548]-[.B$2]" office:value-type="float" office:value="44.1953110694885" calcext:value-type="float">
            <text:p>44.1953110695</text:p>
          </table:table-cell>
          <table:table-cell table:formula="of:=[.C1548]/([.D1548]-[.D1547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56446824.20684" calcext:value-type="float">
            <text:p>1456446824.20684</text:p>
          </table:table-cell>
          <table:table-cell office:value-type="float" office:value="1120" calcext:value-type="float">
            <text:p>1120</text:p>
          </table:table-cell>
          <table:table-cell table:formula="of:=[.B1549]-[.B$2]" office:value-type="float" office:value="44.2065854072571" calcext:value-type="float">
            <text:p>44.2065854073</text:p>
          </table:table-cell>
          <table:table-cell table:formula="of:=[.C1549]/([.D1549]-[.D1548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56446824.21811" calcext:value-type="float">
            <text:p>1456446824.21811</text:p>
          </table:table-cell>
          <table:table-cell office:value-type="float" office:value="1120" calcext:value-type="float">
            <text:p>1120</text:p>
          </table:table-cell>
          <table:table-cell table:formula="of:=[.B1550]-[.B$2]" office:value-type="float" office:value="44.2178602218628" calcext:value-type="float">
            <text:p>44.2178602219</text:p>
          </table:table-cell>
          <table:table-cell table:formula="of:=[.C1550]/([.D1550]-[.D1549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56446824.22939" calcext:value-type="float">
            <text:p>1456446824.22939</text:p>
          </table:table-cell>
          <table:table-cell office:value-type="float" office:value="1120" calcext:value-type="float">
            <text:p>1120</text:p>
          </table:table-cell>
          <table:table-cell table:formula="of:=[.B1551]-[.B$2]" office:value-type="float" office:value="44.2291402816772" calcext:value-type="float">
            <text:p>44.2291402817</text:p>
          </table:table-cell>
          <table:table-cell table:formula="of:=[.C1551]/([.D1551]-[.D1550])" office:value-type="float" office:value="99290.2536354413" calcext:value-type="float">
            <text:p>99290.253635441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56446824.24067" calcext:value-type="float">
            <text:p>1456446824.24067</text:p>
          </table:table-cell>
          <table:table-cell office:value-type="float" office:value="1120" calcext:value-type="float">
            <text:p>1120</text:p>
          </table:table-cell>
          <table:table-cell table:formula="of:=[.B1552]-[.B$2]" office:value-type="float" office:value="44.2404181957245" calcext:value-type="float">
            <text:p>44.2404181957</text:p>
          </table:table-cell>
          <table:table-cell table:formula="of:=[.C1552]/([.D1552]-[.D1551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56446824.25194" calcext:value-type="float">
            <text:p>1456446824.25194</text:p>
          </table:table-cell>
          <table:table-cell office:value-type="float" office:value="1120" calcext:value-type="float">
            <text:p>1120</text:p>
          </table:table-cell>
          <table:table-cell table:formula="of:=[.B1553]-[.B$2]" office:value-type="float" office:value="44.2516942024231" calcext:value-type="float">
            <text:p>44.2516942024</text:p>
          </table:table-cell>
          <table:table-cell table:formula="of:=[.C1553]/([.D1553]-[.D1552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56446824.26322" calcext:value-type="float">
            <text:p>1456446824.26322</text:p>
          </table:table-cell>
          <table:table-cell office:value-type="float" office:value="1120" calcext:value-type="float">
            <text:p>1120</text:p>
          </table:table-cell>
          <table:table-cell table:formula="of:=[.B1554]-[.B$2]" office:value-type="float" office:value="44.2629690170288" calcext:value-type="float">
            <text:p>44.262969017</text:p>
          </table:table-cell>
          <table:table-cell table:formula="of:=[.C1554]/([.D1554]-[.D1553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56446824.2745" calcext:value-type="float">
            <text:p>1456446824.2745</text:p>
          </table:table-cell>
          <table:table-cell office:value-type="float" office:value="1120" calcext:value-type="float">
            <text:p>1120</text:p>
          </table:table-cell>
          <table:table-cell table:formula="of:=[.B1555]-[.B$2]" office:value-type="float" office:value="44.2742450237274" calcext:value-type="float">
            <text:p>44.2742450237</text:p>
          </table:table-cell>
          <table:table-cell table:formula="of:=[.C1555]/([.D1555]-[.D1554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56446824.28577" calcext:value-type="float">
            <text:p>1456446824.28577</text:p>
          </table:table-cell>
          <table:table-cell office:value-type="float" office:value="1120" calcext:value-type="float">
            <text:p>1120</text:p>
          </table:table-cell>
          <table:table-cell table:formula="of:=[.B1556]-[.B$2]" office:value-type="float" office:value="44.2855203151703" calcext:value-type="float">
            <text:p>44.2855203152</text:p>
          </table:table-cell>
          <table:table-cell table:formula="of:=[.C1556]/([.D1556]-[.D1555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56446824.29705" calcext:value-type="float">
            <text:p>1456446824.29705</text:p>
          </table:table-cell>
          <table:table-cell office:value-type="float" office:value="1120" calcext:value-type="float">
            <text:p>1120</text:p>
          </table:table-cell>
          <table:table-cell table:formula="of:=[.B1557]-[.B$2]" office:value-type="float" office:value="44.296795129776" calcext:value-type="float">
            <text:p>44.2967951298</text:p>
          </table:table-cell>
          <table:table-cell table:formula="of:=[.C1557]/([.D1557]-[.D1556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56446824.30832" calcext:value-type="float">
            <text:p>1456446824.30832</text:p>
          </table:table-cell>
          <table:table-cell office:value-type="float" office:value="1120" calcext:value-type="float">
            <text:p>1120</text:p>
          </table:table-cell>
          <table:table-cell table:formula="of:=[.B1558]-[.B$2]" office:value-type="float" office:value="44.3080704212189" calcext:value-type="float">
            <text:p>44.3080704212</text:p>
          </table:table-cell>
          <table:table-cell table:formula="of:=[.C1558]/([.D1558]-[.D1557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56446824.3196" calcext:value-type="float">
            <text:p>1456446824.3196</text:p>
          </table:table-cell>
          <table:table-cell office:value-type="float" office:value="1120" calcext:value-type="float">
            <text:p>1120</text:p>
          </table:table-cell>
          <table:table-cell table:formula="of:=[.B1559]-[.B$2]" office:value-type="float" office:value="44.3193447589874" calcext:value-type="float">
            <text:p>44.319344759</text:p>
          </table:table-cell>
          <table:table-cell table:formula="of:=[.C1559]/([.D1559]-[.D1558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56446824.33087" calcext:value-type="float">
            <text:p>1456446824.33087</text:p>
          </table:table-cell>
          <table:table-cell office:value-type="float" office:value="1120" calcext:value-type="float">
            <text:p>1120</text:p>
          </table:table-cell>
          <table:table-cell table:formula="of:=[.B1560]-[.B$2]" office:value-type="float" office:value="44.330619096756" calcext:value-type="float">
            <text:p>44.3306190968</text:p>
          </table:table-cell>
          <table:table-cell table:formula="of:=[.C1560]/([.D1560]-[.D1559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56446824.34215" calcext:value-type="float">
            <text:p>1456446824.34215</text:p>
          </table:table-cell>
          <table:table-cell office:value-type="float" office:value="1120" calcext:value-type="float">
            <text:p>1120</text:p>
          </table:table-cell>
          <table:table-cell table:formula="of:=[.B1561]-[.B$2]" office:value-type="float" office:value="44.3418972492218" calcext:value-type="float">
            <text:p>44.3418972492</text:p>
          </table:table-cell>
          <table:table-cell table:formula="of:=[.C1561]/([.D1561]-[.D1560])" office:value-type="float" office:value="99307.0454929816" calcext:value-type="float">
            <text:p>99307.045492981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56446824.35343" calcext:value-type="float">
            <text:p>1456446824.35343</text:p>
          </table:table-cell>
          <table:table-cell office:value-type="float" office:value="1120" calcext:value-type="float">
            <text:p>1120</text:p>
          </table:table-cell>
          <table:table-cell table:formula="of:=[.B1562]-[.B$2]" office:value-type="float" office:value="44.3531761169434" calcext:value-type="float">
            <text:p>44.3531761169</text:p>
          </table:table-cell>
          <table:table-cell table:formula="of:=[.C1562]/([.D1562]-[.D1561])" office:value-type="float" office:value="99300.7478808633" calcext:value-type="float">
            <text:p>99300.747880863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56446824.36472" calcext:value-type="float">
            <text:p>1456446824.36472</text:p>
          </table:table-cell>
          <table:table-cell office:value-type="float" office:value="1120" calcext:value-type="float">
            <text:p>1120</text:p>
          </table:table-cell>
          <table:table-cell table:formula="of:=[.B1563]-[.B$2]" office:value-type="float" office:value="44.3644726276398" calcext:value-type="float">
            <text:p>44.3644726276</text:p>
          </table:table-cell>
          <table:table-cell table:formula="of:=[.C1563]/([.D1563]-[.D1562])" office:value-type="float" office:value="99145.6592304932" calcext:value-type="float">
            <text:p>99145.659230493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56446824.37601" calcext:value-type="float">
            <text:p>1456446824.37601</text:p>
          </table:table-cell>
          <table:table-cell office:value-type="float" office:value="1120" calcext:value-type="float">
            <text:p>1120</text:p>
          </table:table-cell>
          <table:table-cell table:formula="of:=[.B1564]-[.B$2]" office:value-type="float" office:value="44.3757562637329" calcext:value-type="float">
            <text:p>44.3757562637</text:p>
          </table:table-cell>
          <table:table-cell table:formula="of:=[.C1564]/([.D1564]-[.D1563])" office:value-type="float" office:value="99258.7842035202" calcext:value-type="float">
            <text:p>99258.784203520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56446824.38729" calcext:value-type="float">
            <text:p>1456446824.38729</text:p>
          </table:table-cell>
          <table:table-cell office:value-type="float" office:value="1120" calcext:value-type="float">
            <text:p>1120</text:p>
          </table:table-cell>
          <table:table-cell table:formula="of:=[.B1565]-[.B$2]" office:value-type="float" office:value="44.3870365619659" calcext:value-type="float">
            <text:p>44.387036562</text:p>
          </table:table-cell>
          <table:table-cell table:formula="of:=[.C1565]/([.D1565]-[.D1564])" office:value-type="float" office:value="99288.1550525226" calcext:value-type="float">
            <text:p>99288.155052522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56446824.39856" calcext:value-type="float">
            <text:p>1456446824.39856</text:p>
          </table:table-cell>
          <table:table-cell office:value-type="float" office:value="1120" calcext:value-type="float">
            <text:p>1120</text:p>
          </table:table-cell>
          <table:table-cell table:formula="of:=[.B1566]-[.B$2]" office:value-type="float" office:value="44.3983125686646" calcext:value-type="float">
            <text:p>44.3983125687</text:p>
          </table:table-cell>
          <table:table-cell table:formula="of:=[.C1566]/([.D1566]-[.D1565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56446824.40979" calcext:value-type="float">
            <text:p>1456446824.40979</text:p>
          </table:table-cell>
          <table:table-cell office:value-type="float" office:value="1120" calcext:value-type="float">
            <text:p>1120</text:p>
          </table:table-cell>
          <table:table-cell table:formula="of:=[.B1567]-[.B$2]" office:value-type="float" office:value="44.4095432758331" calcext:value-type="float">
            <text:p>44.4095432758</text:p>
          </table:table-cell>
          <table:table-cell table:formula="of:=[.C1567]/([.D1567]-[.D1566])" office:value-type="float" office:value="99726.5784948519" calcext:value-type="float">
            <text:p>99726.578494851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56446824.42107" calcext:value-type="float">
            <text:p>1456446824.42107</text:p>
          </table:table-cell>
          <table:table-cell office:value-type="float" office:value="1120" calcext:value-type="float">
            <text:p>1120</text:p>
          </table:table-cell>
          <table:table-cell table:formula="of:=[.B1568]-[.B$2]" office:value-type="float" office:value="44.4208199977875" calcext:value-type="float">
            <text:p>44.4208199978</text:p>
          </table:table-cell>
          <table:table-cell table:formula="of:=[.C1568]/([.D1568]-[.D1567])" office:value-type="float" office:value="99319.6431138737" calcext:value-type="float">
            <text:p>99319.643113873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56446824.43234" calcext:value-type="float">
            <text:p>1456446824.43234</text:p>
          </table:table-cell>
          <table:table-cell office:value-type="float" office:value="1120" calcext:value-type="float">
            <text:p>1120</text:p>
          </table:table-cell>
          <table:table-cell table:formula="of:=[.B1569]-[.B$2]" office:value-type="float" office:value="44.4320938587189" calcext:value-type="float">
            <text:p>44.4320938587</text:p>
          </table:table-cell>
          <table:table-cell table:formula="of:=[.C1569]/([.D1569]-[.D1568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56446824.44362" calcext:value-type="float">
            <text:p>1456446824.44362</text:p>
          </table:table-cell>
          <table:table-cell office:value-type="float" office:value="1120" calcext:value-type="float">
            <text:p>1120</text:p>
          </table:table-cell>
          <table:table-cell table:formula="of:=[.B1570]-[.B$2]" office:value-type="float" office:value="44.4433677196503" calcext:value-type="float">
            <text:p>44.4433677197</text:p>
          </table:table-cell>
          <table:table-cell table:formula="of:=[.C1570]/([.D1570]-[.D1569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56446824.45489" calcext:value-type="float">
            <text:p>1456446824.45489</text:p>
          </table:table-cell>
          <table:table-cell office:value-type="float" office:value="1120" calcext:value-type="float">
            <text:p>1120</text:p>
          </table:table-cell>
          <table:table-cell table:formula="of:=[.B1571]-[.B$2]" office:value-type="float" office:value="44.4546427726746" calcext:value-type="float">
            <text:p>44.4546427727</text:p>
          </table:table-cell>
          <table:table-cell table:formula="of:=[.C1571]/([.D1571]-[.D1570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56446824.46617" calcext:value-type="float">
            <text:p>1456446824.46617</text:p>
          </table:table-cell>
          <table:table-cell office:value-type="float" office:value="1120" calcext:value-type="float">
            <text:p>1120</text:p>
          </table:table-cell>
          <table:table-cell table:formula="of:=[.B1572]-[.B$2]" office:value-type="float" office:value="44.4659163951874" calcext:value-type="float">
            <text:p>44.4659163952</text:p>
          </table:table-cell>
          <table:table-cell table:formula="of:=[.C1572]/([.D1572]-[.D1571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56446824.47744" calcext:value-type="float">
            <text:p>1456446824.47744</text:p>
          </table:table-cell>
          <table:table-cell office:value-type="float" office:value="1120" calcext:value-type="float">
            <text:p>1120</text:p>
          </table:table-cell>
          <table:table-cell table:formula="of:=[.B1573]-[.B$2]" office:value-type="float" office:value="44.4771916866303" calcext:value-type="float">
            <text:p>44.4771916866</text:p>
          </table:table-cell>
          <table:table-cell table:formula="of:=[.C1573]/([.D1573]-[.D1572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56446824.48872" calcext:value-type="float">
            <text:p>1456446824.48872</text:p>
          </table:table-cell>
          <table:table-cell office:value-type="float" office:value="1120" calcext:value-type="float">
            <text:p>1120</text:p>
          </table:table-cell>
          <table:table-cell table:formula="of:=[.B1574]-[.B$2]" office:value-type="float" office:value="44.4884734153748" calcext:value-type="float">
            <text:p>44.4884734154</text:p>
          </table:table-cell>
          <table:table-cell table:formula="of:=[.C1574]/([.D1574]-[.D1573])" office:value-type="float" office:value="99275.5654176969" calcext:value-type="float">
            <text:p>99275.565417696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6446824.49996" calcext:value-type="float">
            <text:p>1456446824.49996</text:p>
          </table:table-cell>
          <table:table-cell office:value-type="float" office:value="1120" calcext:value-type="float">
            <text:p>1120</text:p>
          </table:table-cell>
          <table:table-cell table:formula="of:=[.B1575]-[.B$2]" office:value-type="float" office:value="44.4997131824493" calcext:value-type="float">
            <text:p>44.4997131824</text:p>
          </table:table-cell>
          <table:table-cell table:formula="of:=[.C1575]/([.D1575]-[.D1574])" office:value-type="float" office:value="99646.1930721422" calcext:value-type="float">
            <text:p>99646.193072142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56446824.51124" calcext:value-type="float">
            <text:p>1456446824.51124</text:p>
          </table:table-cell>
          <table:table-cell office:value-type="float" office:value="1120" calcext:value-type="float">
            <text:p>1120</text:p>
          </table:table-cell>
          <table:table-cell table:formula="of:=[.B1576]-[.B$2]" office:value-type="float" office:value="44.5109901428223" calcext:value-type="float">
            <text:p>44.5109901428</text:p>
          </table:table-cell>
          <table:table-cell table:formula="of:=[.C1576]/([.D1576]-[.D1575])" office:value-type="float" office:value="99317.5432884416" calcext:value-type="float">
            <text:p>99317.543288441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56446824.52252" calcext:value-type="float">
            <text:p>1456446824.52252</text:p>
          </table:table-cell>
          <table:table-cell office:value-type="float" office:value="1120" calcext:value-type="float">
            <text:p>1120</text:p>
          </table:table-cell>
          <table:table-cell table:formula="of:=[.B1577]-[.B$2]" office:value-type="float" office:value="44.5222663879395" calcext:value-type="float">
            <text:p>44.5222663879</text:p>
          </table:table-cell>
          <table:table-cell table:formula="of:=[.C1577]/([.D1577]-[.D1576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56446824.53379" calcext:value-type="float">
            <text:p>1456446824.53379</text:p>
          </table:table-cell>
          <table:table-cell office:value-type="float" office:value="1120" calcext:value-type="float">
            <text:p>1120</text:p>
          </table:table-cell>
          <table:table-cell table:formula="of:=[.B1578]-[.B$2]" office:value-type="float" office:value="44.5335400104523" calcext:value-type="float">
            <text:p>44.5335400105</text:p>
          </table:table-cell>
          <table:table-cell table:formula="of:=[.C1578]/([.D1578]-[.D1577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56446824.54507" calcext:value-type="float">
            <text:p>1456446824.54507</text:p>
          </table:table-cell>
          <table:table-cell office:value-type="float" office:value="1120" calcext:value-type="float">
            <text:p>1120</text:p>
          </table:table-cell>
          <table:table-cell table:formula="of:=[.B1579]-[.B$2]" office:value-type="float" office:value="44.5448143482208" calcext:value-type="float">
            <text:p>44.5448143482</text:p>
          </table:table-cell>
          <table:table-cell table:formula="of:=[.C1579]/([.D1579]-[.D1578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56446824.55634" calcext:value-type="float">
            <text:p>1456446824.55634</text:p>
          </table:table-cell>
          <table:table-cell office:value-type="float" office:value="1120" calcext:value-type="float">
            <text:p>1120</text:p>
          </table:table-cell>
          <table:table-cell table:formula="of:=[.B1580]-[.B$2]" office:value-type="float" office:value="44.556088924408" calcext:value-type="float">
            <text:p>44.5560889244</text:p>
          </table:table-cell>
          <table:table-cell table:formula="of:=[.C1580]/([.D1580]-[.D1579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56446824.56761" calcext:value-type="float">
            <text:p>1456446824.56761</text:p>
          </table:table-cell>
          <table:table-cell office:value-type="float" office:value="1120" calcext:value-type="float">
            <text:p>1120</text:p>
          </table:table-cell>
          <table:table-cell table:formula="of:=[.B1581]-[.B$2]" office:value-type="float" office:value="44.5673637390137" calcext:value-type="float">
            <text:p>44.567363739</text:p>
          </table:table-cell>
          <table:table-cell table:formula="of:=[.C1581]/([.D1581]-[.D1580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456446824.57889" calcext:value-type="float">
            <text:p>1456446824.57889</text:p>
          </table:table-cell>
          <table:table-cell office:value-type="float" office:value="1120" calcext:value-type="float">
            <text:p>1120</text:p>
          </table:table-cell>
          <table:table-cell table:formula="of:=[.B1582]-[.B$2]" office:value-type="float" office:value="44.5786366462708" calcext:value-type="float">
            <text:p>44.5786366463</text:p>
          </table:table-cell>
          <table:table-cell table:formula="of:=[.C1582]/([.D1582]-[.D1581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56446824.59016" calcext:value-type="float">
            <text:p>1456446824.59016</text:p>
          </table:table-cell>
          <table:table-cell office:value-type="float" office:value="1120" calcext:value-type="float">
            <text:p>1120</text:p>
          </table:table-cell>
          <table:table-cell table:formula="of:=[.B1583]-[.B$2]" office:value-type="float" office:value="44.5899095535278" calcext:value-type="float">
            <text:p>44.5899095535</text:p>
          </table:table-cell>
          <table:table-cell table:formula="of:=[.C1583]/([.D1583]-[.D1582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56446824.60147" calcext:value-type="float">
            <text:p>1456446824.60147</text:p>
          </table:table-cell>
          <table:table-cell office:value-type="float" office:value="1120" calcext:value-type="float">
            <text:p>1120</text:p>
          </table:table-cell>
          <table:table-cell table:formula="of:=[.B1584]-[.B$2]" office:value-type="float" office:value="44.6012194156647" calcext:value-type="float">
            <text:p>44.6012194157</text:p>
          </table:table-cell>
          <table:table-cell table:formula="of:=[.C1584]/([.D1584]-[.D1583])" office:value-type="float" office:value="99028.6164808061" calcext:value-type="float">
            <text:p>99028.616480806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56446824.61276" calcext:value-type="float">
            <text:p>1456446824.61276</text:p>
          </table:table-cell>
          <table:table-cell office:value-type="float" office:value="1120" calcext:value-type="float">
            <text:p>1120</text:p>
          </table:table-cell>
          <table:table-cell table:formula="of:=[.B1585]-[.B$2]" office:value-type="float" office:value="44.6125109195709" calcext:value-type="float">
            <text:p>44.6125109196</text:p>
          </table:table-cell>
          <table:table-cell table:formula="of:=[.C1585]/([.D1585]-[.D1584])" office:value-type="float" office:value="99189.6216216216" calcext:value-type="float">
            <text:p>99189.621621621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456446824.62404" calcext:value-type="float">
            <text:p>1456446824.62404</text:p>
          </table:table-cell>
          <table:table-cell office:value-type="float" office:value="1120" calcext:value-type="float">
            <text:p>1120</text:p>
          </table:table-cell>
          <table:table-cell table:formula="of:=[.B1586]-[.B$2]" office:value-type="float" office:value="44.6237938404083" calcext:value-type="float">
            <text:p>44.6237938404</text:p>
          </table:table-cell>
          <table:table-cell table:formula="of:=[.C1586]/([.D1586]-[.D1585])" office:value-type="float" office:value="99265.0764939566" calcext:value-type="float">
            <text:p>99265.076493956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456446824.63532" calcext:value-type="float">
            <text:p>1456446824.63532</text:p>
          </table:table-cell>
          <table:table-cell office:value-type="float" office:value="1120" calcext:value-type="float">
            <text:p>1120</text:p>
          </table:table-cell>
          <table:table-cell table:formula="of:=[.B1587]-[.B$2]" office:value-type="float" office:value="44.6350717544556" calcext:value-type="float">
            <text:p>44.6350717545</text:p>
          </table:table-cell>
          <table:table-cell table:formula="of:=[.C1587]/([.D1587]-[.D1586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456446824.6466" calcext:value-type="float">
            <text:p>1456446824.6466</text:p>
          </table:table-cell>
          <table:table-cell office:value-type="float" office:value="1120" calcext:value-type="float">
            <text:p>1120</text:p>
          </table:table-cell>
          <table:table-cell table:formula="of:=[.B1588]-[.B$2]" office:value-type="float" office:value="44.646347284317" calcext:value-type="float">
            <text:p>44.6463472843</text:p>
          </table:table-cell>
          <table:table-cell table:formula="of:=[.C1588]/([.D1588]-[.D1587])" office:value-type="float" office:value="99330.1435730446" calcext:value-type="float">
            <text:p>99330.143573044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456446824.65787" calcext:value-type="float">
            <text:p>1456446824.65787</text:p>
          </table:table-cell>
          <table:table-cell office:value-type="float" office:value="1120" calcext:value-type="float">
            <text:p>1120</text:p>
          </table:table-cell>
          <table:table-cell table:formula="of:=[.B1589]-[.B$2]" office:value-type="float" office:value="44.6576225757599" calcext:value-type="float">
            <text:p>44.6576225758</text:p>
          </table:table-cell>
          <table:table-cell table:formula="of:=[.C1589]/([.D1589]-[.D1588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56446824.66916" calcext:value-type="float">
            <text:p>1456446824.66916</text:p>
          </table:table-cell>
          <table:table-cell office:value-type="float" office:value="1120" calcext:value-type="float">
            <text:p>1120</text:p>
          </table:table-cell>
          <table:table-cell table:formula="of:=[.B1590]-[.B$2]" office:value-type="float" office:value="44.6689057350159" calcext:value-type="float">
            <text:p>44.668905735</text:p>
          </table:table-cell>
          <table:table-cell table:formula="of:=[.C1590]/([.D1590]-[.D1589])" office:value-type="float" office:value="99262.9789751717" calcext:value-type="float">
            <text:p>99262.978975171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56446824.68044" calcext:value-type="float">
            <text:p>1456446824.68044</text:p>
          </table:table-cell>
          <table:table-cell office:value-type="float" office:value="1120" calcext:value-type="float">
            <text:p>1120</text:p>
          </table:table-cell>
          <table:table-cell table:formula="of:=[.B1591]-[.B$2]" office:value-type="float" office:value="44.6801862716675" calcext:value-type="float">
            <text:p>44.6801862717</text:p>
          </table:table-cell>
          <table:table-cell table:formula="of:=[.C1591]/([.D1591]-[.D1590])" office:value-type="float" office:value="99286.0565583126" calcext:value-type="float">
            <text:p>99286.056558312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456446824.69171" calcext:value-type="float">
            <text:p>1456446824.69171</text:p>
          </table:table-cell>
          <table:table-cell office:value-type="float" office:value="1120" calcext:value-type="float">
            <text:p>1120</text:p>
          </table:table-cell>
          <table:table-cell table:formula="of:=[.B1592]-[.B$2]" office:value-type="float" office:value="44.6914641857147" calcext:value-type="float">
            <text:p>44.6914641857</text:p>
          </table:table-cell>
          <table:table-cell table:formula="of:=[.C1592]/([.D1592]-[.D1591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56446824.703" calcext:value-type="float">
            <text:p>1456446824.703</text:p>
          </table:table-cell>
          <table:table-cell office:value-type="float" office:value="1120" calcext:value-type="float">
            <text:p>1120</text:p>
          </table:table-cell>
          <table:table-cell table:formula="of:=[.B1593]-[.B$2]" office:value-type="float" office:value="44.7027454376221" calcext:value-type="float">
            <text:p>44.7027454376</text:p>
          </table:table-cell>
          <table:table-cell table:formula="of:=[.C1593]/([.D1593]-[.D1592])" office:value-type="float" office:value="99279.7616078788" calcext:value-type="float">
            <text:p>99279.761607878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456446824.71427" calcext:value-type="float">
            <text:p>1456446824.71427</text:p>
          </table:table-cell>
          <table:table-cell office:value-type="float" office:value="1120" calcext:value-type="float">
            <text:p>1120</text:p>
          </table:table-cell>
          <table:table-cell table:formula="of:=[.B1594]-[.B$2]" office:value-type="float" office:value="44.7140233516693" calcext:value-type="float">
            <text:p>44.7140233517</text:p>
          </table:table-cell>
          <table:table-cell table:formula="of:=[.C1594]/([.D1594]-[.D1593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56446824.72555" calcext:value-type="float">
            <text:p>1456446824.72555</text:p>
          </table:table-cell>
          <table:table-cell office:value-type="float" office:value="1120" calcext:value-type="float">
            <text:p>1120</text:p>
          </table:table-cell>
          <table:table-cell table:formula="of:=[.B1595]-[.B$2]" office:value-type="float" office:value="44.725301027298" calcext:value-type="float">
            <text:p>44.7253010273</text:p>
          </table:table-cell>
          <table:table-cell table:formula="of:=[.C1595]/([.D1595]-[.D1594])" office:value-type="float" office:value="99311.244344848" calcext:value-type="float">
            <text:p>99311.24434484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56446824.73683" calcext:value-type="float">
            <text:p>1456446824.73683</text:p>
          </table:table-cell>
          <table:table-cell office:value-type="float" office:value="1120" calcext:value-type="float">
            <text:p>1120</text:p>
          </table:table-cell>
          <table:table-cell table:formula="of:=[.B1596]-[.B$2]" office:value-type="float" office:value="44.7365806102753" calcext:value-type="float">
            <text:p>44.7365806103</text:p>
          </table:table-cell>
          <table:table-cell table:formula="of:=[.C1596]/([.D1596]-[.D1595])" office:value-type="float" office:value="99294.4510674276" calcext:value-type="float">
            <text:p>99294.451067427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56446824.74811" calcext:value-type="float">
            <text:p>1456446824.74811</text:p>
          </table:table-cell>
          <table:table-cell office:value-type="float" office:value="1120" calcext:value-type="float">
            <text:p>1120</text:p>
          </table:table-cell>
          <table:table-cell table:formula="of:=[.B1597]-[.B$2]" office:value-type="float" office:value="44.7478592395783" calcext:value-type="float">
            <text:p>44.7478592396</text:p>
          </table:table-cell>
          <table:table-cell table:formula="of:=[.C1597]/([.D1597]-[.D1596])" office:value-type="float" office:value="99302.8469961527" calcext:value-type="float">
            <text:p>99302.846996152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456446824.75939" calcext:value-type="float">
            <text:p>1456446824.75939</text:p>
          </table:table-cell>
          <table:table-cell office:value-type="float" office:value="1120" calcext:value-type="float">
            <text:p>1120</text:p>
          </table:table-cell>
          <table:table-cell table:formula="of:=[.B1598]-[.B$2]" office:value-type="float" office:value="44.7591354846954" calcext:value-type="float">
            <text:p>44.7591354847</text:p>
          </table:table-cell>
          <table:table-cell table:formula="of:=[.C1598]/([.D1598]-[.D1597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56446824.77067" calcext:value-type="float">
            <text:p>1456446824.77067</text:p>
          </table:table-cell>
          <table:table-cell office:value-type="float" office:value="1120" calcext:value-type="float">
            <text:p>1120</text:p>
          </table:table-cell>
          <table:table-cell table:formula="of:=[.B1599]-[.B$2]" office:value-type="float" office:value="44.770416021347" calcext:value-type="float">
            <text:p>44.7704160213</text:p>
          </table:table-cell>
          <table:table-cell table:formula="of:=[.C1599]/([.D1599]-[.D1598])" office:value-type="float" office:value="99286.0565583126" calcext:value-type="float">
            <text:p>99286.056558312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56446824.78195" calcext:value-type="float">
            <text:p>1456446824.78195</text:p>
          </table:table-cell>
          <table:table-cell office:value-type="float" office:value="1120" calcext:value-type="float">
            <text:p>1120</text:p>
          </table:table-cell>
          <table:table-cell table:formula="of:=[.B1600]-[.B$2]" office:value-type="float" office:value="44.7816948890686" calcext:value-type="float">
            <text:p>44.7816948891</text:p>
          </table:table-cell>
          <table:table-cell table:formula="of:=[.C1600]/([.D1600]-[.D1599])" office:value-type="float" office:value="99300.7478808633" calcext:value-type="float">
            <text:p>99300.747880863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456446824.79322" calcext:value-type="float">
            <text:p>1456446824.79322</text:p>
          </table:table-cell>
          <table:table-cell office:value-type="float" office:value="1120" calcext:value-type="float">
            <text:p>1120</text:p>
          </table:table-cell>
          <table:table-cell table:formula="of:=[.B1601]-[.B$2]" office:value-type="float" office:value="44.7929718494415" calcext:value-type="float">
            <text:p>44.7929718494</text:p>
          </table:table-cell>
          <table:table-cell table:formula="of:=[.C1601]/([.D1601]-[.D1600])" office:value-type="float" office:value="99317.5432884416" calcext:value-type="float">
            <text:p>99317.54328844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56446824.8045" calcext:value-type="float">
            <text:p>1456446824.8045</text:p>
          </table:table-cell>
          <table:table-cell office:value-type="float" office:value="1120" calcext:value-type="float">
            <text:p>1120</text:p>
          </table:table-cell>
          <table:table-cell table:formula="of:=[.B1602]-[.B$2]" office:value-type="float" office:value="44.804249048233" calcext:value-type="float">
            <text:p>44.8042490482</text:p>
          </table:table-cell>
          <table:table-cell table:formula="of:=[.C1602]/([.D1602]-[.D1601])" office:value-type="float" office:value="99315.4435517971" calcext:value-type="float">
            <text:p>99315.443551797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456446824.81577" calcext:value-type="float">
            <text:p>1456446824.81577</text:p>
          </table:table-cell>
          <table:table-cell office:value-type="float" office:value="1120" calcext:value-type="float">
            <text:p>1120</text:p>
          </table:table-cell>
          <table:table-cell table:formula="of:=[.B1603]-[.B$2]" office:value-type="float" office:value="44.8155238628388" calcext:value-type="float">
            <text:p>44.8155238628</text:p>
          </table:table-cell>
          <table:table-cell table:formula="of:=[.C1603]/([.D1603]-[.D1602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456446824.82706" calcext:value-type="float">
            <text:p>1456446824.82706</text:p>
          </table:table-cell>
          <table:table-cell office:value-type="float" office:value="1120" calcext:value-type="float">
            <text:p>1120</text:p>
          </table:table-cell>
          <table:table-cell table:formula="of:=[.B1604]-[.B$2]" office:value-type="float" office:value="44.8268051147461" calcext:value-type="float">
            <text:p>44.8268051147</text:p>
          </table:table-cell>
          <table:table-cell table:formula="of:=[.C1604]/([.D1604]-[.D1603])" office:value-type="float" office:value="99279.7616078788" calcext:value-type="float">
            <text:p>99279.761607878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456446824.83833" calcext:value-type="float">
            <text:p>1456446824.83833</text:p>
          </table:table-cell>
          <table:table-cell office:value-type="float" office:value="1120" calcext:value-type="float">
            <text:p>1120</text:p>
          </table:table-cell>
          <table:table-cell table:formula="of:=[.B1605]-[.B$2]" office:value-type="float" office:value="44.8380799293518" calcext:value-type="float">
            <text:p>44.8380799294</text:p>
          </table:table-cell>
          <table:table-cell table:formula="of:=[.C1605]/([.D1605]-[.D1604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456446824.84961" calcext:value-type="float">
            <text:p>1456446824.84961</text:p>
          </table:table-cell>
          <table:table-cell office:value-type="float" office:value="1120" calcext:value-type="float">
            <text:p>1120</text:p>
          </table:table-cell>
          <table:table-cell table:formula="of:=[.B1606]-[.B$2]" office:value-type="float" office:value="44.8493552207947" calcext:value-type="float">
            <text:p>44.8493552208</text:p>
          </table:table-cell>
          <table:table-cell table:formula="of:=[.C1606]/([.D1606]-[.D1605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456446824.86088" calcext:value-type="float">
            <text:p>1456446824.86088</text:p>
          </table:table-cell>
          <table:table-cell office:value-type="float" office:value="1120" calcext:value-type="float">
            <text:p>1120</text:p>
          </table:table-cell>
          <table:table-cell table:formula="of:=[.B1607]-[.B$2]" office:value-type="float" office:value="44.8606293201447" calcext:value-type="float">
            <text:p>44.8606293201</text:p>
          </table:table-cell>
          <table:table-cell table:formula="of:=[.C1607]/([.D1607]-[.D1606])" office:value-type="float" office:value="99342.747055216" calcext:value-type="float">
            <text:p>99342.74705521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456446824.87216" calcext:value-type="float">
            <text:p>1456446824.87216</text:p>
          </table:table-cell>
          <table:table-cell office:value-type="float" office:value="1120" calcext:value-type="float">
            <text:p>1120</text:p>
          </table:table-cell>
          <table:table-cell table:formula="of:=[.B1608]-[.B$2]" office:value-type="float" office:value="44.8719089031219" calcext:value-type="float">
            <text:p>44.8719089031</text:p>
          </table:table-cell>
          <table:table-cell table:formula="of:=[.C1608]/([.D1608]-[.D1607])" office:value-type="float" office:value="99294.4510674276" calcext:value-type="float">
            <text:p>99294.451067427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456446824.88344" calcext:value-type="float">
            <text:p>1456446824.88344</text:p>
          </table:table-cell>
          <table:table-cell office:value-type="float" office:value="1120" calcext:value-type="float">
            <text:p>1120</text:p>
          </table:table-cell>
          <table:table-cell table:formula="of:=[.B1609]-[.B$2]" office:value-type="float" office:value="44.8831870555878" calcext:value-type="float">
            <text:p>44.8831870556</text:p>
          </table:table-cell>
          <table:table-cell table:formula="of:=[.C1609]/([.D1609]-[.D1608])" office:value-type="float" office:value="99307.0454929816" calcext:value-type="float">
            <text:p>99307.045492981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456446824.89471" calcext:value-type="float">
            <text:p>1456446824.89471</text:p>
          </table:table-cell>
          <table:table-cell office:value-type="float" office:value="1120" calcext:value-type="float">
            <text:p>1120</text:p>
          </table:table-cell>
          <table:table-cell table:formula="of:=[.B1610]-[.B$2]" office:value-type="float" office:value="44.8944625854492" calcext:value-type="float">
            <text:p>44.8944625854</text:p>
          </table:table-cell>
          <table:table-cell table:formula="of:=[.C1610]/([.D1610]-[.D1609])" office:value-type="float" office:value="99330.1435730446" calcext:value-type="float">
            <text:p>99330.143573044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56446824.90599" calcext:value-type="float">
            <text:p>1456446824.90599</text:p>
          </table:table-cell>
          <table:table-cell office:value-type="float" office:value="1120" calcext:value-type="float">
            <text:p>1120</text:p>
          </table:table-cell>
          <table:table-cell table:formula="of:=[.B1611]-[.B$2]" office:value-type="float" office:value="44.9057364463806" calcext:value-type="float">
            <text:p>44.9057364464</text:p>
          </table:table-cell>
          <table:table-cell table:formula="of:=[.C1611]/([.D1611]-[.D1610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56446824.91726" calcext:value-type="float">
            <text:p>1456446824.91726</text:p>
          </table:table-cell>
          <table:table-cell office:value-type="float" office:value="1120" calcext:value-type="float">
            <text:p>1120</text:p>
          </table:table-cell>
          <table:table-cell table:formula="of:=[.B1612]-[.B$2]" office:value-type="float" office:value="44.9170100688934" calcext:value-type="float">
            <text:p>44.9170100689</text:p>
          </table:table-cell>
          <table:table-cell table:formula="of:=[.C1612]/([.D1612]-[.D1611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56446824.92853" calcext:value-type="float">
            <text:p>1456446824.92853</text:p>
          </table:table-cell>
          <table:table-cell office:value-type="float" office:value="1120" calcext:value-type="float">
            <text:p>1120</text:p>
          </table:table-cell>
          <table:table-cell table:formula="of:=[.B1613]-[.B$2]" office:value-type="float" office:value="44.9282839298248" calcext:value-type="float">
            <text:p>44.9282839298</text:p>
          </table:table-cell>
          <table:table-cell table:formula="of:=[.C1613]/([.D1613]-[.D1612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56446824.93979" calcext:value-type="float">
            <text:p>1456446824.93979</text:p>
          </table:table-cell>
          <table:table-cell office:value-type="float" office:value="1120" calcext:value-type="float">
            <text:p>1120</text:p>
          </table:table-cell>
          <table:table-cell table:formula="of:=[.B1614]-[.B$2]" office:value-type="float" office:value="44.9395403862" calcext:value-type="float">
            <text:p>44.9395403862</text:p>
          </table:table-cell>
          <table:table-cell table:formula="of:=[.C1614]/([.D1614]-[.D1613])" office:value-type="float" office:value="99498.4533920742" calcext:value-type="float">
            <text:p>99498.453392074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56446824.95107" calcext:value-type="float">
            <text:p>1456446824.95107</text:p>
          </table:table-cell>
          <table:table-cell office:value-type="float" office:value="1120" calcext:value-type="float">
            <text:p>1120</text:p>
          </table:table-cell>
          <table:table-cell table:formula="of:=[.B1615]-[.B$2]" office:value-type="float" office:value="44.9508163928986" calcext:value-type="float">
            <text:p>44.9508163929</text:p>
          </table:table-cell>
          <table:table-cell table:formula="of:=[.C1615]/([.D1615]-[.D1614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56446824.96234" calcext:value-type="float">
            <text:p>1456446824.96234</text:p>
          </table:table-cell>
          <table:table-cell office:value-type="float" office:value="1120" calcext:value-type="float">
            <text:p>1120</text:p>
          </table:table-cell>
          <table:table-cell table:formula="of:=[.B1616]-[.B$2]" office:value-type="float" office:value="44.9620912075043" calcext:value-type="float">
            <text:p>44.9620912075</text:p>
          </table:table-cell>
          <table:table-cell table:formula="of:=[.C1616]/([.D1616]-[.D1615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456446824.97361" calcext:value-type="float">
            <text:p>1456446824.97361</text:p>
          </table:table-cell>
          <table:table-cell office:value-type="float" office:value="1120" calcext:value-type="float">
            <text:p>1120</text:p>
          </table:table-cell>
          <table:table-cell table:formula="of:=[.B1617]-[.B$2]" office:value-type="float" office:value="44.9733641147614" calcext:value-type="float">
            <text:p>44.9733641148</text:p>
          </table:table-cell>
          <table:table-cell table:formula="of:=[.C1617]/([.D1617]-[.D1616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56446824.98489" calcext:value-type="float">
            <text:p>1456446824.98489</text:p>
          </table:table-cell>
          <table:table-cell office:value-type="float" office:value="1120" calcext:value-type="float">
            <text:p>1120</text:p>
          </table:table-cell>
          <table:table-cell table:formula="of:=[.B1618]-[.B$2]" office:value-type="float" office:value="44.9846398830414" calcext:value-type="float">
            <text:p>44.984639883</text:p>
          </table:table-cell>
          <table:table-cell table:formula="of:=[.C1618]/([.D1618]-[.D1617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456446824.99618" calcext:value-type="float">
            <text:p>1456446824.99618</text:p>
          </table:table-cell>
          <table:table-cell office:value-type="float" office:value="1120" calcext:value-type="float">
            <text:p>1120</text:p>
          </table:table-cell>
          <table:table-cell table:formula="of:=[.B1619]-[.B$2]" office:value-type="float" office:value="44.9959244728088" calcext:value-type="float">
            <text:p>44.9959244728</text:p>
          </table:table-cell>
          <table:table-cell table:formula="of:=[.C1619]/([.D1619]-[.D1618])" office:value-type="float" office:value="99250.3957237329" calcext:value-type="float">
            <text:p>99250.3957237329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56446825.00725" calcext:value-type="float">
            <text:p>1456446825.00725</text:p>
          </table:table-cell>
          <table:table-cell office:value-type="float" office:value="1120" calcext:value-type="float">
            <text:p>1120</text:p>
          </table:table-cell>
          <table:table-cell table:formula="of:=[.B1620]-[.B$2]" office:value-type="float" office:value="45.0070004463196" calcext:value-type="float">
            <text:p>45.0070004463</text:p>
          </table:table-cell>
          <table:table-cell table:formula="of:=[.C1620]/([.D1620]-[.D1619])" office:value-type="float" office:value="101119.779576373" calcext:value-type="float">
            <text:p>101119.77957637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56446825.01815" calcext:value-type="float">
            <text:p>1456446825.01815</text:p>
          </table:table-cell>
          <table:table-cell office:value-type="float" office:value="1120" calcext:value-type="float">
            <text:p>1120</text:p>
          </table:table-cell>
          <table:table-cell table:formula="of:=[.B1621]-[.B$2]" office:value-type="float" office:value="45.0178954601288" calcext:value-type="float">
            <text:p>45.0178954601</text:p>
          </table:table-cell>
          <table:table-cell table:formula="of:=[.C1621]/([.D1621]-[.D1620])" office:value-type="float" office:value="102799.318992494" calcext:value-type="float">
            <text:p>102799.31899249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56446825.02902" calcext:value-type="float">
            <text:p>1456446825.02902</text:p>
          </table:table-cell>
          <table:table-cell office:value-type="float" office:value="1120" calcext:value-type="float">
            <text:p>1120</text:p>
          </table:table-cell>
          <table:table-cell table:formula="of:=[.B1622]-[.B$2]" office:value-type="float" office:value="45.028774023056" calcext:value-type="float">
            <text:p>45.0287740231</text:p>
          </table:table-cell>
          <table:table-cell table:formula="of:=[.C1622]/([.D1622]-[.D1621])" office:value-type="float" office:value="102954.775138073" calcext:value-type="float">
            <text:p>102954.77513807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456446825.03992" calcext:value-type="float">
            <text:p>1456446825.03992</text:p>
          </table:table-cell>
          <table:table-cell office:value-type="float" office:value="1120" calcext:value-type="float">
            <text:p>1120</text:p>
          </table:table-cell>
          <table:table-cell table:formula="of:=[.B1623]-[.B$2]" office:value-type="float" office:value="45.0396680831909" calcext:value-type="float">
            <text:p>45.0396680832</text:p>
          </table:table-cell>
          <table:table-cell table:formula="of:=[.C1623]/([.D1623]-[.D1622])" office:value-type="float" office:value="102808.318123126" calcext:value-type="float">
            <text:p>102808.318123126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456446825.05073" calcext:value-type="float">
            <text:p>1456446825.05073</text:p>
          </table:table-cell>
          <table:table-cell office:value-type="float" office:value="1120" calcext:value-type="float">
            <text:p>1120</text:p>
          </table:table-cell>
          <table:table-cell table:formula="of:=[.B1624]-[.B$2]" office:value-type="float" office:value="45.0504770278931" calcext:value-type="float">
            <text:p>45.0504770279</text:p>
          </table:table-cell>
          <table:table-cell table:formula="of:=[.C1624]/([.D1624]-[.D1623])" office:value-type="float" office:value="103617.886006706" calcext:value-type="float">
            <text:p>103617.88600670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456446825.06153" calcext:value-type="float">
            <text:p>1456446825.06153</text:p>
          </table:table-cell>
          <table:table-cell office:value-type="float" office:value="1120" calcext:value-type="float">
            <text:p>1120</text:p>
          </table:table-cell>
          <table:table-cell table:formula="of:=[.B1625]-[.B$2]" office:value-type="float" office:value="45.0612804889679" calcext:value-type="float">
            <text:p>45.061280489</text:p>
          </table:table-cell>
          <table:table-cell table:formula="of:=[.C1625]/([.D1625]-[.D1624])" office:value-type="float" office:value="103670.480436078" calcext:value-type="float">
            <text:p>103670.48043607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56446825.07233" calcext:value-type="float">
            <text:p>1456446825.07233</text:p>
          </table:table-cell>
          <table:table-cell office:value-type="float" office:value="1120" calcext:value-type="float">
            <text:p>1120</text:p>
          </table:table-cell>
          <table:table-cell table:formula="of:=[.B1626]-[.B$2]" office:value-type="float" office:value="45.0720822811127" calcext:value-type="float">
            <text:p>45.0720822811</text:p>
          </table:table-cell>
          <table:table-cell table:formula="of:=[.C1626]/([.D1626]-[.D1625])" office:value-type="float" office:value="103686.49803558" calcext:value-type="float">
            <text:p>103686.4980355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456446825.08313" calcext:value-type="float">
            <text:p>1456446825.08313</text:p>
          </table:table-cell>
          <table:table-cell office:value-type="float" office:value="1120" calcext:value-type="float">
            <text:p>1120</text:p>
          </table:table-cell>
          <table:table-cell table:formula="of:=[.B1627]-[.B$2]" office:value-type="float" office:value="45.082882642746" calcext:value-type="float">
            <text:p>45.0828826427</text:p>
          </table:table-cell>
          <table:table-cell table:formula="of:=[.C1627]/([.D1627]-[.D1626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456446825.09393" calcext:value-type="float">
            <text:p>1456446825.09393</text:p>
          </table:table-cell>
          <table:table-cell office:value-type="float" office:value="1120" calcext:value-type="float">
            <text:p>1120</text:p>
          </table:table-cell>
          <table:table-cell table:formula="of:=[.B1628]-[.B$2]" office:value-type="float" office:value="45.0936810970306" calcext:value-type="float">
            <text:p>45.093681097</text:p>
          </table:table-cell>
          <table:table-cell table:formula="of:=[.C1628]/([.D1628]-[.D1627])" office:value-type="float" office:value="103718.548087963" calcext:value-type="float">
            <text:p>103718.54808796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56446825.10473" calcext:value-type="float">
            <text:p>1456446825.10473</text:p>
          </table:table-cell>
          <table:table-cell office:value-type="float" office:value="1120" calcext:value-type="float">
            <text:p>1120</text:p>
          </table:table-cell>
          <table:table-cell table:formula="of:=[.B1629]-[.B$2]" office:value-type="float" office:value="45.1044783592224" calcext:value-type="float">
            <text:p>45.1044783592</text:p>
          </table:table-cell>
          <table:table-cell table:formula="of:=[.C1629]/([.D1629]-[.D1628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456446825.11553" calcext:value-type="float">
            <text:p>1456446825.11553</text:p>
          </table:table-cell>
          <table:table-cell office:value-type="float" office:value="1120" calcext:value-type="float">
            <text:p>1120</text:p>
          </table:table-cell>
          <table:table-cell table:formula="of:=[.B1630]-[.B$2]" office:value-type="float" office:value="45.115275144577" calcext:value-type="float">
            <text:p>45.1152751446</text:p>
          </table:table-cell>
          <table:table-cell table:formula="of:=[.C1630]/([.D1630]-[.D1629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56446825.12634" calcext:value-type="float">
            <text:p>1456446825.12634</text:p>
          </table:table-cell>
          <table:table-cell office:value-type="float" office:value="1120" calcext:value-type="float">
            <text:p>1120</text:p>
          </table:table-cell>
          <table:table-cell table:formula="of:=[.B1631]-[.B$2]" office:value-type="float" office:value="45.1260857582092" calcext:value-type="float">
            <text:p>45.1260857582</text:p>
          </table:table-cell>
          <table:table-cell table:formula="of:=[.C1631]/([.D1631]-[.D1630])" office:value-type="float" office:value="103601.889597071" calcext:value-type="float">
            <text:p>103601.88959707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56446825.13714" calcext:value-type="float">
            <text:p>1456446825.13714</text:p>
          </table:table-cell>
          <table:table-cell office:value-type="float" office:value="1120" calcext:value-type="float">
            <text:p>1120</text:p>
          </table:table-cell>
          <table:table-cell table:formula="of:=[.B1632]-[.B$2]" office:value-type="float" office:value="45.1368854045868" calcext:value-type="float">
            <text:p>45.1368854046</text:p>
          </table:table-cell>
          <table:table-cell table:formula="of:=[.C1632]/([.D1632]-[.D1631])" office:value-type="float" office:value="103707.099366404" calcext:value-type="float">
            <text:p>103707.09936640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56446825.14793" calcext:value-type="float">
            <text:p>1456446825.14793</text:p>
          </table:table-cell>
          <table:table-cell office:value-type="float" office:value="1120" calcext:value-type="float">
            <text:p>1120</text:p>
          </table:table-cell>
          <table:table-cell table:formula="of:=[.B1633]-[.B$2]" office:value-type="float" office:value="45.1476833820343" calcext:value-type="float">
            <text:p>45.147683382</text:p>
          </table:table-cell>
          <table:table-cell table:formula="of:=[.C1633]/([.D1633]-[.D1632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56446825.15873" calcext:value-type="float">
            <text:p>1456446825.15873</text:p>
          </table:table-cell>
          <table:table-cell office:value-type="float" office:value="1120" calcext:value-type="float">
            <text:p>1120</text:p>
          </table:table-cell>
          <table:table-cell table:formula="of:=[.B1634]-[.B$2]" office:value-type="float" office:value="45.1584842205048" calcext:value-type="float">
            <text:p>45.1584842205</text:p>
          </table:table-cell>
          <table:table-cell table:formula="of:=[.C1634]/([.D1634]-[.D1633])" office:value-type="float" office:value="103695.653172045" calcext:value-type="float">
            <text:p>103695.653172045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456446825.16953" calcext:value-type="float">
            <text:p>1456446825.16953</text:p>
          </table:table-cell>
          <table:table-cell office:value-type="float" office:value="1120" calcext:value-type="float">
            <text:p>1120</text:p>
          </table:table-cell>
          <table:table-cell table:formula="of:=[.B1635]-[.B$2]" office:value-type="float" office:value="45.169282913208" calcext:value-type="float">
            <text:p>45.1692829132</text:p>
          </table:table-cell>
          <table:table-cell table:formula="of:=[.C1635]/([.D1635]-[.D1634])" office:value-type="float" office:value="103716.258141435" calcext:value-type="float">
            <text:p>103716.25814143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56446825.18033" calcext:value-type="float">
            <text:p>1456446825.18033</text:p>
          </table:table-cell>
          <table:table-cell office:value-type="float" office:value="1120" calcext:value-type="float">
            <text:p>1120</text:p>
          </table:table-cell>
          <table:table-cell table:formula="of:=[.B1636]-[.B$2]" office:value-type="float" office:value="45.1800808906555" calcext:value-type="float">
            <text:p>45.1800808907</text:p>
          </table:table-cell>
          <table:table-cell table:formula="of:=[.C1636]/([.D1636]-[.D1635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56446825.19113" calcext:value-type="float">
            <text:p>1456446825.19113</text:p>
          </table:table-cell>
          <table:table-cell office:value-type="float" office:value="1120" calcext:value-type="float">
            <text:p>1120</text:p>
          </table:table-cell>
          <table:table-cell table:formula="of:=[.B1637]-[.B$2]" office:value-type="float" office:value="45.190877199173" calcext:value-type="float">
            <text:p>45.1908771992</text:p>
          </table:table-cell>
          <table:table-cell table:formula="of:=[.C1637]/([.D1637]-[.D1636])" office:value-type="float" office:value="103739.162157984" calcext:value-type="float">
            <text:p>103739.16215798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456446825.20193" calcext:value-type="float">
            <text:p>1456446825.20193</text:p>
          </table:table-cell>
          <table:table-cell office:value-type="float" office:value="1120" calcext:value-type="float">
            <text:p>1120</text:p>
          </table:table-cell>
          <table:table-cell table:formula="of:=[.B1638]-[.B$2]" office:value-type="float" office:value="45.2016773223877" calcext:value-type="float">
            <text:p>45.2016773224</text:p>
          </table:table-cell>
          <table:table-cell table:formula="of:=[.C1638]/([.D1638]-[.D1637])" office:value-type="float" office:value="103702.520585443" calcext:value-type="float">
            <text:p>103702.52058544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56446825.21273" calcext:value-type="float">
            <text:p>1456446825.21273</text:p>
          </table:table-cell>
          <table:table-cell office:value-type="float" office:value="1120" calcext:value-type="float">
            <text:p>1120</text:p>
          </table:table-cell>
          <table:table-cell table:formula="of:=[.B1639]-[.B$2]" office:value-type="float" office:value="45.2124767303467" calcext:value-type="float">
            <text:p>45.2124767303</text:p>
          </table:table-cell>
          <table:table-cell table:formula="of:=[.C1639]/([.D1639]-[.D1638])" office:value-type="float" office:value="103709.388908513" calcext:value-type="float">
            <text:p>103709.38890851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56446825.22353" calcext:value-type="float">
            <text:p>1456446825.22353</text:p>
          </table:table-cell>
          <table:table-cell office:value-type="float" office:value="1120" calcext:value-type="float">
            <text:p>1120</text:p>
          </table:table-cell>
          <table:table-cell table:formula="of:=[.B1640]-[.B$2]" office:value-type="float" office:value="45.2232751846313" calcext:value-type="float">
            <text:p>45.2232751846</text:p>
          </table:table-cell>
          <table:table-cell table:formula="of:=[.C1640]/([.D1640]-[.D1639])" office:value-type="float" office:value="103718.548087963" calcext:value-type="float">
            <text:p>103718.54808796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456446825.23432" calcext:value-type="float">
            <text:p>1456446825.23432</text:p>
          </table:table-cell>
          <table:table-cell office:value-type="float" office:value="1120" calcext:value-type="float">
            <text:p>1120</text:p>
          </table:table-cell>
          <table:table-cell table:formula="of:=[.B1641]-[.B$2]" office:value-type="float" office:value="45.2340726852417" calcext:value-type="float">
            <text:p>45.2340726852</text:p>
          </table:table-cell>
          <table:table-cell table:formula="of:=[.C1641]/([.D1641]-[.D1640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56446825.24517" calcext:value-type="float">
            <text:p>1456446825.24517</text:p>
          </table:table-cell>
          <table:table-cell office:value-type="float" office:value="1120" calcext:value-type="float">
            <text:p>1120</text:p>
          </table:table-cell>
          <table:table-cell table:formula="of:=[.B1642]-[.B$2]" office:value-type="float" office:value="45.244916677475" calcext:value-type="float">
            <text:p>45.2449166775</text:p>
          </table:table-cell>
          <table:table-cell table:formula="of:=[.C1642]/([.D1642]-[.D1641])" office:value-type="float" office:value="103282.995404877" calcext:value-type="float">
            <text:p>103282.99540487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456446825.25599" calcext:value-type="float">
            <text:p>1456446825.25599</text:p>
          </table:table-cell>
          <table:table-cell office:value-type="float" office:value="1120" calcext:value-type="float">
            <text:p>1120</text:p>
          </table:table-cell>
          <table:table-cell table:formula="of:=[.B1643]-[.B$2]" office:value-type="float" office:value="45.2557384967804" calcext:value-type="float">
            <text:p>45.2557384968</text:p>
          </table:table-cell>
          <table:table-cell table:formula="of:=[.C1643]/([.D1643]-[.D1642])" office:value-type="float" office:value="103494.612910333" calcext:value-type="float">
            <text:p>103494.61291033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456446825.2668" calcext:value-type="float">
            <text:p>1456446825.2668</text:p>
          </table:table-cell>
          <table:table-cell office:value-type="float" office:value="1120" calcext:value-type="float">
            <text:p>1120</text:p>
          </table:table-cell>
          <table:table-cell table:formula="of:=[.B1644]-[.B$2]" office:value-type="float" office:value="45.2665457725525" calcext:value-type="float">
            <text:p>45.2665457726</text:p>
          </table:table-cell>
          <table:table-cell table:formula="of:=[.C1644]/([.D1644]-[.D1643])" office:value-type="float" office:value="103633.88735688" calcext:value-type="float">
            <text:p>103633.8873568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56446825.2776" calcext:value-type="float">
            <text:p>1456446825.2776</text:p>
          </table:table-cell>
          <table:table-cell office:value-type="float" office:value="1120" calcext:value-type="float">
            <text:p>1120</text:p>
          </table:table-cell>
          <table:table-cell table:formula="of:=[.B1645]-[.B$2]" office:value-type="float" office:value="45.277348279953" calcext:value-type="float">
            <text:p>45.27734828</text:p>
          </table:table-cell>
          <table:table-cell table:formula="of:=[.C1645]/([.D1645]-[.D1644])" office:value-type="float" office:value="103679.632744046" calcext:value-type="float">
            <text:p>103679.63274404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456446825.2884" calcext:value-type="float">
            <text:p>1456446825.2884</text:p>
          </table:table-cell>
          <table:table-cell office:value-type="float" office:value="1120" calcext:value-type="float">
            <text:p>1120</text:p>
          </table:table-cell>
          <table:table-cell table:formula="of:=[.B1646]-[.B$2]" office:value-type="float" office:value="45.288147687912" calcext:value-type="float">
            <text:p>45.2881476879</text:p>
          </table:table-cell>
          <table:table-cell table:formula="of:=[.C1646]/([.D1646]-[.D1645])" office:value-type="float" office:value="103709.388908513" calcext:value-type="float">
            <text:p>103709.388908513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456446825.2992" calcext:value-type="float">
            <text:p>1456446825.2992</text:p>
          </table:table-cell>
          <table:table-cell office:value-type="float" office:value="1120" calcext:value-type="float">
            <text:p>1120</text:p>
          </table:table-cell>
          <table:table-cell table:formula="of:=[.B1647]-[.B$2]" office:value-type="float" office:value="45.2989454269409" calcext:value-type="float">
            <text:p>45.2989454269</text:p>
          </table:table-cell>
          <table:table-cell table:formula="of:=[.C1647]/([.D1647]-[.D1646])" office:value-type="float" office:value="103725.418534302" calcext:value-type="float">
            <text:p>103725.41853430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56446825.30995" calcext:value-type="float">
            <text:p>1456446825.30995</text:p>
          </table:table-cell>
          <table:table-cell office:value-type="float" office:value="1120" calcext:value-type="float">
            <text:p>1120</text:p>
          </table:table-cell>
          <table:table-cell table:formula="of:=[.B1648]-[.B$2]" office:value-type="float" office:value="45.3097033500671" calcext:value-type="float">
            <text:p>45.3097033501</text:p>
          </table:table-cell>
          <table:table-cell table:formula="of:=[.C1648]/([.D1648]-[.D1647])" office:value-type="float" office:value="104109.314303444" calcext:value-type="float">
            <text:p>104109.31430344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56446825.32075" calcext:value-type="float">
            <text:p>1456446825.32075</text:p>
          </table:table-cell>
          <table:table-cell office:value-type="float" office:value="1120" calcext:value-type="float">
            <text:p>1120</text:p>
          </table:table-cell>
          <table:table-cell table:formula="of:=[.B1649]-[.B$2]" office:value-type="float" office:value="45.3205006122589" calcext:value-type="float">
            <text:p>45.3205006123</text:p>
          </table:table-cell>
          <table:table-cell table:formula="of:=[.C1649]/([.D1649]-[.D1648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56446825.33155" calcext:value-type="float">
            <text:p>1456446825.33155</text:p>
          </table:table-cell>
          <table:table-cell office:value-type="float" office:value="1120" calcext:value-type="float">
            <text:p>1120</text:p>
          </table:table-cell>
          <table:table-cell table:formula="of:=[.B1650]-[.B$2]" office:value-type="float" office:value="45.3312973976135" calcext:value-type="float">
            <text:p>45.3312973976</text:p>
          </table:table-cell>
          <table:table-cell table:formula="of:=[.C1650]/([.D1650]-[.D1649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456446825.34235" calcext:value-type="float">
            <text:p>1456446825.34235</text:p>
          </table:table-cell>
          <table:table-cell office:value-type="float" office:value="1120" calcext:value-type="float">
            <text:p>1120</text:p>
          </table:table-cell>
          <table:table-cell table:formula="of:=[.B1651]-[.B$2]" office:value-type="float" office:value="45.3420956134796" calcext:value-type="float">
            <text:p>45.3420956135</text:p>
          </table:table-cell>
          <table:table-cell table:formula="of:=[.C1651]/([.D1651]-[.D1650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456446825.35314" calcext:value-type="float">
            <text:p>1456446825.35314</text:p>
          </table:table-cell>
          <table:table-cell office:value-type="float" office:value="1120" calcext:value-type="float">
            <text:p>1120</text:p>
          </table:table-cell>
          <table:table-cell table:formula="of:=[.B1652]-[.B$2]" office:value-type="float" office:value="45.3528923988342" calcext:value-type="float">
            <text:p>45.3528923988</text:p>
          </table:table-cell>
          <table:table-cell table:formula="of:=[.C1652]/([.D1652]-[.D1651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456446825.36396" calcext:value-type="float">
            <text:p>1456446825.36396</text:p>
          </table:table-cell>
          <table:table-cell office:value-type="float" office:value="1120" calcext:value-type="float">
            <text:p>1120</text:p>
          </table:table-cell>
          <table:table-cell table:formula="of:=[.B1653]-[.B$2]" office:value-type="float" office:value="45.3637101650238" calcext:value-type="float">
            <text:p>45.363710165</text:p>
          </table:table-cell>
          <table:table-cell table:formula="of:=[.C1653]/([.D1653]-[.D1652])" office:value-type="float" office:value="103533.389460692" calcext:value-type="float">
            <text:p>103533.38946069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56446825.37477" calcext:value-type="float">
            <text:p>1456446825.37477</text:p>
          </table:table-cell>
          <table:table-cell office:value-type="float" office:value="1120" calcext:value-type="float">
            <text:p>1120</text:p>
          </table:table-cell>
          <table:table-cell table:formula="of:=[.B1654]-[.B$2]" office:value-type="float" office:value="45.3745179176331" calcext:value-type="float">
            <text:p>45.3745179176</text:p>
          </table:table-cell>
          <table:table-cell table:formula="of:=[.C1654]/([.D1654]-[.D1653])" office:value-type="float" office:value="103629.315038274" calcext:value-type="float">
            <text:p>103629.315038274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456446825.38558" calcext:value-type="float">
            <text:p>1456446825.38558</text:p>
          </table:table-cell>
          <table:table-cell office:value-type="float" office:value="1120" calcext:value-type="float">
            <text:p>1120</text:p>
          </table:table-cell>
          <table:table-cell table:formula="of:=[.B1655]-[.B$2]" office:value-type="float" office:value="45.3853263854981" calcext:value-type="float">
            <text:p>45.3853263855</text:p>
          </table:table-cell>
          <table:table-cell table:formula="of:=[.C1655]/([.D1655]-[.D1654])" office:value-type="float" office:value="103622.457316804" calcext:value-type="float">
            <text:p>103622.45731680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56446825.39638" calcext:value-type="float">
            <text:p>1456446825.39638</text:p>
          </table:table-cell>
          <table:table-cell office:value-type="float" office:value="1120" calcext:value-type="float">
            <text:p>1120</text:p>
          </table:table-cell>
          <table:table-cell table:formula="of:=[.B1656]-[.B$2]" office:value-type="float" office:value="45.3961284160614" calcext:value-type="float">
            <text:p>45.3961284161</text:p>
          </table:table-cell>
          <table:table-cell table:formula="of:=[.C1656]/([.D1656]-[.D1655])" office:value-type="float" office:value="103684.20950405" calcext:value-type="float">
            <text:p>103684.2095040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456446825.40718" calcext:value-type="float">
            <text:p>1456446825.40718</text:p>
          </table:table-cell>
          <table:table-cell office:value-type="float" office:value="1120" calcext:value-type="float">
            <text:p>1120</text:p>
          </table:table-cell>
          <table:table-cell table:formula="of:=[.B1657]-[.B$2]" office:value-type="float" office:value="45.4069268703461" calcext:value-type="float">
            <text:p>45.4069268703</text:p>
          </table:table-cell>
          <table:table-cell table:formula="of:=[.C1657]/([.D1657]-[.D1656])" office:value-type="float" office:value="103718.548087963" calcext:value-type="float">
            <text:p>103718.54808796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56446825.41798" calcext:value-type="float">
            <text:p>1456446825.41798</text:p>
          </table:table-cell>
          <table:table-cell office:value-type="float" office:value="1120" calcext:value-type="float">
            <text:p>1120</text:p>
          </table:table-cell>
          <table:table-cell table:formula="of:=[.B1658]-[.B$2]" office:value-type="float" office:value="45.4177250862122" calcext:value-type="float">
            <text:p>45.4177250862</text:p>
          </table:table-cell>
          <table:table-cell table:formula="of:=[.C1658]/([.D1658]-[.D1657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56446825.42877" calcext:value-type="float">
            <text:p>1456446825.42877</text:p>
          </table:table-cell>
          <table:table-cell office:value-type="float" office:value="1120" calcext:value-type="float">
            <text:p>1120</text:p>
          </table:table-cell>
          <table:table-cell table:formula="of:=[.B1659]-[.B$2]" office:value-type="float" office:value="45.4285223484039" calcext:value-type="float">
            <text:p>45.4285223484</text:p>
          </table:table-cell>
          <table:table-cell table:formula="of:=[.C1659]/([.D1659]-[.D1658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456446825.43957" calcext:value-type="float">
            <text:p>1456446825.43957</text:p>
          </table:table-cell>
          <table:table-cell office:value-type="float" office:value="1120" calcext:value-type="float">
            <text:p>1120</text:p>
          </table:table-cell>
          <table:table-cell table:formula="of:=[.B1660]-[.B$2]" office:value-type="float" office:value="45.43931889534" calcext:value-type="float">
            <text:p>45.4393188953</text:p>
          </table:table-cell>
          <table:table-cell table:formula="of:=[.C1660]/([.D1660]-[.D1659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456446825.45036" calcext:value-type="float">
            <text:p>1456446825.45036</text:p>
          </table:table-cell>
          <table:table-cell office:value-type="float" office:value="1120" calcext:value-type="float">
            <text:p>1120</text:p>
          </table:table-cell>
          <table:table-cell table:formula="of:=[.B1661]-[.B$2]" office:value-type="float" office:value="45.4501140117645" calcext:value-type="float">
            <text:p>45.4501140118</text:p>
          </table:table-cell>
          <table:table-cell table:formula="of:=[.C1661]/([.D1661]-[.D1660])" office:value-type="float" office:value="103750.617960157" calcext:value-type="float">
            <text:p>103750.61796015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56446825.46116" calcext:value-type="float">
            <text:p>1456446825.46116</text:p>
          </table:table-cell>
          <table:table-cell office:value-type="float" office:value="1120" calcext:value-type="float">
            <text:p>1120</text:p>
          </table:table-cell>
          <table:table-cell table:formula="of:=[.B1662]-[.B$2]" office:value-type="float" office:value="45.4609115123749" calcext:value-type="float">
            <text:p>45.4609115124</text:p>
          </table:table-cell>
          <table:table-cell table:formula="of:=[.C1662]/([.D1662]-[.D1661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456446825.47196" calcext:value-type="float">
            <text:p>1456446825.47196</text:p>
          </table:table-cell>
          <table:table-cell office:value-type="float" office:value="1120" calcext:value-type="float">
            <text:p>1120</text:p>
          </table:table-cell>
          <table:table-cell table:formula="of:=[.B1663]-[.B$2]" office:value-type="float" office:value="45.4717082977295" calcext:value-type="float">
            <text:p>45.4717082977</text:p>
          </table:table-cell>
          <table:table-cell table:formula="of:=[.C1663]/([.D1663]-[.D1662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56446825.48276" calcext:value-type="float">
            <text:p>1456446825.48276</text:p>
          </table:table-cell>
          <table:table-cell office:value-type="float" office:value="1120" calcext:value-type="float">
            <text:p>1120</text:p>
          </table:table-cell>
          <table:table-cell table:formula="of:=[.B1664]-[.B$2]" office:value-type="float" office:value="45.482506275177" calcext:value-type="float">
            <text:p>45.4825062752</text:p>
          </table:table-cell>
          <table:table-cell table:formula="of:=[.C1664]/([.D1664]-[.D1663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56446825.49355" calcext:value-type="float">
            <text:p>1456446825.49355</text:p>
          </table:table-cell>
          <table:table-cell office:value-type="float" office:value="1120" calcext:value-type="float">
            <text:p>1120</text:p>
          </table:table-cell>
          <table:table-cell table:formula="of:=[.B1665]-[.B$2]" office:value-type="float" office:value="45.4933023452759" calcext:value-type="float">
            <text:p>45.4933023453</text:p>
          </table:table-cell>
          <table:table-cell table:formula="of:=[.C1665]/([.D1665]-[.D1664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456446825.50435" calcext:value-type="float">
            <text:p>1456446825.50435</text:p>
          </table:table-cell>
          <table:table-cell office:value-type="float" office:value="1120" calcext:value-type="float">
            <text:p>1120</text:p>
          </table:table-cell>
          <table:table-cell table:formula="of:=[.B1666]-[.B$2]" office:value-type="float" office:value="45.5040984153748" calcext:value-type="float">
            <text:p>45.5040984154</text:p>
          </table:table-cell>
          <table:table-cell table:formula="of:=[.C1666]/([.D1666]-[.D1665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56446825.51515" calcext:value-type="float">
            <text:p>1456446825.51515</text:p>
          </table:table-cell>
          <table:table-cell office:value-type="float" office:value="1120" calcext:value-type="float">
            <text:p>1120</text:p>
          </table:table-cell>
          <table:table-cell table:formula="of:=[.B1667]-[.B$2]" office:value-type="float" office:value="45.5148987770081" calcext:value-type="float">
            <text:p>45.514898777</text:p>
          </table:table-cell>
          <table:table-cell table:formula="of:=[.C1667]/([.D1667]-[.D1666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56446825.52595" calcext:value-type="float">
            <text:p>1456446825.52595</text:p>
          </table:table-cell>
          <table:table-cell office:value-type="float" office:value="1120" calcext:value-type="float">
            <text:p>1120</text:p>
          </table:table-cell>
          <table:table-cell table:formula="of:=[.B1668]-[.B$2]" office:value-type="float" office:value="45.5256989002228" calcext:value-type="float">
            <text:p>45.5256989002</text:p>
          </table:table-cell>
          <table:table-cell table:formula="of:=[.C1668]/([.D1668]-[.D1667])" office:value-type="float" office:value="103702.520585443" calcext:value-type="float">
            <text:p>103702.52058544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56446825.53675" calcext:value-type="float">
            <text:p>1456446825.53675</text:p>
          </table:table-cell>
          <table:table-cell office:value-type="float" office:value="1120" calcext:value-type="float">
            <text:p>1120</text:p>
          </table:table-cell>
          <table:table-cell table:formula="of:=[.B1669]-[.B$2]" office:value-type="float" office:value="45.5364961624146" calcext:value-type="float">
            <text:p>45.5364961624</text:p>
          </table:table-cell>
          <table:table-cell table:formula="of:=[.C1669]/([.D1669]-[.D1668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56446825.54754" calcext:value-type="float">
            <text:p>1456446825.54754</text:p>
          </table:table-cell>
          <table:table-cell office:value-type="float" office:value="1120" calcext:value-type="float">
            <text:p>1120</text:p>
          </table:table-cell>
          <table:table-cell table:formula="of:=[.B1670]-[.B$2]" office:value-type="float" office:value="45.5472931861877" calcext:value-type="float">
            <text:p>45.5472931862</text:p>
          </table:table-cell>
          <table:table-cell table:formula="of:=[.C1670]/([.D1670]-[.D1669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456446825.55834" calcext:value-type="float">
            <text:p>1456446825.55834</text:p>
          </table:table-cell>
          <table:table-cell office:value-type="float" office:value="1120" calcext:value-type="float">
            <text:p>1120</text:p>
          </table:table-cell>
          <table:table-cell table:formula="of:=[.B1671]-[.B$2]" office:value-type="float" office:value="45.5580892562866" calcext:value-type="float">
            <text:p>45.5580892563</text:p>
          </table:table-cell>
          <table:table-cell table:formula="of:=[.C1671]/([.D1671]-[.D1670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456446825.56914" calcext:value-type="float">
            <text:p>1456446825.56914</text:p>
          </table:table-cell>
          <table:table-cell office:value-type="float" office:value="1120" calcext:value-type="float">
            <text:p>1120</text:p>
          </table:table-cell>
          <table:table-cell table:formula="of:=[.B1672]-[.B$2]" office:value-type="float" office:value="45.5688855648041" calcext:value-type="float">
            <text:p>45.5688855648</text:p>
          </table:table-cell>
          <table:table-cell table:formula="of:=[.C1672]/([.D1672]-[.D1671])" office:value-type="float" office:value="103739.162157984" calcext:value-type="float">
            <text:p>103739.16215798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456446825.57989" calcext:value-type="float">
            <text:p>1456446825.57989</text:p>
          </table:table-cell>
          <table:table-cell office:value-type="float" office:value="1120" calcext:value-type="float">
            <text:p>1120</text:p>
          </table:table-cell>
          <table:table-cell table:formula="of:=[.B1673]-[.B$2]" office:value-type="float" office:value="45.579644203186" calcext:value-type="float">
            <text:p>45.5796442032</text:p>
          </table:table-cell>
          <table:table-cell table:formula="of:=[.C1673]/([.D1673]-[.D1672])" office:value-type="float" office:value="104102.392908587" calcext:value-type="float">
            <text:p>104102.392908587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56446825.59069" calcext:value-type="float">
            <text:p>1456446825.59069</text:p>
          </table:table-cell>
          <table:table-cell office:value-type="float" office:value="1120" calcext:value-type="float">
            <text:p>1120</text:p>
          </table:table-cell>
          <table:table-cell table:formula="of:=[.B1674]-[.B$2]" office:value-type="float" office:value="45.5904414653778" calcext:value-type="float">
            <text:p>45.5904414654</text:p>
          </table:table-cell>
          <table:table-cell table:formula="of:=[.C1674]/([.D1674]-[.D1673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456446825.60152" calcext:value-type="float">
            <text:p>1456446825.60152</text:p>
          </table:table-cell>
          <table:table-cell office:value-type="float" office:value="1120" calcext:value-type="float">
            <text:p>1120</text:p>
          </table:table-cell>
          <table:table-cell table:formula="of:=[.B1675]-[.B$2]" office:value-type="float" office:value="45.6012675762177" calcext:value-type="float">
            <text:p>45.6012675762</text:p>
          </table:table-cell>
          <table:table-cell table:formula="of:=[.C1675]/([.D1675]-[.D1674])" office:value-type="float" office:value="103453.587033122" calcext:value-type="float">
            <text:p>103453.587033122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456446825.61233" calcext:value-type="float">
            <text:p>1456446825.61233</text:p>
          </table:table-cell>
          <table:table-cell office:value-type="float" office:value="1120" calcext:value-type="float">
            <text:p>1120</text:p>
          </table:table-cell>
          <table:table-cell table:formula="of:=[.B1676]-[.B$2]" office:value-type="float" office:value="45.6120808124542" calcext:value-type="float">
            <text:p>45.6120808125</text:p>
          </table:table-cell>
          <table:table-cell table:formula="of:=[.C1676]/([.D1676]-[.D1675])" office:value-type="float" office:value="103576.762358337" calcext:value-type="float">
            <text:p>103576.76235833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456446825.62313" calcext:value-type="float">
            <text:p>1456446825.62313</text:p>
          </table:table-cell>
          <table:table-cell office:value-type="float" office:value="1120" calcext:value-type="float">
            <text:p>1120</text:p>
          </table:table-cell>
          <table:table-cell table:formula="of:=[.B1677]-[.B$2]" office:value-type="float" office:value="45.6228840351105" calcext:value-type="float">
            <text:p>45.6228840351</text:p>
          </table:table-cell>
          <table:table-cell table:formula="of:=[.C1677]/([.D1677]-[.D1676])" office:value-type="float" office:value="103672.768361582" calcext:value-type="float">
            <text:p>103672.76836158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456446825.6339" calcext:value-type="float">
            <text:p>1456446825.6339</text:p>
          </table:table-cell>
          <table:table-cell office:value-type="float" office:value="1120" calcext:value-type="float">
            <text:p>1120</text:p>
          </table:table-cell>
          <table:table-cell table:formula="of:=[.B1678]-[.B$2]" office:value-type="float" office:value="45.6336536407471" calcext:value-type="float">
            <text:p>45.6336536407</text:p>
          </table:table-cell>
          <table:table-cell table:formula="of:=[.C1678]/([.D1678]-[.D1677])" office:value-type="float" office:value="103996.379978305" calcext:value-type="float">
            <text:p>103996.37997830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456446825.64471" calcext:value-type="float">
            <text:p>1456446825.64471</text:p>
          </table:table-cell>
          <table:table-cell office:value-type="float" office:value="1120" calcext:value-type="float">
            <text:p>1120</text:p>
          </table:table-cell>
          <table:table-cell table:formula="of:=[.B1679]-[.B$2]" office:value-type="float" office:value="45.6444575786591" calcext:value-type="float">
            <text:p>45.6444575787</text:p>
          </table:table-cell>
          <table:table-cell table:formula="of:=[.C1679]/([.D1679]-[.D1678])" office:value-type="float" office:value="103665.904888006" calcext:value-type="float">
            <text:p>103665.90488800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56446825.65551" calcext:value-type="float">
            <text:p>1456446825.65551</text:p>
          </table:table-cell>
          <table:table-cell office:value-type="float" office:value="1120" calcext:value-type="float">
            <text:p>1120</text:p>
          </table:table-cell>
          <table:table-cell table:formula="of:=[.B1680]-[.B$2]" office:value-type="float" office:value="45.6552574634552" calcext:value-type="float">
            <text:p>45.6552574635</text:p>
          </table:table-cell>
          <table:table-cell table:formula="of:=[.C1680]/([.D1680]-[.D1679])" office:value-type="float" office:value="103704.809925383" calcext:value-type="float">
            <text:p>103704.80992538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456446825.66632" calcext:value-type="float">
            <text:p>1456446825.66632</text:p>
          </table:table-cell>
          <table:table-cell office:value-type="float" office:value="1120" calcext:value-type="float">
            <text:p>1120</text:p>
          </table:table-cell>
          <table:table-cell table:formula="of:=[.B1681]-[.B$2]" office:value-type="float" office:value="45.6660659313202" calcext:value-type="float">
            <text:p>45.6660659313</text:p>
          </table:table-cell>
          <table:table-cell table:formula="of:=[.C1681]/([.D1681]-[.D1680])" office:value-type="float" office:value="103622.457316804" calcext:value-type="float">
            <text:p>103622.45731680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6446825.67712" calcext:value-type="float">
            <text:p>1456446825.67712</text:p>
          </table:table-cell>
          <table:table-cell office:value-type="float" office:value="1120" calcext:value-type="float">
            <text:p>1120</text:p>
          </table:table-cell>
          <table:table-cell table:formula="of:=[.B1682]-[.B$2]" office:value-type="float" office:value="45.6768662929535" calcext:value-type="float">
            <text:p>45.676866293</text:p>
          </table:table-cell>
          <table:table-cell table:formula="of:=[.C1682]/([.D1682]-[.D1681])" office:value-type="float" office:value="103700.231346578" calcext:value-type="float">
            <text:p>103700.23134657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456446825.68791" calcext:value-type="float">
            <text:p>1456446825.68791</text:p>
          </table:table-cell>
          <table:table-cell office:value-type="float" office:value="1120" calcext:value-type="float">
            <text:p>1120</text:p>
          </table:table-cell>
          <table:table-cell table:formula="of:=[.B1683]-[.B$2]" office:value-type="float" office:value="45.687664270401" calcext:value-type="float">
            <text:p>45.6876642704</text:p>
          </table:table-cell>
          <table:table-cell table:formula="of:=[.C1683]/([.D1683]-[.D1682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56446825.69872" calcext:value-type="float">
            <text:p>1456446825.69872</text:p>
          </table:table-cell>
          <table:table-cell office:value-type="float" office:value="1120" calcext:value-type="float">
            <text:p>1120</text:p>
          </table:table-cell>
          <table:table-cell table:formula="of:=[.B1684]-[.B$2]" office:value-type="float" office:value="45.6984701156616" calcext:value-type="float">
            <text:p>45.6984701157</text:p>
          </table:table-cell>
          <table:table-cell table:formula="of:=[.C1684]/([.D1684]-[.D1683])" office:value-type="float" office:value="103647.606733888" calcext:value-type="float">
            <text:p>103647.60673388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456446825.70952" calcext:value-type="float">
            <text:p>1456446825.70952</text:p>
          </table:table-cell>
          <table:table-cell office:value-type="float" office:value="1120" calcext:value-type="float">
            <text:p>1120</text:p>
          </table:table-cell>
          <table:table-cell table:formula="of:=[.B1685]-[.B$2]" office:value-type="float" office:value="45.7092695236206" calcext:value-type="float">
            <text:p>45.7092695236</text:p>
          </table:table-cell>
          <table:table-cell table:formula="of:=[.C1685]/([.D1685]-[.D1684])" office:value-type="float" office:value="103709.388908513" calcext:value-type="float">
            <text:p>103709.38890851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56446825.72032" calcext:value-type="float">
            <text:p>1456446825.72032</text:p>
          </table:table-cell>
          <table:table-cell office:value-type="float" office:value="1120" calcext:value-type="float">
            <text:p>1120</text:p>
          </table:table-cell>
          <table:table-cell table:formula="of:=[.B1686]-[.B$2]" office:value-type="float" office:value="45.7200684547424" calcext:value-type="float">
            <text:p>45.7200684547</text:p>
          </table:table-cell>
          <table:table-cell table:formula="of:=[.C1686]/([.D1686]-[.D1685])" office:value-type="float" office:value="103713.968296022" calcext:value-type="float">
            <text:p>103713.96829602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456446825.73112" calcext:value-type="float">
            <text:p>1456446825.73112</text:p>
          </table:table-cell>
          <table:table-cell office:value-type="float" office:value="1120" calcext:value-type="float">
            <text:p>1120</text:p>
          </table:table-cell>
          <table:table-cell table:formula="of:=[.B1687]-[.B$2]" office:value-type="float" office:value="45.7308690547943" calcext:value-type="float">
            <text:p>45.7308690548</text:p>
          </table:table-cell>
          <table:table-cell table:formula="of:=[.C1687]/([.D1687]-[.D1686])" office:value-type="float" office:value="103697.942208781" calcext:value-type="float">
            <text:p>103697.94220878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56446825.74192" calcext:value-type="float">
            <text:p>1456446825.74192</text:p>
          </table:table-cell>
          <table:table-cell office:value-type="float" office:value="1120" calcext:value-type="float">
            <text:p>1120</text:p>
          </table:table-cell>
          <table:table-cell table:formula="of:=[.B1688]-[.B$2]" office:value-type="float" office:value="45.7416682243347" calcext:value-type="float">
            <text:p>45.7416682243</text:p>
          </table:table-cell>
          <table:table-cell table:formula="of:=[.C1688]/([.D1688]-[.D1687])" office:value-type="float" office:value="103711.678551717" calcext:value-type="float">
            <text:p>103711.67855171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56446825.75272" calcext:value-type="float">
            <text:p>1456446825.75272</text:p>
          </table:table-cell>
          <table:table-cell office:value-type="float" office:value="1120" calcext:value-type="float">
            <text:p>1120</text:p>
          </table:table-cell>
          <table:table-cell table:formula="of:=[.B1689]-[.B$2]" office:value-type="float" office:value="45.7524662017822" calcext:value-type="float">
            <text:p>45.7524662018</text:p>
          </table:table-cell>
          <table:table-cell table:formula="of:=[.C1689]/([.D1689]-[.D1688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456446825.76352" calcext:value-type="float">
            <text:p>1456446825.76352</text:p>
          </table:table-cell>
          <table:table-cell office:value-type="float" office:value="1120" calcext:value-type="float">
            <text:p>1120</text:p>
          </table:table-cell>
          <table:table-cell table:formula="of:=[.B1690]-[.B$2]" office:value-type="float" office:value="45.76327252388" calcext:value-type="float">
            <text:p>45.7632725239</text:p>
          </table:table-cell>
          <table:table-cell table:formula="of:=[.C1690]/([.D1690]-[.D1689])" office:value-type="float" office:value="103643.033204633" calcext:value-type="float">
            <text:p>103643.03320463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56446825.77433" calcext:value-type="float">
            <text:p>1456446825.77433</text:p>
          </table:table-cell>
          <table:table-cell office:value-type="float" office:value="1120" calcext:value-type="float">
            <text:p>1120</text:p>
          </table:table-cell>
          <table:table-cell table:formula="of:=[.B1691]-[.B$2]" office:value-type="float" office:value="45.7740745544434" calcext:value-type="float">
            <text:p>45.7740745544</text:p>
          </table:table-cell>
          <table:table-cell table:formula="of:=[.C1691]/([.D1691]-[.D1690])" office:value-type="float" office:value="103684.20950405" calcext:value-type="float">
            <text:p>103684.2095040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56446825.78513" calcext:value-type="float">
            <text:p>1456446825.78513</text:p>
          </table:table-cell>
          <table:table-cell office:value-type="float" office:value="1120" calcext:value-type="float">
            <text:p>1120</text:p>
          </table:table-cell>
          <table:table-cell table:formula="of:=[.B1692]-[.B$2]" office:value-type="float" office:value="45.7848744392395" calcext:value-type="float">
            <text:p>45.7848744392</text:p>
          </table:table-cell>
          <table:table-cell table:formula="of:=[.C1692]/([.D1692]-[.D1691])" office:value-type="float" office:value="103704.809925383" calcext:value-type="float">
            <text:p>103704.80992538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56446825.79592" calcext:value-type="float">
            <text:p>1456446825.79592</text:p>
          </table:table-cell>
          <table:table-cell office:value-type="float" office:value="1120" calcext:value-type="float">
            <text:p>1120</text:p>
          </table:table-cell>
          <table:table-cell table:formula="of:=[.B1693]-[.B$2]" office:value-type="float" office:value="45.7956719398499" calcext:value-type="float">
            <text:p>45.7956719398</text:p>
          </table:table-cell>
          <table:table-cell table:formula="of:=[.C1693]/([.D1693]-[.D1692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456446825.80672" calcext:value-type="float">
            <text:p>1456446825.80672</text:p>
          </table:table-cell>
          <table:table-cell office:value-type="float" office:value="1120" calcext:value-type="float">
            <text:p>1120</text:p>
          </table:table-cell>
          <table:table-cell table:formula="of:=[.B1694]-[.B$2]" office:value-type="float" office:value="45.8064689636231" calcext:value-type="float">
            <text:p>45.8064689636</text:p>
          </table:table-cell>
          <table:table-cell table:formula="of:=[.C1694]/([.D1694]-[.D1693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456446825.81752" calcext:value-type="float">
            <text:p>1456446825.81752</text:p>
          </table:table-cell>
          <table:table-cell office:value-type="float" office:value="1120" calcext:value-type="float">
            <text:p>1120</text:p>
          </table:table-cell>
          <table:table-cell table:formula="of:=[.B1695]-[.B$2]" office:value-type="float" office:value="45.8172655105591" calcext:value-type="float">
            <text:p>45.8172655106</text:p>
          </table:table-cell>
          <table:table-cell table:formula="of:=[.C1695]/([.D1695]-[.D1694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456446825.82832" calcext:value-type="float">
            <text:p>1456446825.82832</text:p>
          </table:table-cell>
          <table:table-cell office:value-type="float" office:value="1120" calcext:value-type="float">
            <text:p>1120</text:p>
          </table:table-cell>
          <table:table-cell table:formula="of:=[.B1696]-[.B$2]" office:value-type="float" office:value="45.8280675411224" calcext:value-type="float">
            <text:p>45.8280675411</text:p>
          </table:table-cell>
          <table:table-cell table:formula="of:=[.C1696]/([.D1696]-[.D1695])" office:value-type="float" office:value="103684.20950405" calcext:value-type="float">
            <text:p>103684.2095040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456446825.83912" calcext:value-type="float">
            <text:p>1456446825.83912</text:p>
          </table:table-cell>
          <table:table-cell office:value-type="float" office:value="1120" calcext:value-type="float">
            <text:p>1120</text:p>
          </table:table-cell>
          <table:table-cell table:formula="of:=[.B1697]-[.B$2]" office:value-type="float" office:value="45.8388662338257" calcext:value-type="float">
            <text:p>45.8388662338</text:p>
          </table:table-cell>
          <table:table-cell table:formula="of:=[.C1697]/([.D1697]-[.D1696])" office:value-type="float" office:value="103716.258141435" calcext:value-type="float">
            <text:p>103716.25814143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456446825.84988" calcext:value-type="float">
            <text:p>1456446825.84988</text:p>
          </table:table-cell>
          <table:table-cell office:value-type="float" office:value="1120" calcext:value-type="float">
            <text:p>1120</text:p>
          </table:table-cell>
          <table:table-cell table:formula="of:=[.B1698]-[.B$2]" office:value-type="float" office:value="45.849625825882" calcext:value-type="float">
            <text:p>45.8496258259</text:p>
          </table:table-cell>
          <table:table-cell table:formula="of:=[.C1698]/([.D1698]-[.D1697])" office:value-type="float" office:value="104093.165813557" calcext:value-type="float">
            <text:p>104093.16581355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456446825.86067" calcext:value-type="float">
            <text:p>1456446825.86067</text:p>
          </table:table-cell>
          <table:table-cell office:value-type="float" office:value="1120" calcext:value-type="float">
            <text:p>1120</text:p>
          </table:table-cell>
          <table:table-cell table:formula="of:=[.B1699]-[.B$2]" office:value-type="float" office:value="45.8604238033295" calcext:value-type="float">
            <text:p>45.8604238033</text:p>
          </table:table-cell>
          <table:table-cell table:formula="of:=[.C1699]/([.D1699]-[.D1698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456446825.87147" calcext:value-type="float">
            <text:p>1456446825.87147</text:p>
          </table:table-cell>
          <table:table-cell office:value-type="float" office:value="1120" calcext:value-type="float">
            <text:p>1120</text:p>
          </table:table-cell>
          <table:table-cell table:formula="of:=[.B1700]-[.B$2]" office:value-type="float" office:value="45.8712203502655" calcext:value-type="float">
            <text:p>45.8712203503</text:p>
          </table:table-cell>
          <table:table-cell table:formula="of:=[.C1700]/([.D1700]-[.D1699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456446825.88227" calcext:value-type="float">
            <text:p>1456446825.88227</text:p>
          </table:table-cell>
          <table:table-cell office:value-type="float" office:value="1120" calcext:value-type="float">
            <text:p>1120</text:p>
          </table:table-cell>
          <table:table-cell table:formula="of:=[.B1701]-[.B$2]" office:value-type="float" office:value="45.8820164203644" calcext:value-type="float">
            <text:p>45.8820164204</text:p>
          </table:table-cell>
          <table:table-cell table:formula="of:=[.C1701]/([.D1701]-[.D1700])" office:value-type="float" office:value="103741.453116028" calcext:value-type="float">
            <text:p>103741.4531160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56446825.89307" calcext:value-type="float">
            <text:p>1456446825.89307</text:p>
          </table:table-cell>
          <table:table-cell office:value-type="float" office:value="1120" calcext:value-type="float">
            <text:p>1120</text:p>
          </table:table-cell>
          <table:table-cell table:formula="of:=[.B1702]-[.B$2]" office:value-type="float" office:value="45.8928186893463" calcext:value-type="float">
            <text:p>45.8928186893</text:p>
          </table:table-cell>
          <table:table-cell table:formula="of:=[.C1702]/([.D1702]-[.D1701])" office:value-type="float" office:value="103681.921073541" calcext:value-type="float">
            <text:p>103681.92107354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56446825.90387" calcext:value-type="float">
            <text:p>1456446825.90387</text:p>
          </table:table-cell>
          <table:table-cell office:value-type="float" office:value="1120" calcext:value-type="float">
            <text:p>1120</text:p>
          </table:table-cell>
          <table:table-cell table:formula="of:=[.B1703]-[.B$2]" office:value-type="float" office:value="45.9036180973053" calcext:value-type="float">
            <text:p>45.9036180973</text:p>
          </table:table-cell>
          <table:table-cell table:formula="of:=[.C1703]/([.D1703]-[.D1702])" office:value-type="float" office:value="103709.388908513" calcext:value-type="float">
            <text:p>103709.38890851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456446825.91467" calcext:value-type="float">
            <text:p>1456446825.91467</text:p>
          </table:table-cell>
          <table:table-cell office:value-type="float" office:value="1120" calcext:value-type="float">
            <text:p>1120</text:p>
          </table:table-cell>
          <table:table-cell table:formula="of:=[.B1704]-[.B$2]" office:value-type="float" office:value="45.9144163131714" calcext:value-type="float">
            <text:p>45.9144163132</text:p>
          </table:table-cell>
          <table:table-cell table:formula="of:=[.C1704]/([.D1704]-[.D1703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456446825.92546" calcext:value-type="float">
            <text:p>1456446825.92546</text:p>
          </table:table-cell>
          <table:table-cell office:value-type="float" office:value="1120" calcext:value-type="float">
            <text:p>1120</text:p>
          </table:table-cell>
          <table:table-cell table:formula="of:=[.B1705]-[.B$2]" office:value-type="float" office:value="45.9252142906189" calcext:value-type="float">
            <text:p>45.9252142906</text:p>
          </table:table-cell>
          <table:table-cell table:formula="of:=[.C1705]/([.D1705]-[.D1704])" office:value-type="float" office:value="103723.12828439" calcext:value-type="float">
            <text:p>103723.1282843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56446825.93626" calcext:value-type="float">
            <text:p>1456446825.93626</text:p>
          </table:table-cell>
          <table:table-cell office:value-type="float" office:value="1120" calcext:value-type="float">
            <text:p>1120</text:p>
          </table:table-cell>
          <table:table-cell table:formula="of:=[.B1706]-[.B$2]" office:value-type="float" office:value="45.9360113143921" calcext:value-type="float">
            <text:p>45.9360113144</text:p>
          </table:table-cell>
          <table:table-cell table:formula="of:=[.C1706]/([.D1706]-[.D1705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456446825.94706" calcext:value-type="float">
            <text:p>1456446825.94706</text:p>
          </table:table-cell>
          <table:table-cell office:value-type="float" office:value="1120" calcext:value-type="float">
            <text:p>1120</text:p>
          </table:table-cell>
          <table:table-cell table:formula="of:=[.B1707]-[.B$2]" office:value-type="float" office:value="45.9468085765839" calcext:value-type="float">
            <text:p>45.9468085766</text:p>
          </table:table-cell>
          <table:table-cell table:formula="of:=[.C1707]/([.D1707]-[.D1706])" office:value-type="float" office:value="103729.999337558" calcext:value-type="float">
            <text:p>103729.999337558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456446825.95786" calcext:value-type="float">
            <text:p>1456446825.95786</text:p>
          </table:table-cell>
          <table:table-cell office:value-type="float" office:value="1120" calcext:value-type="float">
            <text:p>1120</text:p>
          </table:table-cell>
          <table:table-cell table:formula="of:=[.B1708]-[.B$2]" office:value-type="float" office:value="45.9576053619385" calcext:value-type="float">
            <text:p>45.9576053619</text:p>
          </table:table-cell>
          <table:table-cell table:formula="of:=[.C1708]/([.D1708]-[.D1707])" office:value-type="float" office:value="103734.580545434" calcext:value-type="float">
            <text:p>103734.58054543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456446825.96865" calcext:value-type="float">
            <text:p>1456446825.96865</text:p>
          </table:table-cell>
          <table:table-cell office:value-type="float" office:value="1120" calcext:value-type="float">
            <text:p>1120</text:p>
          </table:table-cell>
          <table:table-cell table:formula="of:=[.B1709]-[.B$2]" office:value-type="float" office:value="45.9684028625488" calcext:value-type="float">
            <text:p>45.9684028625</text:p>
          </table:table-cell>
          <table:table-cell table:formula="of:=[.C1709]/([.D1709]-[.D1708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456446825.97945" calcext:value-type="float">
            <text:p>1456446825.97945</text:p>
          </table:table-cell>
          <table:table-cell office:value-type="float" office:value="1120" calcext:value-type="float">
            <text:p>1120</text:p>
          </table:table-cell>
          <table:table-cell table:formula="of:=[.B1710]-[.B$2]" office:value-type="float" office:value="45.979199886322" calcext:value-type="float">
            <text:p>45.9791998863</text:p>
          </table:table-cell>
          <table:table-cell table:formula="of:=[.C1710]/([.D1710]-[.D1709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56446825.99025" calcext:value-type="float">
            <text:p>1456446825.99025</text:p>
          </table:table-cell>
          <table:table-cell office:value-type="float" office:value="1120" calcext:value-type="float">
            <text:p>1120</text:p>
          </table:table-cell>
          <table:table-cell table:formula="of:=[.B1711]-[.B$2]" office:value-type="float" office:value="45.9900035858154" calcext:value-type="float">
            <text:p>45.9900035858</text:p>
          </table:table-cell>
          <table:table-cell table:formula="of:=[.C1711]/([.D1711]-[.D1710])" office:value-type="float" office:value="103668.192611555" calcext:value-type="float">
            <text:p>103668.19261155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56446826.00199" calcext:value-type="float">
            <text:p>1456446826.00199</text:p>
          </table:table-cell>
          <table:table-cell office:value-type="float" office:value="1120" calcext:value-type="float">
            <text:p>1120</text:p>
          </table:table-cell>
          <table:table-cell table:formula="of:=[.B1712]-[.B$2]" office:value-type="float" office:value="46.0017378330231" calcext:value-type="float">
            <text:p>46.001737833</text:p>
          </table:table-cell>
          <table:table-cell table:formula="of:=[.C1712]/([.D1712]-[.D1711])" office:value-type="float" office:value="95447.1113639596" calcext:value-type="float">
            <text:p>95447.111363959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456446826.01239" calcext:value-type="float">
            <text:p>1456446826.01239</text:p>
          </table:table-cell>
          <table:table-cell office:value-type="float" office:value="1120" calcext:value-type="float">
            <text:p>1120</text:p>
          </table:table-cell>
          <table:table-cell table:formula="of:=[.B1713]-[.B$2]" office:value-type="float" office:value="46.0121366977692" calcext:value-type="float">
            <text:p>46.0121366978</text:p>
          </table:table-cell>
          <table:table-cell table:formula="of:=[.C1713]/([.D1713]-[.D1712])" office:value-type="float" office:value="107704.064563463" calcext:value-type="float">
            <text:p>107704.06456346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456446826.0228" calcext:value-type="float">
            <text:p>1456446826.0228</text:p>
          </table:table-cell>
          <table:table-cell office:value-type="float" office:value="1120" calcext:value-type="float">
            <text:p>1120</text:p>
          </table:table-cell>
          <table:table-cell table:formula="of:=[.B1714]-[.B$2]" office:value-type="float" office:value="46.0225489139557" calcext:value-type="float">
            <text:p>46.022548914</text:p>
          </table:table-cell>
          <table:table-cell table:formula="of:=[.C1714]/([.D1714]-[.D1713])" office:value-type="float" office:value="107565.957135006" calcext:value-type="float">
            <text:p>107565.95713500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456446826.03314" calcext:value-type="float">
            <text:p>1456446826.03314</text:p>
          </table:table-cell>
          <table:table-cell office:value-type="float" office:value="1120" calcext:value-type="float">
            <text:p>1120</text:p>
          </table:table-cell>
          <table:table-cell table:formula="of:=[.B1715]-[.B$2]" office:value-type="float" office:value="46.0328936576843" calcext:value-type="float">
            <text:p>46.0328936577</text:p>
          </table:table-cell>
          <table:table-cell table:formula="of:=[.C1715]/([.D1715]-[.D1714])" office:value-type="float" office:value="108267.544308465" calcext:value-type="float">
            <text:p>108267.54430846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456446826.04347" calcext:value-type="float">
            <text:p>1456446826.04347</text:p>
          </table:table-cell>
          <table:table-cell office:value-type="float" office:value="1120" calcext:value-type="float">
            <text:p>1120</text:p>
          </table:table-cell>
          <table:table-cell table:formula="of:=[.B1716]-[.B$2]" office:value-type="float" office:value="46.0432233810425" calcext:value-type="float">
            <text:p>46.043223381</text:p>
          </table:table-cell>
          <table:table-cell table:formula="of:=[.C1716]/([.D1716]-[.D1715])" office:value-type="float" office:value="108424.975303513" calcext:value-type="float">
            <text:p>108424.97530351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456446826.0538" calcext:value-type="float">
            <text:p>1456446826.0538</text:p>
          </table:table-cell>
          <table:table-cell office:value-type="float" office:value="1120" calcext:value-type="float">
            <text:p>1120</text:p>
          </table:table-cell>
          <table:table-cell table:formula="of:=[.B1717]-[.B$2]" office:value-type="float" office:value="46.0535452365875" calcext:value-type="float">
            <text:p>46.0535452366</text:p>
          </table:table-cell>
          <table:table-cell table:formula="of:=[.C1717]/([.D1717]-[.D1716])" office:value-type="float" office:value="108507.622017416" calcext:value-type="float">
            <text:p>108507.62201741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456446826.06411" calcext:value-type="float">
            <text:p>1456446826.06411</text:p>
          </table:table-cell>
          <table:table-cell office:value-type="float" office:value="1120" calcext:value-type="float">
            <text:p>1120</text:p>
          </table:table-cell>
          <table:table-cell table:formula="of:=[.B1718]-[.B$2]" office:value-type="float" office:value="46.0638620853424" calcext:value-type="float">
            <text:p>46.0638620853</text:p>
          </table:table-cell>
          <table:table-cell table:formula="of:=[.C1718]/([.D1718]-[.D1717])" office:value-type="float" office:value="108560.281013126" calcext:value-type="float">
            <text:p>108560.28101312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456446826.07443" calcext:value-type="float">
            <text:p>1456446826.07443</text:p>
          </table:table-cell>
          <table:table-cell office:value-type="float" office:value="1120" calcext:value-type="float">
            <text:p>1120</text:p>
          </table:table-cell>
          <table:table-cell table:formula="of:=[.B1719]-[.B$2]" office:value-type="float" office:value="46.074177980423" calcext:value-type="float">
            <text:p>46.0741779804</text:p>
          </table:table-cell>
          <table:table-cell table:formula="of:=[.C1719]/([.D1719]-[.D1718])" office:value-type="float" office:value="108570.317093464" calcext:value-type="float">
            <text:p>108570.317093464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456446826.08474" calcext:value-type="float">
            <text:p>1456446826.08474</text:p>
          </table:table-cell>
          <table:table-cell office:value-type="float" office:value="1120" calcext:value-type="float">
            <text:p>1120</text:p>
          </table:table-cell>
          <table:table-cell table:formula="of:=[.B1720]-[.B$2]" office:value-type="float" office:value="46.0844917297363" calcext:value-type="float">
            <text:p>46.0844917297</text:p>
          </table:table-cell>
          <table:table-cell table:formula="of:=[.C1720]/([.D1720]-[.D1719])" office:value-type="float" office:value="108592.905060219" calcext:value-type="float">
            <text:p>108592.90506021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56446826.09505" calcext:value-type="float">
            <text:p>1456446826.09505</text:p>
          </table:table-cell>
          <table:table-cell office:value-type="float" office:value="1120" calcext:value-type="float">
            <text:p>1120</text:p>
          </table:table-cell>
          <table:table-cell table:formula="of:=[.B1721]-[.B$2]" office:value-type="float" office:value="46.094803571701" calcext:value-type="float">
            <text:p>46.0948035717</text:p>
          </table:table-cell>
          <table:table-cell table:formula="of:=[.C1721]/([.D1721]-[.D1720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56446826.10537" calcext:value-type="float">
            <text:p>1456446826.10537</text:p>
          </table:table-cell>
          <table:table-cell office:value-type="float" office:value="1120" calcext:value-type="float">
            <text:p>1120</text:p>
          </table:table-cell>
          <table:table-cell table:formula="of:=[.B1722]-[.B$2]" office:value-type="float" office:value="46.1051163673401" calcext:value-type="float">
            <text:p>46.1051163673</text:p>
          </table:table-cell>
          <table:table-cell table:formula="of:=[.C1722]/([.D1722]-[.D1721])" office:value-type="float" office:value="108602.947173737" calcext:value-type="float">
            <text:p>108602.94717373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456446826.11568" calcext:value-type="float">
            <text:p>1456446826.11568</text:p>
          </table:table-cell>
          <table:table-cell office:value-type="float" office:value="1120" calcext:value-type="float">
            <text:p>1120</text:p>
          </table:table-cell>
          <table:table-cell table:formula="of:=[.B1723]-[.B$2]" office:value-type="float" office:value="46.1154282093048" calcext:value-type="float">
            <text:p>46.1154282093</text:p>
          </table:table-cell>
          <table:table-cell table:formula="of:=[.C1723]/([.D1723]-[.D1722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456446826.12599" calcext:value-type="float">
            <text:p>1456446826.12599</text:p>
          </table:table-cell>
          <table:table-cell office:value-type="float" office:value="1120" calcext:value-type="float">
            <text:p>1120</text:p>
          </table:table-cell>
          <table:table-cell table:formula="of:=[.B1724]-[.B$2]" office:value-type="float" office:value="46.1257390975952" calcext:value-type="float">
            <text:p>46.1257390976</text:p>
          </table:table-cell>
          <table:table-cell table:formula="of:=[.C1724]/([.D1724]-[.D1723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56446826.1363" calcext:value-type="float">
            <text:p>1456446826.1363</text:p>
          </table:table-cell>
          <table:table-cell office:value-type="float" office:value="1120" calcext:value-type="float">
            <text:p>1120</text:p>
          </table:table-cell>
          <table:table-cell table:formula="of:=[.B1725]-[.B$2]" office:value-type="float" office:value="46.1360504627228" calcext:value-type="float">
            <text:p>46.1360504627</text:p>
          </table:table-cell>
          <table:table-cell table:formula="of:=[.C1725]/([.D1725]-[.D1724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456446826.14663" calcext:value-type="float">
            <text:p>1456446826.14663</text:p>
          </table:table-cell>
          <table:table-cell office:value-type="float" office:value="1120" calcext:value-type="float">
            <text:p>1120</text:p>
          </table:table-cell>
          <table:table-cell table:formula="of:=[.B1726]-[.B$2]" office:value-type="float" office:value="46.1463751792908" calcext:value-type="float">
            <text:p>46.1463751793</text:p>
          </table:table-cell>
          <table:table-cell table:formula="of:=[.C1726]/([.D1726]-[.D1725])" office:value-type="float" office:value="108477.554093061" calcext:value-type="float">
            <text:p>108477.55409306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456446826.15694" calcext:value-type="float">
            <text:p>1456446826.15694</text:p>
          </table:table-cell>
          <table:table-cell office:value-type="float" office:value="1120" calcext:value-type="float">
            <text:p>1120</text:p>
          </table:table-cell>
          <table:table-cell table:formula="of:=[.B1727]-[.B$2]" office:value-type="float" office:value="46.1566910743713" calcext:value-type="float">
            <text:p>46.1566910744</text:p>
          </table:table-cell>
          <table:table-cell table:formula="of:=[.C1727]/([.D1727]-[.D1726])" office:value-type="float" office:value="108570.317093464" calcext:value-type="float">
            <text:p>108570.31709346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456446826.16726" calcext:value-type="float">
            <text:p>1456446826.16726</text:p>
          </table:table-cell>
          <table:table-cell office:value-type="float" office:value="1120" calcext:value-type="float">
            <text:p>1120</text:p>
          </table:table-cell>
          <table:table-cell table:formula="of:=[.B1728]-[.B$2]" office:value-type="float" office:value="46.1670045852661" calcext:value-type="float">
            <text:p>46.1670045853</text:p>
          </table:table-cell>
          <table:table-cell table:formula="of:=[.C1728]/([.D1728]-[.D1727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456446826.17757" calcext:value-type="float">
            <text:p>1456446826.17757</text:p>
          </table:table-cell>
          <table:table-cell office:value-type="float" office:value="1120" calcext:value-type="float">
            <text:p>1120</text:p>
          </table:table-cell>
          <table:table-cell table:formula="of:=[.B1729]-[.B$2]" office:value-type="float" office:value="46.177316904068" calcext:value-type="float">
            <text:p>46.1773169041</text:p>
          </table:table-cell>
          <table:table-cell table:formula="of:=[.C1729]/([.D1729]-[.D1728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56446826.18788" calcext:value-type="float">
            <text:p>1456446826.18788</text:p>
          </table:table-cell>
          <table:table-cell office:value-type="float" office:value="1120" calcext:value-type="float">
            <text:p>1120</text:p>
          </table:table-cell>
          <table:table-cell table:formula="of:=[.B1730]-[.B$2]" office:value-type="float" office:value="46.1876282691956" calcext:value-type="float">
            <text:p>46.1876282692</text:p>
          </table:table-cell>
          <table:table-cell table:formula="of:=[.C1730]/([.D1730]-[.D1729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456446826.19819" calcext:value-type="float">
            <text:p>1456446826.19819</text:p>
          </table:table-cell>
          <table:table-cell office:value-type="float" office:value="1120" calcext:value-type="float">
            <text:p>1120</text:p>
          </table:table-cell>
          <table:table-cell table:formula="of:=[.B1731]-[.B$2]" office:value-type="float" office:value="46.1979393959045" calcext:value-type="float">
            <text:p>46.1979393959</text:p>
          </table:table-cell>
          <table:table-cell table:formula="of:=[.C1731]/([.D1731]-[.D1730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56446826.2085" calcext:value-type="float">
            <text:p>1456446826.2085</text:p>
          </table:table-cell>
          <table:table-cell office:value-type="float" office:value="1120" calcext:value-type="float">
            <text:p>1120</text:p>
          </table:table-cell>
          <table:table-cell table:formula="of:=[.B1732]-[.B$2]" office:value-type="float" office:value="46.2082502841949" calcext:value-type="float">
            <text:p>46.2082502842</text:p>
          </table:table-cell>
          <table:table-cell table:formula="of:=[.C1732]/([.D1732]-[.D1731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56446826.21886" calcext:value-type="float">
            <text:p>1456446826.21886</text:p>
          </table:table-cell>
          <table:table-cell office:value-type="float" office:value="1120" calcext:value-type="float">
            <text:p>1120</text:p>
          </table:table-cell>
          <table:table-cell table:formula="of:=[.B1733]-[.B$2]" office:value-type="float" office:value="46.2186093330383" calcext:value-type="float">
            <text:p>46.218609333</text:p>
          </table:table-cell>
          <table:table-cell table:formula="of:=[.C1733]/([.D1733]-[.D1732])" office:value-type="float" office:value="108118.034477203" calcext:value-type="float">
            <text:p>108118.03447720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56446826.22919" calcext:value-type="float">
            <text:p>1456446826.22919</text:p>
          </table:table-cell>
          <table:table-cell office:value-type="float" office:value="1120" calcext:value-type="float">
            <text:p>1120</text:p>
          </table:table-cell>
          <table:table-cell table:formula="of:=[.B1734]-[.B$2]" office:value-type="float" office:value="46.2289397716522" calcext:value-type="float">
            <text:p>46.2289397717</text:p>
          </table:table-cell>
          <table:table-cell table:formula="of:=[.C1734]/([.D1734]-[.D1733])" office:value-type="float" office:value="108417.468208359" calcext:value-type="float">
            <text:p>108417.468208359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456446826.23951" calcext:value-type="float">
            <text:p>1456446826.23951</text:p>
          </table:table-cell>
          <table:table-cell office:value-type="float" office:value="1120" calcext:value-type="float">
            <text:p>1120</text:p>
          </table:table-cell>
          <table:table-cell table:formula="of:=[.B1735]-[.B$2]" office:value-type="float" office:value="46.2392599582672" calcext:value-type="float">
            <text:p>46.2392599583</text:p>
          </table:table-cell>
          <table:table-cell table:formula="of:=[.C1735]/([.D1735]-[.D1734])" office:value-type="float" office:value="108525.169338816" calcext:value-type="float">
            <text:p>108525.16933881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56446826.2498" calcext:value-type="float">
            <text:p>1456446826.2498</text:p>
          </table:table-cell>
          <table:table-cell office:value-type="float" office:value="1120" calcext:value-type="float">
            <text:p>1120</text:p>
          </table:table-cell>
          <table:table-cell table:formula="of:=[.B1736]-[.B$2]" office:value-type="float" office:value="46.2495512962341" calcext:value-type="float">
            <text:p>46.2495512962</text:p>
          </table:table-cell>
          <table:table-cell table:formula="of:=[.C1736]/([.D1736]-[.D1735])" office:value-type="float" office:value="108829.38677169" calcext:value-type="float">
            <text:p>108829.3867716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456446826.26012" calcext:value-type="float">
            <text:p>1456446826.26012</text:p>
          </table:table-cell>
          <table:table-cell office:value-type="float" office:value="1120" calcext:value-type="float">
            <text:p>1120</text:p>
          </table:table-cell>
          <table:table-cell table:formula="of:=[.B1737]-[.B$2]" office:value-type="float" office:value="46.2598662376404" calcext:value-type="float">
            <text:p>46.2598662376</text:p>
          </table:table-cell>
          <table:table-cell table:formula="of:=[.C1737]/([.D1737]-[.D1736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456446826.27043" calcext:value-type="float">
            <text:p>1456446826.27043</text:p>
          </table:table-cell>
          <table:table-cell office:value-type="float" office:value="1120" calcext:value-type="float">
            <text:p>1120</text:p>
          </table:table-cell>
          <table:table-cell table:formula="of:=[.B1738]-[.B$2]" office:value-type="float" office:value="46.270177602768" calcext:value-type="float">
            <text:p>46.2701776028</text:p>
          </table:table-cell>
          <table:table-cell table:formula="of:=[.C1738]/([.D1738]-[.D1737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456446826.28075" calcext:value-type="float">
            <text:p>1456446826.28075</text:p>
          </table:table-cell>
          <table:table-cell office:value-type="float" office:value="1120" calcext:value-type="float">
            <text:p>1120</text:p>
          </table:table-cell>
          <table:table-cell table:formula="of:=[.B1739]-[.B$2]" office:value-type="float" office:value="46.2804956436157" calcext:value-type="float">
            <text:p>46.2804956436</text:p>
          </table:table-cell>
          <table:table-cell table:formula="of:=[.C1739]/([.D1739]-[.D1738])" office:value-type="float" office:value="108547.738521617" calcext:value-type="float">
            <text:p>108547.73852161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456446826.29106" calcext:value-type="float">
            <text:p>1456446826.29106</text:p>
          </table:table-cell>
          <table:table-cell office:value-type="float" office:value="1120" calcext:value-type="float">
            <text:p>1120</text:p>
          </table:table-cell>
          <table:table-cell table:formula="of:=[.B1740]-[.B$2]" office:value-type="float" office:value="46.2908093929291" calcext:value-type="float">
            <text:p>46.2908093929</text:p>
          </table:table-cell>
          <table:table-cell table:formula="of:=[.C1740]/([.D1740]-[.D1739])" office:value-type="float" office:value="108592.905060219" calcext:value-type="float">
            <text:p>108592.90506021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456446826.30138" calcext:value-type="float">
            <text:p>1456446826.30138</text:p>
          </table:table-cell>
          <table:table-cell office:value-type="float" office:value="1120" calcext:value-type="float">
            <text:p>1120</text:p>
          </table:table-cell>
          <table:table-cell table:formula="of:=[.B1741]-[.B$2]" office:value-type="float" office:value="46.3011245727539" calcext:value-type="float">
            <text:p>46.3011245728</text:p>
          </table:table-cell>
          <table:table-cell table:formula="of:=[.C1741]/([.D1741]-[.D1740])" office:value-type="float" office:value="108577.845371547" calcext:value-type="float">
            <text:p>108577.84537154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56446826.31169" calcext:value-type="float">
            <text:p>1456446826.31169</text:p>
          </table:table-cell>
          <table:table-cell office:value-type="float" office:value="1120" calcext:value-type="float">
            <text:p>1120</text:p>
          </table:table-cell>
          <table:table-cell table:formula="of:=[.B1742]-[.B$2]" office:value-type="float" office:value="46.3114440441132" calcext:value-type="float">
            <text:p>46.3114440441</text:p>
          </table:table-cell>
          <table:table-cell table:formula="of:=[.C1742]/([.D1742]-[.D1741])" office:value-type="float" office:value="108532.691356884" calcext:value-type="float">
            <text:p>108532.691356884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456446826.32201" calcext:value-type="float">
            <text:p>1456446826.32201</text:p>
          </table:table-cell>
          <table:table-cell office:value-type="float" office:value="1120" calcext:value-type="float">
            <text:p>1120</text:p>
          </table:table-cell>
          <table:table-cell table:formula="of:=[.B1743]-[.B$2]" office:value-type="float" office:value="46.3217575550079" calcext:value-type="float">
            <text:p>46.321757555</text:p>
          </table:table-cell>
          <table:table-cell table:formula="of:=[.C1743]/([.D1743]-[.D1742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456446826.33232" calcext:value-type="float">
            <text:p>1456446826.33232</text:p>
          </table:table-cell>
          <table:table-cell office:value-type="float" office:value="1120" calcext:value-type="float">
            <text:p>1120</text:p>
          </table:table-cell>
          <table:table-cell table:formula="of:=[.B1744]-[.B$2]" office:value-type="float" office:value="46.3320705890656" calcext:value-type="float">
            <text:p>46.3320705891</text:p>
          </table:table-cell>
          <table:table-cell table:formula="of:=[.C1744]/([.D1744]-[.D1743])" office:value-type="float" office:value="108600.436471241" calcext:value-type="float">
            <text:p>108600.43647124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456446826.34263" calcext:value-type="float">
            <text:p>1456446826.34263</text:p>
          </table:table-cell>
          <table:table-cell office:value-type="float" office:value="1120" calcext:value-type="float">
            <text:p>1120</text:p>
          </table:table-cell>
          <table:table-cell table:formula="of:=[.B1745]-[.B$2]" office:value-type="float" office:value="46.3423826694489" calcext:value-type="float">
            <text:p>46.3423826694</text:p>
          </table:table-cell>
          <table:table-cell table:formula="of:=[.C1745]/([.D1745]-[.D1744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456446826.35295" calcext:value-type="float">
            <text:p>1456446826.35295</text:p>
          </table:table-cell>
          <table:table-cell office:value-type="float" office:value="1120" calcext:value-type="float">
            <text:p>1120</text:p>
          </table:table-cell>
          <table:table-cell table:formula="of:=[.B1746]-[.B$2]" office:value-type="float" office:value="46.352694272995" calcext:value-type="float">
            <text:p>46.352694273</text:p>
          </table:table-cell>
          <table:table-cell table:formula="of:=[.C1746]/([.D1746]-[.D1745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456446826.36328" calcext:value-type="float">
            <text:p>1456446826.36328</text:p>
          </table:table-cell>
          <table:table-cell office:value-type="float" office:value="1120" calcext:value-type="float">
            <text:p>1120</text:p>
          </table:table-cell>
          <table:table-cell table:formula="of:=[.B1747]-[.B$2]" office:value-type="float" office:value="46.3630292415619" calcext:value-type="float">
            <text:p>46.3630292416</text:p>
          </table:table-cell>
          <table:table-cell table:formula="of:=[.C1747]/([.D1747]-[.D1746])" office:value-type="float" office:value="108369.947402418" calcext:value-type="float">
            <text:p>108369.947402418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456446826.3736" calcext:value-type="float">
            <text:p>1456446826.3736</text:p>
          </table:table-cell>
          <table:table-cell office:value-type="float" office:value="1120" calcext:value-type="float">
            <text:p>1120</text:p>
          </table:table-cell>
          <table:table-cell table:formula="of:=[.B1748]-[.B$2]" office:value-type="float" office:value="46.3733525276184" calcext:value-type="float">
            <text:p>46.3733525276</text:p>
          </table:table-cell>
          <table:table-cell table:formula="of:=[.C1748]/([.D1748]-[.D1747])" office:value-type="float" office:value="108492.585971962" calcext:value-type="float">
            <text:p>108492.58597196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456446826.38392" calcext:value-type="float">
            <text:p>1456446826.38392</text:p>
          </table:table-cell>
          <table:table-cell office:value-type="float" office:value="1120" calcext:value-type="float">
            <text:p>1120</text:p>
          </table:table-cell>
          <table:table-cell table:formula="of:=[.B1749]-[.B$2]" office:value-type="float" office:value="46.3836674690247" calcext:value-type="float">
            <text:p>46.383667469</text:p>
          </table:table-cell>
          <table:table-cell table:formula="of:=[.C1749]/([.D1749]-[.D1748])" office:value-type="float" office:value="108580.355029586" calcext:value-type="float">
            <text:p>108580.35502958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456446826.39423" calcext:value-type="float">
            <text:p>1456446826.39423</text:p>
          </table:table-cell>
          <table:table-cell office:value-type="float" office:value="1120" calcext:value-type="float">
            <text:p>1120</text:p>
          </table:table-cell>
          <table:table-cell table:formula="of:=[.B1750]-[.B$2]" office:value-type="float" office:value="46.3939800262451" calcext:value-type="float">
            <text:p>46.3939800262</text:p>
          </table:table-cell>
          <table:table-cell table:formula="of:=[.C1750]/([.D1750]-[.D1749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456446826.40455" calcext:value-type="float">
            <text:p>1456446826.40455</text:p>
          </table:table-cell>
          <table:table-cell office:value-type="float" office:value="1120" calcext:value-type="float">
            <text:p>1120</text:p>
          </table:table-cell>
          <table:table-cell table:formula="of:=[.B1751]-[.B$2]" office:value-type="float" office:value="46.4042994976044" calcext:value-type="float">
            <text:p>46.4042994976</text:p>
          </table:table-cell>
          <table:table-cell table:formula="of:=[.C1751]/([.D1751]-[.D1750])" office:value-type="float" office:value="108532.691356884" calcext:value-type="float">
            <text:p>108532.69135688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56446826.41487" calcext:value-type="float">
            <text:p>1456446826.41487</text:p>
          </table:table-cell>
          <table:table-cell office:value-type="float" office:value="1120" calcext:value-type="float">
            <text:p>1120</text:p>
          </table:table-cell>
          <table:table-cell table:formula="of:=[.B1752]-[.B$2]" office:value-type="float" office:value="46.4146163463593" calcext:value-type="float">
            <text:p>46.4146163464</text:p>
          </table:table-cell>
          <table:table-cell table:formula="of:=[.C1752]/([.D1752]-[.D1751])" office:value-type="float" office:value="108560.281013126" calcext:value-type="float">
            <text:p>108560.28101312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456446826.42518" calcext:value-type="float">
            <text:p>1456446826.42518</text:p>
          </table:table-cell>
          <table:table-cell office:value-type="float" office:value="1120" calcext:value-type="float">
            <text:p>1120</text:p>
          </table:table-cell>
          <table:table-cell table:formula="of:=[.B1753]-[.B$2]" office:value-type="float" office:value="46.4249296188355" calcext:value-type="float">
            <text:p>46.4249296188</text:p>
          </table:table-cell>
          <table:table-cell table:formula="of:=[.C1753]/([.D1753]-[.D1752])" office:value-type="float" office:value="108597.925884828" calcext:value-type="float">
            <text:p>108597.92588482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456446826.43549" calcext:value-type="float">
            <text:p>1456446826.43549</text:p>
          </table:table-cell>
          <table:table-cell office:value-type="float" office:value="1120" calcext:value-type="float">
            <text:p>1120</text:p>
          </table:table-cell>
          <table:table-cell table:formula="of:=[.B1754]-[.B$2]" office:value-type="float" office:value="46.4352412223816" calcext:value-type="float">
            <text:p>46.4352412224</text:p>
          </table:table-cell>
          <table:table-cell table:formula="of:=[.C1754]/([.D1754]-[.D1753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56446826.4458" calcext:value-type="float">
            <text:p>1456446826.4458</text:p>
          </table:table-cell>
          <table:table-cell office:value-type="float" office:value="1120" calcext:value-type="float">
            <text:p>1120</text:p>
          </table:table-cell>
          <table:table-cell table:formula="of:=[.B1755]-[.B$2]" office:value-type="float" office:value="46.4455535411835" calcext:value-type="float">
            <text:p>46.4455535412</text:p>
          </table:table-cell>
          <table:table-cell table:formula="of:=[.C1755]/([.D1755]-[.D1754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456446826.45612" calcext:value-type="float">
            <text:p>1456446826.45612</text:p>
          </table:table-cell>
          <table:table-cell office:value-type="float" office:value="1120" calcext:value-type="float">
            <text:p>1120</text:p>
          </table:table-cell>
          <table:table-cell table:formula="of:=[.B1756]-[.B$2]" office:value-type="float" office:value="46.4558665752411" calcext:value-type="float">
            <text:p>46.4558665752</text:p>
          </table:table-cell>
          <table:table-cell table:formula="of:=[.C1756]/([.D1756]-[.D1755])" office:value-type="float" office:value="108600.436471241" calcext:value-type="float">
            <text:p>108600.43647124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56446826.46643" calcext:value-type="float">
            <text:p>1456446826.46643</text:p>
          </table:table-cell>
          <table:table-cell office:value-type="float" office:value="1120" calcext:value-type="float">
            <text:p>1120</text:p>
          </table:table-cell>
          <table:table-cell table:formula="of:=[.B1757]-[.B$2]" office:value-type="float" office:value="46.4661781787872" calcext:value-type="float">
            <text:p>46.4661781788</text:p>
          </table:table-cell>
          <table:table-cell table:formula="of:=[.C1757]/([.D1757]-[.D1756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56446826.47674" calcext:value-type="float">
            <text:p>1456446826.47674</text:p>
          </table:table-cell>
          <table:table-cell office:value-type="float" office:value="1120" calcext:value-type="float">
            <text:p>1120</text:p>
          </table:table-cell>
          <table:table-cell table:formula="of:=[.B1758]-[.B$2]" office:value-type="float" office:value="46.4764897823334" calcext:value-type="float">
            <text:p>46.4764897823</text:p>
          </table:table-cell>
          <table:table-cell table:formula="of:=[.C1758]/([.D1758]-[.D1757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456446826.48705" calcext:value-type="float">
            <text:p>1456446826.48705</text:p>
          </table:table-cell>
          <table:table-cell office:value-type="float" office:value="1120" calcext:value-type="float">
            <text:p>1120</text:p>
          </table:table-cell>
          <table:table-cell table:formula="of:=[.B1759]-[.B$2]" office:value-type="float" office:value="46.4868016242981" calcext:value-type="float">
            <text:p>46.4868016243</text:p>
          </table:table-cell>
          <table:table-cell table:formula="of:=[.C1759]/([.D1759]-[.D1758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56446826.49736" calcext:value-type="float">
            <text:p>1456446826.49736</text:p>
          </table:table-cell>
          <table:table-cell office:value-type="float" office:value="1120" calcext:value-type="float">
            <text:p>1120</text:p>
          </table:table-cell>
          <table:table-cell table:formula="of:=[.B1760]-[.B$2]" office:value-type="float" office:value="46.4971122741699" calcext:value-type="float">
            <text:p>46.4971122742</text:p>
          </table:table-cell>
          <table:table-cell table:formula="of:=[.C1760]/([.D1760]-[.D1759])" office:value-type="float" office:value="108625.548721269" calcext:value-type="float">
            <text:p>108625.54872126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456446826.50767" calcext:value-type="float">
            <text:p>1456446826.50767</text:p>
          </table:table-cell>
          <table:table-cell office:value-type="float" office:value="1120" calcext:value-type="float">
            <text:p>1120</text:p>
          </table:table-cell>
          <table:table-cell table:formula="of:=[.B1761]-[.B$2]" office:value-type="float" office:value="46.5074243545532" calcext:value-type="float">
            <text:p>46.5074243546</text:p>
          </table:table-cell>
          <table:table-cell table:formula="of:=[.C1761]/([.D1761]-[.D1760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56446826.51799" calcext:value-type="float">
            <text:p>1456446826.51799</text:p>
          </table:table-cell>
          <table:table-cell office:value-type="float" office:value="1120" calcext:value-type="float">
            <text:p>1120</text:p>
          </table:table-cell>
          <table:table-cell table:formula="of:=[.B1762]-[.B$2]" office:value-type="float" office:value="46.5177357196808" calcext:value-type="float">
            <text:p>46.5177357197</text:p>
          </table:table-cell>
          <table:table-cell table:formula="of:=[.C1762]/([.D1762]-[.D1761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456446826.5283" calcext:value-type="float">
            <text:p>1456446826.5283</text:p>
          </table:table-cell>
          <table:table-cell office:value-type="float" office:value="1120" calcext:value-type="float">
            <text:p>1120</text:p>
          </table:table-cell>
          <table:table-cell table:formula="of:=[.B1763]-[.B$2]" office:value-type="float" office:value="46.5280478000641" calcext:value-type="float">
            <text:p>46.5280478001</text:p>
          </table:table-cell>
          <table:table-cell table:formula="of:=[.C1763]/([.D1763]-[.D1762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456446826.53862" calcext:value-type="float">
            <text:p>1456446826.53862</text:p>
          </table:table-cell>
          <table:table-cell office:value-type="float" office:value="1120" calcext:value-type="float">
            <text:p>1120</text:p>
          </table:table-cell>
          <table:table-cell table:formula="of:=[.B1764]-[.B$2]" office:value-type="float" office:value="46.5383660793304" calcext:value-type="float">
            <text:p>46.5383660793</text:p>
          </table:table-cell>
          <table:table-cell table:formula="of:=[.C1764]/([.D1764]-[.D1763])" office:value-type="float" office:value="108545.230371089" calcext:value-type="float">
            <text:p>108545.23037108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56446826.54893" calcext:value-type="float">
            <text:p>1456446826.54893</text:p>
          </table:table-cell>
          <table:table-cell office:value-type="float" office:value="1120" calcext:value-type="float">
            <text:p>1120</text:p>
          </table:table-cell>
          <table:table-cell table:formula="of:=[.B1765]-[.B$2]" office:value-type="float" office:value="46.5486812591553" calcext:value-type="float">
            <text:p>46.5486812592</text:p>
          </table:table-cell>
          <table:table-cell table:formula="of:=[.C1765]/([.D1765]-[.D1764])" office:value-type="float" office:value="108577.845371547" calcext:value-type="float">
            <text:p>108577.845371547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56446826.55925" calcext:value-type="float">
            <text:p>1456446826.55925</text:p>
          </table:table-cell>
          <table:table-cell office:value-type="float" office:value="1120" calcext:value-type="float">
            <text:p>1120</text:p>
          </table:table-cell>
          <table:table-cell table:formula="of:=[.B1766]-[.B$2]" office:value-type="float" office:value="46.5589952468872" calcext:value-type="float">
            <text:p>46.5589952469</text:p>
          </table:table-cell>
          <table:table-cell table:formula="of:=[.C1766]/([.D1766]-[.D1765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456446826.56956" calcext:value-type="float">
            <text:p>1456446826.56956</text:p>
          </table:table-cell>
          <table:table-cell office:value-type="float" office:value="1120" calcext:value-type="float">
            <text:p>1120</text:p>
          </table:table-cell>
          <table:table-cell table:formula="of:=[.B1767]-[.B$2]" office:value-type="float" office:value="46.5693068504334" calcext:value-type="float">
            <text:p>46.5693068504</text:p>
          </table:table-cell>
          <table:table-cell table:formula="of:=[.C1767]/([.D1767]-[.D1766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456446826.57983" calcext:value-type="float">
            <text:p>1456446826.57983</text:p>
          </table:table-cell>
          <table:table-cell office:value-type="float" office:value="1120" calcext:value-type="float">
            <text:p>1120</text:p>
          </table:table-cell>
          <table:table-cell table:formula="of:=[.B1768]-[.B$2]" office:value-type="float" office:value="46.5795810222626" calcext:value-type="float">
            <text:p>46.5795810223</text:p>
          </table:table-cell>
          <table:table-cell table:formula="of:=[.C1768]/([.D1768]-[.D1767])" office:value-type="float" office:value="109011.219455596" calcext:value-type="float">
            <text:p>109011.21945559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456446826.59014" calcext:value-type="float">
            <text:p>1456446826.59014</text:p>
          </table:table-cell>
          <table:table-cell office:value-type="float" office:value="1120" calcext:value-type="float">
            <text:p>1120</text:p>
          </table:table-cell>
          <table:table-cell table:formula="of:=[.B1769]-[.B$2]" office:value-type="float" office:value="46.5898928642273" calcext:value-type="float">
            <text:p>46.5898928642</text:p>
          </table:table-cell>
          <table:table-cell table:formula="of:=[.C1769]/([.D1769]-[.D1768])" office:value-type="float" office:value="108612.991144713" calcext:value-type="float">
            <text:p>108612.99114471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456446826.60045" calcext:value-type="float">
            <text:p>1456446826.60045</text:p>
          </table:table-cell>
          <table:table-cell office:value-type="float" office:value="1120" calcext:value-type="float">
            <text:p>1120</text:p>
          </table:table-cell>
          <table:table-cell table:formula="of:=[.B1770]-[.B$2]" office:value-type="float" office:value="46.6002042293549" calcext:value-type="float">
            <text:p>46.6002042294</text:p>
          </table:table-cell>
          <table:table-cell table:formula="of:=[.C1770]/([.D1770]-[.D1769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456446826.61077" calcext:value-type="float">
            <text:p>1456446826.61077</text:p>
          </table:table-cell>
          <table:table-cell office:value-type="float" office:value="1120" calcext:value-type="float">
            <text:p>1120</text:p>
          </table:table-cell>
          <table:table-cell table:formula="of:=[.B1771]-[.B$2]" office:value-type="float" office:value="46.6105155944824" calcext:value-type="float">
            <text:p>46.6105155945</text:p>
          </table:table-cell>
          <table:table-cell table:formula="of:=[.C1771]/([.D1771]-[.D1770])" office:value-type="float" office:value="108618.013826909" calcext:value-type="float">
            <text:p>108618.01382690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56446826.62108" calcext:value-type="float">
            <text:p>1456446826.62108</text:p>
          </table:table-cell>
          <table:table-cell office:value-type="float" office:value="1120" calcext:value-type="float">
            <text:p>1120</text:p>
          </table:table-cell>
          <table:table-cell table:formula="of:=[.B1772]-[.B$2]" office:value-type="float" office:value="46.6208291053772" calcext:value-type="float">
            <text:p>46.6208291054</text:p>
          </table:table-cell>
          <table:table-cell table:formula="of:=[.C1772]/([.D1772]-[.D1771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56446826.63139" calcext:value-type="float">
            <text:p>1456446826.63139</text:p>
          </table:table-cell>
          <table:table-cell office:value-type="float" office:value="1120" calcext:value-type="float">
            <text:p>1120</text:p>
          </table:table-cell>
          <table:table-cell table:formula="of:=[.B1773]-[.B$2]" office:value-type="float" office:value="46.6311419010162" calcext:value-type="float">
            <text:p>46.631141901</text:p>
          </table:table-cell>
          <table:table-cell table:formula="of:=[.C1773]/([.D1773]-[.D1772])" office:value-type="float" office:value="108602.947173737" calcext:value-type="float">
            <text:p>108602.947173737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456446826.64171" calcext:value-type="float">
            <text:p>1456446826.64171</text:p>
          </table:table-cell>
          <table:table-cell office:value-type="float" office:value="1120" calcext:value-type="float">
            <text:p>1120</text:p>
          </table:table-cell>
          <table:table-cell table:formula="of:=[.B1774]-[.B$2]" office:value-type="float" office:value="46.641455411911" calcext:value-type="float">
            <text:p>46.6414554119</text:p>
          </table:table-cell>
          <table:table-cell table:formula="of:=[.C1774]/([.D1774]-[.D1773])" office:value-type="float" office:value="108595.41541449" calcext:value-type="float">
            <text:p>108595.4154144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456446826.65202" calcext:value-type="float">
            <text:p>1456446826.65202</text:p>
          </table:table-cell>
          <table:table-cell office:value-type="float" office:value="1120" calcext:value-type="float">
            <text:p>1120</text:p>
          </table:table-cell>
          <table:table-cell table:formula="of:=[.B1775]-[.B$2]" office:value-type="float" office:value="46.6517674922943" calcext:value-type="float">
            <text:p>46.6517674923</text:p>
          </table:table-cell>
          <table:table-cell table:formula="of:=[.C1775]/([.D1775]-[.D1774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56446826.66235" calcext:value-type="float">
            <text:p>1456446826.66235</text:p>
          </table:table-cell>
          <table:table-cell office:value-type="float" office:value="1120" calcext:value-type="float">
            <text:p>1120</text:p>
          </table:table-cell>
          <table:table-cell table:formula="of:=[.B1776]-[.B$2]" office:value-type="float" office:value="46.6620953083038" calcext:value-type="float">
            <text:p>46.6620953083</text:p>
          </table:table-cell>
          <table:table-cell table:formula="of:=[.C1776]/([.D1776]-[.D1775])" office:value-type="float" office:value="108444.999307447" calcext:value-type="float">
            <text:p>108444.99930744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456446826.67266" calcext:value-type="float">
            <text:p>1456446826.67266</text:p>
          </table:table-cell>
          <table:table-cell office:value-type="float" office:value="1120" calcext:value-type="float">
            <text:p>1120</text:p>
          </table:table-cell>
          <table:table-cell table:formula="of:=[.B1777]-[.B$2]" office:value-type="float" office:value="46.6724109649658" calcext:value-type="float">
            <text:p>46.672410965</text:p>
          </table:table-cell>
          <table:table-cell table:formula="of:=[.C1777]/([.D1777]-[.D1776])" office:value-type="float" office:value="108572.826403495" calcext:value-type="float">
            <text:p>108572.82640349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456446826.68298" calcext:value-type="float">
            <text:p>1456446826.68298</text:p>
          </table:table-cell>
          <table:table-cell office:value-type="float" office:value="1120" calcext:value-type="float">
            <text:p>1120</text:p>
          </table:table-cell>
          <table:table-cell table:formula="of:=[.B1778]-[.B$2]" office:value-type="float" office:value="46.6827261447907" calcext:value-type="float">
            <text:p>46.6827261448</text:p>
          </table:table-cell>
          <table:table-cell table:formula="of:=[.C1778]/([.D1778]-[.D1777])" office:value-type="float" office:value="108577.845371547" calcext:value-type="float">
            <text:p>108577.84537154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456446826.69329" calcext:value-type="float">
            <text:p>1456446826.69329</text:p>
          </table:table-cell>
          <table:table-cell office:value-type="float" office:value="1120" calcext:value-type="float">
            <text:p>1120</text:p>
          </table:table-cell>
          <table:table-cell table:formula="of:=[.B1779]-[.B$2]" office:value-type="float" office:value="46.693038225174" calcext:value-type="float">
            <text:p>46.6930382252</text:p>
          </table:table-cell>
          <table:table-cell table:formula="of:=[.C1779]/([.D1779]-[.D1778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56446826.7036" calcext:value-type="float">
            <text:p>1456446826.7036</text:p>
          </table:table-cell>
          <table:table-cell office:value-type="float" office:value="1120" calcext:value-type="float">
            <text:p>1120</text:p>
          </table:table-cell>
          <table:table-cell table:formula="of:=[.B1780]-[.B$2]" office:value-type="float" office:value="46.7033538818359" calcext:value-type="float">
            <text:p>46.7033538818</text:p>
          </table:table-cell>
          <table:table-cell table:formula="of:=[.C1780]/([.D1780]-[.D1779])" office:value-type="float" office:value="108572.826403495" calcext:value-type="float">
            <text:p>108572.82640349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456446826.71392" calcext:value-type="float">
            <text:p>1456446826.71392</text:p>
          </table:table-cell>
          <table:table-cell office:value-type="float" office:value="1120" calcext:value-type="float">
            <text:p>1120</text:p>
          </table:table-cell>
          <table:table-cell table:formula="of:=[.B1781]-[.B$2]" office:value-type="float" office:value="46.7136678695679" calcext:value-type="float">
            <text:p>46.7136678696</text:p>
          </table:table-cell>
          <table:table-cell table:formula="of:=[.C1781]/([.D1781]-[.D1780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456446826.72423" calcext:value-type="float">
            <text:p>1456446826.72423</text:p>
          </table:table-cell>
          <table:table-cell office:value-type="float" office:value="1120" calcext:value-type="float">
            <text:p>1120</text:p>
          </table:table-cell>
          <table:table-cell table:formula="of:=[.B1782]-[.B$2]" office:value-type="float" office:value="46.7239801883698" calcext:value-type="float">
            <text:p>46.7239801884</text:p>
          </table:table-cell>
          <table:table-cell table:formula="of:=[.C1782]/([.D1782]-[.D1781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456446826.73458" calcext:value-type="float">
            <text:p>1456446826.73458</text:p>
          </table:table-cell>
          <table:table-cell office:value-type="float" office:value="1120" calcext:value-type="float">
            <text:p>1120</text:p>
          </table:table-cell>
          <table:table-cell table:formula="of:=[.B1783]-[.B$2]" office:value-type="float" office:value="46.734325170517" calcext:value-type="float">
            <text:p>46.7343251705</text:p>
          </table:table-cell>
          <table:table-cell table:formula="of:=[.C1783]/([.D1783]-[.D1782])" office:value-type="float" office:value="108265.049089652" calcext:value-type="float">
            <text:p>108265.04908965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456446826.7449" calcext:value-type="float">
            <text:p>1456446826.7449</text:p>
          </table:table-cell>
          <table:table-cell office:value-type="float" office:value="1120" calcext:value-type="float">
            <text:p>1120</text:p>
          </table:table-cell>
          <table:table-cell table:formula="of:=[.B1784]-[.B$2]" office:value-type="float" office:value="46.744651556015" calcext:value-type="float">
            <text:p>46.744651556</text:p>
          </table:table-cell>
          <table:table-cell table:formula="of:=[.C1784]/([.D1784]-[.D1783])" office:value-type="float" office:value="108460.022164758" calcext:value-type="float">
            <text:p>108460.02216475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456446826.75522" calcext:value-type="float">
            <text:p>1456446826.75522</text:p>
          </table:table-cell>
          <table:table-cell office:value-type="float" office:value="1120" calcext:value-type="float">
            <text:p>1120</text:p>
          </table:table-cell>
          <table:table-cell table:formula="of:=[.B1785]-[.B$2]" office:value-type="float" office:value="46.7549695968628" calcext:value-type="float">
            <text:p>46.7549695969</text:p>
          </table:table-cell>
          <table:table-cell table:formula="of:=[.C1785]/([.D1785]-[.D1784])" office:value-type="float" office:value="108547.738521617" calcext:value-type="float">
            <text:p>108547.73852161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456446826.76554" calcext:value-type="float">
            <text:p>1456446826.76554</text:p>
          </table:table-cell>
          <table:table-cell office:value-type="float" office:value="1120" calcext:value-type="float">
            <text:p>1120</text:p>
          </table:table-cell>
          <table:table-cell table:formula="of:=[.B1786]-[.B$2]" office:value-type="float" office:value="46.7652924060822" calcext:value-type="float">
            <text:p>46.7652924061</text:p>
          </table:table-cell>
          <table:table-cell table:formula="of:=[.C1786]/([.D1786]-[.D1785])" office:value-type="float" office:value="108497.597524078" calcext:value-type="float">
            <text:p>108497.59752407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456446826.77586" calcext:value-type="float">
            <text:p>1456446826.77586</text:p>
          </table:table-cell>
          <table:table-cell office:value-type="float" office:value="1120" calcext:value-type="float">
            <text:p>1120</text:p>
          </table:table-cell>
          <table:table-cell table:formula="of:=[.B1787]-[.B$2]" office:value-type="float" office:value="46.7756106853485" calcext:value-type="float">
            <text:p>46.7756106853</text:p>
          </table:table-cell>
          <table:table-cell table:formula="of:=[.C1787]/([.D1787]-[.D1786])" office:value-type="float" office:value="108545.230371089" calcext:value-type="float">
            <text:p>108545.230371089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56446826.78618" calcext:value-type="float">
            <text:p>1456446826.78618</text:p>
          </table:table-cell>
          <table:table-cell office:value-type="float" office:value="1120" calcext:value-type="float">
            <text:p>1120</text:p>
          </table:table-cell>
          <table:table-cell table:formula="of:=[.B1788]-[.B$2]" office:value-type="float" office:value="46.7859246730805" calcext:value-type="float">
            <text:p>46.7859246731</text:p>
          </table:table-cell>
          <table:table-cell table:formula="of:=[.C1788]/([.D1788]-[.D1787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456446826.79649" calcext:value-type="float">
            <text:p>1456446826.79649</text:p>
          </table:table-cell>
          <table:table-cell office:value-type="float" office:value="1120" calcext:value-type="float">
            <text:p>1120</text:p>
          </table:table-cell>
          <table:table-cell table:formula="of:=[.B1789]-[.B$2]" office:value-type="float" office:value="46.7962427139282" calcext:value-type="float">
            <text:p>46.7962427139</text:p>
          </table:table-cell>
          <table:table-cell table:formula="of:=[.C1789]/([.D1789]-[.D1788])" office:value-type="float" office:value="108547.738521617" calcext:value-type="float">
            <text:p>108547.73852161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56446826.80681" calcext:value-type="float">
            <text:p>1456446826.80681</text:p>
          </table:table-cell>
          <table:table-cell office:value-type="float" office:value="1120" calcext:value-type="float">
            <text:p>1120</text:p>
          </table:table-cell>
          <table:table-cell table:formula="of:=[.B1790]-[.B$2]" office:value-type="float" office:value="46.8065567016602" calcext:value-type="float">
            <text:p>46.8065567017</text:p>
          </table:table-cell>
          <table:table-cell table:formula="of:=[.C1790]/([.D1790]-[.D1789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456446826.81712" calcext:value-type="float">
            <text:p>1456446826.81712</text:p>
          </table:table-cell>
          <table:table-cell office:value-type="float" office:value="1120" calcext:value-type="float">
            <text:p>1120</text:p>
          </table:table-cell>
          <table:table-cell table:formula="of:=[.B1791]-[.B$2]" office:value-type="float" office:value="46.8168683052063" calcext:value-type="float">
            <text:p>46.8168683052</text:p>
          </table:table-cell>
          <table:table-cell table:formula="of:=[.C1791]/([.D1791]-[.D1790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56446826.82744" calcext:value-type="float">
            <text:p>1456446826.82744</text:p>
          </table:table-cell>
          <table:table-cell office:value-type="float" office:value="1120" calcext:value-type="float">
            <text:p>1120</text:p>
          </table:table-cell>
          <table:table-cell table:formula="of:=[.B1792]-[.B$2]" office:value-type="float" office:value="46.8271901607513" calcext:value-type="float">
            <text:p>46.8271901608</text:p>
          </table:table-cell>
          <table:table-cell table:formula="of:=[.C1792]/([.D1792]-[.D1791])" office:value-type="float" office:value="108507.622017416" calcext:value-type="float">
            <text:p>108507.62201741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456446826.83776" calcext:value-type="float">
            <text:p>1456446826.83776</text:p>
          </table:table-cell>
          <table:table-cell office:value-type="float" office:value="1120" calcext:value-type="float">
            <text:p>1120</text:p>
          </table:table-cell>
          <table:table-cell table:formula="of:=[.B1793]-[.B$2]" office:value-type="float" office:value="46.8375046253204" calcext:value-type="float">
            <text:p>46.8375046253</text:p>
          </table:table-cell>
          <table:table-cell table:formula="of:=[.C1793]/([.D1793]-[.D1792])" office:value-type="float" office:value="108585.374693727" calcext:value-type="float">
            <text:p>108585.37469372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56446826.84807" calcext:value-type="float">
            <text:p>1456446826.84807</text:p>
          </table:table-cell>
          <table:table-cell office:value-type="float" office:value="1120" calcext:value-type="float">
            <text:p>1120</text:p>
          </table:table-cell>
          <table:table-cell table:formula="of:=[.B1794]-[.B$2]" office:value-type="float" office:value="46.8478171825409" calcext:value-type="float">
            <text:p>46.8478171825</text:p>
          </table:table-cell>
          <table:table-cell table:formula="of:=[.C1794]/([.D1794]-[.D1793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456446826.85838" calcext:value-type="float">
            <text:p>1456446826.85838</text:p>
          </table:table-cell>
          <table:table-cell office:value-type="float" office:value="1120" calcext:value-type="float">
            <text:p>1120</text:p>
          </table:table-cell>
          <table:table-cell table:formula="of:=[.B1795]-[.B$2]" office:value-type="float" office:value="46.8581304550171" calcext:value-type="float">
            <text:p>46.858130455</text:p>
          </table:table-cell>
          <table:table-cell table:formula="of:=[.C1795]/([.D1795]-[.D1794])" office:value-type="float" office:value="108597.925884828" calcext:value-type="float">
            <text:p>108597.92588482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456446826.86869" calcext:value-type="float">
            <text:p>1456446826.86869</text:p>
          </table:table-cell>
          <table:table-cell office:value-type="float" office:value="1120" calcext:value-type="float">
            <text:p>1120</text:p>
          </table:table-cell>
          <table:table-cell table:formula="of:=[.B1796]-[.B$2]" office:value-type="float" office:value="46.8684425354004" calcext:value-type="float">
            <text:p>46.8684425354</text:p>
          </table:table-cell>
          <table:table-cell table:formula="of:=[.C1796]/([.D1796]-[.D1795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456446826.879" calcext:value-type="float">
            <text:p>1456446826.879</text:p>
          </table:table-cell>
          <table:table-cell office:value-type="float" office:value="1120" calcext:value-type="float">
            <text:p>1120</text:p>
          </table:table-cell>
          <table:table-cell table:formula="of:=[.B1797]-[.B$2]" office:value-type="float" office:value="46.8787541389465" calcext:value-type="float">
            <text:p>46.8787541389</text:p>
          </table:table-cell>
          <table:table-cell table:formula="of:=[.C1797]/([.D1797]-[.D1796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456446826.88932" calcext:value-type="float">
            <text:p>1456446826.88932</text:p>
          </table:table-cell>
          <table:table-cell office:value-type="float" office:value="1120" calcext:value-type="float">
            <text:p>1120</text:p>
          </table:table-cell>
          <table:table-cell table:formula="of:=[.B1798]-[.B$2]" office:value-type="float" office:value="46.8890652656555" calcext:value-type="float">
            <text:p>46.8890652657</text:p>
          </table:table-cell>
          <table:table-cell table:formula="of:=[.C1798]/([.D1798]-[.D1797])" office:value-type="float" office:value="108620.525342212" calcext:value-type="float">
            <text:p>108620.52534221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456446826.89963" calcext:value-type="float">
            <text:p>1456446826.89963</text:p>
          </table:table-cell>
          <table:table-cell office:value-type="float" office:value="1120" calcext:value-type="float">
            <text:p>1120</text:p>
          </table:table-cell>
          <table:table-cell table:formula="of:=[.B1799]-[.B$2]" office:value-type="float" office:value="46.8993775844574" calcext:value-type="float">
            <text:p>46.8993775845</text:p>
          </table:table-cell>
          <table:table-cell table:formula="of:=[.C1799]/([.D1799]-[.D1798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456446826.9099" calcext:value-type="float">
            <text:p>1456446826.9099</text:p>
          </table:table-cell>
          <table:table-cell office:value-type="float" office:value="1120" calcext:value-type="float">
            <text:p>1120</text:p>
          </table:table-cell>
          <table:table-cell table:formula="of:=[.B1800]-[.B$2]" office:value-type="float" office:value="46.909651517868" calcext:value-type="float">
            <text:p>46.9096515179</text:p>
          </table:table-cell>
          <table:table-cell table:formula="of:=[.C1800]/([.D1800]-[.D1799])" office:value-type="float" office:value="109013.749187784" calcext:value-type="float">
            <text:p>109013.749187784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456446826.92022" calcext:value-type="float">
            <text:p>1456446826.92022</text:p>
          </table:table-cell>
          <table:table-cell office:value-type="float" office:value="1120" calcext:value-type="float">
            <text:p>1120</text:p>
          </table:table-cell>
          <table:table-cell table:formula="of:=[.B1801]-[.B$2]" office:value-type="float" office:value="46.9199707508087" calcext:value-type="float">
            <text:p>46.9199707508</text:p>
          </table:table-cell>
          <table:table-cell table:formula="of:=[.C1801]/([.D1801]-[.D1800])" office:value-type="float" office:value="108535.198927961" calcext:value-type="float">
            <text:p>108535.1989279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56446826.93054" calcext:value-type="float">
            <text:p>1456446826.93054</text:p>
          </table:table-cell>
          <table:table-cell office:value-type="float" office:value="1120" calcext:value-type="float">
            <text:p>1120</text:p>
          </table:table-cell>
          <table:table-cell table:formula="of:=[.B1802]-[.B$2]" office:value-type="float" office:value="46.9302878379822" calcext:value-type="float">
            <text:p>46.930287838</text:p>
          </table:table-cell>
          <table:table-cell table:formula="of:=[.C1802]/([.D1802]-[.D1801])" office:value-type="float" office:value="108557.772282948" calcext:value-type="float">
            <text:p>108557.7722829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456446826.94085" calcext:value-type="float">
            <text:p>1456446826.94085</text:p>
          </table:table-cell>
          <table:table-cell office:value-type="float" office:value="1120" calcext:value-type="float">
            <text:p>1120</text:p>
          </table:table-cell>
          <table:table-cell table:formula="of:=[.B1803]-[.B$2]" office:value-type="float" office:value="46.9406008720398" calcext:value-type="float">
            <text:p>46.940600872</text:p>
          </table:table-cell>
          <table:table-cell table:formula="of:=[.C1803]/([.D1803]-[.D1802])" office:value-type="float" office:value="108600.436471241" calcext:value-type="float">
            <text:p>108600.43647124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456446826.95116" calcext:value-type="float">
            <text:p>1456446826.95116</text:p>
          </table:table-cell>
          <table:table-cell office:value-type="float" office:value="1120" calcext:value-type="float">
            <text:p>1120</text:p>
          </table:table-cell>
          <table:table-cell table:formula="of:=[.B1804]-[.B$2]" office:value-type="float" office:value="46.9509139060974" calcext:value-type="float">
            <text:p>46.9509139061</text:p>
          </table:table-cell>
          <table:table-cell table:formula="of:=[.C1804]/([.D1804]-[.D1803])" office:value-type="float" office:value="108600.436471241" calcext:value-type="float">
            <text:p>108600.43647124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456446826.96148" calcext:value-type="float">
            <text:p>1456446826.96148</text:p>
          </table:table-cell>
          <table:table-cell office:value-type="float" office:value="1120" calcext:value-type="float">
            <text:p>1120</text:p>
          </table:table-cell>
          <table:table-cell table:formula="of:=[.B1805]-[.B$2]" office:value-type="float" office:value="46.9612259864807" calcext:value-type="float">
            <text:p>46.9612259865</text:p>
          </table:table-cell>
          <table:table-cell table:formula="of:=[.C1805]/([.D1805]-[.D1804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456446826.97179" calcext:value-type="float">
            <text:p>1456446826.97179</text:p>
          </table:table-cell>
          <table:table-cell office:value-type="float" office:value="1120" calcext:value-type="float">
            <text:p>1120</text:p>
          </table:table-cell>
          <table:table-cell table:formula="of:=[.B1806]-[.B$2]" office:value-type="float" office:value="46.9715385437012" calcext:value-type="float">
            <text:p>46.9715385437</text:p>
          </table:table-cell>
          <table:table-cell table:formula="of:=[.C1806]/([.D1806]-[.D1805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456446826.9821" calcext:value-type="float">
            <text:p>1456446826.9821</text:p>
          </table:table-cell>
          <table:table-cell office:value-type="float" office:value="1120" calcext:value-type="float">
            <text:p>1120</text:p>
          </table:table-cell>
          <table:table-cell table:formula="of:=[.B1807]-[.B$2]" office:value-type="float" office:value="46.9818511009216" calcext:value-type="float">
            <text:p>46.9818511009</text:p>
          </table:table-cell>
          <table:table-cell table:formula="of:=[.C1807]/([.D1807]-[.D1806])" office:value-type="float" office:value="108605.457992324" calcext:value-type="float">
            <text:p>108605.45799232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456446826.99242" calcext:value-type="float">
            <text:p>1456446826.99242</text:p>
          </table:table-cell>
          <table:table-cell office:value-type="float" office:value="1120" calcext:value-type="float">
            <text:p>1120</text:p>
          </table:table-cell>
          <table:table-cell table:formula="of:=[.B1808]-[.B$2]" office:value-type="float" office:value="46.9921729564667" calcext:value-type="float">
            <text:p>46.9921729565</text:p>
          </table:table-cell>
          <table:table-cell table:formula="of:=[.C1808]/([.D1808]-[.D1807])" office:value-type="float" office:value="108507.622017416" calcext:value-type="float">
            <text:p>108507.62201741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456446840.00378" calcext:value-type="float">
            <text:p>1456446840.00378</text:p>
          </table:table-cell>
          <table:table-cell office:value-type="float" office:value="1120" calcext:value-type="float">
            <text:p>1120</text:p>
          </table:table-cell>
          <table:table-cell table:formula="of:=[.B1809]-[.B$2]" office:value-type="float" office:value="60.0035262107849" calcext:value-type="float">
            <text:p>60.0035262108</text:p>
          </table:table-cell>
          <table:table-cell table:formula="of:=[.C1809]/([.D1809]-[.D1808])" office:value-type="float" office:value="86.0786713041007" calcext:value-type="float">
            <text:p>86.0786713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39:32.847422238</dc:date>
    <meta:document-statistic meta:table-count="1" meta:cell-count="904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7.544cm" svg:height="23.378cm" xlink:href=".." xlink:type="simple" chart:class="chart:scatter" chart:style-name="ch1">
        <chart:plot-area chart:style-name="ch2" table:cell-range-address="Sheet1.D2:Sheet1.E1809" svg:x="0.75cm" svg:y="0.467cm" svg:width="36.044cm" svg:height="22.444cm">
          <chartooo:coordinate-region svg:x="2.271cm" svg:y="0.697cm" svg:width="34.31cm" svg:height="21.5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09" chart:class="chart:scatter">
            <chart:domain table:cell-range-address="Sheet1.D2:Sheet1.D1809"/>
            <chart:data-point chart:repeated="18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809</svg:desc>
                </draw:g>
              </table:table-cell>
              <table:table-cell office:value-type="float" office:value="0">
                <text:p>0</text:p>
                <draw:g>
                  <svg:desc>Sheet1.E2:Sheet1.E18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2595767974854">
                <text:p>0.0142595767974854</text:p>
              </table:table-cell>
              <table:table-cell office:value-type="float" office:value="78543.7054623886">
                <text:p>78543.7054623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4910202026367">
                <text:p>0.0284910202026367</text:p>
              </table:table-cell>
              <table:table-cell office:value-type="float" office:value="78698.9743847481">
                <text:p>78698.974384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6559448242188">
                <text:p>0.0426559448242188</text:p>
              </table:table-cell>
              <table:table-cell office:value-type="float" office:value="79068.5464215983">
                <text:p>79068.5464215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7967891693115">
                <text:p>0.0567967891693115</text:p>
              </table:table-cell>
              <table:table-cell office:value-type="float" office:value="79203.1913135843">
                <text:p>79203.1913135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9371566772461">
                <text:p>0.0709371566772461</text:p>
              </table:table-cell>
              <table:table-cell office:value-type="float" office:value="79205.8621794331">
                <text:p>79205.8621794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1209163665772">
                <text:p>0.0851209163665772</text:p>
              </table:table-cell>
              <table:table-cell office:value-type="float" office:value="78963.5487720832">
                <text:p>78963.5487720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2698669433594">
                <text:p>0.0992698669433594</text:p>
              </table:table-cell>
              <table:table-cell office:value-type="float" office:value="79157.8141376696">
                <text:p>79157.814137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409042358398">
                <text:p>0.113409042358398</text:p>
              </table:table-cell>
              <table:table-cell office:value-type="float" office:value="79212.5401322002">
                <text:p>79212.5401322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7544403076172">
                <text:p>0.127544403076172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1678094863892">
                <text:p>0.141678094863892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5816793441772">
                <text:p>0.155816793441772</text:p>
              </table:table-cell>
              <table:table-cell office:value-type="float" office:value="79215.2116286129">
                <text:p>79215.2116286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9949293136597">
                <text:p>0.169949293136597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4081315994263">
                <text:p>0.184081315994263</text:p>
              </table:table-cell>
              <table:table-cell office:value-type="float" office:value="79252.6315079124">
                <text:p>79252.6315079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821310043335">
                <text:p>0.19821310043335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2344884872437">
                <text:p>0.212344884872437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476430892944">
                <text:p>0.226476430892944</text:p>
              </table:table-cell>
              <table:table-cell office:value-type="float" office:value="79255.3057092725">
                <text:p>79255.3057092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642309188843">
                <text:p>0.240642309188843</text:p>
              </table:table-cell>
              <table:table-cell office:value-type="float" office:value="79063.2233741753">
                <text:p>79063.2233741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786491394043">
                <text:p>0.254786491394043</text:p>
              </table:table-cell>
              <table:table-cell office:value-type="float" office:value="79184.5002949853">
                <text:p>79184.5002949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8923997879028">
                <text:p>0.268923997879028</text:p>
              </table:table-cell>
              <table:table-cell office:value-type="float" office:value="79221.8911580687">
                <text:p>79221.891158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064126968384">
                <text:p>0.283064126968384</text:p>
              </table:table-cell>
              <table:table-cell office:value-type="float" office:value="79207.1976799083">
                <text:p>79207.1976799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7199010848999">
                <text:p>0.297199010848999</text:p>
              </table:table-cell>
              <table:table-cell office:value-type="float" office:value="79236.5900887225">
                <text:p>79236.5900887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1330795288086">
                <text:p>0.311330795288086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5488805770874">
                <text:p>0.325488805770874</text:p>
              </table:table-cell>
              <table:table-cell office:value-type="float" office:value="79107.1599616052">
                <text:p>79107.1599616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9603185653687">
                <text:p>0.339603185653687</text:p>
              </table:table-cell>
              <table:table-cell office:value-type="float" office:value="79351.6972972973">
                <text:p>79351.6972972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739023208618">
                <text:p>0.353739023208618</text:p>
              </table:table-cell>
              <table:table-cell office:value-type="float" office:value="79231.2443919717">
                <text:p>79231.2443919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7892980575562">
                <text:p>0.367892980575562</text:p>
              </table:table-cell>
              <table:table-cell office:value-type="float" office:value="79129.81302429">
                <text:p>79129.81302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2034540176392">
                <text:p>0.382034540176392</text:p>
              </table:table-cell>
              <table:table-cell office:value-type="float" office:value="79199.1853525306">
                <text:p>79199.1853525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6165370941162">
                <text:p>0.396165370941162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0301923751831">
                <text:p>0.410301923751831</text:p>
              </table:table-cell>
              <table:table-cell office:value-type="float" office:value="79227.2355927344">
                <text:p>79227.235592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4436092376709">
                <text:p>0.424436092376709</text:p>
              </table:table-cell>
              <table:table-cell office:value-type="float" office:value="79240.5998346912">
                <text:p>79240.5998346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8567638397217">
                <text:p>0.438567638397217</text:p>
              </table:table-cell>
              <table:table-cell office:value-type="float" office:value="79255.3057092725">
                <text:p>79255.3057092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269775390625">
                <text:p>0.45269775390625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6832399368286">
                <text:p>0.466832399368286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0964660644531">
                <text:p>0.480964660644531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5094299316406">
                <text:p>0.495094299316406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9224891662598">
                <text:p>0.509224891662598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3354768753052">
                <text:p>0.523354768753052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7491083145142">
                <text:p>0.537491083145142</text:p>
              </table:table-cell>
              <table:table-cell office:value-type="float" office:value="79228.5718140727">
                <text:p>79228.5718140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162501335144">
                <text:p>0.55162501335144</text:p>
              </table:table-cell>
              <table:table-cell office:value-type="float" office:value="79241.9365068655">
                <text:p>79241.9365068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5755844116211">
                <text:p>0.565755844116211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9886198043823">
                <text:p>0.579886198043823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4015121459961">
                <text:p>0.594015121459961</text:p>
              </table:table-cell>
              <table:table-cell office:value-type="float" office:value="79270.0170432494">
                <text:p>79270.0170432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814356803894">
                <text:p>0.60814356803894</text:p>
              </table:table-cell>
              <table:table-cell office:value-type="float" office:value="79272.6924180293">
                <text:p>79272.6924180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2272968292236">
                <text:p>0.622272968292236</text:p>
              </table:table-cell>
              <table:table-cell office:value-type="float" office:value="79267.3418490458">
                <text:p>79267.341849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6403560638428">
                <text:p>0.636403560638428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0532245635986">
                <text:p>0.650532245635986</text:p>
              </table:table-cell>
              <table:table-cell office:value-type="float" office:value="79271.3547080662">
                <text:p>79271.3547080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4674520492554">
                <text:p>0.664674520492554</text:p>
              </table:table-cell>
              <table:table-cell office:value-type="float" office:value="79195.1797966856">
                <text:p>79195.1797966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880916595459">
                <text:p>0.67880916595459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2942380905151">
                <text:p>0.692942380905151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7077264785767">
                <text:p>0.707077264785767</text:p>
              </table:table-cell>
              <table:table-cell office:value-type="float" office:value="79236.5900887225">
                <text:p>79236.5900887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1210241317749">
                <text:p>0.721210241317749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5342025756836">
                <text:p>0.735342025756836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9498605728149">
                <text:p>0.749498605728149</text:p>
              </table:table-cell>
              <table:table-cell office:value-type="float" office:value="79115.153679034">
                <text:p>79115.153679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363468170166">
                <text:p>0.76363468170166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7769088745117">
                <text:p>0.777769088745117</text:p>
              </table:table-cell>
              <table:table-cell office:value-type="float" office:value="79239.2632076108">
                <text:p>79239.2632076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907548904419">
                <text:p>0.791907548904419</text:p>
              </table:table-cell>
              <table:table-cell office:value-type="float" office:value="79216.5474443939">
                <text:p>79216.5474443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6040048599243">
                <text:p>0.806040048599243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20137977600098">
                <text:p>0.820137977600098</text:p>
              </table:table-cell>
              <table:table-cell office:value-type="float" office:value="79444.2928413184">
                <text:p>79444.2928413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4275007247925">
                <text:p>0.834275007247925</text:p>
              </table:table-cell>
              <table:table-cell office:value-type="float" office:value="79224.5632852686">
                <text:p>79224.5632852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8406076431274">
                <text:p>0.848406076431274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2536430358887">
                <text:p>0.862536430358887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666654586792">
                <text:p>0.87666654586792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0832185745239">
                <text:p>0.890832185745239</text:p>
              </table:table-cell>
              <table:table-cell office:value-type="float" office:value="79064.5540688378">
                <text:p>79064.5540688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4976844787598">
                <text:p>0.904976844787598</text:p>
              </table:table-cell>
              <table:table-cell office:value-type="float" office:value="79181.8308695872">
                <text:p>79181.8308695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9125318527222">
                <text:p>0.919125318527222</text:p>
              </table:table-cell>
              <table:table-cell office:value-type="float" office:value="79160.481943953">
                <text:p>79160.481943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3265209197998">
                <text:p>0.933265209197998</text:p>
              </table:table-cell>
              <table:table-cell office:value-type="float" office:value="79208.5332254203">
                <text:p>79208.5332254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7398900985718">
                <text:p>0.947398900985718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1529016494751">
                <text:p>0.961529016494751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5658893585205">
                <text:p>0.975658893585205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762306213379">
                <text:p>0.989762306213379</text:p>
              </table:table-cell>
              <table:table-cell office:value-type="float" office:value="79413.403658248">
                <text:p>79413.403658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373363494873">
                <text:p>1.00373363494873</text:p>
              </table:table-cell>
              <table:table-cell office:value-type="float" office:value="80164.1720136519">
                <text:p>80164.1720136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715517044067">
                <text:p>1.01715517044067</text:p>
              </table:table-cell>
              <table:table-cell office:value-type="float" office:value="83447.9781148968">
                <text:p>83447.9781148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053164482117">
                <text:p>1.03053164482117</text:p>
              </table:table-cell>
              <table:table-cell office:value-type="float" office:value="83729.0879600749">
                <text:p>83729.0879600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38666343689">
                <text:p>1.0438666343689</text:p>
              </table:table-cell>
              <table:table-cell office:value-type="float" office:value="83989.5671452325">
                <text:p>83989.5671452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719304084778">
                <text:p>1.05719304084778</text:p>
              </table:table-cell>
              <table:table-cell office:value-type="float" office:value="84043.6618659987">
                <text:p>84043.6618659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7051062583923">
                <text:p>1.07051062583923</text:p>
              </table:table-cell>
              <table:table-cell office:value-type="float" office:value="84099.3318772602">
                <text:p>84099.3318772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85443687439">
                <text:p>1.08385443687439</text:p>
              </table:table-cell>
              <table:table-cell office:value-type="float" office:value="83934.0423098914">
                <text:p>83934.04230989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717631340027">
                <text:p>1.09717631340027</text:p>
              </table:table-cell>
              <table:table-cell office:value-type="float" office:value="84072.2399599112">
                <text:p>84072.2399599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048936843872">
                <text:p>1.11048936843872</text:p>
              </table:table-cell>
              <table:table-cell office:value-type="float" office:value="84127.947850069">
                <text:p>84127.947850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2380123138428">
                <text:p>1.12380123138428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711071014404">
                <text:p>1.13711071014404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5041756629944">
                <text:p>1.15041756629944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6372561454773">
                <text:p>1.16372561454773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7704296112061">
                <text:p>1.17704296112061</text:p>
              </table:table-cell>
              <table:table-cell office:value-type="float" office:value="84100.8374957481">
                <text:p>84100.8374957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9035315513611">
                <text:p>1.19035315513611</text:p>
              </table:table-cell>
              <table:table-cell office:value-type="float" office:value="84146.0311318896">
                <text:p>84146.0311318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0366263389587">
                <text:p>1.20366263389587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697330474854">
                <text:p>1.21697330474854</text:p>
              </table:table-cell>
              <table:table-cell office:value-type="float" office:value="84143.0167117448">
                <text:p>84143.0167117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3028087615967">
                <text:p>1.23028087615967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358820915222">
                <text:p>1.24358820915222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68953037262">
                <text:p>1.2568953037262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7020215988159">
                <text:p>1.27020215988159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8350949287415">
                <text:p>1.28350949287415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681801795959">
                <text:p>1.29681801795959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01282119751">
                <text:p>1.3101282119751</text:p>
              </table:table-cell>
              <table:table-cell office:value-type="float" office:value="84146.0311318896">
                <text:p>84146.0311318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343935966492">
                <text:p>1.32343935966492</text:p>
              </table:table-cell>
              <table:table-cell office:value-type="float" office:value="84140.0025075675">
                <text:p>84140.0025075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674764633179">
                <text:p>1.33674764633179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5005950927734">
                <text:p>1.35005950927734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6338949203491">
                <text:p>1.36338949203491</text:p>
              </table:table-cell>
              <table:table-cell office:value-type="float" office:value="84021.1139331068">
                <text:p>84021.1139331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7670516967773">
                <text:p>1.37670516967773</text:p>
              </table:table-cell>
              <table:table-cell office:value-type="float" office:value="84111.3783348254">
                <text:p>84111.3783348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9001488685608">
                <text:p>1.39001488685608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0332269668579">
                <text:p>1.40332269668579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1662955284119">
                <text:p>1.41662955284119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2994213104248">
                <text:p>1.42994213104248</text:p>
              </table:table-cell>
              <table:table-cell office:value-type="float" office:value="84130.9611906084">
                <text:p>84130.96119060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432532787323">
                <text:p>1.4432532787323</text:p>
              </table:table-cell>
              <table:table-cell office:value-type="float" office:value="84140.0025075675">
                <text:p>84140.0025075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5656204223633">
                <text:p>1.45656204223633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6986937522888">
                <text:p>1.46986937522888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8317718505859">
                <text:p>1.48317718505859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9648475646973">
                <text:p>1.49648475646973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0975346565247">
                <text:p>1.50975346565247</text:p>
              </table:table-cell>
              <table:table-cell office:value-type="float" office:value="84409.1150521984">
                <text:p>84409.1150521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230610370636">
                <text:p>1.5230610370636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3636717796326">
                <text:p>1.53636717796326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496346950531">
                <text:p>1.5496346950531</text:p>
              </table:table-cell>
              <table:table-cell office:value-type="float" office:value="84416.6992524439">
                <text:p>84416.6992524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294584274292">
                <text:p>1.56294584274292</text:p>
              </table:table-cell>
              <table:table-cell office:value-type="float" office:value="84140.0025075675">
                <text:p>84140.0025075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7625484466553">
                <text:p>1.57625484466553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8954238891602">
                <text:p>1.58954238891602</text:p>
              </table:table-cell>
              <table:table-cell office:value-type="float" office:value="84289.4652982129">
                <text:p>84289.4652982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284996032715">
                <text:p>1.60284996032715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1615777015686">
                <text:p>1.61615777015686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2950897216797">
                <text:p>1.62950897216797</text:p>
              </table:table-cell>
              <table:table-cell office:value-type="float" office:value="83887.5779924642">
                <text:p>83887.5779924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281606674194">
                <text:p>1.64281606674194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561222076416">
                <text:p>1.6561222076416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6943979263306">
                <text:p>1.66943979263306</text:p>
              </table:table-cell>
              <table:table-cell office:value-type="float" office:value="84099.3318772602">
                <text:p>84099.33187726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274831771851">
                <text:p>1.68274831771851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606018066406">
                <text:p>1.69606018066406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0937156677246">
                <text:p>1.70937156677246</text:p>
              </table:table-cell>
              <table:table-cell office:value-type="float" office:value="84138.4954864594">
                <text:p>84138.4954864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2268152236938">
                <text:p>1.72268152236938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3598980903626">
                <text:p>1.73598980903626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4929690361023">
                <text:p>1.74929690361023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6258063316345">
                <text:p>1.76258063316345</text:p>
              </table:table-cell>
              <table:table-cell office:value-type="float" office:value="84313.6707588485">
                <text:p>84313.6707588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7591729164124">
                <text:p>1.77591729164124</text:p>
              </table:table-cell>
              <table:table-cell office:value-type="float" office:value="83979.0568129">
                <text:p>83979.0568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8923511505127">
                <text:p>1.78923511505127</text:p>
              </table:table-cell>
              <table:table-cell office:value-type="float" office:value="84097.8263126802">
                <text:p>84097.8263126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0254459381104">
                <text:p>1.80254459381104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1586217880249">
                <text:p>1.81586217880249</text:p>
              </table:table-cell>
              <table:table-cell office:value-type="float" office:value="84099.3318772602">
                <text:p>84099.3318772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29176902771">
                <text:p>1.829176902771</text:p>
              </table:table-cell>
              <table:table-cell office:value-type="float" office:value="84117.4028578591">
                <text:p>84117.4028578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4253621101379">
                <text:p>1.84253621101379</text:p>
              </table:table-cell>
              <table:table-cell office:value-type="float" office:value="83836.676244356">
                <text:p>83836.676244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5586357116699">
                <text:p>1.85586357116699</text:p>
              </table:table-cell>
              <table:table-cell office:value-type="float" office:value="84037.647900678">
                <text:p>84037.6479006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6917901039124">
                <text:p>1.86917901039124</text:p>
              </table:table-cell>
              <table:table-cell office:value-type="float" office:value="84112.8843846801">
                <text:p>84112.8843846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249325752258">
                <text:p>1.88249325752258</text:p>
              </table:table-cell>
              <table:table-cell office:value-type="float" office:value="84120.4154430198">
                <text:p>84120.41544301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9580321311951">
                <text:p>1.89580321311951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91112613678">
                <text:p>1.9091112613678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2241954803467">
                <text:p>1.92241954803467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3572759628296">
                <text:p>1.93572759628296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4904184341431">
                <text:p>1.94904184341431</text:p>
              </table:table-cell>
              <table:table-cell office:value-type="float" office:value="84120.4154430198">
                <text:p>84120.41544301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235203742981">
                <text:p>1.96235203742981</text:p>
              </table:table-cell>
              <table:table-cell office:value-type="float" office:value="84146.0311318896">
                <text:p>84146.0311318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7569942474365">
                <text:p>1.97569942474365</text:p>
              </table:table-cell>
              <table:table-cell office:value-type="float" office:value="83911.5531500634">
                <text:p>83911.55315006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8902440071106">
                <text:p>1.98902440071106</text:p>
              </table:table-cell>
              <table:table-cell office:value-type="float" office:value="84052.6844280628">
                <text:p>84052.6844280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0199007987976">
                <text:p>2.00199007987976</text:p>
              </table:table-cell>
              <table:table-cell office:value-type="float" office:value="86381.8998933471">
                <text:p>86381.89989334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1315975189209">
                <text:p>2.01315975189209</text:p>
              </table:table-cell>
              <table:table-cell office:value-type="float" office:value="100271.520843561">
                <text:p>100271.520843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2432703971863">
                <text:p>2.02432703971863</text:p>
              </table:table-cell>
              <table:table-cell office:value-type="float" office:value="100292.928542454">
                <text:p>100292.9285424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3542399406433">
                <text:p>2.03542399406433</text:p>
              </table:table-cell>
              <table:table-cell office:value-type="float" office:value="100928.594018563">
                <text:p>100928.5940185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4655838012695">
                <text:p>2.04655838012695</text:p>
              </table:table-cell>
              <table:table-cell office:value-type="float" office:value="100589.291021606">
                <text:p>100589.2910216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5764889717102">
                <text:p>2.05764889717102</text:p>
              </table:table-cell>
              <table:table-cell office:value-type="float" office:value="100987.176301137">
                <text:p>100987.176301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6875824928284">
                <text:p>2.06875824928284</text:p>
              </table:table-cell>
              <table:table-cell office:value-type="float" office:value="100815.960168255">
                <text:p>100815.960168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7982158660889">
                <text:p>2.07982158660889</text:p>
              </table:table-cell>
              <table:table-cell office:value-type="float" office:value="101235.275305476">
                <text:p>101235.275305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9090209007263">
                <text:p>2.09090209007263</text:p>
              </table:table-cell>
              <table:table-cell office:value-type="float" office:value="101078.439591178">
                <text:p>101078.439591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0197854042053">
                <text:p>2.10197854042053</text:p>
              </table:table-cell>
              <table:table-cell office:value-type="float" office:value="101115.426406647">
                <text:p>101115.4264066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1305165290833">
                <text:p>2.11305165290833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458658218384">
                <text:p>2.12458658218384</text:p>
              </table:table-cell>
              <table:table-cell office:value-type="float" office:value="97096.3907318989">
                <text:p>97096.3907318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3567280769348">
                <text:p>2.13567280769348</text:p>
              </table:table-cell>
              <table:table-cell office:value-type="float" office:value="101026.26895202">
                <text:p>101026.268952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4674711227417">
                <text:p>2.14674711227417</text:p>
              </table:table-cell>
              <table:table-cell office:value-type="float" office:value="101135.018622575">
                <text:p>101135.018622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5781807899475">
                <text:p>2.15781807899475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6888904571533">
                <text:p>2.16888904571533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7995762825012">
                <text:p>2.17995762825012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9102668762207">
                <text:p>2.19102668762207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0210218429565">
                <text:p>2.20210218429565</text:p>
              </table:table-cell>
              <table:table-cell office:value-type="float" office:value="101124.133120937">
                <text:p>101124.1331209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1317291259766">
                <text:p>2.21317291259766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2424173355103">
                <text:p>2.22424173355103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3530912399292">
                <text:p>2.23530912399292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4637722969055">
                <text:p>2.24637722969055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5744605064392">
                <text:p>2.25744605064392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6851391792297">
                <text:p>2.26851391792297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7954649925232">
                <text:p>2.27954649925232</text:p>
              </table:table-cell>
              <table:table-cell office:value-type="float" office:value="101517.493192722">
                <text:p>101517.4931927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9061555862427">
                <text:p>2.29061555862427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0168223381042">
                <text:p>2.30168223381042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1277823448181">
                <text:p>2.31277823448181</text:p>
              </table:table-cell>
              <table:table-cell office:value-type="float" office:value="100937.268586162">
                <text:p>100937.268586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2386088371277">
                <text:p>2.32386088371277</text:p>
              </table:table-cell>
              <table:table-cell office:value-type="float" office:value="101058.869288357">
                <text:p>101058.8692883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349392414093">
                <text:p>2.3349392414093</text:p>
              </table:table-cell>
              <table:table-cell office:value-type="float" office:value="101098.017475143">
                <text:p>101098.017475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4601354598999">
                <text:p>2.34601354598999</text:p>
              </table:table-cell>
              <table:table-cell office:value-type="float" office:value="101135.018622575">
                <text:p>101135.0186225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5708355903625">
                <text:p>2.35708355903625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36817336082458">
                <text:p>2.36817336082458</text:p>
              </table:table-cell>
              <table:table-cell office:value-type="float" office:value="100993.689641828">
                <text:p>100993.689641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37925052642822">
                <text:p>2.37925052642822</text:p>
              </table:table-cell>
              <table:table-cell office:value-type="float" office:value="101108.897354771">
                <text:p>101108.8973547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39035415649414">
                <text:p>2.39035415649414</text:p>
              </table:table-cell>
              <table:table-cell office:value-type="float" office:value="100867.913767929">
                <text:p>100867.913767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0143465995789">
                <text:p>2.40143465995789</text:p>
              </table:table-cell>
              <table:table-cell office:value-type="float" office:value="101078.439591178">
                <text:p>101078.4395911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1250777244568">
                <text:p>2.41250777244568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2357707023621">
                <text:p>2.42357707023621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3464493751526">
                <text:p>2.43464493751526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4571352005005">
                <text:p>2.44571352005005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5679020881653">
                <text:p>2.45679020881653</text:p>
              </table:table-cell>
              <table:table-cell office:value-type="float" office:value="101113.249962332">
                <text:p>101113.2499623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46786260604858">
                <text:p>2.46786260604858</text:p>
              </table:table-cell>
              <table:table-cell office:value-type="float" office:value="101152.440300596">
                <text:p>101152.4403005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47893095016479">
                <text:p>2.47893095016479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900016784668">
                <text:p>2.4900016784668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0106954574585">
                <text:p>2.50106954574585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1213788986206">
                <text:p>2.51213788986206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2320528030395">
                <text:p>2.52320528030395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3427195549011">
                <text:p>2.53427195549011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4533934593201">
                <text:p>2.54533934593201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55640649795532">
                <text:p>2.55640649795532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6747341156006">
                <text:p>2.56747341156006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7854104042053">
                <text:p>2.57854104042053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8955192565918">
                <text:p>2.58955192565918</text:p>
              </table:table-cell>
              <table:table-cell office:value-type="float" office:value="101717.525496395">
                <text:p>101717.5254963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0062313079834">
                <text:p>2.60062313079834</text:p>
              </table:table-cell>
              <table:table-cell office:value-type="float" office:value="101163.331897666">
                <text:p>101163.3318976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61169219017029">
                <text:p>2.61169219017029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62276387214661">
                <text:p>2.62276387214661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6338324546814">
                <text:p>2.6338324546814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64489960670471">
                <text:p>2.64489960670471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5596604347229">
                <text:p>2.65596604347229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6704416275024">
                <text:p>2.66704416275024</text:p>
              </table:table-cell>
              <table:table-cell office:value-type="float" office:value="101100.193263747">
                <text:p>101100.1932637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67811393737793">
                <text:p>2.67811393737793</text:p>
              </table:table-cell>
              <table:table-cell office:value-type="float" office:value="101176.404910618">
                <text:p>101176.4049106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8918204307556">
                <text:p>2.68918204307556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0025253295898">
                <text:p>2.70025253295898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1132659912109">
                <text:p>2.71132659912109</text:p>
              </table:table-cell>
              <table:table-cell office:value-type="float" office:value="101137.196004134">
                <text:p>101137.1960041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2239804267883">
                <text:p>2.72239804267883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73346710205078">
                <text:p>2.73346710205078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4453639984131">
                <text:p>2.74453639984131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556049823761">
                <text:p>2.7556049823761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6667976379395">
                <text:p>2.76667976379395</text:p>
              </table:table-cell>
              <table:table-cell office:value-type="float" office:value="101130.664140707">
                <text:p>101130.6641407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7774930000305">
                <text:p>2.77774930000305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8881788253784">
                <text:p>2.78881788253784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9988431930542">
                <text:p>2.79988431930542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1095170974731">
                <text:p>2.81095170974731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2202482223511">
                <text:p>2.82202482223511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3309388160706">
                <text:p>2.83309388160706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4416604042053">
                <text:p>2.84416604042053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5523915290833">
                <text:p>2.85523915290833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6630654335022">
                <text:p>2.86630654335022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7737536430359">
                <text:p>2.87737536430359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884437084198">
                <text:p>2.8884437084198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995349407196">
                <text:p>2.8995349407196</text:p>
              </table:table-cell>
              <table:table-cell office:value-type="float" office:value="100980.663800516">
                <text:p>100980.6638005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1060137748718">
                <text:p>2.91060137748718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2166829109192">
                <text:p>2.92166829109192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3273615837097">
                <text:p>2.93273615837097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4380450248718">
                <text:p>2.94380450248718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5487213134766">
                <text:p>2.95487213134766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6594023704529">
                <text:p>2.96594023704529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7704744338989">
                <text:p>2.97704744338989</text:p>
              </table:table-cell>
              <table:table-cell office:value-type="float" office:value="100835.43649516">
                <text:p>100835.43649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8813414573669">
                <text:p>2.98813414573669</text:p>
              </table:table-cell>
              <table:table-cell office:value-type="float" office:value="101021.923829595">
                <text:p>101021.9238295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9922037124634">
                <text:p>2.99922037124634</text:p>
              </table:table-cell>
              <table:table-cell office:value-type="float" office:value="101026.26895202">
                <text:p>101026.26895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1058077812195">
                <text:p>3.01058077812195</text:p>
              </table:table-cell>
              <table:table-cell office:value-type="float" office:value="98588.0182165418">
                <text:p>98588.01821654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2199625968933">
                <text:p>3.02199625968933</text:p>
              </table:table-cell>
              <table:table-cell office:value-type="float" office:value="98112.3742690058">
                <text:p>98112.37426900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3336143493652">
                <text:p>3.03336143493652</text:p>
              </table:table-cell>
              <table:table-cell office:value-type="float" office:value="98546.6546392834">
                <text:p>98546.65463928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447051525116">
                <text:p>3.0447051525116</text:p>
              </table:table-cell>
              <table:table-cell office:value-type="float" office:value="98733.0645873179">
                <text:p>98733.06458731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5604410171509">
                <text:p>3.05604410171509</text:p>
              </table:table-cell>
              <table:table-cell office:value-type="float" office:value="98774.5848314725">
                <text:p>98774.58483147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6738090515137">
                <text:p>3.06738090515137</text:p>
              </table:table-cell>
              <table:table-cell office:value-type="float" office:value="98793.2803364879">
                <text:p>98793.2803364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7871341705322">
                <text:p>3.07871341705322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90083360672">
                <text:p>3.090083360672</text:p>
              </table:table-cell>
              <table:table-cell office:value-type="float" office:value="98505.3257564638">
                <text:p>98505.32575646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014347076416">
                <text:p>3.1014347076416</text:p>
              </table:table-cell>
              <table:table-cell office:value-type="float" office:value="98666.7047531033">
                <text:p>98666.70475310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1277484893799">
                <text:p>3.11277484893799</text:p>
              </table:table-cell>
              <table:table-cell office:value-type="float" office:value="98764.2014969305">
                <text:p>98764.20149693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2410712242126">
                <text:p>3.12410712242126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3543796539307">
                <text:p>3.13543796539307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4676833152771">
                <text:p>3.14676833152771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580970287323">
                <text:p>3.1580970287323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6942596435547">
                <text:p>3.16942596435547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8075561523437">
                <text:p>3.18075561523437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9208669662476">
                <text:p>3.19208669662476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0341730117798">
                <text:p>3.20341730117798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147479057312">
                <text:p>3.2147479057312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2608637809753">
                <text:p>3.22608637809753</text:p>
              </table:table-cell>
              <table:table-cell office:value-type="float" office:value="98778.7387766259">
                <text:p>98778.73877662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3744082450867">
                <text:p>3.23744082450867</text:p>
              </table:table-cell>
              <table:table-cell office:value-type="float" office:value="98639.7715437595">
                <text:p>98639.77154375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24878144264221">
                <text:p>3.24878144264221</text:p>
              </table:table-cell>
              <table:table-cell office:value-type="float" office:value="98760.0487743346">
                <text:p>98760.04877433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6011300086975">
                <text:p>3.26011300086975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7144551277161">
                <text:p>3.27144551277161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8277564048767">
                <text:p>3.28277564048767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29410576820374">
                <text:p>3.29410576820374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0543541908264">
                <text:p>3.30543541908264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31676697731018">
                <text:p>3.31676697731018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2809615135193">
                <text:p>3.32809615135193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3942699432373">
                <text:p>3.33942699432373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5082650184631">
                <text:p>3.35082650184631</text:p>
              </table:table-cell>
              <table:table-cell office:value-type="float" office:value="98249.8584067095">
                <text:p>98249.85840670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6218118667603">
                <text:p>3.36218118667603</text:p>
              </table:table-cell>
              <table:table-cell office:value-type="float" office:value="98637.7003674541">
                <text:p>98637.7003674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37352108955383">
                <text:p>3.37352108955383</text:p>
              </table:table-cell>
              <table:table-cell office:value-type="float" office:value="98766.2779891933">
                <text:p>98766.27798919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848557472229">
                <text:p>3.3848557472229</text:p>
              </table:table-cell>
              <table:table-cell office:value-type="float" office:value="98811.9829200059">
                <text:p>98811.9829200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39618635177612">
                <text:p>3.39618635177612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0751767158508">
                <text:p>3.40751767158508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1884708404541">
                <text:p>3.41884708404541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3017673492432">
                <text:p>3.43017673492432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4150757789612">
                <text:p>3.44150757789612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5283770561218">
                <text:p>3.45283770561218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6416854858398">
                <text:p>3.46416854858398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7550344467163">
                <text:p>3.47550344467163</text:p>
              </table:table-cell>
              <table:table-cell office:value-type="float" office:value="98809.9045054899">
                <text:p>98809.90450548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8684096336365">
                <text:p>3.48684096336365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49817323684692">
                <text:p>3.49817323684692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0952863693237">
                <text:p>3.50952863693237</text:p>
              </table:table-cell>
              <table:table-cell office:value-type="float" office:value="98631.4873603763">
                <text:p>98631.48736037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2085900306702">
                <text:p>3.52085900306702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3218936920166">
                <text:p>3.53218936920166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435197353363">
                <text:p>3.5435197353363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55485081672668">
                <text:p>3.55485081672668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56617832183838">
                <text:p>3.56617832183838</text:p>
              </table:table-cell>
              <table:table-cell office:value-type="float" office:value="98874.376039233">
                <text:p>98874.3760392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57750678062439">
                <text:p>3.57750678062439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58883738517761">
                <text:p>3.58883738517761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0016655921936">
                <text:p>3.60016655921936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1150670051575">
                <text:p>3.61150670051575</text:p>
              </table:table-cell>
              <table:table-cell office:value-type="float" office:value="98764.2014969305">
                <text:p>98764.20149693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62284111976624">
                <text:p>3.62284111976624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63417315483093">
                <text:p>3.63417315483093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64550423622131">
                <text:p>3.64550423622131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65683269500732">
                <text:p>3.65683269500732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66817331314087">
                <text:p>3.66817331314087</text:p>
              </table:table-cell>
              <table:table-cell office:value-type="float" office:value="98760.0487743346">
                <text:p>98760.0487743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67953038215637">
                <text:p>3.67953038215637</text:p>
              </table:table-cell>
              <table:table-cell office:value-type="float" office:value="98616.9933872153">
                <text:p>98616.99338721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69086122512817">
                <text:p>3.69086122512817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0219397544861">
                <text:p>3.70219397544861</text:p>
              </table:table-cell>
              <table:table-cell office:value-type="float" office:value="98828.6133843856">
                <text:p>98828.61338438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71352577209473">
                <text:p>3.71352577209473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2485637664795">
                <text:p>3.72485637664795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73619413375854">
                <text:p>3.73619413375854</text:p>
              </table:table-cell>
              <table:table-cell office:value-type="float" office:value="98784.9703494974">
                <text:p>98784.97034949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4752616882324">
                <text:p>3.74752616882324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5885653495789">
                <text:p>3.75885653495789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77019095420837">
                <text:p>3.77019095420837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8152203559875">
                <text:p>3.78152203559875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79285287857056">
                <text:p>3.79285287857056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0418181419373">
                <text:p>3.80418181419373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1551098823547">
                <text:p>3.81551098823547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2684445381165">
                <text:p>3.82684445381165</text:p>
              </table:table-cell>
              <table:table-cell office:value-type="float" office:value="98822.3763042747">
                <text:p>98822.37630427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83821725845337">
                <text:p>3.83821725845337</text:p>
              </table:table-cell>
              <table:table-cell office:value-type="float" office:value="98480.5450619484">
                <text:p>98480.54506194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4959864616394">
                <text:p>3.84959864616394</text:p>
              </table:table-cell>
              <table:table-cell office:value-type="float" office:value="98406.2777300626">
                <text:p>98406.27773006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6093616485596">
                <text:p>3.86093616485596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87227368354797">
                <text:p>3.87227368354797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8360977172852">
                <text:p>3.88360977172852</text:p>
              </table:table-cell>
              <table:table-cell office:value-type="float" office:value="98799.5137442951">
                <text:p>98799.51374429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8949728012085">
                <text:p>3.8949728012085</text:p>
              </table:table-cell>
              <table:table-cell office:value-type="float" office:value="98565.2639530004">
                <text:p>98565.2639530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0632128715515">
                <text:p>3.90632128715515</text:p>
              </table:table-cell>
              <table:table-cell office:value-type="float" office:value="98691.5792348579">
                <text:p>98691.57923485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1765952110291">
                <text:p>3.91765952110291</text:p>
              </table:table-cell>
              <table:table-cell office:value-type="float" office:value="98780.8158802254">
                <text:p>98780.81588022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2899680137634">
                <text:p>3.92899680137634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4032907485962">
                <text:p>3.94032907485962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5165920257568">
                <text:p>3.95165920257568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6299028396606">
                <text:p>3.96299028396606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7432112693787">
                <text:p>3.97432112693787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8565316200256">
                <text:p>3.98565316200256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9700379371643">
                <text:p>3.99700379371643</text:p>
              </table:table-cell>
              <table:table-cell office:value-type="float" office:value="98672.9221979499">
                <text:p>98672.92219794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00839877128601">
                <text:p>4.00839877128601</text:p>
              </table:table-cell>
              <table:table-cell office:value-type="float" office:value="98288.9166004101">
                <text:p>98288.9166004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01976799964905">
                <text:p>4.01976799964905</text:p>
              </table:table-cell>
              <table:table-cell office:value-type="float" office:value="98511.5228788324">
                <text:p>98511.52287883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03107452392578">
                <text:p>4.03107452392578</text:p>
              </table:table-cell>
              <table:table-cell office:value-type="float" office:value="99057.8512536111">
                <text:p>99057.85125361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4236626625061">
                <text:p>4.04236626625061</text:p>
              </table:table-cell>
              <table:table-cell office:value-type="float" office:value="99187.5272903866">
                <text:p>99187.52729038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0536482334137">
                <text:p>4.0536482334137</text:p>
              </table:table-cell>
              <table:table-cell office:value-type="float" office:value="99273.4674556213">
                <text:p>99273.46745562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6510043144226">
                <text:p>4.06510043144226</text:p>
              </table:table-cell>
              <table:table-cell office:value-type="float" office:value="97797.8198775867">
                <text:p>97797.81987758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07640957832336">
                <text:p>4.07640957832336</text:p>
              </table:table-cell>
              <table:table-cell office:value-type="float" office:value="99034.8796222119">
                <text:p>99034.879622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08770155906677">
                <text:p>4.08770155906677</text:p>
              </table:table-cell>
              <table:table-cell office:value-type="float" office:value="99185.4330475909">
                <text:p>99185.43304759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09898233413696">
                <text:p>4.09898233413696</text:p>
              </table:table-cell>
              <table:table-cell office:value-type="float" office:value="99283.9581528057">
                <text:p>99283.95815280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1025834083557">
                <text:p>4.11025834083557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2154340744019">
                <text:p>4.12154340744019</text:p>
              </table:table-cell>
              <table:table-cell office:value-type="float" office:value="99246.2020155072">
                <text:p>99246.20201550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13282489776611">
                <text:p>4.13282489776611</text:p>
              </table:table-cell>
              <table:table-cell office:value-type="float" office:value="99277.6634684475">
                <text:p>99277.66346844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4410066604614">
                <text:p>4.14410066604614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5537476539612">
                <text:p>4.15537476539612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16664958000183">
                <text:p>4.16664958000183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17792296409607">
                <text:p>4.17792296409607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8919610977173">
                <text:p>4.18919610977173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20047044754028">
                <text:p>4.20047044754028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2117440700531">
                <text:p>4.2117440700531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2301745414734">
                <text:p>4.22301745414734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23429107666016">
                <text:p>4.23429107666016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4556446075439">
                <text:p>4.24556446075439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5684213638306">
                <text:p>4.25684213638306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26811909675598">
                <text:p>4.26811909675598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27939438819885">
                <text:p>4.27939438819885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9066872596741">
                <text:p>4.29066872596741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0194401741028">
                <text:p>4.30194401741028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1321692466736">
                <text:p>4.31321692466736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2449054718018">
                <text:p>4.32449054718018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33576440811157">
                <text:p>4.33576440811157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34703755378723">
                <text:p>4.34703755378723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35831117630005">
                <text:p>4.35831117630005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36957335472107">
                <text:p>4.36957335472107</text:p>
              </table:table-cell>
              <table:table-cell office:value-type="float" office:value="99447.9005864047">
                <text:p>99447.90058640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38086223602295">
                <text:p>4.38086223602295</text:p>
              </table:table-cell>
              <table:table-cell office:value-type="float" office:value="99212.6651038037">
                <text:p>99212.6651038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39214468002319">
                <text:p>4.39214468002319</text:p>
              </table:table-cell>
              <table:table-cell office:value-type="float" office:value="99269.2717974726">
                <text:p>99269.27179747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0342450141907">
                <text:p>4.40342450141907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1470217704773">
                <text:p>4.41470217704773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42597723007202">
                <text:p>4.42597723007202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3725562095642">
                <text:p>4.43725562095642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4853138923645">
                <text:p>4.44853138923645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45976948738098">
                <text:p>4.45976948738098</text:p>
              </table:table-cell>
              <table:table-cell office:value-type="float" office:value="99660.9911744739">
                <text:p>99660.99117447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7104454040527">
                <text:p>4.47104454040527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48231959342957">
                <text:p>4.48231959342957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935941696167">
                <text:p>4.4935941696167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0487470626831">
                <text:p>4.50487470626831</text:p>
              </table:table-cell>
              <table:table-cell office:value-type="float" office:value="99286.0565583126">
                <text:p>99286.05655831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51615118980408">
                <text:p>4.51615118980408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2742505073547">
                <text:p>4.52742505073547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387008190155">
                <text:p>4.5387008190155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54997563362122">
                <text:p>4.54997563362122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56124925613403">
                <text:p>4.56124925613403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57252311706543">
                <text:p>4.57252311706543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58379626274109">
                <text:p>4.58379626274109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59506916999817">
                <text:p>4.59506916999817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60634303092957">
                <text:p>4.60634303092957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1761689186096">
                <text:p>4.61761689186096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62889099121094">
                <text:p>4.62889099121094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6401686668396">
                <text:p>4.6401686668396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65144681930542">
                <text:p>4.65144681930542</text:p>
              </table:table-cell>
              <table:table-cell office:value-type="float" office:value="99307.0454929816">
                <text:p>99307.0454929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66273188591003">
                <text:p>4.66273188591003</text:p>
              </table:table-cell>
              <table:table-cell office:value-type="float" office:value="99246.2020155072">
                <text:p>99246.2020155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6740095615387">
                <text:p>4.6740095615387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6852867603302">
                <text:p>4.6852867603302</text:p>
              </table:table-cell>
              <table:table-cell office:value-type="float" office:value="99315.4435517971">
                <text:p>99315.44355179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69652676582336">
                <text:p>4.69652676582336</text:p>
              </table:table-cell>
              <table:table-cell office:value-type="float" office:value="99644.0794162566">
                <text:p>99644.07941625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70780539512634">
                <text:p>4.70780539512634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71907997131348">
                <text:p>4.71907997131348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73035383224487">
                <text:p>4.73035383224487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74162912368774">
                <text:p>4.74162912368774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75290536880493">
                <text:p>4.75290536880493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76419019699097">
                <text:p>4.76419019699097</text:p>
              </table:table-cell>
              <table:table-cell office:value-type="float" office:value="99248.298825319">
                <text:p>99248.2988253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77546644210815">
                <text:p>4.77546644210815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7867419719696">
                <text:p>4.7867419719696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7980170249939">
                <text:p>4.7980170249939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80929112434387">
                <text:p>4.80929112434387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82057332992554">
                <text:p>4.82057332992554</text:p>
              </table:table-cell>
              <table:table-cell office:value-type="float" office:value="99271.3695822151">
                <text:p>99271.36958221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3185195922852">
                <text:p>4.83185195922852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84312844276428">
                <text:p>4.84312844276428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85440325737">
                <text:p>4.85440325737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86568236351013">
                <text:p>4.86568236351013</text:p>
              </table:table-cell>
              <table:table-cell office:value-type="float" office:value="99298.6488543164">
                <text:p>99298.64885431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87695837020874">
                <text:p>4.87695837020874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88823366165161">
                <text:p>4.88823366165161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89953470230103">
                <text:p>4.89953470230103</text:p>
              </table:table-cell>
              <table:table-cell office:value-type="float" office:value="99105.917299578">
                <text:p>99105.9172995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91081094741821">
                <text:p>4.91081094741821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2208552360535">
                <text:p>4.92208552360535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93336057662964">
                <text:p>4.93336057662964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4463348388672">
                <text:p>4.94463348388672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5590806007385">
                <text:p>4.95590806007385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96718239784241">
                <text:p>4.96718239784241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97845530509949">
                <text:p>4.97845530509949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98969602584839">
                <text:p>4.98969602584839</text:p>
              </table:table-cell>
              <table:table-cell office:value-type="float" office:value="99637.7389865739">
                <text:p>99637.73898657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00172805786133">
                <text:p>5.00172805786133</text:p>
              </table:table-cell>
              <table:table-cell office:value-type="float" office:value="93084.8587167598">
                <text:p>93084.85871675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1264810562134">
                <text:p>5.01264810562134</text:p>
              </table:table-cell>
              <table:table-cell office:value-type="float" office:value="102563.653988909">
                <text:p>102563.6539889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2355313301086">
                <text:p>5.02355313301086</text:p>
              </table:table-cell>
              <table:table-cell office:value-type="float" office:value="102704.923150922">
                <text:p>102704.9231509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0343873500824">
                <text:p>5.0343873500824</text:p>
              </table:table-cell>
              <table:table-cell office:value-type="float" office:value="103376.182386339">
                <text:p>103376.1823863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4519987106323">
                <text:p>5.04519987106323</text:p>
              </table:table-cell>
              <table:table-cell office:value-type="float" office:value="103583.614032767">
                <text:p>103583.614032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05600571632385">
                <text:p>5.05600571632385</text:p>
              </table:table-cell>
              <table:table-cell office:value-type="float" office:value="103647.606733888">
                <text:p>103647.6067338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6680655479431">
                <text:p>5.06680655479431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07760667800903">
                <text:p>5.07760667800903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08840465545654">
                <text:p>5.08840465545654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0992534160614">
                <text:p>5.0992534160614</text:p>
              </table:table-cell>
              <table:table-cell office:value-type="float" office:value="103237.599279168">
                <text:p>103237.5992791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11006879806519">
                <text:p>5.11006879806519</text:p>
              </table:table-cell>
              <table:table-cell office:value-type="float" office:value="103556.212772524">
                <text:p>103556.2127725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12087202072144">
                <text:p>5.12087202072144</text:p>
              </table:table-cell>
              <table:table-cell office:value-type="float" office:value="103672.768361582">
                <text:p>103672.7683615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3167333602905">
                <text:p>5.13167333602905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4247298240662">
                <text:p>5.14247298240662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15327715873718">
                <text:p>5.15327715873718</text:p>
              </table:table-cell>
              <table:table-cell office:value-type="float" office:value="103663.617265425">
                <text:p>103663.6172654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6407752037048">
                <text:p>5.16407752037048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7487478256226">
                <text:p>5.17487478256226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8567156791687">
                <text:p>5.18567156791687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19646692276001">
                <text:p>5.19646692276001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0726561546326">
                <text:p>5.20726561546326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2180666923523">
                <text:p>5.2180666923523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22886490821838">
                <text:p>5.22886490821838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23966097831726">
                <text:p>5.23966097831726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25047111511231">
                <text:p>5.25047111511231</text:p>
              </table:table-cell>
              <table:table-cell office:value-type="float" office:value="103606.459495821">
                <text:p>103606.4594958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26127338409424">
                <text:p>5.26127338409424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720742225647">
                <text:p>5.2720742225647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28287887573242">
                <text:p>5.28287887573242</text:p>
              </table:table-cell>
              <table:table-cell office:value-type="float" office:value="103659.042323139">
                <text:p>103659.042323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29367995262146">
                <text:p>5.29367995262146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30447840690613">
                <text:p>5.30447840690613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31531286239624">
                <text:p>5.31531286239624</text:p>
              </table:table-cell>
              <table:table-cell office:value-type="float" office:value="103373.907532513">
                <text:p>103373.9075325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32612323760986">
                <text:p>5.32612323760986</text:p>
              </table:table-cell>
              <table:table-cell office:value-type="float" office:value="103604.174496052">
                <text:p>103604.1744960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33692598342896">
                <text:p>5.33692598342896</text:p>
              </table:table-cell>
              <table:table-cell office:value-type="float" office:value="103677.344515559">
                <text:p>103677.3445155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34772539138794">
                <text:p>5.34772539138794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35852336883545">
                <text:p>5.35852336883545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36934208869934">
                <text:p>5.36934208869934</text:p>
              </table:table-cell>
              <table:table-cell office:value-type="float" office:value="103524.262952597">
                <text:p>103524.2629525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8014817237854">
                <text:p>5.38014817237854</text:p>
              </table:table-cell>
              <table:table-cell office:value-type="float" office:value="103645.319918807">
                <text:p>103645.3199188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3909478187561">
                <text:p>5.3909478187561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40175414085388">
                <text:p>5.40175414085388</text:p>
              </table:table-cell>
              <table:table-cell office:value-type="float" office:value="103643.033204633">
                <text:p>103643.0332046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4125554561615">
                <text:p>5.4125554561615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42335367202759">
                <text:p>5.42335367202759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43415093421936">
                <text:p>5.43415093421936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44494724273682">
                <text:p>5.44494724273682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45574450492859">
                <text:p>5.4557445049285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46654105186462">
                <text:p>5.46654105186462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47733592987061">
                <text:p>5.47733592987061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48813223838806">
                <text:p>5.48813223838806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49892807006836">
                <text:p>5.49892807006836</text:p>
              </table:table-cell>
              <table:table-cell office:value-type="float" office:value="103743.744175261">
                <text:p>103743.74417526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509685754776">
                <text:p>5.509685754776</text:p>
              </table:table-cell>
              <table:table-cell office:value-type="float" office:value="104111.621639591">
                <text:p>104111.6216395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52048254013062">
                <text:p>5.52048254013062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53128290176392">
                <text:p>5.53128290176392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54208087921143">
                <text:p>5.54208087921143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5528781414032">
                <text:p>5.5528781414032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56367611885071">
                <text:p>5.56367611885071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57447266578674">
                <text:p>5.57447266578674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58530068397522">
                <text:p>5.58530068397522</text:p>
              </table:table-cell>
              <table:table-cell office:value-type="float" office:value="103435.363748459">
                <text:p>103435.3637484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59611082077026">
                <text:p>5.59611082077026</text:p>
              </table:table-cell>
              <table:table-cell office:value-type="float" office:value="103606.459495821">
                <text:p>103606.4594958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60695123672485">
                <text:p>5.60695123672485</text:p>
              </table:table-cell>
              <table:table-cell office:value-type="float" office:value="103317.068707663">
                <text:p>103317.0687076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1776375770569">
                <text:p>5.61776375770569</text:p>
              </table:table-cell>
              <table:table-cell office:value-type="float" office:value="103583.614032767">
                <text:p>103583.6140327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62856912612915">
                <text:p>5.62856912612915</text:p>
              </table:table-cell>
              <table:table-cell office:value-type="float" office:value="103652.180666799">
                <text:p>103652.180666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63936829566956">
                <text:p>5.63936829566956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65016627311707">
                <text:p>5.65016627311707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66097092628479">
                <text:p>5.66097092628479</text:p>
              </table:table-cell>
              <table:table-cell office:value-type="float" office:value="103659.042323139">
                <text:p>103659.0423231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67177772521973">
                <text:p>5.67177772521973</text:p>
              </table:table-cell>
              <table:table-cell office:value-type="float" office:value="103638.460078982">
                <text:p>103638.4600789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68320751190186">
                <text:p>5.68320751190186</text:p>
              </table:table-cell>
              <table:table-cell office:value-type="float" office:value="97989.5803087192">
                <text:p>97989.58030871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6940221786499">
                <text:p>5.6940221786499</text:p>
              </table:table-cell>
              <table:table-cell office:value-type="float" office:value="103563.061728395">
                <text:p>103563.0617283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70483183860779">
                <text:p>5.70483183860779</text:p>
              </table:table-cell>
              <table:table-cell office:value-type="float" office:value="103611.029797746">
                <text:p>103611.0297977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71563386917114">
                <text:p>5.71563386917114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72643446922302">
                <text:p>5.72643446922302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73723220825195">
                <text:p>5.73723220825195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74802923202515">
                <text:p>5.7480292320251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5882530212402">
                <text:p>5.75882530212402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6958751678467">
                <text:p>5.76958751678467</text:p>
              </table:table-cell>
              <table:table-cell office:value-type="float" office:value="104067.79973416">
                <text:p>104067.799734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8038644790649">
                <text:p>5.78038644790649</text:p>
              </table:table-cell>
              <table:table-cell office:value-type="float" office:value="103713.968296022">
                <text:p>103713.9682960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79119038581848">
                <text:p>5.79119038581848</text:p>
              </table:table-cell>
              <table:table-cell office:value-type="float" office:value="103665.904888006">
                <text:p>103665.9048880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0199074745178">
                <text:p>5.80199074745178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81278920173645">
                <text:p>5.81278920173645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82359123229981">
                <text:p>5.82359123229981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3438968658447">
                <text:p>5.83438968658447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84518694877625">
                <text:p>5.84518694877625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85598301887512">
                <text:p>5.85598301887512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866779088974">
                <text:p>5.866779088974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87757396697998">
                <text:p>5.87757396697998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88837003707886">
                <text:p>5.88837003707886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89916753768921">
                <text:p>5.89916753768921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099645614624">
                <text:p>5.9099645614624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9207649230957">
                <text:p>5.9207649230957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3156361579895">
                <text:p>5.93156361579895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4236159324646">
                <text:p>5.94236159324646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95315861701965">
                <text:p>5.9531586170196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96395564079285">
                <text:p>5.9639556407928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97475647926331">
                <text:p>5.97475647926331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98555445671082">
                <text:p>5.98555445671082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99635720252991">
                <text:p>5.99635720252991</text:p>
              </table:table-cell>
              <table:table-cell office:value-type="float" office:value="103677.344515559">
                <text:p>103677.3445155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00694847106934">
                <text:p>6.00694847106934</text:p>
              </table:table-cell>
              <table:table-cell office:value-type="float" office:value="105747.483961011">
                <text:p>105747.4839610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01736783981323">
                <text:p>6.01736783981323</text:p>
              </table:table-cell>
              <table:table-cell office:value-type="float" office:value="107492.116607936">
                <text:p>107492.1166079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02777051925659">
                <text:p>6.02777051925659</text:p>
              </table:table-cell>
              <table:table-cell office:value-type="float" office:value="107664.569123579">
                <text:p>107664.5691235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03810930252075">
                <text:p>6.03810930252075</text:p>
              </table:table-cell>
              <table:table-cell office:value-type="float" office:value="108329.962180611">
                <text:p>108329.9621806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4844737052918">
                <text:p>6.04844737052918</text:p>
              </table:table-cell>
              <table:table-cell office:value-type="float" office:value="108337.457161966">
                <text:p>108337.4571619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05877423286438">
                <text:p>6.05877423286438</text:p>
              </table:table-cell>
              <table:table-cell office:value-type="float" office:value="108455.014083206">
                <text:p>108455.0140832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0690929889679">
                <text:p>6.0690929889679</text:p>
              </table:table-cell>
              <table:table-cell office:value-type="float" office:value="108540.214417745">
                <text:p>108540.2144177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07954597473145">
                <text:p>6.07954597473145</text:p>
              </table:table-cell>
              <table:table-cell office:value-type="float" office:value="107146.419724928">
                <text:p>107146.4197249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08987641334534">
                <text:p>6.08987641334534</text:p>
              </table:table-cell>
              <table:table-cell office:value-type="float" office:value="108417.468208359">
                <text:p>108417.4682083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10019278526306">
                <text:p>6.10019278526306</text:p>
              </table:table-cell>
              <table:table-cell office:value-type="float" office:value="108565.298821354">
                <text:p>108565.2988213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11050868034363">
                <text:p>6.11050868034363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12082123756409">
                <text:p>6.12082123756409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13113307952881">
                <text:p>6.13113307952881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4144396781921">
                <text:p>6.14144396781921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517550945282">
                <text:p>6.1517550945282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16206645965576">
                <text:p>6.16206645965576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17238926887512">
                <text:p>6.17238926887512</text:p>
              </table:table-cell>
              <table:table-cell office:value-type="float" office:value="108497.597524078">
                <text:p>108497.5975240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18270444869995">
                <text:p>6.18270444869995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19301557540894">
                <text:p>6.19301557540894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033269405365">
                <text:p>6.2033269405365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21363711357117">
                <text:p>6.21363711357117</text:p>
              </table:table-cell>
              <table:table-cell office:value-type="float" office:value="108630.57256498">
                <text:p>108630.572564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2394776344299">
                <text:p>6.22394776344299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3425936698914">
                <text:p>6.2342593669891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4457049369812">
                <text:p>6.24457049369812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5488090515137">
                <text:p>6.25488090515137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26519250869751">
                <text:p>6.26519250869751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27550339698792">
                <text:p>6.27550339698792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28581500053406">
                <text:p>6.28581500053406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29612565040588">
                <text:p>6.29612565040588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0644178390503">
                <text:p>6.30644178390503</text:p>
              </table:table-cell>
              <table:table-cell office:value-type="float" office:value="108567.80789942">
                <text:p>108567.807899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31675672531128">
                <text:p>6.31675672531128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327068567276">
                <text:p>6.327068567276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33738017082214">
                <text:p>6.3373801708221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34769225120544">
                <text:p>6.3476922512054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35800313949585">
                <text:p>6.35800313949585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36833953857422">
                <text:p>6.36833953857422</text:p>
              </table:table-cell>
              <table:table-cell office:value-type="float" office:value="108354.94948563">
                <text:p>108354.949485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37866067886353">
                <text:p>6.37866067886353</text:p>
              </table:table-cell>
              <table:table-cell office:value-type="float" office:value="108515.141603142">
                <text:p>108515.1416031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3889741897583">
                <text:p>6.3889741897583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3992862701416">
                <text:p>6.3992862701416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40954232215881">
                <text:p>6.40954232215881</text:p>
              </table:table-cell>
              <table:table-cell office:value-type="float" office:value="109203.814305972">
                <text:p>109203.8143059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4198534488678">
                <text:p>6.4198534488678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30171251297">
                <text:p>6.430171251297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44048666954041">
                <text:p>6.44048666954041</text:p>
              </table:table-cell>
              <table:table-cell office:value-type="float" office:value="108575.33582952">
                <text:p>108575.335829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45079946517944">
                <text:p>6.45079946517944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6111178398132">
                <text:p>6.46111178398132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47142338752747">
                <text:p>6.47142338752747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48173522949219">
                <text:p>6.48173522949219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49204683303833">
                <text:p>6.49204683303833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50235891342163">
                <text:p>6.50235891342163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51267075538635">
                <text:p>6.51267075538635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5229811668396">
                <text:p>6.5229811668396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5332932472229">
                <text:p>6.5332932472229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54360413551331">
                <text:p>6.54360413551331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5391502380371">
                <text:p>6.55391502380371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56422901153564">
                <text:p>6.56422901153564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57454347610474">
                <text:p>6.57454347610474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58485746383667">
                <text:p>6.58485746383667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59516978263855">
                <text:p>6.59516978263855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60548114776611">
                <text:p>6.60548114776611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1579179763794">
                <text:p>6.61579179763794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2610220909119">
                <text:p>6.62610220909119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3641285896301">
                <text:p>6.63641285896301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4672350883484">
                <text:p>6.64672350883484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65703463554382">
                <text:p>6.65703463554382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6735553741455">
                <text:p>6.66735553741455</text:p>
              </table:table-cell>
              <table:table-cell office:value-type="float" office:value="108517.648363326">
                <text:p>108517.6483633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6776704788208">
                <text:p>6.6776704788208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68799066543579">
                <text:p>6.68799066543579</text:p>
              </table:table-cell>
              <table:table-cell office:value-type="float" office:value="108525.169338816">
                <text:p>108525.1693388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69831132888794">
                <text:p>6.69831132888794</text:p>
              </table:table-cell>
              <table:table-cell office:value-type="float" office:value="108520.155239327">
                <text:p>108520.1552393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70862674713135">
                <text:p>6.70862674713135</text:p>
              </table:table-cell>
              <table:table-cell office:value-type="float" office:value="108575.33582952">
                <text:p>108575.335829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1894288063049">
                <text:p>6.71894288063049</text:p>
              </table:table-cell>
              <table:table-cell office:value-type="float" office:value="108567.80789942">
                <text:p>108567.807899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72925686836243">
                <text:p>6.72925686836243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73954200744629">
                <text:p>6.73954200744629</text:p>
              </table:table-cell>
              <table:table-cell office:value-type="float" office:value="108894.978557686">
                <text:p>108894.9785576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74981832504272">
                <text:p>6.74981832504272</text:p>
              </table:table-cell>
              <table:table-cell office:value-type="float" office:value="108988.45714816">
                <text:p>108988.457148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76013326644897">
                <text:p>6.76013326644897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7704496383667">
                <text:p>6.7704496383667</text:p>
              </table:table-cell>
              <table:table-cell office:value-type="float" office:value="108565.298821354">
                <text:p>108565.2988213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78076410293579">
                <text:p>6.78076410293579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79107618331909">
                <text:p>6.79107618331909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0138778686523">
                <text:p>6.80138778686523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81170415878296">
                <text:p>6.81170415878296</text:p>
              </table:table-cell>
              <table:table-cell office:value-type="float" office:value="108565.298821354">
                <text:p>108565.2988213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82202410697937">
                <text:p>6.82202410697937</text:p>
              </table:table-cell>
              <table:table-cell office:value-type="float" office:value="108527.67656232">
                <text:p>108527.676562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83234095573425">
                <text:p>6.83234095573425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84270715713501">
                <text:p>6.84270715713501</text:p>
              </table:table-cell>
              <table:table-cell office:value-type="float" office:value="108043.434301617">
                <text:p>108043.4343016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85303926467896">
                <text:p>6.85303926467896</text:p>
              </table:table-cell>
              <table:table-cell office:value-type="float" office:value="108399.955695034">
                <text:p>108399.9556950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63361120224">
                <text:p>6.863361120224</text:p>
              </table:table-cell>
              <table:table-cell office:value-type="float" office:value="108507.622017416">
                <text:p>108507.6220174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7367868423462">
                <text:p>6.87367868423462</text:p>
              </table:table-cell>
              <table:table-cell office:value-type="float" office:value="108552.755170422">
                <text:p>108552.7551704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88399386405945">
                <text:p>6.88399386405945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89430499076843">
                <text:p>6.89430499076843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0461707115173">
                <text:p>6.90461707115173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1493034362793">
                <text:p>6.91493034362793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2524147033691">
                <text:p>6.92524147033691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93555283546448">
                <text:p>6.9355528354644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94587063789368">
                <text:p>6.94587063789368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95618414878845">
                <text:p>6.95618414878845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96649765968323">
                <text:p>6.96649765968323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97681021690369">
                <text:p>6.97681021690369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98712396621704">
                <text:p>6.98712396621704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99744510650635">
                <text:p>6.99744510650635</text:p>
              </table:table-cell>
              <table:table-cell office:value-type="float" office:value="108515.141603142">
                <text:p>108515.1416031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0107798576355">
                <text:p>20.0107798576355</text:p>
              </table:table-cell>
              <table:table-cell office:value-type="float" office:value="86.0655643936939">
                <text:p>86.06556439369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0250024795532">
                <text:p>20.0250024795532</text:p>
              </table:table-cell>
              <table:table-cell office:value-type="float" office:value="78747.7869044825">
                <text:p>78747.78690448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0391654968262">
                <text:p>20.0391654968262</text:p>
              </table:table-cell>
              <table:table-cell office:value-type="float" office:value="79079.1946670258">
                <text:p>79079.19466702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0533380508423">
                <text:p>20.0533380508423</text:p>
              </table:table-cell>
              <table:table-cell office:value-type="float" office:value="79025.9821008008">
                <text:p>79025.98210080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0674855709076">
                <text:p>20.0674855709076</text:p>
              </table:table-cell>
              <table:table-cell office:value-type="float" office:value="79165.8180960245">
                <text:p>79165.81809602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0816245079041">
                <text:p>20.0816245079041</text:p>
              </table:table-cell>
              <table:table-cell office:value-type="float" office:value="79213.8758578824">
                <text:p>79213.87585788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0957589149475">
                <text:p>20.0957589149475</text:p>
              </table:table-cell>
              <table:table-cell office:value-type="float" office:value="79239.2632076108">
                <text:p>79239.26320761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1098911762238">
                <text:p>20.1098911762238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1240224838257">
                <text:p>20.1240224838257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1381683349609">
                <text:p>20.1381683349609</text:p>
              </table:table-cell>
              <table:table-cell office:value-type="float" office:value="79175.1580934403">
                <text:p>79175.15809344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1523034572601">
                <text:p>20.1523034572601</text:p>
              </table:table-cell>
              <table:table-cell office:value-type="float" office:value="79235.2535969099">
                <text:p>79235.25359690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1664366722107">
                <text:p>20.1664366722107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180567741394">
                <text:p>20.180567741394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1946983337402">
                <text:p>20.1946983337402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2088279724121">
                <text:p>20.2088279724121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2229578495026">
                <text:p>20.2229578495026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2371308803558">
                <text:p>20.2371308803558</text:p>
              </table:table-cell>
              <table:table-cell office:value-type="float" office:value="79023.3233522861">
                <text:p>79023.32335228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2512776851654">
                <text:p>20.2512776851654</text:p>
              </table:table-cell>
              <table:table-cell office:value-type="float" office:value="79169.8206822165">
                <text:p>79169.8206822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2654221057892">
                <text:p>20.2654221057892</text:p>
              </table:table-cell>
              <table:table-cell office:value-type="float" office:value="79183.1655597883">
                <text:p>79183.16555978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2795495986938">
                <text:p>20.2795495986938</text:p>
              </table:table-cell>
              <table:table-cell office:value-type="float" office:value="79278.0437093916">
                <text:p>79278.04370939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2936823368073">
                <text:p>20.2936823368073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3078129291534">
                <text:p>20.3078129291534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3219709396362">
                <text:p>20.3219709396362</text:p>
              </table:table-cell>
              <table:table-cell office:value-type="float" office:value="79107.1599616052">
                <text:p>79107.15996160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3361127376556">
                <text:p>20.3361127376556</text:p>
              </table:table-cell>
              <table:table-cell office:value-type="float" office:value="79197.8501222288">
                <text:p>79197.85012222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3502473831177">
                <text:p>20.3502473831177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3644034862518">
                <text:p>20.3644034862518</text:p>
              </table:table-cell>
              <table:table-cell office:value-type="float" office:value="79117.8186105263">
                <text:p>79117.81861052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378543138504">
                <text:p>20.378543138504</text:p>
              </table:table-cell>
              <table:table-cell office:value-type="float" office:value="79209.8688159714">
                <text:p>79209.86881597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392685174942">
                <text:p>20.392685174942</text:p>
              </table:table-cell>
              <table:table-cell office:value-type="float" office:value="79196.5149369479">
                <text:p>79196.51493694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4068217277527">
                <text:p>20.4068217277527</text:p>
              </table:table-cell>
              <table:table-cell office:value-type="float" office:value="79227.2355927344">
                <text:p>79227.23559273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4209554195404">
                <text:p>20.4209554195404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4350860118866">
                <text:p>20.4350860118866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4492161273956">
                <text:p>20.4492161273956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4633464813232">
                <text:p>20.4633464813232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477475643158">
                <text:p>20.477475643158</text:p>
              </table:table-cell>
              <table:table-cell office:value-type="float" office:value="79268.6794235767">
                <text:p>79268.67942357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4916052818298">
                <text:p>20.4916052818298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5057339668274">
                <text:p>20.5057339668274</text:p>
              </table:table-cell>
              <table:table-cell office:value-type="float" office:value="79271.3547080662">
                <text:p>79271.35470806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5198640823364">
                <text:p>20.5198640823364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5340270996094">
                <text:p>20.5340270996094</text:p>
              </table:table-cell>
              <table:table-cell office:value-type="float" office:value="79079.1946670258">
                <text:p>79079.19466702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548171043396">
                <text:p>20.548171043396</text:p>
              </table:table-cell>
              <table:table-cell office:value-type="float" office:value="79185.8350751804">
                <text:p>79185.83507518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5623071193695">
                <text:p>20.5623071193695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5764400959015">
                <text:p>20.5764400959015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5905704498291">
                <text:p>20.5905704498291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6047389507294">
                <text:p>20.6047389507294</text:p>
              </table:table-cell>
              <table:table-cell office:value-type="float" office:value="79048.5886886432">
                <text:p>79048.58868864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6188862323761">
                <text:p>20.6188862323761</text:p>
              </table:table-cell>
              <table:table-cell office:value-type="float" office:value="79167.1522464525">
                <text:p>79167.15224645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6330242156982">
                <text:p>20.6330242156982</text:p>
              </table:table-cell>
              <table:table-cell office:value-type="float" office:value="79219.2192111166">
                <text:p>79219.21921111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647157907486">
                <text:p>20.647157907486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6613168716431">
                <text:p>20.6613168716431</text:p>
              </table:table-cell>
              <table:table-cell office:value-type="float" office:value="79101.8317140115">
                <text:p>79101.83171401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6754603385925">
                <text:p>20.6754603385925</text:p>
              </table:table-cell>
              <table:table-cell office:value-type="float" office:value="79188.5047705742">
                <text:p>79188.50477057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689551115036">
                <text:p>20.689551115036</text:p>
              </table:table-cell>
              <table:table-cell office:value-type="float" office:value="79484.6192111809">
                <text:p>79484.61921118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7036914825439">
                <text:p>20.7036914825439</text:p>
              </table:table-cell>
              <table:table-cell office:value-type="float" office:value="79205.8621794331">
                <text:p>79205.86217943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7178242206573">
                <text:p>20.7178242206573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7319564819336">
                <text:p>20.7319564819336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7460868358612">
                <text:p>20.7460868358612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7602171897888">
                <text:p>20.7602171897888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7743525505066">
                <text:p>20.7743525505066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7884919643402">
                <text:p>20.7884919643402</text:p>
              </table:table-cell>
              <table:table-cell office:value-type="float" office:value="79211.2044515639">
                <text:p>79211.20445156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8026285171509">
                <text:p>20.8026285171509</text:p>
              </table:table-cell>
              <table:table-cell office:value-type="float" office:value="79227.2355927344">
                <text:p>79227.23559273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8167657852173">
                <text:p>20.8167657852173</text:p>
              </table:table-cell>
              <table:table-cell office:value-type="float" office:value="79223.2271991365">
                <text:p>79223.22719913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8309042453766">
                <text:p>20.8309042453766</text:p>
              </table:table-cell>
              <table:table-cell office:value-type="float" office:value="79216.5474443939">
                <text:p>79216.54744439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8450376987457">
                <text:p>20.8450376987457</text:p>
              </table:table-cell>
              <table:table-cell office:value-type="float" office:value="79244.6099865047">
                <text:p>79244.60998650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8591690063477">
                <text:p>20.8591690063477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8732981681824">
                <text:p>20.8732981681824</text:p>
              </table:table-cell>
              <table:table-cell office:value-type="float" office:value="79268.6794235767">
                <text:p>79268.67942357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8874287605286">
                <text:p>20.8874287605286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9015579223633">
                <text:p>20.9015579223633</text:p>
              </table:table-cell>
              <table:table-cell office:value-type="float" office:value="79268.6794235767">
                <text:p>79268.67942357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156939983368">
                <text:p>20.9156939983368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9298145771027">
                <text:p>20.9298145771027</text:p>
              </table:table-cell>
              <table:table-cell office:value-type="float" office:value="79316.8621889035">
                <text:p>79316.86218890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9439599514008">
                <text:p>20.9439599514008</text:p>
              </table:table-cell>
              <table:table-cell office:value-type="float" office:value="79177.8270689365">
                <text:p>79177.82706893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9580953121185">
                <text:p>20.9580953121185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9722306728363">
                <text:p>20.9722306728363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9863629341125">
                <text:p>20.9863629341125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.001736164093">
                <text:p>21.001736164093</text:p>
              </table:table-cell>
              <table:table-cell office:value-type="float" office:value="72853.9156327544">
                <text:p>72853.91563275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.0152134895325">
                <text:p>21.0152134895325</text:p>
              </table:table-cell>
              <table:table-cell office:value-type="float" office:value="83102.5417492216">
                <text:p>83102.54174922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.0286264419556">
                <text:p>21.0286264419556</text:p>
              </table:table-cell>
              <table:table-cell office:value-type="float" office:value="83501.37722635">
                <text:p>83501.377226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.0419743061066">
                <text:p>21.0419743061066</text:p>
              </table:table-cell>
              <table:table-cell office:value-type="float" office:value="83908.5555059391">
                <text:p>83908.55550593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.0552928447723">
                <text:p>21.0552928447723</text:p>
              </table:table-cell>
              <table:table-cell office:value-type="float" office:value="84093.309942358">
                <text:p>84093.3099423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.0686085224152">
                <text:p>21.0686085224152</text:p>
              </table:table-cell>
              <table:table-cell office:value-type="float" office:value="84111.3783348254">
                <text:p>84111.37833482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.0819211006165">
                <text:p>21.0819211006165</text:p>
              </table:table-cell>
              <table:table-cell office:value-type="float" office:value="84130.9611906084">
                <text:p>84130.96119060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.0952310562134">
                <text:p>21.0952310562134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1085402965546">
                <text:p>21.1085402965546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1218464374542">
                <text:p>21.1218464374542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1351523399353">
                <text:p>21.1351523399353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1484587192535">
                <text:p>21.1484587192535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1617746353149">
                <text:p>21.1617746353149</text:p>
              </table:table-cell>
              <table:table-cell office:value-type="float" office:value="84109.8723389017">
                <text:p>84109.87233890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1750855445862">
                <text:p>21.1750855445862</text:p>
              </table:table-cell>
              <table:table-cell office:value-type="float" office:value="84141.5095826616">
                <text:p>84141.50958266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1883928775787">
                <text:p>21.1883928775787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016994953156">
                <text:p>21.2016994953156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150092124939">
                <text:p>21.2150092124939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2283172607422">
                <text:p>21.2283172607422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2416255474091">
                <text:p>21.2416255474091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2549314498901">
                <text:p>21.2549314498901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2682843208313">
                <text:p>21.2682843208313</text:p>
              </table:table-cell>
              <table:table-cell office:value-type="float" office:value="83877.0931685891">
                <text:p>83877.09316858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28160572052">
                <text:p>21.28160572052</text:p>
              </table:table-cell>
              <table:table-cell office:value-type="float" office:value="84075.2493109497">
                <text:p>84075.24931094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294926404953">
                <text:p>21.294926404953</text:p>
              </table:table-cell>
              <table:table-cell office:value-type="float" office:value="84079.7637414759">
                <text:p>84079.76374147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.3082413673401">
                <text:p>21.3082413673401</text:p>
              </table:table-cell>
              <table:table-cell office:value-type="float" office:value="84115.8966461941">
                <text:p>84115.89664619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.321551322937">
                <text:p>21.321551322937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.3348598480225">
                <text:p>21.3348598480225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.3481674194336">
                <text:p>21.3481674194336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.3614757061005">
                <text:p>21.3614757061005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3747954368591">
                <text:p>21.3747954368591</text:p>
              </table:table-cell>
              <table:table-cell office:value-type="float" office:value="84085.7837363739">
                <text:p>84085.78373637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.3881075382233">
                <text:p>21.3881075382233</text:p>
              </table:table-cell>
              <table:table-cell office:value-type="float" office:value="84133.9747470225">
                <text:p>84133.97474702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.4014165401459">
                <text:p>21.4014165401459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4147229194641">
                <text:p>21.4147229194641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4280385971069">
                <text:p>21.4280385971069</text:p>
              </table:table-cell>
              <table:table-cell office:value-type="float" office:value="84111.3783348254">
                <text:p>84111.37833482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441347360611">
                <text:p>21.441347360611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4546556472778">
                <text:p>21.4546556472778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.4679622650146">
                <text:p>21.4679622650146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.4812693595886">
                <text:p>21.4812693595886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4945766925812">
                <text:p>21.4945766925812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5078823566437">
                <text:p>21.5078823566437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5211896896362">
                <text:p>21.5211896896362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5344955921173">
                <text:p>21.5344955921173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5478060245514">
                <text:p>21.5478060245514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5611138343811">
                <text:p>21.5611138343811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.574422121048">
                <text:p>21.574422121048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.5877280235291">
                <text:p>21.5877280235291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.6010394096374">
                <text:p>21.6010394096374</text:p>
              </table:table-cell>
              <table:table-cell office:value-type="float" office:value="84138.4954864594">
                <text:p>84138.49548645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.6143486499786">
                <text:p>21.6143486499786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6276564598083">
                <text:p>21.6276564598083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.6409635543823">
                <text:p>21.6409635543823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.6542708873749">
                <text:p>21.6542708873749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6675868034363">
                <text:p>21.6675868034363</text:p>
              </table:table-cell>
              <table:table-cell office:value-type="float" office:value="84109.8723389017">
                <text:p>84109.87233890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.6809024810791">
                <text:p>21.6809024810791</text:p>
              </table:table-cell>
              <table:table-cell office:value-type="float" office:value="84111.3783348254">
                <text:p>84111.37833482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.6942138671875">
                <text:p>21.6942138671875</text:p>
              </table:table-cell>
              <table:table-cell office:value-type="float" office:value="84138.4954864594">
                <text:p>84138.49548645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.7075281143188">
                <text:p>21.7075281143188</text:p>
              </table:table-cell>
              <table:table-cell office:value-type="float" office:value="84120.4154430198">
                <text:p>84120.41544301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.7208378314972">
                <text:p>21.7208378314972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.7341465950012">
                <text:p>21.7341465950012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.7474529743195">
                <text:p>21.7474529743195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.7607619762421">
                <text:p>21.7607619762421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.7740716934204">
                <text:p>21.7740716934204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.7873814105988">
                <text:p>21.7873814105988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.8006892204285">
                <text:p>21.8006892204285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.8140006065369">
                <text:p>21.8140006065369</text:p>
              </table:table-cell>
              <table:table-cell office:value-type="float" office:value="84138.4954864594">
                <text:p>84138.49548645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.8273134231567">
                <text:p>21.8273134231567</text:p>
              </table:table-cell>
              <table:table-cell office:value-type="float" office:value="84129.4544933558">
                <text:p>84129.4544933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.840621471405">
                <text:p>21.840621471405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.8539299964905">
                <text:p>21.8539299964905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8672382831573">
                <text:p>21.8672382831573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.8805451393127">
                <text:p>21.8805451393127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.8938517570496">
                <text:p>21.8938517570496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.9071593284607">
                <text:p>21.9071593284607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.9204666614532">
                <text:p>21.9204666614532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.9337792396545">
                <text:p>21.9337792396545</text:p>
              </table:table-cell>
              <table:table-cell office:value-type="float" office:value="84130.9611906084">
                <text:p>84130.96119060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.9470882415771">
                <text:p>21.9470882415771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.9604008197784">
                <text:p>21.9604008197784</text:p>
              </table:table-cell>
              <table:table-cell office:value-type="float" office:value="84130.9611906084">
                <text:p>84130.961190608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.9737107753754">
                <text:p>21.9737107753754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9870171546936">
                <text:p>21.9870171546936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0017154216766">
                <text:p>22.0017154216766</text:p>
              </table:table-cell>
              <table:table-cell office:value-type="float" office:value="76199.4595208357">
                <text:p>76199.45952083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012886762619">
                <text:p>22.012886762619</text:p>
              </table:table-cell>
              <table:table-cell office:value-type="float" office:value="100256.540891241">
                <text:p>100256.5408912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024053812027">
                <text:p>22.024053812027</text:p>
              </table:table-cell>
              <table:table-cell office:value-type="float" office:value="100295.069815107">
                <text:p>100295.0698151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0351498126984">
                <text:p>22.0351498126984</text:p>
              </table:table-cell>
              <table:table-cell office:value-type="float" office:value="100937.268586162">
                <text:p>100937.2685861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0462288856506">
                <text:p>22.0462288856506</text:p>
              </table:table-cell>
              <table:table-cell office:value-type="float" office:value="101091.4906712">
                <text:p>101091.49067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0573036670685">
                <text:p>22.0573036670685</text:p>
              </table:table-cell>
              <table:table-cell office:value-type="float" office:value="101130.664140707">
                <text:p>101130.6641407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0683832168579">
                <text:p>22.0683832168579</text:p>
              </table:table-cell>
              <table:table-cell office:value-type="float" office:value="101087.139936735">
                <text:p>101087.1399367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0795063972473">
                <text:p>22.0795063972473</text:p>
              </table:table-cell>
              <table:table-cell office:value-type="float" office:value="100690.626312856">
                <text:p>100690.6263128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0905754566193">
                <text:p>22.0905754566193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1016430854797">
                <text:p>22.1016430854797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1127102375031">
                <text:p>22.1127102375031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1237776279449">
                <text:p>22.1237776279449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134845495224">
                <text:p>22.134845495224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1459131240845">
                <text:p>22.1459131240845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1569805145264">
                <text:p>22.1569805145264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1680490970612">
                <text:p>22.1680490970612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1791172027588">
                <text:p>22.1791172027588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1901905536652">
                <text:p>22.1901905536652</text:p>
              </table:table-cell>
              <table:table-cell office:value-type="float" office:value="101143.728711379">
                <text:p>101143.7287113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2012610435486">
                <text:p>22.2012610435486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2123291492462">
                <text:p>22.2123291492462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223397731781">
                <text:p>22.223397731781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2344663143158">
                <text:p>22.2344663143158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2455341815948">
                <text:p>22.2455341815948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2566010951996">
                <text:p>22.2566010951996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2677180767059">
                <text:p>22.2677180767059</text:p>
              </table:table-cell>
              <table:table-cell office:value-type="float" office:value="100746.771896714">
                <text:p>100746.7718967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2788043022156">
                <text:p>22.2788043022156</text:p>
              </table:table-cell>
              <table:table-cell office:value-type="float" office:value="101026.26895202">
                <text:p>101026.268952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289879322052">
                <text:p>22.289879322052</text:p>
              </table:table-cell>
              <table:table-cell office:value-type="float" office:value="101128.487040386">
                <text:p>101128.4870403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3009514808655">
                <text:p>22.3009514808655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3120257854462">
                <text:p>22.3120257854462</text:p>
              </table:table-cell>
              <table:table-cell office:value-type="float" office:value="101135.018622575">
                <text:p>101135.0186225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3231031894684">
                <text:p>22.3231031894684</text:p>
              </table:table-cell>
              <table:table-cell office:value-type="float" office:value="101106.721191511">
                <text:p>101106.7211915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3341739177704">
                <text:p>22.3341739177704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3452436923981">
                <text:p>22.3452436923981</text:p>
              </table:table-cell>
              <table:table-cell office:value-type="float" office:value="101176.404910618">
                <text:p>101176.4049106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3563108444214">
                <text:p>22.3563108444214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3673996925354">
                <text:p>22.3673996925354</text:p>
              </table:table-cell>
              <table:table-cell office:value-type="float" office:value="101002.375403139">
                <text:p>101002.3754031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3784763813019">
                <text:p>22.3784763813019</text:p>
              </table:table-cell>
              <table:table-cell office:value-type="float" office:value="101113.249962332">
                <text:p>101113.2499623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3895456790924">
                <text:p>22.3895456790924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4006145000458">
                <text:p>22.4006145000458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4116816520691">
                <text:p>22.4116816520691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4227502346039">
                <text:p>22.4227502346039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4338176250458">
                <text:p>22.4338176250458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4448916912079">
                <text:p>22.4448916912079</text:p>
              </table:table-cell>
              <table:table-cell office:value-type="float" office:value="101137.196004134">
                <text:p>101137.1960041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4559605121613">
                <text:p>22.4559605121613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4670276641846">
                <text:p>22.4670276641846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4780948162079">
                <text:p>22.4780948162079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489161491394">
                <text:p>22.489161491394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5002291202545">
                <text:p>22.5002291202545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511296749115">
                <text:p>22.511296749115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5223636627197">
                <text:p>22.5223636627197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5334305763245">
                <text:p>22.5334305763245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5444972515106">
                <text:p>22.5444972515106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5555646419525">
                <text:p>22.5555646419525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566632270813">
                <text:p>22.566632270813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5777027606964">
                <text:p>22.5777027606964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5887715816498">
                <text:p>22.5887715816498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599839925766">
                <text:p>22.599839925766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6109073162079">
                <text:p>22.6109073162079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6219754219055">
                <text:p>22.6219754219055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6330420970917">
                <text:p>22.6330420970917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6441116333008">
                <text:p>22.6441116333008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6551795005798">
                <text:p>22.6551795005798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6662585735321">
                <text:p>22.6662585735321</text:p>
              </table:table-cell>
              <table:table-cell office:value-type="float" office:value="101091.4906712">
                <text:p>101091.49067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6773285865784">
                <text:p>22.6773285865784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6883969306946">
                <text:p>22.6883969306946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6995062828064">
                <text:p>22.6995062828064</text:p>
              </table:table-cell>
              <table:table-cell office:value-type="float" office:value="100815.960168255">
                <text:p>100815.9601682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7105798721313">
                <text:p>22.7105798721313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7216498851776">
                <text:p>22.7216498851776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.7327191829681">
                <text:p>22.7327191829681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7437880039215">
                <text:p>22.7437880039215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7548561096191">
                <text:p>22.7548561096191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7659296989441">
                <text:p>22.7659296989441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.7770006656647">
                <text:p>22.7770006656647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.7880682945251">
                <text:p>22.7880682945251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.7991359233856">
                <text:p>22.7991359233856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8102030754089">
                <text:p>22.8102030754089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.8212766647339">
                <text:p>22.8212766647339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.8323516845703">
                <text:p>22.8323516845703</text:p>
              </table:table-cell>
              <table:table-cell office:value-type="float" office:value="101128.487040386">
                <text:p>101128.4870403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8434221744537">
                <text:p>22.8434221744537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8544914722443">
                <text:p>22.8544914722443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.8655598163605">
                <text:p>22.8655598163605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8766267299652">
                <text:p>22.8766267299652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.8876950740814">
                <text:p>22.8876950740814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.8987634181976">
                <text:p>22.8987634181976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.9098300933838">
                <text:p>22.9098300933838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9209005832672">
                <text:p>22.9209005832672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9319674968719">
                <text:p>22.9319674968719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9430351257324">
                <text:p>22.9430351257324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.9541022777557">
                <text:p>22.9541022777557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.9651744365692">
                <text:p>22.9651744365692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.9762454032898">
                <text:p>22.9762454032898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.9873170852661">
                <text:p>22.9873170852661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.998393535614">
                <text:p>22.998393535614</text:p>
              </table:table-cell>
              <table:table-cell office:value-type="float" office:value="101115.426406647">
                <text:p>101115.4264066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.0098142623901">
                <text:p>23.0098142623901</text:p>
              </table:table-cell>
              <table:table-cell office:value-type="float" office:value="98067.3140996201">
                <text:p>98067.31409962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.0212268829346">
                <text:p>23.0212268829346</text:p>
              </table:table-cell>
              <table:table-cell office:value-type="float" office:value="98136.9700008356">
                <text:p>98136.97000083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.0325846672058">
                <text:p>23.0325846672058</text:p>
              </table:table-cell>
              <table:table-cell office:value-type="float" office:value="98610.7829883706">
                <text:p>98610.78298837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.0439350605011">
                <text:p>23.0439350605011</text:p>
              </table:table-cell>
              <table:table-cell office:value-type="float" office:value="98674.994853698">
                <text:p>98674.9948536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.0552761554718">
                <text:p>23.0552761554718</text:p>
              </table:table-cell>
              <table:table-cell office:value-type="float" office:value="98755.8964009418">
                <text:p>98755.89640094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.066609621048">
                <text:p>23.066609621048</text:p>
              </table:table-cell>
              <table:table-cell office:value-type="float" office:value="98822.3763042747">
                <text:p>98822.37630427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.0779421329498">
                <text:p>23.0779421329498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.0892858505249">
                <text:p>23.0892858505249</text:p>
              </table:table-cell>
              <table:table-cell office:value-type="float" office:value="98733.0645873179">
                <text:p>98733.064587317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.1006212234497">
                <text:p>23.1006212234497</text:p>
              </table:table-cell>
              <table:table-cell office:value-type="float" office:value="98805.7479387515">
                <text:p>98805.74793875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.1119539737701">
                <text:p>23.1119539737701</text:p>
              </table:table-cell>
              <table:table-cell office:value-type="float" office:value="98828.6133843856">
                <text:p>98828.61338438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.123283624649">
                <text:p>23.123283624649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.1346127986908">
                <text:p>23.1346127986908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.1459414958954">
                <text:p>23.1459414958954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.1572699546814">
                <text:p>23.1572699546814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.1685991287231">
                <text:p>23.1685991287231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.1799275875092">
                <text:p>23.1799275875092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.1912560462952">
                <text:p>23.1912560462952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.2025856971741">
                <text:p>23.2025856971741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.2139205932617">
                <text:p>23.2139205932617</text:p>
              </table:table-cell>
              <table:table-cell office:value-type="float" office:value="98809.9045054899">
                <text:p>98809.90450548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.2252531051636">
                <text:p>23.2252531051636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.2365825176239">
                <text:p>23.2365825176239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.2479116916656">
                <text:p>23.2479116916656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.2592422962189">
                <text:p>23.2592422962189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.2705724239349">
                <text:p>23.2705724239349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.2819020748138">
                <text:p>23.2819020748138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.2932298183441">
                <text:p>23.2932298183441</text:p>
              </table:table-cell>
              <table:table-cell office:value-type="float" office:value="98872.2949991581">
                <text:p>98872.294999158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3.3045585155487">
                <text:p>23.3045585155487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.3158929347992">
                <text:p>23.3158929347992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.3272233009338">
                <text:p>23.3272233009338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.33855509758">
                <text:p>23.33855509758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.3498888015747">
                <text:p>23.3498888015747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3.3612222671509">
                <text:p>23.3612222671509</text:p>
              </table:table-cell>
              <table:table-cell office:value-type="float" office:value="98822.3763042747">
                <text:p>98822.37630427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.3725683689117">
                <text:p>23.3725683689117</text:p>
              </table:table-cell>
              <table:table-cell office:value-type="float" office:value="98712.3175523755">
                <text:p>98712.31755237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3.3839075565338">
                <text:p>23.3839075565338</text:p>
              </table:table-cell>
              <table:table-cell office:value-type="float" office:value="98772.5079899075">
                <text:p>98772.50798990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.3952414989471">
                <text:p>23.3952414989471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.4065721035004">
                <text:p>23.4065721035004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4179015159607">
                <text:p>23.4179015159607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.429230928421">
                <text:p>23.429230928421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.4405605792999">
                <text:p>23.4405605792999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.4518914222717">
                <text:p>23.4518914222717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.4632227420807">
                <text:p>23.4632227420807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.4745576381683">
                <text:p>23.4745576381683</text:p>
              </table:table-cell>
              <table:table-cell office:value-type="float" office:value="98809.9045054899">
                <text:p>98809.90450548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4858901500702">
                <text:p>23.4858901500702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.4972207546234">
                <text:p>23.4972207546234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.5085508823395">
                <text:p>23.5085508823395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519880771637">
                <text:p>23.519880771637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531210899353">
                <text:p>23.531210899353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5425405502319">
                <text:p>23.5425405502319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.5538692474365">
                <text:p>23.5538692474365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.5651979446411">
                <text:p>23.5651979446411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.5765273571014">
                <text:p>23.5765273571014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587856054306">
                <text:p>23.587856054306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5991911888123">
                <text:p>23.5991911888123</text:p>
              </table:table-cell>
              <table:table-cell office:value-type="float" office:value="98807.8261784069">
                <text:p>98807.82617840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610524892807">
                <text:p>23.610524892807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6218547821045">
                <text:p>23.6218547821045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6331851482391">
                <text:p>23.6331851482391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6445138454437">
                <text:p>23.6445138454437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6558451652527">
                <text:p>23.6558451652527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6671853065491">
                <text:p>23.6671853065491</text:p>
              </table:table-cell>
              <table:table-cell office:value-type="float" office:value="98764.2014969305">
                <text:p>98764.20149693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6785185337067">
                <text:p>23.6785185337067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6898491382599">
                <text:p>23.6898491382599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701183795929">
                <text:p>23.701183795929</text:p>
              </table:table-cell>
              <table:table-cell office:value-type="float" office:value="98811.9829200059">
                <text:p>98811.98292000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712516784668">
                <text:p>23.712516784668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7238161563873">
                <text:p>23.7238161563873</text:p>
              </table:table-cell>
              <table:table-cell office:value-type="float" office:value="99120.5553562762">
                <text:p>99120.55535627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7351486682892">
                <text:p>23.7351486682892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7464804649353">
                <text:p>23.7464804649353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7578115463257">
                <text:p>23.7578115463257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7691462039947">
                <text:p>23.7691462039947</text:p>
              </table:table-cell>
              <table:table-cell office:value-type="float" office:value="98811.9829200059">
                <text:p>98811.982920005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7804782390594">
                <text:p>23.7804782390594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7918095588684">
                <text:p>23.7918095588684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8031408786774">
                <text:p>23.8031408786774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8144693374634">
                <text:p>23.8144693374634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8258016109467">
                <text:p>23.8258016109467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8371322154999">
                <text:p>23.8371322154999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8484632968903">
                <text:p>23.8484632968903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8597598075867">
                <text:p>23.8597598075867</text:p>
              </table:table-cell>
              <table:table-cell office:value-type="float" office:value="99145.6592304932">
                <text:p>99145.65923049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8710927963257">
                <text:p>23.8710927963257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8824272155762">
                <text:p>23.8824272155762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8937573432922">
                <text:p>23.8937573432922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9050877094269">
                <text:p>23.9050877094269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9164164066315">
                <text:p>23.9164164066315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9277455806732">
                <text:p>23.9277455806732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9390754699707">
                <text:p>23.9390754699707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950404882431">
                <text:p>23.950404882431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961733341217">
                <text:p>23.961733341217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9730622768402">
                <text:p>23.9730622768402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9843952655792">
                <text:p>23.9843952655792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9957602024078">
                <text:p>23.9957602024078</text:p>
              </table:table-cell>
              <table:table-cell office:value-type="float" office:value="98548.7219937904">
                <text:p>98548.72199379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.0071821212769">
                <text:p>24.0071821212769</text:p>
              </table:table-cell>
              <table:table-cell office:value-type="float" office:value="98057.0789237481">
                <text:p>98057.07892374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.0185630321503">
                <text:p>24.0185630321503</text:p>
              </table:table-cell>
              <table:table-cell office:value-type="float" office:value="98410.4007541636">
                <text:p>98410.40075416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.0298624038696">
                <text:p>24.0298624038696</text:p>
              </table:table-cell>
              <table:table-cell office:value-type="float" office:value="99120.5553562762">
                <text:p>99120.55535627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.0411705970764">
                <text:p>24.0411705970764</text:p>
              </table:table-cell>
              <table:table-cell office:value-type="float" office:value="99043.2317098883">
                <text:p>99043.23170988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.0524840354919">
                <text:p>24.0524840354919</text:p>
              </table:table-cell>
              <table:table-cell office:value-type="float" office:value="98997.312652786">
                <text:p>98997.3126527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.0637729167938">
                <text:p>24.0637729167938</text:p>
              </table:table-cell>
              <table:table-cell office:value-type="float" office:value="99212.6651038037">
                <text:p>99212.66510380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.0750527381897">
                <text:p>24.0750527381897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.0863308906555">
                <text:p>24.0863308906555</text:p>
              </table:table-cell>
              <table:table-cell office:value-type="float" office:value="99307.0454929816">
                <text:p>99307.04549298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.0976068973541">
                <text:p>24.0976068973541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4.1088933944702">
                <text:p>24.1088933944702</text:p>
              </table:table-cell>
              <table:table-cell office:value-type="float" office:value="99233.6230169628">
                <text:p>99233.62301696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.1201729774475">
                <text:p>24.1201729774475</text:p>
              </table:table-cell>
              <table:table-cell office:value-type="float" office:value="99294.4510674276">
                <text:p>99294.45106742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.1314494609833">
                <text:p>24.1314494609833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.1427254676819">
                <text:p>24.1427254676819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4.1539998054504">
                <text:p>24.1539998054504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.1652746200562">
                <text:p>24.1652746200562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.1765487194061">
                <text:p>24.1765487194061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.1878230571747">
                <text:p>24.1878230571747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.1990971565247">
                <text:p>24.1990971565247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.2103712558746">
                <text:p>24.2103712558746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.2216475009918">
                <text:p>24.2216475009918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.2329216003418">
                <text:p>24.2329216003418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.2442014217377">
                <text:p>24.2442014217377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.255476474762">
                <text:p>24.255476474762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.2667512893677">
                <text:p>24.2667512893677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.2780256271362">
                <text:p>24.2780256271362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.2892987728119">
                <text:p>24.2892987728119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.3005738258362">
                <text:p>24.3005738258362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.3118472099304">
                <text:p>24.3118472099304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.3231201171875">
                <text:p>24.3231201171875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.3343932628632">
                <text:p>24.3343932628632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.3456699848175">
                <text:p>24.3456699848175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.3569445610046">
                <text:p>24.3569445610046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3682456016541">
                <text:p>24.3682456016541</text:p>
              </table:table-cell>
              <table:table-cell office:value-type="float" office:value="99105.917299578">
                <text:p>99105.9172995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.3795516490936">
                <text:p>24.3795516490936</text:p>
              </table:table-cell>
              <table:table-cell office:value-type="float" office:value="99062.0290588558">
                <text:p>99062.02905885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.3908298015594">
                <text:p>24.3908298015594</text:p>
              </table:table-cell>
              <table:table-cell office:value-type="float" office:value="99307.0454929816">
                <text:p>99307.04549298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.4021053314209">
                <text:p>24.4021053314209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.4133815765381">
                <text:p>24.4133815765381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.4246559143066">
                <text:p>24.4246559143066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.4359288215637">
                <text:p>24.4359288215637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.4472033977509">
                <text:p>24.4472033977509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.4584767818451">
                <text:p>24.4584767818451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4697117805481">
                <text:p>24.4697117805481</text:p>
              </table:table-cell>
              <table:table-cell office:value-type="float" office:value="99688.4850285423">
                <text:p>99688.48502854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4809856414795">
                <text:p>24.4809856414795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4923131465912">
                <text:p>24.4923131465912</text:p>
              </table:table-cell>
              <table:table-cell office:value-type="float" office:value="98874.376039233">
                <text:p>98874.3760392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5035910606384">
                <text:p>24.5035910606384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5148675441742">
                <text:p>24.5148675441742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5261423587799">
                <text:p>24.5261423587799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5374171733856">
                <text:p>24.5374171733856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5486903190613">
                <text:p>24.5486903190613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.5599627494812">
                <text:p>24.5599627494812</text:p>
              </table:table-cell>
              <table:table-cell office:value-type="float" office:value="99357.4551607445">
                <text:p>99357.45516074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5712361335754">
                <text:p>24.5712361335754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5825107097626">
                <text:p>24.5825107097626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5937838554382">
                <text:p>24.5937838554382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.6050589084625">
                <text:p>24.6050589084625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.6163325309753">
                <text:p>24.6163325309753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.6276109218597">
                <text:p>24.6276109218597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.6388876438141">
                <text:p>24.6388876438141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.6501619815826">
                <text:p>24.6501619815826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.6614468097687">
                <text:p>24.6614468097687</text:p>
              </table:table-cell>
              <table:table-cell office:value-type="float" office:value="99248.298825319">
                <text:p>99248.2988253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.6727256774902">
                <text:p>24.6727256774902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.6840043067932">
                <text:p>24.6840043067932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.6952788829803">
                <text:p>24.6952788829803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7065598964691">
                <text:p>24.7065598964691</text:p>
              </table:table-cell>
              <table:table-cell office:value-type="float" office:value="99281.8598359963">
                <text:p>99281.85983599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.7178359031677">
                <text:p>24.7178359031677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.7291107177734">
                <text:p>24.7291107177734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7403852939606">
                <text:p>24.7403852939606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.7516646385193">
                <text:p>24.7516646385193</text:p>
              </table:table-cell>
              <table:table-cell office:value-type="float" office:value="99296.5499165064">
                <text:p>99296.54991650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7629454135895">
                <text:p>24.7629454135895</text:p>
              </table:table-cell>
              <table:table-cell office:value-type="float" office:value="99283.9581528057">
                <text:p>99283.95815280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7742230892181">
                <text:p>24.7742230892181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7854986190796">
                <text:p>24.7854986190796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7967727184296">
                <text:p>24.7967727184296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8080477714539">
                <text:p>24.8080477714539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8193218708038">
                <text:p>24.8193218708038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.8306016921997">
                <text:p>24.8306016921997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.8418776988983">
                <text:p>24.8418776988983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.8531532287598">
                <text:p>24.8531532287598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.8644273281097">
                <text:p>24.8644273281097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.875702381134">
                <text:p>24.875702381134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.8869805335999">
                <text:p>24.8869805335999</text:p>
              </table:table-cell>
              <table:table-cell office:value-type="float" office:value="99307.0454929816">
                <text:p>99307.04549298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.8982579708099">
                <text:p>24.8982579708099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.9095430374145">
                <text:p>24.9095430374145</text:p>
              </table:table-cell>
              <table:table-cell office:value-type="float" office:value="99246.2020155072">
                <text:p>99246.202015507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.9208178520203">
                <text:p>24.9208178520203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.9320921897888">
                <text:p>24.9320921897888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.9433662891388">
                <text:p>24.9433662891388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.9546389579773">
                <text:p>24.9546389579773</text:p>
              </table:table-cell>
              <table:table-cell office:value-type="float" office:value="99355.3537361731">
                <text:p>99355.353736173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.9659118652344">
                <text:p>24.9659118652344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.9771854877472">
                <text:p>24.9771854877472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4.9884588718414">
                <text:p>24.9884588718414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.9997208118439">
                <text:p>24.9997208118439</text:p>
              </table:table-cell>
              <table:table-cell office:value-type="float" office:value="99450.0059276823">
                <text:p>99450.00592768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.0105855464935">
                <text:p>25.0105855464935</text:p>
              </table:table-cell>
              <table:table-cell office:value-type="float" office:value="103085.812596006">
                <text:p>103085.81259600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.0214688777924">
                <text:p>25.0214688777924</text:p>
              </table:table-cell>
              <table:table-cell office:value-type="float" office:value="102909.667017175">
                <text:p>102909.6670171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.0323367118835">
                <text:p>25.0323367118835</text:p>
              </table:table-cell>
              <table:table-cell office:value-type="float" office:value="103056.413136476">
                <text:p>103056.41313647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.0431673526764">
                <text:p>25.0431673526764</text:p>
              </table:table-cell>
              <table:table-cell office:value-type="float" office:value="103410.317212231">
                <text:p>103410.31721223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.0539770126343">
                <text:p>25.0539770126343</text:p>
              </table:table-cell>
              <table:table-cell office:value-type="float" office:value="103611.029797746">
                <text:p>103611.0297977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.0648124217987">
                <text:p>25.0648124217987</text:p>
              </table:table-cell>
              <table:table-cell office:value-type="float" office:value="103364.809118314">
                <text:p>103364.8091183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.0756220817566">
                <text:p>25.0756220817566</text:p>
              </table:table-cell>
              <table:table-cell office:value-type="float" office:value="103611.029797746">
                <text:p>103611.0297977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.0864233970642">
                <text:p>25.0864233970642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.0972225666046">
                <text:p>25.0972225666046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.108106136322">
                <text:p>25.108106136322</text:p>
              </table:table-cell>
              <table:table-cell office:value-type="float" office:value="102907.412648689">
                <text:p>102907.41264868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5.1189270019531">
                <text:p>25.1189270019531</text:p>
              </table:table-cell>
              <table:table-cell office:value-type="float" office:value="103503.73419116">
                <text:p>103503.7341911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5.1296920776367">
                <text:p>25.1296920776367</text:p>
              </table:table-cell>
              <table:table-cell office:value-type="float" office:value="104040.141743444">
                <text:p>104040.1417434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5.140506029129">
                <text:p>25.140506029129</text:p>
              </table:table-cell>
              <table:table-cell office:value-type="float" office:value="103569.911590273">
                <text:p>103569.91159027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.1513063907623">
                <text:p>25.1513063907623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.1621069908142">
                <text:p>25.1621069908142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.1729040145874">
                <text:p>25.1729040145874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5.1837010383606">
                <text:p>25.1837010383606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5.194495677948">
                <text:p>25.194495677948</text:p>
              </table:table-cell>
              <table:table-cell office:value-type="float" office:value="103755.200989487">
                <text:p>103755.20098948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5.2052934169769">
                <text:p>25.2052934169769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5.2160925865173">
                <text:p>25.2160925865173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5.2268941402435">
                <text:p>25.2268941402435</text:p>
              </table:table-cell>
              <table:table-cell office:value-type="float" office:value="103688.786668138">
                <text:p>103688.78666813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5.2376914024353">
                <text:p>25.2376914024353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5.2484881877899">
                <text:p>25.2484881877899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5.259284734726">
                <text:p>25.259284734726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5.2700855731964">
                <text:p>25.2700855731964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5.280886888504">
                <text:p>25.280886888504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5.2916827201843">
                <text:p>25.2916827201843</text:p>
              </table:table-cell>
              <table:table-cell office:value-type="float" office:value="103743.744175261">
                <text:p>103743.74417526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5.3024797439575">
                <text:p>25.302479743957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5.3132772445679">
                <text:p>25.3132772445679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.3240747451782">
                <text:p>25.3240747451782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5.3348710536957">
                <text:p>25.3348710536957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.3456678390503">
                <text:p>25.3456678390503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.3564641475677">
                <text:p>25.3564641475677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3672847747803">
                <text:p>25.3672847747803</text:p>
              </table:table-cell>
              <table:table-cell office:value-type="float" office:value="103506.014762587">
                <text:p>103506.01476258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5.3780896663666">
                <text:p>25.3780896663666</text:p>
              </table:table-cell>
              <table:table-cell office:value-type="float" office:value="103656.75500342">
                <text:p>103656.7550034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.3888897895813">
                <text:p>25.3888897895813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5.3996589183807">
                <text:p>25.3996589183807</text:p>
              </table:table-cell>
              <table:table-cell office:value-type="float" office:value="104000.984746175">
                <text:p>104000.9847461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.4104580879211">
                <text:p>25.4104580879211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5.4212553501129">
                <text:p>25.421255350112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.4320528507233">
                <text:p>25.4320528507233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.442848443985">
                <text:p>25.442848443985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5.4536454677582">
                <text:p>25.4536454677582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5.4644412994385">
                <text:p>25.4644412994385</text:p>
              </table:table-cell>
              <table:table-cell office:value-type="float" office:value="103743.744175261">
                <text:p>103743.74417526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.4752373695374">
                <text:p>25.4752373695374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5.4860348701477">
                <text:p>25.4860348701477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5.4968314170837">
                <text:p>25.4968314170837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.5076270103455">
                <text:p>25.5076270103455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5.5184302330017">
                <text:p>25.5184302330017</text:p>
              </table:table-cell>
              <table:table-cell office:value-type="float" office:value="103672.768361582">
                <text:p>103672.7683615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.529278755188">
                <text:p>25.529278755188</text:p>
              </table:table-cell>
              <table:table-cell office:value-type="float" office:value="103239.868137664">
                <text:p>103239.86813766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.5402371883392">
                <text:p>25.5402371883392</text:p>
              </table:table-cell>
              <table:table-cell office:value-type="float" office:value="102204.392228532">
                <text:p>102204.3922285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.5510420799255">
                <text:p>25.5510420799255</text:p>
              </table:table-cell>
              <table:table-cell office:value-type="float" office:value="103656.75500342">
                <text:p>103656.755003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5.5618455410004">
                <text:p>25.5618455410004</text:p>
              </table:table-cell>
              <table:table-cell office:value-type="float" office:value="103670.480436078">
                <text:p>103670.4804360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5.5726451873779">
                <text:p>25.5726451873779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.5834424495697">
                <text:p>25.5834424495697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5.5942401885986">
                <text:p>25.5942401885986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5.6050794124603">
                <text:p>25.6050794124603</text:p>
              </table:table-cell>
              <table:table-cell office:value-type="float" office:value="103328.431471746">
                <text:p>103328.4314717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5.6158933639526">
                <text:p>25.6158933639526</text:p>
              </table:table-cell>
              <table:table-cell office:value-type="float" office:value="103569.911590273">
                <text:p>103569.91159027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.6266977787018">
                <text:p>25.6266977787018</text:p>
              </table:table-cell>
              <table:table-cell office:value-type="float" office:value="103661.329743805">
                <text:p>103661.3297438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5.6374986171722">
                <text:p>25.6374986171722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5.6483070850372">
                <text:p>25.6483070850372</text:p>
              </table:table-cell>
              <table:table-cell office:value-type="float" office:value="103622.457316804">
                <text:p>103622.4573168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5.6591084003448">
                <text:p>25.6591084003448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.6699123382568">
                <text:p>25.6699123382568</text:p>
              </table:table-cell>
              <table:table-cell office:value-type="float" office:value="103665.904888006">
                <text:p>103665.9048880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.6807391643524">
                <text:p>25.6807391643524</text:p>
              </table:table-cell>
              <table:table-cell office:value-type="float" office:value="103446.752548942">
                <text:p>103446.7525489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5.6915502548218">
                <text:p>25.6915502548218</text:p>
              </table:table-cell>
              <table:table-cell office:value-type="float" office:value="103597.320101444">
                <text:p>103597.32010144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.7023594379425">
                <text:p>25.7023594379425</text:p>
              </table:table-cell>
              <table:table-cell office:value-type="float" office:value="103615.600502901">
                <text:p>103615.60050290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5.7131612300873">
                <text:p>25.7131612300873</text:p>
              </table:table-cell>
              <table:table-cell office:value-type="float" office:value="103686.49803558">
                <text:p>103686.498035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.7239611148834">
                <text:p>25.7239611148834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5.7347588539124">
                <text:p>25.7347588539124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.7455561161041">
                <text:p>25.7455561161041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5.7563548088074">
                <text:p>25.7563548088074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5.7671585083008">
                <text:p>25.7671585083008</text:p>
              </table:table-cell>
              <table:table-cell office:value-type="float" office:value="103668.192611555">
                <text:p>103668.1926115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.7779650688171">
                <text:p>25.7779650688171</text:p>
              </table:table-cell>
              <table:table-cell office:value-type="float" office:value="103640.74659136">
                <text:p>103640.7465913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5.788770198822">
                <text:p>25.788770198822</text:p>
              </table:table-cell>
              <table:table-cell office:value-type="float" office:value="103654.467784643">
                <text:p>103654.46778464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7995450496674">
                <text:p>25.7995450496674</text:p>
              </table:table-cell>
              <table:table-cell office:value-type="float" office:value="103945.754430996">
                <text:p>103945.75443099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5.8103439807892">
                <text:p>25.8103439807892</text:p>
              </table:table-cell>
              <table:table-cell office:value-type="float" office:value="103713.968296022">
                <text:p>103713.9682960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.8211464881897">
                <text:p>25.8211464881897</text:p>
              </table:table-cell>
              <table:table-cell office:value-type="float" office:value="103679.632744046">
                <text:p>103679.63274404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5.8319447040558">
                <text:p>25.8319447040558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5.8427422046661">
                <text:p>25.8427422046661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5.8535377979279">
                <text:p>25.8535377979279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5.8643352985382">
                <text:p>25.8643352985382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5.87513256073">
                <text:p>25.87513256073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5.8859295845032">
                <text:p>25.8859295845032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5.896725654602">
                <text:p>25.896725654602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5.907527923584">
                <text:p>25.907527923584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5.918329000473">
                <text:p>25.918329000473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5.9291636943817">
                <text:p>25.9291636943817</text:p>
              </table:table-cell>
              <table:table-cell office:value-type="float" office:value="103371.632778805">
                <text:p>103371.6327788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5.9399755001068">
                <text:p>25.9399755001068</text:p>
              </table:table-cell>
              <table:table-cell office:value-type="float" office:value="103590.466613743">
                <text:p>103590.46661374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5.9507796764374">
                <text:p>25.9507796764374</text:p>
              </table:table-cell>
              <table:table-cell office:value-type="float" office:value="103663.617265425">
                <text:p>103663.61726542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5.9615833759308">
                <text:p>25.9615833759308</text:p>
              </table:table-cell>
              <table:table-cell office:value-type="float" office:value="103668.192611555">
                <text:p>103668.1926115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.9723825454712">
                <text:p>25.9723825454712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.983181476593">
                <text:p>25.983181476593</text:p>
              </table:table-cell>
              <table:table-cell office:value-type="float" office:value="103713.968296022">
                <text:p>103713.9682960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.9939873218536">
                <text:p>25.9939873218536</text:p>
              </table:table-cell>
              <table:table-cell office:value-type="float" office:value="103647.606733888">
                <text:p>103647.6067338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6.0046420097351">
                <text:p>26.0046420097351</text:p>
              </table:table-cell>
              <table:table-cell office:value-type="float" office:value="105118.048736826">
                <text:p>105118.0487368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.0150651931763">
                <text:p>26.0150651931763</text:p>
              </table:table-cell>
              <table:table-cell office:value-type="float" office:value="107452.776430761">
                <text:p>107452.77643076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.0254793167114">
                <text:p>26.0254793167114</text:p>
              </table:table-cell>
              <table:table-cell office:value-type="float" office:value="107546.256410256">
                <text:p>107546.25641025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.0358281135559">
                <text:p>26.0358281135559</text:p>
              </table:table-cell>
              <table:table-cell office:value-type="float" office:value="108225.141224715">
                <text:p>108225.1412247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.0461573600769">
                <text:p>26.0461573600769</text:p>
              </table:table-cell>
              <table:table-cell office:value-type="float" office:value="108429.980611209">
                <text:p>108429.98061120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6.0564811229706">
                <text:p>26.0564811229706</text:p>
              </table:table-cell>
              <table:table-cell office:value-type="float" office:value="108487.574882797">
                <text:p>108487.57488279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.0667991638184">
                <text:p>26.0667991638184</text:p>
              </table:table-cell>
              <table:table-cell office:value-type="float" office:value="108547.738521617">
                <text:p>108547.73852161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.077113866806">
                <text:p>26.077113866806</text:p>
              </table:table-cell>
              <table:table-cell office:value-type="float" office:value="108582.864803643">
                <text:p>108582.8648036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.0874707698822">
                <text:p>26.0874707698822</text:p>
              </table:table-cell>
              <table:table-cell office:value-type="float" office:value="108140.434622468">
                <text:p>108140.4346224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.0978033542633">
                <text:p>26.0978033542633</text:p>
              </table:table-cell>
              <table:table-cell office:value-type="float" office:value="108394.953158891">
                <text:p>108394.9531588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.1081237792969">
                <text:p>26.1081237792969</text:p>
              </table:table-cell>
              <table:table-cell office:value-type="float" office:value="108522.662231155">
                <text:p>108522.6622311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.1184406280518">
                <text:p>26.1184406280518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.1287553310394">
                <text:p>26.1287553310394</text:p>
              </table:table-cell>
              <table:table-cell office:value-type="float" office:value="108582.864803643">
                <text:p>108582.8648036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.1390664577484">
                <text:p>26.1390664577484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.1493771076202">
                <text:p>26.1493771076202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.1596586704254">
                <text:p>26.1596586704254</text:p>
              </table:table-cell>
              <table:table-cell office:value-type="float" office:value="108932.855950283">
                <text:p>108932.85595028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.1699726581573">
                <text:p>26.1699726581573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.1802868843079">
                <text:p>26.1802868843079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.1906018257141">
                <text:p>26.1906018257141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6.2009150981903">
                <text:p>26.2009150981903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6.2112274169922">
                <text:p>26.2112274169922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6.2215387821197">
                <text:p>26.2215387821197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6.231850862503">
                <text:p>26.231850862503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.2421627044678">
                <text:p>26.2421627044678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.2524745464325">
                <text:p>26.2524745464325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6.2628276348114">
                <text:p>26.2628276348114</text:p>
              </table:table-cell>
              <table:table-cell office:value-type="float" office:value="108180.280029477">
                <text:p>108180.28002947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.2731564044952">
                <text:p>26.2731564044952</text:p>
              </table:table-cell>
              <table:table-cell office:value-type="float" office:value="108434.986381054">
                <text:p>108434.98638105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6.2834758758545">
                <text:p>26.2834758758545</text:p>
              </table:table-cell>
              <table:table-cell office:value-type="float" office:value="108532.691356884">
                <text:p>108532.6913568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6.2937955856323">
                <text:p>26.2937955856323</text:p>
              </table:table-cell>
              <table:table-cell office:value-type="float" office:value="108530.183901673">
                <text:p>108530.1839016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6.3041133880615">
                <text:p>26.3041133880615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.3144271373749">
                <text:p>26.3144271373749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6.3247382640839">
                <text:p>26.3247382640839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.3350496292114">
                <text:p>26.3350496292114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.3453619480133">
                <text:p>26.3453619480133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6.3556730747223">
                <text:p>26.3556730747223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6.3660051822662">
                <text:p>26.3660051822662</text:p>
              </table:table-cell>
              <table:table-cell office:value-type="float" office:value="108399.955695034">
                <text:p>108399.95569503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6.3763210773468">
                <text:p>26.3763210773468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6.3866345882416">
                <text:p>26.3866345882416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6.3969461917877">
                <text:p>26.3969461917877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6.4072575569153">
                <text:p>26.4072575569153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6.4175789356232">
                <text:p>26.4175789356232</text:p>
              </table:table-cell>
              <table:table-cell office:value-type="float" office:value="108512.634958767">
                <text:p>108512.6349587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.4278934001923">
                <text:p>26.4278934001923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6.4382066726685">
                <text:p>26.4382066726685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.4485185146332">
                <text:p>26.4485185146332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6.4588305950165">
                <text:p>26.4588305950165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6.4691412448883">
                <text:p>26.4691412448883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6.4795002937317">
                <text:p>26.4795002937317</text:p>
              </table:table-cell>
              <table:table-cell office:value-type="float" office:value="108118.034477203">
                <text:p>108118.0344772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6.4897739887238">
                <text:p>26.4897739887238</text:p>
              </table:table-cell>
              <table:table-cell office:value-type="float" office:value="109016.279037386">
                <text:p>109016.27903738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6.5000867843628">
                <text:p>26.5000867843628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6.5103986263275">
                <text:p>26.5103986263275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.5207107067108">
                <text:p>26.5207107067108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6.5310220718384">
                <text:p>26.5310220718384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6.5413336753845">
                <text:p>26.5413336753845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6.5516495704651">
                <text:p>26.5516495704651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6.5619642734528">
                <text:p>26.5619642734528</text:p>
              </table:table-cell>
              <table:table-cell office:value-type="float" office:value="108582.864803643">
                <text:p>108582.8648036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6.5722768306732">
                <text:p>26.5722768306732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6.5825915336609">
                <text:p>26.5825915336609</text:p>
              </table:table-cell>
              <table:table-cell office:value-type="float" office:value="108582.864803643">
                <text:p>108582.86480364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6.5929052829742">
                <text:p>26.5929052829742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6.6032173633575">
                <text:p>26.6032173633575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6.6135284900665">
                <text:p>26.613528490066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6.6238398551941">
                <text:p>26.6238398551941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6.6341509819031">
                <text:p>26.6341509819031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6.6444621086121">
                <text:p>26.6444621086121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6.6547741889954">
                <text:p>26.654774188995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6.6650941371918">
                <text:p>26.6650941371918</text:p>
              </table:table-cell>
              <table:table-cell office:value-type="float" office:value="108527.67656232">
                <text:p>108527.676562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6.6754200458527">
                <text:p>26.6754200458527</text:p>
              </table:table-cell>
              <table:table-cell office:value-type="float" office:value="108465.030708843">
                <text:p>108465.0307088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6.6857352256775">
                <text:p>26.6857352256775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6.6960549354553">
                <text:p>26.6960549354553</text:p>
              </table:table-cell>
              <table:table-cell office:value-type="float" office:value="108530.183901673">
                <text:p>108530.18390167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.7063694000244">
                <text:p>26.7063694000244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6.7166821956634">
                <text:p>26.7166821956634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6.7269947528839">
                <text:p>26.7269947528839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6.7373068332672">
                <text:p>26.7373068332672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6.7476184368134">
                <text:p>26.747618436813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6.7579298019409">
                <text:p>26.7579298019409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6.7682461738586">
                <text:p>26.7682461738586</text:p>
              </table:table-cell>
              <table:table-cell office:value-type="float" office:value="108565.298821354">
                <text:p>108565.29882135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.7785604000092">
                <text:p>26.7785604000092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6.7888743877411">
                <text:p>26.7888743877411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6.7991933822632">
                <text:p>26.7991933822632</text:p>
              </table:table-cell>
              <table:table-cell office:value-type="float" office:value="108537.706614912">
                <text:p>108537.7066149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6.8095331192017">
                <text:p>26.8095331192017</text:p>
              </table:table-cell>
              <table:table-cell office:value-type="float" office:value="108319.97048515">
                <text:p>108319.970485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6.8200941085815">
                <text:p>26.8200941085815</text:p>
              </table:table-cell>
              <table:table-cell office:value-type="float" office:value="106050.670037927">
                <text:p>106050.67003792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.8304097652435">
                <text:p>26.8304097652435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6.8407237529755">
                <text:p>26.8407237529755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.8510360717773">
                <text:p>26.8510360717773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.8613479137421">
                <text:p>26.8613479137421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.8716599941254">
                <text:p>26.871659994125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.8819720745087">
                <text:p>26.8819720745087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.892284154892">
                <text:p>26.892284154892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.902595281601">
                <text:p>26.902595281601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6.9129066467285">
                <text:p>26.9129066467285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6.9232182502747">
                <text:p>26.9232182502747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6.9335341453552">
                <text:p>26.9335341453552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.9438490867615">
                <text:p>26.9438490867615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6.954163312912">
                <text:p>26.954163312912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6.9644763469696">
                <text:p>26.9644763469696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6.9747879505157">
                <text:p>26.9747879505157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6.985100030899">
                <text:p>26.985100030899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6.995418548584">
                <text:p>26.995418548584</text:p>
              </table:table-cell>
              <table:table-cell office:value-type="float" office:value="108542.722336468">
                <text:p>108542.7223364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0080771446228">
                <text:p>40.0080771446228</text:p>
              </table:table-cell>
              <table:table-cell office:value-type="float" office:value="86.0700364751703">
                <text:p>86.07003647517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0222928524017">
                <text:p>40.0222928524017</text:p>
              </table:table-cell>
              <table:table-cell office:value-type="float" office:value="78786.0877148847">
                <text:p>78786.087714884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036453962326">
                <text:p>40.036453962326</text:p>
              </table:table-cell>
              <table:table-cell office:value-type="float" office:value="79089.8457808607">
                <text:p>79089.84578086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0506036281586">
                <text:p>40.0506036281586</text:p>
              </table:table-cell>
              <table:table-cell office:value-type="float" office:value="79153.8127653838">
                <text:p>79153.812765383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0647428035736">
                <text:p>40.0647428035736</text:p>
              </table:table-cell>
              <table:table-cell office:value-type="float" office:value="79212.5401322002">
                <text:p>79212.540132200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0788776874542">
                <text:p>40.0788776874542</text:p>
              </table:table-cell>
              <table:table-cell office:value-type="float" office:value="79236.5900887225">
                <text:p>79236.59008872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0930106639862">
                <text:p>40.0930106639862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1071429252625">
                <text:p>40.1071429252625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1212739944458">
                <text:p>40.1212739944458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135413646698">
                <text:p>40.135413646698</text:p>
              </table:table-cell>
              <table:table-cell office:value-type="float" office:value="79209.8688159714">
                <text:p>79209.868815971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1495471000671">
                <text:p>40.1495471000671</text:p>
              </table:table-cell>
              <table:table-cell office:value-type="float" office:value="79244.6099865047">
                <text:p>79244.609986504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1636791229248">
                <text:p>40.1636791229248</text:p>
              </table:table-cell>
              <table:table-cell office:value-type="float" office:value="79252.6315079124">
                <text:p>79252.63150791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1778087615967">
                <text:p>40.1778087615967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1919379234314">
                <text:p>40.1919379234314</text:p>
              </table:table-cell>
              <table:table-cell office:value-type="float" office:value="79268.6794235767">
                <text:p>79268.679423576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2060673236847">
                <text:p>40.2060673236847</text:p>
              </table:table-cell>
              <table:table-cell office:value-type="float" office:value="79267.3418490458">
                <text:p>79267.34184904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2201962471008">
                <text:p>40.2201962471008</text:p>
              </table:table-cell>
              <table:table-cell office:value-type="float" office:value="79270.0170432494">
                <text:p>79270.017043249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2343258857727">
                <text:p>40.2343258857727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2485074996948">
                <text:p>40.2485074996948</text:p>
              </table:table-cell>
              <table:table-cell office:value-type="float" office:value="78975.4964527084">
                <text:p>78975.49645270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2626593112946">
                <text:p>40.2626593112946</text:p>
              </table:table-cell>
              <table:table-cell office:value-type="float" office:value="79141.8110753576">
                <text:p>79141.81107535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2767977714539">
                <text:p>40.2767977714539</text:p>
              </table:table-cell>
              <table:table-cell office:value-type="float" office:value="79216.5474443939">
                <text:p>79216.547444393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2909328937531">
                <text:p>40.2909328937531</text:p>
              </table:table-cell>
              <table:table-cell office:value-type="float" office:value="79235.2535969099">
                <text:p>79235.253596909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3050661087036">
                <text:p>40.3050661087036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3191983699799">
                <text:p>40.3191983699799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3333294391632">
                <text:p>40.3333294391632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.347460269928">
                <text:p>40.347460269928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0.361802816391">
                <text:p>40.361802816391</text:p>
              </table:table-cell>
              <table:table-cell office:value-type="float" office:value="78089.3408913344">
                <text:p>78089.340891334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.3759415149689">
                <text:p>40.3759415149689</text:p>
              </table:table-cell>
              <table:table-cell office:value-type="float" office:value="79215.2116286129">
                <text:p>79215.211628612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0.3900804519653">
                <text:p>40.3900804519653</text:p>
              </table:table-cell>
              <table:table-cell office:value-type="float" office:value="79213.8758578824">
                <text:p>79213.875857882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0.4042165279388">
                <text:p>40.4042165279388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0.4183490276337">
                <text:p>40.4183490276337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0.4324805736542">
                <text:p>40.4324805736542</text:p>
              </table:table-cell>
              <table:table-cell office:value-type="float" office:value="79255.3057092725">
                <text:p>79255.305709272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0.4466106891632">
                <text:p>40.4466106891632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0.4607427120209">
                <text:p>40.4607427120209</text:p>
              </table:table-cell>
              <table:table-cell office:value-type="float" office:value="79252.6315079124">
                <text:p>79252.631507912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4748721122742">
                <text:p>40.4748721122742</text:p>
              </table:table-cell>
              <table:table-cell office:value-type="float" office:value="79267.3418490458">
                <text:p>79267.34184904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0.4890024662018">
                <text:p>40.4890024662018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.5031332969666">
                <text:p>40.5031332969666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0.51726603508">
                <text:p>40.51726603508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.5314283370972">
                <text:p>40.5314283370972</text:p>
              </table:table-cell>
              <table:table-cell office:value-type="float" office:value="79083.1884985101">
                <text:p>79083.188498510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0.5455753803253">
                <text:p>40.5455753803253</text:p>
              </table:table-cell>
              <table:table-cell office:value-type="float" office:value="79168.4864418491">
                <text:p>79168.486441849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.559672832489">
                <text:p>40.559672832489</text:p>
              </table:table-cell>
              <table:table-cell office:value-type="float" office:value="79446.9799928969">
                <text:p>79446.97999289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0.5738070011139">
                <text:p>40.5738070011139</text:p>
              </table:table-cell>
              <table:table-cell office:value-type="float" office:value="79240.5998346912">
                <text:p>79240.599834691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0.5879397392273">
                <text:p>40.5879397392273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6025233268738">
                <text:p>40.6025233268738</text:p>
              </table:table-cell>
              <table:table-cell office:value-type="float" office:value="76798.6607376406">
                <text:p>76798.660737640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.6166698932648">
                <text:p>40.6166698932648</text:p>
              </table:table-cell>
              <table:table-cell office:value-type="float" office:value="79171.1549675571">
                <text:p>79171.154967557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.6308069229126">
                <text:p>40.6308069229126</text:p>
              </table:table-cell>
              <table:table-cell office:value-type="float" office:value="79224.5632852686">
                <text:p>79224.56328526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.6449465751648">
                <text:p>40.6449465751648</text:p>
              </table:table-cell>
              <table:table-cell office:value-type="float" office:value="79209.8688159714">
                <text:p>79209.86881597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.6590812206268">
                <text:p>40.6590812206268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.6732189655304">
                <text:p>40.6732189655304</text:p>
              </table:table-cell>
              <table:table-cell office:value-type="float" office:value="79220.5551620628">
                <text:p>79220.555162062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.6873524188995">
                <text:p>40.6873524188995</text:p>
              </table:table-cell>
              <table:table-cell office:value-type="float" office:value="79244.6099865047">
                <text:p>79244.60998650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.7014923095703">
                <text:p>40.7014923095703</text:p>
              </table:table-cell>
              <table:table-cell office:value-type="float" office:value="79208.5332254203">
                <text:p>79208.533225420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.7156248092651">
                <text:p>40.7156248092651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7297177314758">
                <text:p>40.7297177314758</text:p>
              </table:table-cell>
              <table:table-cell office:value-type="float" office:value="79472.5170021993">
                <text:p>79472.517002199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7438485622406">
                <text:p>40.7438485622406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7579793930054">
                <text:p>40.7579793930054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7721216678619">
                <text:p>40.7721216678619</text:p>
              </table:table-cell>
              <table:table-cell office:value-type="float" office:value="79195.1797966856">
                <text:p>79195.179796685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.7862582206726">
                <text:p>40.7862582206726</text:p>
              </table:table-cell>
              <table:table-cell office:value-type="float" office:value="79227.2355927344">
                <text:p>79227.23559273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.8003895282745">
                <text:p>40.8003895282745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.8145196437836">
                <text:p>40.8145196437836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.8286557197571">
                <text:p>40.8286557197571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.8427889347076">
                <text:p>40.8427889347076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.8569195270538">
                <text:p>40.8569195270538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0.8710501194">
                <text:p>40.8710501194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.8851799964905">
                <text:p>40.8851799964905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.8993155956268">
                <text:p>40.8993155956268</text:p>
              </table:table-cell>
              <table:table-cell office:value-type="float" office:value="79232.5807485368">
                <text:p>79232.580748536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.9134473800659">
                <text:p>40.9134473800659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.9275784492493">
                <text:p>40.9275784492493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.941709280014">
                <text:p>40.941709280014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0.9558398723602">
                <text:p>40.9558398723602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0.9699699878693">
                <text:p>40.9699699878693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0.9840998649597">
                <text:p>40.9840998649597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0.9982426166534">
                <text:p>40.9982426166534</text:p>
              </table:table-cell>
              <table:table-cell office:value-type="float" office:value="79192.5096512079">
                <text:p>79192.509651207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1.0117049217224">
                <text:p>41.0117049217224</text:p>
              </table:table-cell>
              <table:table-cell office:value-type="float" office:value="83195.2621978217">
                <text:p>83195.262197821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.0250999927521">
                <text:p>41.0250999927521</text:p>
              </table:table-cell>
              <table:table-cell office:value-type="float" office:value="83612.8451666874">
                <text:p>83612.845166687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1.0384395122528">
                <text:p>41.0384395122528</text:p>
              </table:table-cell>
              <table:table-cell office:value-type="float" office:value="83961.0452189455">
                <text:p>83961.04521894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1.0517637729645">
                <text:p>41.0517637729645</text:p>
              </table:table-cell>
              <table:table-cell office:value-type="float" office:value="84057.196435601">
                <text:p>84057.19643560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.0650773048401">
                <text:p>41.0650773048401</text:p>
              </table:table-cell>
              <table:table-cell office:value-type="float" office:value="84124.934725381">
                <text:p>84124.93472538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.078385591507">
                <text:p>41.078385591507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.0916931629181">
                <text:p>41.0916931629181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.105001449585">
                <text:p>41.105001449585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.1183080673218">
                <text:p>41.1183080673218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.1316134929657">
                <text:p>41.1316134929657</text:p>
              </table:table-cell>
              <table:table-cell office:value-type="float" office:value="84176.1872166574">
                <text:p>84176.187216657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.1449220180512">
                <text:p>41.1449220180512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.1582345962524">
                <text:p>41.1582345962524</text:p>
              </table:table-cell>
              <table:table-cell office:value-type="float" office:value="84130.9611906084">
                <text:p>84130.96119060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.1715452671051">
                <text:p>41.1715452671051</text:p>
              </table:table-cell>
              <table:table-cell office:value-type="float" office:value="84143.0167117448">
                <text:p>84143.016711744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.184853553772">
                <text:p>41.184853553772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.1981604099274">
                <text:p>41.1981604099274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.2114713191986">
                <text:p>41.2114713191986</text:p>
              </table:table-cell>
              <table:table-cell office:value-type="float" office:value="84141.5095826616">
                <text:p>84141.509582661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1.2247803211212">
                <text:p>41.2247803211212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1.2381362915039">
                <text:p>41.2381362915039</text:p>
              </table:table-cell>
              <table:table-cell office:value-type="float" office:value="83857.6283046823">
                <text:p>83857.62830468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.2514586448669">
                <text:p>41.2514586448669</text:p>
              </table:table-cell>
              <table:table-cell office:value-type="float" office:value="84069.2308242958">
                <text:p>84069.230824295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1.2648069858551">
                <text:p>41.2648069858551</text:p>
              </table:table-cell>
              <table:table-cell office:value-type="float" office:value="83905.5580759819">
                <text:p>83905.558075981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1.2781336307526">
                <text:p>41.2781336307526</text:p>
              </table:table-cell>
              <table:table-cell office:value-type="float" office:value="84042.1582939745">
                <text:p>84042.15829397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1.2914471626282">
                <text:p>41.2914471626282</text:p>
              </table:table-cell>
              <table:table-cell office:value-type="float" office:value="84124.934725381">
                <text:p>84124.93472538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1.3047566413879">
                <text:p>41.3047566413879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1.3180658817291">
                <text:p>41.3180658817291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1.3313732147217">
                <text:p>41.3313732147217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1.3446805477142">
                <text:p>41.3446805477142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1.3579878807068">
                <text:p>41.3579878807068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1.3713111877441">
                <text:p>41.3713111877441</text:p>
              </table:table-cell>
              <table:table-cell office:value-type="float" office:value="84063.2131992413">
                <text:p>84063.213199241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1.3846271038055">
                <text:p>41.3846271038055</text:p>
              </table:table-cell>
              <table:table-cell office:value-type="float" office:value="84109.8723389017">
                <text:p>84109.872338901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1.3979370594025">
                <text:p>41.3979370594025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1.4112505912781">
                <text:p>41.4112505912781</text:p>
              </table:table-cell>
              <table:table-cell office:value-type="float" office:value="84124.934725381">
                <text:p>84124.93472538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1.4245624542236">
                <text:p>41.4245624542236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1.4378712177277">
                <text:p>41.4378712177277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1.4511783123016">
                <text:p>41.4511783123016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1.4644861221314">
                <text:p>41.4644861221314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.4777934551239">
                <text:p>41.4777934551239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1.4911003112793">
                <text:p>41.4911003112793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1.5044062137604">
                <text:p>41.5044062137604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1.5177121162415">
                <text:p>41.5177121162415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1.5310182571411">
                <text:p>41.5310182571411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.5443291664124">
                <text:p>41.5443291664124</text:p>
              </table:table-cell>
              <table:table-cell office:value-type="float" office:value="84141.5095826616">
                <text:p>84141.509582661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1.5576374530792">
                <text:p>41.5576374530792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1.5709452629089">
                <text:p>41.5709452629089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1.5842537879944">
                <text:p>41.5842537879944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1.5975611209869">
                <text:p>41.5975611209869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1.6108672618866">
                <text:p>41.6108672618866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1.6241745948792">
                <text:p>41.6241745948792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1.6374804973602">
                <text:p>41.6374804973602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.6507868766785">
                <text:p>41.6507868766785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1.6641049385071">
                <text:p>41.6641049385071</text:p>
              </table:table-cell>
              <table:table-cell office:value-type="float" office:value="84096.320802005">
                <text:p>84096.32080200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1.6774168014526">
                <text:p>41.6774168014526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1.6907255649567">
                <text:p>41.6907255649567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1.7040383815765">
                <text:p>41.7040383815765</text:p>
              </table:table-cell>
              <table:table-cell office:value-type="float" office:value="84129.4544933558">
                <text:p>84129.454493355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1.7173476219177">
                <text:p>41.7173476219177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.7306561470032">
                <text:p>41.7306561470032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.7439982891083">
                <text:p>41.7439982891083</text:p>
              </table:table-cell>
              <table:table-cell office:value-type="float" office:value="83944.5413770304">
                <text:p>83944.54137703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.7573184967041">
                <text:p>41.7573184967041</text:p>
              </table:table-cell>
              <table:table-cell office:value-type="float" office:value="84082.7736311729">
                <text:p>84082.773631172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.7706344127655">
                <text:p>41.7706344127655</text:p>
              </table:table-cell>
              <table:table-cell office:value-type="float" office:value="84109.8723389017">
                <text:p>84109.872338901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.7839462757111">
                <text:p>41.7839462757111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.7972626686096">
                <text:p>41.7972626686096</text:p>
              </table:table-cell>
              <table:table-cell office:value-type="float" office:value="84106.8605088357">
                <text:p>84106.860508835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.8105726242065">
                <text:p>41.8105726242065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.8238840103149">
                <text:p>41.8238840103149</text:p>
              </table:table-cell>
              <table:table-cell office:value-type="float" office:value="84138.4954864594">
                <text:p>84138.495486459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.8371942043305">
                <text:p>41.8371942043305</text:p>
              </table:table-cell>
              <table:table-cell office:value-type="float" office:value="84146.0311318896">
                <text:p>84146.031131889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.8505005836487">
                <text:p>41.8505005836487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.8638060092926">
                <text:p>41.8638060092926</text:p>
              </table:table-cell>
              <table:table-cell office:value-type="float" office:value="84176.1872166574">
                <text:p>84176.187216657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.8771121501923">
                <text:p>41.8771121501923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.8904182910919">
                <text:p>41.8904182910919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.903724193573">
                <text:p>41.903724193573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.9170339107513">
                <text:p>41.9170339107513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.9303467273712">
                <text:p>41.9303467273712</text:p>
              </table:table-cell>
              <table:table-cell office:value-type="float" office:value="84129.4544933558">
                <text:p>84129.45449335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.9436566829681">
                <text:p>41.9436566829681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.9569647312164">
                <text:p>41.9569647312164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.970272064209">
                <text:p>41.970272064209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.9835805892944">
                <text:p>41.9835805892944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1.9968938827515">
                <text:p>41.9968938827515</text:p>
              </table:table-cell>
              <table:table-cell office:value-type="float" office:value="84126.441260745">
                <text:p>84126.44126074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.0085666179657">
                <text:p>42.0085666179657</text:p>
              </table:table-cell>
              <table:table-cell office:value-type="float" office:value="95950.0904838743">
                <text:p>95950.09048387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.0197765827179">
                <text:p>42.0197765827179</text:p>
              </table:table-cell>
              <table:table-cell office:value-type="float" office:value="99911.1080862648">
                <text:p>99911.108086264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.0309112071991">
                <text:p>42.0309112071991</text:p>
              </table:table-cell>
              <table:table-cell office:value-type="float" office:value="100587.137167573">
                <text:p>100587.1371675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.0420083999634">
                <text:p>42.0420083999634</text:p>
              </table:table-cell>
              <table:table-cell office:value-type="float" office:value="100926.425609625">
                <text:p>100926.4256096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.0530941486359">
                <text:p>42.0530941486359</text:p>
              </table:table-cell>
              <table:table-cell office:value-type="float" office:value="101030.614448244">
                <text:p>101030.61444824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.0641701221466">
                <text:p>42.0641701221466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.0752420425415">
                <text:p>42.0752420425415</text:p>
              </table:table-cell>
              <table:table-cell office:value-type="float" office:value="101156.796657981">
                <text:p>101156.79665798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.0863120555878">
                <text:p>42.0863120555878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.0973834991455">
                <text:p>42.0973834991455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.1084513664246">
                <text:p>42.1084513664246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.1195423603058">
                <text:p>42.1195423603058</text:p>
              </table:table-cell>
              <table:table-cell office:value-type="float" office:value="100982.834540725">
                <text:p>100982.8345407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.1306099891663">
                <text:p>42.1306099891663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.1416776180267">
                <text:p>42.1416776180267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.1527454853058">
                <text:p>42.1527454853058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.1638126373291">
                <text:p>42.1638126373291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.1748883724213">
                <text:p>42.1748883724213</text:p>
              </table:table-cell>
              <table:table-cell office:value-type="float" office:value="101121.956301797">
                <text:p>101121.95630179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.1859576702118">
                <text:p>42.1859576702118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.1970267295837">
                <text:p>42.1970267295837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2.2080943584442">
                <text:p>42.2080943584442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2.2192051410675">
                <text:p>42.2192051410675</text:p>
              </table:table-cell>
              <table:table-cell office:value-type="float" office:value="100802.980129608">
                <text:p>100802.9801296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2.2302858829498">
                <text:p>42.2302858829498</text:p>
              </table:table-cell>
              <table:table-cell office:value-type="float" office:value="101076.26473879">
                <text:p>101076.2647387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2.2413599491119">
                <text:p>42.2413599491119</text:p>
              </table:table-cell>
              <table:table-cell office:value-type="float" office:value="101137.196004134">
                <text:p>101137.19600413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2.2524333000183">
                <text:p>42.2524333000183</text:p>
              </table:table-cell>
              <table:table-cell office:value-type="float" office:value="101143.728711379">
                <text:p>101143.72871137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2.2635388374329">
                <text:p>42.2635388374329</text:p>
              </table:table-cell>
              <table:table-cell office:value-type="float" office:value="100850.589952769">
                <text:p>100850.58995276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2.2746205329895">
                <text:p>42.2746205329895</text:p>
              </table:table-cell>
              <table:table-cell office:value-type="float" office:value="101067.56626506">
                <text:p>101067.566265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2.2856936454773">
                <text:p>42.2856936454773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2.2967655658722">
                <text:p>42.2967655658722</text:p>
              </table:table-cell>
              <table:table-cell office:value-type="float" office:value="101156.796657981">
                <text:p>101156.79665798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2.3078415393829">
                <text:p>42.3078415393829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2.3189122676849">
                <text:p>42.3189122676849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2.3299841880798">
                <text:p>42.3299841880798</text:p>
              </table:table-cell>
              <table:table-cell office:value-type="float" office:value="101156.796657981">
                <text:p>101156.79665798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2.3410527706146">
                <text:p>42.3410527706146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2.3521211147308">
                <text:p>42.3521211147308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2.3632130622864">
                <text:p>42.3632130622864</text:p>
              </table:table-cell>
              <table:table-cell office:value-type="float" office:value="100974.152139802">
                <text:p>100974.15213980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2.3742892742157">
                <text:p>42.3742892742157</text:p>
              </table:table-cell>
              <table:table-cell office:value-type="float" office:value="101117.602944659">
                <text:p>101117.60294465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2.3853607177734">
                <text:p>42.3853607177734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2.3964290618896">
                <text:p>42.3964290618896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2.407497882843">
                <text:p>42.407497882843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2.4185659885407">
                <text:p>42.4185659885407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2.4295949935913">
                <text:p>42.4295949935913</text:p>
              </table:table-cell>
              <table:table-cell office:value-type="float" office:value="101550.411379407">
                <text:p>101550.41137940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2.4406681060791">
                <text:p>42.4406681060791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2.4517381191254">
                <text:p>42.4517381191254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2.4628064632416">
                <text:p>42.4628064632416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2.4738752841949">
                <text:p>42.4738752841949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2.4849438667297">
                <text:p>42.4849438667297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2.4960110187531">
                <text:p>42.4960110187531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2.5070798397064">
                <text:p>42.5070798397064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2.5181465148926">
                <text:p>42.5181465148926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.5292136669159">
                <text:p>42.5292136669159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2.5402808189392">
                <text:p>42.5402808189392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2.5513482093811">
                <text:p>42.5513482093811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2.5624186992645">
                <text:p>42.5624186992645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2.5734901428223">
                <text:p>42.5734901428223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2.5845603942871">
                <text:p>42.5845603942871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2.5956282615662">
                <text:p>42.5956282615662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2.6066961288452">
                <text:p>42.6066961288452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2.6177625656128">
                <text:p>42.6177625656128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2.6288306713104">
                <text:p>42.6288306713104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2.6398985385895">
                <text:p>42.6398985385895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2.6509664058685">
                <text:p>42.6509664058685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2.6620411872864">
                <text:p>42.6620411872864</text:p>
              </table:table-cell>
              <table:table-cell office:value-type="float" office:value="101130.664140707">
                <text:p>101130.66414070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2.6731100082398">
                <text:p>42.6731100082398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2.6841778755188">
                <text:p>42.6841778755188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2.6952538490295">
                <text:p>42.6952538490295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2.7063293457031">
                <text:p>42.7063293457031</text:p>
              </table:table-cell>
              <table:table-cell office:value-type="float" office:value="101124.133120937">
                <text:p>101124.13312093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2.7173991203308">
                <text:p>42.7173991203308</text:p>
              </table:table-cell>
              <table:table-cell office:value-type="float" office:value="101176.404910618">
                <text:p>101176.40491061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2.7284679412842">
                <text:p>42.7284679412842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2.7395405769348">
                <text:p>42.7395405769348</text:p>
              </table:table-cell>
              <table:table-cell office:value-type="float" office:value="101150.262262607">
                <text:p>101150.2622626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2.7506086826324">
                <text:p>42.7506086826324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2.7616813182831">
                <text:p>42.7616813182831</text:p>
              </table:table-cell>
              <table:table-cell office:value-type="float" office:value="101150.262262607">
                <text:p>101150.26226260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2.7727508544922">
                <text:p>42.7727508544922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2.7838184833527">
                <text:p>42.7838184833527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2.7948865890503">
                <text:p>42.7948865890503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2.8059546947479">
                <text:p>42.8059546947479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2.8170289993286">
                <text:p>42.8170289993286</text:p>
              </table:table-cell>
              <table:table-cell office:value-type="float" office:value="101135.018622575">
                <text:p>101135.01862257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2.8281064033508">
                <text:p>42.8281064033508</text:p>
              </table:table-cell>
              <table:table-cell office:value-type="float" office:value="101106.721191511">
                <text:p>101106.7211915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2.83917760849">
                <text:p>42.83917760849</text:p>
              </table:table-cell>
              <table:table-cell office:value-type="float" office:value="101163.331897666">
                <text:p>101163.33189766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.8502459526062">
                <text:p>42.8502459526062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.8613152503967">
                <text:p>42.8613152503967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.8723893165588">
                <text:p>42.8723893165588</text:p>
              </table:table-cell>
              <table:table-cell office:value-type="float" office:value="101137.196004134">
                <text:p>101137.19600413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.8834588527679">
                <text:p>42.8834588527679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2.8945274353027">
                <text:p>42.8945274353027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2.9055948257446">
                <text:p>42.9055948257446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2.9166619777679">
                <text:p>42.9166619777679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2.9277288913727">
                <text:p>42.9277288913727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2.9388024806976">
                <text:p>42.9388024806976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2.9498748779297">
                <text:p>42.9498748779297</text:p>
              </table:table-cell>
              <table:table-cell office:value-type="float" office:value="101152.440300596">
                <text:p>101152.44030059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.9609470367432">
                <text:p>42.9609470367432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2.9720144271851">
                <text:p>42.9720144271851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2.9830830097199">
                <text:p>42.9830830097199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2.9941565990448">
                <text:p>42.9941565990448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3.0054519176483">
                <text:p>43.0054519176483</text:p>
              </table:table-cell>
              <table:table-cell office:value-type="float" office:value="99156.1229314421">
                <text:p>99156.122931442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3.016889333725">
                <text:p>43.016889333725</text:p>
              </table:table-cell>
              <table:table-cell office:value-type="float" office:value="97924.2157925457">
                <text:p>97924.215792545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3.0283153057098">
                <text:p>43.0283153057098</text:p>
              </table:table-cell>
              <table:table-cell office:value-type="float" office:value="98022.2953008931">
                <text:p>98022.295300893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3.0396952629089">
                <text:p>43.0396952629089</text:p>
              </table:table-cell>
              <table:table-cell office:value-type="float" office:value="98418.6478389307">
                <text:p>98418.647838930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3.0510408878326">
                <text:p>43.0510408878326</text:p>
              </table:table-cell>
              <table:table-cell office:value-type="float" office:value="98716.4662617942">
                <text:p>98716.46626179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3.0623784065247">
                <text:p>43.0623784065247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3.0737252235413">
                <text:p>43.0737252235413</text:p>
              </table:table-cell>
              <table:table-cell office:value-type="float" office:value="98706.0951420407">
                <text:p>98706.09514204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3.0850627422333">
                <text:p>43.0850627422333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3.0963962078094">
                <text:p>43.0963962078094</text:p>
              </table:table-cell>
              <table:table-cell office:value-type="float" office:value="98822.3763042747">
                <text:p>98822.376304274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3.1077287197113">
                <text:p>43.1077287197113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3.1190593242645">
                <text:p>43.1190593242645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3.1303896903992">
                <text:p>43.1303896903992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3.141720533371">
                <text:p>43.141720533371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3.1530497074127">
                <text:p>43.1530497074127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3.1643800735474">
                <text:p>43.1643800735474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3.1757085323334">
                <text:p>43.1757085323334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3.1870379447937">
                <text:p>43.1870379447937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3.1983671188354">
                <text:p>43.1983671188354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3.2096657752991">
                <text:p>43.2096657752991</text:p>
              </table:table-cell>
              <table:table-cell office:value-type="float" office:value="99126.8301329395">
                <text:p>99126.83013293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3.2209978103638">
                <text:p>43.2209978103638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.2323317527771">
                <text:p>43.2323317527771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.2439115047455">
                <text:p>43.2439115047455</text:p>
              </table:table-cell>
              <table:table-cell office:value-type="float" office:value="96720.5517922955">
                <text:p>96720.551792295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.2552628517151">
                <text:p>43.2552628517151</text:p>
              </table:table-cell>
              <table:table-cell office:value-type="float" office:value="98666.7047531033">
                <text:p>98666.70475310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.2666037082672">
                <text:p>43.2666037082672</text:p>
              </table:table-cell>
              <table:table-cell office:value-type="float" office:value="98757.9725439906">
                <text:p>98757.972543990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.2779412269592">
                <text:p>43.2779412269592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.2892732620239">
                <text:p>43.2892732620239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.3006052970886">
                <text:p>43.3006052970886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.3119361400604">
                <text:p>43.3119361400604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.3232669830322">
                <text:p>43.3232669830322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.3346042633057">
                <text:p>43.3346042633057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3.3459372520447">
                <text:p>43.3459372520447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3.3572688102722">
                <text:p>43.3572688102722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3.3686237335205">
                <text:p>43.3686237335205</text:p>
              </table:table-cell>
              <table:table-cell office:value-type="float" office:value="98635.6292781254">
                <text:p>98635.629278125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3.3799614906311">
                <text:p>43.3799614906311</text:p>
              </table:table-cell>
              <table:table-cell office:value-type="float" office:value="98784.9703494974">
                <text:p>98784.970349497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3.3912954330444">
                <text:p>43.3912954330444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3.4026272296906">
                <text:p>43.4026272296906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3.4139583110809">
                <text:p>43.4139583110809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3.4252882003784">
                <text:p>43.4252882003784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3.4366180896759">
                <text:p>43.4366180896759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.4479477405548">
                <text:p>43.4479477405548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3.4592840671539">
                <text:p>43.4592840671539</text:p>
              </table:table-cell>
              <table:table-cell office:value-type="float" office:value="98797.4358542946">
                <text:p>98797.435854294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3.4706189632416">
                <text:p>43.4706189632416</text:p>
              </table:table-cell>
              <table:table-cell office:value-type="float" office:value="98809.9045054899">
                <text:p>98809.904505489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3.4819502830505">
                <text:p>43.4819502830505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3.4932799339294">
                <text:p>43.4932799339294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3.5046103000641">
                <text:p>43.5046103000641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3.5159397125244">
                <text:p>43.5159397125244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3.5272715091705">
                <text:p>43.5272715091705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3.5386033058167">
                <text:p>43.5386033058167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3.5499329566956">
                <text:p>43.5499329566956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3.561262845993">
                <text:p>43.561262845993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3.5725922584534">
                <text:p>43.5725922584534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3.5839252471924">
                <text:p>43.5839252471924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3.5952568054199">
                <text:p>43.5952568054199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3.606588602066">
                <text:p>43.606588602066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.6179187297821">
                <text:p>43.6179187297821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3.6292486190796">
                <text:p>43.6292486190796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3.6405789852142">
                <text:p>43.6405789852142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3.6519091129303">
                <text:p>43.6519091129303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3.6632494926453">
                <text:p>43.6632494926453</text:p>
              </table:table-cell>
              <table:table-cell office:value-type="float" office:value="98762.1250919794">
                <text:p>98762.125091979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3.6745872497559">
                <text:p>43.6745872497559</text:p>
              </table:table-cell>
              <table:table-cell office:value-type="float" office:value="98784.9703494974">
                <text:p>98784.970349497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3.6859169006348">
                <text:p>43.6859169006348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3.6972541809082">
                <text:p>43.6972541809082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3.7085871696472">
                <text:p>43.7085871696472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3.7199227809906">
                <text:p>43.7199227809906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3.7312872409821">
                <text:p>43.7312872409821</text:p>
              </table:table-cell>
              <table:table-cell office:value-type="float" office:value="98552.8569630344">
                <text:p>98552.85696303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.7426328659058">
                <text:p>43.7426328659058</text:p>
              </table:table-cell>
              <table:table-cell office:value-type="float" office:value="98716.4662617942">
                <text:p>98716.466261794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3.753969669342">
                <text:p>43.753969669342</text:p>
              </table:table-cell>
              <table:table-cell office:value-type="float" office:value="98793.2803364879">
                <text:p>98793.280336487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3.7653150558472">
                <text:p>43.7653150558472</text:p>
              </table:table-cell>
              <table:table-cell office:value-type="float" office:value="98718.5407472786">
                <text:p>98718.540747278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3.7766489982605">
                <text:p>43.7766489982605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.787980556488">
                <text:p>43.787980556488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3.799311876297">
                <text:p>43.799311876297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3.8106415271759">
                <text:p>43.8106415271759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.8219771385193">
                <text:p>43.8219771385193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3.833310842514">
                <text:p>43.833310842514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3.8446531295776">
                <text:p>43.8446531295776</text:p>
              </table:table-cell>
              <table:table-cell office:value-type="float" office:value="98745.5169949341">
                <text:p>98745.516994934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3.8559885025024">
                <text:p>43.8559885025024</text:p>
              </table:table-cell>
              <table:table-cell office:value-type="float" office:value="98805.7479387515">
                <text:p>98805.747938751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3.8673202991486">
                <text:p>43.8673202991486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3.8786511421204">
                <text:p>43.8786511421204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3.889981508255">
                <text:p>43.889981508255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3.9013123512268">
                <text:p>43.9013123512268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3.9126422405243">
                <text:p>43.9126422405243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3.9239721298218">
                <text:p>43.9239721298218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.935302734375">
                <text:p>43.935302734375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3.9466314315796">
                <text:p>43.9466314315796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3.9579608440399">
                <text:p>43.9579608440399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3.9692945480347">
                <text:p>43.9692945480347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3.9806263446808">
                <text:p>43.9806263446808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3.99196434021">
                <text:p>43.99196434021</text:p>
              </table:table-cell>
              <table:table-cell office:value-type="float" office:value="98782.8930711807">
                <text:p>98782.893071180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4.0033440589905">
                <text:p>44.0033440589905</text:p>
              </table:table-cell>
              <table:table-cell office:value-type="float" office:value="98420.7098261052">
                <text:p>98420.709826105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4.0147187709808">
                <text:p>44.0147187709808</text:p>
              </table:table-cell>
              <table:table-cell office:value-type="float" office:value="98464.0315244503">
                <text:p>98464.031524450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4.0261037349701">
                <text:p>44.0261037349701</text:p>
              </table:table-cell>
              <table:table-cell office:value-type="float" office:value="98375.3660579662">
                <text:p>98375.36605796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4.0374085903168">
                <text:p>44.0374085903168</text:p>
              </table:table-cell>
              <table:table-cell office:value-type="float" office:value="99072.4751138856">
                <text:p>99072.475113885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4.0487062931061">
                <text:p>44.0487062931061</text:p>
              </table:table-cell>
              <table:table-cell office:value-type="float" office:value="99135.1977377285">
                <text:p>99135.19773772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4.059990644455">
                <text:p>44.059990644455</text:p>
              </table:table-cell>
              <table:table-cell office:value-type="float" office:value="99252.4927107543">
                <text:p>99252.49271075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4.0712723731995">
                <text:p>44.0712723731995</text:p>
              </table:table-cell>
              <table:table-cell office:value-type="float" office:value="99275.5654176969">
                <text:p>99275.565417696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4.0825493335724">
                <text:p>44.0825493335724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4.0938251018524">
                <text:p>44.0938251018524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4.1051092147827">
                <text:p>44.1051092147827</text:p>
              </table:table-cell>
              <table:table-cell office:value-type="float" office:value="99254.5897863889">
                <text:p>99254.589786388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4.1163880825043">
                <text:p>44.1163880825043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4.12766456604">
                <text:p>44.12766456604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4.1389391422272">
                <text:p>44.1389391422272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4.1502144336701">
                <text:p>44.1502144336701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4.1614887714386">
                <text:p>44.1614887714386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.1727645397186">
                <text:p>44.1727645397186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4.1840374469757">
                <text:p>44.1840374469757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4.1953110694885">
                <text:p>44.1953110694885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4.2065854072571">
                <text:p>44.2065854072571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4.2178602218628">
                <text:p>44.2178602218628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4.2291402816772">
                <text:p>44.2291402816772</text:p>
              </table:table-cell>
              <table:table-cell office:value-type="float" office:value="99290.2536354413">
                <text:p>99290.253635441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4.2404181957245">
                <text:p>44.2404181957245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4.2516942024231">
                <text:p>44.2516942024231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4.2629690170288">
                <text:p>44.2629690170288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4.2742450237274">
                <text:p>44.2742450237274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4.2855203151703">
                <text:p>44.2855203151703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4.296795129776">
                <text:p>44.296795129776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4.3080704212189">
                <text:p>44.3080704212189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.3193447589874">
                <text:p>44.3193447589874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4.330619096756">
                <text:p>44.330619096756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4.3418972492218">
                <text:p>44.3418972492218</text:p>
              </table:table-cell>
              <table:table-cell office:value-type="float" office:value="99307.0454929816">
                <text:p>99307.045492981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4.3531761169434">
                <text:p>44.3531761169434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.3644726276398">
                <text:p>44.3644726276398</text:p>
              </table:table-cell>
              <table:table-cell office:value-type="float" office:value="99145.6592304932">
                <text:p>99145.65923049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4.3757562637329">
                <text:p>44.3757562637329</text:p>
              </table:table-cell>
              <table:table-cell office:value-type="float" office:value="99258.7842035202">
                <text:p>99258.784203520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4.3870365619659">
                <text:p>44.3870365619659</text:p>
              </table:table-cell>
              <table:table-cell office:value-type="float" office:value="99288.1550525226">
                <text:p>99288.155052522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4.3983125686646">
                <text:p>44.3983125686646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4.4095432758331">
                <text:p>44.4095432758331</text:p>
              </table:table-cell>
              <table:table-cell office:value-type="float" office:value="99726.5784948519">
                <text:p>99726.578494851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4.4208199977875">
                <text:p>44.4208199977875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4.4320938587189">
                <text:p>44.4320938587189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4.4433677196503">
                <text:p>44.4433677196503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4.4546427726746">
                <text:p>44.4546427726746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4.4659163951874">
                <text:p>44.4659163951874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4.4771916866303">
                <text:p>44.4771916866303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4.4884734153748">
                <text:p>44.4884734153748</text:p>
              </table:table-cell>
              <table:table-cell office:value-type="float" office:value="99275.5654176969">
                <text:p>99275.565417696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4.4997131824493">
                <text:p>44.4997131824493</text:p>
              </table:table-cell>
              <table:table-cell office:value-type="float" office:value="99646.1930721422">
                <text:p>99646.193072142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.5109901428223">
                <text:p>44.5109901428223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4.5222663879395">
                <text:p>44.5222663879395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4.5335400104523">
                <text:p>44.5335400104523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4.5448143482208">
                <text:p>44.5448143482208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4.556088924408">
                <text:p>44.556088924408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4.5673637390137">
                <text:p>44.5673637390137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4.5786366462708">
                <text:p>44.5786366462708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4.5899095535278">
                <text:p>44.5899095535278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4.6012194156647">
                <text:p>44.6012194156647</text:p>
              </table:table-cell>
              <table:table-cell office:value-type="float" office:value="99028.6164808061">
                <text:p>99028.616480806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4.6125109195709">
                <text:p>44.6125109195709</text:p>
              </table:table-cell>
              <table:table-cell office:value-type="float" office:value="99189.6216216216">
                <text:p>99189.621621621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4.6237938404083">
                <text:p>44.6237938404083</text:p>
              </table:table-cell>
              <table:table-cell office:value-type="float" office:value="99265.0764939566">
                <text:p>99265.076493956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4.6350717544556">
                <text:p>44.6350717544556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4.646347284317">
                <text:p>44.646347284317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4.6576225757599">
                <text:p>44.6576225757599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4.6689057350159">
                <text:p>44.6689057350159</text:p>
              </table:table-cell>
              <table:table-cell office:value-type="float" office:value="99262.9789751717">
                <text:p>99262.978975171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4.6801862716675">
                <text:p>44.6801862716675</text:p>
              </table:table-cell>
              <table:table-cell office:value-type="float" office:value="99286.0565583126">
                <text:p>99286.056558312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4.6914641857147">
                <text:p>44.6914641857147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4.7027454376221">
                <text:p>44.7027454376221</text:p>
              </table:table-cell>
              <table:table-cell office:value-type="float" office:value="99279.7616078788">
                <text:p>99279.761607878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4.7140233516693">
                <text:p>44.7140233516693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4.725301027298">
                <text:p>44.725301027298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4.7365806102753">
                <text:p>44.7365806102753</text:p>
              </table:table-cell>
              <table:table-cell office:value-type="float" office:value="99294.4510674276">
                <text:p>99294.451067427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4.7478592395783">
                <text:p>44.7478592395783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4.7591354846954">
                <text:p>44.7591354846954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4.770416021347">
                <text:p>44.770416021347</text:p>
              </table:table-cell>
              <table:table-cell office:value-type="float" office:value="99286.0565583126">
                <text:p>99286.056558312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4.7816948890686">
                <text:p>44.7816948890686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4.7929718494415">
                <text:p>44.7929718494415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4.804249048233">
                <text:p>44.804249048233</text:p>
              </table:table-cell>
              <table:table-cell office:value-type="float" office:value="99315.4435517971">
                <text:p>99315.443551797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4.8155238628388">
                <text:p>44.8155238628388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4.8268051147461">
                <text:p>44.8268051147461</text:p>
              </table:table-cell>
              <table:table-cell office:value-type="float" office:value="99279.7616078788">
                <text:p>99279.761607878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4.8380799293518">
                <text:p>44.8380799293518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4.8493552207947">
                <text:p>44.8493552207947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4.8606293201447">
                <text:p>44.8606293201447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4.8719089031219">
                <text:p>44.8719089031219</text:p>
              </table:table-cell>
              <table:table-cell office:value-type="float" office:value="99294.4510674276">
                <text:p>99294.451067427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4.8831870555878">
                <text:p>44.8831870555878</text:p>
              </table:table-cell>
              <table:table-cell office:value-type="float" office:value="99307.0454929816">
                <text:p>99307.045492981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4.8944625854492">
                <text:p>44.8944625854492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4.9057364463806">
                <text:p>44.9057364463806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4.9170100688934">
                <text:p>44.9170100688934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4.9282839298248">
                <text:p>44.9282839298248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4.9395403862">
                <text:p>44.9395403862</text:p>
              </table:table-cell>
              <table:table-cell office:value-type="float" office:value="99498.4533920742">
                <text:p>99498.453392074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4.9508163928986">
                <text:p>44.9508163928986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4.9620912075043">
                <text:p>44.9620912075043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4.9733641147614">
                <text:p>44.9733641147614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4.9846398830414">
                <text:p>44.9846398830414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4.9959244728088">
                <text:p>44.9959244728088</text:p>
              </table:table-cell>
              <table:table-cell office:value-type="float" office:value="99250.3957237329">
                <text:p>99250.395723732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5.0070004463196">
                <text:p>45.0070004463196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5.0178954601288">
                <text:p>45.0178954601288</text:p>
              </table:table-cell>
              <table:table-cell office:value-type="float" office:value="102799.318992494">
                <text:p>102799.31899249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5.028774023056">
                <text:p>45.028774023056</text:p>
              </table:table-cell>
              <table:table-cell office:value-type="float" office:value="102954.775138073">
                <text:p>102954.77513807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5.0396680831909">
                <text:p>45.0396680831909</text:p>
              </table:table-cell>
              <table:table-cell office:value-type="float" office:value="102808.318123126">
                <text:p>102808.31812312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.0504770278931">
                <text:p>45.0504770278931</text:p>
              </table:table-cell>
              <table:table-cell office:value-type="float" office:value="103617.886006706">
                <text:p>103617.88600670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5.0612804889679">
                <text:p>45.0612804889679</text:p>
              </table:table-cell>
              <table:table-cell office:value-type="float" office:value="103670.480436078">
                <text:p>103670.48043607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5.0720822811127">
                <text:p>45.0720822811127</text:p>
              </table:table-cell>
              <table:table-cell office:value-type="float" office:value="103686.49803558">
                <text:p>103686.4980355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5.082882642746">
                <text:p>45.082882642746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5.0936810970306">
                <text:p>45.0936810970306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.1044783592224">
                <text:p>45.1044783592224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.115275144577">
                <text:p>45.115275144577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.1260857582092">
                <text:p>45.1260857582092</text:p>
              </table:table-cell>
              <table:table-cell office:value-type="float" office:value="103601.889597071">
                <text:p>103601.88959707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5.1368854045868">
                <text:p>45.1368854045868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.1476833820343">
                <text:p>45.1476833820343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5.1584842205048">
                <text:p>45.1584842205048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5.169282913208">
                <text:p>45.169282913208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5.1800808906555">
                <text:p>45.1800808906555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5.190877199173">
                <text:p>45.190877199173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5.2016773223877">
                <text:p>45.2016773223877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5.2124767303467">
                <text:p>45.2124767303467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5.2232751846313">
                <text:p>45.2232751846313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5.2340726852417">
                <text:p>45.2340726852417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5.244916677475">
                <text:p>45.244916677475</text:p>
              </table:table-cell>
              <table:table-cell office:value-type="float" office:value="103282.995404877">
                <text:p>103282.99540487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5.2557384967804">
                <text:p>45.2557384967804</text:p>
              </table:table-cell>
              <table:table-cell office:value-type="float" office:value="103494.612910333">
                <text:p>103494.61291033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5.2665457725525">
                <text:p>45.2665457725525</text:p>
              </table:table-cell>
              <table:table-cell office:value-type="float" office:value="103633.88735688">
                <text:p>103633.8873568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5.277348279953">
                <text:p>45.277348279953</text:p>
              </table:table-cell>
              <table:table-cell office:value-type="float" office:value="103679.632744046">
                <text:p>103679.63274404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5.288147687912">
                <text:p>45.288147687912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5.2989454269409">
                <text:p>45.2989454269409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5.3097033500671">
                <text:p>45.3097033500671</text:p>
              </table:table-cell>
              <table:table-cell office:value-type="float" office:value="104109.314303444">
                <text:p>104109.3143034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5.3205006122589">
                <text:p>45.320500612258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5.3312973976135">
                <text:p>45.3312973976135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5.3420956134796">
                <text:p>45.3420956134796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.3528923988342">
                <text:p>45.3528923988342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5.3637101650238">
                <text:p>45.3637101650238</text:p>
              </table:table-cell>
              <table:table-cell office:value-type="float" office:value="103533.389460692">
                <text:p>103533.38946069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5.3745179176331">
                <text:p>45.3745179176331</text:p>
              </table:table-cell>
              <table:table-cell office:value-type="float" office:value="103629.315038274">
                <text:p>103629.31503827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5.3853263854981">
                <text:p>45.3853263854981</text:p>
              </table:table-cell>
              <table:table-cell office:value-type="float" office:value="103622.457316804">
                <text:p>103622.45731680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.3961284160614">
                <text:p>45.3961284160614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5.4069268703461">
                <text:p>45.4069268703461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5.4177250862122">
                <text:p>45.4177250862122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5.4285223484039">
                <text:p>45.428522348403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5.43931889534">
                <text:p>45.43931889534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5.4501140117645">
                <text:p>45.4501140117645</text:p>
              </table:table-cell>
              <table:table-cell office:value-type="float" office:value="103750.617960157">
                <text:p>103750.61796015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5.4609115123749">
                <text:p>45.4609115123749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5.4717082977295">
                <text:p>45.4717082977295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5.482506275177">
                <text:p>45.482506275177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5.4933023452759">
                <text:p>45.4933023452759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5.5040984153748">
                <text:p>45.5040984153748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5.5148987770081">
                <text:p>45.5148987770081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5.5256989002228">
                <text:p>45.5256989002228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5.5364961624146">
                <text:p>45.5364961624146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5.5472931861877">
                <text:p>45.5472931861877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5.5580892562866">
                <text:p>45.5580892562866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5.5688855648041">
                <text:p>45.5688855648041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5.579644203186">
                <text:p>45.579644203186</text:p>
              </table:table-cell>
              <table:table-cell office:value-type="float" office:value="104102.392908587">
                <text:p>104102.39290858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5.5904414653778">
                <text:p>45.5904414653778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5.6012675762177">
                <text:p>45.6012675762177</text:p>
              </table:table-cell>
              <table:table-cell office:value-type="float" office:value="103453.587033122">
                <text:p>103453.58703312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5.6120808124542">
                <text:p>45.6120808124542</text:p>
              </table:table-cell>
              <table:table-cell office:value-type="float" office:value="103576.762358337">
                <text:p>103576.76235833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5.6228840351105">
                <text:p>45.6228840351105</text:p>
              </table:table-cell>
              <table:table-cell office:value-type="float" office:value="103672.768361582">
                <text:p>103672.76836158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5.6336536407471">
                <text:p>45.6336536407471</text:p>
              </table:table-cell>
              <table:table-cell office:value-type="float" office:value="103996.379978305">
                <text:p>103996.37997830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5.6444575786591">
                <text:p>45.6444575786591</text:p>
              </table:table-cell>
              <table:table-cell office:value-type="float" office:value="103665.904888006">
                <text:p>103665.90488800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5.6552574634552">
                <text:p>45.6552574634552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5.6660659313202">
                <text:p>45.6660659313202</text:p>
              </table:table-cell>
              <table:table-cell office:value-type="float" office:value="103622.457316804">
                <text:p>103622.45731680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5.6768662929535">
                <text:p>45.6768662929535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5.687664270401">
                <text:p>45.687664270401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5.6984701156616">
                <text:p>45.6984701156616</text:p>
              </table:table-cell>
              <table:table-cell office:value-type="float" office:value="103647.606733888">
                <text:p>103647.60673388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5.7092695236206">
                <text:p>45.7092695236206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5.7200684547424">
                <text:p>45.7200684547424</text:p>
              </table:table-cell>
              <table:table-cell office:value-type="float" office:value="103713.968296022">
                <text:p>103713.96829602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5.7308690547943">
                <text:p>45.7308690547943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5.7416682243347">
                <text:p>45.7416682243347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5.7524662017822">
                <text:p>45.7524662017822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5.76327252388">
                <text:p>45.76327252388</text:p>
              </table:table-cell>
              <table:table-cell office:value-type="float" office:value="103643.033204633">
                <text:p>103643.03320463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5.7740745544434">
                <text:p>45.7740745544434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5.7848744392395">
                <text:p>45.7848744392395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5.7956719398499">
                <text:p>45.7956719398499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5.8064689636231">
                <text:p>45.8064689636231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5.8172655105591">
                <text:p>45.8172655105591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5.8280675411224">
                <text:p>45.8280675411224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5.8388662338257">
                <text:p>45.8388662338257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5.849625825882">
                <text:p>45.849625825882</text:p>
              </table:table-cell>
              <table:table-cell office:value-type="float" office:value="104093.165813557">
                <text:p>104093.16581355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5.8604238033295">
                <text:p>45.8604238033295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5.8712203502655">
                <text:p>45.8712203502655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5.8820164203644">
                <text:p>45.8820164203644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5.8928186893463">
                <text:p>45.8928186893463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5.9036180973053">
                <text:p>45.9036180973053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5.9144163131714">
                <text:p>45.9144163131714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5.9252142906189">
                <text:p>45.9252142906189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5.9360113143921">
                <text:p>45.9360113143921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5.9468085765839">
                <text:p>45.946808576583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5.9576053619385">
                <text:p>45.9576053619385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5.9684028625488">
                <text:p>45.9684028625488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5.979199886322">
                <text:p>45.979199886322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5.9900035858154">
                <text:p>45.9900035858154</text:p>
              </table:table-cell>
              <table:table-cell office:value-type="float" office:value="103668.192611555">
                <text:p>103668.19261155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6.0017378330231">
                <text:p>46.0017378330231</text:p>
              </table:table-cell>
              <table:table-cell office:value-type="float" office:value="95447.1113639596">
                <text:p>95447.111363959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6.0121366977692">
                <text:p>46.0121366977692</text:p>
              </table:table-cell>
              <table:table-cell office:value-type="float" office:value="107704.064563463">
                <text:p>107704.06456346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6.0225489139557">
                <text:p>46.0225489139557</text:p>
              </table:table-cell>
              <table:table-cell office:value-type="float" office:value="107565.957135006">
                <text:p>107565.95713500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6.0328936576843">
                <text:p>46.0328936576843</text:p>
              </table:table-cell>
              <table:table-cell office:value-type="float" office:value="108267.544308465">
                <text:p>108267.54430846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6.0432233810425">
                <text:p>46.0432233810425</text:p>
              </table:table-cell>
              <table:table-cell office:value-type="float" office:value="108424.975303513">
                <text:p>108424.97530351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6.0535452365875">
                <text:p>46.0535452365875</text:p>
              </table:table-cell>
              <table:table-cell office:value-type="float" office:value="108507.622017416">
                <text:p>108507.62201741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6.0638620853424">
                <text:p>46.0638620853424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6.074177980423">
                <text:p>46.074177980423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6.0844917297363">
                <text:p>46.0844917297363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6.094803571701">
                <text:p>46.094803571701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6.1051163673401">
                <text:p>46.1051163673401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.1154282093048">
                <text:p>46.1154282093048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6.1257390975952">
                <text:p>46.1257390975952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6.1360504627228">
                <text:p>46.136050462722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6.1463751792908">
                <text:p>46.1463751792908</text:p>
              </table:table-cell>
              <table:table-cell office:value-type="float" office:value="108477.554093061">
                <text:p>108477.55409306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6.1566910743713">
                <text:p>46.1566910743713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6.1670045852661">
                <text:p>46.1670045852661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6.177316904068">
                <text:p>46.177316904068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6.1876282691956">
                <text:p>46.1876282691956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6.1979393959045">
                <text:p>46.197939395904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6.2082502841949">
                <text:p>46.2082502841949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6.2186093330383">
                <text:p>46.2186093330383</text:p>
              </table:table-cell>
              <table:table-cell office:value-type="float" office:value="108118.034477203">
                <text:p>108118.03447720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.2289397716522">
                <text:p>46.2289397716522</text:p>
              </table:table-cell>
              <table:table-cell office:value-type="float" office:value="108417.468208359">
                <text:p>108417.46820835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6.2392599582672">
                <text:p>46.2392599582672</text:p>
              </table:table-cell>
              <table:table-cell office:value-type="float" office:value="108525.169338816">
                <text:p>108525.16933881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6.2495512962341">
                <text:p>46.2495512962341</text:p>
              </table:table-cell>
              <table:table-cell office:value-type="float" office:value="108829.38677169">
                <text:p>108829.3867716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6.2598662376404">
                <text:p>46.2598662376404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6.270177602768">
                <text:p>46.27017760276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6.2804956436157">
                <text:p>46.2804956436157</text:p>
              </table:table-cell>
              <table:table-cell office:value-type="float" office:value="108547.738521617">
                <text:p>108547.73852161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6.2908093929291">
                <text:p>46.2908093929291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6.3011245727539">
                <text:p>46.3011245727539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6.3114440441132">
                <text:p>46.3114440441132</text:p>
              </table:table-cell>
              <table:table-cell office:value-type="float" office:value="108532.691356884">
                <text:p>108532.69135688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6.3217575550079">
                <text:p>46.3217575550079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6.3320705890656">
                <text:p>46.3320705890656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6.3423826694489">
                <text:p>46.3423826694489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6.352694272995">
                <text:p>46.352694272995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6.3630292415619">
                <text:p>46.3630292415619</text:p>
              </table:table-cell>
              <table:table-cell office:value-type="float" office:value="108369.947402418">
                <text:p>108369.94740241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6.3733525276184">
                <text:p>46.3733525276184</text:p>
              </table:table-cell>
              <table:table-cell office:value-type="float" office:value="108492.585971962">
                <text:p>108492.58597196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6.3836674690247">
                <text:p>46.3836674690247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6.3939800262451">
                <text:p>46.3939800262451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6.4042994976044">
                <text:p>46.4042994976044</text:p>
              </table:table-cell>
              <table:table-cell office:value-type="float" office:value="108532.691356884">
                <text:p>108532.69135688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6.4146163463593">
                <text:p>46.4146163463593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6.4249296188355">
                <text:p>46.4249296188355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.4352412223816">
                <text:p>46.4352412223816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6.4455535411835">
                <text:p>46.4455535411835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6.4558665752411">
                <text:p>46.4558665752411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6.4661781787872">
                <text:p>46.4661781787872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6.4764897823334">
                <text:p>46.476489782333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6.4868016242981">
                <text:p>46.4868016242981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6.4971122741699">
                <text:p>46.4971122741699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6.5074243545532">
                <text:p>46.5074243545532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.5177357196808">
                <text:p>46.517735719680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6.5280478000641">
                <text:p>46.5280478000641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6.5383660793304">
                <text:p>46.5383660793304</text:p>
              </table:table-cell>
              <table:table-cell office:value-type="float" office:value="108545.230371089">
                <text:p>108545.23037108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6.5486812591553">
                <text:p>46.5486812591553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6.5589952468872">
                <text:p>46.5589952468872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6.5693068504334">
                <text:p>46.569306850433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.5795810222626">
                <text:p>46.5795810222626</text:p>
              </table:table-cell>
              <table:table-cell office:value-type="float" office:value="109011.219455596">
                <text:p>109011.21945559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6.5898928642273">
                <text:p>46.5898928642273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6.6002042293549">
                <text:p>46.6002042293549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6.6105155944824">
                <text:p>46.6105155944824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6.6208291053772">
                <text:p>46.6208291053772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6.6311419010162">
                <text:p>46.6311419010162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6.641455411911">
                <text:p>46.641455411911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.6517674922943">
                <text:p>46.6517674922943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6.6620953083038">
                <text:p>46.6620953083038</text:p>
              </table:table-cell>
              <table:table-cell office:value-type="float" office:value="108444.999307447">
                <text:p>108444.99930744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6.6724109649658">
                <text:p>46.6724109649658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6.6827261447907">
                <text:p>46.6827261447907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6.693038225174">
                <text:p>46.69303822517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6.7033538818359">
                <text:p>46.7033538818359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6.7136678695679">
                <text:p>46.7136678695679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6.7239801883698">
                <text:p>46.7239801883698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6.734325170517">
                <text:p>46.734325170517</text:p>
              </table:table-cell>
              <table:table-cell office:value-type="float" office:value="108265.049089652">
                <text:p>108265.04908965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6.744651556015">
                <text:p>46.744651556015</text:p>
              </table:table-cell>
              <table:table-cell office:value-type="float" office:value="108460.022164758">
                <text:p>108460.02216475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.7549695968628">
                <text:p>46.7549695968628</text:p>
              </table:table-cell>
              <table:table-cell office:value-type="float" office:value="108547.738521617">
                <text:p>108547.73852161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6.7652924060822">
                <text:p>46.7652924060822</text:p>
              </table:table-cell>
              <table:table-cell office:value-type="float" office:value="108497.597524078">
                <text:p>108497.5975240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6.7756106853485">
                <text:p>46.7756106853485</text:p>
              </table:table-cell>
              <table:table-cell office:value-type="float" office:value="108545.230371089">
                <text:p>108545.23037108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6.7859246730805">
                <text:p>46.7859246730805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.7962427139282">
                <text:p>46.7962427139282</text:p>
              </table:table-cell>
              <table:table-cell office:value-type="float" office:value="108547.738521617">
                <text:p>108547.73852161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6.8065567016602">
                <text:p>46.8065567016602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6.8168683052063">
                <text:p>46.8168683052063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.8271901607513">
                <text:p>46.8271901607513</text:p>
              </table:table-cell>
              <table:table-cell office:value-type="float" office:value="108507.622017416">
                <text:p>108507.62201741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6.8375046253204">
                <text:p>46.8375046253204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.8478171825409">
                <text:p>46.8478171825409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6.8581304550171">
                <text:p>46.8581304550171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.8684425354004">
                <text:p>46.868442535400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6.8787541389465">
                <text:p>46.8787541389465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6.8890652656555">
                <text:p>46.889065265655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.8993775844574">
                <text:p>46.8993775844574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6.909651517868">
                <text:p>46.909651517868</text:p>
              </table:table-cell>
              <table:table-cell office:value-type="float" office:value="109013.749187784">
                <text:p>109013.7491877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6.9199707508087">
                <text:p>46.9199707508087</text:p>
              </table:table-cell>
              <table:table-cell office:value-type="float" office:value="108535.198927961">
                <text:p>108535.19892796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6.9302878379822">
                <text:p>46.9302878379822</text:p>
              </table:table-cell>
              <table:table-cell office:value-type="float" office:value="108557.772282948">
                <text:p>108557.77228294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6.9406008720398">
                <text:p>46.9406008720398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6.9509139060974">
                <text:p>46.9509139060974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6.9612259864807">
                <text:p>46.9612259864807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.9715385437012">
                <text:p>46.9715385437012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6.9818511009216">
                <text:p>46.9818511009216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6.9921729564667">
                <text:p>46.9921729564667</text:p>
              </table:table-cell>
              <table:table-cell office:value-type="float" office:value="108507.622017416">
                <text:p>108507.6220174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0035262107849">
                <text:p>60.0035262107849</text:p>
              </table:table-cell>
              <table:table-cell office:value-type="float" office:value="86.0786713041007">
                <text:p>86.0786713041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